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Mangal2" svg:font-family="Mangal"/>
    <style:font-face style:name="OpenSymbol" svg:font-family="OpenSymbol"/>
    <style:font-face style:name="Courier New" svg:font-family="'Courier New'" style:font-family-generic="modern"/>
    <style:font-face style:name="Arial4" svg:font-family="Arial" style:font-family-generic="roman"/>
    <style:font-face style:name="Tahoma2" svg:font-family="Tahoma" style:font-family-generic="roman"/>
    <style:font-face style:name="Times New Roman1" svg:font-family="'Times New Roman'" style:font-family-generic="roman"/>
    <style:font-face style:name="Courier New1" svg:font-family="'Courier New'" style:font-family-generic="modern" style:font-pitch="fixed"/>
    <style:font-face style:name="Georgia" svg:font-family="Georgia" style:font-family-generic="roman" style:font-pitch="variable"/>
    <style:font-face style:name="Lucida Sans Unicode1" svg:font-family="'Lucida Sans Unicode'" style:font-family-generic="roman" style:font-pitch="variable"/>
    <style:font-face style:name="Mangal1" svg:font-family="Manga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Обычный" style:font-family-generic="swiss" style:font-pitch="variable"/>
    <style:font-face style:name="Arial3" svg:font-family="Arial" style:font-adornments="Полужирный"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Таблица1" style:family="table">
      <style:table-properties style:width="157.69mm" fo:margin-left="-2.89mm" fo:margin-right="-4.8mm" table:align="margins" style:writing-mode="lr-tb"/>
    </style:style>
    <style:style style:name="Таблица1.A" style:family="table-column">
      <style:table-column-properties style:column-width="69.46mm" style:rel-column-width="28867*"/>
    </style:style>
    <style:style style:name="Таблица1.B" style:family="table-column">
      <style:table-column-properties style:column-width="16.97mm" style:rel-column-width="7051*"/>
    </style:style>
    <style:style style:name="Таблица1.C" style:family="table-column">
      <style:table-column-properties style:column-width="71.26mm" style:rel-column-width="29617*"/>
    </style:style>
    <style:style style:name="Таблица1.1" style:family="table-row">
      <style:table-row-properties style:min-row-height="6mm" fo:keep-together="always"/>
    </style:style>
    <style:style style:name="Таблица1.A1" style:family="table-cell">
      <style:table-cell-properties style:vertical-align="middle" fo:padding="0.97mm" fo:border="none" style:writing-mode="lr-tb"/>
    </style:style>
    <style:style style:name="Таблица1.2" style:family="table-row">
      <style:table-row-properties style:min-row-height="8.8mm" fo:keep-together="auto"/>
    </style:style>
    <style:style style:name="Таблица1.A2" style:family="table-cell">
      <style:table-cell-properties style:vertical-align="" fo:padding="0.97mm" fo:border="none" style:writing-mode="lr-tb"/>
    </style:style>
    <style:style style:name="Таблица1.3" style:family="table-row">
      <style:table-row-properties style:min-row-height="8.82mm" fo:keep-together="auto"/>
    </style:style>
    <style:style style:name="Таблица1.5" style:family="table-row">
      <style:table-row-properties style:min-row-height="8.8mm" fo:keep-together="always"/>
    </style:style>
    <style:style style:name="Таблица1.12" style:family="table-row">
      <style:table-row-properties style:min-row-height="8.82mm" fo:keep-together="always"/>
    </style:style>
    <style:style style:name="Таблица3" style:family="table">
      <style:table-properties style:width="150mm" table:align="margins" style:writing-mode="lr-tb"/>
    </style:style>
    <style:style style:name="Таблица3.A" style:family="table-column">
      <style:table-column-properties style:column-width="59.02mm" style:rel-column-width="25785*"/>
    </style:style>
    <style:style style:name="Таблица3.B" style:family="table-column">
      <style:table-column-properties style:column-width="90.98mm" style:rel-column-width="39750*"/>
    </style:style>
    <style:style style:name="Таблица3.A1" style:family="table-cell">
      <style:table-cell-properties fo:padding="0.97mm" fo:border="none"/>
    </style:style>
    <style:style style:name="Таблица3.2" style:family="table-row">
      <style:table-row-properties fo:keep-together="always"/>
    </style:style>
    <style:style style:name="Таблица4" style:family="table">
      <style:table-properties style:width="150mm" table:align="margins" style:writing-mode="lr-tb"/>
    </style:style>
    <style:style style:name="Таблица4.A" style:family="table-column">
      <style:table-column-properties style:column-width="59.02mm" style:rel-column-width="25785*"/>
    </style:style>
    <style:style style:name="Таблица4.B" style:family="table-column">
      <style:table-column-properties style:column-width="90.98mm" style:rel-column-width="39750*"/>
    </style:style>
    <style:style style:name="Таблица4.A1" style:family="table-cell">
      <style:table-cell-properties style:vertical-align="" fo:padding="0.97mm" fo:border="none"/>
    </style:style>
    <style:style style:name="Таблица4.B1" style:family="table-cell">
      <style:table-cell-properties fo:padding="0.97mm" fo:border="none"/>
    </style:style>
    <style:style style:name="Таблица4.2" style:family="table-row">
      <style:table-row-properties fo:keep-together="always"/>
    </style:style>
    <style:style style:name="Таблица4.B2" style:family="table-cell">
      <style:table-cell-properties fo:padding="0.97mm" fo:border="none"/>
    </style:style>
    <style:style style:name="Таблица4.B3" style:family="table-cell">
      <style:table-cell-properties fo:padding="0.97mm" fo:border="none"/>
    </style:style>
    <style:style style:name="Таблица4.B4" style:family="table-cell">
      <style:table-cell-properties fo:padding="0.97mm" fo:border="none"/>
    </style:style>
    <style:style style:name="Таблица4.B5" style:family="table-cell">
      <style:table-cell-properties fo:padding="0.97mm" fo:border="none"/>
    </style:style>
    <style:style style:name="Таблица5" style:family="table">
      <style:table-properties style:width="150mm" table:align="margins" style:writing-mode="lr-tb"/>
    </style:style>
    <style:style style:name="Таблица5.A" style:family="table-column">
      <style:table-column-properties style:column-width="66.15mm" style:rel-column-width="28898*"/>
    </style:style>
    <style:style style:name="Таблица5.B" style:family="table-column">
      <style:table-column-properties style:column-width="83.86mm" style:rel-column-width="36637*"/>
    </style:style>
    <style:style style:name="Таблица5.A1" style:family="table-cell">
      <style:table-cell-properties fo:padding="0.97mm" fo:border="none"/>
    </style:style>
    <style:style style:name="Таблица5.3" style:family="table-row">
      <style:table-row-properties fo:keep-together="alway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Footer">
      <style:paragraph-properties fo:margin-left="0mm" fo:margin-right="6.35mm" fo:text-indent="6.35mm" style:auto-text-indent="false"/>
    </style:style>
    <style:style style:name="P4" style:family="paragraph" style:parent-style-name="Footer">
      <style:paragraph-properties fo:margin-left="0mm" fo:margin-right="0mm" fo:margin-top="0mm" fo:margin-bottom="0mm" style:contextual-spacing="false" fo:text-align="start" style:justify-single-word="false" fo:text-indent="0mm" style:auto-text-indent="false" fo:padding="0mm" fo:border="none"/>
      <style:text-properties fo:language="en" fo:country="US"/>
    </style:style>
    <style:style style:name="P5" style:family="paragraph" style:parent-style-name="Текст_20_абазца">
      <style:paragraph-properties fo:margin-left="0mm" fo:margin-right="0mm" fo:text-indent="0mm" style:auto-text-indent="false"/>
    </style:style>
    <style:style style:name="P6" style:family="paragraph" style:parent-style-name="Текст_20_абазца">
      <style:paragraph-properties fo:margin-left="0mm" fo:margin-right="0mm" fo:orphans="2" fo:widows="2" fo:hyphenation-ladder-count="no-limit" fo:text-indent="0mm" style:auto-text-indent="false" style:writing-mode="lr-tb"/>
      <style:text-properties fo:hyphenate="true" fo:hyphenation-remain-char-count="2" fo:hyphenation-push-char-count="2"/>
    </style:style>
    <style:style style:name="P7" style:family="paragraph" style:parent-style-name="Название_20_объекта">
      <style:paragraph-properties fo:margin-left="0mm" fo:margin-right="0mm" fo:text-indent="0mm" style:auto-text-indent="false"/>
    </style:style>
    <style:style style:name="P8" style:family="paragraph" style:parent-style-name="Header">
      <style:text-properties fo:language="en" fo:country="US"/>
    </style:style>
    <style:style style:name="P9" style:family="paragraph" style:parent-style-name="Header">
      <style:text-properties fo:language="ru" fo:country="RU"/>
    </style:style>
    <style:style style:name="P10" style:family="paragraph" style:parent-style-name="Standard">
      <style:text-properties style:font-name="Wingdings" fo:font-size="48pt" style:font-size-asian="48pt"/>
    </style:style>
    <style:style style:name="P11" style:family="paragraph" style:parent-style-name="Standard">
      <style:text-properties fo:language="en" fo:country="US"/>
    </style:style>
    <style:style style:name="P12" style:family="paragraph" style:parent-style-name="Текст_20_абазца">
      <style:text-properties fo:language="en" fo:country="US"/>
    </style:style>
    <style:style style:name="P13" style:family="paragraph" style:parent-style-name="Текст_20_абазца">
      <style:text-properties fo:language="ru" fo:country="RU"/>
    </style:style>
    <style:style style:name="P14" style:family="paragraph" style:parent-style-name="Текст_20_абазца">
      <style:paragraph-properties fo:hyphenation-ladder-count="no-limit"/>
      <style:text-properties fo:language="ru" fo:country="RU" fo:hyphenate="false" fo:hyphenation-remain-char-count="2" fo:hyphenation-push-char-count="2"/>
    </style:style>
    <style:style style:name="P15" style:family="paragraph" style:parent-style-name="Текст_20_абазца">
      <style:paragraph-properties fo:hyphenation-ladder-count="no-limit"/>
      <style:text-properties fo:language="ru" fo:country="RU" fo:hyphenate="true" fo:hyphenation-remain-char-count="2" fo:hyphenation-push-char-count="2"/>
    </style:style>
    <style:style style:name="P16" style:family="paragraph" style:parent-style-name="Текст_20_абазца">
      <style:paragraph-properties fo:hyphenation-ladder-count="no-limit"/>
      <style:text-properties fo:hyphenate="false" fo:hyphenation-remain-char-count="2" fo:hyphenation-push-char-count="2"/>
    </style:style>
    <style:style style:name="P17" style:family="paragraph" style:parent-style-name="Текст_20_абазца">
      <style:paragraph-properties fo:keep-with-next="always"/>
    </style:style>
    <style:style style:name="P18" style:family="paragraph" style:parent-style-name="Текст_20_таблицы">
      <style:paragraph-properties fo:keep-with-next="always"/>
    </style:style>
    <style:style style:name="P19" style:family="paragraph" style:parent-style-name="Текст_20_абазца">
      <style:paragraph-properties fo:margin-top="0mm" fo:margin-bottom="0mm" style:contextual-spacing="false" fo:line-height="100%"/>
    </style:style>
    <style:style style:name="P20" style:family="paragraph" style:parent-style-name="Текст_20_абазца">
      <style:paragraph-properties fo:margin-top="0mm" fo:margin-bottom="0mm" style:contextual-spacing="false" fo:line-height="100%" fo:keep-with-next="always"/>
    </style:style>
    <style:style style:name="P21" style:family="paragraph" style:parent-style-name="Текст_20_абазца">
      <style:paragraph-properties fo:margin-top="0mm" fo:margin-bottom="0mm" style:contextual-spacing="false" fo:line-height="100%" fo:keep-with-next="always" style:writing-mode="lr-tb"/>
    </style:style>
    <style:style style:name="P22" style:family="paragraph" style:parent-style-name="Текст_20_абазца">
      <style:paragraph-properties fo:margin-left="3.02mm" fo:margin-right="0mm" fo:text-align="center" style:justify-single-word="false" fo:text-indent="0mm" style:auto-text-indent="false" fo:keep-with-next="always" style:snap-to-layout-grid="false"/>
      <style:text-properties fo:font-weight="bold" style:font-weight-asian="bold"/>
    </style:style>
    <style:style style:name="P23" style:family="paragraph" style:parent-style-name="Текст_20_абазца">
      <style:paragraph-properties fo:margin-left="3.02mm" fo:margin-right="0mm" fo:text-align="center" style:justify-single-word="false" fo:text-indent="0mm" style:auto-text-indent="false" style:snap-to-layout-grid="false"/>
    </style:style>
    <style:style style:name="P24" style:family="paragraph" style:parent-style-name="Текст_20_абазца">
      <style:paragraph-properties fo:margin-left="0mm" fo:margin-right="0mm" fo:text-align="center" style:justify-single-word="false" fo:text-indent="3.02mm" style:auto-text-indent="false" fo:keep-with-next="always" style:snap-to-layout-grid="false"/>
      <style:text-properties fo:font-weight="bold" style:font-weight-asian="bold"/>
    </style:style>
    <style:style style:name="P25" style:family="paragraph" style:parent-style-name="Текст_20_абазца">
      <style:paragraph-properties fo:margin-left="4.02mm" fo:margin-right="0mm" fo:text-align="center" style:justify-single-word="false" fo:text-indent="0mm" style:auto-text-indent="false" fo:keep-with-next="always" style:snap-to-layout-grid="false"/>
      <style:text-properties fo:font-weight="bold" style:font-weight-asian="bold"/>
    </style:style>
    <style:style style:name="P26" style:family="paragraph" style:parent-style-name="Текст_20_таблицы">
      <style:paragraph-properties fo:margin-left="4.02mm" fo:margin-right="0mm" fo:text-indent="0mm" style:auto-text-indent="false" fo:keep-with-next="always" style:snap-to-layout-grid="false"/>
      <style:text-properties fo:language="ru" fo:country="RU"/>
    </style:style>
    <style:style style:name="P27" style:family="paragraph" style:parent-style-name="Текст_20_таблицы">
      <style:paragraph-properties fo:margin-left="4.02mm" fo:margin-right="0mm" fo:text-indent="0mm" style:auto-text-indent="false" fo:keep-with-next="always" style:snap-to-layout-grid="false"/>
    </style:style>
    <style:style style:name="P28" style:family="paragraph" style:parent-style-name="Текст_20_таблицы">
      <style:paragraph-properties fo:margin-left="4.02mm" fo:margin-right="0mm" fo:orphans="2" fo:widows="2" fo:hyphenation-ladder-count="no-limit" fo:text-indent="0mm" style:auto-text-indent="false" fo:keep-with-next="always" style:snap-to-layout-grid="false" style:writing-mode="lr-tb"/>
      <style:text-properties fo:language="ru" fo:country="RU" fo:hyphenate="true" fo:hyphenation-remain-char-count="2" fo:hyphenation-push-char-count="2"/>
    </style:style>
    <style:style style:name="P29" style:family="paragraph" style:parent-style-name="Текст_20_таблицы">
      <style:paragraph-properties fo:margin-left="4.02mm" fo:margin-right="0mm" fo:text-indent="0mm" style:auto-text-indent="false"/>
    </style:style>
    <style:style style:name="P30" style:family="paragraph" style:parent-style-name="Текст_20_таблицы">
      <style:paragraph-properties fo:margin-left="4.02mm" fo:margin-right="0mm" fo:text-indent="0mm" style:auto-text-indent="false" style:snap-to-layout-grid="false"/>
    </style:style>
    <style:style style:name="P31" style:family="paragraph" style:parent-style-name="Текст_20_таблицы">
      <style:paragraph-properties fo:margin-left="4.02mm" fo:margin-right="0mm" fo:text-indent="0mm" style:auto-text-indent="false" style:snap-to-layout-grid="false"/>
      <style:text-properties fo:language="ru" fo:country="RU"/>
    </style:style>
    <style:style style:name="P32" style:family="paragraph" style:parent-style-name="Текст_20_таблицы">
      <style:paragraph-properties fo:margin-left="4.02mm" fo:margin-right="0mm" fo:hyphenation-ladder-count="no-limit" fo:text-indent="0mm" style:auto-text-indent="false" style:snap-to-layout-grid="false"/>
      <style:text-properties fo:hyphenate="false" fo:hyphenation-remain-char-count="2" fo:hyphenation-push-char-count="2"/>
    </style:style>
    <style:style style:name="P33" style:family="paragraph" style:parent-style-name="Текст_20_таблицы">
      <style:paragraph-properties fo:margin-left="4.02mm" fo:margin-right="0mm" fo:orphans="2" fo:widows="2" fo:hyphenation-ladder-count="no-limit" fo:text-indent="0mm" style:auto-text-indent="false" style:snap-to-layout-grid="false" style:writing-mode="lr-tb"/>
      <style:text-properties fo:hyphenate="true" fo:hyphenation-remain-char-count="2" fo:hyphenation-push-char-count="2"/>
    </style:style>
    <style:style style:name="P34" style:family="paragraph" style:parent-style-name="Текст_20_таблицы">
      <style:paragraph-properties fo:margin-left="4.02mm" fo:margin-right="0mm" fo:orphans="2" fo:widows="2" fo:hyphenation-ladder-count="no-limit" fo:text-indent="0mm" style:auto-text-indent="false" style:snap-to-layout-grid="false" style:writing-mode="lr-tb"/>
      <style:text-properties fo:hyphenate="false" fo:hyphenation-remain-char-count="2" fo:hyphenation-push-char-count="2"/>
    </style:style>
    <style:style style:name="P35" style:family="paragraph" style:parent-style-name="Текст_20_таблицы">
      <style:paragraph-properties fo:margin-left="4.02mm" fo:margin-right="0mm" fo:orphans="2" fo:widows="2" fo:hyphenation-ladder-count="no-limit" fo:text-indent="0mm" style:auto-text-indent="false" style:snap-to-layout-grid="false" style:writing-mode="lr-tb"/>
      <style:text-properties fo:language="ru" fo:country="RU" fo:hyphenate="true" fo:hyphenation-remain-char-count="2" fo:hyphenation-push-char-count="2"/>
    </style:style>
    <style:style style:name="P36" style:family="paragraph" style:parent-style-name="Текст_20_абазца">
      <style:paragraph-properties fo:margin-left="15.08mm" fo:margin-right="0mm" fo:margin-top="0mm" fo:margin-bottom="0mm" style:contextual-spacing="false" fo:line-height="100%" fo:orphans="2" fo:widows="2" fo:hyphenation-ladder-count="no-limit" fo:text-indent="0mm" style:auto-text-indent="false" fo:keep-with-next="always" style:writing-mode="lr-tb">
        <style:tab-stops>
          <style:tab-stop style:position="15.08mm"/>
          <style:tab-stop style:position="16.09mm"/>
        </style:tab-stops>
      </style:paragraph-properties>
      <style:text-properties fo:hyphenate="true" fo:hyphenation-remain-char-count="2" fo:hyphenation-push-char-count="2"/>
    </style:style>
    <style:style style:name="P37" style:family="paragraph" style:parent-style-name="Название_20_объекта">
      <style:paragraph-properties fo:margin-left="15.08mm" fo:margin-right="0mm" fo:text-indent="0mm" style:auto-text-indent="false"/>
    </style:style>
    <style:style style:name="P38" style:family="paragraph" style:parent-style-name="Название_20_объекта">
      <style:paragraph-properties fo:margin-left="11.06mm" fo:margin-right="0mm" fo:text-indent="0mm" style:auto-text-indent="false"/>
    </style:style>
    <style:style style:name="P39" style:family="paragraph" style:parent-style-name="Название_20_объекта">
      <style:paragraph-properties fo:margin-left="18.1mm" fo:margin-right="0mm" fo:text-indent="0mm" style:auto-text-indent="false"/>
    </style:style>
    <style:style style:name="P40" style:family="paragraph" style:parent-style-name="Название_20_объекта">
      <style:paragraph-properties fo:margin-left="21.11mm" fo:margin-right="0mm" fo:text-indent="0mm" style:auto-text-indent="false"/>
    </style:style>
    <style:style style:name="P41" style:family="paragraph" style:parent-style-name="Название_20_объекта">
      <style:paragraph-properties fo:margin-left="13.07mm" fo:margin-right="0mm" fo:text-indent="0mm" style:auto-text-indent="false"/>
    </style:style>
    <style:style style:name="P42" style:family="paragraph" style:parent-style-name="Название_20_объекта">
      <style:paragraph-properties fo:margin-left="40.2mm" fo:margin-right="0mm" fo:text-indent="0mm" style:auto-text-indent="false"/>
    </style:style>
    <style:style style:name="P43" style:family="paragraph" style:parent-style-name="Название_20_объекта">
      <style:paragraph-properties fo:margin-left="40.2mm" fo:margin-right="0mm" fo:hyphenation-ladder-count="no-limit" fo:text-indent="0mm" style:auto-text-indent="false"/>
      <style:text-properties fo:hyphenate="false" fo:hyphenation-remain-char-count="2" fo:hyphenation-push-char-count="2"/>
    </style:style>
    <style:style style:name="P44" style:family="paragraph" style:parent-style-name="Текст_20_абазца" style:master-page-name="">
      <style:paragraph-properties style:page-number="auto" fo:keep-with-next="always"/>
    </style:style>
    <style:style style:name="P45" style:family="paragraph" style:parent-style-name="Текст_20_абазца" style:master-page-name="">
      <style:paragraph-properties fo:hyphenation-ladder-count="no-limit" style:page-number="auto" fo:keep-with-next="always"/>
      <style:text-properties fo:hyphenate="false" fo:hyphenation-remain-char-count="2" fo:hyphenation-push-char-count="2"/>
    </style:style>
    <style:style style:name="P46" style:family="paragraph" style:parent-style-name="Текст_20_абазца" style:master-page-name="">
      <style:paragraph-properties style:page-number="auto" fo:keep-with-next="always"/>
      <style:text-properties fo:language="ru" fo:country="RU"/>
    </style:style>
    <style:style style:name="P47" style:family="paragraph" style:parent-style-name="Текст_20_абазца" style:master-page-name="">
      <style:paragraph-properties fo:text-align="start" style:justify-single-word="false" style:page-number="auto" fo:keep-with-next="always" style:writing-mode="lr-tb"/>
    </style:style>
    <style:style style:name="P48" style:family="paragraph" style:parent-style-name="Текст_20_абазца" style:master-page-name="">
      <style:paragraph-properties fo:orphans="2" fo:widows="2" fo:hyphenation-ladder-count="no-limit" style:page-number="auto" fo:keep-with-next="always" style:writing-mode="lr-tb"/>
      <style:text-properties fo:hyphenate="true" fo:hyphenation-remain-char-count="2" fo:hyphenation-push-char-count="2"/>
    </style:style>
    <style:style style:name="P49" style:family="paragraph" style:parent-style-name="Заммечание" style:master-page-name="">
      <style:paragraph-properties style:page-number="auto" fo:keep-with-next="always"/>
    </style:style>
    <style:style style:name="P50" style:family="paragraph" style:parent-style-name="Footnote" style:master-page-name="">
      <style:paragraph-properties fo:hyphenation-ladder-count="no-limit" style:page-number="auto"/>
      <style:text-properties fo:hyphenate="false" fo:hyphenation-remain-char-count="2" fo:hyphenation-push-char-count="2"/>
    </style:style>
    <style:style style:name="P51" style:family="paragraph" style:parent-style-name="Текст_20_абазца" style:master-page-name="">
      <style:paragraph-properties style:page-number="auto"/>
    </style:style>
    <style:style style:name="P52" style:family="paragraph" style:parent-style-name="Текст_20_абазца" style:master-page-name="">
      <style:paragraph-properties fo:hyphenation-ladder-count="no-limit" style:page-number="auto"/>
      <style:text-properties fo:hyphenate="false" fo:hyphenation-remain-char-count="2" fo:hyphenation-push-char-count="2"/>
    </style:style>
    <style:style style:name="P53" style:family="paragraph" style:parent-style-name="Текст_20_абазца" style:master-page-name="">
      <style:paragraph-properties fo:hyphenation-ladder-count="no-limit" style:page-number="auto"/>
      <style:text-properties fo:language="ru" fo:country="RU" fo:hyphenate="false" fo:hyphenation-remain-char-count="2" fo:hyphenation-push-char-count="2"/>
    </style:style>
    <style:style style:name="P54" style:family="paragraph" style:parent-style-name="Текст_20_абазца" style:master-page-name="">
      <style:paragraph-properties fo:hyphenation-ladder-count="no-limit" style:page-number="auto"/>
      <style:text-properties fo:language="ru" fo:country="RU" fo:hyphenate="true" fo:hyphenation-remain-char-count="2" fo:hyphenation-push-char-count="2"/>
    </style:style>
    <style:style style:name="P55" style:family="paragraph" style:parent-style-name="Текст_20_абазца" style:master-page-name="">
      <style:paragraph-properties fo:orphans="3" style:page-number="auto"/>
    </style:style>
    <style:style style:name="P56" style:family="paragraph" style:parent-style-name="Текст_20_абазца" style:master-page-name="">
      <style:paragraph-properties fo:hyphenation-ladder-count="no-limit" style:page-number="auto" style:writing-mode="lr-tb"/>
      <style:text-properties fo:hyphenate="false" fo:hyphenation-remain-char-count="2" fo:hyphenation-push-char-count="2"/>
    </style:style>
    <style:style style:name="P57" style:family="paragraph" style:parent-style-name="Текст_20_абазца" style:master-page-name="">
      <style:paragraph-properties fo:orphans="2" fo:widows="2" fo:hyphenation-ladder-count="no-limit" style:page-number="auto" style:writing-mode="lr-tb"/>
      <style:text-properties fo:hyphenate="false" fo:hyphenation-remain-char-count="2" fo:hyphenation-push-char-count="2"/>
    </style:style>
    <style:style style:name="P58" style:family="paragraph" style:parent-style-name="Текст_20_абазца" style:master-page-name="">
      <style:paragraph-properties fo:orphans="2" fo:widows="3" fo:hyphenation-ladder-count="no-limit" style:page-number="auto" style:writing-mode="lr-tb"/>
      <style:text-properties fo:hyphenate="true" fo:hyphenation-remain-char-count="2" fo:hyphenation-push-char-count="2"/>
    </style:style>
    <style:style style:name="P59" style:family="paragraph" style:parent-style-name="Текст_20_абазца" style:master-page-name="">
      <style:paragraph-properties fo:orphans="3" fo:widows="2" fo:hyphenation-ladder-count="no-limit" style:page-number="auto" style:writing-mode="lr-tb"/>
      <style:text-properties fo:hyphenate="true" fo:hyphenation-remain-char-count="2" fo:hyphenation-push-char-count="2"/>
    </style:style>
    <style:style style:name="P60" style:family="paragraph" style:parent-style-name="Текст_20_абазца" style:master-page-name="">
      <style:paragraph-properties fo:orphans="3" fo:hyphenation-ladder-count="no-limit" style:page-number="auto" style:writing-mode="lr-tb"/>
      <style:text-properties fo:language="ru" fo:country="RU" fo:hyphenate="true" fo:hyphenation-remain-char-count="2" fo:hyphenation-push-char-count="2"/>
    </style:style>
    <style:style style:name="P61" style:family="paragraph" style:parent-style-name="Текст_20_абазца" style:master-page-name="">
      <style:paragraph-properties fo:hyphenation-ladder-count="no-limit" style:page-number="auto" style:writing-mode="lr-tb"/>
      <style:text-properties fo:language="ru" fo:country="RU" fo:hyphenate="false" fo:hyphenation-remain-char-count="2" fo:hyphenation-push-char-count="2"/>
    </style:style>
    <style:style style:name="P62" style:family="paragraph" style:parent-style-name="Footnote" style:master-page-name="">
      <style:paragraph-properties fo:orphans="2" fo:widows="2" fo:hyphenation-ladder-count="no-limit" style:page-number="auto" style:writing-mode="lr-tb"/>
      <style:text-properties fo:hyphenate="false" fo:hyphenation-remain-char-count="2" fo:hyphenation-push-char-count="2"/>
    </style:style>
    <style:style style:name="P63" style:family="paragraph" style:parent-style-name="Текст_20_абазца">
      <style:paragraph-properties style:writing-mode="lr-tb"/>
    </style:style>
    <style:style style:name="P64" style:family="paragraph" style:parent-style-name="Текст_20_абазца">
      <style:paragraph-properties fo:orphans="2" fo:widows="2" fo:hyphenation-ladder-count="no-limit" style:writing-mode="lr-tb"/>
      <style:text-properties fo:hyphenate="true" fo:hyphenation-remain-char-count="2" fo:hyphenation-push-char-count="2"/>
    </style:style>
    <style:style style:name="P65" style:family="paragraph" style:parent-style-name="Текст_20_абазца">
      <style:paragraph-properties style:writing-mode="lr-tb"/>
      <style:text-properties fo:language="ru" fo:country="RU"/>
    </style:style>
    <style:style style:name="P66" style:family="paragraph" style:parent-style-name="Текст_20_абазца">
      <style:paragraph-properties fo:orphans="2" fo:widows="2" fo:hyphenation-ladder-count="no-limit" style:writing-mode="lr-tb"/>
      <style:text-properties fo:language="ru" fo:country="RU" fo:hyphenate="true" fo:hyphenation-remain-char-count="2" fo:hyphenation-push-char-count="2"/>
    </style:style>
    <style:style style:name="P67" style:family="paragraph" style:parent-style-name="Текст_20_абазца">
      <style:paragraph-properties fo:hyphenation-ladder-count="no-limit" style:writing-mode="lr-tb"/>
      <style:text-properties fo:language="ru" fo:country="RU" fo:hyphenate="true" fo:hyphenation-remain-char-count="2" fo:hyphenation-push-char-count="2"/>
    </style:style>
    <style:style style:name="P68" style:family="paragraph" style:parent-style-name="Текст_20_абазца">
      <style:paragraph-properties fo:text-align="start" style:justify-single-word="false" style:writing-mode="lr-tb"/>
    </style:style>
    <style:style style:name="P69" style:family="paragraph" style:parent-style-name="Footnote">
      <style:paragraph-properties style:writing-mode="lr-tb"/>
    </style:style>
    <style:style style:name="P70" style:family="paragraph" style:parent-style-name="Footnote">
      <style:paragraph-properties fo:orphans="2" fo:widows="2" fo:hyphenation-ladder-count="no-limit" style:writing-mode="lr-tb"/>
      <style:text-properties fo:hyphenate="true" fo:hyphenation-remain-char-count="2" fo:hyphenation-push-char-count="2"/>
    </style:style>
    <style:style style:name="P71" style:family="paragraph" style:parent-style-name="Standard">
      <style:paragraph-properties fo:text-align="start" style:justify-single-word="false" style:writing-mode="lr-tb"/>
    </style:style>
    <style:style style:name="P72" style:family="paragraph" style:parent-style-name="Standard">
      <style:paragraph-properties fo:text-align="start" style:justify-single-word="false" style:writing-mode="lr-tb"/>
      <style:text-properties fo:language="en" fo:country="US"/>
    </style:style>
    <style:style style:name="P73" style:family="paragraph" style:parent-style-name="Standard">
      <style:paragraph-properties fo:text-align="center" style:justify-single-word="false" style:writing-mode="lr-tb"/>
      <style:text-properties style:font-name="Georgia" fo:font-size="22pt" fo:font-style="italic" fo:font-weight="bold" style:font-size-asian="22pt" style:font-style-asian="italic" style:font-weight-asian="bold" style:font-style-complex="italic" style:font-weight-complex="bold"/>
    </style:style>
    <style:style style:name="P74" style:family="paragraph" style:parent-style-name="Standard">
      <style:paragraph-properties fo:text-align="center" style:justify-single-word="false" style:writing-mode="lr-tb"/>
    </style:style>
    <style:style style:name="P75" style:family="paragraph" style:parent-style-name="Эпиграф">
      <style:paragraph-properties fo:text-align="start" style:justify-single-word="false" style:writing-mode="lr-tb"/>
    </style:style>
    <style:style style:name="P76" style:family="paragraph" style:parent-style-name="Название_20_объекта">
      <style:paragraph-properties style:writing-mode="lr-tb"/>
    </style:style>
    <style:style style:name="P77" style:family="paragraph" style:parent-style-name="Название_20_объекта">
      <style:paragraph-properties fo:orphans="2" fo:widows="2" fo:hyphenation-ladder-count="no-limit" style:writing-mode="lr-tb"/>
      <style:text-properties fo:language="ru" fo:country="RU" fo:hyphenate="true" fo:hyphenation-remain-char-count="2" fo:hyphenation-push-char-count="2"/>
    </style:style>
    <style:style style:name="P78" style:family="paragraph" style:parent-style-name="Перечень_20_рисунков">
      <style:paragraph-properties fo:text-align="start" style:justify-single-word="false" style:writing-mode="lr-tb"/>
    </style:style>
    <style:style style:name="P79" style:family="paragraph" style:parent-style-name="Имя_20_элемента_20_глоссария">
      <style:paragraph-properties style:writing-mode="lr-tb"/>
    </style:style>
    <style:style style:name="P80" style:family="paragraph" style:parent-style-name="Имя_20_элемента_20_глоссария">
      <style:paragraph-properties style:writing-mode="lr-tb"/>
      <style:text-properties fo:language="ru" fo:country="RU" style:language-complex="ar" style:country-complex="SA"/>
    </style:style>
    <style:style style:name="P81" style:family="paragraph" style:parent-style-name="Текст_20_глоссария">
      <style:paragraph-properties style:writing-mode="lr-tb"/>
    </style:style>
    <style:style style:name="P82" style:family="paragraph" style:parent-style-name="Текст_20_глоссария">
      <style:paragraph-properties style:writing-mode="lr-tb"/>
      <style:text-properties fo:language="en" fo:country="US"/>
    </style:style>
    <style:style style:name="P83" style:family="paragraph" style:parent-style-name="Текст_20_глоссария">
      <style:paragraph-properties style:writing-mode="lr-tb"/>
      <style:text-properties fo:language="ru" fo:country="RU" style:language-complex="ar" style:country-complex="SA"/>
    </style:style>
    <style:style style:name="P84" style:family="paragraph" style:parent-style-name="Эпиграф-подпись">
      <style:paragraph-properties fo:text-align="end" style:justify-single-word="false" style:writing-mode="lr-tb"/>
    </style:style>
    <style:style style:name="P85" style:family="paragraph" style:parent-style-name="Text_20_body">
      <style:paragraph-properties fo:text-align="center" style:justify-single-word="false" style:writing-mode="lr-tb"/>
      <style:text-properties style:font-name="Georgia" fo:font-size="24pt" style:font-size-asian="24pt" style:font-size-complex="24pt"/>
    </style:style>
    <style:style style:name="P86" style:family="paragraph" style:parent-style-name="Текст_20_абазца">
      <style:paragraph-properties fo:margin-left="0mm" fo:margin-right="0mm" fo:text-align="center" style:justify-single-word="false" fo:text-indent="0.18mm" style:auto-text-indent="false" style:snap-to-layout-grid="false"/>
    </style:style>
    <style:style style:name="P87" style:family="paragraph" style:parent-style-name="Текст_20_абазца">
      <style:paragraph-properties fo:margin-left="0mm" fo:margin-right="0mm" fo:text-align="center" style:justify-single-word="false" fo:text-indent="0.18mm" style:auto-text-indent="false" style:snap-to-layout-grid="false"/>
      <style:text-properties fo:language="en" fo:country="US"/>
    </style:style>
    <style:style style:name="P88" style:family="paragraph" style:parent-style-name="Текст_20_абазца">
      <style:paragraph-properties fo:margin-left="0mm" fo:margin-right="0mm" fo:text-align="center" style:justify-single-word="false" fo:text-indent="0.18mm" style:auto-text-indent="false" fo:keep-with-next="always" style:snap-to-layout-grid="false"/>
    </style:style>
    <style:style style:name="P89" style:family="paragraph" style:parent-style-name="Текст_20_абазца">
      <style:paragraph-properties fo:margin-left="0mm" fo:margin-right="0mm" fo:text-align="center" style:justify-single-word="false" fo:text-indent="0.18mm" style:auto-text-indent="false" fo:keep-with-next="always" style:snap-to-layout-grid="false"/>
      <style:text-properties fo:language="en" fo:country="US"/>
    </style:style>
    <style:style style:name="P90" style:family="paragraph" style:parent-style-name="Разделитель_20__22_звездочки_22_">
      <style:text-properties fo:language="ru" fo:country="RU"/>
    </style:style>
    <style:style style:name="P91" style:family="paragraph" style:parent-style-name="Эпиграф">
      <style:paragraph-properties>
        <style:tab-stops>
          <style:tab-stop style:position="71.38mm"/>
          <style:tab-stop style:position="79mm"/>
        </style:tab-stops>
      </style:paragraph-properties>
    </style:style>
    <style:style style:name="P92" style:family="paragraph" style:parent-style-name="Эпиграф">
      <style:text-properties fo:language="ru" fo:country="RU"/>
    </style:style>
    <style:style style:name="P93" style:family="paragraph" style:parent-style-name="Текст_20_абазца" style:master-page-name="">
      <style:paragraph-properties fo:margin-top="2.1mm" fo:margin-bottom="8.1mm" style:contextual-spacing="false" style:page-number="auto"/>
    </style:style>
    <style:style style:name="P94" style:family="paragraph" style:parent-style-name="Текст_20_абазца" style:master-page-name="">
      <style:paragraph-properties fo:margin-top="2.1mm" fo:margin-bottom="8.1mm" style:contextual-spacing="false" fo:widows="3" style:page-number="auto"/>
    </style:style>
    <style:style style:name="P95" style:family="paragraph" style:parent-style-name="Текст_20_абазца">
      <style:paragraph-properties fo:margin-left="8.8mm" fo:margin-right="0.25mm" fo:text-indent="0.21mm" style:auto-text-indent="false"/>
    </style:style>
    <style:style style:name="P96" style:family="paragraph" style:parent-style-name="Текст_20_абазца">
      <style:paragraph-properties fo:margin-left="8.8mm" fo:margin-right="0.25mm" fo:orphans="2" fo:widows="2" fo:hyphenation-ladder-count="no-limit" fo:text-indent="0.21mm" style:auto-text-indent="false" style:writing-mode="lr-tb"/>
      <style:text-properties fo:hyphenate="true" fo:hyphenation-remain-char-count="2" fo:hyphenation-push-char-count="2"/>
    </style:style>
    <style:style style:name="P97" style:family="paragraph" style:parent-style-name="Текст_20_абазца">
      <style:paragraph-properties fo:margin-left="8.8mm" fo:margin-right="0.25mm" fo:line-height="100%" fo:orphans="2" fo:widows="2" fo:hyphenation-ladder-count="no-limit" fo:text-indent="0.21mm" style:auto-text-indent="false" style:writing-mode="lr-tb"/>
      <style:text-properties fo:hyphenate="true" fo:hyphenation-remain-char-count="2" fo:hyphenation-push-char-count="2"/>
    </style:style>
    <style:style style:name="P98" style:family="paragraph" style:parent-style-name="Текст_20_абазца" style:master-page-name="">
      <style:paragraph-properties fo:margin-top="5.1mm" fo:margin-bottom="2.1mm" style:contextual-spacing="false" style:page-number="auto"/>
    </style:style>
    <style:style style:name="P99" style:family="paragraph" style:parent-style-name="Текст_20_абазца">
      <style:paragraph-properties fo:margin-top="5.1mm" fo:margin-bottom="2.1mm" style:contextual-spacing="false"/>
    </style:style>
    <style:style style:name="P100" style:family="paragraph" style:parent-style-name="Текст_20_абазца">
      <style:paragraph-properties fo:margin-left="16.74mm" fo:margin-right="0.25mm" fo:line-height="100%" fo:orphans="2" fo:widows="2" fo:hyphenation-ladder-count="no-limit" fo:text-indent="0.21mm" style:auto-text-indent="false" style:writing-mode="lr-tb"/>
      <style:text-properties fo:hyphenate="true" fo:hyphenation-remain-char-count="2" fo:hyphenation-push-char-count="2"/>
    </style:style>
    <style:style style:name="P101" style:family="paragraph" style:parent-style-name="Текст_20_абазца" style:master-page-name="">
      <style:paragraph-properties fo:margin-top="7.11mm" fo:margin-bottom="2.1mm" style:contextual-spacing="false" style:page-number="auto"/>
    </style:style>
    <style:style style:name="P102" style:family="paragraph" style:parent-style-name="Текст_20_абазца" style:master-page-name="">
      <style:paragraph-properties fo:margin-top="7.11mm" fo:margin-bottom="2.1mm" style:contextual-spacing="false" fo:orphans="2" fo:widows="2" fo:hyphenation-ladder-count="no-limit" style:page-number="auto" style:writing-mode="lr-tb"/>
      <style:text-properties fo:hyphenate="true" fo:hyphenation-remain-char-count="2" fo:hyphenation-push-char-count="2"/>
    </style:style>
    <style:style style:name="P103" style:family="paragraph" style:parent-style-name="Текст_20_абазца" style:master-page-name="">
      <style:paragraph-properties fo:margin-top="7.11mm" fo:margin-bottom="2.1mm" style:contextual-spacing="false" fo:orphans="2" fo:widows="2" fo:hyphenation-ladder-count="no-limit" style:page-number="auto" style:writing-mode="lr-tb"/>
      <style:text-properties fo:language="ru" fo:country="RU" fo:hyphenate="true" fo:hyphenation-remain-char-count="2" fo:hyphenation-push-char-count="2"/>
    </style:style>
    <style:style style:name="P104" style:family="paragraph" style:parent-style-name="Текст_20_абазца">
      <style:paragraph-properties fo:margin-top="7.11mm" fo:margin-bottom="2.1mm" style:contextual-spacing="false" fo:keep-with-next="always"/>
    </style:style>
    <style:style style:name="P105" style:family="paragraph" style:parent-style-name="Текст_20_абазца">
      <style:paragraph-properties fo:margin-top="7.11mm" fo:margin-bottom="2.1mm" style:contextual-spacing="false"/>
    </style:style>
    <style:style style:name="P106" style:family="paragraph" style:parent-style-name="Текст_20_абазца" style:master-page-name="">
      <style:paragraph-properties fo:margin-top="6.1mm" fo:margin-bottom="2.1mm" style:contextual-spacing="false" style:page-number="auto"/>
    </style:style>
    <style:style style:name="P107" style:family="paragraph" style:parent-style-name="Текст_20_абазца" style:master-page-name="">
      <style:paragraph-properties fo:margin-top="6.1mm" fo:margin-bottom="2.1mm" style:contextual-spacing="false" style:page-number="auto"/>
      <style:text-properties fo:language="en" fo:country="US"/>
    </style:style>
    <style:style style:name="P108" style:family="paragraph" style:parent-style-name="Текст_20_абазца">
      <style:paragraph-properties fo:margin-top="2.1mm" fo:margin-bottom="2.1mm" style:contextual-spacing="false"/>
      <style:text-properties fo:language="en" fo:country="US"/>
    </style:style>
    <style:style style:name="P109" style:family="paragraph" style:parent-style-name="Текст_20_абазца">
      <style:paragraph-properties fo:margin-top="2.1mm" fo:margin-bottom="2.1mm" style:contextual-spacing="false"/>
      <style:text-properties fo:language="ru" fo:country="RU"/>
    </style:style>
    <style:style style:name="P110" style:family="paragraph" style:parent-style-name="Текст_20_абазца">
      <style:paragraph-properties fo:margin-left="0mm" fo:margin-right="0mm" fo:margin-top="2.12mm" fo:margin-bottom="2.12mm" style:contextual-spacing="false" fo:line-height="130%" fo:orphans="2" fo:widows="2" fo:hyphenation-ladder-count="no-limit" fo:text-indent="15.01mm" style:auto-text-indent="false" style:writing-mode="lr-tb"/>
      <style:text-properties fo:hyphenate="true" fo:hyphenation-remain-char-count="2" fo:hyphenation-push-char-count="2"/>
    </style:style>
    <style:style style:name="P111" style:family="paragraph" style:parent-style-name="Text_20_body">
      <style:paragraph-properties fo:text-align="center" style:justify-single-word="false"/>
      <style:text-properties fo:font-size="20pt" style:font-size-asian="20pt" style:font-size-complex="20pt"/>
    </style:style>
    <style:style style:name="P112" style:family="paragraph" style:parent-style-name="Text_20_body">
      <style:paragraph-properties fo:text-align="center" style:justify-single-word="false"/>
      <style:text-properties style:font-name="Georgia" fo:font-size="20pt" style:font-size-asian="20pt" style:font-size-complex="20pt"/>
    </style:style>
    <style:style style:name="P113" style:family="paragraph" style:parent-style-name="Text_20_body">
      <style:paragraph-properties fo:text-align="center" style:justify-single-word="false"/>
      <style:text-properties style:font-name="Georgia" fo:font-size="20pt" style:text-underline-style="none" fo:font-weight="bold" style:font-size-asian="20pt" style:font-weight-asian="bold" style:font-size-complex="20pt" style:font-weight-complex="bold"/>
    </style:style>
    <style:style style:name="P114" style:family="paragraph" style:parent-style-name="Текст_20_абазца">
      <style:paragraph-properties fo:margin-left="14.75mm" fo:margin-right="0mm" fo:margin-top="2.12mm" fo:margin-bottom="2.12mm" style:contextual-spacing="false" fo:line-height="130%" fo:orphans="2" fo:widows="2" fo:hyphenation-ladder-count="no-limit" fo:text-indent="0.19mm" style:auto-text-indent="false" style:writing-mode="lr-tb"/>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fo:hyphenate="true" fo:hyphenation-remain-char-count="2" fo:hyphenation-push-char-count="2"/>
    </style:style>
    <style:style style:name="P115" style:family="paragraph" style:parent-style-name="Текст_20_абазца">
      <style:paragraph-properties fo:margin-left="1.06mm" fo:margin-right="-0.05mm" fo:text-align="center" style:justify-single-word="false" fo:text-indent="0mm" style:auto-text-indent="false" style:snap-to-layout-grid="false"/>
    </style:style>
    <style:style style:name="P116" style:family="paragraph" style:parent-style-name="Текст_20_абазца" style:master-page-name="">
      <style:paragraph-properties fo:margin-top="2.1mm" fo:margin-bottom="7.11mm" style:contextual-spacing="false" style:page-number="auto" style:writing-mode="lr-tb"/>
    </style:style>
    <style:style style:name="P117" style:family="paragraph" style:parent-style-name="Текст_20_абазца" style:master-page-name="">
      <style:paragraph-properties fo:margin-top="2.1mm" fo:margin-bottom="7.11mm" style:contextual-spacing="false" style:page-number="auto"/>
      <style:text-properties fo:language="ru" fo:country="RU"/>
    </style:style>
    <style:style style:name="P118" style:family="paragraph" style:parent-style-name="Текст_20_абазца" style:master-page-name="">
      <style:paragraph-properties fo:margin-top="2.1mm" fo:margin-bottom="7.11mm" style:contextual-spacing="false" fo:orphans="3" style:page-number="auto"/>
    </style:style>
    <style:style style:name="P119" style:family="paragraph" style:parent-style-name="Текст_20_абазца" style:master-page-name="">
      <style:paragraph-properties fo:margin-top="7mm" fo:margin-bottom="2.1mm" style:contextual-spacing="false" style:page-number="auto"/>
    </style:style>
    <style:style style:name="P120" style:family="paragraph" style:parent-style-name="Текст_20_абазца">
      <style:paragraph-properties fo:margin-top="7mm" fo:margin-bottom="2.1mm" style:contextual-spacing="false"/>
    </style:style>
    <style:style style:name="P121" style:family="paragraph" style:parent-style-name="Имя_20_элемента_20_глоссария">
      <style:text-properties fo:language="en" fo:country="US" style:language-complex="ar" style:country-complex="SA"/>
    </style:style>
    <style:style style:name="P122" style:family="paragraph" style:parent-style-name="Имя_20_элемента_20_глоссария">
      <style:text-properties fo:language="ru" fo:country="RU" style:language-complex="ar" style:country-complex="SA"/>
    </style:style>
    <style:style style:name="P123" style:family="paragraph" style:parent-style-name="Имя_20_элемента_20_глоссария">
      <style:text-properties fo:language="ru" fo:country="RU" fo:font-style="normal" style:font-style-asian="normal" style:language-complex="ar" style:country-complex="SA" style:font-style-complex="normal"/>
    </style:style>
    <style:style style:name="P124" style:family="paragraph" style:parent-style-name="Текст_20_глоссария">
      <style:text-properties fo:language="en" fo:country="US"/>
    </style:style>
    <style:style style:name="P125" style:family="paragraph" style:parent-style-name="Текст_20_глоссария">
      <style:text-properties fo:language="ru" fo:country="RU" style:language-complex="ar" style:country-complex="SA"/>
    </style:style>
    <style:style style:name="P126" style:family="paragraph" style:parent-style-name="Текст_20_глоссария">
      <style:text-properties fo:language="ru" fo:country="RU" fo:font-style="normal" style:font-style-asian="normal" style:language-complex="ar" style:country-complex="SA" style:font-style-complex="normal"/>
    </style:style>
    <style:style style:name="P127" style:family="paragraph" style:parent-style-name="Текст_20_абазца">
      <style:paragraph-properties fo:margin-left="1.8mm" fo:margin-right="0.3mm" fo:text-indent="0.19mm" style:auto-text-indent="false" style:writing-mode="lr-tb"/>
    </style:style>
    <style:style style:name="P128" style:family="paragraph" style:parent-style-name="Текст_20_абазца">
      <style:paragraph-properties fo:margin-left="1.8mm" fo:margin-right="0.3mm" fo:orphans="2" fo:widows="2" fo:hyphenation-ladder-count="no-limit" fo:text-indent="0.19mm" style:auto-text-indent="false" style:writing-mode="lr-tb"/>
      <style:text-properties fo:hyphenate="true" fo:hyphenation-remain-char-count="2" fo:hyphenation-push-char-count="2"/>
    </style:style>
    <style:style style:name="P129" style:family="paragraph" style:parent-style-name="Текст_20_абазца">
      <style:paragraph-properties fo:margin-left="1.8mm" fo:margin-right="0.3mm" fo:text-indent="0.19mm" style:auto-text-indent="false"/>
    </style:style>
    <style:style style:name="P130" style:family="paragraph" style:parent-style-name="Название_20_объекта">
      <style:paragraph-properties fo:margin-left="24.13mm" fo:margin-right="0mm" fo:text-indent="0mm" style:auto-text-indent="false"/>
    </style:style>
    <style:style style:name="P131" style:family="paragraph" style:parent-style-name="Название_20_объекта">
      <style:paragraph-properties fo:margin-left="24.13mm" fo:margin-right="0mm" fo:text-indent="0mm" style:auto-text-indent="false"/>
      <style:text-properties fo:language="ru" fo:country="RU"/>
    </style:style>
    <style:style style:name="P132" style:family="paragraph" style:parent-style-name="Текст_20_абазца">
      <style:paragraph-properties fo:margin-left="7.46mm" fo:margin-right="0mm" fo:orphans="2" fo:widows="2" fo:hyphenation-ladder-count="no-limit" fo:text-indent="0mm" style:auto-text-indent="false" style:writing-mode="lr-tb"/>
      <style:text-properties fo:language="ru" fo:country="RU" fo:font-style="italic" style:font-style-asian="italic" style:font-style-complex="italic" fo:hyphenate="true" fo:hyphenation-remain-char-count="2" fo:hyphenation-push-char-count="2"/>
    </style:style>
    <style:style style:name="P133" style:family="paragraph" style:parent-style-name="Текст_20_абазца">
      <style:paragraph-properties fo:margin-left="15.63mm" fo:margin-right="0mm" fo:orphans="2" fo:widows="2" fo:hyphenation-ladder-count="no-limit" fo:text-indent="0mm" style:auto-text-indent="false" style:writing-mode="lr-tb"/>
      <style:text-properties fo:language="ru" fo:country="RU" fo:hyphenate="true" fo:hyphenation-remain-char-count="2" fo:hyphenation-push-char-count="2"/>
    </style:style>
    <style:style style:name="P134" style:family="paragraph" style:parent-style-name="Текст_20_абазца">
      <style:paragraph-properties fo:margin-left="0.23mm" fo:margin-right="0mm" fo:text-align="start" style:justify-single-word="false" fo:text-indent="0mm" style:auto-text-indent="false" fo:keep-with-next="always" style:snap-to-layout-grid="false"/>
    </style:style>
    <style:style style:name="P135" style:family="paragraph" style:parent-style-name="Текст_20_абазца">
      <style:paragraph-properties fo:margin-left="0.23mm" fo:margin-right="0mm" fo:text-align="start" style:justify-single-word="false" fo:orphans="2" fo:widows="2" fo:hyphenation-ladder-count="no-limit" fo:text-indent="0mm" style:auto-text-indent="false" fo:keep-with-next="always" style:snap-to-layout-grid="false" style:writing-mode="lr-tb"/>
      <style:text-properties fo:hyphenate="true" fo:hyphenation-remain-char-count="2" fo:hyphenation-push-char-count="2"/>
    </style:style>
    <style:style style:name="P136" style:family="paragraph" style:parent-style-name="Текст_20_абазца">
      <style:paragraph-properties fo:margin-left="0.23mm" fo:margin-right="0mm" fo:text-align="start" style:justify-single-word="false" fo:text-indent="0mm" style:auto-text-indent="false" style:snap-to-layout-grid="false"/>
    </style:style>
    <style:style style:name="P137" style:family="paragraph" style:parent-style-name="Текст_20_абазца">
      <style:paragraph-properties fo:margin-left="0.23mm" fo:margin-right="0mm" fo:text-align="start" style:justify-single-word="false" fo:orphans="2" fo:widows="2" fo:hyphenation-ladder-count="no-limit" fo:text-indent="0mm" style:auto-text-indent="false" style:snap-to-layout-grid="false" style:writing-mode="lr-tb"/>
      <style:text-properties fo:hyphenate="true" fo:hyphenation-remain-char-count="2" fo:hyphenation-push-char-count="2"/>
    </style:style>
    <style:style style:name="P138" style:family="paragraph" style:parent-style-name="Standard">
      <style:paragraph-properties fo:margin-left="27.15mm" fo:margin-right="0mm" fo:margin-top="2.1mm" fo:margin-bottom="1.09mm" style:contextual-spacing="false" fo:text-indent="0mm" style:auto-text-indent="false"/>
    </style:style>
    <style:style style:name="P139" style:family="paragraph" style:parent-style-name="Название_20_объекта">
      <style:paragraph-properties fo:margin-left="27.15mm" fo:margin-right="0mm" fo:margin-top="2.1mm" fo:margin-bottom="1.09mm" style:contextual-spacing="false" fo:text-indent="0mm" style:auto-text-indent="false"/>
    </style:style>
    <style:style style:name="P140" style:family="paragraph" style:parent-style-name="Text_20_body_20_indent">
      <style:paragraph-properties fo:margin-left="0.3mm" fo:margin-right="0mm" fo:text-align="center" style:justify-single-word="false" fo:text-indent="0mm" style:auto-text-indent="false"/>
      <style:text-properties style:font-name="Georgia" fo:font-size="14pt" fo:font-style="italic" style:font-size-asian="14pt" style:font-style-asian="italic" style:font-size-complex="14pt" style:font-style-complex="italic"/>
    </style:style>
    <style:style style:name="P141" style:family="paragraph" style:parent-style-name="Text_20_body">
      <style:paragraph-properties fo:margin-left="24.25mm" fo:margin-right="0mm" fo:text-align="center" style:justify-single-word="false" fo:text-indent="0mm" style:auto-text-indent="false" style:writing-mode="lr-tb"/>
      <style:text-properties style:font-name="Georgia"/>
    </style:style>
    <style:style style:name="P142" style:family="paragraph" style:parent-style-name="Text_20_body">
      <style:paragraph-properties fo:margin-left="24.25mm" fo:margin-right="0mm" fo:text-align="center" style:justify-single-word="false" fo:text-indent="0mm" style:auto-text-indent="false" style:writing-mode="lr-tb"/>
      <style:text-properties style:font-name="Georgia" fo:font-size="24pt" style:font-size-asian="28.7999992370605pt" style:font-size-complex="28.7999992370605pt"/>
    </style:style>
    <style:style style:name="P143" style:family="paragraph" style:parent-style-name="Text_20_body">
      <style:paragraph-properties fo:margin-left="9.97mm" fo:margin-right="10.88mm" fo:text-align="center" style:justify-single-word="false" fo:text-indent="0mm" style:auto-text-indent="false" style:writing-mode="lr-tb"/>
      <style:text-properties style:font-name="Verdana" fo:font-size="60pt" fo:language="en" fo:country="US" fo:font-style="italic" style:font-size-asian="60pt" style:font-style-asian="italic" style:font-name-complex="Courier New" style:font-size-complex="60pt" style:font-style-complex="italic"/>
    </style:style>
    <style:style style:name="P144" style:family="paragraph" style:parent-style-name="Текст_20_абазца" style:master-page-name="">
      <style:paragraph-properties fo:margin-top="2.1mm" fo:margin-bottom="6.1mm" style:contextual-spacing="false" fo:hyphenation-ladder-count="no-limit" style:page-number="auto"/>
      <style:text-properties fo:language="ru" fo:country="RU" fo:hyphenate="true" fo:hyphenation-remain-char-count="2" fo:hyphenation-push-char-count="2"/>
    </style:style>
    <style:style style:name="P145" style:family="paragraph" style:parent-style-name="Эпиграф">
      <style:paragraph-properties fo:margin-left="71.38mm" fo:margin-right="8.13mm" fo:text-indent="0mm" style:auto-text-indent="false"/>
    </style:style>
    <style:style style:name="P146" style:family="paragraph" style:parent-style-name="Эпиграф" style:master-page-name="">
      <style:paragraph-properties fo:margin-left="71.38mm" fo:margin-right="8.13mm" fo:text-align="start" style:justify-single-word="false" fo:text-indent="0mm" style:auto-text-indent="false" style:page-number="auto"/>
    </style:style>
    <style:style style:name="P147" style:family="paragraph" style:parent-style-name="Standard" style:master-page-name="Left_20_Page">
      <style:paragraph-properties style:page-number="auto"/>
    </style:style>
    <style:style style:name="P148" style:family="paragraph" style:parent-style-name="Standard" style:master-page-name="Left_20_Page">
      <style:paragraph-properties fo:margin-left="27.15mm" fo:margin-right="0mm" fo:margin-top="2.1mm" fo:margin-bottom="1.09mm" style:contextual-spacing="false" fo:text-indent="0mm" style:auto-text-indent="false" style:page-number="auto"/>
    </style:style>
    <style:style style:name="P149" style:family="paragraph" style:parent-style-name="Standard">
      <style:paragraph-properties fo:text-align="center" style:justify-single-word="false"/>
      <style:text-properties officeooo:paragraph-rsid="0021fa49"/>
    </style:style>
    <style:style style:name="P150" style:family="paragraph" style:parent-style-name="Standard">
      <style:paragraph-properties fo:text-align="center" style:justify-single-word="false" style:writing-mode="lr-tb"/>
      <style:text-properties style:font-name="Georgia" fo:font-size="22pt" fo:font-style="italic" fo:font-weight="bold" style:font-size-asian="22pt" style:font-style-asian="italic" style:font-weight-asian="bold" style:font-style-complex="italic" style:font-weight-complex="bold"/>
    </style:style>
    <style:style style:name="P151" style:family="paragraph" style:parent-style-name="Heading_20_1" style:master-page-name="Right_20_Page">
      <style:paragraph-properties fo:text-align="start" style:justify-single-word="false" style:page-number="auto" style:writing-mode="lr-tb">
        <style:tab-stops>
          <style:tab-stop style:position="48.03mm"/>
          <style:tab-stop style:position="149.81mm"/>
        </style:tab-stops>
      </style:paragraph-properties>
    </style:style>
    <style:style style:name="P152" style:family="paragraph" style:parent-style-name="Heading_20_1" style:master-page-name="Right_20_Page">
      <style:paragraph-properties style:page-number="auto"/>
    </style:style>
    <style:style style:name="P153" style:family="paragraph" style:parent-style-name="Heading_20_1" style:master-page-name="Right_20_Page">
      <style:paragraph-properties fo:margin-left="0mm" fo:margin-right="0mm" fo:text-indent="0mm" style:auto-text-indent="false" style:page-number="auto"/>
    </style:style>
    <style:style style:name="P154" style:family="paragraph" style:parent-style-name="Heading_20_2">
      <style:text-properties fo:language="en" fo:country="US"/>
    </style:style>
    <style:style style:name="P155" style:family="paragraph" style:parent-style-name="Heading_20_3">
      <style:paragraph-properties style:writing-mode="lr-tb"/>
    </style:style>
    <style:style style:name="P156" style:family="paragraph" style:parent-style-name="Heading_20_3">
      <style:paragraph-properties fo:margin-top="6.51mm" fo:margin-bottom="3.4mm" style:contextual-spacing="false"/>
    </style:style>
    <style:style style:name="P157" style:family="paragraph" style:parent-style-name="Heading_20_4">
      <style:text-properties fo:language="ru" fo:country="RU"/>
    </style:style>
    <style:style style:name="P158" style:family="paragraph" style:parent-style-name="Heading_20_4">
      <style:paragraph-properties fo:margin-top="7.2mm" fo:margin-bottom="4.09mm" style:contextual-spacing="false"/>
    </style:style>
    <style:style style:name="P159" style:family="paragraph" style:parent-style-name="Предисловие" style:master-page-name="Right_20_Page">
      <style:paragraph-properties style:page-number="auto"/>
    </style:style>
    <style:style style:name="P160" style:family="paragraph" style:parent-style-name="Предисловие" style:master-page-name="Right_20_Page">
      <style:paragraph-properties fo:text-align="start" style:justify-single-word="false" style:page-number="auto" style:writing-mode="lr-tb"/>
    </style:style>
    <style:style style:name="P161" style:family="paragraph" style:parent-style-name="Предисловие" style:master-page-name="Right_20_Page">
      <style:paragraph-properties fo:text-align="start" style:justify-single-word="false" style:page-number="auto" style:writing-mode="lr-tb">
        <style:tab-stops>
          <style:tab-stop style:position="149.82mm" style:type="right" style:leader-style="dotted" style:leader-text="."/>
        </style:tab-stops>
      </style:paragraph-properties>
    </style:style>
    <style:style style:name="P162" style:family="paragraph" style:parent-style-name="Предисловие" style:master-page-name="Правая_20_страница_20_Закл">
      <style:paragraph-properties style:page-number="auto"/>
    </style:style>
    <style:style style:name="P163" style:family="paragraph" style:parent-style-name="Предисловие" style:master-page-name="Правая_20_страница_20_ПредмУк">
      <style:paragraph-properties style:page-number="auto"/>
    </style:style>
    <style:style style:name="P164" style:family="paragraph" style:parent-style-name="Текст_20_абазца" style:master-page-name="Left_20_Page">
      <style:paragraph-properties style:page-number="auto"/>
    </style:style>
    <style:style style:name="P165" style:family="paragraph" style:parent-style-name="Текст_20_абазца" style:master-page-name="Left_20_Page">
      <style:paragraph-properties style:page-number="auto"/>
    </style:style>
    <style:style style:name="P166" style:family="paragraph" style:parent-style-name="Текст_20_абазца" style:master-page-name="Left_20_Page">
      <style:paragraph-properties fo:margin-left="0mm" fo:margin-right="0mm" fo:text-indent="15.01mm" style:auto-text-indent="false" style:page-number="auto"/>
    </style:style>
    <style:style style:name="P167" style:family="paragraph" style:parent-style-name="Текст_20_абазца" style:master-page-name="Левая_20_страница_20_Прил">
      <style:paragraph-properties style:page-number="auto"/>
    </style:style>
    <style:style style:name="P168" style:family="paragraph" style:parent-style-name="Текст_20_абазца" style:master-page-name="Standard">
      <style:paragraph-properties style:page-number="auto"/>
    </style:style>
    <style:style style:name="P169" style:family="paragraph" style:parent-style-name="Текст_20_абазца">
      <style:paragraph-properties fo:break-before="page"/>
    </style:style>
    <style:style style:name="P170" style:family="paragraph" style:parent-style-name="Марк._20_список">
      <style:text-properties fo:language="en" fo:country="US"/>
    </style:style>
    <style:style style:name="P171" style:family="paragraph" style:parent-style-name="Марк._20_список">
      <style:paragraph-properties>
        <style:tab-stops>
          <style:tab-stop style:position="25.98mm"/>
        </style:tab-stops>
      </style:paragraph-properties>
    </style:style>
    <style:style style:name="P172" style:family="paragraph" style:parent-style-name="Марк._20_список">
      <style:paragraph-properties fo:text-align="start" style:justify-single-word="false" style:writing-mode="lr-tb"/>
    </style:style>
    <style:style style:name="P173" style:family="paragraph" style:parent-style-name="Марк._20_список">
      <style:paragraph-properties fo:text-align="justify" style:justify-single-word="false" fo:orphans="2" fo:widows="2" fo:hyphenation-ladder-count="no-limit" style:writing-mode="lr-tb"/>
      <style:text-properties fo:hyphenate="true" fo:hyphenation-remain-char-count="2" fo:hyphenation-push-char-count="2"/>
    </style:style>
    <style:style style:name="P174" style:family="paragraph" style:parent-style-name="Марк._20_список">
      <style:paragraph-properties fo:margin-left="21.54mm" fo:margin-right="0mm" fo:text-align="start" style:justify-single-word="false" fo:text-indent="0mm" style:auto-text-indent="false" style:writing-mode="lr-tb">
        <style:tab-stops>
          <style:tab-stop style:position="27.41mm"/>
        </style:tab-stops>
      </style:paragraph-properties>
      <style:text-properties fo:language="ru" fo:country="RU"/>
    </style:style>
    <style:style style:name="P175" style:family="paragraph" style:parent-style-name="Марк._20_список">
      <style:paragraph-properties fo:margin-left="21.54mm" fo:margin-right="0mm" fo:text-align="start" style:justify-single-word="false" fo:text-indent="0mm" style:auto-text-indent="false" style:writing-mode="lr-tb">
        <style:tab-stops>
          <style:tab-stop style:position="27.41mm"/>
        </style:tab-stops>
      </style:paragraph-properties>
    </style:style>
    <style:style style:name="P176" style:family="paragraph" style:parent-style-name="Марк._20_список" style:list-style-name="WW8Num4">
      <style:paragraph-properties fo:margin-left="21.54mm" fo:margin-right="0mm" fo:text-align="start" style:justify-single-word="false" fo:text-indent="0mm" style:auto-text-indent="false" style:writing-mode="lr-tb">
        <style:tab-stops>
          <style:tab-stop style:position="27.41mm"/>
        </style:tab-stops>
      </style:paragraph-properties>
    </style:style>
    <style:style style:name="P177" style:family="paragraph" style:parent-style-name="Марк._20_список" style:master-page-name="">
      <style:paragraph-properties style:page-number="auto" fo:keep-with-next="always"/>
    </style:style>
    <style:style style:name="P178" style:family="paragraph" style:parent-style-name="Марк._20_список" style:master-page-name="">
      <style:paragraph-properties style:page-number="auto" fo:keep-with-next="auto"/>
    </style:style>
    <style:style style:name="P179" style:family="paragraph" style:parent-style-name="Марк._20_список" style:master-page-name="">
      <style:paragraph-properties fo:orphans="0" fo:widows="0" style:page-number="auto" fo:keep-with-next="auto"/>
    </style:style>
    <style:style style:name="P180" style:family="paragraph" style:parent-style-name="Марк._20_список" style:master-page-name="">
      <style:paragraph-properties fo:hyphenation-ladder-count="no-limit" style:page-number="auto"/>
      <style:text-properties fo:hyphenate="false" fo:hyphenation-remain-char-count="2" fo:hyphenation-push-char-count="2"/>
    </style:style>
    <style:style style:name="P181" style:family="paragraph" style:parent-style-name="Марк._20_список" style:list-style-name="WW8Num4" style:master-page-name="">
      <style:paragraph-properties fo:margin-left="27.09mm" fo:margin-right="0mm" fo:text-indent="-7.2mm" style:auto-text-indent="false" style:page-number="auto" style:writing-mode="lr-tb"/>
    </style:style>
    <style:style style:name="P182" style:family="paragraph" style:parent-style-name="Марк._20_список" style:list-style-name="WW8Num4" style:master-page-name="">
      <style:paragraph-properties fo:margin-left="27.09mm" fo:margin-right="0mm" fo:text-indent="-7.2mm" style:auto-text-indent="false" style:page-number="auto" fo:keep-with-next="auto" style:writing-mode="lr-tb"/>
      <style:text-properties fo:language="en" fo:country="US"/>
    </style:style>
    <style:style style:name="P183" style:family="paragraph" style:parent-style-name="Марк._20_список" style:list-style-name="WW8Num4">
      <style:paragraph-properties fo:margin-left="27.09mm" fo:margin-right="0mm" fo:text-indent="-7.2mm" style:auto-text-indent="false"/>
    </style:style>
    <style:style style:name="P184" style:family="paragraph" style:parent-style-name="Марк._20_список">
      <style:paragraph-properties fo:margin-left="27.09mm" fo:margin-right="0mm" fo:text-indent="-7.2mm" style:auto-text-indent="false" fo:keep-with-next="always"/>
    </style:style>
    <style:style style:name="P185" style:family="paragraph" style:parent-style-name="Марк._20_список" style:list-style-name="WW8Num4">
      <style:paragraph-properties fo:margin-left="27.09mm" fo:margin-right="0mm" fo:text-indent="-7.2mm" style:auto-text-indent="false" fo:keep-with-next="always"/>
    </style:style>
    <style:style style:name="P186" style:family="paragraph" style:parent-style-name="Марк._20_список" style:list-style-name="WW8Num4">
      <style:paragraph-properties fo:margin-left="27.15mm" fo:margin-right="0mm" fo:text-indent="-7.25mm" style:auto-text-indent="false"/>
    </style:style>
    <style:style style:name="P187" style:family="paragraph" style:parent-style-name="Марк._20_список" style:list-style-name="WW8Num4">
      <style:paragraph-properties fo:margin-left="27.15mm" fo:margin-right="0mm" fo:text-align="justify" style:justify-single-word="false" fo:orphans="2" fo:widows="2" fo:hyphenation-ladder-count="no-limit" fo:text-indent="-7.25mm" style:auto-text-indent="false" style:writing-mode="lr-tb"/>
      <style:text-properties style:use-window-font-color="true" fo:language="ru" fo:country="RU" style:font-name-asian="Times New Roman" style:font-size-complex="12pt" style:language-complex="ar" style:country-complex="SA" fo:hyphenate="true" fo:hyphenation-remain-char-count="2" fo:hyphenation-push-char-count="2"/>
    </style:style>
    <style:style style:name="P188" style:family="paragraph" style:parent-style-name="Марк._20_список" style:list-style-name="WW8Num4">
      <style:paragraph-properties fo:margin-left="27.34mm" fo:margin-right="0mm" fo:text-indent="-7.5mm" style:auto-text-indent="false">
        <style:tab-stops>
          <style:tab-stop style:position="27.15mm"/>
        </style:tab-stops>
      </style:paragraph-properties>
    </style:style>
    <style:style style:name="P189" style:family="paragraph" style:parent-style-name="Марк._20_список" style:list-style-name="WW8Num4">
      <style:paragraph-properties fo:margin-left="27.34mm" fo:margin-right="0mm" fo:text-indent="-7.39mm" style:auto-text-indent="false">
        <style:tab-stops>
          <style:tab-stop style:position="27.15mm"/>
        </style:tab-stops>
      </style:paragraph-properties>
    </style:style>
    <style:style style:name="P190" style:family="paragraph" style:parent-style-name="Марк._20_список" style:list-style-name="WW8Num4">
      <style:paragraph-properties fo:margin-left="27.34mm" fo:margin-right="0mm" fo:text-align="justify" style:justify-single-word="false" fo:orphans="2" fo:widows="2" fo:hyphenation-ladder-count="no-limit" fo:text-indent="-7.39mm" style:auto-text-indent="false" style:writing-mode="lr-tb">
        <style:tab-stops>
          <style:tab-stop style:position="27.15mm"/>
        </style:tab-stops>
      </style:paragraph-properties>
      <style:text-properties style:use-window-font-color="true" fo:language="ru" fo:country="RU" style:font-name-asian="Times New Roman" style:font-size-complex="12pt" style:language-complex="ar" style:country-complex="SA" fo:hyphenate="true" fo:hyphenation-remain-char-count="2" fo:hyphenation-push-char-count="2"/>
    </style:style>
    <style:style style:name="P191" style:family="paragraph" style:parent-style-name="Марк._20_список">
      <style:paragraph-properties fo:keep-with-next="always"/>
    </style:style>
    <style:style style:name="P192" style:family="paragraph" style:parent-style-name="Марк._20_список" style:list-style-name="WW8Num4">
      <style:paragraph-properties fo:margin-left="27.02mm" fo:margin-right="0mm" fo:text-indent="-6.99mm" style:auto-text-indent="false">
        <style:tab-stops>
          <style:tab-stop style:position="27.15mm"/>
        </style:tab-stops>
      </style:paragraph-properties>
    </style:style>
    <style:style style:name="P193" style:family="paragraph" style:parent-style-name="Марк._20_список" style:list-style-name="WW8Num4">
      <style:paragraph-properties fo:margin-left="26.11mm" fo:margin-right="0mm" fo:text-indent="-6.35mm" style:auto-text-indent="false">
        <style:tab-stops>
          <style:tab-stop style:position="27.15mm"/>
        </style:tab-stops>
      </style:paragraph-properties>
    </style:style>
    <style:style style:name="P194" style:family="paragraph" style:parent-style-name="Марк._20_список" style:list-style-name="WW8Num4">
      <style:paragraph-properties fo:margin-left="25.89mm" fo:margin-right="0mm" fo:text-indent="-6.24mm" style:auto-text-indent="false">
        <style:tab-stops>
          <style:tab-stop style:position="27.15mm"/>
        </style:tab-stops>
      </style:paragraph-properties>
    </style:style>
    <style:style style:name="P195" style:family="paragraph" style:parent-style-name="Марк._20_список" style:list-style-name="WW8Num4" style:master-page-name="">
      <style:paragraph-properties fo:margin-left="26.46mm" fo:margin-right="0mm" fo:text-indent="-6.42mm" style:auto-text-indent="false" style:page-number="auto" fo:keep-with-next="always">
        <style:tab-stops>
          <style:tab-stop style:position="27.15mm"/>
        </style:tab-stops>
      </style:paragraph-properties>
    </style:style>
    <style:style style:name="P196" style:family="paragraph" style:parent-style-name="Марк._20_список" style:list-style-name="WW8Num4">
      <style:paragraph-properties fo:margin-left="26.28mm" fo:margin-right="0mm" fo:text-indent="-6.35mm" style:auto-text-indent="false" fo:keep-with-next="always">
        <style:tab-stops>
          <style:tab-stop style:position="27.15mm"/>
        </style:tab-stops>
      </style:paragraph-properties>
    </style:style>
    <style:style style:name="P197" style:family="paragraph" style:parent-style-name="Марк._20_список" style:list-style-name="WW8Num4">
      <style:paragraph-properties fo:margin-left="26.28mm" fo:margin-right="0mm" fo:text-indent="-6.35mm" style:auto-text-indent="false" style:writing-mode="lr-tb">
        <style:tab-stops>
          <style:tab-stop style:position="27.15mm"/>
        </style:tab-stops>
      </style:paragraph-properties>
    </style:style>
    <style:style style:name="P198" style:family="paragraph" style:parent-style-name="Марк._20_список" style:list-style-name="WW8Num4">
      <style:paragraph-properties fo:margin-left="27.34mm" fo:margin-right="0mm" fo:text-align="justify" style:justify-single-word="false" fo:orphans="2" fo:widows="2" fo:hyphenation-ladder-count="no-limit" fo:text-indent="-7.41mm" style:auto-text-indent="false" style:writing-mode="lr-tb">
        <style:tab-stops>
          <style:tab-stop style:position="27.15mm"/>
        </style:tab-stops>
      </style:paragraph-properties>
      <style:text-properties fo:hyphenate="true" fo:hyphenation-remain-char-count="2" fo:hyphenation-push-char-count="2"/>
    </style:style>
    <style:style style:name="P199" style:family="paragraph" style:parent-style-name="Марк._20_список" style:list-style-name="WW8Num4">
      <style:paragraph-properties fo:margin-left="26.26mm" fo:margin-right="0mm" fo:text-indent="-6.24mm" style:auto-text-indent="false">
        <style:tab-stops>
          <style:tab-stop style:position="29.47mm"/>
        </style:tab-stops>
      </style:paragraph-properties>
    </style:style>
    <style:style style:name="P200" style:family="paragraph" style:parent-style-name="Марк._20_список" style:list-style-name="WW8Num4">
      <style:paragraph-properties fo:margin-left="27.22mm" fo:margin-right="0mm" fo:text-indent="-7.37mm" style:auto-text-indent="false" fo:keep-with-next="always">
        <style:tab-stops>
          <style:tab-stop style:position="27.15mm"/>
        </style:tab-stops>
      </style:paragraph-properties>
    </style:style>
    <style:style style:name="P201" style:family="paragraph" style:parent-style-name="Footnote">
      <style:text-properties officeooo:paragraph-rsid="001f4560"/>
    </style:style>
    <style:style style:name="P202" style:family="paragraph" style:parent-style-name="Footnote" style:master-page-name="Standard">
      <style:paragraph-properties fo:text-align="start" style:justify-single-word="false" style:page-number="auto" style:writing-mode="lr-tb"/>
    </style:style>
    <style:style style:name="P203" style:family="paragraph" style:parent-style-name="Исходный_20_код">
      <style:paragraph-properties fo:margin-left="-5.2mm" fo:margin-right="9.45mm" fo:text-indent="0mm" style:auto-text-indent="false"/>
    </style:style>
    <style:style style:name="P204" style:family="paragraph" style:parent-style-name="Исходный_20_код">
      <style:paragraph-properties fo:margin-left="-5.2mm" fo:margin-right="9.45mm" fo:text-indent="0mm" style:auto-text-indent="false"/>
      <style:text-properties fo:language="ru" fo:country="RU"/>
    </style:style>
    <style:style style:name="P205" style:family="paragraph" style:parent-style-name="Исходный_20_код">
      <style:paragraph-properties fo:margin-left="-8.82mm" fo:margin-right="21.98mm" fo:text-indent="0mm" style:auto-text-indent="false"/>
    </style:style>
    <style:style style:name="P206" style:family="paragraph" style:parent-style-name="Исходный_20_код">
      <style:paragraph-properties fo:margin-left="-8.82mm" fo:margin-right="21.98mm" fo:text-indent="0mm" style:auto-text-indent="false"/>
      <style:text-properties fo:language="ru" fo:country="RU"/>
    </style:style>
    <style:style style:name="P207" style:family="paragraph" style:parent-style-name="Исходный_20_код">
      <style:paragraph-properties fo:margin-left="-8.82mm" fo:margin-right="21.04mm" fo:text-indent="0mm" style:auto-text-indent="false"/>
    </style:style>
    <style:style style:name="P208" style:family="paragraph" style:parent-style-name="Исходный_20_код">
      <style:paragraph-properties fo:margin-left="-8.82mm" fo:margin-right="21.04mm" fo:text-indent="0mm" style:auto-text-indent="false"/>
      <style:text-properties fo:language="ru" fo:country="RU"/>
    </style:style>
    <style:style style:name="P209" style:family="paragraph" style:parent-style-name="Исходный_20_код" style:list-style-name="WW8Num5">
      <style:paragraph-properties fo:margin-left="-8.82mm" fo:margin-right="21.04mm" fo:text-indent="0mm" style:auto-text-indent="false"/>
      <style:text-properties fo:language="ru" fo:country="RU"/>
    </style:style>
    <style:style style:name="P210" style:family="paragraph" style:parent-style-name="Исходный_20_код">
      <style:paragraph-properties fo:margin-left="-5.45mm" fo:margin-right="7.3mm" fo:text-indent="0mm" style:auto-text-indent="false">
        <style:tab-stops>
          <style:tab-stop style:position="3.97mm"/>
          <style:tab-stop style:position="7.46mm"/>
          <style:tab-stop style:position="27.16mm"/>
          <style:tab-stop style:position="32.81mm"/>
        </style:tab-stops>
      </style:paragraph-properties>
    </style:style>
    <style:style style:name="P211" style:family="paragraph" style:parent-style-name="Исходный_20_код">
      <style:paragraph-properties fo:margin-left="-5.45mm" fo:margin-right="7.3mm" fo:text-indent="0mm" style:auto-text-indent="false">
        <style:tab-stops>
          <style:tab-stop style:position="3.97mm"/>
          <style:tab-stop style:position="7.46mm"/>
          <style:tab-stop style:position="27.16mm"/>
          <style:tab-stop style:position="32.81mm"/>
        </style:tab-stops>
      </style:paragraph-properties>
      <style:text-properties fo:language="ru" fo:country="RU"/>
    </style:style>
    <style:style style:name="P212" style:family="paragraph" style:parent-style-name="Исходный_20_код">
      <style:paragraph-properties fo:margin-left="-4.5mm" fo:margin-right="6.09mm" fo:text-indent="0mm" style:auto-text-indent="false">
        <style:tab-stops>
          <style:tab-stop style:position="9.14mm"/>
          <style:tab-stop style:position="26.14mm"/>
        </style:tab-stops>
      </style:paragraph-properties>
      <style:text-properties fo:language="ru" fo:country="RU"/>
    </style:style>
    <style:style style:name="P213" style:family="paragraph" style:parent-style-name="Исходный_20_код">
      <style:paragraph-properties fo:margin-left="1.59mm" fo:margin-right="0mm" fo:text-indent="0mm" style:auto-text-indent="false">
        <style:tab-stops>
          <style:tab-stop style:position="19.1mm"/>
        </style:tab-stops>
      </style:paragraph-properties>
    </style:style>
    <style:style style:name="P214" style:family="paragraph" style:parent-style-name="Исходный_20_код">
      <style:paragraph-properties fo:margin-left="8.03mm" fo:margin-right="0.09mm" fo:text-indent="0mm" style:auto-text-indent="false">
        <style:tab-stops>
          <style:tab-stop style:position="18.1mm"/>
        </style:tab-stops>
      </style:paragraph-properties>
    </style:style>
    <style:style style:name="P215" style:family="paragraph" style:parent-style-name="Исходный_20_код">
      <style:paragraph-properties fo:margin-left="-5.7mm" fo:margin-right="-4.97mm" fo:text-indent="0mm" style:auto-text-indent="false">
        <style:tab-stops>
          <style:tab-stop style:position="7.46mm"/>
          <style:tab-stop style:position="7.74mm"/>
        </style:tab-stops>
      </style:paragraph-properties>
      <style:text-properties fo:language="ru" fo:country="RU"/>
    </style:style>
    <style:style style:name="P216" style:family="paragraph" style:parent-style-name="Исходный_20_код">
      <style:paragraph-properties fo:margin-left="0.25mm" fo:margin-right="-1.64mm" fo:text-indent="0mm" style:auto-text-indent="false">
        <style:tab-stops>
          <style:tab-stop style:position="12.1mm"/>
          <style:tab-stop style:position="14.2mm"/>
          <style:tab-stop style:position="14.92mm"/>
        </style:tab-stops>
      </style:paragraph-properties>
    </style:style>
    <style:style style:name="P217" style:family="paragraph" style:parent-style-name="Исходный_20_код">
      <style:paragraph-properties fo:margin-left="-4.73mm" fo:margin-right="-10.5mm" fo:text-indent="0mm" style:auto-text-indent="false">
        <style:tab-stops>
          <style:tab-stop style:position="8.66mm"/>
          <style:tab-stop style:position="9.82mm"/>
        </style:tab-stops>
      </style:paragraph-properties>
    </style:style>
    <style:style style:name="P218" style:family="paragraph" style:parent-style-name="Исходный_20_код" style:list-style-name="WW8Num5">
      <style:paragraph-properties fo:margin-left="-4.73mm" fo:margin-right="-10.5mm" fo:text-indent="0mm" style:auto-text-indent="false">
        <style:tab-stops>
          <style:tab-stop style:position="8.66mm"/>
          <style:tab-stop style:position="9.82mm"/>
        </style:tab-stops>
      </style:paragraph-properties>
    </style:style>
    <style:style style:name="P219" style:family="paragraph" style:parent-style-name="Исходный_20_код">
      <style:paragraph-properties fo:margin-left="-0.64mm" fo:margin-right="4.16mm" fo:text-indent="0mm" style:auto-text-indent="false">
        <style:tab-stops>
          <style:tab-stop style:position="14.2mm"/>
        </style:tab-stops>
      </style:paragraph-properties>
      <style:text-properties fo:language="ru" fo:country="RU"/>
    </style:style>
    <style:style style:name="P220" style:family="paragraph" style:parent-style-name="Исходный_20_код">
      <style:paragraph-properties fo:margin-left="-8.82mm" fo:margin-right="-15.79mm" fo:text-indent="0mm" style:auto-text-indent="false">
        <style:tab-stops>
          <style:tab-stop style:position="0.26mm"/>
          <style:tab-stop style:position="3.12mm"/>
          <style:tab-stop style:position="10.34mm"/>
        </style:tab-stops>
      </style:paragraph-properties>
    </style:style>
    <style:style style:name="P221" style:family="paragraph" style:parent-style-name="Исходный_20_код">
      <style:paragraph-properties fo:margin-left="-8.82mm" fo:margin-right="-12.66mm" fo:text-indent="0mm" style:auto-text-indent="false">
        <style:tab-stops>
          <style:tab-stop style:position="3.12mm"/>
        </style:tab-stops>
      </style:paragraph-properties>
    </style:style>
    <style:style style:name="P222" style:family="paragraph" style:parent-style-name="Исходный_20_код">
      <style:paragraph-properties fo:margin-left="-8.82mm" fo:margin-right="-12.19mm" fo:text-indent="0mm" style:auto-text-indent="false"/>
      <style:text-properties fo:language="en" fo:country="US"/>
    </style:style>
    <style:style style:name="P223" style:family="paragraph" style:parent-style-name="Исходный_20_код">
      <style:paragraph-properties fo:margin-left="1.29mm" fo:margin-right="-15.31mm" fo:text-indent="0mm" style:auto-text-indent="false">
        <style:tab-stops>
          <style:tab-stop style:position="14.2mm"/>
          <style:tab-stop style:position="15.88mm"/>
          <style:tab-stop style:position="17.32mm"/>
          <style:tab-stop style:position="20.2mm"/>
          <style:tab-stop style:position="33.43mm" style:type="right"/>
        </style:tab-stops>
      </style:paragraph-properties>
    </style:style>
    <style:style style:name="P224" style:family="paragraph" style:parent-style-name="Исходный_20_код">
      <style:paragraph-properties fo:margin-left="-0.51mm" fo:margin-right="-0.12mm" fo:text-indent="0mm" style:auto-text-indent="false">
        <style:tab-stops>
          <style:tab-stop style:position="7.5mm"/>
          <style:tab-stop style:position="13.23mm"/>
        </style:tab-stops>
      </style:paragraph-properties>
    </style:style>
    <style:style style:name="P225" style:family="paragraph" style:parent-style-name="Исходный_20_код">
      <style:paragraph-properties fo:margin-left="-2.33mm" fo:margin-right="-12.19mm" fo:text-indent="0mm" style:auto-text-indent="false">
        <style:tab-stops>
          <style:tab-stop style:position="5.29mm"/>
          <style:tab-stop style:position="10.58mm"/>
        </style:tab-stops>
      </style:paragraph-properties>
    </style:style>
    <style:style style:name="P226" style:family="paragraph" style:parent-style-name="Исходный_20_код">
      <style:paragraph-properties fo:margin-left="0.09mm" fo:margin-right="-6.17mm" fo:text-indent="0mm" style:auto-text-indent="false">
        <style:tab-stops>
          <style:tab-stop style:position="12.26mm"/>
          <style:tab-stop style:position="26.99mm"/>
          <style:tab-stop style:position="154.18mm"/>
        </style:tab-stops>
      </style:paragraph-properties>
    </style:style>
    <style:style style:name="P227" style:family="paragraph" style:parent-style-name="Исходный_20_код">
      <style:paragraph-properties fo:margin-left="0.09mm" fo:margin-right="-6.17mm" fo:text-indent="0mm" style:auto-text-indent="false">
        <style:tab-stops>
          <style:tab-stop style:position="12.26mm"/>
          <style:tab-stop style:position="26.99mm"/>
          <style:tab-stop style:position="154.18mm"/>
        </style:tab-stops>
      </style:paragraph-properties>
      <style:text-properties fo:language="ru" fo:country="RU"/>
    </style:style>
    <style:style style:name="P228" style:family="paragraph" style:parent-style-name="Исходный_20_код" style:master-page-name="">
      <style:paragraph-properties fo:margin-left="0.09mm" fo:margin-right="-6.17mm" fo:text-indent="0mm" style:auto-text-indent="false" style:page-number="auto">
        <style:tab-stops>
          <style:tab-stop style:position="12.26mm"/>
          <style:tab-stop style:position="26.99mm"/>
          <style:tab-stop style:position="154.18mm"/>
        </style:tab-stops>
      </style:paragraph-properties>
    </style:style>
    <style:style style:name="P229" style:family="paragraph" style:parent-style-name="Исходный_20_код">
      <style:paragraph-properties fo:margin-left="0.56mm" fo:margin-right="-7.85mm" fo:text-indent="0mm" style:auto-text-indent="false">
        <style:tab-stops>
          <style:tab-stop style:position="6.99mm"/>
          <style:tab-stop style:position="10.02mm"/>
          <style:tab-stop style:position="10.39mm"/>
        </style:tab-stops>
      </style:paragraph-properties>
    </style:style>
    <style:style style:name="P230" style:family="paragraph" style:parent-style-name="Исходный_20_код">
      <style:paragraph-properties fo:margin-left="-12.66mm" fo:margin-right="-4.97mm" fo:text-indent="0mm" style:auto-text-indent="false">
        <style:tab-stops>
          <style:tab-stop style:position="-0.48mm"/>
        </style:tab-stops>
      </style:paragraph-properties>
    </style:style>
    <style:style style:name="P231" style:family="paragraph" style:parent-style-name="Исходный_20_код">
      <style:paragraph-properties fo:margin-left="-10.99mm" fo:margin-right="-6.42mm" fo:text-indent="0mm" style:auto-text-indent="false">
        <style:tab-stops>
          <style:tab-stop style:position="1.45mm"/>
        </style:tab-stops>
      </style:paragraph-properties>
    </style:style>
    <style:style style:name="P232" style:family="paragraph" style:parent-style-name="Исходный_20_код">
      <style:paragraph-properties fo:margin-left="-6.42mm" fo:margin-right="0.09mm" fo:text-indent="0mm" style:auto-text-indent="false">
        <style:tab-stops>
          <style:tab-stop style:position="8.04mm"/>
        </style:tab-stops>
      </style:paragraph-properties>
      <style:text-properties fo:language="ru" fo:country="RU"/>
    </style:style>
    <style:style style:name="P233" style:family="paragraph" style:parent-style-name="Исходный_20_код">
      <style:paragraph-properties fo:margin-left="-3.77mm" fo:margin-right="-6.42mm" fo:text-indent="0mm" style:auto-text-indent="false">
        <style:tab-stops>
          <style:tab-stop style:position="9.05mm"/>
        </style:tab-stops>
      </style:paragraph-properties>
      <style:text-properties fo:language="ru" fo:country="RU"/>
    </style:style>
    <style:style style:name="P234" style:family="paragraph" style:parent-style-name="Исходный_20_код">
      <style:paragraph-properties fo:margin-left="-3.77mm" fo:margin-right="-6.42mm" fo:text-indent="0mm" style:auto-text-indent="false">
        <style:tab-stops>
          <style:tab-stop style:position="9.05mm"/>
        </style:tab-stops>
      </style:paragraph-properties>
    </style:style>
    <style:style style:name="P235" style:family="paragraph" style:parent-style-name="Исходный_20_код">
      <style:paragraph-properties fo:margin-left="-1.85mm" fo:margin-right="-9.3mm" fo:text-indent="0mm" style:auto-text-indent="false">
        <style:tab-stops>
          <style:tab-stop style:position="13.23mm"/>
        </style:tab-stops>
      </style:paragraph-properties>
      <style:text-properties fo:language="ru" fo:country="RU"/>
    </style:style>
    <style:style style:name="P236" style:family="paragraph" style:parent-style-name="Исходный_20_код">
      <style:paragraph-properties fo:margin-left="-1.85mm" fo:margin-right="-9.3mm" fo:text-indent="0mm" style:auto-text-indent="false">
        <style:tab-stops>
          <style:tab-stop style:position="13.23mm"/>
        </style:tab-stops>
      </style:paragraph-properties>
    </style:style>
    <style:style style:name="P237" style:family="paragraph" style:parent-style-name="Исходный_20_код" style:list-style-name="WW8Num5">
      <style:paragraph-properties fo:margin-left="-1.85mm" fo:margin-right="-9.3mm" fo:text-indent="0mm" style:auto-text-indent="false">
        <style:tab-stops>
          <style:tab-stop style:position="13.23mm"/>
        </style:tab-stops>
      </style:paragraph-properties>
    </style:style>
    <style:style style:name="P238" style:family="paragraph" style:parent-style-name="Исходный_20_код" style:list-style-name="WW8Num5">
      <style:paragraph-properties fo:margin-left="-1.85mm" fo:margin-right="-9.3mm" fo:text-indent="0mm" style:auto-text-indent="false">
        <style:tab-stops>
          <style:tab-stop style:position="13.23mm"/>
        </style:tab-stops>
      </style:paragraph-properties>
      <style:text-properties fo:language="en" fo:country="US"/>
    </style:style>
    <style:style style:name="P239" style:family="paragraph" style:parent-style-name="Исходный_20_код">
      <style:paragraph-properties fo:margin-left="-1.61mm" fo:margin-right="-4.73mm" fo:text-indent="0mm" style:auto-text-indent="false">
        <style:tab-stops>
          <style:tab-stop style:position="10.05mm"/>
        </style:tab-stops>
      </style:paragraph-properties>
    </style:style>
    <style:style style:name="P240" style:family="paragraph" style:parent-style-name="Исходный_20_код" style:list-style-name="WW8Num5">
      <style:paragraph-properties fo:margin-left="-1.61mm" fo:margin-right="-4.73mm" fo:text-indent="0mm" style:auto-text-indent="false">
        <style:tab-stops>
          <style:tab-stop style:position="10.05mm"/>
        </style:tab-stops>
      </style:paragraph-properties>
    </style:style>
    <style:style style:name="P241" style:family="paragraph" style:parent-style-name="Исходный_20_код" style:list-style-name="WW8Num5">
      <style:paragraph-properties fo:margin-left="-1.61mm" fo:margin-right="-4.73mm" fo:text-indent="0mm" style:auto-text-indent="false">
        <style:tab-stops>
          <style:tab-stop style:position="10.05mm"/>
        </style:tab-stops>
      </style:paragraph-properties>
      <style:text-properties fo:language="en" fo:country="US"/>
    </style:style>
    <style:style style:name="P242" style:family="paragraph" style:parent-style-name="Исходный_20_код">
      <style:paragraph-properties fo:margin-left="5.38mm" fo:margin-right="-9.07mm" fo:text-indent="0mm" style:auto-text-indent="false">
        <style:tab-stops>
          <style:tab-stop style:position="20.44mm"/>
        </style:tab-stops>
      </style:paragraph-properties>
    </style:style>
    <style:style style:name="P243" style:family="paragraph" style:parent-style-name="Исходный_20_код">
      <style:paragraph-properties fo:margin-left="2.49mm" fo:margin-right="3.21mm" fo:text-indent="0mm" style:auto-text-indent="false">
        <style:tab-stops>
          <style:tab-stop style:position="16.85mm"/>
        </style:tab-stops>
      </style:paragraph-properties>
    </style:style>
    <style:style style:name="P244" style:family="paragraph" style:parent-style-name="Исходный_20_код">
      <style:paragraph-properties fo:margin-left="0.09mm" fo:margin-right="-0.64mm" fo:text-indent="0mm" style:auto-text-indent="false">
        <style:tab-stops>
          <style:tab-stop style:position="5.29mm"/>
          <style:tab-stop style:position="11.78mm"/>
        </style:tab-stops>
      </style:paragraph-properties>
    </style:style>
    <style:style style:name="P245" style:family="paragraph" style:parent-style-name="Исходный_20_код" style:list-style-name="WW8Num5">
      <style:paragraph-properties fo:margin-left="-0.16mm" fo:margin-right="0.09mm" fo:text-indent="0mm" style:auto-text-indent="false">
        <style:tab-stops>
          <style:tab-stop style:position="5.29mm"/>
          <style:tab-stop style:position="12.03mm"/>
        </style:tab-stops>
      </style:paragraph-properties>
    </style:style>
    <style:style style:name="P246" style:family="paragraph" style:parent-style-name="Исходный_20_код" style:list-style-name="WW8Num5">
      <style:paragraph-properties fo:margin-left="-0.16mm" fo:margin-right="0.09mm" fo:orphans="2" fo:widows="2" fo:hyphenation-ladder-count="no-limit" fo:text-indent="0mm" style:auto-text-indent="false" style:writing-mode="lr-tb">
        <style:tab-stops>
          <style:tab-stop style:position="5.29mm"/>
          <style:tab-stop style:position="12.03mm"/>
        </style:tab-stops>
      </style:paragraph-properties>
      <style:text-properties fo:language="ru" fo:country="RU" fo:hyphenate="true" fo:hyphenation-remain-char-count="2" fo:hyphenation-push-char-count="2"/>
    </style:style>
    <style:style style:name="P247" style:family="paragraph" style:parent-style-name="Название_20_объекта" style:list-style-name="WW8Num5">
      <style:text-properties fo:language="ru" fo:country="RU"/>
    </style:style>
    <style:style style:name="P248" style:family="paragraph" style:parent-style-name="Название_20_объекта" style:list-style-name="WW8Num5">
      <style:paragraph-properties fo:hyphenation-ladder-count="no-limit"/>
      <style:text-properties fo:language="ru" fo:country="RU" fo:hyphenate="true" fo:hyphenation-remain-char-count="2" fo:hyphenation-push-char-count="2"/>
    </style:style>
    <style:style style:name="P249" style:family="paragraph" style:parent-style-name="Нум._20_список" style:list-style-name="WW8Num8"/>
    <style:style style:name="P250" style:family="paragraph" style:parent-style-name="Contents_20_2">
      <style:paragraph-properties>
        <style:tab-stops>
          <style:tab-stop style:position="150mm" style:type="right" style:leader-style="dotted" style:leader-text="."/>
        </style:tab-stops>
      </style:paragraph-properties>
    </style:style>
    <style:style style:name="P251" style:family="paragraph" style:parent-style-name="Contents_20_1">
      <style:paragraph-properties>
        <style:tab-stops>
          <style:tab-stop style:position="150mm" style:type="right" style:leader-style="dotted" style:leader-text="."/>
        </style:tab-stops>
      </style:paragraph-properties>
    </style:style>
    <style:style style:name="P252" style:family="paragraph" style:parent-style-name="Index_20_1">
      <style:paragraph-properties>
        <style:tab-stops>
          <style:tab-stop style:position="150mm" style:type="right" style:leader-style="dotted" style:leader-text="."/>
        </style:tab-stops>
      </style:paragraph-properties>
    </style:style>
    <style:style style:name="P253" style:family="paragraph" style:parent-style-name="Index_20_2">
      <style:paragraph-properties>
        <style:tab-stops>
          <style:tab-stop style:position="150mm" style:type="right" style:leader-style="dotted" style:leader-text="."/>
        </style:tab-stops>
      </style:paragraph-properties>
    </style:style>
    <style:style style:name="P254" style:family="paragraph" style:parent-style-name="Описание_20_функций-членов">
      <style:text-properties fo:language="en" fo:country="US"/>
    </style:style>
    <style:style style:name="P255" style:family="paragraph" style:parent-style-name="Описание_20_функций-членов">
      <style:text-properties fo:language="ru" fo:country="RU"/>
    </style:style>
    <style:style style:name="P256" style:family="paragraph" style:parent-style-name="Описание_20_функций-членов" style:list-style-name="WW8Num7" style:master-page-name="">
      <style:paragraph-properties fo:hyphenation-ladder-count="no-limit" style:page-number="auto" style:writing-mode="lr-tb"/>
      <style:text-properties fo:hyphenate="false" fo:hyphenation-remain-char-count="2" fo:hyphenation-push-char-count="2"/>
    </style:style>
    <style:style style:name="P257" style:family="paragraph" style:parent-style-name="Описание_20_функций-членов" style:master-page-name="">
      <style:paragraph-properties fo:orphans="3" style:page-number="auto"/>
    </style:style>
    <style:style style:name="P258" style:family="paragraph" style:parent-style-name="Описание_20_функций-членов" style:master-page-name="">
      <style:paragraph-properties fo:orphans="4" style:page-number="auto"/>
    </style:style>
    <style:style style:name="P259" style:family="paragraph" style:parent-style-name="Описание_20_функций-членов" style:master-page-name="">
      <style:paragraph-properties fo:hyphenation-ladder-count="no-limit" style:page-number="auto"/>
      <style:text-properties fo:hyphenate="false" fo:hyphenation-remain-char-count="2" fo:hyphenation-push-char-count="2"/>
    </style:style>
    <style:style style:name="P260" style:family="paragraph" style:parent-style-name="Описание_20_функций-членов" style:list-style-name="WW8Num7" style:master-page-name="">
      <style:paragraph-properties fo:hyphenation-ladder-count="no-limit" style:page-number="auto"/>
      <style:text-properties fo:hyphenate="false" fo:hyphenation-remain-char-count="2" fo:hyphenation-push-char-count="2"/>
    </style:style>
    <style:style style:name="P261" style:family="paragraph" style:parent-style-name="Описание_20_функций-членов" style:master-page-name="">
      <style:paragraph-properties fo:hyphenation-ladder-count="no-limit" style:page-number="auto"/>
      <style:text-properties fo:language="ru" fo:country="RU" fo:hyphenate="false" fo:hyphenation-remain-char-count="2" fo:hyphenation-push-char-count="2"/>
    </style:style>
    <style:style style:name="P262" style:family="paragraph" style:parent-style-name="Описание_20_функций-членов">
      <style:paragraph-properties style:writing-mode="lr-tb"/>
    </style:style>
    <style:style style:name="P263" style:family="paragraph" style:parent-style-name="Приложение" style:master-page-name="Правая_20_страница_20_Прил">
      <style:paragraph-properties fo:margin-left="0mm" fo:margin-right="0mm" fo:margin-top="8.5mm" fo:margin-bottom="8.4mm" style:contextual-spacing="false" fo:text-indent="0mm" style:auto-text-indent="false" style:page-number="auto">
        <style:tab-stops>
          <style:tab-stop style:position="149.81mm"/>
        </style:tab-stops>
      </style:paragraph-properties>
    </style:style>
    <style:style style:name="P264" style:family="paragraph" style:parent-style-name="Приложение" style:master-page-name="Правая_20_страница_20_Прил">
      <style:paragraph-properties style:page-number="auto"/>
    </style:style>
    <style:style style:name="P265" style:family="paragraph" style:parent-style-name="Прил.Заг2">
      <style:paragraph-properties fo:margin-top="8.01mm" fo:margin-bottom="8.01mm" style:contextual-spacing="false"/>
    </style:style>
    <style:style style:name="P266" style:family="paragraph" style:parent-style-name="Прил.Заг3">
      <style:paragraph-properties fo:margin-left="28.15mm" fo:margin-right="20mm" fo:text-indent="-15.45mm" style:auto-text-indent="false"/>
    </style:style>
    <style:style style:name="P267" style:family="paragraph" style:parent-style-name="Прил.Заг3" style:master-page-name="">
      <style:paragraph-properties style:page-number="auto"/>
    </style:style>
    <style:style style:name="P268" style:family="paragraph" style:parent-style-name="Прил.Заг4" style:list-style-name="WW8Num3">
      <style:paragraph-properties fo:margin-left="28.15mm" fo:margin-right="20mm" fo:margin-top="8.47mm" fo:margin-bottom="6.35mm" style:contextual-spacing="false" fo:orphans="2" fo:widows="2" fo:hyphenation-ladder-count="no-limit" fo:text-indent="-15.45mm" style:auto-text-indent="false" fo:keep-with-next="always" style:writing-mode="lr-tb"/>
      <style:text-properties fo:hyphenate="false" fo:hyphenation-remain-char-count="2" fo:hyphenation-push-char-count="2"/>
    </style:style>
    <style:style style:name="P269" style:family="paragraph">
      <style:paragraph-properties style:writing-mode="lr-tb"/>
    </style:style>
    <style:style style:name="P270" style:family="paragraph">
      <style:paragraph-properties style:writing-mode="lr-tb"/>
      <style:text-properties style:font-name="Times New Roman" fo:font-size="9pt" style:font-size-asian="9pt" style:font-size-complex="9pt"/>
    </style:style>
    <style:style style:name="P271" style:family="paragraph">
      <style:paragraph-properties fo:margin-left="0mm" fo:margin-right="0mm" fo:margin-top="0mm" fo:margin-bottom="0mm" fo:line-height="100%" fo:text-align="start" fo:text-indent="0mm" style:text-autospace="ideograph-alpha" style:punctuation-wrap="hanging" style:line-break="strict" style:writing-mode="lr-tb" style:font-independent-line-spacing="false">
        <style:tab-stops/>
      </style:paragraph-properties>
      <style:text-properties style:use-window-font-color="true" style:text-outline="false" style:text-line-through-style="none" style:text-position="0% 100%" fo:letter-spacing="normal" fo:language="ru" fo:country="RU" fo:font-style="normal" fo:text-shadow="none" style:text-underline-style="none" fo:font-weight="normal" style:text-underline-mode="continuous" style:text-overline-mode="continuous" style:text-line-through-mode="continuous" style:letter-kerning="true" style:font-name-asian="Lucida Sans Unicode" style:language-asian="zh" style:country-asian="CN" style:font-style-asian="normal" style:font-weight-asian="normal" style:font-name-complex="Mangal" style:language-complex="hi" style:country-complex="IN" style:font-style-complex="normal" style:font-weight-complex="normal" style:text-emphasize="none" style:text-scale="100%" style:font-relief="none" style:text-overline-style="none" style:text-overline-color="font-color" fo:hyphenate="false"/>
    </style:style>
    <style:style style:name="P272"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P273" style:family="paragraph">
      <style:paragraph-properties fo:margin-left="0mm" fo:margin-right="0mm" fo:margin-top="0mm" fo:margin-bottom="0mm" fo:line-height="100%" fo:text-align="start" fo:text-indent="0mm" style:text-autospace="ideograph-alpha" style:punctuation-wrap="hanging"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9pt" fo:letter-spacing="normal" fo:language="ru" fo:country="RU" fo:font-style="normal" fo:text-shadow="none" style:text-underline-style="none" fo:font-weight="normal" style:text-underline-mode="continuous" style:text-overline-mode="continuous" style:text-line-through-mode="continuous" style:letter-kerning="true" style:font-name-asian="Lucida Sans Unicode" style:font-size-asian="9pt" style:language-asian="zh" style:country-asian="CN" style:font-style-asian="normal" style:font-weight-asian="normal" style:font-name-complex="Mangal"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language="zxx" fo:country="none" style:language-asian="zxx" style:country-asian="none"/>
    </style:style>
    <style:style style:name="T2" style:family="text">
      <style:text-properties fo:language="en" fo:country="US"/>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language="en" fo:country="US" fo:font-style="italic" style:font-style-asian="italic" style:font-style-complex="italic"/>
    </style:style>
    <style:style style:name="T5" style:family="text">
      <style:text-properties fo:language="en" fo:country="US" style:language-complex="ar" style:country-complex="SA"/>
    </style:style>
    <style:style style:name="T6" style:family="text">
      <style:text-properties fo:language="en" fo:country="US" officeooo:rsid="001f4560"/>
    </style:style>
    <style:style style:name="T7" style:family="text">
      <style:text-properties fo:language="ru" fo:country="RU"/>
    </style:style>
    <style:style style:name="T8" style:family="text">
      <style:text-properties fo:language="ru" fo:country="RU" fo:font-style="italic" style:text-underline-style="none" style:font-style-asian="italic" style:font-style-complex="italic"/>
    </style:style>
    <style:style style:name="T9" style:family="text">
      <style:text-properties fo:language="ru" fo:country="RU" fo:font-style="italic" style:font-style-asian="italic" style:font-style-complex="italic"/>
    </style:style>
    <style:style style:name="T10" style:family="text">
      <style:text-properties fo:language="ru" fo:country="RU" fo:font-style="italic" officeooo:rsid="001f4560" style:font-style-asian="italic" style:font-style-complex="italic"/>
    </style:style>
    <style:style style:name="T11" style:family="text">
      <style:text-properties fo:language="ru" fo:country="RU" fo:font-style="normal" style:font-style-asian="normal" style:font-style-complex="normal"/>
    </style:style>
    <style:style style:name="T12" style:family="text">
      <style:text-properties fo:language="ru" fo:country="RU" style:language-complex="ar" style:country-complex="SA"/>
    </style:style>
    <style:style style:name="T13" style:family="text">
      <style:text-properties fo:language="ru" fo:country="RU" officeooo:rsid="001f4560"/>
    </style:style>
    <style:style style:name="T14" style:family="text">
      <style:text-properties fo:language="ru" fo:country="RU" officeooo:rsid="002118a9"/>
    </style:style>
    <style:style style:name="T15" style:family="text">
      <style:text-properties fo:language="ru" fo:country="RU" officeooo:rsid="00216f90"/>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style:font-name="Courier New" fo:font-style="italic" fo:font-weight="bold" style:font-style-asian="italic" style:font-weight-asian="bold" style:font-name-complex="Courier New" style:font-style-complex="italic" style:font-weight-complex="bold"/>
    </style:style>
    <style:style style:name="T19" style:family="text">
      <style:text-properties style:font-name="Courier New" fo:font-style="italic" style:font-style-asian="italic" style:font-name-complex="Courier New" style:font-style-complex="italic"/>
    </style:style>
    <style:style style:name="T20" style:family="text">
      <style:text-properties style:font-name="Courier New" fo:language="en" fo:country="US" fo:font-style="italic" fo:font-weight="bold" style:font-style-asian="italic" style:font-weight-asian="bold" style:font-name-complex="Courier New" style:font-style-complex="italic" style:font-weight-complex="bold"/>
    </style:style>
    <style:style style:name="T21" style:family="text">
      <style:text-properties style:font-name="Courier New" fo:font-size="10pt" fo:font-weight="bold" style:font-size-asian="10pt" style:font-weight-asian="bold" style:font-name-complex="Courier New" style:font-weight-complex="bold"/>
    </style:style>
    <style:style style:name="T22" style:family="text">
      <style:text-properties style:font-name="Courier New" fo:font-size="10pt" fo:language="en" fo:country="US" fo:font-weight="bold" style:font-size-asian="10pt" style:font-weight-asian="bold" style:font-name-complex="Courier New" style:font-weight-complex="bold"/>
    </style:style>
    <style:style style:name="T23" style:family="text">
      <style:text-properties style:font-name="Courier New" fo:font-size="9pt" style:font-size-asian="9pt" style:font-name-complex="Courier New"/>
    </style:style>
    <style:style style:name="T24" style:family="text">
      <style:text-properties style:font-name="Courier New" fo:font-size="9pt" fo:language="en" fo:country="US" style:font-size-asian="9pt" style:font-name-complex="Courier New"/>
    </style:style>
    <style:style style:name="T25" style:family="text">
      <style:text-properties style:font-name="Courier New" fo:font-size="9pt" fo:font-weight="bold" style:font-size-asian="9pt" style:font-weight-asian="bold" style:font-name-complex="Courier New" style:font-weight-complex="bold"/>
    </style:style>
    <style:style style:name="T26" style:family="text">
      <style:text-properties style:font-name="Courier New" fo:language="ru" fo:country="RU" fo:font-style="italic" fo:font-weight="bold" style:font-style-asian="italic" style:font-weight-asian="bold" style:font-name-complex="Courier New" style:font-style-complex="italic" style:font-weight-complex="bold"/>
    </style:style>
    <style:style style:name="T27" style:family="text">
      <style:text-properties style:font-name="Courier New" fo:language="ru" fo:country="RU" fo:font-style="italic" fo:font-weight="bold" style:font-style-asian="italic" style:font-weight-asian="bold" style:font-name-complex="Courier New" style:language-complex="ar" style:country-complex="SA" style:font-style-complex="italic" style:font-weight-complex="bold"/>
    </style:style>
    <style:style style:name="T28" style:family="text">
      <style:text-properties fo:font-size="10pt" style:font-size-asian="10pt"/>
    </style:style>
    <style:style style:name="T29" style:family="text">
      <style:text-properties fo:font-size="10pt" style:font-size-asian="10pt" style:font-size-complex="10pt"/>
    </style:style>
    <style:style style:name="T30" style:family="text">
      <style:text-properties fo:font-size="10pt" fo:font-weight="bold" style:font-size-asian="10pt" style:font-weight-asian="bold" style:font-size-complex="10pt" style:font-weight-complex="bold"/>
    </style:style>
    <style:style style:name="T31" style:family="text">
      <style:text-properties fo:font-size="10pt" fo:language="ru" fo:country="RU" style:font-size-asian="10pt"/>
    </style:style>
    <style:style style:name="T32" style:family="text">
      <style:text-properties fo:font-size="10pt" fo:language="ru" fo:country="RU" style:font-size-asian="10pt" style:font-size-complex="10pt"/>
    </style:style>
    <style:style style:name="T33" style:family="text">
      <style:text-properties fo:font-size="10pt" fo:language="en" fo:country="US" style:font-size-asian="10pt"/>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style:text-position="super 58%"/>
    </style:style>
    <style:style style:name="T37" style:family="text">
      <style:text-properties style:text-position="super 58%" fo:language="ru" fo:country="RU"/>
    </style:style>
    <style:style style:name="T38" style:family="text">
      <style:text-properties style:text-position="super 58%" fo:language="en" fo:country="US"/>
    </style:style>
    <style:style style:name="T39" style:family="text">
      <style:text-properties fo:font-size="9pt" style:font-size-asian="9pt"/>
    </style:style>
    <style:style style:name="T40" style:family="text">
      <style:text-properties fo:font-size="9pt" style:font-size-asian="9pt" style:font-size-complex="9pt"/>
    </style:style>
    <style:style style:name="T41" style:family="text">
      <style:text-properties fo:font-size="9pt" fo:language="ru" fo:country="RU" style:font-size-asian="9pt"/>
    </style:style>
    <style:style style:name="T42" style:family="text">
      <style:text-properties fo:font-size="9pt" fo:language="ru" fo:country="RU" style:font-size-asian="9pt" style:font-size-complex="9pt"/>
    </style:style>
    <style:style style:name="T43" style:family="text">
      <style:text-properties fo:font-size="9pt" fo:language="en" fo:country="US" style:font-size-asian="9pt"/>
    </style:style>
    <style:style style:name="T44" style:family="text">
      <style:text-properties fo:font-size="9pt" fo:language="en" fo:country="US" style:font-size-asian="9pt" style:font-size-complex="9pt"/>
    </style:style>
    <style:style style:name="T45" style:family="text">
      <style:text-properties fo:font-size="9pt" fo:letter-spacing="-0.14mm" style:font-size-asian="9pt"/>
    </style:style>
    <style:style style:name="T46" style:family="text">
      <style:text-properties fo:font-weight="normal" style:font-weight-asian="normal" style:font-weight-complex="normal"/>
    </style:style>
    <style:style style:name="T47" style:family="text">
      <style:text-properties style:font-name="Arial1" fo:language="ru" fo:country="RU" fo:font-weight="normal" style:font-weight-asian="normal" style:font-name-complex="Arial1" style:font-weight-complex="normal"/>
    </style:style>
    <style:style style:name="T48" style:family="text">
      <style:text-properties style:font-name="Arial1" fo:language="ru" fo:country="RU" style:font-name-complex="Arial1"/>
    </style:style>
    <style:style style:name="T49" style:family="text">
      <style:text-properties style:font-name="Arial1" fo:font-size="10pt" style:font-size-asian="10pt" style:font-size-complex="10pt"/>
    </style:style>
    <style:style style:name="T50" style:family="text">
      <style:text-properties style:font-name="Arial1" fo:font-size="10pt" fo:language="ru" fo:country="RU" style:font-size-asian="10pt" style:font-name-complex="Arial1" style:font-size-complex="10pt"/>
    </style:style>
    <style:style style:name="T51" style:family="text">
      <style:text-properties fo:font-size="8pt" style:font-size-asian="8pt"/>
    </style:style>
    <style:style style:name="T52" style:family="text">
      <style:text-properties fo:font-size="8pt" fo:language="ru" fo:country="RU" style:font-size-asian="8pt"/>
    </style:style>
    <style:style style:name="T53" style:family="text">
      <style:text-properties fo:font-size="8pt" fo:language="en" fo:country="US" style:font-size-asian="8pt"/>
    </style:style>
    <style:style style:name="T54" style:family="text">
      <style:text-properties fo:font-size="12pt" style:font-size-asian="12pt" style:font-size-complex="12pt"/>
    </style:style>
    <style:style style:name="T55" style:family="text">
      <style:text-properties fo:font-size="11pt" style:font-size-asian="11pt"/>
    </style:style>
    <style:style style:name="T56" style:family="text">
      <style:text-properties style:use-window-font-color="true" fo:language="ru" fo:country="RU" style:font-name-asian="Times New Roman" style:font-size-complex="12pt" style:language-complex="ar" style:country-complex="SA"/>
    </style:style>
    <style:style style:name="T57" style:family="text">
      <style:text-properties style:use-window-font-color="true" fo:language="ru" fo:country="RU" style:font-name-asian="Times New Roman" style:language-complex="ar" style:country-complex="SA"/>
    </style:style>
    <style:style style:name="T58" style:family="text">
      <style:text-properties style:use-window-font-color="true" fo:language="en" fo:country="US"/>
    </style:style>
    <style:style style:name="T59" style:family="text">
      <style:text-properties style:use-window-font-color="true" fo:language="en" fo:country="US" style:font-name-asian="Times New Roman" style:font-size-complex="12pt" style:language-complex="ar" style:country-complex="SA"/>
    </style:style>
    <style:style style:name="T60" style:family="text">
      <style:text-properties style:use-window-font-color="true" fo:language="en" fo:country="US" style:font-name-asian="Times New Roman" style:language-complex="ar" style:country-complex="SA"/>
    </style:style>
    <style:style style:name="T61" style:family="text">
      <style:text-properties style:use-window-font-color="true" fo:language="en" fo:country="US" style:text-underline-style="none"/>
    </style:style>
    <style:style style:name="T62" style:family="text">
      <style:text-properties style:use-window-font-color="true" fo:language="en" fo:country="US" style:text-underline-style="none" style:font-size-asian="10.5pt"/>
    </style:style>
    <style:style style:name="T63" style:family="text">
      <style:text-properties style:use-window-font-color="true" fo:font-size="10pt" style:font-name-asian="Times New Roman" style:font-size-asian="10pt" style:font-size-complex="10pt" style:language-complex="ar" style:country-complex="SA"/>
    </style:style>
    <style:style style:name="T64" style:family="text">
      <style:text-properties style:use-window-font-color="true" fo:font-size="10pt" style:font-name-asian="Times New Roman" style:font-size-asian="10pt" style:font-size-complex="12pt" style:language-complex="ar" style:country-complex="SA"/>
    </style:style>
    <style:style style:name="T65" style:family="text">
      <style:text-properties style:use-window-font-color="true" fo:font-size="10pt" fo:language="ru" fo:country="RU" style:font-name-asian="Times New Roman" style:font-size-asian="10pt" style:font-size-complex="10pt" style:language-complex="ar" style:country-complex="SA"/>
    </style:style>
    <style:style style:name="T66" style:family="text">
      <style:text-properties style:use-window-font-color="true" fo:font-size="10pt" fo:language="en" fo:country="US" style:font-name-asian="Times New Roman" style:font-size-asian="10pt" style:font-size-complex="12pt" style:language-complex="ar" style:country-complex="SA"/>
    </style:style>
    <style:style style:name="T67" style:family="text">
      <style:text-properties style:use-window-font-color="true" fo:font-size="8pt" style:font-name-asian="Times New Roman" style:font-size-asian="8pt" style:font-size-complex="12pt" style:language-complex="ar" style:country-complex="SA"/>
    </style:style>
    <style:style style:name="T68" style:family="text">
      <style:text-properties style:use-window-font-color="true" fo:font-size="8pt" style:font-name-asian="Times New Roman" style:font-size-asian="8pt" style:language-complex="ar" style:country-complex="SA"/>
    </style:style>
    <style:style style:name="T69" style:family="text">
      <style:text-properties style:use-window-font-color="true" fo:font-size="9pt" style:font-name-asian="Times New Roman" style:font-size-asian="9pt" style:font-size-complex="9pt" style:language-complex="ar" style:country-complex="SA"/>
    </style:style>
    <style:style style:name="T70" style:family="text">
      <style:text-properties style:use-window-font-color="true" fo:font-size="9pt" style:font-name-asian="Times New Roman" style:font-size-asian="9pt" style:font-name-complex="Times New Roman" style:font-size-complex="9pt" style:language-complex="ar" style:country-complex="SA"/>
    </style:style>
    <style:style style:name="T71" style:family="text">
      <style:text-properties style:use-window-font-color="true" fo:font-size="9pt" style:font-name-asian="Times New Roman" style:font-size-asian="9pt" style:language-complex="ar" style:country-complex="SA"/>
    </style:style>
    <style:style style:name="T72" style:family="text">
      <style:text-properties style:use-window-font-color="true" fo:font-size="9pt" fo:language="en" fo:country="US" style:font-name-asian="Times New Roman" style:font-size-asian="9pt" style:font-size-complex="9pt" style:language-complex="ar" style:country-complex="SA"/>
    </style:style>
    <style:style style:name="T73" style:family="text">
      <style:text-properties style:use-window-font-color="true" style:font-name-asian="Times New Roman" style:language-complex="ar" style:country-complex="SA"/>
    </style:style>
    <style:style style:name="T74" style:family="text">
      <style:text-properties style:use-window-font-color="true" style:font-name-asian="Times New Roman" style:font-size-asian="10pt" style:language-complex="ar" style:country-complex="SA"/>
    </style:style>
    <style:style style:name="T75" style:family="text">
      <style:text-properties style:use-window-font-color="true" style:font-name-asian="Times New Roman" style:font-name-complex="Times New Roman" style:language-complex="ar" style:country-complex="SA"/>
    </style:style>
    <style:style style:name="T76" style:family="text">
      <style:text-properties style:use-window-font-color="true" style:font-name="Arial1" fo:font-size="10pt" fo:language="ru" fo:country="RU" fo:font-weight="bold" style:font-name-asian="Times New Roman" style:font-size-asian="10pt" style:font-weight-asian="bold" style:font-name-complex="Arial1" style:font-size-complex="12pt" style:language-complex="ar" style:country-complex="SA" style:font-weight-complex="bold"/>
    </style:style>
    <style:style style:name="T77" style:family="text">
      <style:text-properties style:use-window-font-color="true" style:font-name="Arial1" fo:font-size="10pt" fo:language="ru" fo:country="RU" style:font-name-asian="Times New Roman" style:font-size-asian="10pt" style:font-name-complex="Times New Roman" style:font-size-complex="10pt" style:language-complex="ar" style:country-complex="SA"/>
    </style:style>
    <style:style style:name="T78" style:family="text">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style:style>
    <style:style style:name="T79" style:family="text">
      <style:text-properties style:use-window-font-color="true" fo:letter-spacing="-0.35mm" style:font-name-asian="Times New Roman" style:font-size-asian="10.5pt" style:language-complex="ar" style:country-complex="SA"/>
    </style:style>
    <style:style style:name="T80" style:family="text">
      <style:text-properties style:use-window-font-color="true" style:font-name="Courier New1" fo:font-size="9pt" fo:language="en" fo:country="US" officeooo:rsid="001f4560" style:font-name-asian="Times New Roman" style:font-size-asian="9pt" style:font-name-complex="Times New Roman" style:font-size-complex="9pt" style:language-complex="ar" style:country-complex="SA"/>
    </style:style>
    <style:style style:name="T81" style:family="text">
      <style:text-properties fo:font-size="13pt" style:font-size-asian="13.6499996185303pt" style:font-size-complex="15.6000003814697pt"/>
    </style:style>
    <style:style style:name="T82" style:family="text">
      <style:text-properties style:language-complex="ar" style:country-complex="SA"/>
    </style:style>
    <style:style style:name="T83" style:family="text">
      <style:text-properties fo:font-style="normal" style:text-underline-style="solid" style:text-underline-width="auto" style:text-underline-color="font-color" style:font-style-asian="normal" style:font-style-complex="normal"/>
    </style:style>
    <style:style style:name="T84" style:family="text">
      <style:text-properties fo:letter-spacing="-0.14mm"/>
    </style:style>
    <style:style style:name="T85" style:family="text">
      <style:text-properties fo:letter-spacing="-0.14mm" fo:language="en" fo:country="US"/>
    </style:style>
    <style:style style:name="T86" style:family="text">
      <style:text-properties officeooo:rsid="001f4560"/>
    </style:style>
    <style:style style:name="T87" style:family="text">
      <style:text-properties style:font-name="Courier New1" fo:font-size="9pt" fo:language="en" fo:country="US" officeooo:rsid="001f4560" style:font-size-asian="9pt" style:font-size-complex="9pt"/>
    </style:style>
    <style:style style:name="T88" style:family="text">
      <style:text-properties fo:color="#000000" style:font-name="Tahoma2" fo:font-size="10pt" fo:language="ru" fo:country="RU" fo:font-weight="bold" style:font-size-asian="10pt" style:font-weight-asian="bold"/>
    </style:style>
    <style:style style:name="T89" style:family="text">
      <style:text-properties fo:color="#000000" style:font-name="Tahoma2" fo:font-size="10pt" fo:language="ru" fo:country="RU" fo:font-weight="bold" style:font-size-asian="10pt" style:font-weight-asian="bold" style:font-size-complex="14pt" style:font-weight-complex="normal"/>
    </style:style>
    <style:style style:name="T90" style:family="text">
      <style:text-properties fo:color="#000000" style:font-name="Arial1" fo:font-size="10pt" fo:language="ru" fo:country="RU" fo:font-weight="bold" style:font-size-asian="10pt" style:font-weight-asian="bold"/>
    </style:style>
    <style:style style:name="T91" style:family="text">
      <style:text-properties fo:color="#000000" style:font-name="Arial1" fo:font-size="10pt" fo:language="ru" fo:country="RU" fo:font-weight="normal" style:font-size-asian="10pt" style:font-weight-asian="normal" style:font-weight-complex="normal"/>
    </style:style>
    <style:style style:name="T92" style:family="text">
      <style:text-properties fo:color="#000000" style:font-name="Times New Roman" fo:font-size="10pt" fo:language="ru" fo:country="RU" fo:font-weight="normal" style:font-size-asian="10pt" style:font-weight-asian="normal" style:font-weight-complex="normal"/>
    </style:style>
    <style:style style:name="T93" style:family="text">
      <style:text-properties fo:color="#000000" style:font-name="Times New Roman" fo:font-size="14pt" fo:language="ru" fo:country="RU" fo:font-weight="normal" style:font-size-asian="14pt" style:font-weight-asian="normal" style:font-size-complex="14pt" style:font-weight-complex="normal"/>
    </style:style>
    <style:style style:name="T94" style:family="text">
      <style:text-properties fo:color="#0000ff" style:font-name="Tahoma2" fo:font-size="10pt" fo:language="ru" fo:country="RU" style:text-underline-style="solid" style:text-underline-width="auto" style:text-underline-color="font-color" fo:font-weight="bold" style:font-size-asian="10pt" style:font-weight-asian="bold"/>
    </style:style>
    <style:style style:name="T95" style:family="text"/>
    <style:style style:name="T96" style:family="text">
      <style:text-properties style:font-name="Times New Roman" fo:font-size="9pt" style:font-size-asian="9pt" style:font-size-complex="9pt"/>
    </style:style>
    <style:style style:name="T97" style:family="text">
      <style:text-properties style:use-window-font-color="true" style:font-name="Times New Roman" fo:font-size="9pt" fo:language="ru" fo:country="RU" style:font-name-asian="Times New Roman" style:font-size-asian="9pt" style:font-name-complex="Times New Roman" style:font-size-complex="12pt" style:language-complex="ar" style:country-complex="SA"/>
    </style:style>
    <style:style style:name="T98" style:family="text">
      <style:text-properties style:use-window-font-color="true" style:text-outline="false" style:text-line-through-style="none" style:text-position="0% 100%" style:font-name="Times New Roman" fo:font-size="9pt" fo:letter-spacing="normal" fo:language="ru" fo:country="RU" fo:font-style="normal" fo:text-shadow="none" style:text-underline-style="none" fo:font-weight="normal" style:text-underline-mode="continuous" style:text-overline-mode="continuous" style:text-line-through-mode="continuous" style:letter-kerning="true" style:font-name-asian="Lucida Sans Unicode" style:font-size-asian="9pt" style:language-asian="zh" style:country-asian="CN" style:font-style-asian="normal" style:font-weight-asian="normal" style:font-name-complex="Mangal" style:font-size-complex="9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fo:margin-left="3.19mm" fo:margin-right="3.19mm" style:wrap="run-through" style:number-wrapped-paragraphs="no-limit" style:vertical-pos="from-top" style:vertical-rel="paragraph" style:horizontal-pos="from-left" style:horizontal-rel="paragraph" fo:background-color="#ffffff" style:background-transparency="100%" fo:padding="0.26mm" fo:border="none">
        <style:background-image/>
      </style:graphic-properties>
    </style:style>
    <style:style style:name="fr3" style:family="graphic" style:parent-style-name="Formula">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26mm" svg:stroke-color="#000000" draw:stroke-linejoin="miter" draw:fill="solid" draw:fill-color="#e6e6e6" draw:opacity="50%" draw:textarea-horizontal-align="left" draw:textarea-vertical-align="top" draw:auto-grow-height="false" fo:padding-top="2.29mm" fo:padding-bottom="2.29mm" fo:padding-left="4.41mm" fo:padding-right="4.41mm" fo:wrap-option="wrap" style:run-through="foreground"/>
    </style:style>
    <style:style style:name="gr3" style:family="graphic">
      <style:graphic-properties draw:stroke="none" draw:fill="none" draw:fill-color="#e6e6e6" draw:opacity="50%" draw:textarea-horizontal-align="justify" draw:textarea-vertical-align="top" draw:auto-grow-height="false" draw:auto-grow-width="false" fo:padding-top="0mm" fo:padding-bottom="0mm" fo:padding-left="0mm" fo:padding-right="0mm" fo:wrap-option="wrap" style:run-through="foreground"/>
    </style:style>
    <style:style style:name="gr4" style:family="graphic">
      <style:graphic-properties draw:stroke="solid" svg:stroke-width="0.26mm" svg:stroke-color="#000000" draw:stroke-linejoin="miter" draw:fill="solid" draw:fill-color="#eaeaea" draw:opacity="50%" draw:textarea-horizontal-align="left" draw:textarea-vertical-align="top" draw:auto-grow-height="false" fo:padding-top="2.29mm" fo:padding-bottom="2.29mm" fo:padding-left="4.41mm" fo:padding-right="4.41mm" fo:wrap-option="wrap" style:run-through="foreground"/>
    </style:style>
    <style:style style:name="gr5" style:family="graphic">
      <style:graphic-properties draw:stroke="none" draw:fill="none" draw:fill-color="#eaeaea" draw:opacity="50%" draw:textarea-horizontal-align="justify" draw:textarea-vertical-align="top" draw:auto-grow-height="false" draw:auto-grow-width="false" fo:padding-top="0mm" fo:padding-bottom="0mm" fo:padding-left="0mm" fo:padding-right="0mm" fo:wrap-option="wrap" style:run-through="foreground"/>
    </style:style>
    <style:style style:name="gr6" style:family="graphic">
      <style:graphic-properties draw:stroke="solid" svg:stroke-width="0.26mm" svg:stroke-color="#000000" draw:stroke-linejoin="miter" draw:fill="solid" draw:fill-color="#e6e6e6" draw:opacity="50%" draw:textarea-horizontal-align="left" draw:textarea-vertical-align="top" draw:auto-grow-height="false" fo:padding-top="2.29mm" fo:padding-bottom="2.29mm" fo:padding-left="4.41mm" fo:padding-right="4.41mm" fo:wrap-option="wrap"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draw:stroke-dash="Dash_20_1" svg:stroke-width="0.26mm" svg:stroke-color="#000000" draw:marker-start="" draw:marker-start-width="3.53mm" draw:marker-start-center="false" draw:marker-end="" draw:marker-end-width="3.53mm" draw:marker-end-center="false" svg:stroke-opacity="100%" draw:stroke-linejoin="miter" draw:fill="solid" draw:fill-color="#e6e6e6" draw:secondary-fill-color="#99ccff" draw:gradient-step-count="0" draw:fill-hatch-solid="false" draw:opacity="50%" draw:opacity-name="" draw:fill-image-width="0mm" draw:fill-image-height="0m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mm" fo:max-width="0mm" fo:min-height="0mm" fo:min-width="0mm" fo:padding-top="2.29mm" fo:padding-bottom="2.29mm" fo:padding-left="4.41mm" fo:padding-right="4.41mm" fo:wrap-option="wrap" draw:shadow="hidden" draw:shadow-offset-x="3mm" draw:shadow-offset-y="3mm" draw:shadow-color="#000000" draw:shadow-opacity="100%" text:animation="none" text:animation-direction="left" text:animation-start-inside="false" text:animation-stop-inside="false" text:animation-repeat="0" text:animation-delay="P0D" text:animation-steps="0mm" style:run-through="foreground"/>
    </style:style>
    <style:style style:name="gr8" style:family="graphic">
      <style:graphic-properties draw:stroke="none" draw:stroke-dash="Dash_20_1" svg:stroke-color="#000000" draw:marker-start="" draw:marker-start-width="3.53mm" draw:marker-start-center="false" draw:marker-end="" draw:marker-end-width="3.53mm" draw:marker-end-center="false" svg:stroke-opacity="100%" draw:fill="none" draw:fill-color="#e6e6e6" draw:secondary-fill-color="#99ccff" draw:gradient-step-count="0" draw:fill-hatch-solid="false" draw:opacity="50%" draw:opacity-name="" draw:fill-image-width="0mm" draw:fill-image-height="0m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mm" fo:max-width="0mm" fo:min-height="0mm" fo:min-width="0mm" fo:padding-top="0mm" fo:padding-bottom="0mm" fo:padding-left="0mm" fo:padding-right="0mm" fo:wrap-option="wrap" draw:shadow="hidden" draw:shadow-offset-x="3mm" draw:shadow-offset-y="3mm" draw:shadow-color="#000000" draw:shadow-opacity="100%" text:animation="none" text:animation-direction="left" text:animation-start-inside="false" text:animation-stop-inside="false" text:animation-repeat="0" text:animation-delay="P0D" text:animation-steps="0mm" style:run-through="foreground"/>
    </styl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Листинг"/>
      </text:sequence-decls>
      <text:user-field-decls>
        <text:user-field-decl office:value-type="float" office:value="1" text:name="Л"/>
      </text:user-field-decls>
      <text:p text:style-name="P202"/>
      <text:p text:style-name="P71"/>
      <text:p text:style-name="P71"/>
      <text:p text:style-name="P71"/>
      <text:p text:style-name="P72"/>
      <text:p text:style-name="P71"/>
      <text:p text:style-name="P72"/>
      <text:p text:style-name="P72"/>
      <text:p text:style-name="P72"/>
      <text:p text:style-name="P143">scmRTOS</text:p>
      <text:p text:style-name="P141"/>
      <text:p text:style-name="P141"/>
      <text:p text:style-name="P142"/>
      <text:p text:style-name="P85">ОПЕРАЦИОННАЯ СИСТЕМА</text:p>
      <text:p text:style-name="P85">РЕАЛЬНОГО ВРЕМЕНИ</text:p>
      <text:p text:style-name="P74"/>
      <text:p text:style-name="P74"/>
      <text:p text:style-name="P112">для однокристальных </text:p>
      <text:p text:style-name="P113">микроконтроллеров</text:p>
      <text:p text:style-name="P73"/>
      <text:p text:style-name="P140"><text:span text:style-name="T2">Version</text:span> <text:span text:style-name="T2">4</text:span></text:p>
      <text:p text:style-name="P73"/>
      <text:p text:style-name="P73"/>
      <text:p text:style-name="P73"/>
      <text:p text:style-name="P73"/>
      <text:p text:style-name="P73"/>
      <text:p text:style-name="P73"/>
      <text:p text:style-name="P111">2003-<text:span text:style-name="T2"><text:date style:data-style-name="N106" text:date-value="2015-04-17T18:51:45.11">2015</text:date></text:span></text:p>
      <text:p text:style-name="P164"/>
      <text:p text:style-name="P169"/>
      <text:p text:style-name="P149"><text:line-break/><text:span text:style-name="T93">Данный документ распространяется по лицензии:</text:span></text:p>
      <text:p text:style-name="P149"><text:span text:style-name="T93">Creative Commons Attribution-ShareAlike 4.0 International</text:span></text:p>
      <text:p text:style-name="P149"><text:span text:style-name="T93">(CC BY-SA 4.0)</text:span></text:p>
      <text:p text:style-name="P149"><text:span text:style-name="T94">http://creativecommons.org/licenses/by-sa/4.0/</text:span></text:p>
      <text:p text:style-name="Текст_20_абазца"/>
      <text:p text:style-name="Текст_20_абазца"/>
      <text:p text:style-name="P169"/>
      <text:p text:style-name="P159"><text:bookmark-start text:name="__RefHeading__64_1693444381"/>Оглавление<text:bookmark-end text:name="__RefHeading__64_1693444381"/></text:p>
      <text:table-of-content text:style-name="Sect1" text:name="Оглавление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Предисловие"/>
            <text:index-source-style text:style-name="Приложение"/>
            <text:index-source-style text:style-name="Название_20_главы"/>
          </text:index-source-styles>
          <text:index-source-styles text:outline-level="2">
            <text:index-source-style text:style-name="Прил.Заг2"/>
          </text:index-source-styles>
        </text:table-of-content-source>
        <text:index-body>
          <text:p text:style-name="P251"><text:a xlink:type="simple" xlink:href="#__RefHeading__64_1693444381"><text:s/>Оглавление<text:tab/>5</text:a></text:p>
          <text:p text:style-name="P251"><text:a xlink:type="simple" xlink:href="#__RefHeading__66_1693444381"><text:s/>Листинги<text:tab/>7</text:a></text:p>
          <text:p text:style-name="P251"><text:a xlink:type="simple" xlink:href="#__RefHeading__15647_1675463907"><text:s/>Термины и сокращения<text:tab/>9</text:a></text:p>
          <text:p text:style-name="P251"><text:a xlink:type="simple" xlink:href="#__RefHeading__68_1693444381"><text:s/>Предисловие<text:tab/>15</text:a></text:p>
          <text:p text:style-name="P251"><text:a xlink:type="simple" xlink:href="#__RefHeading__70_1693444381">Глава 1 <text:s text:c="2"/>Введение<text:tab/>21</text:a></text:p>
          <text:p text:style-name="P251"><text:a xlink:type="simple" xlink:href="#__RefHeading__72_1693444381">Глава 2 <text:s text:c="2"/>Обзор операционной системы <text:tab/>31</text:a></text:p>
          <text:p text:style-name="P250"><text:a xlink:type="simple" xlink:href="#__RefHeading__74_1693444381">2.1. <text:s/>Общие сведения<text:tab/>31</text:a></text:p>
          <text:p text:style-name="P250"><text:a xlink:type="simple" xlink:href="#__RefHeading__76_1693444381">2.2. <text:s/>Структура ОС<text:tab/>32</text:a></text:p>
          <text:p text:style-name="P250"><text:a xlink:type="simple" xlink:href="#__RefHeading__78_1693444381">2.3. Программная модель<text:tab/>35</text:a></text:p>
          <text:p text:style-name="P251"><text:a xlink:type="simple" xlink:href="#__RefHeading__80_1693444381">Глава 3 <text:s text:c="2"/>Ядро ОС<text:tab/>47</text:a></text:p>
          <text:p text:style-name="P250"><text:a xlink:type="simple" xlink:href="#__RefHeading__82_1693444381">3.1. Общие сведения<text:tab/>47</text:a></text:p>
          <text:p text:style-name="P250"><text:a xlink:type="simple" xlink:href="#__RefHeading__15908_682982339">3.2. TKernel. Состав и функционирование<text:tab/>48</text:a></text:p>
          <text:p text:style-name="P250"><text:a xlink:type="simple" xlink:href="#__RefHeading__15910_682982339">3.3. TKernelAgent и расширения<text:tab/>65</text:a></text:p>
          <text:p text:style-name="P251"><text:a xlink:type="simple" xlink:href="#__RefHeading__12856_1897713975">Глава 4 <text:s text:c="2"/>Процессы<text:tab/>69</text:a></text:p>
          <text:p text:style-name="P250"><text:a xlink:type="simple" xlink:href="#__RefHeading__88_1693444381">4.1. Общие сведения и внутреннее представление<text:tab/>69</text:a></text:p>
          <text:p text:style-name="P250"><text:a xlink:type="simple" xlink:href="#__RefHeading__90_1693444381">4.2. Создание и использование процесса<text:tab/>74</text:a></text:p>
          <text:p text:style-name="P250"><text:a xlink:type="simple" xlink:href="#__RefHeading__15649_1675463907">4.3. Перезапуск процесса<text:tab/>75</text:a></text:p>
          <text:p text:style-name="P251"><text:a xlink:type="simple" xlink:href="#__RefHeading__92_1693444381">Глава 5 <text:s text:c="2"/>Средства межпроцессного взаимодействия<text:tab/>77</text:a></text:p>
          <text:p text:style-name="P250"><text:a xlink:type="simple" xlink:href="#__RefHeading__15912_682982339">5.1. Введение<text:tab/>77</text:a></text:p>
          <text:p text:style-name="P250"><text:a xlink:type="simple" xlink:href="#__RefHeading__15914_682982339">5.2. TService<text:tab/>78</text:a></text:p>
          <text:p text:style-name="P250"><text:a xlink:type="simple" xlink:href="#__RefHeading__52050_1483865736">5.3. OS::TEventFlag<text:tab/>83</text:a></text:p>
          <text:p text:style-name="P250"><text:a xlink:type="simple" xlink:href="#__RefHeading__94_1693444381">5.4. OS::TMutex<text:tab/>86</text:a></text:p>
          <text:p text:style-name="P250"><text:a xlink:type="simple" xlink:href="#__RefHeading__98_1693444381">5.5. OS::TChannel<text:tab/>92</text:a></text:p>
          <text:p text:style-name="P250"><text:a xlink:type="simple" xlink:href="#__RefHeading__100_1693444381">5.6. OS::message<text:tab/>94</text:a></text:p>
          <text:p text:style-name="P250"><text:a xlink:type="simple" xlink:href="#__RefHeading__102_1693444381">5.7. OS::channel<text:tab/>97</text:a></text:p>
          <text:p text:style-name="P250"><text:a xlink:type="simple" xlink:href="#__RefHeading__104_1693444381">5.8. Заключительные замечания<text:tab/>103</text:a></text:p>
          <text:p text:style-name="P251"><text:a xlink:type="simple" xlink:href="#__RefHeading__15651_1675463907">Глава 6   Отладка<text:tab/>107</text:a></text:p>
          <text:p text:style-name="P250"><text:a xlink:type="simple" xlink:href="#__RefHeading__15653_1675463907">6.1. Измерение потребления стека процессов<text:tab/>107</text:a></text:p>
          <text:p text:style-name="P250"><text:a xlink:type="simple" xlink:href="#__RefHeading__15655_1675463907">6.2. Работа с зависшими процессами<text:tab/>109</text:a></text:p>
          <text:p text:style-name="P250"><text:a xlink:type="simple" xlink:href="#__RefHeading__14121_1338769819">6.3. Профилировка работы процессов<text:tab/>109</text:a></text:p>
          <text:p text:style-name="P251"><text:a xlink:type="simple" xlink:href="#__RefHeading__106_1693444381">Глава 7 <text:s text:c="2"/>Порты<text:tab/>111</text:a></text:p>
          <text:p text:style-name="P250"><text:a xlink:type="simple" xlink:href="#__RefHeading__108_1693444381">7.1. Общие замечания<text:tab/>111</text:a></text:p>
          <text:p text:style-name="P250"><text:a xlink:type="simple" xlink:href="#__RefHeading__15916_682982339">7.2. Объекты портирования<text:tab/>112</text:a></text:p>
          <text:p text:style-name="P250"><text:a xlink:type="simple" xlink:href="#__RefHeading__15918_682982339">7.3. Портирование<text:tab/>115</text:a></text:p>
          <text:p text:style-name="P250"><text:a xlink:type="simple" xlink:href="#__RefHeading__15920_682982339">7.4. Запуск в составе рабочего проекта<text:tab/>116</text:a></text:p>
          <text:p text:style-name="P251"><text:a xlink:type="simple" xlink:href="#__RefHeading__116_1693444381"><text:s/>Заключение<text:tab/>117</text:a></text:p>
          <text:p text:style-name="P251"><text:a xlink:type="simple" xlink:href="#__RefHeading__122_1693444381">Приложение A ​ <text:s text:c="2"/>Примеры использования<text:tab/>119</text:a></text:p>
          <text:p text:style-name="P250"><text:a xlink:type="simple" xlink:href="#__RefHeading__124_1693444381">A.1. Очередь заданий<text:tab/>119</text:a></text:p>
          <text:p text:style-name="P250"><text:a xlink:type="simple" xlink:href="#__RefHeading__15657_1675463907">A.2. Разработка расширения: профилировщик работы процессов<text:tab/>126</text:a></text:p>
          <text:p text:style-name="P251"><text:a xlink:type="simple" xlink:href="#__RefHeading__25922_1471527375">Приложение B ​ <text:s text:c="2"/>Вспомогательные средства<text:tab/>133</text:a></text:p>
          <text:p text:style-name="P250"><text:soft-page-break/><text:a xlink:type="simple" xlink:href="#__RefHeading__12858_1897713975">B.1. Утилита проверки целостности конфигурации системы<text:tab/>133</text:a></text:p>
          <text:p text:style-name="P251"><text:a xlink:type="simple" xlink:href="#__RefHeading__126_1693444381"><text:s/>Предметный указатель<text:tab/>135</text:a></text:p>
        </text:index-body>
      </text:table-of-content>
      <text:p text:style-name="P161"><text:bookmark-start text:name="__RefHeading__66_1693444381"/>Листинги<text:bookmark-end text:name="__RefHeading__66_1693444381"/></text:p>
      <text:table-index text:style-name="Sect2" text:protected="true" text:name="Список таблиц1">
        <text:table-index-source text:caption-sequence-name="Листинг" text:caption-sequence-format="text">
          <text:index-title-template text:style-name="Table_20_index_20_heading"/>
          <text:table-index-entry-template text:style-name="Contents_20_2">
            <text:index-entry-text/>
            <text:index-entry-tab-stop style:type="right" style:leader-char="."/>
            <text:index-entry-page-number/>
          </text:table-index-entry-template>
        </text:table-index-source>
        <text:index-body>
          <text:p text:style-name="P250">Листинг 2.1 Исполняемая функция процесса<text:tab/>33</text:p>
          <text:p text:style-name="P250">Листинг 2.2 Определение типов процессов в заголовочном файле<text:tab/>43</text:p>
          <text:p text:style-name="P250">Листинг 2.3 Объявление процессов в исходном файле и запуск ОС<text:tab/>43</text:p>
          <text:p text:style-name="P250">Листинг 3.1 Функция регистрации процессов<text:tab/>49</text:p>
          <text:p text:style-name="P250">Листинг 3.2 Функция запуска ОС<text:tab/>49</text:p>
          <text:p text:style-name="P250">Листинг 3.3 Планировщик<text:tab/>52</text:p>
          <text:p text:style-name="P250">Листинг 3.4 Вариант планировщика, оптимизированный для использования в ISR<text:tab/>56</text:p>
          <text:p text:style-name="P250">Листинг 3.5 Системный таймер<text:tab/>64</text:p>
          <text:p text:style-name="P250">Листинг 3.6 TKernelAgent<text:tab/>66</text:p>
          <text:p text:style-name="P250">Листинг 4.1 TBaseProcess<text:tab/>70</text:p>
          <text:p text:style-name="P250">Листинг 4.2 Определение шаблона типа процесса<text:tab/>74</text:p>
          <text:p text:style-name="P250">Листинг 5.1 TService<text:tab/>78</text:p>
          <text:p text:style-name="P250">Листинг 5.2 Функция TEventFlag::wait()<text:tab/>82</text:p>
          <text:p text:style-name="P250">Листинг 5.3 Функция TEventFlag::signal()<text:tab/>82</text:p>
          <text:p text:style-name="P250">Листинг 5.4 OS::TEventFlag<text:tab/>84</text:p>
          <text:p text:style-name="P250">Листинг 5.5 Использование TEventFlag<text:tab/>86</text:p>
          <text:p text:style-name="P250">Листинг 5.6 OS::TMutex<text:tab/>88</text:p>
          <text:p text:style-name="P250">Листинг 5.7 Пример использования OS::TMutex<text:tab/>90</text:p>
          <text:p text:style-name="P250">Листинг 5.8 Класс-«обёртка» OS::TMutexLocker<text:tab/>90</text:p>
          <text:p text:style-name="P250">Листинг 5.9 OS::TChannel<text:tab/>93</text:p>
          <text:p text:style-name="P250">Листинг 5.10 OS::message<text:tab/>95</text:p>
          <text:p text:style-name="P250">Листинг 5.11 Использование OS::message<text:tab/>97</text:p>
          <text:p text:style-name="P250">Листинг 5.12 Определение шаблона OS::channel<text:tab/>99</text:p>
          <text:p text:style-name="P250">Листинг 5.13 Пример использования очереди на основе канала.<text:tab/>102</text:p>
          <text:p text:style-name="P250">Листинг A.1 Типы и объекты примера делегирования заданий<text:tab/>122</text:p>
          <text:p text:style-name="P250">Листинг A.2 Исполняемые функции процессов<text:tab/>123</text:p>
          <text:p text:style-name="P250">Листинг A.3 Профилировщик<text:tab/>127</text:p>
          <text:p text:style-name="P250">Листинг A.4 Обработка результатов профилировки<text:tab/>128</text:p>
          <text:p text:style-name="P250">Листинг A.5 Пример функции измерения временных интервалов<text:tab/>130</text:p>
          <text:p text:style-name="P250">Листинг B.1 Прототип функции проверки конфигурации<text:tab/>134</text:p>
          <text:p text:style-name="P250">Листинг B.2 Использование функции проверки конфигурации<text:tab/>134</text:p>
        </text:index-body>
      </text:table-index>
      <text:p text:style-name="P78"><text:span text:style-name="Internet_20_link"/></text:p>
      <text:p text:style-name="P71"/>
      <text:p text:style-name="P147"/>
      <text:p text:style-name="P159"><text:bookmark-start text:name="__RefHeading__15647_1675463907"/>Термины и сокращения<text:bookmark-end text:name="__RefHeading__15647_1675463907"/></text:p>
      <text:p text:style-name="Имя_20_элемента_20_глоссария">C</text:p>
      <text:p text:style-name="Текст_20_глоссария">Процедурный низкоуровневый язык программирования общего назначения.</text:p>
      <text:p text:style-name="Имя_20_элемента_20_глоссария">C++</text:p>
      <text:p text:style-name="Текст_20_глоссария">Язык программирования общего назначения, поддерживающий процедурную, объектную и объектно-ориентированную парадигмы программирования.</text:p>
      <text:p text:style-name="Имя_20_элемента_20_глоссария">EC++</text:p>
      <text:p text:style-name="Текст_20_глоссария"><text:span text:style-name="T5">Embedded</text:span> C++, <text:span text:style-name="T7">является подмножеством С++. Не поддерживает пространства имён, шаблоны, множественное наследование, </text:span>RTTI, <text:span text:style-name="T7">обработку исключений, новый синтаксис явного преобразования типов.</text:span></text:p>
      <text:p text:style-name="Имя_20_элемента_20_глоссария">ISR</text:p>
      <text:p text:style-name="P12">Interrupt Service Routine <text:span text:style-name="T7">– обработчик прерываний.</text:span></text:p>
      <text:p text:style-name="P121">TOS</text:p>
      <text:p text:style-name="P124"><text:span text:style-name="T82">Top Of Stack, </text:span><text:span text:style-name="T12">вершина стека. Адрес э</text:span><text:span text:style-name="T12">лемент</text:span><text:span text:style-name="T12">а</text:span><text:span text:style-name="T12"><text:note text:id="ftn1" text:note-class="footnote"><text:note-citation>1</text:note-citation><text:note-body><text:p text:style-name="Footnote"><text:s/>Ячейки памяти.</text:p></text:note-body></text:note></text:span><text:span text:style-name="T12"> стека, на который указывает аппаратный указатель стека процессора.</text:span></text:p>
      <text:p text:style-name="P122">Вытеснение</text:p>
      <text:p text:style-name="Текст_20_глоссария"><text:span text:style-name="T12">Совокупность действий </text:span><text:span text:style-name="T12">элементов операционной системы</text:span><text:span text:style-name="T12">, направленных на </text:span><text:span text:style-name="T12">принудительную передачу управления </text:span><text:span text:style-name="T12">от одного процесса </text:span><text:span text:style-name="T12"><text:s/>другому.</text:span></text:p>
      <text:p text:style-name="P80">Исполняемая функция процесса</text:p>
      <text:p text:style-name="P81"><text:span text:style-name="T12">Статическая функция-член класса</text:span><text:span text:style-name="T12"><text:note text:id="ftn2" text:note-class="footnote"><text:note-citation>2</text:note-citation><text:note-body><text:p text:style-name="Footnote"><text:s/>Экземпляра шаблона.</text:p></text:note-body></text:note></text:span><text:span text:style-name="T12"> процесса, реализующая самостоятельный асинхронный поток выполнения программы в виде бесконечного цикла.</text:span></text:p>
      <text:p text:style-name="P79"><text:soft-page-break/><text:span text:style-name="T12">Карта процессо</text:span><text:span text:style-name="T12">в</text:span></text:p>
      <text:p text:style-name="P125">Объект операционной системы, содержащий один или несколько тегов процессов. Физически реализуется на основе целочисленной переменной. Каждый бит в карте процессов соответствует одному процессу и однозначно отображается на приоритет процесса.</text:p>
      <text:p text:style-name="P122">Кольцевой буфер</text:p>
      <text:p text:style-name="P125">Объект данных, представляющий собой очередь. Имеет два порта данных (функции доступа) – входной для записи и выходной для чтения. Реализуется на основе массива и двух индексов (указателей), обозначающих начало и конец очереди. По достижении физического конца массива, запись/чтение начинается с начала, т.е. индексы перемещаются по кольцу, отчего объект и получил своё название.</text:p>
      <text:p text:style-name="P122">Контекст процесса</text:p>
      <text:p text:style-name="P125">Программно-аппаратное окружение исполняемого кода, включающее в себя регистры процессора, указатели стеков и другие ресурсы, необходимые для выполнения программы. Т.к. передача управления от одного процесса другому в вытесняющей ОС может производиться в непредсказуемый момент, контекст процесса должен быть сохранён до следующего получения этим процессом управления. Поскольку каждый процесс выполняется самостоятельно и асинхронно по отношению к другим процессам, для обеспечения правильности работы вытесняющей ОС каждый процесс должен иметь собственный контекст.</text:p>
      <text:p text:style-name="P79"><text:span text:style-name="T12">К</text:span><text:span text:style-name="T12">онфигурация ОС</text:span></text:p>
      <text:p text:style-name="P83">Совокупность макросов, типов, других определений и объявлений, задающих количественные и качественные характеристики и свойства операционной системы в конкретном проекте. Конфигурация осуществляется путём определения содержимого специальных заголовочных конфигурационных файлов, а также некоторым пользовательским кодом, выполняемым до запуска ОС.</text:p>
      <text:p text:style-name="P122"><text:soft-page-break/>Критическая секция</text:p>
      <text:p text:style-name="Текст_20_глоссария"><text:span text:style-name="T12">Фрагмент кода, при выполнении которого запрещена передача управления. В </text:span><text:span text:style-name="T27">scmRTOS</text:span> в настоящее время реализуется простейшим<text:note text:id="ftn3" text:note-class="footnote"><text:note-citation>1</text:note-citation><text:note-body><text:p text:style-name="Footnote"><text:s/>Как следствие, самым быстрым и дешёвым в смысле накладных расходов.</text:p></text:note-body></text:note> способом путём общего запрещения прерываний.</text:p>
      <text:p text:style-name="P123">МК</text:p>
      <text:p text:style-name="P126">Микроконтроллер.</text:p>
      <text:p text:style-name="P122">ОЗУ</text:p>
      <text:p text:style-name="P125">Оперативное запоминающее устройство – память.</text:p>
      <text:p text:style-name="P122">ОС</text:p>
      <text:p text:style-name="P125">Операционная система.</text:p>
      <text:p text:style-name="P122">ОСРВ</text:p>
      <text:p text:style-name="P125">Операционная система реального времени.</text:p>
      <text:p text:style-name="P122">Планировщик</text:p>
      <text:p text:style-name="Текст_20_глоссария"><text:span text:style-name="T12">Элемент ОС, </text:span><text:span text:style-name="T12">осуществляющий функции по управлению очерёдностью выполнения процессов.</text:span></text:p>
      <text:p text:style-name="Имя_20_элемента_20_глоссария"><text:span text:style-name="T12">П</text:span><text:span text:style-name="T12">ользовательский хук</text:span></text:p>
      <text:p text:style-name="P125">Функция, вызываемая из кода ОС, тело которой должно быть определено пользователем. Это позволяет исполнять код, определяемый пользователем, непосредственно из внутренних функций операционной системы, не модифицируя её код. </text:p>
      <text:p text:style-name="P125">Чтобы не вынуждать пользователя определять тело хуков, которые он не использует, вызов хука осуществляется только, если это разрешено при конфигурации. Т.е. если пользователь желает использовать тот или иной хук, он должен разрешить использование этого хука и определить его тело.</text:p>
      <text:p text:style-name="P122">Порт ОС</text:p>
      <text:p text:style-name="P125">Совокупность общего и платформеннозависимого кода ОС, настроенного на конкретную программно-аппаратную платформу.</text:p>
      <text:p text:style-name="P122"><text:soft-page-break/>Приоритет процесса</text:p>
      <text:p text:style-name="P125">Свойство процесса (объект целочисленного типа), определяющее очерёдность выбора процесса при операциях в планировщике и других элементах ОС. Является уникальным идентификатором процесса.</text:p>
      <text:p text:style-name="P122">Процесс операционной системы</text:p>
      <text:p text:style-name="P125">Объект, реализующий выполнение целостного, самостоятельного, асинхронного по отношению к другим фрагмента программы, включая поддержку передачи управления как на уровне процессов, так и на уровне прерываний.</text:p>
      <text:p text:style-name="P122">Профилировщик</text:p>
      <text:p text:style-name="P125">Объект, измеряющий тем или иным способом распределение процессорного времени между процессами и имеющий средства представления этой информации для пользователя.</text:p>
      <text:p text:style-name="P122">Расширения ОС</text:p>
      <text:p text:style-name="P125">Программные объекты, расширяющие функциональность операционной системы, но не в входящие в состав дистрибутива ОС. Примером расширения может служить профилировщик работы процессов системы.</text:p>
      <text:p text:style-name="P122">Системный таймер</text:p>
      <text:p text:style-name="Текст_20_глоссария"><text:span text:style-name="T12">Аппаратный таймер целевого процессора, выбранный в качестве средства для </text:span><text:span text:style-name="T12">генерации прерываний с заданным периодом,</text:span><text:span text:style-name="T12"> а также функция ОС, вызываемая из </text:span><text:span text:style-name="T5">ISR </text:span><text:span text:style-name="T12">таймера и реализующая логику обработки таймаутов процессов.</text:span></text:p>
      <text:p text:style-name="P122">Средства межпроцессного взаимодействия</text:p>
      <text:p text:style-name="Текст_20_глоссария"><text:span text:style-name="T12">Объекты и/или расширения ОС, предназначенные для безопасного взаимодействия (синхронизации работы и обмена данными) разных процессов, а также организации работы программы по событиям (</text:span><text:span text:style-name="T5">event-driven execution), </text:span><text:span text:style-name="T12">возникающим в прерываниях и процессах.</text:span></text:p>
      <text:p text:style-name="P122">Стек прерываний</text:p>
      <text:p text:style-name="Текст_20_глоссария"><text:span text:style-name="T12">Специально выделенная область ОЗУ, предназначенная для использования в качестве стека при выполнении кода обработчиков прерываний. Если в </text:span><text:soft-page-break/><text:span text:style-name="T12">программе используется стек прерываний, то при входе в обработчик прерываний указатель стека процессора переключается на стек прерываний, а при выходе – обратно на стек процесса.</text:span></text:p>
      <text:p text:style-name="P122">Стек процесса</text:p>
      <text:p text:style-name="Текст_20_глоссария"><text:span text:style-name="T12">Область памяти в виде массива, являющегося членом-данным объекта процесса, используемая в качестве стека в исполняемой функции процесса. </text:span><text:span text:style-name="T12">Является, также, местом, в котором сохраняется контекст процесса при передаче управления.</text:span></text:p>
      <text:p text:style-name="P80">Стековый кадр</text:p>
      <text:p text:style-name="P82"><text:span text:style-name="T82">Stack Frame</text:span><text:span text:style-name="T12">. Представляет собой совокупность данных, размещённых в стеке процесса так, как это имеет место при сохранении контекста процесса при передаче управления</text:span><text:span text:style-name="T12"><text:note text:id="ftn4" text:note-class="footnote"><text:note-citation>1</text:note-citation><text:note-body><text:p text:style-name="Footnote"><text:s/>Существует д<text:span text:style-name="T12">ругой смысл </text:span><text:span text:style-name="T12">этого</text:span><text:span text:style-name="T12"> термина – </text:span><text:span text:style-name="T12">это</text:span><text:span text:style-name="T12"> </text:span><text:span text:style-name="T12">область памяти в стеке, которая выделяется компилятором для размещения в ней локальных объектов выполняемой функции. В настоящем документе используется трактовка, приведённая в пояснении термина.</text:span></text:p></text:note-body></text:note></text:span><text:span text:style-name="T12">. </text:span></text:p>
      <text:p text:style-name="P80">Таймаут</text:p>
      <text:p text:style-name="P125">Объект целочисленного типа, используемый для организации условного ожидания событий процессами. </text:p>
      <text:p text:style-name="P122">Тег процесса</text:p>
      <text:p text:style-name="Текст_20_глоссария"><text:span text:style-name="T12">Маска двоичного числа, содержащая только один ненулевой бит, позиция которого однозначно связана с номером приоритета </text:span><text:span text:style-name="T12">процесса</text:span><text:span text:style-name="T12">. Как и приоритет процесса, тег тоже является уникальным идентификатором, имеющим иное, </text:span><text:span text:style-name="T12">нежели приоритет процесса,</text:span><text:span text:style-name="T12"> представление. Каждое представление (приоритет или тег) используется там, где оно более уместно с точки зрения эффективности работы программы.</text:span></text:p>
      <text:p text:style-name="P122">Фоновый процесс</text:p>
      <text:p text:style-name="P124"><text:span text:style-name="Мнемоника"><text:span text:style-name="T82">IdleProc</text:span></text:span><text:span text:style-name="T82">. </text:span><text:span text:style-name="T12">Является системным процессом, получающим управление, когда все пользовательские процессы находятся в состоянии ожидания событий. Этот процесс не может переходить в состояние ожидания</text:span><text:span text:style-name="T12"><text:note text:id="ftn5" text:note-class="footnote"><text:note-citation>2</text:note-citation><text:note-body><text:p text:style-name="Footnote"><text:s/>Что вполне понятно – управление отдавать больше некому.</text:p></text:note-body></text:note></text:span><text:span text:style-name="T12">, может выполнять вызов пользовательского хука</text:span><text:span text:style-name="T12">, если это разрешено при конфигурации.</text:span></text:p>
      <text:p text:style-name="P122"><text:soft-page-break/>Ядро</text:p>
      <text:p text:style-name="P125">Важнейшая и центральная часть операционной системы, осуществляющая функции по организации процессов, планировку их выполнения, поддержку межпроцессного взаимодействия, системного времени и расширений ОС.</text:p>
      <text:p text:style-name="Текст_20_глоссария"/>
      <text:p text:style-name="P160"><text:bookmark-start text:name="__RefHeading__68_1693444381"/><text:bookmark-start text:name="_Ref99025092"/>Предисловие<text:bookmark-end text:name="__RefHeading__68_1693444381"/><text:bookmark-end text:name="_Ref99025092"/></text:p>
      <text:p text:style-name="P110">Все приведенные ниже рассуждения, оценки, выводы основаны на личном опыте и знаниях автора документа и <text:span text:style-name="T78">вследствие</text:span> этого обладают известной долей субъективизма, что обуславливает наличие как неточностей, так и ошибок. Поэтому просьба рассматривать нижеизложенное с учетом этого обстоятельства.</text:p>
      <text:p text:style-name="Разделитель_20__22_звездочки_22_">* <text:s text:c="2"/>* <text:s text:c="2"/>*</text:p>
      <text:p text:style-name="P68">Главными причинами, вызвавшими появление <text:alphabetical-index-mark text:string-value="Ядро" text:key1="Операционные системы"/><text:span text:style-name="T18">scmRTOS</text:span>, были:</text:p>
      <text:list xml:id="list545440470595877023" text:style-name="WW8Num4">
        <text:list-item>
          <text:p text:style-name="P172">появление в последнее время недорогих однокристальных микроконтроллеров (МК) с достаточно приличными (для использования операционной системы (ОС)) ресурсами <text:s/>(1 и более килобайт ОЗУ);</text:p>
        </text:list-item>
        <text:list-item>
          <text:p text:style-name="P172">осознание того факта, что и на мелких процессорах с очень ограниченными ресурсами вполне возможно организовать <text:span text:style-name="T2">event</text:span>-<text:span text:style-name="T2">driven</text:span> поток управления с приоритетным вытеснением, не теряя при этом возможности реализовать всю требуемую функциональность;</text:p>
        </text:list-item>
        <text:list-item>
          <text:p text:style-name="P172">недоступность (на момент начала разработки) аналогичных ОС, способных работать уже на кристаллах с размером ОЗУ от 512 байт.</text:p>
        </text:list-item>
      </text:list>
      <text:p text:style-name="P68"/>
      <text:p text:style-name="Текст_20_абазца">Немного истории. Работа началась с того, что было написано простое <text:alphabetical-index-mark-start text:id="IMark154652556"/>ядро<text:alphabetical-index-mark-end text:id="IMark154652556"/> с вытесняющим планированием процессов для микроконтроллера <text:span text:style-name="Имя_20_собственное">MSP430F149</text:span> фирмы <text:span text:style-name="Имя_20_собственное">Texas</text:span> <text:span text:style-name="Имя_20_собственное">Instruments</text:span>. Так получилось, что тот момент совпал по времени с бета-тестированием ЕС++ компилятора фирмы <text:span text:style-name="Имя_20_собственное">IAR</text:span> <text:span text:style-name="Имя_20_собственное">Systems</text:span><text:alphabetical-index-mark text:string-value="IAR Systems"/>, отчасти поэтому базовые механизмы были реализованы с использованием ЕС++. Дальнейший опыт показал, что выбор в качестве языка разработки <text:alphabetical-index-mark-start text:id="IMark154652460" text:main-entry="true"/>С++<text:alphabetical-index-mark-end text:id="IMark154652460"/> (даже в урезанном варианте ЕС++) имеет ряд преимуществ перед С. </text:p>
      <text:p text:style-name="Текст_20_абазца">Основные преимущества: более защищенная модель программных объектов и, как следствие, более простое и безопасное использование; более строгий контроль типов; встроенные в язык средства автоматизации рутинных операций — инициализация <text:s/>объектов, повторное использование кода через наследование, механизм виртуальных функций, шаблоны и др.</text:p>
      <text:p text:style-name="Текст_20_абазца">Основной недостаток <text:alphabetical-index-mark-start text:id="IMark154652460" text:main-entry="true"/>С++<text:alphabetical-index-mark-end text:id="IMark154652460"/> – <text:span text:style-name="T7">большая</text:span> по сравнению с С сложность языка. На момент начала разработки <text:span text:style-name="T18">scmRTOS</text:span> были ещё некоторые трудности как с распространённостью компиляторов, так и с поддерживаемыми ими средствами языка — в частности, первые версии компиляторов отвечали требованиям специфика<text:soft-page-break/>ции ЕС++ (<text:span text:style-name="T2">Embedded C++), </text:span><text:span text:style-name="T7">которая является подмножеством </text:span><text:alphabetical-index-mark-start text:id="IMark154652604" text:main-entry="true"/><text:span text:style-name="T7">С++</text:span><text:alphabetical-index-mark-end text:id="IMark154652604"/><text:span text:style-name="T7"> и не включает в себя такие мощные средства языка, как, например, шаблоны </text:span><text:alphabetical-index-mark-start text:id="IMark154652556" text:main-entry="true"/><text:span text:style-name="T7">С++</text:span><text:alphabetical-index-mark-end text:id="IMark154652556"/><text:span text:style-name="T7">. С тех пор прогресс не стоял на месте, разработчики компиляторов для </text:span><text:span text:style-name="T2">embedded </text:span><text:span text:style-name="T7">процессоров «перешагнули» границу ЕС++ и расширили арсенал средств почти до полного, исключая обработку исключений (</text:span><text:span text:style-name="T2">exception handling) <text:s/></text:span><text:span text:style-name="T7">и определение типов во время выполнения (</text:span><text:span text:style-name="T2">RTTI – Real Time Type Identification), </text:span><text:span text:style-name="T7">что является разумным, т.к. эти два средства требуют для реализации довольно много ресурсов при неудовлетворительном для многих МК быстродействии.</text:span></text:p>
      <text:p text:style-name="Текст_20_абазца">На время написания настоящего документа проблемы доступности хороших компиляторов <text:alphabetical-index-mark-start text:id="IMark154652556" text:main-entry="true"/>С++<text:alphabetical-index-mark-end text:id="IMark154652556"/> для процессоров, пригодных для эффективного использования на них <text:span text:style-name="T18">scmRTOS</text:span>, не существует. Сегодня уже сложнее найти платформу, для которой нет компилятора <text:alphabetical-index-mark-start text:id="IMark154652604" text:main-entry="true"/>С++<text:alphabetical-index-mark-end text:id="IMark154652604"/>, нежели ту, для которой есть. </text:p>
      <text:p text:style-name="Текст_20_абазца">Следующим шагом был перенос ОС на другую платформу – микроконтроллеры семейства <text:span text:style-name="Имя_20_собственное">AVR</text:span><text:alphabetical-index-mark text:string-value="AVR"/> фирмы <text:span text:style-name="Имя_20_собственное">Atmel</text:span>. Поскольку архитектура <text:span text:style-name="T2">AVR</text:span> весьма отличается от архитектуры <text:span text:style-name="Имя_20_собственное">MSP430</text:span><text:alphabetical-index-mark text:string-value="MSP430"/> (первый построен по Гарвардской, а второй – фон Неймановской, в <text:span text:style-name="Имя_20_собственное">AVR</text:span> при использовании пакетов <text:span text:style-name="Имя_20_собственное">IAR</text:span> <text:span text:style-name="Имя_20_собственное">EWAVR</text:span> реализованы два стека: один для данных, другой для адресов возвратов), процесс переноса помог выявить ряд серьезных изъянов в структуре ОС, что привело к вводу дополнительной функциональности, позволяющей более «тонко» учесть особенности как самого микроконтроллера, так и компилятора под него – в частности, наличие отдельного стека для адресов возвратов.</text:p>
      <text:p text:style-name="Текст_20_абазца">На портах под обе архитектуры было реализовано несколько реальных проектов, что явилось хорошим тестом на прочность для <text:span text:style-name="T18">scmRTOS</text:span>.</text:p>
      <text:p text:style-name="Текст_20_абазца">С появлением поддержки компиляторами механизма шаблонов была выпущена версия <text:span text:style-name="T18">scmRTOS</text:span><text:span text:style-name="T17"> </text:span>следующего поколения (версии 2.хх), где объекты процессов и ряд средств межпроцессного взаимодействия были реализованы на основе шаблонов <text:alphabetical-index-mark-start text:id="IMark154652604" text:main-entry="true"/>С++<text:alphabetical-index-mark-end text:id="IMark154652604"/>. При этом изменения коснулись и других частей ОС – например, класс <text:span text:style-name="Мнемоника"><text:span text:style-name="T28">OS</text:span></text:span>, выполнявший функцию пространства имен для составных частей операционной системы заменен на настоящее пространство имен (<text:span text:style-name="T3">namespace</text:span>), часть средств, входивших в версии 1.хх, удалена. В частности, удалены <text:span text:style-name="T2">Mailboxes</text:span> и <text:span text:style-name="T2">Memory</text:span> <text:span text:style-name="T2">Manager</text:span>. <text:span text:style-name="T2">Mailboxes</text:span> удалены в силу того, что в версии 2.хх введены более мощные и безопасные средства на основе шаблонов, выполняющие те же функции – это <text:span text:style-name="T2">arbitrary</text:span>-<text:span text:style-name="T2">type</text:span> <text:span text:style-name="T2">channels</text:span> и <text:span text:style-name="T2">messages</text:span>. Диспетчер памяти удален из состава ОС, т.к. он не имеет прямого отношения к собственно ОС и ранее нужен был только для поддержки механизма передачи сообщений через <text:span text:style-name="T2">Mailboxes</text:span>. Поскольку теперь <text:span text:style-name="T2">Mailboxes</text:span> заменены на более мощные и универсальные сред<text:soft-page-break/>ства, необходимость в диспетчере памяти для нужд операционной системы отпала. Если пользователю может понадобиться подобный или другой диспетчер памяти, то требуемый диспетчер памяти может быть свободно добавлен к проекту безо всяких конфликтов с кодом ОС<text:span text:style-name="T2"> </text:span>– ОС и диспетчер памяти есть сущности ортогональные.</text:p>
      <text:p text:style-name="Текст_20_абазца">Чуть позже уже в версии 2 появился ещё один порт — для процессора <text:span text:style-name="Имя_20_собственное">Blackfin</text:span><text:span text:style-name="T2"> </text:span><text:span text:style-name="T7">фирмы </text:span><text:span text:style-name="Имя_20_собственное">Analog</text:span><text:span text:style-name="T2"> </text:span><text:span text:style-name="Имя_20_собственное">Devices</text:span><text:span text:style-name="T2">. </text:span></text:p>
      <text:p text:style-name="P110"><text:span text:style-name="T7">Приблизительно в это время к проекту проявили интерес несколько высококвалифицированных специалистов-разработчиков, которые выпустили ряд портов для процессоров, с которыми им доводилось </text:span><text:span text:style-name="T78">работать</text:span><text:span text:style-name="T7">. Так появились порты для процессоров на ядре </text:span><text:span text:style-name="Имя_20_собственное">ARM7</text:span><text:span text:style-name="T7">/</text:span><text:span text:style-name="Имя_20_собственное">IAR</text:span><text:span text:style-name="T7"> </text:span><text:span text:style-name="Имя_20_собственное">Systems</text:span><text:span text:style-name="T7"> с примерами для </text:span><text:span text:style-name="Имя_20_собственное">AT91SAM7</text:span><text:span text:style-name="T7"> (</text:span><text:span text:style-name="Имя_20_собственное">Atmel</text:span><text:span text:style-name="T7">), </text:span><text:span text:style-name="Имя_20_собственное">ADuC70xx</text:span><text:span text:style-name="T7"> (</text:span><text:span text:style-name="Имя_20_собственное">Analog</text:span><text:span text:style-name="T7"> </text:span><text:span text:style-name="Имя_20_собственное">Devices</text:span><text:span text:style-name="T7">), </text:span><text:span text:style-name="Имя_20_собственное">LPC2xxx</text:span><text:span text:style-name="T7"> (</text:span><text:span text:style-name="Имя_20_собственное">NXP</text:span><text:span text:style-name="T7">) и </text:span><text:span text:style-name="Имя_20_собственное">STR71x</text:span><text:span text:style-name="T7"> (</text:span><text:span text:style-name="Имя_20_собственное">STMicroelectronics</text:span><text:span text:style-name="T7">), </text:span><text:span text:style-name="Имя_20_собственное">AVR</text:span><text:span text:style-name="T7">/</text:span><text:span text:style-name="Имя_20_собственное">GCC</text:span><text:span text:style-name="T7">, </text:span><text:span text:style-name="Имя_20_собственное">FR</text:span><text:span text:style-name="T7"> (</text:span><text:span text:style-name="Имя_20_собственное">Fujitsu</text:span><text:span text:style-name="T7">)/</text:span><text:span text:style-name="Имя_20_собственное">Softune</text:span><text:span text:style-name="T7">, </text:span><text:span text:style-name="Имя_20_собственное">MSP430</text:span><text:span text:style-name="T7">/</text:span><text:span text:style-name="Имя_20_собственное">GCC</text:span><text:span text:style-name="T7">. </text:span></text:p>
      <text:p text:style-name="Текст_20_абазца"><text:span text:style-name="T7">Проект заметно вырос по объему </text:span><text:span text:style-name="T7">и</text:span><text:span text:style-name="T7"> по сути стал открытым (публичным), </text:span><text:span text:style-name="T7">что подразумева</text:span><text:span text:style-name="T7">ло</text:span><text:span text:style-name="T7"> наличие средств для организации </text:span><text:span text:style-name="T78">командной</text:span><text:span text:style-name="T7"> работы. Одним из разработчиков был предложен </text:span><text:span text:style-name="T7">вариант с</text:span><text:span text:style-name="T7"> организ</text:span><text:span text:style-name="T7">ацией</text:span><text:span text:style-name="T7"> одноимённ</text:span><text:span text:style-name="T7">ого</text:span><text:span text:style-name="T7"> с ОС проек</text:span><text:span text:style-name="T7">та</text:span><text:span text:style-name="T7"> на известном Интернет-ресурсе </text:span><text:span text:style-name="Имя_20_собственное">SourceForge</text:span><text:span text:style-name="T7"> </text:span><text:span text:style-name="T2">(www.sourceforge.net)</text:span><text:span text:style-name="T2">,</text:span><text:span text:style-name="T7"> что позволило использовать </text:span><text:span text:style-name="T7">общедоступный репозиторий</text:span><text:span text:style-name="T7"> </text:span><text:span text:style-name="T7">систем</text:span><text:span text:style-name="T7">ы</text:span><text:span text:style-name="T7"> управления версиями для работы над исходными кодами операционной системы, </text:span><text:span text:style-name="T7">а также систему файлового хостинга для размещения архивов выпущенных релизов проекта.</text:span></text:p>
      <text:p text:style-name="Текст_20_абазца">Все эти события привели к выходу в свет версии 3. Технические изменения в ней преимущественно были связаны с расширением аппаратной базы (появлением новых портов) и повышением удобства и гибкости использования на уровне пользовательского проекта — в частности, выбор и настройка системного таймера, а также выбор прерывания переключения контекстов (см далее) были вынесены на уровень исходных файлов пользовательского проекта.</text:p>
      <text:p text:style-name="Текст_20_абазца"><text:span text:style-name="T7">Использование </text:span><text:alphabetical-index-mark-start text:id="IMark154652604" text:key1="Операционные системы"/><text:span text:style-name="T18">scmRTOS</text:span><text:alphabetical-index-mark-end text:id="IMark154652604"/> версии 3 продолжалось несколько лет, было выпущено несколько релизов, которые преимущественно были нацелены на устранение обнаруженных ошибок. В течение этого периода на основе опыта реальной эксплуатации <text:s/>были намечены некоторые тенденции дальнейшего развития проекта, а также выявлен ряд аспектов, реализация которых могла бы сделать <text:span text:style-name="T18">scmRTOS</text:span> более удобной и безопасной в использовании. </text:p>
      <text:p text:style-name="Текст_20_абазца">В частности, несколько раз со стороны пользователей возникали вопросы о расширении набора средств межпроцессного взаимодействия для более полного удовлетворения потребностей целевых проектов. Такой подход не <text:span text:style-name="T7">представля</text:span><text:span text:style-name="T7">ет</text:span><text:span text:style-name="T7">ся</text:span> <text:soft-page-break/>верным — очевидно, что расширение базового набора сервисов для удовлетворения частных потребностей того или иного пользовательского проекта легко приведёт к неконтролируемому росту числа сервисных типов, что породит сложности с документированием, сопровождением и т.д. Поэтому одним из разработчиков была предложена идея разработать механизм расширения для средств межпроцессного взаимодействия, хорошо документировать его и предоставить пользователю, который нуждается в каком-либо специализированном классе-сервисе, разработать конкретную реализацию, наилучшим образом удовлетворяющую потребности пользовательского проекта, самостоятельно. </text:p>
      <text:p text:style-name="Текст_20_абазца">Это привело к разработке механизма расширений функциональных возможностей ОС, позволяющего добавлять новые средства, не требуя модификации кода операционной системы.</text:p>
      <text:p text:style-name="Текст_20_абазца">Кроме того, для повышения удобства и безопасности использования был разработан и реализован ряд средств для отладки и тестирования поведения операционной системы в составе целевого проекта. Сюда вошли возможности по контролю за достаточностью объема памяти (запаса), выделенной под стеки процессов, фиксации адреса объекта-сервиса, в ожидании которого находится процесс, не готовый в выполнению, а также возможность прервать работу любого процесса в произвольный момент и запустить процесс с самого начала и средство измерения относительного времени активной работы процессов (профилировка), выполненное в качестве расширения.</text:p>
      <text:p text:style-name="Текст_20_абазца"><text:span text:style-name="T7">Кроме этих достаточно крупных изменений была проделана работа по приведению исходного кода к единообразному состоянию путём выработки единого стиля кодирования, необходимого для успешной работы над коллективными проектами. Это привело к переименованию функций, что повлекло за собой <text:s/>некоторую несовместимость с предыдущими версиями 3.хх. Для облегчения перехода на новую версию 4.0 предусмотрены специальные средства, которые носят временный характер и в следующем релизе </text:span><text:span text:style-name="T26">scmRTOS</text:span><text:span text:style-name="T7"> будут удалены</text:span><text:span text:style-name="T7"><text:note text:id="ftn6" text:note-class="footnote"><text:note-citation>1</text:note-citation><text:note-body><text:p text:style-name="Footnote">Это сделано для того, чтобы не делать перевод на новую версию текущих проектов слишком резким – и так новшеств немало. Пользователю предоставляется время постепенно привести свой рабочий код в соответствие с новой системой кодирования. В принципе, вся работа в основном сведётся к корректировке имён функций, что представляется несложной задачей.</text:p></text:note-body></text:note></text:span><text:span text:style-name="T7">.</text:span></text:p>
      <text:p text:style-name="Текст_20_абазца">Все вышеперечисленное в совокупности составило суть новой версии, версии 4, которой и посвящён настоящий документ.</text:p>
      <text:p text:style-name="Разделитель_20__22_звездочки_22_"><text:soft-page-break/>* <text:s text:c="2"/>* <text:s text:c="2"/>*</text:p>
      <text:p text:style-name="Текст_20_абазца">Что нужно для того, чтобы использовать <text:span text:style-name="T18">scmRTOS</text:span>?</text:p>
      <text:p text:style-name="Текст_20_абазца">Нужен, в первую очередь, соответствующий компилятор <text:alphabetical-index-mark-start text:id="IMark154652076" text:main-entry="true"/>С++<text:alphabetical-index-mark-end text:id="IMark154652076"/>. В настоящее время, как уже говорилось выше, доступность таких компиляторов не представляет проблем.</text:p>
      <text:p text:style-name="Текст_20_абазца">Второе. Нужно, чтобы используемый микроконтроллер имел необходимый минимум ОЗУ. Эта величина определена как 512<text:span text:style-name="Footnote_20_Symbol"><text:note text:id="ftn7" text:note-class="footnote"><text:note-citation>1</text:note-citation><text:note-body><text:p text:style-name="Footnote"><text:s/>На время появления первой версии <text:span text:style-name="T18">scmRTOS</text:span> <text:s/>(и до момента написания данного документа) градация по объему ОЗУ среди доступных МК, на которые была ориентирована ОС, была такой: 128 байт, 256 байт, 512 байт, 1024 байта и т.д. Т.е. отсутствовали, в частности, варианты с 384 и 768 байтами ОЗУ, поэтому нижней границей указано значение в 512 байт. На 384 байтах уже можно было бы попытаться нечто соорудить, хотя это представляется не слишком разумным.</text:p></text:note-body></text:note></text:span> байт. На МК с меньшим количеством ОЗУ <text:span text:style-name="T18">scmRTOS</text:span> <text:span text:style-name="T35">работать</text:span> не будет. То есть, можно, конечно, попытаться запустить ее и на 256 байтах – один или два крохотных процесса, возможно, влезут (не проверялось), но здравый смысл подсказывает, что реальную задачу такая конфигурация решать вряд ли сможет.</text:p>
      <text:p text:style-name="Текст_20_абазца">Ну, и третье. Нужно хоть немножко знать <text:alphabetical-index-mark-start text:id="IMark154652604" text:main-entry="true"/>С++<text:alphabetical-index-mark-end text:id="IMark154652604"/>, хотя бы основы, базовые концепции и синтаксис. Это совсем не так сложно, как может показаться вначале, тем более, что эти знания, учитывая темпы, с которыми <text:alphabetical-index-mark-start text:id="IMark154652076" text:main-entry="true"/>С++<text:alphabetical-index-mark-end text:id="IMark154652076"/> входит в <text:span text:style-name="T2">embedded </text:span><text:span text:style-name="T7">мир,</text:span> почти наверняка пригодятся в будущем. Сам язык не требует, чтобы его сразу весь выучили – для начала достаточно освоить понятие класса (оно ключевое), механизмы наследования и шаблонов. В остальном можно вполне пользоваться привычными «сишными» конструкциями.</text:p>
      <text:p text:style-name="Разделитель_20__22_звездочки_22_">* <text:s text:c="2"/>* <text:s text:c="2"/>*</text:p>
      <text:p text:style-name="Текст_20_абазца"><text:alphabetical-index-mark-start text:id="IMark154652076" text:key1="Операционные системы"/><text:span text:style-name="T18">scmRTOS</text:span><text:alphabetical-index-mark-end text:id="IMark154652076"/> – маленькая ОС. В ней использованы очень простые<text:span text:style-name="Footnote_20_Symbol"><text:note text:id="ftn8" text:note-class="footnote"><text:note-citation>2</text:note-citation><text:note-body><text:p text:style-name="Footnote"><text:s/>И, как следствие, быстрые.</text:p></text:note-body></text:note></text:span> механизмы реализации требуемых возможностей, потребление ОЗУ для служебных целей минимизировано. Благодаря простоте и малому размеру процесс освоения значительно упрощается. Главное в освоении – понять основные аспекты (планировка процессов, параллельный доступ к ресурсам и межпроцессное взаимодействие), а <text:s/>разобраться во внутренних механизмах на самом деле будет несложно. И в этом всегда можно обратиться к разработчикам проекта, которые охотно и оперативно <text:s/>окажут квалифицированную помощь в решении возникших вопросов.</text:p>
      <text:p text:style-name="Разделитель_20__22_звездочки_22_"><text:soft-page-break/>* <text:s text:c="2"/>* <text:s text:c="2"/>*</text:p>
      <text:p text:style-name="Текст_20_абазца">Эта ОС разрабатывалась для себя и для всех желающих ее использовать. Любой, изъявивший желание, может использовать и/или распространять ее совершенно бесплатно как в образовательных целях, так и в некоммерческих и коммерческих проектах. <text:alphabetical-index-mark-start text:id="IMark154652076" text:key1="Операционные системы"/><text:span text:style-name="T18">scmRTOS</text:span><text:alphabetical-index-mark-end text:id="IMark154652076"/> поставляется «как есть» (“<text:span text:style-name="T2">as</text:span> <text:span text:style-name="T2">is</text:span>”), никаких гарантий, естественно, не предоставляется.</text:p>
      <text:p text:style-name="Текст_20_абазца">Если подходить строго, то проект <text:span text:style-name="T18">scmRTOS</text:span> существует под вполне конкретной лицензией, которая не является чем-то новым и представляет собой широко известную лицензию <text:span text:style-name="Имя_20_собственное">MIT</text:span><text:span text:style-name="T2">:</text:span></text:p>
      <text:p text:style-name="P114"><text:span text:style-name="T7">Permission</text:span> is hereby granted, free of charge, to any person obtaining <text:s/>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ext:s text:c="36"/></text:p>
      <text:p text:style-name="P114">The above copyright notice and this permission notice shall be included in all copies or substantial portions of the Software. <text:s text:c="91"/></text:p>
      <text:p text:style-name="P114">THE SOFTWARE IS PROVIDED "AS IS", WITHOUT WARRANTY OF ANY KIND, EXPRESS <text:s/>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151" text:outline-level="1"><text:bookmark-start text:name="__RefHeading__70_1693444381"/><text:s text:c="2"/><text:bookmark-start text:name="_Ref38199180"/>Введение<text:bookmark-end text:name="__RefHeading__70_1693444381"/><text:bookmark-end text:name="_Ref38199180"/></text:h>
      <text:p text:style-name="P75">Многие вещи нам непонятны не потому, что понятия наши слабы, но потому, что сии вещи не входят в круг наших понятий.</text:p>
      <text:p text:style-name="P84">К. Прутков</text:p>
      <text:p text:style-name="P68"/>
      <text:p text:style-name="Текст_20_абазца">Тот, кто хорошо знаком с проблемами и принципами построения ОС для малых процессоров, может пропустить настоящий раздел, хотя желательно все же его прочитать (он небольшой), чтобы более чётко понять контекст дальнейшего описания, рассуждений и выводов.</text:p>
      <text:p text:style-name="Разделитель_20__22_звездочки_22_">* <text:s text:c="2"/>* <text:s text:c="2"/>*</text:p>
      <text:p text:style-name="Текст_20_абазца">Что есть операционная система (ОС) вообще? Вопрос в достаточной мере абстрактен. Исходя из разных точек зрения, можно давать совершенно разные ответы, с разной степенью детализации, <text:span text:style-name="T78">приводя</text:span> совершенно не похожие друг на друга примеры. Очевидно, что ОС для больших машин настолько отличается от ОС для 8-разрядного процессора какой-нибудь <text:span text:style-name="T2">embedded</text:span> системы, что найти там общие черты – задача непростая и, вдобавок, бессмысленная.</text:p>
      <text:p text:style-name="Текст_20_абазца">Поскольку в нашем случае речь идет о микроконтроллерах, то и аспекты ОС рассматриваются соответствующие.</text:p>
      <text:p text:style-name="Текст_20_абазца">Итак, в контексте текущего рассмотрения, операционная система<text:alphabetical-index-mark text:string-value="операционная система"/> – совокупность программного обеспечения (ПО), дающего возможность разбить поток выполнения программы на несколько независимых, асинхронных по отношению друг к другу процессов и организовать взаимодействие между ними. Т.е. внимание обращено на базовые функции, оставляя в стороне такие вещи, присущие ОС для больших машин, как файловые системы (т.к. и файлов-то никаких, обычно, нет), драйверы устройств (которые вынесены на уровень пользовательского ПО) и <text:span text:style-name="T7">т.п</text:span>.</text:p>
      <text:p text:style-name="Текст_20_абазца">Таким образом, исходя из того, что основная функция ОС – поддержка параллельного асинхронного исполнения разных процессов и взаимодействия меж<text:soft-page-break/>ду ними, встает вопрос о планировании (<text:span text:style-name="T2">Scheduling</text:span><text:alphabetical-index-mark text:string-value="Scheduling"/>) процессов, т.е. когда какой процесс должен получить управление, когда отдать управление другому процессу и т.д. Эта задача возлагается (хоть и не полностью) <text:s/>на часть ядра ОС, называемой планировщиком<text:alphabetical-index-mark text:string-value="планировщик"/> (<text:span text:style-name="T2">Scheduler</text:span><text:alphabetical-index-mark text:string-value="Scheduler"/>). По способу организации работы планировщики бывают:</text:p>
      <text:list xml:id="list38666504" text:continue-numbering="true" text:style-name="WW8Num4">
        <text:list-item>
          <text:p text:style-name="P172">с приоритетным вытеснением (<text:span text:style-name="T5">preemptive</text:span><text:alphabetical-index-mark text:string-value="preemptive"/>, когда при возникновении «работы» для более приоритетного процесса, он вытесняет менее приоритетный (т.е. более приоритетный при необходимости отбирает управление у менее приоритетного). Примерами ОС с такими планировщиками являются, например, широко известная и популярная коммерческая ОС реального времени <text:span text:style-name="Имя_20_собственное">uC</text:span>/<text:span text:style-name="Имя_20_собственное">OC-II</text:span> <text:alphabetical-index-mark text:string-value="uC/OC-II" text:key1="Операционные системы"/><text:a xlink:type="simple" xlink:href="http://www.micrium.com/"><text:span text:style-name="Internet_20_link"><text:span text:style-name="T62">(www.micrium.com</text:span></text:span></text:a>) и бесплатная <text:span text:style-name="Имя_20_собственное">proc</text:span> <text:alphabetical-index-mark text:string-value="proc" text:key1="Операционные системы"/><text:a xlink:type="simple" xlink:href="http://www.nilsenelektronikk.no/"><text:span text:style-name="Internet_20_link"><text:span text:style-name="T61">(www.nilsenelektronikk.no</text:span></text:span></text:a>);</text:p>
        </text:list-item>
        <text:list-item>
          <text:p text:style-name="P172">с вытеснением без приоритетов (<text:span text:style-name="T2">round</text:span>-<text:span text:style-name="T2">robin</text:span><text:alphabetical-index-mark text:string-value="round-robin" text:key1="Scheduling"/> или «карусельного» типа), когда каждый процесс получает квант времени, по истечении которого управление у данного процесса отбирается операционной системой и передается следующему в очереди процессу;</text:p>
        </text:list-item>
        <text:list-item>
          <text:p text:style-name="P172">без вытеснения (<text:span text:style-name="T2">cooperative</text:span><text:alphabetical-index-mark text:string-value="Cooperative" text:key1="Scheduling"/>), когда процессы выполняются последовательно, и для того, чтобы управление от одного процесса перешло к другому, нужно, чтобы текущий процесс сам отдал управление системе. Кооперативные планировщики также могут быть приоритетными и неприоритетными. Примером кооперативной ОС с приоритетным планированием является <text:span text:style-name="Имя_20_собственное">Salvo</text:span><text:span text:style-name="T16"> </text:span><text:alphabetical-index-mark text:string-value="Salvo" text:key1="Операционные системы"/>(<text:a xlink:type="simple" xlink:href="http://www.pumpkininc.com/"><text:span text:style-name="Internet_20_link">www.pumpkininc.com</text:span></text:a>). Оставшийся вариант – кооперативный планировщик без приоритетов – это, например, всем хорошо известный бесконечный цикл в функции <text:span text:style-name="T2">main</text:span>, откуда по очереди вызываются различные функции, являющиеся «процессами».</text:p>
        </text:list-item>
      </text:list>
      <text:p text:style-name="P68"/>
      <text:p text:style-name="Текст_20_абазца">Это лишь некоторые (базовые) типы, реально встречаются различные комбинации из упомянутых вариантов, что вносит значительное разнообразие в алгоритмы планирования процессов.</text:p>
      <text:p text:style-name="Текст_20_абазца">Операционная система реального времени (ОСРВ<text:alphabetical-index-mark text:string-value="ОСРВ"/>, <text:span text:style-name="T2">Real</text:span>-<text:span text:style-name="T2">Time</text:span> <text:span text:style-name="T2">Operating</text:span> <text:span text:style-name="T2">System</text:span> - <text:span text:style-name="T2">RTOS</text:span><text:alphabetical-index-mark text:string-value="RTOS"/>) – ОС, обладающая одним важным свойством: время реакции на события в такой ОС <text:span text:style-name="T17">в известной степени</text:span> детерминированы — другими словами, имеется возможность оценить, через сколько времени с момента поступления события оно будет обработано. Конечно, это достаточно приблизительная оценка, т.к. на момент возникновения события, система может находиться в прерывании, которое не может быть прервано, или процесс, который должен обработать событие, не имеет в данный момент контроля над процессором (например, имеет низкий приоритет и вытеснен другим, более приоритетным процессом, выполняющим свою работу, при использовании вытесняющей ОС). Т.е. в случае большой загрузки время реакции на событие может варьироваться в значительных пределах. Но основные нити управления в руках пользователя — ведь он решает, какой код использовать в прерывании, или насколько критично занятие вычислительного <text:soft-page-break/>ресурса приоритетным процессом, и в соответствии с заданными целями и имеющимися возможностями пользователь может определить конфигурацию целевого проекта <text:span text:style-name="T7">так, чтобы </text:span><text:span text:style-name="T9">программа работала управляемо и предсказуемо в масштабе реального времени</text:span><text:span text:style-name="T7">. И операционная система тут не помеха, а наоборот – подспорье в достижении этих целей. </text:span></text:p>
      <text:p text:style-name="Текст_20_абазца"><text:span text:style-name="T7">Вот эта возможность держать под контролем динамические характеристики программы, работающей в окружении средств операционной системы, и является ключевым аспектом, отличающим операционные системы реального времени от остальных операционных систем. Следствием вышесказанного является то обстоятельство, что </text:span><text:span text:style-name="T7">ОСРВ </text:span><text:span text:style-name="T7">–</text:span><text:span text:style-name="T7"> это, как правило, небольшие по объему </text:span><text:span text:style-name="T7">системы, с достаточно простыми и понятными внутренними связями, что даёт предсказуемое поведение кода ОС во всех ситуациях при целевом использовании.</text:span></text:p>
      <text:p text:style-name="P13">Большие же операционные системы, являющиеся, как правило, сложными комплексами программного обеспечения, рассчитанными на работу в разнообразном программно-аппаратном <text:s/>окружении и ориентированными на широкий спектр решаемых задач, содержат в себе нетривиальные механизмы взаимодействия внутренних объектов, что порождает трудности с обеспечением предсказуемости поведения в смысле времени реакции на то или иное событие. Т.е. такие ОС сами по себе вносят в цепочки обработки событий слабоконтролируемые задержки, что делает их малопригодными для построения систем, ориентированных на обработку событий в реальном масштабе времени.</text:p>
      <text:p text:style-name="Текст_20_абазца">Очевидно, что способность ОС реагировать на события определяется, в первую очередь, типом планировщика. Из упомянутых выше наиболее «быстрыми» в смысле реакции на события являются ОС с приоритетными вытесняющими планировщиками – у них время реакции (при прочих равных условиях) минимально, т.к. в такой ОСРВ при возникновении события планировщик стремится сразу отдать управление коду, который ожидает это событие. </text:p>
      <text:p text:style-name="Текст_20_абазца">По детерминированности (но не по скорости) времени отклика из оставшихся на первом месте ОС с вытесняющими <text:span text:style-name="T2">round</text:span>-<text:span text:style-name="T2">robin</text:span><text:alphabetical-index-mark text:string-value="round-robin" text:key1="Scheduling"/> планировщиками, в этом случае событие будет обработано тогда, когда дойдет очередь до процесса, ответственного за обработку. Время реакции, очевидно, тут далеко не оптимальное. </text:p>
      <text:p text:style-name="Текст_20_абазца">В операционных системах с кооперативными планировщиками время реакции на события в большей степени определяется не столько самой ОС, сколько прикладной программой, которая должна быть организована так, чтобы не занимать надолго процессор внутри процесса. Хорошим решением является так называемая <text:alphabetical-index-mark-start text:id="IMark154652460" text:key1="Операционные системы"/><text:span text:style-name="Имя_20_собственное">FSMOS</text:span><text:alphabetical-index-mark-end text:id="IMark154652460"/> (<text:span text:style-name="T2">Finite</text:span> <text:span text:style-name="T2">State</text:span> <text:span text:style-name="T2">Machine</text:span> <text:span text:style-name="T2">Operating</text:span> <text:span text:style-name="T2">System, </text:span><text:span text:style-name="T2">http://www.nilsenelektron</text:span><text:soft-page-break/><text:span text:style-name="T2">ikk.no/nenesos.html</text:span>), где каждый процесс организован как конечный автомат, и пребывание внутри каждого состояния делается как можно более коротким. Это позволяет повысить скорость реакции на события, но по-прежнему она (скорость реакции) определяется в первую очередь прикладной программой: если пользовательский процесс не позаботится о том, чтобы отдать управление, весь остальной код, включая код самой ОС, окажется неработоспособным.</text:p>
      <text:p text:style-name="Текст_20_абазца">Напрашивается вопрос: если самые быстрые (в смысле скорости реакции на события) ОСРВ<text:alphabetical-index-mark text:string-value="ОСРВ"/> – это ОС с вытесняющим приоритетным планированием, то зачем тогда остальные? Ответ может выглядеть так: вытесняющие ОС имеют серьезный недостаток – они значительно более требовательны к ОЗУ, чем невытесняющие. Это принципиальный аспект: причина этого кроется как раз в способности вытеснять процессы, т.е. в силу того, что любой процесс может быть прерван в любой момент времени (непредсказуемый для процесса), его – процесса – аппаратное окружение – контекст, куда относится содержимое регистров процессора, состояние стека, должно быть сохранено соответствующим образом, чтобы при следующем получении управления этим процессом, он смог продолжить свою работу как ни в чем не бывало. Контекст сохраняется обычно в стеке, который у каждого процесса свой. Таким образом, потребность в ОЗУ резко возрастает: если у программы без ОС (или с кооперативной ОС) потребность в ОЗУ определяется количеством статических<text:span text:style-name="Footnote_20_Symbol"><text:note text:id="ftn9" text:note-class="footnote"><text:note-citation>1</text:note-citation><text:note-body><text:p text:style-name="Footnote"><text:s/>Имеется в виду статический класс памяти (<text:span text:style-name="T2">static</text:span> <text:span text:style-name="T2">storage</text:span> <text:span text:style-name="T2">duration</text:span>), а не тип связывания (<text:span text:style-name="T2">internal</text:span> <text:span text:style-name="T2">linkage</text:span>).</text:p></text:note-body></text:note></text:span> переменных + размер стека, который является общим для всех, то при использовании ОС с вытесняющий многозадачностью каждый процесс требует стек размером равным: размер контекста + глубина вложенности вызова функций (включая вызовы обработчиков прерываний, если не используется отдельный стек для прерываний) + переменные процесса.</text:p>
      <text:p text:style-name="Текст_20_абазца">Например, в <text:span text:style-name="Имя_20_собственное">MSP430</text:span><text:alphabetical-index-mark text:string-value="MSP430"/><text:span text:style-name="Footnote_20_Symbol"><text:note text:id="ftn10" text:note-class="footnote"><text:note-citation>2</text:note-citation><text:note-body><text:p text:style-name="Footnote"><text:s/>Для других МК картина похожая – контекст может быть больше или меньше, но принцип не меняется: у каждого процесса свое отдельное окружение, занимающее ресурсы (ОЗУ) которые, в силу асинхронности работы процессов, не могут быть использованы другими процессами программы.</text:p></text:note-body></text:note></text:span> размер контекста равен порядка 30 байт (12 регистров + <text:span text:style-name="T2">SR</text:span> + <text:span text:style-name="T2">SP</text:span> = 28 байт), при вложенности вызовов функций до 10 (и это немного) – это еще 20 байт, уже получаем порядка 50 байт только для обеспечения работы процесса ОС в самом минимально возможном варианте, т.е. накладные расходы по памяти. <text:s/>И так для каждого процесса. Если процессов штук пять-шесть, то одних накладных получается порядка 250-300 байт, что соизмеримо с общим объемом ОЗУ многих однокристальных микроконтроллеров. Поэтому использование ОС с вытесняющим планированием натыкается на принципиальные <text:soft-page-break/>трудности при использовании МК с объемом ОЗУ менее полкилобайта. Такие МК – ниша для кооперативных ОС.</text:p>
      <text:p text:style-name="P64">Еще одно принципиальное ограничение – аппаратный стек в некоторых МК. По этой причине вытесняющая ОС, видимо, никогда не сможет работать на микроконтроллерах, например, семейства <text:span text:style-name="Имя_20_собственное">PIC16</text:span> (<text:span text:style-name="Имя_20_собственное"><text:span text:style-name="T75">Microchip</text:span></text:span><text:span text:style-name="T7">)</text:span>, поэтому МК этого семейства также кандидаты на использование в них кооперативных ОС.</text:p>
      <text:p text:style-name="Текст_20_абазца"><text:span text:style-name="T7">Процессы в к</text:span>ооперативных ОС тоже имеют контексты, которые переключается при передаче управления от одного процесса к другому, но размер этих контекстов очень мал (по сравнению суммарным размером контекстов процессов в вытесняющих ОС). Сохранять все рабочие регистры процессора нет необходимости, т.к. управление передается не в произвольный момент времени, а во вполне определенный, поэтому сохранение регистров происходит таким же образом, как при вызове любой функции.</text:p>
      <text:p text:style-name="Текст_20_абазца">Что касается ОС с чистым вытесняющим планировщиком <text:span text:style-name="T2">round</text:span>-<text:span text:style-name="T2">robin</text:span><text:alphabetical-index-mark text:string-value="round-robin" text:key1="Scheduling"/> (т.е. не приоритетным), то глубокого смысла использовать их для решения реальных задач в сегменте малых ОСРВ не просматривается в силу объективных недостатков такого типа планировщика: вытеснение (т.е. асинхронное отбирание управления и передача его другому процессу) реализовано, соответственно, ресурсы для отдельного стека каждому процессу имеются (и расходуются), таким образом, главное ограничение преодолено — и вполне можно сделать приоритетный планировщик, он не настолько сложнее карусельного (<text:span text:style-name="T2">round</text:span>-<text:span text:style-name="T2">robin</text:span>), чтобы от него отказываться. Справедливости ради надо отметить, что реально ОС с такими планировщиками (по крайней мере, в сегменте малых процессоров) не видно ни одной. </text:p>
      <text:p text:style-name="Текст_20_абазца">Еще встречаются комбинированные планировщики: например, приоритетное планирование используется наряду с <text:s/>карусельным: если ОС допускает несколько (два и более) процессов с одинаковым приоритетом, то запуск процессов на уровне данного приоритета в такой ОС происходит по схеме <text:span text:style-name="T2">round</text:span>-<text:span text:style-name="T2">robin</text:span>. Такое планирование несколько сложнее простого приоритетного, что отражается как в быстродействии при передаче управления между процессами, так и в размере кода, а <text:span text:style-name="T17">объективные</text:span> преимущества не особенно заметны.</text:p>
      <text:p text:style-name="Разделитель_20__22_звездочки_22_">* <text:s text:c="2"/>* <text:s text:c="2"/>*</text:p>
      <text:p text:style-name="Текст_20_абазца">Операционная система реального времени для однокристальных микроконтроллеров <text:span text:style-name="T18">scmRTOS</text:span> (<text:span text:style-name="T2">Single</text:span>-<text:span text:style-name="T2">Chip</text:span> <text:span text:style-name="T5">Microcontroller</text:span> <text:span text:style-name="T2">Real</text:span>-<text:span text:style-name="T2">Time</text:span> <text:span text:style-name="T2">Operating</text:span> <text:span text:style-name="T2">System</text:span>) использует приоритетное вытесняющее планирование процессов. Как видно из <text:soft-page-break/>названия, ключевой особенностью данной ОС является то обстоятельство, что она ориентирована именно на применение в однокристальных микроконтроллерах. Что это означает? Что такого характерно для однокристальных МК в контексте операционных систем реального времени с вытесняющим планированием? Ключевой особенностью таких МК является ограниченное и, как правило, небольшое количество доступной оперативной памяти (ОЗУ), объем которой невозможно расширить, не заменяя сам МК на более мощный. К моменту создания <text:span text:style-name="T18">scmRTOS</text:span> у подавляющего большинства микроконтроллеров эта величина не превышала 2-4 килобайт, и это были уже приличные по остальным ресурсам кристаллы – с объемом ПЗУ 16 и более (исчисляется десятками) килобайт, большим количеством периферийных устройств (таймеров, АЦП, портов ввода-вывода, последовательных портов, как синхронных (<text:span text:style-name="T2">SPI</text:span>, <text:span text:style-name="T2">I</text:span><text:span text:style-name="T36">2</text:span><text:span text:style-name="T2">C</text:span>), так и асинхронных (<text:span text:style-name="T2">UART</text:span>)). </text:p>
      <text:p text:style-name="Текст_20_абазца">В настоящее время модельный ряд однокристальных микроконтроллеров значительно расширился, появилось много недорогих и весьма ресурсоёмких его представителей, способных работать на приличных (для «однокристаллок») частотах <text:span text:style-name="T2">– </text:span>в 50 и выше мегагерц. Но и спектр задач, решение которых возлагается на эти приборы, тоже изменился, что выдвинуло новые требования к ресурсам, особенно к тем, которые не поддаются расширению — в первую очередь это внутренняя оперативная память. </text:p>
      <text:p text:style-name="Текст_20_абазца">Таким образом, внутреннее ОЗУ является одним из наиболее дефицитных ресурсов МК для реализации ОС с вытесняющим планированием.</text:p>
      <text:p text:style-name="Текст_20_абазца">Как показано выше, существуют принципиальные ограничения на использование вытесняющего механизма – главным образом из-за требований к объёму оперативной памяти. При разработке описываемой ОС ставилась цель получить минимально ресурсоёмкое решение, чтобы его можно было реализовать на однокристальных МК с объемом ОЗУ от 512 байт. Основные характеристики ОС закладывались на основе этой главной цели. Именно этим обусловлено ограниченное количество процессов, отказ от механизмов динамического создания/удаления процессов, изменения приоритетов процессов на этапе выполнения программы и т.д, словом, всего того, что может повлечь за собой дополнительные накладные расходы как по размеру памяти, так и по времени выполнения.</text:p>
      <text:p text:style-name="Текст_20_абазца">Благодаря исходной ориентации на небольшие МК, что позволило применить упрощенные и облегченные решения, удалось добиться сравнительно неплохого результата. Выигрыш по быстродействию достигнут, главным образом, благодаря очень простому механизму планировки (и вычисления приоритетов), <text:soft-page-break/>возможность использования которого обеспечена ограниченным количеством процессов в <text:span text:style-name="T18">scmRTOS</text:span>.</text:p>
      <text:p text:style-name="Текст_20_абазца">Упрощенная функциональность также дает выигрыш по ресурсоёмкости: <text:alphabetical-index-mark-start text:id="IMark154652556"/>ядро<text:alphabetical-index-mark-end text:id="IMark154652556"/> в <text:alphabetical-index-mark-start text:id="IMark154652460" text:key1="Операционные системы"/><text:span text:style-name="T18">scmRTOS</text:span><text:alphabetical-index-mark-end text:id="IMark154652460"/><text:span text:style-name="T17"> </text:span>занимает порядка 8-12 + 2*(<text:span text:style-name="T7">к</text:span>ол-во процессов) байт, данные процесса (без стека) – 5 байт.</text:p>
      <text:p text:style-name="Разделитель_20__22_звездочки_22_">* <text:s text:c="2"/>* <text:s text:c="2"/>*</text:p>
      <text:p text:style-name="Текст_20_абазца">Как уже говорилось, в качестве языка разработки ОС выбран <text:alphabetical-index-mark-start text:id="IMark154652460" text:main-entry="true"/>С++<text:alphabetical-index-mark-end text:id="IMark154652460"/>. Реально используются не все средства языка <text:alphabetical-index-mark-start text:id="IMark154652076" text:main-entry="true"/>С++<text:alphabetical-index-mark-end text:id="IMark154652076"/>. В состав неиспользуемых средств входят обработка исключений, множественное наследование и <text:span text:style-name="T2">RTTI</text:span>. Обработка исключений и <text:span text:style-name="T2">RTTI</text:span> «тяжелы» и во многом избыточны для однокристальных МК. К тому же к настоящему моменту почти не существуют компиляторов, разработанных для использования их в <text:span text:style-name="T2">embedded </text:span><text:span text:style-name="T7">области</text:span>, поддерживающих оба этих механизма.</text:p>
      <text:p text:style-name="Текст_20_абазца">В настоящее время достойные внимания компиляторы <text:alphabetical-index-mark-start text:id="IMark154652076" text:main-entry="true"/>С++<text:alphabetical-index-mark-end text:id="IMark154652076"/> выпускает шведская фирма <text:span text:style-name="Имя_20_собственное">IAR</text:span> <text:span text:style-name="Имя_20_собственное">Systems</text:span>. Существуют компиляторы, например, для следующих <text:span text:style-name="T7">аппаратных</text:span> платформ:</text:p>
      <text:list xml:id="list38676438" text:continue-numbering="true" text:style-name="WW8Num4">
        <text:list-item>
          <text:p text:style-name="P174"><text:span text:style-name="Имя_20_собственное">ARM7</text:span>;</text:p>
        </text:list-item>
        <text:list-item>
          <text:p text:style-name="P176"><text:span text:style-name="Имя_20_собственное">AVR</text:span><text:alphabetical-index-mark text:string-value="AVR"/><text:span text:style-name="Имя_20_собственное"><text:span text:style-name="T2"> (</text:span></text:span><text:span text:style-name="Имя_20_собственное">Atmel</text:span><text:span text:style-name="Имя_20_собственное"><text:span text:style-name="T2">);</text:span></text:span></text:p>
        </text:list-item>
        <text:list-item>
          <text:p text:style-name="P176"><text:span text:style-name="Имя_20_собственное"><text:span text:style-name="T2">Cortex-M</text:span></text:span><text:span text:style-name="T7">;</text:span></text:p>
        </text:list-item>
        <text:list-item>
          <text:p text:style-name="P175"><text:span text:style-name="Имя_20_собственное">MSP430</text:span><text:alphabetical-index-mark text:string-value="MSP430"/><text:span text:style-name="T2"> (</text:span><text:span text:style-name="Имя_20_собственное">Texas</text:span><text:span text:style-name="T2"> </text:span><text:span text:style-name="Имя_20_собственное">Instruments</text:span><text:span text:style-name="T2">);</text:span></text:p>
        </text:list-item>
        <text:list-item>
          <text:p text:style-name="P175">и<text:span text:style-name="T2"> </text:span>др<text:span text:style-name="T2">.</text:span></text:p>
        </text:list-item>
      </text:list>
      <text:p text:style-name="P68">Кроме компиляторов, выпускаемых специализированными фирмами-производителями компиляторов такими как <text:span text:style-name="Имя_20_собственное">IAR</text:span> <text:span text:style-name="Имя_20_собственное">Systems</text:span>, существуют неплохие компиляторы, выпускаемые фирмами-производителями самих процессоров – например, <text:span text:style-name="Имя_20_собственное">Analog</text:span> <text:span text:style-name="Имя_20_собственное">Devices</text:span> (пакет <text:span text:style-name="Имя_20_собственное">VisualDSP++</text:span>) и <text:span text:style-name="Имя_20_собственное">Texas</text:span> <text:span text:style-name="Имя_20_собственное">Instruments</text:span> (пакет <text:span text:style-name="Имя_20_собственное">Code</text:span> <text:span text:style-name="Имя_20_собственное">Composer</text:span> <text:span text:style-name="Имя_20_собственное">Studio</text:span>).</text:p>
      <text:p text:style-name="P68">Кроме коммерческих (хороших, но весьма недешёвых) компиляторов <text:s/>существует семейство бесплатных, но достаточно гибких и мощных компиляторов <text:span text:style-name="Имя_20_собственное">GCC</text:span> (<text:span text:style-name="Имя_20_собственное">GNU</text:span> <text:span text:style-name="T2">Compiler</text:span> <text:span text:style-name="T2">Collection</text:span>), способных составить достойную альтернативу высококачественным коммерческим продуктам. Спектр поддерживаемых аппаратных платформ компиляторами семейства <text:span text:style-name="Имя_20_собственное">GCC</text:span><text:span text:style-name="T2"> </text:span><text:span text:style-name="T7">так же весьма </text:span><text:span text:style-name="T7">представителен</text:span><text:span text:style-name="T7"> (все вышеперечисленные процессоры в него входят), а по </text:span><text:span text:style-name="T7">широте </text:span><text:span text:style-name="T7">реализованных</text:span><text:span text:style-name="T7"> возможностей языка программирования </text:span><text:alphabetical-index-mark-start text:id="IMark154652460" text:main-entry="true"/><text:span text:style-name="T7">С++</text:span><text:alphabetical-index-mark-end text:id="IMark154652460"/><text:span text:style-name="T7"> и по строгости следования Стандарту </text:span><text:alphabetical-index-mark-start text:id="IMark154652076" text:main-entry="true"/><text:span text:style-name="T7">С++</text:span><text:alphabetical-index-mark-end text:id="IMark154652076"/><text:span text:style-name="T7"> </text:span><text:span text:style-name="Имя_20_собственное">GCC</text:span><text:span text:style-name="T2"> </text:span><text:span text:style-name="T7">является одним из лидеров. </text:span></text:p>
      <text:p text:style-name="Текст_20_абазца"><text:soft-page-break/>Существуют компиляторы и для других платформ. Процесс этот развивается, и тенденция такова, что <text:alphabetical-index-mark-start text:id="IMark154652076" text:main-entry="true"/>С++<text:alphabetical-index-mark-end text:id="IMark154652076"/> постепенно занимает нишу С, т.к. он покрывает все возможности С и добавляет к этому принципиально новые средства, позволяющие вести разработку ПО на качественно новом уровне, в частности, сместить акцент в разработке ПО на этап проектирования и даже в известной степени <text:s/>формализовать его. Это еще одна причина, <text:s/>обуславливающая выбор <text:alphabetical-index-mark-start text:id="IMark154652460" text:main-entry="true"/>С++<text:alphabetical-index-mark-end text:id="IMark154652460"/> в качестве языка разработки ОС.</text:p>
      <text:p text:style-name="Текст_20_абазца"><text:alphabetical-index-mark-start text:id="IMark154652460" text:key1="Операционные системы"/><text:span text:style-name="T18">scmRTOS</text:span><text:alphabetical-index-mark-end text:id="IMark154652460"/><text:span text:style-name="T18"> </text:span>исходно была разработана с использованием компилятора ЕС+­+ для <text:span text:style-name="Имя_20_собственное">MSP430</text:span> от <text:span text:style-name="Имя_20_собственное">IAR</text:span> <text:span text:style-name="Имя_20_собственное">Systems</text:span><text:span text:style-name="T2"> </text:span>и на текущий момент имеет несколько портов под разные программные <text:span text:style-name="T7">(</text:span><text:span text:style-name="T2">IAR Systems, GCC, </text:span><text:span text:style-name="T7">а также специализированные фирменные программные пакеты)</text:span> и аппаратные платформы (<text:span text:style-name="Имя_20_собственное">MSP430</text:span><text:span text:style-name="T2">, </text:span><text:span text:style-name="Имя_20_собственное">AVR</text:span><text:span text:style-name="T2">, </text:span><text:span text:style-name="Имя_20_собственное">ARM7</text:span><text:span text:style-name="T2">, </text:span><text:span text:style-name="Имя_20_собственное">Cortex-M3</text:span><text:span text:style-name="T2">, </text:span><text:span text:style-name="Имя_20_собственное">Blackfin</text:span><text:span text:style-name="Footnote_20_Symbol"><text:span text:style-name="T2"><text:note text:id="ftn11" text:note-class="footnote"><text:note-citation>1</text:note-citation><text:note-body><text:p text:style-name="Footnote"><text:s/>Появление этого процессора в списке поддерживаемых платформ может вызвать удивление – ведь <text:span text:style-name="T2">Blackfin</text:span> является достаточно мощным процессором даже для того, чтобы запускать на нем такие операционные системы, как <text:span text:style-name="T2">uCLinux</text:span>. На самом деле ничего удивительного нет – <text:span text:style-name="T2">Blackfin</text:span> является очень многоплановым процессором – он может быть чисто <text:span text:style-name="T2">DSP</text:span> процессором, может быть центральным процессором системы, на которой запускают сторонние приложения, где интенсивно используется внешняя <text:span text:style-name="T2">SDRAM</text:span> под память кода и данных, кэширование и т.д., а может быть однокристальным (в известной степени) микроконтроллером, у которого весь исполняемый код и все данные размещены во внутренней памяти, интенсивно используется внутренняя периферия и решается широкий класс задач от сбора данных и управления до обработки сигналов (и все эти задачи <text:span text:style-name="T2">Blackfin</text:span> может решать достаточно эффективно). </text:p><text:p text:style-name="Footnote">При этом требуются минимальные накладные расходы как по памяти (размер внутренней памяти <text:span text:style-name="T2">Blackfin</text:span>’а вполне соизмерим с размерами памяти многих других однокристальных МК), так и по быстродействию. Т.е. нужна удобная среда программирования с простой, прозрачной и формализованной организацией потока управления при минимальных требованиях от аппаратной части процессора и возможностью приоритетного вытеснения. Именно в этом ключе и следует рассматривать совместное использование <text:span text:style-name="T18">scmRTOS</text:span> и <text:span text:style-name="T2">Blackfin</text:span>. </text:p><text:p text:style-name="Footnote">Эти же соображения в полной мере относятся и к другим достаточно мощным процессорам, куда входит большинство представителей с 32-разрядным ядром.</text:p></text:note-body></text:note></text:span></text:span><text:alphabetical-index-mark text:string-value="Blackfin"/>) — см оперативную информацию, размещённую на сайте проекта: <text:a xlink:type="simple" xlink:href="http://scmrtos.sourceforge.net/"><text:span text:style-name="T58">http://scmrtos.sourceforge.net</text:span></text:a></text:p>
      <text:p text:style-name="Разделитель_20__22_звездочки_22_">* <text:s text:c="2"/>* <text:s text:c="2"/>*</text:p>
      <text:p text:style-name="P44"><text:span text:style-name="T7">При написании исходного кода </text:span><text:alphabetical-index-mark-start text:id="IMark154652076" text:key1="Операционные системы"/><text:span text:style-name="T26">scmRTOS</text:span><text:alphabetical-index-mark-end text:id="IMark154652076"/> принят следующий стандарт кодирования. </text:p>
      <text:p text:style-name="P44">Отступ <text:span text:style-name="T2">(indent)</text:span> принят размером в 4 символа.</text:p>
      <text:p text:style-name="Текст_20_абазца">Открывающая фигурная скобка блока <text:span text:style-name="T2">'</text:span><text:span text:style-name="Мнемоника"><text:span text:style-name="T63">{</text:span></text:span><text:span text:style-name="T2">' </text:span><text:span text:style-name="T7">начинается на пустой строке первым символом </text:span><text:span text:style-name="T7">вровень с первым символом </text:span><text:span text:style-name="T7">(т.е. под ним)</text:span><text:span text:style-name="T7"> ключевого слова оператора блока или квалификатора функции</text:span><text:span text:style-name="T7">.</text:span></text:p>
      <text:p text:style-name="P47"><text:soft-page-break/><text:span text:style-name="T7">Имена функций выглядят: </text:span><text:span text:style-name="Мнемоника"><text:span text:style-name="T29">like_this()</text:span></text:span><text:span text:style-name="T2">.</text:span></text:p>
      <text:p text:style-name="P48">Имена переменных выглядят: <text:span text:style-name="Мнемоника"><text:span text:style-name="T63">LikeThis</text:span></text:span><text:span text:style-name="T2">.</text:span></text:p>
      <text:p text:style-name="P64"><text:span text:style-name="T7">Имена типов, определяемых пользователем, выглядят: </text:span><text:span text:style-name="Мнемоника"><text:span text:style-name="T63">TLikeThis</text:span></text:span><text:span text:style-name="T2">.</text:span></text:p>
      <text:p text:style-name="P64">Имена псевдонимов встроенных типов выглядят: <text:span text:style-name="Мнемоника"><text:span text:style-name="T63">like_this_t</text:span></text:span><text:span text:style-name="T2">.</text:span></text:p>
      <text:p text:style-name="Разделитель_20__22_звездочки_22_">* <text:s text:c="2"/>* <text:s text:c="2"/>*</text:p>
      <text:p text:style-name="Текст_20_абазца">О принятой терминологии. В <text:alphabetical-index-mark-start text:id="IMark154652076" text:key1="Операционные системы"/><text:span text:style-name="T18">scmRTOS</text:span><text:alphabetical-index-mark-end text:id="IMark154652076"/> используется термин «процесс» (<text:alphabetical-index-mark-start text:id="IMark154652460"/><text:span text:style-name="T2">process</text:span><text:alphabetical-index-mark-end text:id="IMark154652460"/><text:span text:style-name="T2">) </text:span><text:span text:style-name="T7">для обозначения части программы, выполняемой циклически, самостоятельно и асинхронно по отношению к остальным частям программы. В литературе и в терминологии, принятой в других ОСРВ для обозначения этого, часто используются термины «задача» </text:span><text:span text:style-name="T2">(task)</text:span><text:span text:style-name="T7"> и «тред» </text:span><text:span text:style-name="T2">(thread </text:span><text:span text:style-name="T7">– «нить», поток</text:span><text:span text:style-name="T2">). </text:span><text:span text:style-name="T7">Термин «процесс» был выбран сознательно, т.к. представляется, что он более удачно подчёркивает смысл обозначаемого. </text:span></text:p>
      <text:p text:style-name="Текст_20_абазца"><text:span text:style-name="T7">Действительно, «задача» — понятие весьма широкое и может обозначать широкий спектр от школьной задачки по алгебре до боевой задачи роте спецназа. «Тред» — это дословно «нить», т.е. </text:span><text:span text:style-name="T7">как видно из названия, это нечто такое, что имеет характеристику линейности, а не цикличности. Учитывая вышеприведённые доводы, термин «процесс» представляется более удачным вариантом — действительно, смысл этого слова в явном виде отражает </text:span><text:span text:style-name="T9">действие</text:span><text:span text:style-name="T11"><text:note text:id="ftn12" text:note-class="footnote"><text:note-citation>1</text:note-citation><text:note-body><text:p text:style-name="Footnote"><text:s/>К<text:span text:style-name="T7">оего смысла нет, например, в термине «задача».</text:span></text:p></text:note-body></text:note></text:span><text:span text:style-name="T7">, протяжённое во времени, с возможностью </text:span><text:span text:style-name="T9">цикличности</text:span><text:span text:style-name="T7"><text:note text:id="ftn13" text:note-class="footnote"><text:note-citation>2</text:note-citation><text:note-body><text:p text:style-name="Footnote"><text:s/>Что не отражается термином «тред» - у «нити», как правило, есть начало и конец.</text:p></text:note-body></text:note></text:span><text:span text:style-name="T7"> как отдельных составных частей процесса, так и всего процесса в целом.</text:span></text:p>
      <text:p text:style-name="Текст_20_абазца"/>
      <text:h text:style-name="P166" text:outline-level="1" text:is-list-header="true"/>
      <text:h text:style-name="P152" text:outline-level="1"><text:bookmark-start text:name="__RefHeading__72_1693444381"/><text:s text:c="2"/><text:bookmark-start text:name="_Ref36747288"/><text:bookmark-start text:name="закладкаОбзорОС"/>Обзор операционной системы<text:bookmark-end text:name="закладкаОбзорОС"/> <text:bookmark-end text:name="__RefHeading__72_1693444381"/><text:bookmark-end text:name="_Ref36747288"/></text:h>
      <text:p text:style-name="Эпиграф">— Гоги, ты знаешь, что такое «ОС»?</text:p>
      <text:p text:style-name="Эпиграф">— Канэшна знаю: «ОС» - эта балщой, паласатый мух!</text:p>
      <text:p text:style-name="Эпиграф">— Нэт! Балщой паласатый мух – эта шмел, а «ОС» - эта то, на чем вэртится наша Земла!</text:p>
      <text:p text:style-name="Эпиграф-подпись">анекдот.</text:p>
      <text:h text:style-name="Heading_20_2" text:outline-level="2"><text:bookmark-start text:name="__RefHeading__74_1693444381"/><text:s/>Общие сведения<text:bookmark-end text:name="__RefHeading__74_1693444381"/></text:h>
      <text:p text:style-name="Текст_20_абазца"><text:alphabetical-index-mark-start text:id="IMark154652076" text:key1="Операционные системы"/><text:span text:style-name="T18">scmRTOS</text:span><text:alphabetical-index-mark-end text:id="IMark154652076"/> является операционной системой реального времени с приоритетной вытесняющей многозадачностью. ОС поддерживает до <text:span text:style-name="T2">32</text:span> процессов (включая системный процесс <text:span text:style-name="Мнемоника"><text:span text:style-name="T28">IdleProc</text:span></text:span><text:alphabetical-index-mark text:string-value="IdleProc" text:key1="OS"/>, т.е. до <text:span text:style-name="T2">31</text:span> пользовательск<text:span text:style-name="T7">ого</text:span> процесса), каждый из которых имеет уникальный приоритет. Все процессы статические, т.е. их количество определяется на этапе сборки проекта, и они не могут быть добавлены или удалены во время исполнения. </text:p>
      <text:p text:style-name="Текст_20_абазца">Отказ от динамического создания процессов обусловлен соображениями экономии ресурсов, которые в однокристальных МК весьма ограничены. Динамическое удаление процессов также не реализовано, т.к. в этом немного смысла – память программ, используемая процессом, при этом не освобождается, а ОЗУ для последующего использования должно иметь возможность быть выделяемым/освобождаемым с помощью диспетчера памяти, который сам по себе достаточно непростая вещь, требует приличного количества ресурсов и, как правило, не используется в проектах на однокристальных МК<text:note text:id="ftn14" text:note-class="footnote"><text:note-citation>1</text:note-citation><text:note-body><text:p text:style-name="Footnote"><text:s/>Имеется в виду стандартный менеджер памяти, поставляемый в составе пакетов. Существуют ситуации, когда для работы программы необходимо хранить данные между вызовами функций (т.е. автоматический класс хранения данных — на стеке/в регистрах процессора — не подходит), и при этом <text:s/>на этапе компиляции программы неизвестно, сколько всего будет этих данных — их появление и время жизни определяются событиями, возникающими на этапе выполнения программы. Для хранения таких данных наилучшим образом подходит размещение их в т. н. свободной памяти — в «куче». Эти действия, как правило, возлагаются на менеджер памяти. Поэтому в ряде приложений без такого средства не обойтись, <text:s/>но учитывая потребление ресурсов стандартным менеджером памяти, его применение оказывается неприемлемым. В этой ситуации обычно используют специализированный менеджер памяти, спроектированный специально для удовлетворения требований прикладной задачи оптимальным образом. Принимая во внимание вышесказанное, становится очевидным, что создание универсального менеджера памяти, в равной степени хорошо удовлетворяющего потребностям разнообразных проектов, малореально, что обусловило отсутствие менеджера памяти в составе <text:span text:style-name="T18">scmRTOS.</text:span></text:p></text:note-body></text:note>.</text:p>
      <text:p text:style-name="Текст_20_абазца"><text:soft-page-break/>В текущей версии приоритеты процессов также статические, т.е. каждый процесс получает приоритет на этапе сборки проекта, и приоритет не может быть изменен во время выполнения программы. Такой подход также обусловлен стремлением сделать систему как можно более легкой в части требований к ресурсам и динамичной, т.к. изменение приоритетов в процессе функционирования системы совсем нетривиальный механизм, который для корректной работы требует анализа состояния всей системы (ядра, сервисов) с последующей модификацией составляющих ядра и остальных частей ОС (семафоров, флагов событий и проч.), что неизбежно порождает длительные периоды работы при блокированных прерываниях и, как следствие, значительно ухудшает динамические характеристики системы. </text:p>
      <text:h text:style-name="Heading_20_2" text:outline-level="2"><text:bookmark-start text:name="__RefHeading__76_1693444381"/><text:tab/>Структура ОС<text:bookmark-end text:name="__RefHeading__76_1693444381"/></text:h>
      <text:p text:style-name="Текст_20_абазца">Система состоит из трёх основных составных частей: ядра (<text:alphabetical-index-mark-start text:id="IMark154652028" text:key1="Ядро"/><text:span text:style-name="T2">Kernel</text:span><text:alphabetical-index-mark-end text:id="IMark154652028"/>), процессов и средств межпроцессного взаимодействия.</text:p>
      <text:h text:style-name="Heading_20_3" text:outline-level="3">Ядро</text:h>
      <text:p text:style-name="Текст_20_абазца"><text:alphabetical-index-mark text:string-value="ядро"/>Ядро осуществляет:</text:p>
      <text:list xml:id="list38690854" text:continue-numbering="true" text:style-name="WW8Num4">
        <text:list-item>
          <text:p text:style-name="Марк._20_список">функции по организации процессов;</text:p>
        </text:list-item>
        <text:list-item>
          <text:p text:style-name="Марк._20_список">планирование (<text:span text:style-name="T2">Scheduling</text:span><text:alphabetical-index-mark text:string-value="Scheduling" text:key1="OS"/>) как на уровне процессов, так и на уровне прерываний;</text:p>
        </text:list-item>
        <text:list-item>
          <text:p text:style-name="Марк._20_список">поддержку межпроцессного взаимодействия;</text:p>
        </text:list-item>
        <text:list-item>
          <text:p text:style-name="Марк._20_список">поддержку системного времени (системный таймер);</text:p>
        </text:list-item>
        <text:list-item>
          <text:p text:style-name="Марк._20_список">поддержку расширений.</text:p>
        </text:list-item>
      </text:list>
      <text:p text:style-name="Текст_20_абазца"/>
      <text:p text:style-name="Текст_20_абазца"><text:soft-page-break/>Подробнее о структуре, составе, функциях и механизмах ядра см «<text:span text:style-name="Ссылка_20_на_20_название"><text:bookmark-ref text:reference-format="number" text:ref-name="__RefHeading__80_1693444381">Глава 3</text:bookmark-ref></text:span><text:span text:style-name="Ссылка_20_на_20_название"> <text:s text:c="3"/></text:span><text:span text:style-name="Ссылка_20_на_20_название"><text:bookmark-ref text:reference-format="text" text:ref-name="__RefHeading__80_1693444381">  Ядро ОС</text:bookmark-ref></text:span>»</text:p>
      <text:h text:style-name="Heading_20_3" text:outline-level="3">Процессы<text:alphabetical-index-mark text:string-value="Процессы"/></text:h>
      <text:p text:style-name="Текст_20_абазца">Процессы реализуют возможность создавать отдельный (асинхронный по отношению к остальным) поток управления программы. Каждый процесс для этого предоставляет функцию, которая должна содержать бесконечный цикл, являющийся главным циклом процесса – пример см «<text:span text:style-name="Ссылка_20_на_20_название"><text:sequence-ref text:reference-format="text" text:ref-name="refЛистинг0">Листинг 2.1 Исполняемая функция процесса</text:sequence-ref></text:span>».</text:p>
      <text:p text:style-name="Текст_20_абазца"/>
      <text:list xml:id="list5323504992301178853" text:style-name="WW8Num5">
        <text:list-item>
          <text:p text:style-name="P203">template&lt;&gt; void TSlon::exec()</text:p>
        </text:list-item>
        <text:list-item>
          <text:p text:style-name="P203">{</text:p>
        </text:list-item>
        <text:list-item>
          <text:p text:style-name="P203"><text:bookmark-start text:name="__RefNumPara__27333_882362155"/><text:s text:c="4"/><text:bookmark-start text:name="_Ref37732604"/>... // Declarations<text:bookmark-end text:name="__RefNumPara__27333_882362155"/><text:bookmark-end text:name="_Ref37732604"/></text:p>
        </text:list-item>
        <text:list-item>
          <text:p text:style-name="P203"><text:bookmark-start text:name="__RefNumPara__27335_882362155"/><text:s text:c="4"/><text:bookmark-start text:name="_Ref37732810"/>... // Init process’s data<text:bookmark-end text:name="__RefNumPara__27335_882362155"/><text:bookmark-end text:name="_Ref37732810"/></text:p>
        </text:list-item>
        <text:list-item>
          <text:p text:style-name="P203"><text:bookmark-start text:name="__RefNumPara__27337_882362155"/><text:s text:c="4"/><text:bookmark-start text:name="_Ref37732834"/>for(;;)<text:bookmark-end text:name="__RefNumPara__27337_882362155"/><text:bookmark-end text:name="_Ref37732834"/></text:p>
        </text:list-item>
        <text:list-item>
          <text:p text:style-name="P203"><text:s text:c="4"/>{</text:p>
        </text:list-item>
        <text:list-item>
          <text:p text:style-name="P203"><text:s text:c="8"/>... // process’s main loop</text:p>
        </text:list-item>
        <text:list-item>
          <text:p text:style-name="P203"><text:bookmark-start text:name="__RefNumPara__27339_882362155"/><text:s text:c="4"/><text:bookmark-start text:name="_Ref37732853"/><text:span text:style-name="T7">}</text:span><text:bookmark-end text:name="__RefNumPara__27339_882362155"/><text:bookmark-end text:name="_Ref37732853"/></text:p>
        </text:list-item>
        <text:list-item>
          <text:p text:style-name="P204">}</text:p>
        </text:list-item>
      </text:list>
      <text:p text:style-name="P7"><text:bookmark-start text:name="__RefHeading__17114_1675463907"/>Листинг <text:sequence text:ref-name="refЛистинг0" text:name="Листинг" text:formula="ooow:1" style:num-format="1">2.1</text:sequence> Исполняемая функция процесса<text:bookmark-end text:name="__RefHeading__17114_1675463907"/></text:p>
      <text:p text:style-name="Название_20_объекта"><text:bookmark text:name="_Ref37854026"/><text:bookmark-start text:name="__RefHeading__128_1693444381"/><text:bookmark-end text:name="__RefHeading__128_1693444381"/></text:p>
      <text:p text:style-name="P63">При старте системы управление передается в функцию процесса, где на входе могут быть размещены объявления используемых данных<text:span text:style-name="T2"> </text:span><text:bookmark-ref text:reference-format="number-all-superior" text:ref-name="__RefNumPara__27333_882362155">{3}</text:bookmark-ref> и код инициализации<text:span text:style-name="T2"> </text:span><text:span text:style-name="T2"><text:bookmark-ref text:reference-format="number-all-superior" text:ref-name="__RefNumPara__27335_882362155">{4}</text:bookmark-ref></text:span>, за которыми следует главный цикл процесса<text:span text:style-name="T2"> </text:span><text:span text:style-name="T2"><text:bookmark-ref text:reference-format="number-all-superior" text:ref-name="__RefNumPara__27337_882362155">{5}</text:bookmark-ref></text:span>-<text:bookmark-ref text:reference-format="number-all-superior" text:ref-name="__RefNumPara__27339_882362155">{8}</text:bookmark-ref>. Пользовательский код должен быть написан так, чтобы исключить выход из функции процесса. Например, войдя в главный цикл, не покидать его (основной подход), либо, если выйти из главного цикла, то попасть или в другой цикл (пусть даже пустой), или в бесконечную «спячку», вызвав функцию <text:alphabetical-index-mark text:string-value="sleep()" text:key1="Процесс"/><text:span text:style-name="Мнемоника">sleep</text:span><text:span text:style-name="Мнемоника"><text:span text:style-name="T7">()</text:span></text:span><text:span text:style-name="Footnote_20_Symbol"><text:note text:id="ftn15" text:note-class="footnote"><text:note-citation>1</text:note-citation><text:note-body><text:p text:style-name="Footnote"><text:s/>При этом никакой другой процесс не должен «будить» этот спящий перед выходом процесс, иначе возникнет неопределенное поведение и система, скорее всего, «упадет». <text:span text:style-name="T7">Единственным безопасным действием, которое может быть применено к процессу в этой ситуации — это прекращение работы процесса (с возможностью дальнейшего запуска его с начала), см «</text:span><text:span text:style-name="Ссылка_20_на_20_название"><text:span text:style-name="T7"><text:bookmark-ref text:reference-format="chapter" text:ref-name="__RefHeading__15649_1675463907">4.3</text:bookmark-ref></text:span></text:span><text:span text:style-name="Ссылка_20_на_20_название"><text:span text:style-name="T7"> </text:span></text:span><text:span text:style-name="Ссылка_20_на_20_название"><text:span text:style-name="T7"><text:bookmark-ref text:reference-format="text" text:ref-name="__RefHeading__15649_1675463907">Перезапуск процесса</text:bookmark-ref></text:span></text:span><text:span text:style-name="T7">».</text:span></text:p></text:note-body></text:note></text:span> без параметров (или с параметром «0»), — подробнее об этом <text:span text:style-name="T7">см</text:span> «<text:span text:style-name="Ссылка_20_на_20_название"><text:bookmark-ref text:reference-format="number-all-superior" text:ref-name="__RefHeading__25483_408557182">4.1.6</text:bookmark-ref></text:span><text:span text:style-name="Ссылка_20_на_20_название"> </text:span><text:span text:style-name="Ссылка_20_на_20_название"><text:bookmark-ref text:reference-format="text" text:ref-name="__RefHeading__25483_408557182">Функция sleep()</text:bookmark-ref></text:span>». В коде процесса не должно также быть операторов возврата из функции <text:span text:style-name="Мнемоника"><text:span text:style-name="T28">return</text:span></text:span>.</text:p>
      <text:h text:style-name="Heading_20_3" text:outline-level="3"><text:soft-page-break/>Межпроцессное взаимодействие</text:h>
      <text:p text:style-name="Текст_20_абазца">Так как процессы в системе выполняются параллельно и асинхронно по отношению друг к другу, то простое использование глобальных данных для обмена между ними некорректно и опасно: во время обращения к тому или иному объекту (который может быть переменной встроенного типа, массивом, структурой, объектом класса и проч.) со стороны одного процесса может произойти прерывание его работы другим (более приоритетным) процессом, который также производит обращение к тому же объекту, и, в силу неатомарности операций обращения (чтение/запись), второй процесс может как нарушить правильность действий первого процесса, так и просто считать некорректные данные.</text:p>
      <text:p text:style-name="P44">Для предотвращения таких ситуаций нужно принимать специальные меры: производить обращение внутри так называемых критических секций (<text:span text:style-name="T2">Crit</text:span><text:span text:style-name="T2">⁠</text:span><text:span text:style-name="T2">ical</text:span> <text:span text:style-name="T2">Section</text:span>), когда передача управления между процессами запрещена, или использовать специальные средства для межпроцессного взаимодействия. К таким средствам в <text:span text:style-name="T18">scmRTOS</text:span><text:span text:style-name="T17"> </text:span>относятся:</text:p>
      <text:list xml:id="list38678556" text:continue-list="list38690854" text:style-name="WW8Num4">
        <text:list-item>
          <text:p text:style-name="P177">флаги событий<text:alphabetical-index-mark text:string-value="Флаги событий"/> (<text:span text:style-name="T2">OS</text:span>::<text:alphabetical-index-mark-start text:id="IMark154652412" text:key1="OS"/><text:span text:style-name="T2">T</text:span>EventFlag<text:alphabetical-index-mark-end text:id="IMark154652412"/><text:alphabetical-index-mark text:string-value="TEventFlag" text:key1="OS"/>);</text:p>
        </text:list-item>
        <text:list-item>
          <text:p text:style-name="Марк._20_список">семафоры взаимоисключения<text:alphabetical-index-mark text:string-value="Семафоры взаимоисключения"/> (<text:span text:style-name="T2">OS</text:span>::<text:alphabetical-index-mark-start text:id="IMark154652412" text:key1="OS"/><text:span text:style-name="T2">T</text:span>Mutex<text:alphabetical-index-mark-end text:id="IMark154652412"/><text:alphabetical-index-mark text:string-value="TMutex" text:key1="OS"/>);</text:p>
        </text:list-item>
        <text:list-item>
          <text:p text:style-name="Марк._20_список">каналы для передачи данных в виде очереди из байт или объектов произвольного типа (<text:span text:style-name="T2">OS</text:span>::<text:alphabetical-index-mark-start text:id="IMark154652076" text:key1="OS"/><text:span text:style-name="T2">channel</text:span><text:alphabetical-index-mark-end text:id="IMark154652076"/><text:alphabetical-index-mark text:string-value="channel" text:key1="OS"/>);</text:p>
        </text:list-item>
        <text:list-item>
          <text:p text:style-name="Марк._20_список">сообщения (<text:span text:style-name="T2">OS</text:span>::<text:alphabetical-index-mark-start text:id="IMark154651164" text:key1="OS"/><text:span text:style-name="T2">message</text:span><text:alphabetical-index-mark-end text:id="IMark154651164"/><text:alphabetical-index-mark text:string-value="message" text:key1="OS"/>).</text:p>
        </text:list-item>
      </text:list>
      <text:p text:style-name="P120">Какое из средств (или их совокупность) применить в каждом конкретном случае, должен решать разработчик, исходя из требований задачи, доступных ресурсов и личных предпочтений.</text:p>
      <text:p text:style-name="P13">В <text:span text:style-name="T18">scmRTOS </text:span><text:span text:style-name="T20">v4</text:span> средства межпроцессного взаимодействия (сервисы) выполнены <text:s/>на основе общего специализированного класса <text:alphabetical-index-mark-start text:id="IMark154652076" text:key1="OS"/><text:span text:style-name="Мнемоника"><text:span text:style-name="T29">TService</text:span></text:span><text:alphabetical-index-mark-end text:id="IMark154652076"/><text:span text:style-name="T2">, </text:span>который предоставляет все необходимые базовые средства для реализации сервисных классов/шаблонов. Интерфейс этого класса документирован и предназначен для расширения набора сервисов самим пользователем, который при необходимости может спроектировать и реализовать своё собственное средство межпроцессного взаимодействия, наилучшим образом отвечающее требованиям конкретного целевого проекта.</text:p>
      <text:p text:style-name="Текст_20_абазца"/>
      <text:h text:style-name="Heading_20_2" text:outline-level="2"><text:bookmark-start text:name="__RefHeading__78_1693444381"/><text:soft-page-break/>Программная модель<text:bookmark-end text:name="__RefHeading__78_1693444381"/></text:h>
      <text:h text:style-name="Heading_20_3" text:outline-level="3">Состав и организация</text:h>
      <text:p text:style-name="Текст_20_абазца">Исходный код <text:alphabetical-index-mark-start text:id="IMark154652076" text:key1="Операционные системы"/><text:span text:style-name="T18">scmRTOS</text:span><text:alphabetical-index-mark-end text:id="IMark154652076"/> <text:s/>в любом проекте состоит из трёх частей: общая (<text:span text:style-name="T2">Common</text:span>) и платформеннозависимая (<text:span text:style-name="T2">Target</text:span>) и проектнозависимая (<text:span text:style-name="T2">Project).</text:span></text:p>
      <text:p text:style-name="Текст_20_абазца">Общая часть содержит объявления и определения функций ядра, процессов, системных сервисов, а также <text:s/>небольшую библиотеку поддержки, содержащую некоторый полезный код, часть которого непосредственно используется ОС.</text:p>
      <text:p text:style-name="Текст_20_абазца">Платформеннозависимая часть – объявления и определения, отвечающие за реализацию функций, присущих данной целевой платформе, расширения языка для используемого компилятора и т.п. К платформеннозависимой части относятся ассемблерный код переключения контекста и старта системы, <text:span text:style-name="T7">функция формирования</text:span> структуры стекового кадра (<text:alphabetical-index-mark-start text:id="IMark154652076" text:key1="Процесс"/><text:span text:style-name="T2">stack</text:span> <text:span text:style-name="T2">frame</text:span><text:alphabetical-index-mark-end text:id="IMark154652076"/>), определение класса-«обертки» (<text:span text:style-name="T2">wrapper</text:span>) критической секции, а также обработчик прерывания от аппаратного таймера данной платформы, используемого в качестве системного, и другое платформеннозависимое поведение.</text:p>
      <text:p text:style-name="Текст_20_абазца">Проектнозависимая часть — <text:span text:style-name="T7">три</text:span> заголовочных файла с определениями конфигурационных макросов, подключениями расширений и необходимого в ряде случаев кода для тонкой настройки операционной системы под конкретный целевой проект — в частности, сюда входят определения псевдонимов типов для задания разрядности переменных таймаутов, выбор источника прерывания переключения контекстов и другие необходимые для оптимального функционирования системы средства.</text:p>
      <text:p text:style-name="Текст_20_абазца">Рекомендуемое размещение исходных файлов системы: общая часть — в отдельной директории <text:span text:style-name="T2">Common, </text:span><text:span text:style-name="T7">платформеннозависимая </text:span><text:span text:style-name="T7">часть</text:span><text:span text:style-name="T7"> — в своей директории </text:span><text:span text:style-name="T2">&lt;Target&gt;, </text:span><text:span text:style-name="T7">где </text:span><text:span text:style-name="T2">Target —</text:span><text:span text:style-name="T7"> название целевого порта системы, проектнозависимая часть — непосредственно в исходных файлах проекта. Такое размещение предлагается из соображений удобства хранения, переноса и сопровождения проекта, а также более простого и безопасного процесса обновления системы при переходе на новые версии.</text:span></text:p>
      <text:p text:style-name="P17"><text:soft-page-break/>Исходные тексты общей части содержатся в восьми файлах:</text:p>
      <text:list xml:id="list38672615" text:continue-numbering="true" text:style-name="WW8Num4">
        <text:list-item>
          <text:p text:style-name="Марк._20_список">scmRTOS.h<text:alphabetical-index-mark text:string-value="scmRTOS.h" text:key1="Исходный код"/> – главный заголовочный файл, <text:span text:style-name="T7">включает в себя всю иерархию заголовочных файлов системы.</text:span></text:p>
        </text:list-item>
        <text:list-item>
          <text:p text:style-name="P181"><text:alphabetical-index-mark-start text:id="IMark155171936" text:key1="Исходный код"/><text:span text:style-name="T2">OS_</text:span><text:span text:style-name="T2">Kernel</text:span><text:span text:style-name="T2">.h</text:span><text:alphabetical-index-mark-end text:id="IMark155171936"/><text:alphabetical-index-mark text:string-value="OS_Kernel.h" text:key1="Исходный код"/><text:span text:style-name="T2"> – </text:span><text:span text:style-name="T7">основные объявления и определения типов ядра ОС.</text:span></text:p>
        </text:list-item>
        <text:list-item>
          <text:p text:style-name="P183">OS_<text:span text:style-name="T2">Kernel</text:span>.cpp<text:alphabetical-index-mark text:string-value="OS_Kernel.cpp" text:key1="Исходный код"/>– объявления объектов и определения функций ядра.</text:p>
        </text:list-item>
        <text:list-item>
          <text:p text:style-name="P186">scmRTOS_defs.h<text:alphabetical-index-mark text:string-value="scmRTOS_defs.h" text:key1="Исходный код"/> <text:alphabetical-index-mark text:string-value="OS_Kernel.cpp" text:key1="Исходный код"/>– вспомогательные объявления и макросы. </text:p>
        </text:list-item>
        <text:list-item>
          <text:p text:style-name="P188"><text:span text:style-name="T2">OS_S</text:span><text:span text:style-name="T2">ervices</text:span>.<text:span text:style-name="T2">h</text:span><text:alphabetical-index-mark text:string-value="OS_Services.h" text:key1="Исходный код"/> – определения типов и шаблонов сервисов.</text:p>
        </text:list-item>
        <text:list-item>
          <text:p text:style-name="P187">OS_Services.cpp<text:alphabetical-index-mark text:string-value="OS_Services.cpp" text:key1="Исходный код"/> – определения функций сервисов.</text:p>
        </text:list-item>
        <text:list-item>
          <text:p text:style-name="P189"><text:span text:style-name="T2">usrlib</text:span>.<text:span text:style-name="T2">h</text:span> – определения типов и шаблонов библиотеки поддержки.</text:p>
        </text:list-item>
        <text:list-item>
          <text:p text:style-name="P190"><text:span text:style-name="T2">usrlib</text:span>.cpp<text:alphabetical-index-mark text:string-value="OS_Services.cpp" text:key1="Исходный код"/> – определения функций библиотеки поддержки.</text:p>
        </text:list-item>
      </text:list>
      <text:p text:style-name="P101">Как видно из вышеприведенного списка, в состав <text:span text:style-name="T18">scmRTOS</text:span><text:span text:style-name="T17"> </text:span>входит еще небольшая библиотека поддержки, где находится код, используемый средствами ОС<text:span text:style-name="Footnote_20_Symbol"><text:note text:id="ftn16" text:note-class="footnote"><text:note-citation>1</text:note-citation><text:note-body><text:p text:style-name="Footnote"><text:s/>В частности, класс/шаблон кольцевого буфера.</text:p></text:note-body></text:note></text:span>. <text:s/>Поскольку сама по себе эта библиотека по сути не является частью ОС, то внимания к ее (библиотеки) рассмотрению в текущем документе уделено не будет.</text:p>
      <text:p text:style-name="P44">Исходный код платформеннозависимой части находится в трех файлах:</text:p>
      <text:list xml:id="list38685429" text:continue-numbering="true" text:style-name="WW8Num4">
        <text:list-item>
          <text:p text:style-name="P184"><text:alphabetical-index-mark-start text:id="IMark155171936" text:key1="Исходный код"/>OS_Target.h<text:alphabetical-index-mark-end text:id="IMark155171936"/> – платформеннозависимые объявления и макросы.</text:p>
        </text:list-item>
        <text:list-item>
          <text:p text:style-name="P184">OS_Target_asm.ext<text:alphabetical-index-mark text:string-value="OS_Target_asm.ext" text:key1="Исходный код"/><text:span text:style-name="Footnote_20_Symbol"><text:note text:id="ftn17" text:note-class="footnote"><text:note-citation>2</text:note-citation><text:note-body><text:p text:style-name="Footnote"><text:s/>Расширение ассемблерного файла для целевого процессора.</text:p></text:note-body></text:note></text:span> - низкоуровневый код, функции переключения контекста, старта ОС.</text:p>
        </text:list-item>
        <text:list-item>
          <text:p text:style-name="P178">OS_Target_cpp.cpp<text:alphabetical-index-mark text:string-value="OS_Target_cpp.cpp" text:key1="Исходный код"/> – определения функции инициализации стекового кадра процесса и функции обработчика прерывания от таймера, используемого в качестве <text:span text:style-name="T12">системного</text:span><text:span text:style-name="T7">, корневая функция фонового (</text:span><text:span text:style-name="T2">idle)</text:span><text:span text:style-name="T7"> процесса</text:span><text:span text:style-name="T2">.</text:span></text:p>
        </text:list-item>
      </text:list>
      <text:p text:style-name="P104">Проектнозависимая часть состоит из <text:span text:style-name="T7">трёх</text:span> заголовочных файлов:</text:p>
      <text:list xml:id="list38685745" text:continue-numbering="true" text:style-name="WW8Num4">
        <text:list-item>
          <text:p text:style-name="P184"><text:span text:style-name="T2">scmRTOS_config</text:span>.h<text:alphabetical-index-mark text:string-value="OS_Target.h" text:key1="Исходный код"/> – конфигурационные макросы и псевдонимы некоторых типов, в частности, типа, задающего разрядность объектов таймаутов.</text:p>
        </text:list-item>
        <text:list-item>
          <text:p text:style-name="P185"><text:span text:style-name="T2">scmRTOS_target_cfg.h</text:span><text:alphabetical-index-mark text:string-value="scmRTOS_target_cfg.h" text:key1="Исходный код"/> – код для настройки механизмов ОС под нужды конкретного проекта; сюда, например, может входить задание вектора прерываний для обработчика прерываний от аппаратного таймера, выбранного в качестве системного, макросы управления системным таймером, определение функции активации прерывания переключения контекстов и др.</text:p>
        </text:list-item>
        <text:list-item>
          <text:p text:style-name="P182"><text:alphabetical-index-mark-start text:id="IMark154652076" text:key1="Исходный код"/>scmRTOS_extensions.h<text:alphabetical-index-mark-end text:id="IMark154652076"/> <text:span text:style-name="T7">– управление подключением расширений. Более подробно см «</text:span><text:span text:style-name="Ссылка_20_на_20_название"><text:span text:style-name="T7"><text:bookmark-ref text:reference-format="number" text:ref-name="__RefHeading__15910_682982339">3.3</text:bookmark-ref></text:span></text:span><text:span text:style-name="Ссылка_20_на_20_название"><text:span text:style-name="T7"> </text:span></text:span><text:span text:style-name="Ссылка_20_на_20_название"><text:span text:style-name="T7"><text:bookmark-ref text:reference-format="text" text:ref-name="__RefHeading__15910_682982339">TKernelAgent и расширения</text:bookmark-ref></text:span></text:span><text:span text:style-name="T7">»</text:span></text:p>
        </text:list-item>
      </text:list>
      <text:h text:style-name="Heading_20_3" text:outline-level="3"><text:soft-page-break/>Внутренняя структура</text:h>
      <text:p text:style-name="P55">Все, что относится к <text:span text:style-name="T18">scmRTOS</text:span>, за исключением нескольких функций, реализованных на ассемблере и имеющих спецификацию связывания <text:span text:style-name="Мнемоника"><text:span text:style-name="T28">extern</text:span></text:span><text:span text:style-name="Мнемоника"><text:span text:style-name="T31"> “</text:span></text:span><text:span text:style-name="Мнемоника"><text:span text:style-name="T28">C</text:span></text:span><text:span text:style-name="Мнемоника"><text:span text:style-name="T31">”</text:span></text:span>, помещено внутрь пространства имен <text:span text:style-name="Мнемоника">OS</text:span><text:span text:style-name="Мнемоника"><text:span text:style-name="T7"> </text:span></text:span>– таким способом реализовано отдельное пространство имен для составных частей операционной системы.</text:p>
      <text:p text:style-name="P17">Внутри этого пространства имен объявлены следующие классы<text:span text:style-name="Footnote_20_Symbol"><text:note text:id="ftn18" text:note-class="footnote"><text:note-citation>1</text:note-citation><text:note-body><text:p text:style-name="Footnote"><text:s/>Почти все классы ОС объявлены как друзья (<text:span text:style-name="T2">friend</text:span>) друг для друга. Это сделано для того, чтобы обеспечить доступ для составных частей ОС к представлению других составных частей, не открывая интерфейс наружу, чтобы пользовательский код не мог напрямую использовать внутренние переменные и механизмы ОС, что повышает безопасность использования.</text:p></text:note-body></text:note></text:span>:</text:p>
      <text:list xml:id="list38677577" text:continue-numbering="true" text:style-name="WW8Num4">
        <text:list-item>
          <text:p text:style-name="P191"><text:span text:style-name="Мнемоника">TKernel</text:span><text:alphabetical-index-mark text:string-value="Kernel" text:key1="OS"/>. Поскольку <text:alphabetical-index-mark text:string-value="ядро"/>ядро в системе может быть представлено только в одном экземпляре, то существует только один объект этого класса. Пользователь не должен создавать объекты этого класса. Подробнее см стр. <text:bookmark-ref text:reference-format="page" text:ref-name="_Ref36811268">47</text:bookmark-ref>;</text:p>
        </text:list-item>
        <text:list-item>
          <text:p text:style-name="P191"><text:alphabetical-index-mark-start text:id="IMark155127924" text:key1="Процесс"/><text:span text:style-name="Мнемоника">TBaseProcess</text:span><text:alphabetical-index-mark-end text:id="IMark155127924"/><text:alphabetical-index-mark text:string-value="TBaseProcess" text:key1="Процесс"/>. Реализует тип объекта, являющегося основой для построения шаблона <text:alphabetical-index-mark-start text:id="IMark155171936"/><text:span text:style-name="Мнемоника">process</text:span><text:alphabetical-index-mark-end text:id="IMark155171936"/>, на основе которого реализуется любой (пользовательский или системный) процесс. Подробнее см стр.<text:span text:style-name="T2"> </text:span><text:span text:style-name="T2"><text:bookmark-ref text:reference-format="page" text:ref-name="_Ref39859163">68</text:bookmark-ref></text:span>;</text:p>
        </text:list-item>
        <text:list-item>
          <text:p text:style-name="Марк._20_список"><text:alphabetical-index-mark-start text:id="IMark155127924"/><text:span text:style-name="Мнемоника">process</text:span><text:alphabetical-index-mark-end text:id="IMark155127924"/>. Шаблон, на основе которого создается тип любого процесса ОС.</text:p>
        </text:list-item>
        <text:list-item>
          <text:p text:style-name="Марк._20_список"><text:alphabetical-index-mark-start text:id="IMark155171936" text:key1="Типы"/><text:span text:style-name="Мнемоника">TISRW</text:span><text:alphabetical-index-mark-end text:id="IMark155171936"/>. Это класс-«обертка» для облегчения и автоматизации процедуры создания кода обработчиков прерываний. Его конструктор выполняет действия при входе в обработчик прерывания, а деструктор – соответствующие действия при выходе. </text:p>
        </text:list-item>
        <text:list-item>
          <text:p text:style-name="P170"><text:alphabetical-index-mark-start text:id="IMark155127924" text:key1="Ядро"/><text:span text:style-name="Мнемоника">TKernelAgent</text:span><text:alphabetical-index-mark-end text:id="IMark155127924"/>. <text:span text:style-name="T7">Специальный служебный класс, предназначенный для предоставления доступа к необходимым ресурсам ядра для расширения возможностей ОС. На основе этого класса построены класс </text:span><text:alphabetical-index-mark-start text:id="IMark154652076" text:key1="OS"/>TService<text:alphabetical-index-mark-end text:id="IMark154652076"/>, <text:span text:style-name="T7">являющийся базой для всех средств межпроцессного взаимодействия, а <text:s/>также класс профилировщика.</text:span></text:p>
        </text:list-item>
      </text:list>
      <text:p text:style-name="P51"/>
      <text:p text:style-name="P44"><text:soft-page-break/><text:span text:style-name="T7">В перечень сервисных классов </text:span><text:span text:style-name="T7">входят:</text:span></text:p>
      <text:list xml:id="list38675156" text:continue-numbering="true" text:style-name="WW8Num4">
        <text:list-item>
          <text:p text:style-name="P173"><text:alphabetical-index-mark text:string-value="TService" text:key1="OS"/><text:span text:style-name="Мнемоника"><text:span text:style-name="T56">TService</text:span></text:span><text:span text:style-name="Мнемоника"><text:span text:style-name="T2">.</text:span></text:span><text:span text:style-name="T56"> Базовый класс для построения всех типов и шаблонов средств межпроцессного взаимодействия. Содержит общий функционал и определяет интерфейс прикладного программирования — </text:span><text:span text:style-name="T59">API (Application Programmable Interface) </text:span><text:span text:style-name="T56">для всех типов-потомков. Является основой для расширения набора средств межпроцессного взаимодействия.</text:span></text:p>
        </text:list-item>
        <text:list-item>
          <text:p text:style-name="Марк._20_список"><text:alphabetical-index-mark-start text:id="IMark133313348" text:key1="OS"/><text:span text:style-name="Мнемоника">TEventFlag</text:span><text:alphabetical-index-mark-end text:id="IMark133313348"/>. Предназначен для межпрограммных взаимодействий путем передачи бинарного семафора (флага события). Подробнее см стр. <text:bookmark-ref text:reference-format="page" text:ref-name="_Ref39063372">83</text:bookmark-ref>;</text:p>
        </text:list-item>
        <text:list-item>
          <text:p text:style-name="Марк._20_список"><text:alphabetical-index-mark-start text:id="IMark155127924" text:key1="OS"/><text:span text:style-name="Мнемоника">TMutex</text:span><text:alphabetical-index-mark-end text:id="IMark155127924"/>. Бинарный семафор, предназначенный для организации взаимного исключения доступа к совместно используемым ресурсам. Подробнее см стр. <text:bookmark-ref text:reference-format="page" text:ref-name="_Ref39063387">86</text:bookmark-ref>;</text:p>
        </text:list-item>
        <text:list-item>
          <text:p text:style-name="P192"><text:alphabetical-index-mark-start text:id="IMark133313348" text:key1="OS"/><text:span text:style-name="Мнемоника">TChannel</text:span><text:alphabetical-index-mark-end text:id="IMark133313348"/>. Реализует тип объекта, являющегося базовым для объектов-каналов, выполняющих функции канала передачи данных. Ширина канала – один байт. Глубина задается при определении типа. Подходит также для организации очередей данных, состоящих из байт. <text:span text:style-name="T7">Устаревший тип, не рекомендуется к применению, вместо него лучше использовать шаблон </text:span><text:alphabetical-index-mark-start text:id="IMark154652076" text:key1="OS"/><text:span text:style-name="Мнемоника">channel</text:span><text:alphabetical-index-mark-end text:id="IMark154652076"/><text:span text:style-name="T7">.</text:span> Подробнее см стр. <text:bookmark-ref text:reference-format="page" text:ref-name="_Ref38708896">92</text:bookmark-ref>;</text:p>
        </text:list-item>
        <text:list-item>
          <text:p text:style-name="Марк._20_список"><text:alphabetical-index-mark-start text:id="IMark155127924" text:key1="OS"/><text:span text:style-name="Мнемоника">message</text:span><text:alphabetical-index-mark-end text:id="IMark155127924"/>. Шаблон для создания объектов-сообщений Сообщение «похоже» на <text:span text:style-name="Мнемоника">EventFlag</text:span>, но вдобавок может еще содержать объект произвольного типа (обычно это структура), представляющий собой тело сообщения. Подробнее см стр. <text:bookmark-ref text:reference-format="page" text:ref-name="_Ref99031238">94</text:bookmark-ref>;</text:p>
        </text:list-item>
        <text:list-item>
          <text:p text:style-name="Марк._20_список"><text:alphabetical-index-mark-start text:id="IMark154652076" text:key1="OS"/><text:span text:style-name="Мнемоника">channel</text:span><text:alphabetical-index-mark-end text:id="IMark154652076"/><text:span text:style-name="Мнемоника"><text:span text:style-name="T7"> </text:span></text:span>. Шаблон для создания канала передачи данных произвольного типа. Служит основой для построения очередей сообщений. Более подробно см стр. <text:bookmark-ref text:reference-format="page" text:ref-name="_Ref99031277">97</text:bookmark-ref>.</text:p>
        </text:list-item>
      </text:list>
      <text:p text:style-name="P101">Как видно из приведенного выше списка, отсутствуют счетные семафоры. Причина этого в том, что при всем желании не удалось увидеть острой необходимости в них. Ресурсы, которые нуждаются в контроле с помощью счетных семафоров, находятся в остром дефиците в однокристальных МК, это прежде всего —оперативная память. А ситуации, где все же необходимо контролировать доступное количество, обходятся с помощью объектов типа <text:alphabetical-index-mark-start text:id="IMark154652076" text:key1="OS"/><text:span text:style-name="Мнемоника"><text:span text:style-name="T28">TChannel</text:span></text:span><text:alphabetical-index-mark-end text:id="IMark154652076"/> или созданных на основе шаблона <text:alphabetical-index-mark text:string-value="channel" text:key1="OS"/><text:span text:style-name="Мнемоника"><text:span text:style-name="T28">channel</text:span></text:span>, внутри которых в том или ином виде уже реализован соответствующий механизм. При необходимости в таком сервисе пользователь может самостоятельно добавить его к базовому набору путем создания своей реализации в виде расширения, см «<text:span text:style-name="Ссылка_20_на_20_название"><text:bookmark-ref text:reference-format="number" text:ref-name="__RefHeading__15910_682982339">3.3</text:bookmark-ref></text:span><text:span text:style-name="Ссылка_20_на_20_название"> </text:span><text:span text:style-name="Ссылка_20_на_20_название"><text:bookmark-ref text:reference-format="text" text:ref-name="__RefHeading__15910_682982339">TKernelAgent и расширения</text:bookmark-ref></text:span>».</text:p>
      <text:p text:style-name="P44"><text:soft-page-break/><text:span text:style-name="T18">scmRTOS</text:span> предоставляет пользователю несколько функций для контроля:</text:p>
      <text:list xml:id="list38695989" text:continue-numbering="true" text:style-name="WW8Num4">
        <text:list-item>
          <text:p text:style-name="Марк._20_список"><text:alphabetical-index-mark text:string-value="run()" text:key1="OS"/><text:span text:style-name="Мнемоника">run</text:span><text:span text:style-name="Мнемоника"><text:span text:style-name="T2">()</text:span></text:span><text:span text:style-name="T7">. </text:span>Предназначена для запуска ОС. При вызове этой функции начинается собственно функционирование операционной системы – управление передается процессам, работа которых и взаимное взаимодействие определяется пользовательской программой. Передав управление коду ядра ОС, функция уже не получает его (управление) обратно и, следовательно, возврата из функции не предусмотрено;</text:p>
        </text:list-item>
        <text:list-item>
          <text:p text:style-name="P180"><text:alphabetical-index-mark text:string-value="lock_system_timer()" text:key1="OS"/><text:span text:style-name="Мнемоника">lock_system_timer</text:span><text:span text:style-name="Мнемоника"><text:span text:style-name="T2">()</text:span></text:span><text:span text:style-name="T7">. </text:span>Блокирует прерывания от системного таймера. Поскольку выбор и обслуживание аппаратной части системного таймера находятся в компетенции проекта, то определить содержимое этой функции должен пользователь. То же самое касается и парной функции <text:span text:style-name="Мнемоника">unlock_system_timer()</text:span><text:span text:style-name="T2">;</text:span></text:p>
        </text:list-item>
        <text:list-item>
          <text:p text:style-name="Марк._20_список"><text:alphabetical-index-mark text:string-value="unlock_system_timer()" text:key1="OS"/><text:span text:style-name="Мнемоника"><text:span text:style-name="T2">u</text:span></text:span><text:span text:style-name="Мнемоника">nlock_system_timer</text:span><text:span text:style-name="Мнемоника"><text:span text:style-name="T2">()</text:span></text:span><text:span text:style-name="T7">. </text:span>Разблокирует прерывания от системного таймера;</text:p>
        </text:list-item>
        <text:list-item>
          <text:p text:style-name="Марк._20_список"><text:alphabetical-index-mark text:string-value="get_tick_count()" text:key1="OS"/><text:span text:style-name="Мнемоника"><text:span text:style-name="T2">get_tick_count</text:span></text:span><text:span text:style-name="Мнемоника"><text:span text:style-name="T7">()</text:span></text:span><text:span text:style-name="Мнемоника"><text:span text:style-name="T47">. Возвращает количество тиков системного таймера. Счетчик тиков системного таймера должен быть разрешен при конфигурировании системы;</text:span></text:span></text:p>
        </text:list-item>
        <text:list-item>
          <text:p text:style-name="P193"><text:span text:style-name="Мнемоника"><text:span text:style-name="T47"><text:s/></text:span></text:span><text:alphabetical-index-mark text:string-value="get_proc()" text:key1="OS"/><text:span text:style-name="Мнемоника"><text:span text:style-name="T2">g</text:span></text:span><text:span text:style-name="Мнемоника"><text:span text:style-name="T2">et_proc()</text:span></text:span><text:span text:style-name="Мнемоника"><text:span text:style-name="T47">. Возвращает указатель на константный объект процесса по индексу, переданному в функцию в качестве аргумента. Индекс фактически является значением приоритета прорцесса.</text:span></text:span></text:p>
        </text:list-item>
      </text:list>
      <text:h text:style-name="P155" text:outline-level="3">Критические секции<text:alphabetical-index-mark text:string-value="Критические секции" text:key1="OS"/></text:h>
      <text:p text:style-name="Текст_20_абазца">В силу вытесняющего характера работы процессов, любой из них может быть прерван в произвольный момент времени. С другой стороны, существует ряд случаев<text:note text:id="ftn19" text:note-class="footnote"><text:note-citation>1</text:note-citation><text:note-body><text:p text:style-name="Footnote"><text:s/>Например, обращение к переменным ядра ОС или представлению средств межпроцессного взаимодействия.</text:p></text:note-body></text:note>, когда необходимо исключить возможность прервать процесс во время выполнения определенного фрагмента кода. Это достигается запрещением передачи управления<text:note text:id="ftn20" text:note-class="footnote"><text:note-citation>2</text:note-citation><text:note-body><text:p text:style-name="Footnote"><text:s/>В <text:span text:style-name="T18">scmRTOS</text:span> в настоящее время это достигается путём общего запрещения прерываний.</text:p></text:note-body></text:note> на период выполнения упомянутого фрагмента. Т.е. этот фрагмент является как бы непрерываемой секцией. В терминах ОС такая секция называется критической.</text:p>
      <text:p text:style-name="Текст_20_абазца">Для упрощения организации критической секции используется специальный класс-«обертка» <text:alphabetical-index-mark-start text:id="IMark133313348" text:key1="Типы"/><text:span text:style-name="Мнемоника"><text:span text:style-name="T28">TCritSect</text:span></text:span><text:alphabetical-index-mark-end text:id="IMark133313348"/>. В конструкторе этого класса запоминается состояние процессорного ресурса, управляющего общим разрешением/запрещением прерываний, и прерывания запрещаются. В деструкторе этот процессорный ресурс приводится к тому состоянию, в котором он пребывал перед запрещением прерываний. Т<text:span text:style-name="T7">аким образом,</text:span> если прерывания были запрещены, то они и останутся запрещёнными. Если были разрешены, то будут разрешены. Реализация этого класса платформеннозависима, поэтому ее определение содержится в соответствующем файле <text:alphabetical-index-mark-start text:id="IMark154652076" text:key1="Исходный код"/>OS_Target.h<text:alphabetical-index-mark-end text:id="IMark154652076"/>.</text:p>
      <text:p text:style-name="Текст_20_абазца"><text:soft-page-break/>Использование <text:alphabetical-index-mark-start text:id="IMark154652076" text:key1="Типы"/><text:span text:style-name="Мнемоника"><text:span text:style-name="T28">TCritSect</text:span></text:span><text:alphabetical-index-mark-end text:id="IMark154652076"/> тривиально: в точке, которая соответствует началу критической секции, достаточно объявить объект этого типа, и от места объявления до конца блока прерывания будут запрещены<text:span text:style-name="Footnote_20_Symbol"><text:note text:id="ftn21" text:note-class="footnote"><text:note-citation>1</text:note-citation><text:note-body><text:p text:style-name="Footnote"><text:s/>При выходе из блока автоматически будет вызван деструктор, который восстановит состояние, предшествовавшее входу в критическую секцию. Т.е. при таком способе отсутствует возможность «забыть» разрешить прерывания при выходе из критической секции.</text:p></text:note-body></text:note></text:span>.</text:p>
      <text:h text:style-name="Heading_20_3" text:outline-level="3">Синонимы встроенных типов</text:h>
      <text:p text:style-name="Текст_20_абазца">Для облегчения работы с исходным текстом, а также для переносимости введены следующие синонимы:</text:p>
      <text:list xml:id="list38679745" text:continue-numbering="true" text:style-name="WW8Num4">
        <text:list-item>
          <text:p text:style-name="P194"><text:alphabetical-index-mark-start text:id="IMark133313348" text:key1="Типы"/><text:span text:style-name="Мнемоника">TProcessMap</text:span><text:alphabetical-index-mark-end text:id="IMark133313348"/> – тип для определения переменной, выполняющий функцию карты процессов. Ее размер зависит от количества процессов в системе. Каждому процессу соответствует уникальный тег – маска, содержащая только один ненулевой бит, расположенный в соответствии с приоритетом этого процесса. Процессу с наибольшим приоритетом соответствует младший бит (позиция 0)<text:note text:id="ftn22" text:note-class="footnote"><text:note-citation>2</text:note-citation><text:note-body><text:p text:style-name="Footnote"><text:s/>Такой порядок принят по умолчанию. Если <text:span text:style-name="Мнемоника"><text:span text:style-name="T40">scmRTOS_PRIORITY_ORDER</text:span></text:span> определён как 1, то порядок расположения бит в карте процессов обратный — т.е. старший бит соответствует наиболее приоритетному процессу, младший бит — наименее приоритетному. Обратный порядок приоритетов может оказаться полезным для процессоров, у которых есть аппаратные средства поиска первого ненулевого бита в двоичном слове, — например для процессоров семейства <text:span text:style-name="T2">Blackfin.</text:span></text:p></text:note-body></text:note>. При количестве пользовательских процессов менее 8 размер карты процессов – 8 бит. При количестве от 8 до 15 размер – 16 бит, при 16 и более пользовательских процессов — 32 бита.</text:p>
        </text:list-item>
        <text:list-item>
          <text:p text:style-name="Марк._20_список"><text:alphabetical-index-mark-start text:id="IMark123740836" text:key1="Типы"/><text:span text:style-name="Мнемоника"><text:span text:style-name="T2">s</text:span></text:span><text:span text:style-name="Мнемоника">tack_item_t</text:span><text:alphabetical-index-mark-end text:id="IMark123740836"/> – тип элемента стека. Зависит от целевой архитектуры. Например, на 8-разрядном <text:span text:style-name="T2">AVR</text:span><text:alphabetical-index-mark text:string-value="AVR"/> этот тип определен как <text:span text:style-name="Мнемоника">uint8_t</text:span>, на 16-разрядном <text:span text:style-name="T2">MSP</text:span>430<text:alphabetical-index-mark text:string-value="MSP430"/> – <text:span text:style-name="Мнемоника">uint16_t</text:span>, а на 32-разрядн<text:span text:style-name="T7">ых</text:span> <text:span text:style-name="T7">платформах, как правило </text:span>– <text:span text:style-name="Мнемоника"><text:span text:style-name="T2">uint32_t</text:span></text:span>.</text:p>
        </text:list-item>
      </text:list>
      <text:h text:style-name="Heading_20_3" text:outline-level="3"><text:bookmark-start text:name="_Ref38377236"/>Использование ОС<text:bookmark-end text:name="_Ref38377236"/></text:h>
      <text:p text:style-name="Текст_20_абазца">Как уже отмечалось выше, для достижения максимальной эффективности везде, где возможно, использовались статические механизмы, т.е. вся функциональность определяется на этапе компиляции.</text:p>
      <text:p text:style-name="Текст_20_абазца">В первую очередь это касается процессов. Перед использованием каждого процесса должен быть определен его тип<text:span text:style-name="Footnote_20_Symbol"><text:note text:id="ftn23" text:note-class="footnote"><text:note-citation>3</text:note-citation><text:note-body><text:p text:style-name="P50"><text:s/>Каждый процесс – это <text:span text:style-name="T7">объект </text:span>отдельного типа (класса), производного от общего базового класса <text:span text:style-name="Мнемоника"><text:span text:style-name="T51">TBaseProcess</text:span></text:span><text:alphabetical-index-mark text:string-value="TBaseProcess" text:key1="Процесс"/>. </text:p></text:note-body></text:note></text:span>, где указывается имя типа процесса, его приоритет и размер области ОЗУ, отведенной под стек процесса<text:span text:style-name="Footnote_20_Symbol"><text:note text:id="ftn24" text:note-class="footnote"><text:note-citation>4</text:note-citation><text:note-body><text:p text:style-name="Footnote"><text:s/>Более подробно см «<text:span text:style-name="Ссылка_20_на_20_название"><text:span text:style-name="T40"><text:bookmark-ref text:reference-format="number" text:ref-name="__RefHeading__31190_1781927709">4.1.3</text:bookmark-ref></text:span></text:span><text:span text:style-name="Ссылка_20_на_20_название"><text:span text:style-name="T40"> </text:span></text:span><text:span text:style-name="Ссылка_20_на_20_название"><text:span text:style-name="T40"><text:bookmark-ref text:reference-format="text" text:ref-name="__RefHeading__31190_1781927709">Стек</text:bookmark-ref></text:span></text:span>».</text:p></text:note-body></text:note></text:span>. Например:</text:p>
      <text:p text:style-name="Текст_20_абазца"><text:span text:style-name="Мнемоника"><text:span text:style-name="T28">OS</text:span></text:span><text:span text:style-name="Мнемоника"><text:span text:style-name="T31">::</text:span></text:span><text:alphabetical-index-mark-start text:id="IMark133313348"/><text:span text:style-name="Мнемоника"><text:span text:style-name="T28">process</text:span></text:span><text:alphabetical-index-mark-end text:id="IMark133313348"/><text:span text:style-name="Мнемоника"><text:span text:style-name="T31">&lt;</text:span></text:span><text:span text:style-name="Мнемоника"><text:span text:style-name="T28">OS</text:span></text:span><text:span text:style-name="Мнемоника"><text:span text:style-name="T31">::</text:span></text:span><text:span text:style-name="Мнемоника"><text:span text:style-name="T28">pr</text:span></text:span><text:span text:style-name="Мнемоника"><text:span text:style-name="T31">2, 200&gt; </text:span></text:span><text:span text:style-name="Мнемоника"><text:span text:style-name="T28">MainProc</text:span></text:span><text:span text:style-name="Мнемоника"><text:span text:style-name="T31">;</text:span></text:span></text:p>
      <text:p text:style-name="Текст_20_абазца">Здесь определен процесс с приоритетом <text:span text:style-name="Мнемоника"><text:span text:style-name="T29">pr</text:span></text:span><text:span text:style-name="Мнемоника"><text:span text:style-name="T29">2</text:span></text:span> и размером стека в 200 байт. Такое объявление может показаться несколько неудобным из-за некоторой много<text:soft-page-break/>словности, т.к. при необходимости ссылаться на тип процесса придется писать полное объявление – например, при определении исполняемой функции процесса:</text:p>
      <text:p text:style-name="Текст_20_абазца"><text:span text:style-name="Мнемоника"><text:span text:style-name="T28">template&lt;&gt;</text:span></text:span><text:span text:style-name="Мнемоника"><text:span text:style-name="T28"><text:note text:id="ftn25" text:note-class="footnote"><text:note-citation>1</text:note-citation><text:note-body><text:p text:style-name="Footnote"><text:s/>Исполняемая<text:span text:style-name="T7"> функция </text:span><text:span text:style-name="T8">конкретного</text:span><text:span text:style-name="T7"> процесса технически является полной специализацией функции-члена шаблона </text:span><text:span text:style-name="Мнемоника"><text:span text:style-name="T40">OS::process::exec()</text:span></text:span><text:span text:style-name="T2">, </text:span><text:span text:style-name="T7">поэтому в её определении используется синтаксис определения специализации </text:span><text:span text:style-name="Мнемоника"><text:span text:style-name="T40">template&lt;&gt;</text:span></text:span><text:span text:style-name="T2">.</text:span></text:p></text:note-body></text:note></text:span></text:span><text:span text:style-name="Мнемоника"><text:span text:style-name="T28"> void OS::</text:span></text:span><text:alphabetical-index-mark-start text:id="IMark133313348"/><text:span text:style-name="Мнемоника"><text:span text:style-name="T28">process</text:span></text:span><text:alphabetical-index-mark-end text:id="IMark133313348"/><text:span text:style-name="Мнемоника"><text:span text:style-name="T28">&lt;OS::pr2, 200&gt;::</text:span></text:span><text:span text:style-name="Мнемоника"><text:span text:style-name="T33">e</text:span></text:span><text:span text:style-name="Мнемоника"><text:span text:style-name="T28">xec() { ... }</text:span></text:span></text:p>
      <text:p text:style-name="Текст_20_абазца">т.к. типом является именно выражение </text:p>
      <text:p text:style-name="Текст_20_абазца"><text:span text:style-name="Мнемоника"><text:span text:style-name="T28">OS</text:span></text:span><text:span text:style-name="Мнемоника"><text:span text:style-name="T31">::</text:span></text:span><text:alphabetical-index-mark-start text:id="IMark133313348"/><text:span text:style-name="Мнемоника"><text:span text:style-name="T28">process</text:span></text:span><text:alphabetical-index-mark-end text:id="IMark133313348"/><text:span text:style-name="Мнемоника"><text:span text:style-name="T31">&lt;</text:span></text:span><text:span text:style-name="Мнемоника"><text:span text:style-name="T28">OS</text:span></text:span><text:span text:style-name="Мнемоника"><text:span text:style-name="T31">::</text:span></text:span><text:span text:style-name="Мнемоника"><text:span text:style-name="T28">pr</text:span></text:span><text:span text:style-name="Мнемоника"><text:span text:style-name="T31">2, 200&gt;</text:span></text:span></text:p>
      <text:p text:style-name="Текст_20_абазца">Аналогичная ситуация возникнет и в других случаях, когда понадобится ссылаться на тип процесса. Для устранения этого неудобства <text:span text:style-name="T7">можно</text:span> пользоваться синонимами типов, вводимыми через <text:span text:style-name="Мнемоника"><text:span text:style-name="T28">typedef</text:span></text:span>. Это рекомендуемый стиль кодирования: сначала определить псевдонимы типов процессов (лучше всего где-нибудь в заголовочном файле в одном месте, чтобы сразу было видно, сколько в проекте процессов и какие они), а потом уже по месту в исходных файлах объявлять сами объекты процессов. При этом приведенный выше пример выглядит так:</text:p>
      <text:p text:style-name="P19"><text:span text:style-name="Мнемоника"><text:span text:style-name="T31">// В заголовочном файле</text:span></text:span></text:p>
      <text:p text:style-name="P19"><text:span text:style-name="Мнемоника"><text:span text:style-name="T28">typedef</text:span></text:span><text:span text:style-name="Мнемоника"><text:span text:style-name="T31"> </text:span></text:span><text:span text:style-name="Мнемоника"><text:span text:style-name="T28">OS</text:span></text:span><text:span text:style-name="Мнемоника"><text:span text:style-name="T31">::</text:span></text:span><text:alphabetical-index-mark text:string-value="process"/><text:span text:style-name="Мнемоника">process</text:span><text:span text:style-name="Мнемоника"><text:span text:style-name="T31">&lt;</text:span></text:span><text:span text:style-name="Мнемоника"><text:span text:style-name="T28">OS</text:span></text:span><text:span text:style-name="Мнемоника"><text:span text:style-name="T31">::</text:span></text:span><text:span text:style-name="Мнемоника"><text:span text:style-name="T28">pr</text:span></text:span><text:span text:style-name="Мнемоника"><text:span text:style-name="T31">2, 200&gt; </text:span></text:span><text:span text:style-name="Мнемоника"><text:span text:style-name="T28">TMainProc</text:span></text:span><text:span text:style-name="Мнемоника"><text:span text:style-name="T31">;</text:span></text:span></text:p>
      <text:p text:style-name="P19"><text:span text:style-name="Мнемоника"><text:span text:style-name="T31">...</text:span></text:span></text:p>
      <text:p text:style-name="P19"><text:span text:style-name="Мнемоника"><text:span text:style-name="T31">tem</text:span></text:span><text:span text:style-name="Мнемоника"><text:span text:style-name="T33">plate&lt;&gt;</text:span></text:span><text:span text:style-name="Мнемоника"><text:span text:style-name="T28"> void TMainProc::</text:span></text:span><text:span text:style-name="Мнемоника"><text:span text:style-name="T28">e</text:span></text:span><text:span text:style-name="Мнемоника"><text:span text:style-name="T28">xec()</text:span></text:span><text:span text:style-name="Мнемоника"><text:span text:style-name="T28"><text:note text:id="ftn26" text:note-class="footnote"><text:note-citation>2</text:note-citation><text:note-body><text:p text:style-name="Footnote"><text:s/><text:span text:style-name="T7">Рекомендуется объявлять прототип специализации исполняемой функции процесса до первого использования экземпляра шаблона – это позволит компилятору видеть, что существует полная специализация функции для данного экземпляра, поэтому нет необходимости пытаться сгенерировать общую реализацию этой функции шаблона. В ряде случаев это позволяет избежать ошибок компиляции. </text:span></text:p></text:note-body></text:note></text:span></text:span><text:span text:style-name="Мнемоника"><text:span text:style-name="T28">;</text:span></text:span></text:p>
      <text:p text:style-name="P19"><text:span text:style-name="Мнемоника"><text:span text:style-name="T28"/></text:span></text:p>
      <text:p text:style-name="P19"><text:span text:style-name="Мнемоника"><text:span text:style-name="T31">// В исходном файле</text:span></text:span></text:p>
      <text:p text:style-name="P19"><text:span text:style-name="Мнемоника"><text:span text:style-name="T28">TMainProc</text:span></text:span><text:span text:style-name="Мнемоника"><text:span text:style-name="T31"> </text:span></text:span><text:span text:style-name="Мнемоника"><text:span text:style-name="T28">MainProc</text:span></text:span><text:span text:style-name="Мнемоника"><text:span text:style-name="T31">;</text:span></text:span></text:p>
      <text:p text:style-name="P19"><text:span text:style-name="Мнемоника"><text:span text:style-name="T28">...</text:span></text:span></text:p>
      <text:p text:style-name="P19"><text:span text:style-name="Мнемоника"><text:span text:style-name="T31">tem</text:span></text:span><text:span text:style-name="Мнемоника"><text:span text:style-name="T33">plate&lt;&gt;</text:span></text:span><text:span text:style-name="Мнемоника"><text:span text:style-name="T28"> void TMainProc::</text:span></text:span><text:span text:style-name="Мнемоника"><text:span text:style-name="T28">e</text:span></text:span><text:span text:style-name="Мнемоника"><text:span text:style-name="T28">xec()</text:span></text:span></text:p>
      <text:p text:style-name="P19"><text:span text:style-name="Мнемоника"><text:span text:style-name="T33">{</text:span></text:span></text:p>
      <text:p text:style-name="P19"><text:span text:style-name="Мнемоника"><text:span text:style-name="T31"><text:s text:c="4"/>...</text:span></text:span></text:p>
      <text:p text:style-name="P19"><text:span text:style-name="Мнемоника"><text:span text:style-name="T33">}</text:span></text:span></text:p>
      <text:p text:style-name="P19"><text:span text:style-name="Мнемоника"><text:span text:style-name="T31">...</text:span></text:span></text:p>
      <text:p text:style-name="Текст_20_абазца"><text:span text:style-name="Мнемоника"><text:span text:style-name="T31"/></text:span></text:p>
      <text:p text:style-name="Текст_20_абазца">В этой последовательности действий нет ничего особенного – это обычный способ описания <text:span text:style-name="T7">псевдонима</text:span> типа и создания объекта этого типа, принятый в языках программирования С и <text:alphabetical-index-mark-start text:id="IMark133313348" text:main-entry="true"/>С++<text:alphabetical-index-mark-end text:id="IMark133313348"/>.</text:p>
      <text:p text:style-name="Замечание_20_Top"><draw:frame draw:style-name="fr2" draw:name="Врезка1" text:anchor-type="char" svg:x="0mm" svg:y="8.68mm" svg:width="16.09mm" svg:height="15.08mm" draw:z-index="1"><draw:text-box><text:p text:style-name="P10"></text:p></draw:text-box></draw:frame><text:bookmark-start text:name="Замечание по конфигурации"/><text:bookmark-start text:name="Замечание про приоритеты"/><text:soft-page-break/>ЗАМЕЧАНИЕ<text:bookmark-end text:name="Замечание по конфигурации"/><text:bookmark-end text:name="Замечание про приоритеты"/>. При конфигурации системы должно быть указано количество процессов. И это количество должно точно совпадать с количеством описанных процессов в проекте, иначе система работать не будет. Следует иметь в виду, что для задания приоритетов введен специальный перечислимый тип <text:span text:style-name="Мнемоника">TPriority</text:span>, который описывает допустимые значения приоритетов<text:span text:style-name="Footnote_20_Symbol"><text:note text:id="ftn27" text:note-class="footnote"><text:note-citation>3</text:note-citation><text:note-body><text:p text:style-name="P62"><text:s/>Это сделано для повышения безопасности использования – нельзя просто указать любое целое значение, подходят только те значения, которые описаны в <text:span text:style-name="Мнемоника"><text:span text:style-name="T51">TPriority</text:span></text:span>. А описанные в <text:span text:style-name="Мнемоника"><text:span text:style-name="T51">TPriority</text:span></text:span> значения связаны с количеством процессов, указанном при задании конфигурационного макроса <text:span text:style-name="Мнемоника"><text:span text:style-name="T51">scmRTOS</text:span></text:span><text:span text:style-name="Мнемоника"><text:span text:style-name="T52">_</text:span></text:span><text:span text:style-name="Мнемоника"><text:span text:style-name="T51">PROCESS</text:span></text:span><text:span text:style-name="Мнемоника"><text:span text:style-name="T52">_</text:span></text:span><text:span text:style-name="Мнемоника"><text:span text:style-name="T51">COUNT</text:span></text:span>. Таким образом, можно только выбрать из ограниченного количества. Значения приоритетов процессов имеют вид: <text:span text:style-name="Мнемоника"><text:span text:style-name="T51">pr</text:span></text:span><text:span text:style-name="Мнемоника"><text:span text:style-name="T52">0</text:span></text:span>, <text:span text:style-name="Мнемоника"><text:span text:style-name="T51">pr</text:span></text:span><text:span text:style-name="Мнемоника"><text:span text:style-name="T52">1</text:span></text:span> и т.д., где число обозначает уровень приоритета. <text:span text:style-name="T7">Системный процесс </text:span><text:span text:style-name="Мнемоника"><text:span text:style-name="T68">IdleProc</text:span></text:span><text:span text:style-name="T2"> </text:span><text:span text:style-name="T7">имеет отдельное обозначение приоритета </text:span><text:span text:style-name="Мнемоника"><text:span text:style-name="T68">prIDLE.</text:span></text:span></text:p></text:note-body></text:note></text:span>. </text:p>
      <text:p text:style-name="Замечание_20_Текст">Кроме того, приоритеты всех процессов должны идти подряд, пропусков не допускается, например, если в системе 4 процесса, то приоритеты процессов должны иметь значения <text:span text:style-name="Мнемоника">pr0, pr1, pr2, pr3</text:span>. Не допускаются также одинаковые значения приоритетов, т.е. каждый процесс должен иметь уникальное значение приоритета. Например, если в системе 4 пользовательских процесса (т.е. всего 5 процессов – один системный процесс <text:span text:style-name="Мнемоника">IdleProc</text:span>), то значения приоритетов должны быть <text:span text:style-name="Мнемоника">pr0, pr1, pr2, pr3</text:span> (<text:span text:style-name="Мнемоника">pr</text:span><text:span text:style-name="Мнемоника"><text:span text:style-name="T2">IDLE</text:span></text:span> – для <text:span text:style-name="Мнемоника">IdleProc</text:span>), где <text:span text:style-name="Мнемоника">pr0</text:span> – самый высокоприоритетный процесс, а <text:span text:style-name="Мнемоника">pr3</text:span> – самый низкоприоритетный из пользовательских процессов. Вообще самым низкоприоритетным процессом является <text:span text:style-name="Мнемоника">IdleProc</text:span>. Этот процесс существует в системе всегда, его описывать не нужно. Именно этот процесс получает управление, когда все пользовательские процессы находятся в неактивном состоянии. </text:p>
      <text:p text:style-name="Замечание_20_Текст">За пропусками в нумерации приоритетов процессов, а также за уникальностью значений приоритетов процессов компилятор не следит, т.к., придерживаясь принципа раздельной компиляции, не видно эффективного пути сделать автоматизированный контроль за целостностью конфигурации языковыми средствами.</text:p>
      <text:p text:style-name="Замечание_20_Bottom">В настоящее время существует специальное инструментальное средство, которое выполняет всю работу по проверке целостности конфигурации. Утилита называется <text:span text:style-name="T2">scmIC</text:span> (<text:span text:style-name="T2">IC</text:span> – <text:span text:style-name="T2">Integrity</text:span> <text:span text:style-name="T2">Checker</text:span>), и позволяет обнаружить подавляющее большинство типовых ошибок конфигурирования ОС, подробнее об этом см «<text:span text:style-name="Ссылка_20_на_20_название"><text:bookmark-ref text:reference-format="number" text:ref-name="__RefHeading__22936_535369440"/></text:span><text:span text:style-name="Ссылка_20_на_20_название"> </text:span><text:span text:style-name="Ссылка_20_на_20_название"><text:bookmark-ref text:reference-format="text" text:ref-name="__RefHeading__22936_535369440">   </text:bookmark-ref></text:span>».</text:p>
      <text:p text:style-name="Текст_20_абазца">Как уже было сказано, определение типов процессов удобно разместить в заголовочном файле, чтобы была возможность легко сделать любой процесс видимым в другой единице компиляции.</text:p>
      <text:p text:style-name="Текст_20_абазца">Пример типового использования процессов – см «<text:span text:style-name="Ссылка_20_на_20_название"><text:sequence-ref text:reference-format="text" text:ref-name="refЛистинг1">Листинг 2.2 Определение типов процессов в заголовочном файле</text:sequence-ref></text:span>» и «<text:span text:style-name="Ссылка_20_на_20_название"><text:bookmark-ref text:reference-format="text" text:ref-name="_Ref37853709">Листинг 2.3 Объявление процессов в исходном файле и запуск ОС</text:bookmark-ref></text:span>»</text:p>
      <text:list xml:id="list38672905" text:continue-list="list5323504992301178853" text:style-name="WW8Num5">
        <text:list-item text:start-value="1">
          <text:p text:style-name="P205"><text:soft-page-break/>//------------------------------------</text:p>
        </text:list-item>
        <text:list-item>
          <text:p text:style-name="P205">// <text:s text:c="17"/></text:p>
        </text:list-item>
        <text:list-item>
          <text:p text:style-name="P205">// <text:s text:c="5"/>Process types definition</text:p>
        </text:list-item>
        <text:list-item>
          <text:p text:style-name="P205">// <text:s text:c="17"/></text:p>
        </text:list-item>
        <text:list-item>
          <text:p text:style-name="P205">// <text:s text:c="17"/></text:p>
        </text:list-item>
        <text:list-item>
          <text:p text:style-name="P205">typedef OS::<text:span text:style-name="Мнемоника"><text:span text:style-name="T46">process</text:span></text:span>&lt;OS::pr0, 200&gt; TUARTDrv;</text:p>
        </text:list-item>
        <text:list-item>
          <text:p text:style-name="P205">typedef OS::<text:span text:style-name="Мнемоника"><text:span text:style-name="T46">process</text:span></text:span>&lt;OS::pr1, 100&gt; TLCDProc;</text:p>
        </text:list-item>
        <text:list-item>
          <text:p text:style-name="P205">typedef OS::<text:span text:style-name="Мнемоника"><text:span text:style-name="T46">process</text:span></text:span>&lt;OS::pr2, 200&gt; TMainProc;</text:p>
        </text:list-item>
        <text:list-item>
          <text:p text:style-name="P205">typedef OS::<text:span text:style-name="Мнемоника"><text:span text:style-name="T46">process</text:span></text:span>&lt;OS::pr3, 200&gt; TFPGA_Proc;</text:p>
        </text:list-item>
        <text:list-item>
          <text:p text:style-name="P206">//-------------------------------------</text:p>
        </text:list-item>
      </text:list>
      <text:p text:style-name="Название_20_объекта"><text:bookmark-start text:name="__RefHeading__130_1693444381"/>Листинг <text:sequence text:ref-name="refЛистинг1" text:name="Листинг" text:formula="ooow:Листинг+1" style:num-format="1">2.2</text:sequence><text:bookmark-start text:name="_Ref37853697"/> Определение типов процессов в заголовочном файле<text:bookmark-end text:name="__RefHeading__130_1693444381"/><text:bookmark-end text:name="_Ref37853697"/></text:p>
      <text:list xml:id="list38692524" text:continue-list="list38672905" text:style-name="WW8Num5">
        <text:list-item text:start-value="1">
          <text:p text:style-name="P207">//-------------------------------------</text:p>
        </text:list-item>
        <text:list-item>
          <text:p text:style-name="P207">//</text:p>
        </text:list-item>
        <text:list-item>
          <text:p text:style-name="P207">// <text:s/>Processes declarations</text:p>
        </text:list-item>
        <text:list-item>
          <text:p text:style-name="P207">//</text:p>
        </text:list-item>
        <text:list-item>
          <text:p text:style-name="P207">//</text:p>
        </text:list-item>
        <text:list-item>
          <text:p text:style-name="P207">TUartDrv <text:s text:c="2"/>UartDrv;</text:p>
        </text:list-item>
        <text:list-item>
          <text:p text:style-name="P207">TLCDProc <text:s text:c="2"/>LCDProc;</text:p>
        </text:list-item>
        <text:list-item>
          <text:p text:style-name="P207">TMainProc <text:s/>MainProc;</text:p>
        </text:list-item>
        <text:list-item>
          <text:p text:style-name="P207">TFPGAProc <text:s/>FPGAProc;</text:p>
        </text:list-item>
        <text:list-item>
          <text:p text:style-name="P207">//-------------------------------------</text:p>
        </text:list-item>
        <text:list-item>
          <text:p text:style-name="P207"/>
        </text:list-item>
        <text:list-item>
          <text:p text:style-name="P207">//-------------------------------------</text:p>
        </text:list-item>
        <text:list-item>
          <text:p text:style-name="P207">void main()</text:p>
        </text:list-item>
        <text:list-item>
          <text:p text:style-name="P208">{</text:p>
        </text:list-item>
        <text:list-item>
          <text:p text:style-name="P209"><text:s text:c="4"/><text:span text:style-name="T2">... // system timer and other stuff initialization</text:span></text:p>
        </text:list-item>
        <text:list-item>
          <text:p text:style-name="P207"><text:span text:style-name="T7"><text:s text:c="4"/></text:span><text:span text:style-name="T2">OS::run();</text:span></text:p>
        </text:list-item>
        <text:list-item>
          <text:p text:style-name="P208">} </text:p>
        </text:list-item>
        <text:list-item>
          <text:p text:style-name="P208">//-------------------------------------</text:p>
        </text:list-item>
      </text:list>
      <text:p text:style-name="Название_20_объекта"><text:bookmark-start text:name="__RefHeading__132_1693444381"/><text:bookmark-start text:name="_Ref37853709"/>Листинг <text:span text:style-name="T1"><text:sequence text:ref-name="refЛистинг2" text:name="Листинг" text:formula="ooow:Листинг+1" style:num-format="1">2.3</text:sequence></text:span> Объявление процессов в исходном файле и запуск ОС<text:bookmark-end text:name="__RefHeading__132_1693444381"/><text:bookmark-end text:name="_Ref37853709"/></text:p>
      <text:p text:style-name="Текст_20_абазца">Каждый процесс, как уже упоминалось выше, имеет исполняемую функцию. При использовании приведенной выше схемы исполняемая функция процесса называется <text:span text:style-name="Мнемоника"><text:span text:style-name="T28">ex</text:span></text:span><text:span text:style-name="Мнемоника"><text:span text:style-name="T28">ec</text:span></text:span> и выглядит, как показано на «<text:span text:style-name="Ссылка_20_на_20_название"><text:sequence-ref text:reference-format="text" text:ref-name="refЛистинг0">Листинг 2.1 Исполняемая функция процесса</text:sequence-ref></text:span>».</text:p>
      <text:p text:style-name="Текст_20_абазца">Конфигурационная информация задается в специальном заголовочном файле <text:alphabetical-index-mark text:string-value="scmRTOS_config.h" text:key1="Исходный код"/>scmRTOS_<text:span text:style-name="T2">config</text:span>.h. Состав и значения<text:span text:style-name="Footnote_20_Symbol"><text:note text:id="ftn28" text:note-class="footnote"><text:note-citation>1</text:note-citation><text:note-body><text:p text:style-name="Footnote"><text:s/>В таблице приведены примеры значений. В каждом проекте значения задаются индивидуально, исходя из требований проекта.</text:p></text:note-body></text:note></text:span> конфигурационных макросов — см «<text:span text:style-name="Ссылка_20_на_20_название"><text:sequence-ref text:reference-format="text" text:ref-name="refTable0">Таблица 2.1 Конфигурационные макросы</text:sequence-ref></text:span>».</text:p>
      <table:table table:name="Таблица1" table:style-name="Таблица1">
        <table:table-column table:style-name="Таблица1.A"/>
        <table:table-column table:style-name="Таблица1.B"/>
        <table:table-column table:style-name="Таблица1.C"/>
        <text:soft-page-break/>
        <table:table-row table:style-name="Таблица1.1">
          <table:table-cell table:style-name="Таблица1.A1" office:value-type="string">
            <text:p text:style-name="P22">Название</text:p>
          </table:table-cell>
          <table:table-cell table:style-name="Таблица1.A1" office:value-type="string">
            <text:p text:style-name="P24">Знач.</text:p>
          </table:table-cell>
          <table:table-cell table:style-name="Таблица1.A1" office:value-type="string">
            <text:p text:style-name="P25">Описание</text:p>
          </table:table-cell>
        </table:table-row>
        <table:table-row table:style-name="Таблица1.2">
          <table:table-cell table:style-name="Таблица1.A2" office:value-type="string">
            <text:p text:style-name="P134"><text:span text:style-name="Мнемоника"><text:span text:style-name="T51">scmRTOS_PROCESS_COUNT</text:span></text:span><text:alphabetical-index-mark text:string-value="scmRTOS_PROCESS_COUNT" text:key1="Конфигурационные макросы"/></text:p>
          </table:table-cell>
          <table:table-cell table:style-name="Таблица1.A2" office:value-type="string">
            <text:p text:style-name="P88"><text:span text:style-name="Мнемоника"><text:span text:style-name="T53">n</text:span></text:span></text:p>
          </table:table-cell>
          <table:table-cell table:style-name="Таблица1.A2" office:value-type="string">
            <text:p text:style-name="P26">Количество процессов в системе</text:p>
          </table:table-cell>
        </table:table-row>
        <table:table-row table:style-name="Таблица1.3">
          <table:table-cell table:style-name="Таблица1.A2" office:value-type="string">
            <text:p text:style-name="P134"><text:span text:style-name="Мнемоника"><text:span text:style-name="T51">scmRTOS_SYSTIMER_NEST_INTS_ENABLE</text:span></text:span><text:span text:style-name="Мнемоника"><text:span text:style-name="T51"><text:note text:id="ftn29" text:note-class="footnote"><text:note-citation>1</text:note-citation><text:note-body><text:p text:style-name="Footnote"><text:s/><text:span text:style-name="T7">Если портом поддерживается только один вариант, то соответствующее значение макроса определено в порте. Это же самое касается и всех остальных макросов</text:span></text:p></text:note-body></text:note></text:span></text:span><text:alphabetical-index-mark text:string-value="scmRTOS_SYSTIMER_NEST_INTS_ENABLE" text:key1="Конфигурационные макросы"/></text:p>
          </table:table-cell>
          <table:table-cell table:style-name="Таблица1.A2" office:value-type="string">
            <text:p text:style-name="P88"><text:span text:style-name="Мнемоника"><text:span text:style-name="T52">0/1</text:span></text:span></text:p>
          </table:table-cell>
          <table:table-cell table:style-name="Таблица1.A2" office:value-type="string">
            <text:p text:style-name="P27"><text:span text:style-name="T7">Разрешает вложенные прерывания в о</text:span><text:span text:style-name="T7">бработчике прерывания от системного таймера.</text:span></text:p>
          </table:table-cell>
        </table:table-row>
        <table:table-row table:style-name="Таблица1.2">
          <table:table-cell table:style-name="Таблица1.A2" office:value-type="string">
            <text:p text:style-name="P134"><text:span text:style-name="Мнемоника"><text:span text:style-name="T51">scmRTOS_SYSTEM_TICKS_ENABLE</text:span></text:span><text:alphabetical-index-mark text:string-value="scmRTOS_SYSTEM_TICKS_ENABLE" text:key1="Конфигурационные макросы"/></text:p>
          </table:table-cell>
          <table:table-cell table:style-name="Таблица1.A2" office:value-type="string">
            <text:p text:style-name="P88"><text:span text:style-name="Мнемоника"><text:span text:style-name="T52">0/1</text:span></text:span></text:p>
          </table:table-cell>
          <table:table-cell table:style-name="Таблица1.A2" office:value-type="string">
            <text:p text:style-name="P27"><text:span text:style-name="T7">Включает использование счетчика т</text:span><text:span text:style-name="T7">иков системного таймера.</text:span></text:p>
          </table:table-cell>
        </table:table-row>
        <table:table-row table:style-name="Таблица1.5">
          <table:table-cell table:style-name="Таблица1.A2" office:value-type="string">
            <text:p text:style-name="P136"><text:span text:style-name="Мнемоника"><text:span text:style-name="T51">scmRTOS_SYSTIMER_HOOK_ENABLE</text:span></text:span><text:alphabetical-index-mark text:string-value="scmRTOS_SYSTIMER_HOOK_ENABLE" text:key1="Конфигурационные макросы"/></text:p>
          </table:table-cell>
          <table:table-cell table:style-name="Таблица1.A2" office:value-type="string">
            <text:p text:style-name="P86"><text:span text:style-name="Мнемоника"><text:span text:style-name="T52">0/1</text:span></text:span></text:p>
          </table:table-cell>
          <table:table-cell table:style-name="Таблица1.A2" office:value-type="string">
            <text:p text:style-name="P30"><text:span text:style-name="T7">Включает в обработчике прерывания системного таймера вызов функции </text:span><text:alphabetical-index-mark text:string-value="system_timer_user_hook()" text:key1="OS"/><text:span text:style-name="Мнемоника">system_timer_user_hook</text:span><text:span text:style-name="Мнемоника">()</text:span><text:span text:style-name="T7">. В этом случае указанная функция должна быть определена в пользовательском коде.</text:span></text:p>
          </table:table-cell>
        </table:table-row>
        <table:table-row table:style-name="Таблица1.3">
          <table:table-cell table:style-name="Таблица1.A2" office:value-type="string">
            <text:p text:style-name="P136"><text:span text:style-name="Мнемоника"><text:span text:style-name="T51">scmRTOS_IDLE_HOOK_ENABLE</text:span></text:span><text:alphabetical-index-mark text:string-value="scmRTOS_IDLE_HOOK_ENABLE" text:key1="Конфигурационные макросы"/></text:p>
          </table:table-cell>
          <table:table-cell table:style-name="Таблица1.A2" office:value-type="string">
            <text:p text:style-name="P86"><text:span text:style-name="Мнемоника"><text:span text:style-name="T52">0/1</text:span></text:span></text:p>
          </table:table-cell>
          <table:table-cell table:style-name="Таблица1.A2" office:value-type="string">
            <text:p text:style-name="P31">Включает в системном процессе</text:p>
            <text:p text:style-name="P33"><text:span text:style-name="Мнемоника"><text:span text:style-name="T51">IdleProc</text:span></text:span><text:alphabetical-index-mark text:string-value="IdleProc" text:key1="Процесс"/><text:span text:style-name="T48"> </text:span><text:span text:style-name="T50">в</text:span><text:span text:style-name="T77">ызов функц</text:span><text:span text:style-name="T50">ии</text:span></text:p>
            <text:p text:style-name="P29"><text:alphabetical-index-mark-start text:id="IMark123792808" text:key1="OS"/><text:span text:style-name="Мнемоника"><text:span text:style-name="T51">i</text:span></text:span><text:span text:style-name="Мнемоника"><text:span text:style-name="T51">dle_</text:span></text:span><text:span text:style-name="Мнемоника"><text:span text:style-name="T51">p</text:span></text:span><text:span text:style-name="Мнемоника"><text:span text:style-name="T51">rocess</text:span></text:span><text:span text:style-name="Мнемоника"><text:span text:style-name="T51">_</text:span></text:span><text:span text:style-name="Мнемоника"><text:span text:style-name="T51">u</text:span></text:span><text:span text:style-name="Мнемоника"><text:span text:style-name="T51">ser_</text:span></text:span><text:span text:style-name="Мнемоника"><text:span text:style-name="T51">h</text:span></text:span><text:span text:style-name="Мнемоника"><text:span text:style-name="T51">ook</text:span></text:span><text:alphabetical-index-mark-end text:id="IMark123792808"/><text:span text:style-name="Мнемоника"><text:span text:style-name="T52">()</text:span></text:span><text:span text:style-name="T7">. В этом случае указанная функция должна быть определена в пользовательском коде.</text:span></text:p>
          </table:table-cell>
        </table:table-row>
        <table:table-row table:style-name="Таблица1.3">
          <table:table-cell table:style-name="Таблица1.A2" office:value-type="string">
            <text:p text:style-name="P136"><text:span text:style-name="Мнемоника"><text:span text:style-name="T51">scmRTOS_ISRW_TYPE</text:span></text:span><text:alphabetical-index-mark text:string-value="scmRTOS_ISRW_TYPE" text:key1="Конфигурационные макросы"/></text:p>
          </table:table-cell>
          <table:table-cell table:style-name="Таблица1.A2" office:value-type="string">
            <text:p text:style-name="P23"><text:alphabetical-index-mark-start text:id="IMark123792808" text:key1="Типы"/><text:span text:style-name="Мнемоника"><text:span text:style-name="T51">TISRW</text:span></text:span><text:alphabetical-index-mark-end text:id="IMark123792808"/><text:span text:style-name="Мнемоника"><text:span text:style-name="T51">/</text:span></text:span></text:p>
            <text:p text:style-name="P115"><text:alphabetical-index-mark-start text:id="IMark123792808" text:key1="Типы"/><text:span text:style-name="Мнемоника"><text:span text:style-name="T51">TISRW</text:span></text:span><text:span text:style-name="Мнемоника"><text:span text:style-name="T51">_SS</text:span></text:span><text:alphabetical-index-mark-end text:id="IMark123792808"/></text:p>
          </table:table-cell>
          <table:table-cell table:style-name="Таблица1.A2" office:value-type="string">
            <text:p text:style-name="P32"><text:span text:style-name="T7">Позволяет выбрать тип класса-«обертки» для обработчика прерывания системного таймера - обычный или с переключением на отдельный стек прерываний. Суффикс </text:span><text:span text:style-name="Мнемоника"><text:span text:style-name="T40">_SS</text:span></text:span><text:span text:style-name="T2"> </text:span><text:span text:style-name="T7">означает </text:span><text:span text:style-name="T2">Separate Stack</text:span></text:p>
          </table:table-cell>
        </table:table-row>
        <table:table-row table:style-name="Таблица1.3">
          <table:table-cell table:style-name="Таблица1.A2" office:value-type="string">
            <text:p text:style-name="P136"><text:alphabetical-index-mark-start text:id="IMark123792808" text:key1="Конфигурационные макросы"/><text:span text:style-name="Мнемоника"><text:span text:style-name="T51">scmRTOS_CONTEXT_SWITCH_SCHEME</text:span></text:span><text:alphabetical-index-mark-end text:id="IMark123792808"/><text:span text:style-name="Мнемоника"><text:span text:style-name="T51"> </text:span></text:span><text:alphabetical-index-mark text:string-value="scmRTOS_START_HOOK_ENABLE" text:key1="Конфигурационные макросы"/></text:p>
          </table:table-cell>
          <table:table-cell table:style-name="Таблица1.A2" office:value-type="string">
            <text:p text:style-name="P86"><text:span text:style-name="Мнемоника"><text:span text:style-name="T52">0/1</text:span></text:span></text:p>
          </table:table-cell>
          <table:table-cell table:style-name="Таблица1.A2" office:value-type="string">
            <text:p text:style-name="P30"><text:span text:style-name="T7">Задает способ переключения конте</text:span><text:span text:style-name="T7">кстов (передачи управления). Подробнее см</text:span> <text:span text:style-name="T7">стр.</text:span> <text:bookmark-ref text:reference-format="page" text:ref-name="_Ref128419383">50</text:bookmark-ref></text:p>
          </table:table-cell>
        </table:table-row>
        <table:table-row table:style-name="Таблица1.3">
          <table:table-cell table:style-name="Таблица1.A2" office:value-type="string">
            <text:p text:style-name="P136"><text:alphabetical-index-mark-start text:id="IMark155172656" text:key1="Конфигурационные макросы"/><text:span text:style-name="Мнемоника"><text:span text:style-name="T51">scmRTOS</text:span></text:span><text:span text:style-name="Мнемоника"><text:span text:style-name="T52">_</text:span></text:span><text:span text:style-name="Мнемоника"><text:span text:style-name="T51">PRIORITY</text:span></text:span><text:span text:style-name="Мнемоника"><text:span text:style-name="T52">_</text:span></text:span><text:span text:style-name="Мнемоника"><text:span text:style-name="T51">ORDER</text:span></text:span><text:alphabetical-index-mark-end text:id="IMark155172656"/></text:p>
          </table:table-cell>
          <table:table-cell table:style-name="Таблица1.A2" office:value-type="string">
            <text:p text:style-name="P86"><text:span text:style-name="Мнемоника"><text:span text:style-name="T52">0/1</text:span></text:span></text:p>
          </table:table-cell>
          <table:table-cell table:style-name="Таблица1.A2" office:value-type="string">
            <text:p text:style-name="P32"><text:span text:style-name="T7">Задаёт порядок старшинства приоритетов </text:span><text:span text:style-name="T15">в карте процессов</text:span><text:span text:style-name="T7">. Значение 0 соответствует варианту, когда наиболее приоритетный процесс (</text:span><text:span text:style-name="Мнемоника"><text:span text:style-name="T40">pr0</text:span></text:span><text:span text:style-name="Мнемоника"><text:span text:style-name="T42"><text:note text:id="ftn113" text:note-class="footnote"><text:note-citation>2</text:note-citation><text:note-body><text:p text:style-name="P201"><text:span text:style-name="T86"><text:s/></text:span><text:span text:style-name="T13">Для задания приоритета конкретного процесса определён специальный тип </text:span><text:span text:style-name="T87">TPriority</text:span><text:span text:style-name="T6">, </text:span><text:span text:style-name="T13">содержащий значения вида </text:span><text:span text:style-name="T80">pr0</text:span><text:span text:style-name="T6">, </text:span><text:span text:style-name="T80">pr1</text:span><text:span text:style-name="T6">...</text:span><text:span text:style-name="T80">prN</text:span><text:span text:style-name="T13">. </text:span><text:span text:style-name="T86">Самый высокий приоритет, независимо от значения макроса </text:span><text:span text:style-name="T80">scmRTOS_PROIRITY_ORDER</text:span><text:span text:style-name="T6">, </text:span><text:span text:style-name="T10">всегда</text:span><text:span text:style-name="T13"> </text:span><text:span text:style-name="T14">соответствует</text:span><text:span text:style-name="T13"> </text:span><text:span text:style-name="T80">pr0</text:span><text:span text:style-name="T6">, </text:span><text:span text:style-name="T13">и далее, по мере увеличения порядкового номера приоритет уменьшается.</text:span></text:p></text:note-body></text:note></text:span></text:span><text:span text:style-name="T7">) соответствует младшему биту в карте процессов (</text:span><text:span text:style-name="Мнемоника"><text:span text:style-name="T40">TPro⁠cess⁠Map</text:span></text:span><text:span text:style-name="T7">), значение 1 соответствует варианту, когда наиболее приоритетному процессу соответствует старший бит (из значимых) в карте процессов.</text:span></text:p>
          </table:table-cell>
        </table:table-row>
        <table:table-row table:style-name="Таблица1.3">
          <table:table-cell table:style-name="Таблица1.A2" office:value-type="string">
            <text:p text:style-name="P137"><text:span text:style-name="Мнемоника"><text:span text:style-name="T67">scmRTOS_IDLE_PROCESS_STACK_SIZE</text:span></text:span></text:p>
          </table:table-cell>
          <table:table-cell table:style-name="Таблица1.A2" office:value-type="string">
            <text:p text:style-name="P87"><text:span text:style-name="Мнемоника">N</text:span></text:p>
          </table:table-cell>
          <table:table-cell table:style-name="Таблица1.A2" office:value-type="string">
            <text:p text:style-name="P33"><text:span text:style-name="T12">Задаёт размер стека фонового процесса</text:span> <text:span text:style-name="Мнемоника"><text:span text:style-name="T69">IdleProc</text:span></text:span><text:span text:style-name="T2">.</text:span></text:p>
          </table:table-cell>
        </table:table-row>
        <table:table-row table:style-name="Таблица1.3">
          <table:table-cell table:style-name="Таблица1.A2" office:value-type="string">
            <text:p text:style-name="P137"><text:span text:style-name="Мнемоника"><text:span text:style-name="T67">scmRTOS_CONTEXT_SWITCH_USER_HOOK_ENABLE</text:span></text:span></text:p>
          </table:table-cell>
          <table:table-cell table:style-name="Таблица1.A2" office:value-type="string">
            <text:p text:style-name="P87"><text:span text:style-name="Мнемоника"><text:span text:style-name="T52">0/1</text:span></text:span></text:p>
          </table:table-cell>
          <table:table-cell table:style-name="Таблица1.A2" office:value-type="string">
            <text:p text:style-name="P34">Разрешает вызов пользовательского хука <text:span text:style-name="Мнемоника"><text:span text:style-name="T69">context_switch_user_hook()</text:span></text:span> <text:s/>во время переключения контекстов. В этом случае функция должна быть определена в пользовательском коде.</text:p>
          </table:table-cell>
        </table:table-row>
        <text:soft-page-break/>
        <table:table-row table:style-name="Таблица1.12">
          <table:table-cell table:style-name="Таблица1.A2" office:value-type="string">
            <text:p text:style-name="P135"><text:alphabetical-index-mark-start text:id="IMark155172656" text:key1="Конфигурационные макросы"/><text:span text:style-name="Мнемоника"><text:span text:style-name="T67">scmRTOS_DEBUG_ENABLE</text:span></text:span><text:alphabetical-index-mark-end text:id="IMark155172656"/></text:p>
          </table:table-cell>
          <table:table-cell table:style-name="Таблица1.A2" office:value-type="string">
            <text:p text:style-name="P89"><text:span text:style-name="Мнемоника"><text:span text:style-name="T52">0/1</text:span></text:span></text:p>
          </table:table-cell>
          <table:table-cell table:style-name="Таблица1.A2" office:value-type="string">
            <text:p text:style-name="P28">Включает отладочные средства...</text:p>
          </table:table-cell>
        </table:table-row>
        <table:table-row table:style-name="Таблица1.12">
          <table:table-cell table:style-name="Таблица1.A2" office:value-type="string">
            <text:p text:style-name="P137"><text:alphabetical-index-mark-start text:id="IMark155172656" text:key1="Конфигурационные макросы"/><text:span text:style-name="Мнемоника"><text:span text:style-name="T67">scmRTOS_PROCESS_RESTART_ENABLE</text:span></text:span><text:alphabetical-index-mark-end text:id="IMark155172656"/></text:p>
          </table:table-cell>
          <table:table-cell table:style-name="Таблица1.A2" office:value-type="string">
            <text:p text:style-name="P87"><text:span text:style-name="Мнемоника"><text:span text:style-name="T52">0/1</text:span></text:span></text:p>
          </table:table-cell>
          <table:table-cell table:style-name="Таблица1.A2" office:value-type="string">
            <text:p text:style-name="P35">Позволяет прерывать работу любого <text:s/>процесса в произвольный момент и запустить этот процесс заново.</text:p>
          </table:table-cell>
        </table:table-row>
      </table:table>
      <text:p text:style-name="P139"><text:bookmark-start text:name="__RefHeading__134_1693444381"/><text:bookmark-start text:name="_Ref37846730"/><text:bookmark-start text:name="_Ref37846552"/>Таблица <text:bookmark-end text:name="_Ref37846552"/><text:sequence text:ref-name="refTable0" text:name="Table" text:formula="ooow:Table+1" style:num-format="1">2.1</text:sequence> Конфигурационные макросы<text:bookmark-end text:name="__RefHeading__134_1693444381"/><text:bookmark-end text:name="_Ref37846730"/></text:p>
      <text:p text:style-name="P138"/>
      <text:p text:style-name="P148"/>
      <text:p text:style-name="P138"/>
      <text:h text:style-name="P152" text:outline-level="1"><text:bookmark-start text:name="__RefHeading__80_1693444381"/><text:s text:c="2"/><text:bookmark-start text:name="закладкаЯдро"/><text:bookmark-start text:name="_Ref36811268"/>Ядро <text:bookmark-end text:name="закладкаЯдро"/><text:bookmark-end text:name="_Ref36811268"/>ОС<text:bookmark-end text:name="__RefHeading__80_1693444381"/></text:h>
      <text:p text:style-name="P92">Оседлав ядро, он сказал: «Поехали»...</text:p>
      <text:h text:style-name="Heading_20_2" text:outline-level="2"><text:bookmark-start text:name="__RefHeading__82_1693444381"/>Общие сведения<text:bookmark-end text:name="__RefHeading__82_1693444381"/></text:h>
      <text:p text:style-name="Текст_20_абазца"><text:span text:style-name="T7">Я</text:span><text:alphabetical-index-mark text:string-value="ядро"/>дро операционной системы выполняет:</text:p>
      <text:list xml:id="list38696933" text:continue-list="list38679745" text:style-name="WW8Num4">
        <text:list-item>
          <text:p text:style-name="Марк._20_список">функции по организации процессов;</text:p>
        </text:list-item>
        <text:list-item>
          <text:p text:style-name="Марк._20_список">планирование (<text:span text:style-name="T2">Scheduling</text:span><text:alphabetical-index-mark text:string-value="Scheduling" text:key1="OS"/>) как на уровне процессов, так и на уровне прерываний;</text:p>
        </text:list-item>
        <text:list-item>
          <text:p text:style-name="Марк._20_список">поддержку межпроцессного взаимодействия;</text:p>
        </text:list-item>
        <text:list-item>
          <text:p text:style-name="Марк._20_список">поддержку системного времени (системный таймер);</text:p>
        </text:list-item>
        <text:list-item>
          <text:p text:style-name="Марк._20_список">поддержку расширений.</text:p>
        </text:list-item>
      </text:list>
      <text:p text:style-name="P102">Основу ядра системы составляет класс <text:span text:style-name="Мнемоника">TKernel</text:span><text:span text:style-name="T2">, </text:span><text:span text:style-name="T7">который включает в себя весь необходимый набор функций и данных. Объект этого класса существует, по понятным причинам, в единственном экземпляре. Почти всё его представление является закрытым и для доступа к нему со стороны некоторых частей ОС, которым требуется доступ к ресурсам этого класса, использован механизм «друзей» (</text:span><text:span text:style-name="T2">friend</text:span><text:span text:style-name="T7">) </text:span><text:alphabetical-index-mark-start text:id="IMark123740356"/><text:span text:style-name="T7">С+⁠+</text:span><text:alphabetical-index-mark-end text:id="IMark123740356"/><text:span text:style-name="T7"> </text:span><text:span text:style-name="T2">– </text:span><text:span text:style-name="T7">функции и классы, которым предоставлен такой доступ, объявлены с ключевым словом </text:span><text:span text:style-name="Мнемоника"><text:span text:style-name="T73">friend</text:span></text:span><text:span text:style-name="T2">.</text:span></text:p>
      <text:p text:style-name="P64">Необходимо отметить, что под ядром в данном контексте понимается не только объект <text:span text:style-name="Мнемоника"><text:span text:style-name="T73">TKernel</text:span></text:span><text:span text:style-name="T2">, </text:span><text:span text:style-name="T7">но и средство расширения функциональных возможностей ОС, реализованное в виде класса </text:span><text:alphabetical-index-mark-start text:id="IMark123740356" text:key1="Ядро"/><text:span text:style-name="Мнемоника"><text:span text:style-name="T73">TKernelAgent</text:span></text:span><text:alphabetical-index-mark-end text:id="IMark123740356"/><text:span text:style-name="T2">. </text:span><text:span text:style-name="T7">Этот класс специально введён в состав операционной системы с целью предоставить базу для построения расширений. Забегая вперёд, можно отметить, что в </text:span><text:alphabetical-index-mark-start text:id="IMark133312964" text:key1="Операционные системы"/><text:span text:style-name="T26">scmRTOS</text:span><text:alphabetical-index-mark-end text:id="IMark133312964"/><text:span text:style-name="T26"> </text:span><text:span text:style-name="T20">v4</text:span> все <text:span text:style-name="T7">средства межпроцессного взаимодействия реализованы на основе такого расширения. Класс </text:span><text:span text:style-name="Мнемоника"><text:span text:style-name="T73">TKer⁠nelAgent</text:span></text:span><text:span text:style-name="T7"> объявлен «другом» </text:span><text:span text:style-name="T2">(</text:span><text:span text:style-name="Мнемоника"><text:span text:style-name="T73">friend</text:span></text:span><text:span text:style-name="T2">)</text:span><text:span text:style-name="T7"> класса </text:span><text:span text:style-name="Мнемоника"><text:span text:style-name="T73">TKernel</text:span></text:span><text:span text:style-name="T7"> и содержит минимально необходимый набор защищённых (</text:span><text:span text:style-name="Мнемоника"><text:span text:style-name="T73">protected</text:span></text:span><text:span text:style-name="T2">)</text:span><text:span text:style-name="T7"> функций для предоставления потомкам доступа к ресурсам ядра. Расширения строятся путём наследования от класса </text:span><text:alphabetical-index-mark-start text:id="IMark133312580" text:key1="Ядро"/><text:span text:style-name="Мнемоника"><text:span text:style-name="T73">TKernelAgent</text:span></text:span><text:alphabetical-index-mark-end text:id="IMark133312580"/><text:span text:style-name="T2">. </text:span><text:span text:style-name="T7">Более подробно см «</text:span><text:span text:style-name="Ссылка_20_на_20_название"><text:span text:style-name="T7"><text:bookmark-ref text:reference-format="number" text:ref-name="__RefNumPara__15233_1483865736">3.3</text:bookmark-ref></text:span></text:span><text:span text:style-name="Ссылка_20_на_20_название"><text:span text:style-name="T7"> </text:span></text:span><text:span text:style-name="Ссылка_20_на_20_название"><text:span text:style-name="T7"><text:bookmark-ref text:reference-format="text" text:ref-name="__RefNumPara__15233_1483865736">TKernelAgent и расширения</text:bookmark-ref></text:span></text:span><text:span text:style-name="T7">» стр. </text:span><text:span text:style-name="T7"><text:bookmark-ref text:reference-format="page" text:ref-name="__RefNumPara__15233_1483865736">65</text:bookmark-ref></text:span><text:span text:style-name="T7">.</text:span></text:p>
      <text:h text:style-name="Heading_20_2" text:outline-level="2"><text:bookmark-start text:name="__RefHeading__15908_682982339"/><text:soft-page-break/>TKernel. <text:span text:style-name="T7">Состав и функционирование</text:span><text:bookmark-end text:name="__RefHeading__15908_682982339"/></text:h>
      <text:h text:style-name="Heading_20_3" text:outline-level="3">Состав</text:h>
      <text:p text:style-name="P44">Класс <text:span text:style-name="Мнемоника">TKernel</text:span> содержи<text:span text:style-name="T7">т</text:span> следующие члены-данные<text:span text:style-name="Footnote_20_Symbol"><text:note text:id="ftn30" text:note-class="footnote"><text:note-citation>1</text:note-citation><text:note-body><text:p text:style-name="Footnote"><text:s/>Объекты, помеченные ‘*’, присутствуют только в варианте с использованием передачи управления на основе программного прерывания.</text:p></text:note-body></text:note></text:span>:</text:p>
      <text:list xml:id="list38689180" text:continue-numbering="true" text:style-name="WW8Num4">
        <text:list-item>
          <text:p text:style-name="P195"><text:alphabetical-index-mark-start text:id="IMark133312964" text:key1="Ядро"/><text:span text:style-name="Мнемоника">CurProcPriority</text:span><text:alphabetical-index-mark-end text:id="IMark133312964"/><text:span text:style-name="Мнемоника"> </text:span>– переменная, содержащая номер приоритета текущего активного процесса. Служит для оперативного доступа к ресурсам текущего процесса, а также для манипуляций со статусом процесса (как по отношению к ядру, так и к средствам межпроцессного <text:span text:style-name="T2">взаимодействия)</text:span><text:span text:style-name="T2"><text:note text:id="ftn31" text:note-class="footnote"><text:note-citation>2</text:note-citation><text:note-body><text:p text:style-name="Footnote"><text:s/>Возможно, идеологически более правильным было бы для этих целей использовать указатель на процесс, но анализ показал, что выигрыша по производительности тут не достигается, а размер указателя, как правило, больше, чем размер переменной целого типа для хранения приоритета.</text:p></text:note-body></text:note></text:span><text:span text:style-name="T2">;</text:span></text:p>
        </text:list-item>
        <text:list-item>
          <text:p text:style-name="P196"><text:alphabetical-index-mark-start text:id="IMark123740356" text:key1="Ядро"/><text:span text:style-name="Мнемоника">ReadyProcessMap</text:span><text:alphabetical-index-mark-end text:id="IMark123740356"/><text:span text:style-name="Мнемоника"> –</text:span> карта процессов, готовых <text:span text:style-name="T7">к</text:span> выполнению. Содержит теги процессов, готовых к выполнению: каждый бит этой переменной соответствует тому или иному процессу, лог. 1 указывает на то, что процесс готов к выполнению<text:note text:id="ftn32" text:note-class="footnote"><text:note-citation>3</text:note-citation><text:note-body><text:p text:style-name="Footnote"><text:s/><text:span text:style-name="T7">При этом процесс может быть активным, т.е. выполняться, а может быть и неактивным, т.е. находиться в ожидании получения управления – такая ситуация возникает, когда в системе есть другой готовый к выполнению процесс, у которого приоритет выше.</text:span></text:p></text:note-body></text:note>, лог. 0 – на то, что процесс не готов;</text:p>
        </text:list-item>
        <text:list-item>
          <text:p text:style-name="P191"><text:alphabetical-index-mark-start text:id="IMark133312964" text:key1="Ядро"/><text:span text:style-name="Мнемоника">ProcessTable</text:span><text:alphabetical-index-mark-end text:id="IMark133312964"/><text:span text:style-name="Мнемоника"> </text:span>– массив указателей на процессы, зарегистрированные в системе;</text:p>
        </text:list-item>
        <text:list-item>
          <text:p text:style-name="P191"><text:alphabetical-index-mark-start text:id="IMark123740356" text:key1="Ядро"/><text:span text:style-name="Мнемоника">ISR</text:span><text:span text:style-name="Мнемоника"><text:span text:style-name="T7">_</text:span></text:span><text:span text:style-name="Мнемоника">NestCount</text:span><text:alphabetical-index-mark-end text:id="IMark123740356"/><text:alphabetical-index-mark text:string-value="ISR_NestCount" text:key1="Ядро"/><text:span text:style-name="Мнемоника"> </text:span>– переменная-счетчик входов в прерывания. При каждом входе она инкрементируется, при каждом выходе декрементируется;</text:p>
        </text:list-item>
        <text:list-item>
          <text:p text:style-name="P191"><text:alphabetical-index-mark-start text:id="IMark133312964" text:key1="Ядро"/><text:span text:style-name="Мнемоника">SysTickCount</text:span><text:alphabetical-index-mark-end text:id="IMark133312964"/><text:span text:style-name="Мнемоника"> </text:span>– переменная-счетчик тиков (переполнений) системного таймера. Присутствует только если эта функция разрешена (с помощью определения соответствующего макроса в конфигурационном файле);</text:p>
        </text:list-item>
        <text:list-item>
          <text:p text:style-name="P178"><text:alphabetical-index-mark-start text:id="IMark133312580" text:key1="Ядро"/><text:span text:style-name="Мнемоника">SchedProcPriority</text:span><text:alphabetical-index-mark-end text:id="IMark133312580"/><text:span text:style-name="Мнемоника"><text:span text:style-name="T37">* </text:span></text:span>– переменная для хранения значения приоритета процесса, запланированного для передачи ему управления.</text:p>
        </text:list-item>
      </text:list>
      <text:h text:style-name="Heading_20_3" text:outline-level="3"><text:s/><text:bookmark-start text:name="_Ref127546739"/>Организация процессов<text:bookmark-end text:name="_Ref127546739"/></text:h>
      <text:p text:style-name="Текст_20_абазца">Функция по организации процессов сводится к регистрации созданных процессов. При этом в конструкторе каждого процесса вызывается функция ядра <text:alphabetical-index-mark text:string-value="register_process()" text:key1="Ядро"/><text:span text:style-name="Мнемоника"><text:span text:style-name="T28">register_process</text:span></text:span><text:span text:style-name="Мнемоника"><text:span text:style-name="T31">(</text:span></text:span><text:alphabetical-index-mark-start text:id="IMark123740356" text:key1="Процесс"/><text:span text:style-name="Мнемоника"><text:span text:style-name="T28">TBaseProcess</text:span></text:span><text:alphabetical-index-mark-end text:id="IMark123740356"/><text:span text:style-name="Мнемоника"><text:span text:style-name="T28"> </text:span></text:span><text:span text:style-name="Мнемоника">*)</text:span>, которая помещает значение указателя на процесс, переданного в качестве аргумента, в таблицу <text:alphabetical-index-mark-start text:id="IMark133312964" text:key1="Ядро"/><text:span text:style-name="Мнемоника"><text:span text:style-name="T28">ProcessTable</text:span></text:span><text:alphabetical-index-mark-end text:id="IMark133312964"/><text:span text:style-name="T28"> (</text:span>см ниже) процессов системы. Местоположение этого указателя в таблице определяется в соответствии с приоритетом данного процесса, который фактически является индексом при обращении к таблице.</text:p>
      <text:p text:style-name="Текст_20_абазца"><text:soft-page-break/>Код функции регистрации процессов – см «<text:span text:style-name="Ссылка_20_на_20_название"><text:sequence-ref text:reference-format="text" text:ref-name="refЛистинг3">Листинг 3.1 Функция регистрации процессов</text:sequence-ref></text:span>».</text:p>
      <text:list xml:id="list38683760" text:continue-list="list38692524" text:style-name="WW8Num5">
        <text:list-item text:start-value="1">
          <text:p text:style-name="P210"><text:bookmark-start text:name="_Ref127546678"/>void OS::TKernel::<text:alphabetical-index-mark text:string-value="register_process()" text:key1="Ядро"/>register_<text:alphabetical-index-mark-start text:id="IMark133312580"/>process<text:alphabetical-index-mark-end text:id="IMark133312580"/>(OS::<text:alphabetical-index-mark-start text:id="IMark155172656" text:key1="Процесс"/>TBaseProcess<text:alphabetical-index-mark-end text:id="IMark155172656"/> * const p)<text:bookmark-end text:name="_Ref127546678"/></text:p>
        </text:list-item>
        <text:list-item>
          <text:p text:style-name="P210">{</text:p>
        </text:list-item>
        <text:list-item>
          <text:p text:style-name="P210"><text:s text:c="4"/><text:alphabetical-index-mark-start text:id="IMark155172656" text:key1="Ядро"/>ProcessTable<text:alphabetical-index-mark-end text:id="IMark155172656"/>[p-&gt;Priority] = p;</text:p>
        </text:list-item>
        <text:list-item>
          <text:p text:style-name="P211">}</text:p>
        </text:list-item>
      </text:list>
      <text:p text:style-name="Название_20_объекта"><text:bookmark-start text:name="__RefHeading__136_1693444381"/><text:bookmark-start text:name="_Ref38099350"/>Листинг <text:sequence text:ref-name="refЛистинг3" text:name="Листинг" text:formula="ooow:Листинг+1" style:num-format="1">3.1</text:sequence> Функция регистрации процессов<text:bookmark-end text:name="__RefHeading__136_1693444381"/><text:bookmark-end text:name="_Ref38099350"/></text:p>
      <text:p text:style-name="Текст_20_абазца"/>
      <text:p text:style-name="Текст_20_абазца">Следующая системная функция – это собственно запуск ОС. Код функции запуска системы – см <text:span text:style-name="T30">«</text:span><text:span text:style-name="T30"><text:sequence-ref text:reference-format="text" text:ref-name="refЛистинг4">Листинг 3.2 Функция запуска ОС</text:sequence-ref></text:span><text:span text:style-name="T30">»</text:span>.</text:p>
      <text:p text:style-name="Текст_20_абазца"/>
      <text:list xml:id="list38675522" text:continue-list="list38683760" text:style-name="WW8Num5">
        <text:list-item text:start-value="1">
          <text:p text:style-name="P212"><text:alphabetical-index-mark-start text:id="IMark133312580" text:key1="Конфигурационные макросы"/>INLINE<text:alphabetical-index-mark-end text:id="IMark133312580"/> void OS::<text:alphabetical-index-mark text:string-value="run()" text:key1="OS"/>run()</text:p>
        </text:list-item>
        <text:list-item>
          <text:p text:style-name="P212">{</text:p>
        </text:list-item>
        <text:list-item>
          <text:p text:style-name="P212"><text:bookmark-start text:name="__RefNumPara__35499_1339141183"/><text:s text:c="4"/><text:alphabetical-index-mark-start text:id="IMark133312964" text:key1="Типы"/>stack_item_t<text:alphabetical-index-mark-end text:id="IMark133312964"/> *sp = <text:alphabetical-index-mark-start text:id="IMark133312580" text:key1="Ядро"/>Kernel<text:alphabetical-index-mark-end text:id="IMark133312580"/>.<text:alphabetical-index-mark-start text:id="IMark133312916" text:key1="Ядро"/>ProcessTable<text:alphabetical-index-mark-end text:id="IMark133312916"/>[pr0]-&gt;StackPointer;<text:bookmark-end text:name="__RefNumPara__35499_1339141183"/></text:p>
        </text:list-item>
        <text:list-item>
          <text:p text:style-name="P212"><text:bookmark-start text:name="__RefNumPara__35501_1339141183"/><text:s text:c="4"/><text:alphabetical-index-mark text:string-value="os_start()" text:key1="Функции порта"/>os_start(sp);<text:bookmark-end text:name="__RefNumPara__35501_1339141183"/></text:p>
        </text:list-item>
        <text:list-item>
          <text:p text:style-name="P212">}</text:p>
        </text:list-item>
      </text:list>
      <text:p text:style-name="Название_20_объекта"><text:bookmark-start text:name="__RefHeading__138_1693444381"/><text:bookmark-start text:name="_Ref38099387"/>Листинг<text:span text:style-name="T2"> </text:span><text:span text:style-name="T2"><text:sequence text:ref-name="refЛистинг4" text:name="Листинг" text:formula="ooow:Листинг+1" style:num-format="1">3.2</text:sequence></text:span><text:span text:style-name="Ссылка_20_на_20_название"><text:span text:style-name="T2"> </text:span></text:span><text:span text:style-name="Ссылка_20_на_20_название">Функция</text:span> запуска ОС<text:bookmark-end text:name="__RefHeading__138_1693444381"/><text:bookmark-end text:name="_Ref38099387"/></text:p>
      <text:p text:style-name="Текст_20_абазца"/>
      <text:p text:style-name="Текст_20_абазца">Как видно, действия предельно просты: из таблицы процессов извлекается указатель на стек самого приоритетного процесса <text:bookmark-ref text:reference-format="number" text:ref-name="__RefNumPara__35499_1339141183">{3}</text:bookmark-ref> и производится собственно старт системы <text:bookmark-ref text:reference-format="number" text:ref-name="__RefNumPara__35501_1339141183">{4}</text:bookmark-ref> путем запуска низкоуровневой функции <text:alphabetical-index-mark text:string-value="os_start()" text:key1="Функции порта"/><text:span text:style-name="Мнемоника"><text:span text:style-name="T28">os</text:span></text:span><text:span text:style-name="Мнемоника"><text:span text:style-name="T31">_</text:span></text:span><text:span text:style-name="Мнемоника"><text:span text:style-name="T33">s</text:span></text:span><text:span text:style-name="Мнемоника"><text:span text:style-name="T28">tart</text:span></text:span><text:span text:style-name="Мнемоника">()</text:span> с передачей ей в качестве аргумента извлеченного указателя на стек самого приоритетного процесса.</text:p>
      <text:p text:style-name="Текст_20_абазца">С этого момента начинается работа ОС в основном режиме, т.е. передача управления от процесса к процессу в соответствии с их приоритетами, событиями и пользовательской программой.</text:p>
      <text:h text:style-name="Heading_20_3" text:outline-level="3"><text:soft-page-break/>Передача управления</text:h>
      <text:p text:style-name="P44">Передача управления может происходить двумя способами:</text:p>
      <text:list xml:id="list38695768" text:continue-list="list38689180" text:style-name="WW8Num4">
        <text:list-item>
          <text:p text:style-name="P180">процесс сам отдает управление, когда ему (пока) нечего больше делать, или в результате своей работы процесс должен войти в межпроцессное взаимодействие с другими процессами (захватить семафор взаимоисключения (<text:span text:style-name="Мнемоника">OS::</text:span><text:alphabetical-index-mark-start text:id="IMark133312580" text:key1="OS"/><text:span text:style-name="Мнемоника">TMutex</text:span><text:alphabetical-index-mark-end text:id="IMark133312580"/>), или, «просигналив» флаг события (<text:span text:style-name="Мнемоника">OS::</text:span><text:alphabetical-index-mark-start text:id="IMark133312916" text:key1="OS"/><text:span text:style-name="Мнемоника">TEventFlag</text:span><text:alphabetical-index-mark-end text:id="IMark133312916"/>), сообщить об этом ядру, которое должно будет произвести (при необходимости) перепланирование процессов);</text:p>
        </text:list-item>
        <text:list-item>
          <text:p text:style-name="Марк._20_список">управление у процесса отбирается ядром в результате возникновения прерывания по какому-либо событию, и если это событие ожидал процесс с более высоким приоритетом, то управление будет <text:s/>отдано этому процессу, а прерванный процесс будет ждать, пока тот, более приоритетный, не отработает свое задание и не отдаст управление<text:span text:style-name="Footnote_20_Symbol"><text:note text:id="ftn33" text:note-class="footnote"><text:note-citation>1</text:note-citation><text:note-body><text:p text:style-name="Footnote"><text:s/>Этот более приоритетный процесс может быть прерван, в свою очередь, еще более приоритетным процессом, и так до тех пор, пока дело не дойдет до самого приоритетного процесса, который может быть прерван (на время) только прерыванием, возврат из которого произойдет все равно в этот самый приоритетный процесс. Т.е. самый высокоприоритетный процесс не может быть прерван никаким другим процессом. При выходе из обработчика прерывания управление всегда передается самому приоритетному процессу <text:span text:style-name="T7">из </text:span>готовых к выполнению.</text:p></text:note-body></text:note></text:span>.</text:p>
        </text:list-item>
      </text:list>
      <text:p text:style-name="P101">В первом случае перепланирование процессов производится синхронно по отношению к потоку выполнения программы – в коде планировщика. Во втором случае перепланировка производится асинхронно по возникновению события.</text:p>
      <text:p text:style-name="Текст_20_абазца">Собственно передачу управления можно организовать несколькими способами. Один из способов – прямая передача управления<text:alphabetical-index-mark text:string-value="Прямая передача управления" text:key1="Ядро"/> путем вызова из планировщика<text:span text:style-name="Footnote_20_Symbol"><text:note text:id="ftn34" text:note-class="footnote"><text:note-citation>2</text:note-citation><text:note-body><text:p text:style-name="Footnote"><text:s/>Или при выходе из обработчика прерывания – в зависимости от того, синхронная передача управления или асинхронная.</text:p></text:note-body></text:note></text:span> низкоуровневой<text:span text:style-name="Footnote_20_Symbol"><text:note text:id="ftn35" text:note-class="footnote"><text:note-citation>3</text:note-citation><text:note-body><text:p text:style-name="Footnote"><text:s/>Обычно реализуемой на ассемблере.</text:p></text:note-body></text:note></text:span> функции переключателя контекста. Другой способ – передача управления путем активации специального программного прерывания, где и происходит переключение контекста. <text:alphabetical-index-mark-start text:id="IMark133312580" text:key1="Операционные системы"/><text:span text:style-name="T18">scmRTOS</text:span><text:alphabetical-index-mark-end text:id="IMark133312580"/><text:span text:style-name="T17"> <text:s/></text:span><text:span text:style-name="T4">v</text:span><text:span text:style-name="T9">4</text:span><text:span text:style-name="T17"> </text:span>поддерживает оба способа. <text:s/>И тот, и другой способы имеют свои достоинства и недостатки, которые будут подробно рассмотрены ниже.</text:p>
      <text:h text:style-name="Heading_20_3" text:outline-level="3"><text:bookmark-start text:name="_Ref128419383"/>Планировщик<text:bookmark-end text:name="_Ref128419383"/><text:alphabetical-index-mark text:string-value="Планировщик" text:key1="Ядро"/></text:h>
      <text:p text:style-name="Текст_20_абазца">Исходный код собственно планировщика представлен в функции  <text:span text:style-name="Мнемоника"><text:span text:style-name="T28">s</text:span></text:span><text:span text:style-name="Мнемоника"><text:span text:style-name="T28">ched</text:span></text:span><text:alphabetical-index-mark text:string-value="Scheduler" text:key1="Ядро"/><text:span text:style-name="Мнемоника">() </text:span>– см <text:span text:style-name="НазваниеОбъекта">«</text:span><text:span text:style-name="НазваниеОбъекта"><text:bookmark-ref text:reference-format="text" text:ref-name="_Ref38105560">Листинг 3.3 Планировщик</text:bookmark-ref></text:span><text:span text:style-name="НазваниеОбъекта">»</text:span>.</text:p>
      <text:p text:style-name="Текст_20_абазца">Здесь присутствуют два варианта – один для случая прямой передачи управления (<text:alphabetical-index-mark-start text:id="IMark133312580" text:key1="Конфигурационные макросы"/><text:span text:style-name="Мнемоника"><text:span text:style-name="T28">scmRTOS</text:span></text:span><text:span text:style-name="Мнемоника"><text:span text:style-name="T31">_</text:span></text:span><text:span text:style-name="Мнемоника"><text:span text:style-name="T28">CONTEXT</text:span></text:span><text:span text:style-name="Мнемоника"><text:span text:style-name="T31">_</text:span></text:span><text:span text:style-name="Мнемоника"><text:span text:style-name="T28">SWITCH</text:span></text:span><text:span text:style-name="Мнемоника"><text:span text:style-name="T31">_</text:span></text:span><text:span text:style-name="Мнемоника"><text:span text:style-name="T28">SCHEME</text:span></text:span><text:alphabetical-index-mark-end text:id="IMark133312580"/><text:span text:style-name="Мнемоника"><text:span text:style-name="T31"> == 0</text:span></text:span>), другой – для случая передачи управления с помощью программного прерывания.</text:p>
      <text:p text:style-name="P6"><text:soft-page-break/>Нужно отметить, что вызов планировки с уровня основной программы производится с помощью функции <text:span text:style-name="Мнемоника"><text:span text:style-name="T63">scheduler</text:span></text:span><text:span text:style-name="Мнемоника"><text:span text:style-name="T65">()</text:span></text:span><text:span text:style-name="T2">, </text:span><text:span text:style-name="T7">которая вызывает собственно планировщик только, если вызов производится не из прерывания:</text:span></text:p>
      <text:p text:style-name="P5"><text:alphabetical-index-mark-start text:id="IMark133312580" text:key1="Конфигурационные макросы"/><text:span text:style-name="Мнемоника"><text:span text:style-name="T29">INLINE</text:span></text:span><text:alphabetical-index-mark-end text:id="IMark133312580"/><text:span text:style-name="Мнемоника"><text:span text:style-name="T29"> void scheduler() { if(</text:span></text:span><text:alphabetical-index-mark-start text:id="IMark133312916" text:key1="Ядро"/><text:span text:style-name="Мнемоника"><text:span text:style-name="T29">ISR_NestCount</text:span></text:span><text:alphabetical-index-mark-end text:id="IMark133312916"/><text:span text:style-name="Мнемоника"><text:span text:style-name="T29">) return; else <text:s/>sched(); }</text:span></text:span></text:p>
      <text:p text:style-name="P6"><text:span text:style-name="T7">При правильном использовании средств ОС такой ситуации не должно происходить, т.к. вызов планировки с уровня прерываний должен осуществляться через специализированные версии соответствующих функций (их имена имеют суффикс </text:span><text:span text:style-name="Мнемоника"><text:span text:style-name="T63">_isr</text:span></text:span><text:span text:style-name="T7">),</text:span><text:span text:style-name="T2"> </text:span><text:span text:style-name="T7">которые специально предназначены для работы с уровня прерываний. Например, при необходимости просигналить из прерывания флаг события, пользователь должен использовать функцию </text:span><text:alphabetical-index-mark text:string-value="signal_isr()" text:key1="TEventFlag"/><text:span text:style-name="Мнемоника">signal_isr()</text:span><text:span text:style-name="Footnote_20_Symbol"><text:span text:style-name="T2"><text:note text:id="ftn36" text:note-class="footnote"><text:note-citation>1</text:note-citation><text:note-body><text:p text:style-name="Footnote"><text:s/>Нелишне напомнить, что все обработчики прерываний в программе, которые используют средства межпроцессного взаимодействия, должны содержать объявление объекта <text:span text:style-name="Мнемоника"><text:span text:style-name="T40">TISRW</text:span></text:span>, размещённое до любого вызова функции-сервиса (т.е. где имеет место вызов планировщика). Этот объект должен быть объявлен до первого использования сервисов ОС.</text:p></text:note-body></text:note></text:span></text:span><text:span text:style-name="Footnote_20_Symbol"><text:span text:style-name="T2"> </text:span></text:span><text:span text:style-name="T7">вместо </text:span><text:alphabetical-index-mark text:string-value="signal()" text:key1="TEventFlag"/><text:span text:style-name="Мнемоника">signal()</text:span><text:span text:style-name="T7">.</text:span><text:span text:style-name="T2"> </text:span><text:span text:style-name="T7">Но в случае использования последней фатальной ошибки при работе программы не произойдёт, просто планировщик реально не будет вызван, и, несмотря на возможно поступившее в прерывании событие, передачи управления не произойдёт, даже если её черёд в этот момент уже наступил. Передача управления произойдёт только при следующем вызове перепланировки, которая произойдёт при выполнении деструктора объекта типа </text:span><text:span text:style-name="Мнемоника"><text:span text:style-name="T74">TISRW/TISRW_SS</text:span></text:span><text:span text:style-name="T7">. Таким образом, в функции </text:span><text:span text:style-name="Мнемоника"><text:span text:style-name="T63">sched⁠uler()</text:span></text:span><text:span text:style-name="T7"> просто присутствует защита от краха работы программы при неаккуратном использовании сервисов, а также при использовании сервисов, в которых не предусмотрены соответствующие </text:span><text:span text:style-name="Мнемоника"><text:span text:style-name="T74">_isr</text:span></text:span><text:span text:style-name="T2"> </text:span><text:span text:style-name="T7">функции – например, </text:span><text:span text:style-name="Мнемоника"><text:span text:style-name="T74">channel::push()</text:span></text:span><text:span text:style-name="T2">.</text:span></text:p>
      <text:p text:style-name="P6"><text:span text:style-name="Мнемоника"><text:span text:style-name="T74"/></text:span></text:p>
      <text:list xml:id="list38669356" text:continue-list="list38675522" text:style-name="WW8Num5">
        <text:list-item text:start-value="1">
          <text:p text:style-name="P213"><text:soft-page-break/>#if <text:alphabetical-index-mark-start text:id="IMark133312580" text:key1="Конфигурационные макросы"/>scmRTOS_CONTEXT_SWITCH_SCHEME<text:alphabetical-index-mark-end text:id="IMark133312580"/> == 0</text:p>
        </text:list-item>
        <text:list-item>
          <text:p text:style-name="P213">void TKernel::sched()</text:p>
        </text:list-item>
        <text:list-item>
          <text:p text:style-name="P213">{</text:p>
        </text:list-item>
        <text:list-item>
          <text:p text:style-name="P213"><text:s text:c="4"/>uint_fast8_t NextPrty = <text:alphabetical-index-mark text:string-value="highest_priority()" text:key1="Функции порта"/>highest_priority(<text:alphabetical-index-mark-start text:id="IMark133312580" text:key1="Ядро"/>ReadyProcessMap<text:alphabetical-index-mark-end text:id="IMark133312580"/>);</text:p>
        </text:list-item>
        <text:list-item>
          <text:p text:style-name="P213"><text:s text:c="4"/>if(NextPrty != <text:alphabetical-index-mark-start text:id="IMark133313156" text:key1="Ядро"/>CurProcPriority<text:alphabetical-index-mark-end text:id="IMark133313156"/>)</text:p>
        </text:list-item>
        <text:list-item>
          <text:p text:style-name="P213"><text:s text:c="4"/>{</text:p>
        </text:list-item>
        <text:list-item>
          <text:p text:style-name="P213"><text:bookmark-start text:name="__RefNumPara__41231_1339141183"/><text:s text:c="8"/><text:alphabetical-index-mark-start text:id="IMark133313156" text:key1="Типы"/>stack_item_t<text:alphabetical-index-mark-end text:id="IMark133313156"/>* Next_SP = <text:bookmark-end text:name="__RefNumPara__41231_1339141183"/></text:p>
        </text:list-item>
        <text:list-item>
          <text:p text:style-name="P213"><text:s text:c="19"/><text:alphabetical-index-mark-start text:id="IMark133312580" text:key1="Ядро"/>ProcessTable<text:alphabetical-index-mark-end text:id="IMark133312580"/>[NextPrty]-&gt;StackPointer;</text:p>
        </text:list-item>
        <text:list-item>
          <text:p text:style-name="P213"><text:bookmark-start text:name="__RefNumPara__41229_1339141183"/><text:s text:c="8"/><text:alphabetical-index-mark-start text:id="IMark133313156" text:key1="Типы"/>stack_item_t<text:alphabetical-index-mark-end text:id="IMark133313156"/>** Curr_SP_addr =<text:bookmark-end text:name="__RefNumPara__41229_1339141183"/></text:p>
        </text:list-item>
        <text:list-item>
          <text:p text:style-name="P213"><text:s text:c="18"/>&amp;(<text:alphabetical-index-mark-start text:id="IMark133312580" text:key1="Ядро"/>ProcessTable<text:alphabetical-index-mark-end text:id="IMark133312580"/>[<text:alphabetical-index-mark-start text:id="IMark133313156" text:key1="Ядро"/>CurProcPriority<text:alphabetical-index-mark-end text:id="IMark133313156"/>]-&gt;StackPointer);</text:p>
        </text:list-item>
        <text:list-item>
          <text:p text:style-name="P213"><text:s text:c="8"/><text:alphabetical-index-mark-start text:id="IMark133312580" text:key1="Ядро"/>CurProcPriority<text:alphabetical-index-mark-end text:id="IMark133312580"/> = NextPrty;</text:p>
        </text:list-item>
        <text:list-item>
          <text:p text:style-name="P213"><text:bookmark-start text:name="__RefNumPara__41227_1339141183"/><text:s text:c="8"/><text:alphabetical-index-mark text:string-value="os_context_switcher()" text:key1="Функции порта"/>os_context_switcher(Curr_SP_addr, Next_SP);<text:bookmark-end text:name="__RefNumPara__41227_1339141183"/></text:p>
        </text:list-item>
        <text:list-item>
          <text:p text:style-name="P213"><text:s text:c="4"/>}</text:p>
        </text:list-item>
        <text:list-item>
          <text:p text:style-name="P213">}</text:p>
        </text:list-item>
        <text:list-item>
          <text:p text:style-name="P213">#else</text:p>
        </text:list-item>
        <text:list-item>
          <text:p text:style-name="P213">void TKernel::sched()</text:p>
        </text:list-item>
        <text:list-item>
          <text:p text:style-name="P213">{</text:p>
        </text:list-item>
        <text:list-item>
          <text:p text:style-name="P213"><text:s text:c="4"/>uint_fast8_t NextPrty = <text:alphabetical-index-mark text:string-value="highest_priority()" text:key1="Функции порта"/>highest_priority(<text:alphabetical-index-mark-start text:id="IMark133312580" text:key1="Ядро"/>ReadyProcessMap<text:alphabetical-index-mark-end text:id="IMark133312580"/>);</text:p>
        </text:list-item>
        <text:list-item>
          <text:p text:style-name="P213"><text:s text:c="4"/>if(NextPrty != <text:alphabetical-index-mark-start text:id="IMark133313156" text:key1="Ядро"/>CurProcPriority<text:alphabetical-index-mark-end text:id="IMark133313156"/>)</text:p>
        </text:list-item>
        <text:list-item>
          <text:p text:style-name="P213"><text:s text:c="4"/>{</text:p>
        </text:list-item>
        <text:list-item>
          <text:p text:style-name="P213"><text:bookmark-start text:name="__RefNumPara__41875_1339141183"/><text:s text:c="8"/><text:alphabetical-index-mark-start text:id="IMark133313156" text:key1="Ядро"/>SchedProcPriority<text:alphabetical-index-mark-end text:id="IMark133313156"/> = NextPrty;<text:bookmark-end text:name="__RefNumPara__41875_1339141183"/></text:p>
        </text:list-item>
        <text:list-item>
          <text:p text:style-name="P213"><text:s text:c="4"/></text:p>
        </text:list-item>
        <text:list-item>
          <text:p text:style-name="P213"><text:s text:c="8"/>raise_context_switch();</text:p>
        </text:list-item>
        <text:list-item>
          <text:p text:style-name="P213"><text:bookmark-start text:name="__RefNumPara__41881_1339141183"/><text:s text:c="8"/>do<text:bookmark-end text:name="__RefNumPara__41881_1339141183"/></text:p>
        </text:list-item>
        <text:list-item>
          <text:p text:style-name="P213"><text:s text:c="8"/>{</text:p>
        </text:list-item>
        <text:list-item>
          <text:p text:style-name="P213"><text:bookmark-start text:name="__RefNumPara__41879_1339141183"/><text:s text:c="12"/><text:alphabetical-index-mark text:string-value="enable_context_switch()" text:key1="Функции порта"/>enable_context_switch();<text:bookmark-end text:name="__RefNumPara__41879_1339141183"/></text:p>
        </text:list-item>
        <text:list-item>
          <text:p text:style-name="P213"><text:bookmark-start text:name="__RefNumPara__41877_1339141183"/><text:s text:c="12"/><text:alphabetical-index-mark-start text:id="IMark133313156" text:key1="Конфигурационные макросы"/>DUMMY_INSTR<text:alphabetical-index-mark-end text:id="IMark133313156"/>();<text:bookmark-end text:name="__RefNumPara__41877_1339141183"/></text:p>
        </text:list-item>
        <text:list-item>
          <text:p text:style-name="P213"><text:s text:c="12"/><text:alphabetical-index-mark text:string-value="disable_context_switch()" text:key1="Функции порта"/>disable_context_switch();</text:p>
        </text:list-item>
        <text:list-item>
          <text:p text:style-name="P213"><text:s text:c="8"/>} </text:p>
        </text:list-item>
        <text:list-item>
          <text:p text:style-name="P213"><text:s text:c="8"/>while(<text:span text:style-name="T2">CurrProcPriority != </text:span><text:alphabetical-index-mark-start text:id="IMark133312580" text:key1="Ядро"/><text:span text:style-name="T2">SchedProcPriority</text:span><text:alphabetical-index-mark-end text:id="IMark133312580"/>);</text:p>
        </text:list-item>
        <text:list-item>
          <text:p text:style-name="P213"><text:s text:c="4"/>}</text:p>
        </text:list-item>
        <text:list-item>
          <text:p text:style-name="P213">}</text:p>
        </text:list-item>
        <text:list-item>
          <text:p text:style-name="P213">#endif // <text:alphabetical-index-mark-start text:id="IMark133313156" text:key1="Конфигурационные макросы"/>scmRTOS_CONTEXT_SWITCH_SCHEME<text:alphabetical-index-mark-end text:id="IMark133313156"/></text:p>
        </text:list-item>
      </text:list>
      <text:p text:style-name="Название_20_объекта"><text:bookmark-start text:name="__RefHeading__140_1693444381"/><text:bookmark-start text:name="_Ref38105560"/>Листинг<text:span text:style-name="T2"> </text:span><text:span text:style-name="T2"><text:sequence text:ref-name="refЛистинг5" text:name="Листинг" text:formula="ooow:Листинг+1" style:num-format="1">3.3</text:sequence></text:span><text:span text:style-name="T2"> </text:span>Планировщик<text:bookmark-end text:name="__RefHeading__140_1693444381"/><text:bookmark-end text:name="_Ref38105560"/></text:p>
      <text:p text:style-name="Текст_20_абазца"/>
      <text:h text:style-name="Heading_20_4" text:outline-level="4">Планировщик с прямой передачей управления</text:h>
      <text:p text:style-name="Текст_20_абазца">Все действия, выполняемые внутри планировщика, не должны быть прерываемы, поэтому код этой функции выполняется в критической секции. Но т.к. планировщик всегда вызывается при запрещённых прерываниях, то использовать в его коде критическую секцию нет необходимости.</text:p>
      <text:p text:style-name="Текст_20_абазца">Первым делом вычисляется приоритет самого высокоприоритетного процесса, готового к выполнению (путем анализа карты процессов, готовых к выполнению, <text:alphabetical-index-mark-start text:id="IMark133313156" text:key1="Ядро"/><text:span text:style-name="Мнемоника"><text:span text:style-name="T28">ReadyProcessMap</text:span></text:span><text:alphabetical-index-mark-end text:id="IMark133313156"/>). </text:p>
      <text:p text:style-name="Текст_20_абазца">Далее найденный приоритет сравнивается с текущим, и если они совпадают, то текущий процесс является как раз самым приоритетным из готовых <text:s/>к выполнению, и передачи управления другому процессу не требуется, т.е. поток управления остается в текущем процессе.</text:p>
      <text:p text:style-name="Текст_20_абазца"><text:soft-page-break/>Если найденный приоритет не совпадает с текущим, то это означает, что появился более приоритетный, по сравнению с текущим, процесс, готовый к выполнению, и управление должно быть передано ему. Это достигается путем переключения контекстов процессов. Контекст текущего процесса сохраняется в стеке текущего процесса, а контекст следующего процесса извлекается из его стека. Эти действия платформеннозависимы и производятся в низкоуровневой функции (реализованной на ассемблере) <text:alphabetical-index-mark text:string-value="os_context_switcher()" text:key1="Функции порта"/><text:span text:style-name="Мнемоника"><text:span text:style-name="T33">os_context_switcher</text:span></text:span><text:span text:style-name="Мнемоника">()</text:span>, которая вызывается из планировщика <text:bookmark-ref text:reference-format="number" text:ref-name="__RefNumPara__41227_1339141183">{12}</text:bookmark-ref>. <text:s/>Этой функции передаются в качестве аргументов два параметра:</text:p>
      <text:list xml:id="list38697570" text:continue-list="list38695768" text:style-name="WW8Num4">
        <text:list-item>
          <text:p text:style-name="Марк._20_список">адрес указателя стека текущего процесса, куда будет помещен сам указатель по окончании сохранения контекста текущего процесса. <text:bookmark-ref text:reference-format="number" text:ref-name="__RefNumPara__41229_1339141183">{9}</text:bookmark-ref>;</text:p>
        </text:list-item>
        <text:list-item>
          <text:p text:style-name="Марк._20_список">указатель стека следующего процесса <text:bookmark-ref text:reference-format="number" text:ref-name="__RefNumPara__41231_1339141183">{7}</text:bookmark-ref>.</text:p>
        </text:list-item>
      </text:list>
      <text:p text:style-name="P105">При реализации низкоуровневой функции-переключателя контекстов следует обратить внимание на соглашения о вызове функций и передаче параметров для данной платформы и компилятора.</text:p>
      <text:h text:style-name="P158" text:outline-level="4">Планировщик с передачей управления на основе программного прерывания<text:alphabetical-index-mark text:string-value="Передача управления с помощью программного прерывания" text:key1="Ядро"/></text:h>
      <text:p text:style-name="Текст_20_абазца">В этом варианте планировщик весьма отличается от вышеописанного. Главное отличие – это то, что собственно переключение контекста происходит не путем непосредственного вызова функции-переключателя контекстов, а путем активации специального прерывания, в котором и происходит переключение контекстов. Такой способ таит в себе ряд нюансов и требует специальных мер по предотвращению нарушения целостности работы системы. Ниже ситуация будет рассмотрена подробнее.</text:p>
      <text:p text:style-name="Текст_20_абазца">Основная трудность, возникающая при реализации этого способа передачи управления, состоит в том, что собственно код планировщика и код функции обработчика прерываний программного прерывания не являются строго непрерывными, «атомарными», между ними может возникнуть прерывание, которое также может инициировать перепланировку, что вызовет своего рода «наложение» результатов текущей перепланировки и нарушить целостность процесса передачи управления. Для того чтобы избежать этой коллизии, процесс «перепланировка-передача управления» разбит на две «атомарные» операции, которые можно безопасно разделять между собой. </text:p>
      <text:p text:style-name="Текст_20_абазца"><text:soft-page-break/>Первая операция – это, как и прежде, вычисление приоритета самого приоритетного процесса из готовых к выполнению и проверка в необходимости перепланировки. Если такая необходимость имеется, то происходит фиксация значения приоритета <text:span text:style-name="T7">следующего процесса</text:span> в промежуточной переменной <text:alphabetical-index-mark-start text:id="IMark123795996" text:key1="Ядро"/><text:span text:style-name="Мнемоника"><text:span text:style-name="T33">SchedProcPriority</text:span></text:span><text:alphabetical-index-mark-end text:id="IMark123795996"/> <text:bookmark-ref text:reference-format="number" text:ref-name="__RefNumPara__41875_1339141183">{21}</text:bookmark-ref> и активация программного прерывания переключения контекстов. </text:p>
      <text:p text:style-name="Текст_20_абазца">Далее программа входит в цикл ожидания переключения контекстов <text:bookmark-ref text:reference-format="number" text:ref-name="__RefNumPara__41881_1339141183">{24}</text:bookmark-ref>. Здесь кроется довольно тонкий момент. Ведь почему бы, например, было бы просто не сделать зону разрешенных прерываний в виде пары пустых (<text:span text:style-name="T2">dummy</text:span>) команд (чтобы аппаратура процессора успела осуществить собственно само прерывание)? Такая реализация таит в себе трудноуловимую ошибку, состоящую в следующем.</text:p>
      <text:p text:style-name="Текст_20_абазца"><text:span text:style-name="T7">Если</text:span> на момент разрешения переключения контекстов, которое в данной версии ОС реализуется путём общего разрешения прерываний <text:bookmark-ref text:reference-format="number" text:ref-name="__RefNumPara__41879_1339141183">{26}</text:bookmark-ref>, кроме программного прерывания были активированы одно или несколько других прерываний, причем приоритет некоторых из них выше, чем приоритет программного прерывания<text:span text:style-name="T2">, </text:span><text:span text:style-name="T7">то при </text:span><text:s/>этом, естественно, поток управления будет передан в обработчик соответствующего прерывания, по окончании которого будет произведен возврат в прерванную программу. Теперь в основной программе (т.е. внутри функции-планировщика) процессор может выполнить одну или несколько инструкций<text:span text:style-name="Footnote_20_Symbol"><text:note text:id="ftn37" text:note-class="footnote"><text:note-citation>1</text:note-citation><text:note-body><text:p text:style-name="Footnote"><text:s/>Это обычное свойство многих процессоров – после возврата из прерывания переход на обработчик следующего прерывания становится возможен не сразу в том же машинном цикле, а только лишь через один или более циклов.</text:p></text:note-body></text:note></text:span>, прежде чем может быть выполнено следующее прерывание. При этом программа сможет дойти до кода, запрещающего переключение контекстов, что приведет к тому, что прерывания глобально будут запрещены и программное прерывание, где производится переключение контекста, выполнено не будет. Это означает, что далее поток управления останется в текущем процессе, в то время как должен был бы быть передан системе (и другим процессам) до тех пор, пока не возникнет событие, которое ожидает текущий процесс. Это есть не что иное как нарушение целостности системы и может приводить к самым разнообразным и труднопредсказуемым негативным последствиям. </text:p>
      <text:p text:style-name="Текст_20_абазца">Очевидно, что такой ситуации возникать не должно, поэтому вместо нескольких пустых команд в зоне разрешенных прерываний используется цикл ожидания переключения контекстов. Т.е. сколько бы прерываний не стояло в очереди, пока реального переключения контекстов не произойдет, поток управления программы дальше этого цикла не пойдёт.</text:p>
      <text:p text:style-name="Текст_20_абазца"><text:soft-page-break/>Для обеспечения работоспособности описанного необходим критерий того, что перепланирование реально произошло. Таким критерием может выступать равенство переменных ядра <text:alphabetical-index-mark-start text:id="IMark123795996" text:key1="Ядро"/><text:span text:style-name="Мнемоника"><text:span text:style-name="T28">CurProcPriority</text:span></text:span><text:alphabetical-index-mark-end text:id="IMark123795996"/> и <text:alphabetical-index-mark-start text:id="IMark133313156" text:key1="Ядро"/><text:span text:style-name="Мнемоника"><text:span text:style-name="T28">SchedProcPriority</text:span></text:span><text:alphabetical-index-mark-end text:id="IMark133313156"/>. Эти переменные становятся равными друг другу (т.е. значение текущего приоритета становится равным запланированному значению) только после выполнения переключения контекстов. </text:p>
      <text:p text:style-name="Текст_20_абазца">Как видно, никаких обновлений переменных, содержащих указатели стеков и значения текущего приоритета, тут нет. Вс<text:span text:style-name="T7">е</text:span> эти действия производятся позднее при непосредственном переключении контекстов путем вызова специальной функции ядра <text:alphabetical-index-mark text:string-value="os_context_switch_hook()" text:key1="Ядро"/><text:span text:style-name="Мнемоника"><text:span text:style-name="T31">os_context_switch_hook</text:span></text:span><text:span text:style-name="Мнемоника"><text:span text:style-name="T31">()</text:span></text:span><text:span text:style-name="T7">.</text:span> </text:p>
      <text:p text:style-name="Текст_20_абазца">Может возникнуть вопрос: зачем такие сложности? Чтобы ответить на этот вопрос, можно представить ситуацию: пусть в случае с переключением контекста с помощью программного прерывания реализация планировщика осталась такой же, как и в случае прямого вызова переключателя контекстов. Только<text:span text:style-name="T2"> </text:span>вместо<text:span text:style-name="T2"> </text:span>вызова<text:span text:style-name="T2">:</text:span></text:p>
      <text:p text:style-name="Текст_20_абазца"><text:alphabetical-index-mark text:string-value="os_context_switcher()" text:key1="Функции порта"/><text:span text:style-name="Мнемоника"><text:span text:style-name="T28">os_context_switcher</text:span></text:span><text:span text:style-name="Мнемоника"><text:span text:style-name="T28">(Curr_SP_addr, Next_SP); </text:span></text:span></text:p>
      <text:p text:style-name="P44">присутствует<text:span text:style-name="T2">:</text:span></text:p>
      <text:p text:style-name="P36"><text:span text:style-name="Мнемоника"><text:span text:style-name="T64">raise_context_switch();</text:span></text:span></text:p>
      <text:p text:style-name="P36"><text:span text:style-name="Мнемоника"><text:span text:style-name="T66">&lt;</text:span></text:span><text:span text:style-name="Мнемоника"><text:span text:style-name="T66">wait_for_contex</text:span></text:span><text:span text:style-name="Мнемоника"><text:span text:style-name="T66">t_switch_</text:span></text:span><text:span text:style-name="Мнемоника"><text:span text:style-name="T66">don</text:span></text:span><text:span text:style-name="Мнемоника"><text:span text:style-name="T66">e&gt;</text:span></text:span><text:span text:style-name="Мнемоника"><text:span text:style-name="T66"><text:note text:id="ftn38" text:note-class="footnote"><text:note-citation>1</text:note-citation><text:note-body><text:p text:style-name="Footnote"><text:s/><text:span text:style-name="T7">Под </text:span><text:span text:style-name="Мнемоника"><text:span text:style-name="T72">&lt;wait_for_context_switch_done&gt;</text:span></text:span><text:span text:style-name="T7"> предполагается весь код, обеспечивающий переключение контекстов, начиная от разрешения прерываний.</text:span></text:p></text:note-body></text:note></text:span></text:span><text:span text:style-name="Мнемоника"><text:span text:style-name="T64">;</text:span></text:span></text:p>
      <text:p text:style-name="P101">Теперь <text:span text:style-name="T7">можно рассмотреть ситуацию, при которой</text:span> в момент, когда разрешаются прерывания, на очереди стоит еще одно или несколько прерываний, причем хотя бы одно из них более приоритетное, чем программное прерывание переключения контекстов, и в обработчике этого стоящего на очереди более приоритетного прерывания вызывается какая-либо из функций сервисов (средств межпроцессного взаимодействия). Что при этом получится? При этом будет тоже вызван планировщик и произойдет еще одно перепланирование процессов. Но т.к. предыдущая перепланировка не была завершена – т.е. процессы реально не переключились, контексты не были физически сохранены и восстановлены, то новая перепланировка просто перезапишет переменные, содержащие указатели текущего и следующего процессов. Кроме того, при определении необходимости в перепланировке будет использоваться значение <text:alphabetical-index-mark-start text:id="IMark133313156" text:key1="Ядро"/><text:span text:style-name="Мнемоника"><text:span text:style-name="T28">CurProcPriority</text:span></text:span><text:alphabetical-index-mark-end text:id="IMark133313156"/>, которое фактически ошибочно, т.к. это значение приоритета следующего процесса, запланированного при прошлом вызове планировщика. Словом, произойдет «наложение» планировок и нарушение целостности работы системы. </text:p>
      <text:p text:style-name="P52"><text:soft-page-break/>Поэтому крайне важно, чтобы фактическое обновление значения <text:alphabetical-index-mark-start text:id="IMark133313156" text:key1="Ядро"/><text:span text:style-name="Мнемоника"><text:span text:style-name="T28">CurProcPriority</text:span></text:span><text:alphabetical-index-mark-end text:id="IMark133313156"/> и переключение контекстов процессов были «атомарны» – неразрывны, не прерывались другим кодом, имеющим отношение к планировке процессов. В варианте с прямым вызовом переключателя контекстов это правило выполняется само по себе – вся работа планировщика происходит в критической секции и прямо оттуда же и вызывается переключатель контекстов. </text:p>
      <text:p text:style-name="P16">В варианте с программным прерыванием планировка и переключение контекстов могут быть «разнесены» во времени. Поэтому само переключение и изменение текущего приоритета происходят непосредственно во время выполнения обработчика программного прерывания<text:span text:style-name="Footnote_20_Symbol"><text:note text:id="ftn39" text:note-class="footnote"><text:note-citation>1</text:note-citation><text:note-body><text:p text:style-name="Footnote"><text:s/>Этот обработчик программного прерывания всегда реализуется на ассемблере и, кроме того, является платформеннозависимым, поэтому здесь его код не приводится.</text:p></text:note-body></text:note></text:span>. В нем сразу после сохранения контекста текущего процесса вызывается функция <text:alphabetical-index-mark text:string-value="os_context_switch_hook()" text:key1="Ядро"/><text:span text:style-name="Мнемоника"><text:span text:style-name="T28">os</text:span></text:span><text:span text:style-name="Мнемоника"><text:span text:style-name="T31">_</text:span></text:span><text:span text:style-name="Мнемоника"><text:span text:style-name="T28">context_switch_hook</text:span></text:span><text:span text:style-name="Мнемоника"><text:span text:style-name="T31">()</text:span></text:span> (где и производится непосредственно обновление значения <text:alphabetical-index-mark-start text:id="IMark123795996" text:key1="Ядро"/><text:span text:style-name="Мнемоника"><text:span text:style-name="T28">CurProcPriority</text:span></text:span><text:alphabetical-index-mark-end text:id="IMark123795996"/>), а также указатель стека текущего <text:span text:style-name="T12">процесса передаётся в </text:span><text:alphabetical-index-mark text:string-value="os_context_switch_hook()" text:key1="Ядро"/><text:span text:style-name="Мнемоника">os</text:span><text:span text:style-name="Мнемоника"><text:span text:style-name="T31">_</text:span></text:span><text:span text:style-name="Мнемоника"><text:span text:style-name="T28">context_switch_hook</text:span></text:span><text:span text:style-name="Мнемоника"><text:span text:style-name="T31">()</text:span></text:span>, где он сохраняется в объекте текущего процесса, и извлекается и возвращается из функции указатель стека следующего процесса, необходимого для восстановления контекста этого процесса и последующей передачи ему управления.</text:p>
      <text:p text:style-name="P94">Для того, чтобы не ухудшить характеристик быстродействия в обработчиках прерываний, существует специальная облегченная встраиваемая версия планировщика, используемая некоторыми функциями-членами объектов-сервисов, оптимизированными для применения их в <text:span text:style-name="T2">ISR</text:span>. Код этой версии планировщика см «<text:span text:style-name="Ссылка_20_на_20_название"><text:bookmark-ref text:reference-format="text" text:ref-name="_Ref127522306">Листинг 3.4 Вариант планировщика, оптимизированный для использования в ISR</text:bookmark-ref></text:span>».</text:p>
      <text:list xml:id="list38692077" text:continue-list="list38669356" text:style-name="WW8Num5">
        <text:list-item text:start-value="1">
          <text:p text:style-name="P214">void OS::TKernel::sched_isr()</text:p>
        </text:list-item>
        <text:list-item>
          <text:p text:style-name="P214">{</text:p>
        </text:list-item>
        <text:list-item>
          <text:p text:style-name="P214"><text:s text:c="4"/>uint_fast8_t NextPrty = <text:alphabetical-index-mark text:string-value="highest_priority()" text:key1="Функции порта"/>highest_priority(<text:alphabetical-index-mark-start text:id="IMark133313156" text:key1="Ядро"/>ReadyProcessMap<text:alphabetical-index-mark-end text:id="IMark133313156"/>);</text:p>
        </text:list-item>
        <text:list-item>
          <text:p text:style-name="P214"><text:s text:c="4"/>if(NextPrty != <text:alphabetical-index-mark-start text:id="IMark133312580" text:key1="Ядро"/>CurProcPriority<text:alphabetical-index-mark-end text:id="IMark133312580"/>)</text:p>
        </text:list-item>
        <text:list-item>
          <text:p text:style-name="P214"><text:s text:c="4"/>{</text:p>
        </text:list-item>
        <text:list-item>
          <text:p text:style-name="P214"><text:s text:c="8"/><text:alphabetical-index-mark-start text:id="IMark133312580" text:key1="Ядро"/>SchedProcPriority<text:alphabetical-index-mark-end text:id="IMark133312580"/> = NextPrty;</text:p>
        </text:list-item>
        <text:list-item>
          <text:p text:style-name="P214"><text:s text:c="8"/>raise_context_switch();</text:p>
        </text:list-item>
        <text:list-item>
          <text:p text:style-name="P214"><text:s text:c="4"/>}</text:p>
        </text:list-item>
        <text:list-item>
          <text:p text:style-name="P214">}</text:p>
        </text:list-item>
      </text:list>
      <text:p text:style-name="Название_20_объекта"><text:bookmark-start text:name="__RefHeading__144_1693444381"/><text:bookmark-start text:name="_Ref127522306"/>Листинг <text:sequence text:ref-name="refЛистинг6" text:name="Листинг" text:formula="ooow:Листинг+1" style:num-format="1">3.4</text:sequence> Вариант планировщика, оптимизированный для использования в <text:span text:style-name="T2">ISR</text:span><text:bookmark-end text:name="__RefHeading__144_1693444381"/><text:bookmark-end text:name="_Ref127522306"/></text:p>
      <text:p text:style-name="P13">При выборе обработчика прерываний переключения контекстов следует отдавать предпочтение такому, у которого самый низкий приоритет (в случае приоритетного контроллера прерываний). Это позволит избежать лишних перепланировок и переключений контекстов в случае возникновения нескольких прерываний подряд.</text:p>
      <text:h text:style-name="Heading_20_3" text:outline-level="3"><text:soft-page-break/>Достоинства и недостатки способов передачи управления</text:h>
      <text:p text:style-name="Текст_20_абазца">Оба способа имеют свои достоинства и недостатки. Достоинства одного способа передачи управления являются недостатками другого и наоборот. Подробнее об этом сказано ниже.</text:p>
      <text:h text:style-name="Heading_20_4" text:outline-level="4">Прямая передача управления<text:alphabetical-index-mark text:string-value="Прямая передача управления"/></text:h>
      <text:p text:style-name="Текст_20_абазца">К достоинствам прямой передачи управления относится, главным образом, то, что для реализации этого варианта не требуется наличия в целевом МК специального программного прерывания – далеко не во всех МК имеется такая аппаратная возможность. Вторым небольшим преимуществом является немного большее быстродействие по сравнению с вариантом программного прерывания, т.к. в последнем случае имеются дополнительные накладные расходы на активацию обработчика прерываний переключения контекстов, цикл ожидания переключения контекста и на вызов <text:alphabetical-index-mark text:string-value="os_context_switch_hook()" text:key1="Ядро"/><text:span text:style-name="Мнемоника"><text:span text:style-name="T28">os</text:span></text:span><text:span text:style-name="Мнемоника"><text:span text:style-name="T31">_</text:span></text:span><text:span text:style-name="Мнемоника"><text:span text:style-name="T28">context_switch_hook</text:span></text:span><text:span text:style-name="Мнемоника"><text:span text:style-name="T31">()</text:span></text:span>.</text:p>
      <text:p text:style-name="Текст_20_абазца">У варианта с прямой передачей управления существует серьёзный недостаток – при вызове планировщика из обработчика прерываний, компилятор вынужден сохранять «локальный контекст» (<text:span text:style-name="T2">scratch </text:span><text:span text:style-name="T7">регистры</text:span><text:span text:style-name="T7"> </text:span><text:span text:style-name="T7">процессора</text:span><text:span text:style-name="T7">)</text:span><text:span text:style-name="T7"> из-за вызова невстраиваемой функции переключения контекста, а это накладные расходы, которые могут оказаться весьма немалыми по сравнению с остальным кодом </text:span><text:span text:style-name="T2">ISR</text:span><text:span text:style-name="T7">.</text:span> Негативный момент тут состоит в том, что сохранение этих регистров может оказаться совершенно ненужным – ведь в той функции<text:note text:id="ftn40" text:note-class="footnote"><text:note-citation>1</text:note-citation><text:note-body><text:p text:style-name="Footnote"><text:s/><text:span text:style-name="Мнемоника"><text:span text:style-name="T40">os_context_switcher(stack_item_t** Curr_SP, stack_item_t* Next_SP)</text:span></text:span></text:p></text:note-body></text:note>, из-за которой они сохраняются, эти регистры не используются, поэтому если больше нет вызовов невстраиваемых функций, то код сохранения и восстановления этой группы регистров оказывается <text:s/>излишним.</text:p>
      <text:h text:style-name="Heading_20_4" text:outline-level="4">Передача управления на основе программного прерывания<text:alphabetical-index-mark text:string-value="Передача управления на основе программного прерывания"/></text:h>
      <text:p text:style-name="Текст_20_абазца">Этот вариант лишен вышеописанного недостатка. Благодаря тому, что сам по себе <text:span text:style-name="T2">ISR</text:span> выполняется обычным образом и никакой перепланировки из него не делается, сохранение «локального контекста» также не производится, что значительно сокращает накладные расходы и повышает производительность системы. Чтобы не испортить картину вызовом невстраиваемой <text:s/>функции-члена сервисного объекта межпроцессного взаимодействия рекомендуется пользоваться специаль<text:soft-page-break/>ными, облеченными, встраиваемыми версиями таких функций – об этом подробнее см «<text:span text:style-name="Ссылка_20_на_20_название"><text:bookmark-ref text:reference-format="number" text:ref-name="__RefHeading__92_1693444381">Глава 5</text:bookmark-ref></text:span><text:span text:style-name="Ссылка_20_на_20_название"><text:bookmark-ref text:reference-format="text" text:ref-name="__RefHeading__92_1693444381">  Средства межпроцессного взаимодействия</text:bookmark-ref></text:span>».</text:p>
      <text:p text:style-name="Текст_20_абазца">Главным недостатком <text:s/>передачи управления с помощью программного прерывания является то, что не во всех аппаратных платформах имеется поддержка программного прерывания. В этом случае в качестве такого программного прерывания можно использовать одно из незанятых аппаратных прерываний. К сожалению, тут возникает некоторое отсутствие универсальности – заранее неизвестно, потребуется ли то или иное аппаратное прерывание в том или ином проекте, поэтому, если процессор специально не предоставляет подходящего прерывания, то выбор прерывания переключения контекстов передаётся (с уровня порта) на уровень проекта, и пользователь должен сам написать соответствующий код<text:note text:id="ftn41" text:note-class="footnote"><text:note-citation>1</text:note-citation><text:note-body><text:p text:style-name="Footnote"><text:s/><text:span text:style-name="T18">scmRTOS</text:span> предлагается к использованию в виде нескольких рабочих примеров использования, где весь этот код по организации и настройке программного прерывания присутствует, поэтому пользователю достаточно просто модифицировать этот код под потребности своего проекта <text:span text:style-name="T7">или использовать как есть, если всё устраивает</text:span>.</text:p></text:note-body></text:note>.</text:p>
      <text:p text:style-name="Текст_20_абазца">При использовании передачи управления с помощью программного прерывания в полной мере отражает ситуацию выражение: «<text:alphabetical-index-mark text:string-value="ядро"/>Ядро <text:span text:style-name="T34">отбирает</text:span> управление у процессов».</text:p>
      <text:h text:style-name="Heading_20_4" text:outline-level="4">Выводы</text:h>
      <text:p text:style-name="Текст_20_абазца">Учитывая вышеприведенный анализ достоинств и недостатков обоих способов передачи управления, общая рекомендация такова: если целевая платформа предоставляет подходящее прерывание для реализации переключения контекстов, то имеет смысл использовать этот вариант, особенно, если размер «локального контекста» <text:span text:style-name="T7">достаточно велик. </text:span></text:p>
      <text:p text:style-name="Текст_20_абазца">Использование прямой передачи управления оправдано реальной невозможностью использовать программное прерывание – например, когда такое прерывание целевая платформа не поддерживает, а использование аппаратного прерывания в качестве программного невозможно по тем или иным причинам, либо если характеристики быстродействия с этим вариантом передачи управления оказываются лучше в силу меньших накладных расходов на организацию переключения контекстов, а сохранение/восстановление «локального контекста» не несёт заметных накладных расходов в силу небольшого размера<text:note text:id="ftn42" text:note-class="footnote"><text:note-citation>2</text:note-citation><text:note-body><text:p text:style-name="Footnote"><text:s/>Например, у <text:span text:style-name="T2">MSP430/IAR </text:span><text:span text:style-name="T7">«локальный контекст» составляет всего 4 регистра.</text:span></text:p></text:note-body></text:note> этого «контекста».</text:p>
      <text:h text:style-name="Heading_20_3" text:outline-level="3"><text:soft-page-break/>Поддержка межпроцессного взаимодействия<text:alphabetical-index-mark text:string-value="Поддержка межпроцессного взаимодействия"/></text:h>
      <text:p text:style-name="Текст_20_абазца">Поддержка межпроцессного взаимодействия сводится к предоставлению ряда функций для контроля за состояниями процессов, а также в предоставлении доступа к механизмам перепланирования составным частям ОС – средствам межпроцессного взаимодействия. Более подробно об этом см «<text:span text:style-name="Ссылка_20_на_20_название"><text:span text:style-name="T2"><text:bookmark-ref text:reference-format="number" text:ref-name="__RefHeading__92_1693444381">Глава 5</text:bookmark-ref></text:span></text:span><text:span text:style-name="Ссылка_20_на_20_название"><text:span text:style-name="T2"><text:bookmark-ref text:reference-format="text" text:ref-name="__RefHeading__92_1693444381">  Средства межпроцессного взаимодействия</text:bookmark-ref></text:span></text:span>».</text:p>
      <text:h text:style-name="Heading_20_3" text:outline-level="3">Прерывания<text:alphabetical-index-mark text:string-value="Прерывания"/></text:h>
      <text:h text:style-name="Heading_20_4" text:outline-level="4">Особенности использования с ОСРВ и реализация</text:h>
      <text:p text:style-name="Текст_20_абазца">Возникшее прерывание может быть источником события, которое нуждается в обработке тем или иным процессом, поэтому для минимизации (и детерменированности) времени отклика на событие используется (при необходимости) перепланирование процессов и передача управления наиболее приоритетному из готовых к выполнению. </text:p>
      <text:p text:style-name="P64">Код любого обработчика прерывания, который использует сервисы межпроцессного взаимодействия, должен на входе <text:span text:style-name="T7">вызвать функцию </text:span><text:alphabetical-index-mark-start text:id="IMark133313156" text:key1="Обработчик прерываний"/><text:span text:style-name="Мнемоника"><text:span text:style-name="T63">isr_enter()</text:span></text:span><text:alphabetical-index-mark-end text:id="IMark133313156"/><text:span text:style-name="T7">, которая </text:span>проинкрементирует переменную <text:alphabetical-index-mark-start text:id="IMark133312580" text:key1="Ядро"/><text:span text:style-name="Мнемоника"><text:span text:style-name="T29">ISR</text:span></text:span><text:span text:style-name="Мнемоника"><text:span text:style-name="T32">_</text:span></text:span><text:span text:style-name="Мнемоника"><text:span text:style-name="T29">NestCount</text:span></text:span><text:alphabetical-index-mark-end text:id="IMark133312580"/>, <text:span text:style-name="T7">и </text:span>на выходе вызвать функцию <text:alphabetical-index-mark-start text:id="IMark123792328" text:key1="Обработчик прерываний"/><text:span text:style-name="Мнемоника"><text:span text:style-name="T29">isr</text:span></text:span><text:span text:style-name="Мнемоника"><text:span text:style-name="T32">_</text:span></text:span><text:span text:style-name="Мнемоника"><text:span text:style-name="T29">exit()</text:span></text:span><text:alphabetical-index-mark-end text:id="IMark123792328"/>, которая декрементирует <text:alphabetical-index-mark-start text:id="IMark133345136" text:key1="Ядро"/><text:span text:style-name="Мнемоника"><text:span text:style-name="T63">ISR_NestCount</text:span></text:span><text:alphabetical-index-mark-end text:id="IMark133345136"/> и по ее значению определяет, уровень вложенности прерываний (в случае вложенных). Когда величина <text:alphabetical-index-mark-start text:id="IMark123789928" text:key1="Ядро"/><text:span text:style-name="Мнемоника"><text:span text:style-name="T63">ISR_NestCount</text:span></text:span><text:alphabetical-index-mark-end text:id="IMark123789928"/> становится равной 0, это означает, что имеет место выход из обработчика прерывания в основную программу, и <text:alphabetical-index-mark-start text:id="IMark123792616" text:key1="Обработчик прерываний"/><text:span text:style-name="Мнемоника"><text:span text:style-name="T63">isr_exit()</text:span></text:span><text:alphabetical-index-mark-end text:id="IMark123792616"/> производит перепланирование (при необходимости) процессов путём вызова планировщика уровня прерываний.</text:p>
      <text:p text:style-name="P64">Для упрощения использования и переносимости код, выполняемый на входе и выходе обработчиков прерываний, помещён соответственно в конструктор и деструктор специального класса-«обёртки» - <text:alphabetical-index-mark-start text:id="IMark123792616" text:key1="Типы"/><text:span text:style-name="Мнемоника"><text:span text:style-name="T63">TISRW</text:span></text:span><text:alphabetical-index-mark-end text:id="IMark123792616"/>, объект которого необходимо использовать в обработчике прерываний<text:note text:id="ftn43" text:note-class="footnote"><text:note-citation>1</text:note-citation><text:note-body><text:p text:style-name="P70"><text:s/>Упомянутые выше функции <text:span text:style-name="Мнемоника"><text:span text:style-name="T40">isr_enter()</text:span></text:span><text:span text:style-name="T2"> </text:span><text:span text:style-name="T7">и <text:s/></text:span><text:span text:style-name="Мнемоника"><text:span text:style-name="T69">isr_exit()</text:span></text:span><text:span text:style-name="T2"> </text:span><text:span text:style-name="T7">являются функциями-членами этого класса-«обёртки».</text:span></text:p></text:note-body></text:note>. Достаточно создать объект этого типа в коде обработчика прерываний, всё остальное компилятор сделает самостоятельно. Важно, чтобы объявление этого объекта было до первого использования функций сервисов.</text:p>
      <text:p text:style-name="Текст_20_абазца"><text:soft-page-break/><text:span text:style-name="T7">Следует иметь в виду, что</text:span> если в обработчике прерываний имеет место вызов невстраиваемой функции, то компилятор сохранит «<text:span text:style-name="T7">локальный контекст» — </text:span><text:span text:style-name="T2">scratch</text:span><text:span text:style-name="Footnote_20_Symbol"><text:span text:style-name="T2"><text:note text:id="ftn44" text:note-class="footnote"><text:note-citation>1</text:note-citation><text:note-body><text:p text:style-name="Footnote"><text:s/>Как правило, компилятор делит регистры процессора на две группы: <text:span text:style-name="T2">scratch</text:span> и <text:span text:style-name="T2">preserved</text:span>. <text:span text:style-name="T2">Scratch</text:span> регистры – это те, которые любая функция может использовать без предварительного сохранения. <text:span text:style-name="T2">Preserved</text:span> – регистры, значения которых в случае необходимости должны быть сохранены. Т.е. если функции потребовался регистр из группы <text:span text:style-name="T2">preserved</text:span>, то она должна сначала сохранить значение регистра, а после использования восстановить. </text:p></text:note-body></text:note></text:span></text:span> регистры<text:span text:style-name="Footnote_20_Symbol"><text:note text:id="ftn45" text:note-class="footnote"><text:note-citation>2</text:note-citation><text:note-body><text:p text:style-name="Footnote"><text:s/>На разных платформах доля (в общем количестве) этих регистров разная, например, при использовании <text:span text:style-name="T2">EWAVR</text:span> они занимают примерно половину от общего количества, при использовании <text:span text:style-name="T2">EW</text:span>430 меньше половины. В случае с <text:span text:style-name="T2">VisualDSP</text:span>++/<text:span text:style-name="T2">Blackfin</text:span> доля этих регистров велика, но на этой платформе и размеры стеков, как правило, достаточно большие, чтобы беспокоиться об этом.</text:p></text:note-body></text:note></text:span>. Поэтому желательно избегать вызовов невстраиваемых функций из обработчиков прерываний, т.к. даже частичное сохранение контекста ухудшает характеристики и по скорости, и по коду<text:note text:id="ftn46" text:note-class="footnote"><text:note-citation>3</text:note-citation><text:note-body><text:p text:style-name="Footnote"><text:s/>К сожалению, при использовании схемы с прямой передачей управления имеет место вызов не­встраиваемой функции переключения контекстов, поэтому избежать накладных расходов на сохранение <text:span text:style-name="T2">scratch </text:span><text:span text:style-name="T7">регистров тут не удаётся.</text:span></text:p></text:note-body></text:note>. В связи с этим в текущей версии <text:alphabetical-index-mark-start text:id="IMark123792616" text:key1="Операционные системы"/><text:span text:style-name="T18">scmRTOS</text:span><text:alphabetical-index-mark-end text:id="IMark123792616"/> у некоторых объектов межпроцессного взаимодействия появились специальные дополнительные облегченные функции для использования их в обработчиках прерываний. Функции эти являются встраиваемыми и используют облегченную версию планировщика, которая также является встраиваемой. Подробнее об этом см<text:span text:style-name="T30"> </text:span>«<text:span text:style-name="Ссылка_20_на_20_название"><text:bookmark-ref text:reference-format="number" text:ref-name="__RefHeading__92_1693444381">Глава 5</text:bookmark-ref></text:span><text:span text:style-name="Ссылка_20_на_20_название"><text:bookmark-ref text:reference-format="text" text:ref-name="__RefHeading__92_1693444381">  Средства межпроцессного взаимодействия</text:bookmark-ref></text:span>».</text:p>
      <text:h text:style-name="Heading_20_4" text:outline-level="4">Отдельный стек прерываний и вложенные прерывания</text:h>
      <text:p text:style-name="Текст_20_абазца">С прерываниями связан ещё один аспект использования ОСРВ вытесняющего типа. Как известно, при возникновении прерывания и передаче управления обработчику прерываний программа для работы использует стек прерванного процесса, который должен иметь размер, достаточный для удовлетворения потребностей как самого процесса, так и любого обработчика прерываний. Причём суммарных потребностей и по самому наихудшему варианту – например, выполнение кода процесса занимает пространство в стеке пиковое значение, и в этот момент возникает прерывание, обработчик которого тоже займёт часть стека. Размер стека должен быть таким, чтобы и в этом случае не возникло переполнения стека.</text:p>
      <text:p text:style-name="Текст_20_абазца">Очевидно, что вышеприведённые обстоятельства касаются всех процессов системы, и в случае наличия обработчиков прерываний, потребляющих значительный объем стекового пространства, размеры стеков <text:span text:style-name="T17">всех</text:span> процессов должны быть увеличены на определённую величину. Это приводит к повышенным накладным расходам по памяти. В случае же вложенных прерываний ситуация драматически усугубляется.</text:p>
      <text:p text:style-name="Текст_20_абазца"><text:soft-page-break/>Для борьбы с этим эффектом применяется переключение указателя стека процессора на специализированный стек обработчиков прерываний, в случае возникновения последних. Таким образом, стеки процессов и стек прерываний оказываются «развязанными» относительно друг друга, и не возникает необходимости резервировать в стеке каждого процесса дополнительный объем памяти для обеспечения работы обработчиков прерываний.</text:p>
      <text:p text:style-name="Текст_20_абазца">Реализация отдельного стека прерываний выполняется на уровне порта. Некоторые процессоры имеют аппаратную поддержку переключения указателя стека на стек прерываний, это позволяет сделать использование этой возможности эффективным и безопасным<text:note text:id="ftn47" text:note-class="footnote"><text:note-citation>1</text:note-citation><text:note-body><text:p text:style-name="Footnote"><text:s/>В этом случае такой механизм является единственным реализованным в порте, и нет необходимости в отдельной реализации класса-«обёртки» <text:span text:style-name="Мнемоника"><text:span text:style-name="T40">TISRW_SS</text:span></text:span><text:span text:style-name="T2">.</text:span></text:p></text:note-body></text:note>.</text:p>
      <text:p text:style-name="Текст_20_абазца">Вложенные прерывания – т.е. такие, обработчики которых могут прерывать не только работу основной программы, но и работу обработчиков прерываний также имеют особенности применения, понимание которых важно для эффективного и безопасного использование этого механизма. В случае наличия у процессора контроллера прерываний с поддержкой многоуровневых прерываний с приоритетами, ситуация с использованием вложенных прерываний оказывается достаточно проста – возникновение опасных ситуаций при разрешении вложенных прерываний, как правило, учтено разработчиками процессора, и контроллер прерываний не позволяет случаться неприятностям, например, таким, как описано ниже. </text:p>
      <text:p text:style-name="Текст_20_абазца">В случае, когда процессор имеет одноуровневую систему прерываний, <text:s/>его реализация, как правило, такова, что при возникновении любого прерывания автоматически происходит общее запрещение прерываний. Это делается из соображений простоты и безопасности. Т.е. вложенные прерывания в такой системе не поддерживаются. Для того, чтобы разрешить вложенные прерывания, достаточно сделать общее разрешение прерываний, которое на процессорах с одноуровневой системой прерываний, как правило, выключается аппаратно при передаче управления обработчику прерываний. При этом возможна ситуация, когда уже выполняющийся обработчик прерываний будет вызван ещё раз – в случае, если «висит» запрос на обработку этого же прерывания<text:note text:id="ftn48" text:note-class="footnote"><text:note-citation>2</text:note-citation><text:note-body><text:p text:style-name="Footnote"><text:s/>Это может быть связано, например, со слишком частым возникновением событий, инициирующих прерывание, либо несброшенным флагом прерывания, который инициирует запрос на обработку прерывания.</text:p></text:note-body></text:note>. </text:p>
      <text:p text:style-name="Текст_20_абазца">Как правило, это является ошибочной ситуацией, которую необходимо избегать. Для того, чтобы не оказаться в таком положении, нужно чётко понимать, <text:soft-page-break/>как особенности работы процессора, так и его «контекст»<text:note text:id="ftn49" text:note-class="footnote"><text:note-citation>1</text:note-citation><text:note-body><text:p text:style-name="Footnote"><text:s/>Под «контекстом» в данном случае подразумевается логическое и смысловое окружение, в котором выполняется данная часть программы.</text:p></text:note-body></text:note>, и весьма аккуратно писать код: перед общим разрешением прерываний запретить активизацию прерывания, обработчик которого уже выполняется, дабы избежать вторичного входа в этот же обработчик, а по окончании его работы не забыть вернуть управляющие ресурсы процессора в исходное состояние, которое было до манипуляций с разрешением вложенных прерываний.</text:p>
      <text:p text:style-name="Текст_20_абазца">Исходя из вышесказанного, можно дать следующую рекомендацию.</text:p>
      <text:p text:style-name="Замечание_20_Top"><text:span text:style-name="T7">ПРЕДУПРЕЖДЕНИЕ</text:span><draw:frame draw:style-name="fr2" draw:name="Врезка3" text:anchor-type="char" svg:x="-1.01mm" svg:y="7.13mm" svg:width="16.09mm" svg:height="15.08mm" draw:z-index="7"><draw:text-box><text:p text:style-name="P10"></text:p></draw:text-box></draw:frame>. Несмотря на видимое преимущество схемы с отдельным стеком прерываний, не рекомендуется использовать этот вариант на процессорах, которые не имеют аппаратных средств переключения указателя стека на стек прерываний. Это связано с дополнительными накладными расходами по переключению стека, плохой переносимостью – любые нестандартные расширения являются источником проблем, а также тем, что прямое вмешательство в процесс управления указателем стека может так или иначе вызвать коллизии с адресацией локальных объектов – например, компилятор, видя тело обработчика прерываний, выделяет<text:note text:id="ftn50" text:note-class="footnote"><text:note-citation>2</text:note-citation><text:note-body><text:p text:style-name="Footnote"><text:s/>Точнее – резервирует. Обычно это делается путём модификация указателя стека.</text:p></text:note-body></text:note> память под локальные объекты в стеке. Причём, делает это до вызова<text:note text:id="ftn51" text:note-class="footnote"><text:note-citation>3</text:note-citation><text:note-body><text:p text:style-name="Footnote"><text:s/>Имеет на это полное право.</text:p></text:note-body></text:note> конструктора «обёртки» – таким образом, после переключения указателя стека на стек прерываний память, которая была выделена ранее, физически окажется в другом месте, и программа будет работать неправильно, а компилятор не сможет выявить эту ситуацию.</text:p>
      <text:p text:style-name="Замечание_20_Bottom">Аналогично, не рекомендуется использовать вложенные прерыва<text:span text:style-name="T76">ния на процессорах, которые не поддерживают такую возможность аппаратно. Такие прерывания требуют аккуратного использования и, как правило, дополнительного обслуживания – например, блоки</text:span><text:span text:style-name="T76">ровки источника прерывания, чтобы при разрешении прерываний не возник ещё один вызов этого же обработчика. </text:span></text:p>
      <text:p text:style-name="Текст_20_абазца">Краткий вывод. Мотивация использования переключения указателя стека на стек прерываний коррелирует с использованием вложенных прерываний – ведь в случае вложенных прерываний потребление стека (в прерываниях) весьма возрастает, что накладывает – в случае отсутствия переключения на отдельный стек прерываний – дополнительные требования на размеры стеков процессов<text:note text:id="ftn52" text:note-class="footnote"><text:note-citation>4</text:note-citation><text:note-body><text:p text:style-name="Footnote"><text:s/>Причём, каждый процесс должен иметь такой размер стека, чтобы покрыть потребности как самого процесса, так и потребление стека обработчиками прерываний, включая всю иерархию вложенности.</text:p></text:note-body></text:note>. В слу<text:soft-page-break/>чае использования ОСРВ вытесняющего типа имеется возможность построить программу так, чтобы обработчики прерываний были только источниками событий, а всю обработку событий вынести на уровень процессов. Это позволяет сделать обработчики прерываний маленькими и быстрыми, что, в свою очередь, нивелирует необходимость и в переключении на стек прерываний, и в разрешении вложенных прерываний. В этом случае тело обработчика прерываний может быть соизмеримым с накладными расходами на переключение указателя стека на стек прерываний и разрешение вложенных прерываний. </text:p>
      <text:p text:style-name="Текст_20_абазца">Именно так рекомендуется поступать в случае, когда процессор не поддерживает аппаратного переключения указателя стека на стек прерываний и не имеет контроллера прерываний с аппаратной поддержкой вложенных прерываний. Следует заметить, что ОСРВ с приоритетным вытеснением является в некотором роде аналогом многоуровневого приоритетного контроллера прерываний, т.е. предоставляет возможность распределить выполнение кода в соответствии с важностью/срочностью. В связи с этим, в большинстве случаев не возникает необходимости размещать код обработки событий на уровне прерываний даже при наличии такого аппаратного контроллера, а использовать прерывания только как источники событий<text:note text:id="ftn53" text:note-class="footnote"><text:note-citation>1</text:note-citation><text:note-body><text:p text:style-name="Footnote"><text:s/>Сделав <text:span text:style-name="T7">обработчики прерываний</text:span> максимально простыми, короткими и быстрыми.</text:p></text:note-body></text:note>, поместив их обработку на уровень процессов. Это рекомендуемый стиль построения программы.</text:p>
      <text:h text:style-name="Heading_20_3" text:outline-level="3">Системный таймер<text:alphabetical-index-mark text:string-value="Системный таймер" text:key1="Ядро"/></text:h>
      <text:p text:style-name="Текст_20_абазца">Системный таймер служит для формирования определенных временных интервалов, необходимых при работе процессов. Сюда относится поддержка таймаутов.</text:p>
      <text:p text:style-name="Текст_20_абазца">В качестве системного таймера используется обычно один из аппаратных таймеров процессора<text:span text:style-name="Footnote_20_Symbol"><text:note text:id="ftn54" text:note-class="footnote"><text:note-citation>2</text:note-citation><text:note-body><text:p text:style-name="Footnote"><text:s/>Для этого подходит самый простой (без «наворотов») таймер. Единственное принципиальное требование к нему – он должен быть способен генерировать периодические прерывания через равные промежутки времени – например, прерывание по переполнению. Желательно, также, чтобы имелась возможность управлять величиной периода переполнения, чтобы подобрать подходящую частоту системных тиков.</text:p></text:note-body></text:note></text:span>.</text:p>
      <text:p text:style-name="P56">Функциональность системного таймера реализуется в функции ядра <text:alphabetical-index-mark text:string-value="system_timer()" text:key1="Ядро"/><text:span text:style-name="Мнемоника"><text:span text:style-name="T28">system_timer</text:span></text:span><text:span text:style-name="Мнемоника">()</text:span>. Код этой функции представлен – см <text:span text:style-name="НазваниеОбъекта">«</text:span><text:span text:style-name="НазваниеОбъекта"><text:bookmark-ref text:reference-format="text" text:ref-name="_Ref38262430">Листинг 3.5 Системный таймер</text:bookmark-ref></text:span><text:span text:style-name="НазваниеОбъекта">».</text:span></text:p>
      <text:p text:style-name="Текст_20_абазца"/>
      <text:list xml:id="list38676561" text:continue-list="list38692077" text:style-name="WW8Num5">
        <text:list-item text:start-value="1">
          <text:p text:style-name="P215"><text:soft-page-break/>void OS::TKernel::<text:alphabetical-index-mark text:string-value="system_timer()" text:key1="Ядро"/>system_timer()</text:p>
        </text:list-item>
        <text:list-item>
          <text:p text:style-name="P215">{</text:p>
        </text:list-item>
        <text:list-item>
          <text:p text:style-name="P215"><text:s text:c="4"/><text:alphabetical-index-mark-start text:id="IMark123792616" text:key1="Конфигурационные макросы" text:main-entry="true"/>SYS_TIMER_CRIT_SECT<text:alphabetical-index-mark-end text:id="IMark123792616"/>();</text:p>
        </text:list-item>
        <text:list-item>
          <text:p text:style-name="P215">#if scmRTOS_SYSTEM_TICKS_ENABLE == 1</text:p>
        </text:list-item>
        <text:list-item>
          <text:p text:style-name="P215"><text:bookmark-start text:name="__RefNumPara__20965_682982339"/><text:s text:c="4"/>SysTickCount++;<text:bookmark-end text:name="__RefNumPara__20965_682982339"/></text:p>
        </text:list-item>
        <text:list-item>
          <text:p text:style-name="P215">#endif</text:p>
        </text:list-item>
        <text:list-item>
          <text:p text:style-name="P215"/>
        </text:list-item>
        <text:list-item>
          <text:p text:style-name="P215">#if <text:alphabetical-index-mark-start text:id="IMark123789928" text:key1="Конфигурационные макросы"/>scmRTOS_PRIORITY_ORDER<text:alphabetical-index-mark-end text:id="IMark123789928"/> == 0</text:p>
        </text:list-item>
        <text:list-item>
          <text:p text:style-name="P215"><text:s text:c="4"/>const uint_fast8_t BaseIndex = 0;</text:p>
        </text:list-item>
        <text:list-item>
          <text:p text:style-name="P215">#else</text:p>
        </text:list-item>
        <text:list-item>
          <text:p text:style-name="P215"><text:s text:c="4"/>const uint_fast8_t BaseIndex = 1;</text:p>
        </text:list-item>
        <text:list-item>
          <text:p text:style-name="P215">#endif</text:p>
        </text:list-item>
        <text:list-item>
          <text:p text:style-name="P215"/>
        </text:list-item>
        <text:list-item>
          <text:p text:style-name="P215"><text:s text:c="4"/>for(uint_fast8_t i = BaseIndex; i &lt; (PROCESS_COUNT-1 + BaseIndex); i++)</text:p>
        </text:list-item>
        <text:list-item>
          <text:p text:style-name="P215"><text:s text:c="4"/>{</text:p>
        </text:list-item>
        <text:list-item>
          <text:p text:style-name="P215"><text:s text:c="8"/><text:alphabetical-index-mark-start text:id="IMark123789928" text:key1="Процесс"/>TBaseProcess<text:alphabetical-index-mark-end text:id="IMark123789928"/>* p = ProcessTable[i];</text:p>
        </text:list-item>
        <text:list-item>
          <text:p text:style-name="P215"/>
        </text:list-item>
        <text:list-item>
          <text:p text:style-name="P215"><text:s text:c="8"/>if(p-&gt;<text:alphabetical-index-mark-start text:id="IMark123789928" text:key1="Процесс"/>Timeout<text:alphabetical-index-mark-end text:id="IMark123789928"/> &gt; 0)</text:p>
        </text:list-item>
        <text:list-item>
          <text:p text:style-name="P215"><text:s text:c="8"/>{</text:p>
        </text:list-item>
        <text:list-item>
          <text:p text:style-name="P215"><text:s text:c="12"/>if(--p-&gt;<text:alphabetical-index-mark-start text:id="IMark123789928" text:key1="Процесс"/>Timeout<text:alphabetical-index-mark-end text:id="IMark123789928"/> == 0)</text:p>
        </text:list-item>
        <text:list-item>
          <text:p text:style-name="P215"><text:s text:c="12"/>{</text:p>
        </text:list-item>
        <text:list-item>
          <text:p text:style-name="P215"><text:s text:c="16"/>set_process_ready(p-&gt;Priority);</text:p>
        </text:list-item>
        <text:list-item>
          <text:p text:style-name="P215"><text:s text:c="12"/>}</text:p>
        </text:list-item>
        <text:list-item>
          <text:p text:style-name="P215"><text:s text:c="8"/>}</text:p>
        </text:list-item>
        <text:list-item>
          <text:p text:style-name="P215"><text:s text:c="4"/>}</text:p>
        </text:list-item>
        <text:list-item>
          <text:p text:style-name="P215">}</text:p>
        </text:list-item>
      </text:list>
      <text:p text:style-name="Название_20_объекта"><text:bookmark-start text:name="__RefHeading__152_1693444381"/><text:bookmark-start text:name="_Ref38262430"/>Листинг <text:sequence text:ref-name="refЛистинг7" text:name="Листинг" text:formula="ooow:Листинг+1" style:num-format="1">3.5</text:sequence> Системный таймер<text:bookmark-end text:name="__RefHeading__152_1693444381"/><text:bookmark-end text:name="_Ref38262430"/></text:p>
      <text:p text:style-name="Текст_20_абазца">Как видно из исходного кода, действия очень простые:</text:p>
      <text:list xml:id="list9119884426189857005" text:style-name="WW8Num8">
        <text:list-item>
          <text:p text:style-name="Нум._20_список">если разрешен счетчик тиков, то переменная счетчика инкрементируется <text:bookmark-ref text:reference-format="number" text:ref-name="__RefNumPara__20965_682982339">{5}</text:bookmark-ref>;</text:p>
        </text:list-item>
        <text:list-item>
          <text:p text:style-name="P249">далее в цикле проверяются значения таймаутов всех зарегистрированных процессов, и если значение проверяемой переменной не равно 0<text:span text:style-name="Footnote_20_Symbol"><text:note text:id="ftn55" text:note-class="footnote"><text:note-citation>1</text:note-citation><text:note-body><text:p text:style-name="Footnote"><text:s/>Это означает, что процесс находится в ожидании с таймаутом.</text:p></text:note-body></text:note></text:span>, тогда значение декрементируется и проверяется на 0. При равенстве <text:s/>(после декремента) 0 (т.е. таймаут данного процесса истек) данный процесс переводится в состояние готового к выполнению.</text:p>
        </text:list-item>
      </text:list>
      <text:p text:style-name="Текст_20_абазца"/>
      <text:p text:style-name="Текст_20_абазца">Т.к. эта функция вызывается внутри обработчика прерываний от таймера, то при выходе в основную программу, как описано выше, управление будет передано наиболее приоритетному процессу из готовых к выполнению. Т.е. если таймаут какого-то (более приоритетного, чем прерванный) процесса истек, то по выходу из прерывания он получит управление. Это реализуется с помощью планировщика (см выше)<text:note text:id="ftn56" text:note-class="footnote"><text:note-citation>2</text:note-citation><text:note-body><text:p text:style-name="Footnote"><text:s/><text:span text:style-name="T7">При наличии возможности задавать приоритет прерывания системного таймера</text:span></text:p></text:note-body></text:note>.</text:p>
      <text:p text:style-name="Замечание_20_Top"><draw:frame draw:style-name="fr2" draw:name="Врезка4" text:anchor-type="char" svg:x="0mm" svg:y="3.02mm" svg:width="16.09mm" svg:height="15.08mm" draw:z-index="2"><draw:text-box><text:p text:style-name="P10"></text:p></draw:text-box></draw:frame><text:soft-page-break/>ЗАМЕЧАНИЕ. В некоторых ОС есть рекомендации по установке величины длительности системного тика. Чаще всего называется диапазон 10<text:span text:style-name="Footnote_20_Symbol"><text:note text:id="ftn57" text:note-class="footnote"><text:note-citation>1</text:note-citation><text:note-body><text:p text:style-name="Footnote"><text:s/>А как, например, организовать динамическую индикацию с таким периодом переключения разрядов, когда известно, что для комфортной работы необходимо, чтобы период переключения (при четырех разрядах) был не более 5 мс?</text:p></text:note-body></text:note></text:span> – 100 мс. Возможно, применительно к тем ОС это и правильно. Баланс тут определяется желанием получить наименьшие накладные расходы на прерывания от системного таймера и желанием получить большее разрешение по времени.</text:p>
      <text:p text:style-name="Замечание_20_Текст">Исходя из ориентации <text:alphabetical-index-mark-start text:id="IMark123789928" text:key1="Операционные системы"/><text:span text:style-name="T19">scmRTOS</text:span><text:alphabetical-index-mark-end text:id="IMark123789928"/> на малые МК, работающие в реальном времени, а также принимая во внимание тот факт, что накладные расходы (по времени выполнения)<text:span text:style-name="Footnote_20_Symbol"><text:note text:id="ftn58" text:note-class="footnote"><text:note-citation>2</text:note-citation><text:note-body><text:p text:style-name="Footnote"><text:s/>В виду малого количества процессов, а также простого и быстрого планировщика.</text:p></text:note-body></text:note></text:span> невелики, рекомендуемое значение системного тика равно 1 – 10 мс.</text:p>
      <text:p text:style-name="Замечание_20_Bottom">Здесь можно провести аналогию с другими областями, где малые объекты являются обычно более высокочастотными: например, сердцебиение у мыши намного чаще, чем у человека, а у человека чаще, чем у слона. При этом «поворотливость» как раз обратная. В технике есть аналогичная тенденция, поэтому разумно ожидать, что для малых процессоров период системного тика меньше, чем для больших – в больших системах и накладные расходы больше в виду, как правило, большей загрузки более мощного процессора и, как следствие, меньшей его «поворотливости».</text:p>
      <text:h text:style-name="Heading_20_2" text:outline-level="2"><text:bookmark-start text:name="__RefNumPara__15233_1483865736"/><text:bookmark-start text:name="__RefHeading__15910_682982339"/><text:alphabetical-index-mark-start text:id="IMark123789928" text:key1="Ядро"/>TKernelAgent<text:alphabetical-index-mark-end text:id="IMark123789928"/> <text:span text:style-name="T7">и расширения</text:span><text:bookmark-end text:name="__RefNumPara__15233_1483865736"/><text:bookmark-end text:name="__RefHeading__15910_682982339"/></text:h>
      <text:h text:style-name="Heading_20_3" text:outline-level="3">Агент ядра</text:h>
      <text:p text:style-name="Текст_20_абазца">Класс <text:alphabetical-index-mark-start text:id="IMark123789928" text:key1="Ядро"/><text:span text:style-name="Мнемоника">TKernelAgent</text:span><text:alphabetical-index-mark-end text:id="IMark123789928"/><text:span text:style-name="T2"> </text:span><text:span text:style-name="T7">является специальным средством для предоставления доступа к ресурсам ядра при построении средств расширения функциональности операционной системы. </text:span></text:p>
      <text:p text:style-name="P116"><text:span text:style-name="T7">Замысел в целом таков. Для создания того или иного расширения функциональных средств ОС требуется доступ к определённым ресурсам ядра – в частности, к переменной ядра, содержащей приоритет активного процесса или к карте процессов системы. </text:span><text:span text:style-name="T7">Предоставлять прямой доступ к этой части представления было бы не слишком разумно – </text:span><text:span text:style-name="T7">это является нарушением модели безопасности объектного подхода</text:span><text:span text:style-name="T7"><text:note text:id="ftn59" text:note-class="footnote"><text:note-citation>3</text:note-citation><text:note-body><text:p text:style-name="Footnote"><text:s/>Принципов инкапсуляции и абстракции.</text:p></text:note-body></text:note></text:span><text:span text:style-name="T7">, что влечёт за собой такие негативные последствия, как неработоспособность программы при отсутствии должной дисциплины кодирования и/или потеря совместимости в случае изменения внутреннего представления ядра. </text:span><text:soft-page-break/><text:span text:style-name="T7">Поэтому для решения задачи доступа к ресурсам ядра предложен подход на основе специально созданного класса </text:span><text:span text:style-name="T7">– агента ядра – </text:span><text:span text:style-name="T7"><text:s/>ограничивающего доступ через свой интерфейс, который является документированным. Всё это позволяет создавать расширения формализованным путём, что делает этот процесс проще и безопаснее. Код класса агента ядра – см «</text:span><text:span text:style-name="Ссылка_20_на_20_название"><text:span text:style-name="T7"><text:sequence-ref text:reference-format="text" text:ref-name="refЛистинг8">Листинг 3.6 TKernelAgent</text:sequence-ref></text:span></text:span><text:span text:style-name="T7">».</text:span></text:p>
      <text:list xml:id="list38677989" text:continue-list="list38676561" text:style-name="WW8Num5">
        <text:list-item text:start-value="1">
          <text:p text:style-name="P216">class <text:alphabetical-index-mark-start text:id="IMark123789928" text:key1="Ядро"/>TKernelAgent<text:alphabetical-index-mark-end text:id="IMark123789928"/> <text:s text:c="91"/></text:p>
        </text:list-item>
        <text:list-item>
          <text:p text:style-name="P216">{ <text:s text:c="117"/></text:p>
        </text:list-item>
        <text:list-item>
          <text:p text:style-name="P216"><text:s text:c="4"/><text:alphabetical-index-mark-start text:id="IMark123789928" text:key1="Конфигурационные макросы"/>INLINE<text:alphabetical-index-mark-end text:id="IMark123789928"/> static <text:alphabetical-index-mark-start text:id="IMark123792616" text:key1="Процесс"/>TBaseProcess<text:alphabetical-index-mark-end text:id="IMark123792616"/> * cur_proc()<text:span text:style-name="T7">;</text:span></text:p>
        </text:list-item>
        <text:list-item>
          <text:p text:style-name="P216"><text:s text:c="119"/></text:p>
        </text:list-item>
        <text:list-item>
          <text:p text:style-name="P216">protected: <text:s text:c="108"/></text:p>
        </text:list-item>
        <text:list-item>
          <text:p text:style-name="P216"><text:s text:c="4"/><text:alphabetical-index-mark-start text:id="IMark123789928" text:key1="Ядро"/>TKernelAgent<text:alphabetical-index-mark-end text:id="IMark123789928"/>() { } <text:s text:c="96"/></text:p>
        </text:list-item>
        <text:list-item>
          <text:p text:style-name="P216"><text:s text:c="4"/><text:alphabetical-index-mark-start text:id="IMark123792616" text:key1="Конфигурационные макросы"/>INLINE<text:alphabetical-index-mark-end text:id="IMark123792616"/> static uint_fast8_t const &amp; cur_proc_priority();</text:p>
        </text:list-item>
        <text:list-item>
          <text:p text:style-name="P216"/>
        </text:list-item>
        <text:list-item>
          <text:p text:style-name="P216"><text:s text:c="4"/><text:alphabetical-index-mark-start text:id="IMark123792616" text:key1="Конфигурационные макросы"/>INLINE<text:alphabetical-index-mark-end text:id="IMark123792616"/> static volatile <text:alphabetical-index-mark-start text:id="IMark123789928" text:key1="Типы"/>TProcessMap<text:alphabetical-index-mark-end text:id="IMark123789928"/> &amp; ready_process_map();</text:p>
        </text:list-item>
        <text:list-item>
          <text:p text:style-name="P216"><text:s text:c="4"/><text:alphabetical-index-mark-start text:id="IMark123792616" text:key1="Конфигурационные макросы"/>INLINE<text:alphabetical-index-mark-end text:id="IMark123792616"/> static volatile timeout_t <text:s text:c="2"/>&amp; cur_proc_timeout();</text:p>
        </text:list-item>
        <text:list-item>
          <text:p text:style-name="P216"><text:s text:c="4"/><text:alphabetical-index-mark-start text:id="IMark123789928" text:key1="Конфигурационные макросы"/>INLINE<text:alphabetical-index-mark-end text:id="IMark123789928"/> static void reschedule();</text:p>
        </text:list-item>
        <text:list-item>
          <text:p text:style-name="P216"><text:s text:c="119"/></text:p>
        </text:list-item>
        <text:list-item>
          <text:p text:style-name="P216">#if <text:alphabetical-index-mark-start text:id="IMark123789928" text:key1="Конфигурационные макросы"/>scmRTOS_DEBUG_ENABLE<text:alphabetical-index-mark-end text:id="IMark123789928"/> == 1 <text:s text:c="89"/></text:p>
        </text:list-item>
        <text:list-item>
          <text:p text:style-name="P216"><text:s text:c="4"/><text:alphabetical-index-mark-start text:id="IMark123792616" text:key1="Конфигурационные макросы"/>INLINE<text:alphabetical-index-mark-end text:id="IMark123792616"/> static <text:alphabetical-index-mark-start text:id="IMark123789928" text:key1="OS"/>TService<text:alphabetical-index-mark-end text:id="IMark123789928"/> * volatile &amp; cur_proc_waiting_for();</text:p>
        </text:list-item>
        <text:list-item>
          <text:p text:style-name="P216">#endif <text:s text:c="112"/></text:p>
        </text:list-item>
        <text:list-item>
          <text:p text:style-name="P216"><text:s text:c="119"/></text:p>
        </text:list-item>
        <text:list-item>
          <text:p text:style-name="P216">#if <text:alphabetical-index-mark-start text:id="IMark123792616" text:key1="Конфигурационные макросы"/>scmRTOS_PROCESS_RESTART_ENABLE<text:alphabetical-index-mark-end text:id="IMark123792616"/> == 1 <text:s text:c="79"/></text:p>
        </text:list-item>
        <text:list-item>
          <text:p text:style-name="P216"><text:s text:c="4"/><text:alphabetical-index-mark-start text:id="IMark123789928" text:key1="Конфигурационные макросы"/>INLINE<text:alphabetical-index-mark-end text:id="IMark123789928"/> static volatile <text:alphabetical-index-mark-start text:id="IMark123792616" text:key1="Типы"/>TProcessMap<text:alphabetical-index-mark-end text:id="IMark123792616"/> * &amp; cur_proc_waiting_map();</text:p>
        </text:list-item>
        <text:list-item>
          <text:p text:style-name="P216">#endif <text:s text:c="112"/></text:p>
        </text:list-item>
        <text:list-item>
          <text:p text:style-name="P216">}; <text:s text:c="116"/></text:p>
        </text:list-item>
      </text:list>
      <text:p text:style-name="Название_20_объекта"><text:bookmark-start text:name="__RefHeading__17116_1675463907"/>Листинг <text:sequence text:ref-name="refЛистинг8" text:name="Листинг" text:formula="ooow:Листинг+1" style:num-format="1">3.6</text:sequence> <text:alphabetical-index-mark-start text:id="IMark123792616" text:key1="Ядро"/><text:span text:style-name="T2">TKernelAgent</text:span><text:bookmark-end text:name="__RefHeading__17116_1675463907"/><text:alphabetical-index-mark-end text:id="IMark123792616"/></text:p>
      <text:p text:style-name="Текст_20_абазца">Как видно из кода, определение класса таково, что невозможно создавать объекты этого класса. Это сделано сознательно, т.к. по замыслу <text:alphabetical-index-mark-start text:id="IMark123792616" text:key1="Ядро"/><text:span text:style-name="Мнемоника">TKernelAgent</text:span><text:alphabetical-index-mark-end text:id="IMark123792616"/><text:span text:style-name="T2"> </text:span><text:span text:style-name="T7">является основой для создания расширений – его главная функция: предоставить документированный интерфейс к ресурсам ядра. Поэтому всё использование этого кода становится возможным только в потомках этого класса, которые и являются собственно расширениями. Пример использования </text:span><text:alphabetical-index-mark-start text:id="IMark123789928" text:key1="Ядро"/><text:span text:style-name="Мнемоника">TKernelAgent</text:span><text:alphabetical-index-mark-end text:id="IMark123789928"/><text:span text:style-name="T2"> </text:span><text:span text:style-name="T7">будет подробно рассмотрен ниже при описании базового класса для создания средств межпроцессного взаимодействия </text:span><text:alphabetical-index-mark-start text:id="IMark155085380" text:key1="OS"/><text:span text:style-name="Мнемоника">TService</text:span><text:alphabetical-index-mark-end text:id="IMark155085380"/><text:span text:style-name="T2">.</text:span></text:p>
      <text:p text:style-name="P13">Весь интерфейс класса представляет собой встраиваемые функции, что в большинстве случаев позволяет реализовать необходимые расширения без потери эффективности по сравнению с вариантом, когда доступ к ресурсам ядра производится непосредственно.</text:p>
      <text:h text:style-name="Heading_20_3" text:outline-level="3"><text:bookmark-start text:name="__RefHeading__43497_535369440"/><text:soft-page-break/>Расширения<text:bookmark-end text:name="__RefHeading__43497_535369440"/></text:h>
      <text:p text:style-name="P59">Вышеописанный класс агента ядра позволяет создавать дополнительные средства, расширяющие функциональные возможности ОС. Методология создания таких средств проста – достаточно объявить класс-наследник <text:alphabetical-index-mark-start text:id="IMark155085380" text:key1="Ядро"/><text:span text:style-name="Мнемоника"><text:span text:style-name="T73">TKernelAgent</text:span></text:span><text:alphabetical-index-mark-end text:id="IMark155085380"/><text:span text:style-name="T2"> </text:span><text:span text:style-name="T7">и определить его содержимое. Такие классы называются расширениями операционной системы.</text:span></text:p>
      <text:p text:style-name="P64"><text:span text:style-name="T7">Размещение кода ядра ОС таково, что определения классов и определения ряда функций-членов классов разнесены в заголовочном файле </text:span><text:alphabetical-index-mark-start text:id="IMark155085380" text:key1="Исходный код"/><text:span text:style-name="T2">OS_Kernel.h</text:span><text:alphabetical-index-mark-end text:id="IMark155085380"/><text:span text:style-name="T7">. Это даёт возможность написать пользовательский класс, которому доступны все опре</text:span><text:span text:style-name="T7">деления типов ядра ОС, и в то же время определения этого пользовательского класса оказываются доступны в функциях-членах классов ядра – например, в планировщике и в функции системного таймера</text:span><text:span text:style-name="T7"><text:note text:id="ftn60" text:note-class="footnote"><text:note-citation>1</text:note-citation><text:note-body><text:p text:style-name="Footnote"><text:s/>В пользовательских хуках.</text:p></text:note-body></text:note></text:span><text:span text:style-name="T7">.</text:span></text:p>
      <text:p text:style-name="P57"><text:span text:style-name="T7">Подключение расширений осуществляется с помощью конфигурационного файла </text:span><text:alphabetical-index-mark-start text:id="IMark155085380" text:key1="Исходный код"/><text:span text:style-name="T2">scmRTOS_</text:span><text:span text:style-name="T5">extensions.h</text:span><text:alphabetical-index-mark-end text:id="IMark155085380"/><text:span text:style-name="T2">, </text:span><text:span text:style-name="T7">который включается в </text:span><text:alphabetical-index-mark-start text:id="IMark123789928" text:key1="Исходный код"/><text:span text:style-name="T2">OS_Kernel.h</text:span><text:alphabetical-index-mark-end text:id="IMark123789928"/><text:span text:style-name="T2"> </text:span><text:span text:style-name="T7">между определениями типов ядра и их функций-членов. Это позволяет определение класса-расширения физически разместить в отдельном пользовательском заголовочном файле и подключить в проект посредством включения этого файла в </text:span><text:alphabetical-index-mark-start text:id="IMark123792616" text:key1="Исходный код"/><text:span text:style-name="T2">scmRTOS_extensions.h</text:span><text:alphabetical-index-mark-end text:id="IMark123792616"/><text:span text:style-name="T2">. </text:span><text:span text:style-name="T7">После этого расширение готово к использованию в соответствии со своим назначением.</text:span></text:p>
      <text:p text:style-name="P164"><text:bookmark-start text:name="_Ref39859163"/><text:bookmark-start text:name="__RefNumPara__18681_535369440"/><text:bookmark-start text:name="__RefHeading__86_1693444381"/><text:s/><text:bookmark-end text:name="__RefNumPara__18681_535369440"/><text:bookmark-end text:name="__RefHeading__86_1693444381"/></text:p>
      <text:h text:style-name="P153" text:outline-level="1"><text:bookmark-start text:name="__RefHeading__12856_1897713975"/><text:s text:c="2"/>Процессы<text:bookmark-end text:name="_Ref39859163"/><text:alphabetical-index-mark text:string-value="Процессы"/><text:bookmark-end text:name="__RefHeading__12856_1897713975"/></text:h>
      <text:p text:style-name="P145">—<text:tab/>Поручик, вы любите детей?</text:p>
      <text:p text:style-name="P146">—<text:tab/>Детей?? Нет-с!… Но сам процесс…</text:p>
      <text:p text:style-name="Эпиграф-подпись">анекдот.</text:p>
      <text:h text:style-name="Heading_20_2" text:outline-level="2"><text:bookmark-start text:name="__RefHeading__88_1693444381"/>Общие сведения и внутреннее представление<text:bookmark-end text:name="__RefHeading__88_1693444381"/></text:h>
      <text:h text:style-name="Heading_20_3" text:outline-level="3">Процесс как таковой</text:h>
      <text:p text:style-name="Текст_20_абазца">Процесс в <text:alphabetical-index-mark-start text:id="IMark123792616" text:key1="Операционные системы"/><text:span text:style-name="T18">scmRTOS</text:span><text:alphabetical-index-mark-end text:id="IMark123792616"/> – это объект типа, производного от класса <text:span text:style-name="Мнемоника"><text:span text:style-name="T28">OS</text:span></text:span><text:span text:style-name="Мнемоника"><text:span text:style-name="T31">::</text:span></text:span><text:alphabetical-index-mark-start text:id="IMark123789928" text:key1="Процесс"/><text:span text:style-name="Мнемоника"><text:span text:style-name="T28">TBaseProcess</text:span></text:span><text:alphabetical-index-mark-end text:id="IMark123789928"/>. Причина, по которой для каждого процесса требуется отдельный тип (ведь почему бы просто не сделать все процессы объектами типа <text:span text:style-name="Мнемоника"><text:span text:style-name="T28">OS</text:span></text:span><text:span text:style-name="Мнемоника"><text:span text:style-name="T31">::</text:span></text:span><text:alphabetical-index-mark-start text:id="IMark155085380" text:key1="Процесс"/><text:span text:style-name="Мнемоника"><text:span text:style-name="T28">TBaseProcess</text:span></text:span><text:alphabetical-index-mark-end text:id="IMark155085380"/>) состоит в том, что процессы, несмотря на всю похожесть, все-таки отличаются – у них разные размеры стеков и разные значения приоритетов (которые, <text:span text:style-name="T7">не следует забывать</text:span>, задаются статически). Для определения типов процессов используется стандартное средство <text:alphabetical-index-mark-start text:id="IMark123790024"/><text:span text:style-name="T2">С</text:span><text:span text:style-name="T2">+</text:span><text:span text:style-name="T2">⁠</text:span><text:span text:style-name="T2">+</text:span><text:alphabetical-index-mark-end text:id="IMark123790024"/><text:span text:style-name="T2"> </text:span><text:span text:style-name="T2">– </text:span><text:span text:style-name="T7">шаблоны </text:span><text:span text:style-name="T7">(</text:span><text:span text:style-name="T2">templates</text:span><text:span text:style-name="T7">), что позволило получить «компактные» типы процессов, в которых содержатся все необходимы</text:span><text:span text:style-name="T7">е</text:span><text:span text:style-name="T7"> внутренности, включая и непосредственно стек </text:span><text:span text:style-name="T7">процесса, </text:span><text:span text:style-name="T7">который у всех процессов имеет разный размер и задаётся индивидуально</text:span><text:span text:style-name="T7">.</text:span></text:p>
      <text:p text:style-name="P13"/>
      <text:list xml:id="list38691839" text:continue-list="list38677989" text:style-name="WW8Num5">
        <text:list-item text:start-value="1">
          <text:p text:style-name="P217"><text:soft-page-break/>class <text:alphabetical-index-mark-start text:id="IMark123790024" text:key1="Процесс"/>TBaseProcess<text:alphabetical-index-mark-end text:id="IMark123790024"/> <text:s text:c="58"/></text:p>
        </text:list-item>
        <text:list-item>
          <text:p text:style-name="P217">{ <text:s text:c="75"/></text:p>
        </text:list-item>
        <text:list-item>
          <text:p text:style-name="P217"><text:s text:c="4"/>friend class TKernel; <text:s text:c="51"/></text:p>
        </text:list-item>
        <text:list-item>
          <text:p text:style-name="P217"><text:s text:c="4"/>friend class <text:alphabetical-index-mark-start text:id="IMark123789928" text:key1="Типы"/>TISRW<text:alphabetical-index-mark-end text:id="IMark123789928"/>; <text:s text:c="53"/></text:p>
        </text:list-item>
        <text:list-item>
          <text:p text:style-name="P217"><text:s text:c="4"/>friend class <text:alphabetical-index-mark text:string-value="TISRW_SS" text:key1="Типы"/>TISRW_SS; <text:s text:c="50"/></text:p>
        </text:list-item>
        <text:list-item>
          <text:p text:style-name="P217"><text:s text:c="4"/>friend class <text:alphabetical-index-mark-start text:id="IMark123789928" text:key1="Ядро"/>TKernelAgent<text:alphabetical-index-mark-end text:id="IMark123789928"/>; <text:s text:c="46"/></text:p>
        </text:list-item>
        <text:list-item>
          <text:p text:style-name="P217"><text:s text:c="77"/></text:p>
        </text:list-item>
        <text:list-item>
          <text:p text:style-name="P217"><text:s text:c="4"/>friend void <text:alphabetical-index-mark text:string-value="run()" text:key1="OS"/>run(); <text:s text:c="54"/></text:p>
        </text:list-item>
        <text:list-item>
          <text:p text:style-name="P217"><text:s text:c="77"/></text:p>
        </text:list-item>
        <text:list-item>
          <text:p text:style-name="P217">public: <text:s text:c="69"/></text:p>
        </text:list-item>
        <text:list-item>
          <text:p text:style-name="P217"><text:s text:c="4"/><text:alphabetical-index-mark-start text:id="IMark123790024" text:key1="Процесс"/>TBaseProcess<text:alphabetical-index-mark-end text:id="IMark123790024"/>( <text:alphabetical-index-mark-start text:id="IMark123789928" text:key1="Типы"/>stack_item_t<text:alphabetical-index-mark-end text:id="IMark123789928"/> * StackPoolEnd <text:s text:c="31"/></text:p>
        </text:list-item>
        <text:list-item>
          <text:p text:style-name="P217"><text:s text:c="16"/>, TPriority pr <text:s text:c="46"/></text:p>
        </text:list-item>
        <text:list-item>
          <text:p text:style-name="P217"><text:s text:c="16"/>, void (*exec)() <text:s text:c="44"/></text:p>
        </text:list-item>
        <text:list-item>
          <text:p text:style-name="P217"><text:s text:c="12"/>#if <text:alphabetical-index-mark-start text:id="IMark123790024" text:key1="Конфигурационные макросы"/>scmRTOS_DEBUG_ENABLE<text:alphabetical-index-mark-end text:id="IMark123790024"/> == 1 <text:s text:c="35"/></text:p>
        </text:list-item>
        <text:list-item>
          <text:p text:style-name="P217"><text:s text:c="16"/>, <text:alphabetical-index-mark-start text:id="IMark123789928" text:key1="Типы"/>stack_item_t<text:alphabetical-index-mark-end text:id="IMark123789928"/> * StackPool <text:s text:c="34"/></text:p>
        </text:list-item>
        <text:list-item>
          <text:p text:style-name="P217"><text:s text:c="12"/>#endif <text:s text:c="58"/></text:p>
        </text:list-item>
        <text:list-item>
          <text:p text:style-name="P217"><text:s text:c="16"/>); <text:s text:c="58"/></text:p>
        </text:list-item>
        <text:list-item>
          <text:p text:style-name="P217">protected: <text:s text:c="66"/></text:p>
        </text:list-item>
        <text:list-item>
          <text:p text:style-name="P218"><text:s text:c="4"/><text:alphabetical-index-mark-start text:id="IMark123789928" text:key1="Конфигурационные макросы"/>INLINE<text:alphabetical-index-mark-end text:id="IMark123789928"/> void set_unready() { <text:alphabetical-index-mark-start text:id="IMark123790024" text:key1="Ядро"/>Kernel<text:alphabetical-index-mark-end text:id="IMark123790024"/>.set_<text:alphabetical-index-mark-start text:id="IMark123792616"/>process<text:alphabetical-index-mark-end text:id="IMark123792616"/>_unready(this-&gt;Priority); }</text:p>
        </text:list-item>
        <text:list-item>
          <text:p text:style-name="P217"><text:s text:c="4"/>void <text:alphabetical-index-mark text:string-value="init_stack_frame()" text:key1="Функции порта"/>init_stack_frame( <text:alphabetical-index-mark-start text:id="IMark123792616" text:key1="Типы"/>stack_item_t<text:alphabetical-index-mark-end text:id="IMark123792616"/> * StackPoolEnd <text:s text:c="22"/></text:p>
        </text:list-item>
        <text:list-item>
          <text:p text:style-name="P217"><text:s text:c="25"/>, void (*exec)() <text:s text:c="35"/></text:p>
        </text:list-item>
        <text:list-item>
          <text:p text:style-name="P217"><text:s text:c="21"/>#if <text:alphabetical-index-mark-start text:id="IMark123792616" text:key1="Конфигурационные макросы"/>scmRTOS_DEBUG_ENABLE<text:alphabetical-index-mark-end text:id="IMark123792616"/> == 1 <text:s text:c="43"/></text:p>
        </text:list-item>
        <text:list-item>
          <text:p text:style-name="P217"><text:s text:c="25"/>, <text:alphabetical-index-mark-start text:id="IMark123790024" text:key1="Типы"/>stack_item_t<text:alphabetical-index-mark-end text:id="IMark123790024"/> * StackPool <text:s text:c="25"/></text:p>
        </text:list-item>
        <text:list-item>
          <text:p text:style-name="P217"><text:s text:c="21"/>#endif <text:s text:c="66"/></text:p>
        </text:list-item>
        <text:list-item>
          <text:p text:style-name="P217"><text:s text:c="25"/>); <text:s text:c="49"/></text:p>
        </text:list-item>
        <text:list-item>
          <text:p text:style-name="P217">public: <text:s text:c="69"/></text:p>
        </text:list-item>
        <text:list-item>
          <text:p text:style-name="P217"><text:s text:c="4"/>static void <text:alphabetical-index-mark text:string-value="sleep()" text:key1="Процесс"/>sleep(timeout_t timeout = 0); <text:s text:c="31"/></text:p>
        </text:list-item>
        <text:list-item>
          <text:p text:style-name="P217"><text:s text:c="11"/>void <text:alphabetical-index-mark-start text:id="IMark123792616" text:key1="Процесс"/>wake_up()<text:alphabetical-index-mark-end text:id="IMark123792616"/>; <text:s text:c="50"/></text:p>
        </text:list-item>
        <text:list-item>
          <text:p text:style-name="P217"><text:s text:c="11"/>void <text:alphabetical-index-mark text:string-value="force_wake_up()" text:key1="Процесс"/>force_wake_up(); <text:s text:c="44"/></text:p>
        </text:list-item>
        <text:list-item>
          <text:p text:style-name="P217"><text:s text:c="4"/><text:alphabetical-index-mark-start text:id="IMark123792616" text:key1="Конфигурационные макросы"/>INLINE<text:alphabetical-index-mark-end text:id="IMark123792616"/> void start() { <text:alphabetical-index-mark text:string-value="force_wake_up()" text:key1="Процесс"/>force_wake_up(); } <text:s text:c="32"/></text:p>
        </text:list-item>
        <text:list-item>
          <text:p text:style-name="P217"><text:s text:c="4"/><text:alphabetical-index-mark-start text:id="IMark123792616" text:key1="Конфигурационные макросы"/>INLINE<text:alphabetical-index-mark-end text:id="IMark123792616"/> bool <text:alphabetical-index-mark text:string-value="is_sleeping()" text:key1="Процесс"/>is_sleeping() const; <text:s text:c="40"/></text:p>
        </text:list-item>
        <text:list-item>
          <text:p text:style-name="P217"><text:s text:c="4"/><text:alphabetical-index-mark-start text:id="IMark123792616" text:key1="Конфигурационные макросы"/>INLINE<text:alphabetical-index-mark-end text:id="IMark123792616"/> bool <text:alphabetical-index-mark text:string-value="is_suspended()" text:key1="Процесс"/>is_suspended() const; <text:s text:c="39"/></text:p>
        </text:list-item>
        <text:list-item>
          <text:p text:style-name="P217"><text:s text:c="29"/></text:p>
        </text:list-item>
        <text:list-item>
          <text:p text:style-name="P217">#if <text:alphabetical-index-mark-start text:id="IMark123790024" text:key1="Конфигурационные макросы"/>scmRTOS_DEBUG_ENABLE<text:alphabetical-index-mark-end text:id="IMark123790024"/> == 1 <text:s text:c="47"/></text:p>
        </text:list-item>
        <text:list-item>
          <text:p text:style-name="P217"><text:s text:c="4"/><text:alphabetical-index-mark-start text:id="IMark123792616" text:key1="Конфигурационные макросы"/>INLINE<text:alphabetical-index-mark-end text:id="IMark123792616"/> <text:alphabetical-index-mark-start text:id="IMark123790024" text:key1="OS"/>TService<text:alphabetical-index-mark-end text:id="IMark123790024"/> * waiting_for() { return WaitingFor; } <text:s text:c="18"/></text:p>
        </text:list-item>
        <text:list-item>
          <text:p text:style-name="P217">public: <text:s text:c="69"/></text:p>
        </text:list-item>
        <text:list-item>
          <text:p text:style-name="P217"><text:s text:c="11"/>size_t <text:s text:c="4"/>stack_slack() const; <text:s text:c="34"/></text:p>
        </text:list-item>
        <text:list-item>
          <text:p text:style-name="P217">#endif // <text:alphabetical-index-mark-start text:id="IMark123792616" text:key1="Конфигурационные макросы"/>scmRTOS_DEBUG_ENABLE<text:alphabetical-index-mark-end text:id="IMark123792616"/> <text:s text:c="46"/></text:p>
        </text:list-item>
        <text:list-item>
          <text:p text:style-name="P217"><text:s text:c="77"/></text:p>
        </text:list-item>
        <text:list-item>
          <text:p text:style-name="P217">#if <text:alphabetical-index-mark-start text:id="IMark123792616" text:key1="Конфигурационные макросы"/>scmRTOS_PROCESS_RESTART_ENABLE<text:alphabetical-index-mark-end text:id="IMark123792616"/> == 1 <text:s text:c="37"/></text:p>
        </text:list-item>
        <text:list-item>
          <text:p text:style-name="P217">protected: <text:s text:c="66"/></text:p>
        </text:list-item>
        <text:list-item>
          <text:p text:style-name="P217"><text:s text:c="11"/>void reset_controls(); <text:s text:c="43"/></text:p>
        </text:list-item>
        <text:list-item>
          <text:p text:style-name="P217">#endif <text:s text:c="70"/></text:p>
        </text:list-item>
        <text:list-item>
          <text:p text:style-name="P217"><text:s text:c="77"/></text:p>
        </text:list-item>
        <text:list-item>
          <text:p text:style-name="P217"><text:s text:c="4"/>//----------------------------------------------------- <text:s text:c="17"/></text:p>
        </text:list-item>
        <text:list-item>
          <text:p text:style-name="P217"><text:s text:c="4"/>// <text:s text:c="70"/></text:p>
        </text:list-item>
        <text:list-item>
          <text:p text:style-name="P217"><text:s text:c="4"/>// <text:s text:c="3"/>Data members <text:s text:c="54"/></text:p>
        </text:list-item>
        <text:list-item>
          <text:p text:style-name="P217"><text:s text:c="4"/>// <text:s text:c="70"/></text:p>
        </text:list-item>
        <text:list-item>
          <text:p text:style-name="P217">protected: <text:s text:c="66"/></text:p>
        </text:list-item>
        <text:list-item>
          <text:p text:style-name="P217"><text:bookmark-start text:name="__RefNumPara__28962_1472659829"/><text:s text:c="4"/><text:alphabetical-index-mark-start text:id="IMark123792616" text:key1="Типы"/>stack_item_t<text:alphabetical-index-mark-end text:id="IMark123792616"/> * <text:s text:c="4"/>StackPointer; <text:s text:c="40"/><text:bookmark-end text:name="__RefNumPara__28962_1472659829"/></text:p>
        </text:list-item>
        <text:list-item>
          <text:p text:style-name="P217"><text:bookmark-start text:name="__RefNumPara__28964_1472659829"/><text:s text:c="4"/>volatile timeout_t <text:alphabetical-index-mark-start text:id="IMark123790024" text:key1="Процесс"/>Timeout<text:alphabetical-index-mark-end text:id="IMark123790024"/>; <text:s text:c="45"/><text:bookmark-end text:name="__RefNumPara__28964_1472659829"/></text:p>
        </text:list-item>
        <text:list-item>
          <text:p text:style-name="P217"><text:bookmark-start text:name="__RefNumPara__28966_1472659829"/><text:s text:c="4"/>const TPriority <text:s text:c="3"/>Priority; <text:s text:c="44"/><text:bookmark-end text:name="__RefNumPara__28966_1472659829"/></text:p>
        </text:list-item>
        <text:list-item>
          <text:p text:style-name="P217">#if <text:alphabetical-index-mark-start text:id="IMark123790024" text:key1="Конфигурационные макросы"/>scmRTOS_DEBUG_ENABLE<text:alphabetical-index-mark-end text:id="IMark123790024"/> == 1 <text:s text:c="47"/></text:p>
        </text:list-item>
        <text:list-item>
          <text:p text:style-name="P217"><text:s text:c="4"/><text:alphabetical-index-mark-start text:id="IMark123792616" text:key1="OS"/>TService<text:alphabetical-index-mark-end text:id="IMark123792616"/> <text:s text:c="10"/>* volatile WaitingFor; <text:s text:c="31"/></text:p>
        </text:list-item>
        <text:list-item>
          <text:p text:style-name="P217"><text:s text:c="4"/>const <text:alphabetical-index-mark-start text:id="IMark123790024" text:key1="Типы"/>stack_item_t<text:alphabetical-index-mark-end text:id="IMark123790024"/> * const StackPool; <text:s text:c="35"/></text:p>
        </text:list-item>
        <text:list-item>
          <text:p text:style-name="P217">#endif // <text:alphabetical-index-mark-start text:id="IMark123792616" text:key1="Конфигурационные макросы"/>scmRTOS_DEBUG_ENABLE<text:alphabetical-index-mark-end text:id="IMark123792616"/> <text:s text:c="46"/></text:p>
        </text:list-item>
        <text:list-item>
          <text:p text:style-name="P217"><text:s text:c="77"/></text:p>
        </text:list-item>
        <text:list-item>
          <text:p text:style-name="P217">#if <text:alphabetical-index-mark-start text:id="IMark123792616" text:key1="Конфигурационные макросы"/>scmRTOS_PROCESS_RESTART_ENABLE<text:alphabetical-index-mark-end text:id="IMark123792616"/> == 1 <text:s text:c="37"/></text:p>
        </text:list-item>
        <text:list-item>
          <text:p text:style-name="P217"><text:s text:c="4"/>volatile <text:alphabetical-index-mark-start text:id="IMark123790024" text:key1="Типы"/>TProcessMap<text:alphabetical-index-mark-end text:id="IMark123790024"/> * WaitingProcessMap; <text:s text:c="31"/></text:p>
        </text:list-item>
        <text:list-item>
          <text:p text:style-name="P217">#endif <text:s text:c="70"/></text:p>
        </text:list-item>
        <text:list-item>
          <text:p text:style-name="P217">}; <text:s text:c="74"/></text:p>
        </text:list-item>
      </text:list>
      <text:p text:style-name="Название_20_объекта"><text:bookmark-start text:name="__RefHeading__17118_1675463907"/>Листинг <text:sequence text:ref-name="refЛистинг9" text:name="Листинг" text:formula="ooow:Листинг+1" style:num-format="1">4.1</text:sequence> <text:alphabetical-index-mark-start text:id="IMark123790024" text:key1="Процесс"/><text:span text:style-name="T2">TBaseProcess</text:span><text:bookmark-end text:name="__RefHeading__17118_1675463907"/><text:alphabetical-index-mark-end text:id="IMark123790024"/></text:p>
      <text:h text:style-name="Heading_20_3" text:outline-level="3"><text:soft-page-break/><text:alphabetical-index-mark-start text:id="IMark123790024" text:key1="Процесс"/>TBaseProcess<text:alphabetical-index-mark-end text:id="IMark123790024"/></text:h>
      <text:p text:style-name="Текст_20_абазца"><text:span text:style-name="T7">Основная функциональность процесса определена в базовом классе </text:span><text:span text:style-name="Мнемоника"><text:span text:style-name="T28">OS</text:span></text:span><text:span text:style-name="Мнемоника"><text:span text:style-name="T31">::</text:span></text:span><text:alphabetical-index-mark-start text:id="IMark123790024" text:key1="Процесс"/><text:span text:style-name="Мнемоника"><text:span text:style-name="T28">TBaseProcess</text:span></text:span><text:alphabetical-index-mark-end text:id="IMark123790024"/><text:span text:style-name="T7">, от которого, как уже говорилось выше, </text:span><text:span text:style-name="T7">и производятся сами процессы на основе шаблона </text:span><text:span text:style-name="Мнемоника"><text:span text:style-name="T28">OS</text:span></text:span><text:span text:style-name="Мнемоника"><text:span text:style-name="T31">::</text:span></text:span><text:alphabetical-index-mark-start text:id="IMark123792616"/><text:span text:style-name="Мнемоника"><text:span text:style-name="T33">p</text:span></text:span><text:span text:style-name="Мнемоника"><text:span text:style-name="T28">rocess</text:span></text:span><text:alphabetical-index-mark-end text:id="IMark123792616"/><text:span text:style-name="Мнемоника"><text:span text:style-name="T33">&lt;&gt;</text:span></text:span><text:span text:style-name="T7">. Такой метод использован для того, чтобы не множить одинаковый код в экземплярах</text:span><text:span text:style-name="T7"><text:note text:id="ftn61" text:note-class="footnote"><text:note-citation>1</text:note-citation><text:note-body><text:p text:style-name="Footnote"><text:s/>На жаргоне часто используют термин <text:span text:style-name="T7">инстанс – </text:span><text:span text:style-name="T2">instance.</text:span></text:p></text:note-body></text:note></text:span><text:span text:style-name="T7"> шаблона </text:span><text:span text:style-name="T7">при их реализации. Поэтому в самом шаблоне объявлено только то, что относится </text:span><text:span text:style-name="T7">к</text:span><text:span text:style-name="T7"> различающимся в разных процессах сущностям – стеки и исполняемые функции процесса (</text:span><text:span text:style-name="Мнемоника">exec</text:span><text:span text:style-name="T2">). </text:span><text:span text:style-name="T7">Исходный код класса </text:span><text:span text:style-name="Мнемоника"><text:span text:style-name="T28">OS</text:span></text:span><text:span text:style-name="Мнемоника"><text:span text:style-name="T31">::</text:span></text:span><text:alphabetical-index-mark-start text:id="IMark123789928" text:key1="Процесс"/><text:span text:style-name="Мнемоника"><text:span text:style-name="T28">TBaseProcess</text:span></text:span><text:alphabetical-index-mark-end text:id="IMark123789928"/><text:span text:style-name="T7"> представлен</text:span><text:span text:style-name="T7"><text:note text:id="ftn62" text:note-class="footnote"><text:note-citation>2</text:note-citation><text:note-body><text:p text:style-name="P69"><text:s/>На самом деле существует два варианта этого класса – обычный (он и показан) и с отдельным стеком для адресов возвратов, код которого тут не приводится для краткости, т.к. никаких принципиальных для понимания и изложения отличий в нём нет.</text:p></text:note-body></text:note></text:span><text:span text:style-name="T7"> </text:span><text:span text:style-name="T7">– см «</text:span><text:span text:style-name="Ссылка_20_на_20_название"><text:span text:style-name="T7"><text:sequence-ref text:reference-format="text" text:ref-name="refЛистинг9">Листинг 4.1 TBaseProcess</text:sequence-ref></text:span></text:span><text:span text:style-name="T7">»</text:span><text:span text:style-name="T7">).</text:span></text:p>
      <text:p text:style-name="P13">Несмотря на кажущуюся обширность определения этого класса, на самом деле он очень небольшой и простой. Его представление содержит всего три члена-данных – это указатель стека <text:bookmark-ref text:reference-format="number" text:ref-name="__RefNumPara__28962_1472659829">{50}</text:bookmark-ref>, счетчик тиков таймаута <text:bookmark-ref text:reference-format="number" text:ref-name="__RefNumPara__28964_1472659829">{51}</text:bookmark-ref> и значение приоритета <text:bookmark-ref text:reference-format="number" text:ref-name="__RefNumPara__28966_1472659829">{52}</text:bookmark-ref>. Остальные члены-данные являются вспомогательными и присутствуют только при разрешении дополнительной функциональности – возможность прерывать работу процесса в любой момент с последующим перезапуском, а также средства отладки<text:note text:id="ftn63" text:note-class="footnote"><text:note-citation>3</text:note-citation><text:note-body><text:p text:style-name="Footnote"><text:s/>Это же касается и остального кода – большая часть определения класса занята описанием этих вспомогательных возможностей.</text:p></text:note-body></text:note>.</text:p>
      <text:p text:style-name="P46">Интерфейс класса предоставляет следующие функции:</text:p>
      <text:list xml:id="list38669171" text:continue-list="list38697570" text:style-name="WW8Num4">
        <text:list-item>
          <text:p text:style-name="Марк._20_список"><text:alphabetical-index-mark text:string-value="sleep()" text:key1="Процесс"/><text:span text:style-name="Мнемоника">sl</text:span><text:span text:style-name="Мнемоника">eep</text:span><text:span text:style-name="Мнемоника"><text:span text:style-name="T7">(</text:span></text:span><text:span text:style-name="Мнемоника"><text:span text:style-name="T7">timeout_t timeout = 0</text:span></text:span><text:span text:style-name="Мнемоника"><text:span text:style-name="T7">)</text:span></text:span><text:span text:style-name="T7">. </text:span><text:span text:style-name="T7">Переводит процесс в состояние</text:span><text:span text:style-name="T7"> «спячки»: </text:span><text:span text:style-name="T7">значение аргумента присваивается внутренней переменной-счётчику таймаута, процесс удаляется из карты процессов, готовых к выполнению, и вызывается планировщик, который передаст управление следующему процессу из готовых к выполнению.</text:span></text:p>
        </text:list-item>
        <text:list-item>
          <text:p text:style-name="Марк._20_список"><text:alphabetical-index-mark text:string-value="wake_up()" text:key1="Процесс"/><text:span text:style-name="Мнемоника">w</text:span><text:span text:style-name="Мнемоника">ake_</text:span><text:span text:style-name="Мнемоника">u</text:span><text:span text:style-name="Мнемоника">p</text:span><text:span text:style-name="Мнемоника"><text:span text:style-name="T7">()</text:span></text:span>. Выводит процесс из состояния «спячки». Процесс переводится в состояние готового к выполнению, <text:span text:style-name="T34">только</text:span> если он находился в состоянии ожидания с таймаутом события; при этом, если этот процесс имеет приоритет выше текущего, то он сразу получает управление;</text:p>
        </text:list-item>
        <text:list-item>
          <text:p text:style-name="Марк._20_список"><text:alphabetical-index-mark text:string-value="force_wake_up()" text:key1="Процесс"/><text:span text:style-name="Мнемоника">f</text:span><text:span text:style-name="Мнемоника">orce_</text:span><text:span text:style-name="Мнемоника">w</text:span><text:span text:style-name="Мнемоника">ake_</text:span><text:span text:style-name="Мнемоника">u</text:span><text:span text:style-name="Мнемоника">p</text:span><text:span text:style-name="Мнемоника"><text:span text:style-name="T7">()</text:span></text:span>. Выводит процесс из состояния «спячки». Процесс переводится в состояние готового к выполнению <text:span text:style-name="T34">всегда</text:span>. при этом, если этот процесс имеет приоритет выше текущего, то он сразу получает управление. Этой функцией нужно пользоваться с особой осторожностью, т.к. некорректное использование может привести к неправильной (непредсказуемой) работе программы;</text:p>
        </text:list-item>
        <text:list-item>
          <text:p text:style-name="Марк._20_список"><text:alphabetical-index-mark text:string-value="is_sleeping()" text:key1="Процесс"/><text:span text:style-name="Мнемоника">i</text:span><text:span text:style-name="Мнемоника">s_</text:span><text:span text:style-name="Мнемоника">s</text:span><text:span text:style-name="Мнемоника">leeping</text:span><text:span text:style-name="Мнемоника"><text:span text:style-name="T7">()</text:span></text:span>. Проверяет, находится ли процесс в состоянии «спячки», т.е. в состоянии ожидания с таймаутом события;</text:p>
        </text:list-item>
        <text:list-item>
          <text:p text:style-name="P178"><text:alphabetical-index-mark text:string-value="is_suspended()" text:key1="Процесс"/><text:span text:style-name="Мнемоника">i</text:span><text:span text:style-name="Мнемоника">s_</text:span><text:span text:style-name="Мнемоника">s</text:span><text:span text:style-name="Мнемоника">uspended</text:span><text:span text:style-name="Мнемоника"><text:span text:style-name="T7">()</text:span></text:span>. Проверяет, находится ли процесс в неактивном состоянии.</text:p>
        </text:list-item>
      </text:list>
      <text:h text:style-name="Heading_20_3" text:outline-level="3"><text:bookmark-start text:name="__RefHeading__31190_1781927709"/><text:soft-page-break/>Стек<text:bookmark-end text:name="__RefHeading__31190_1781927709"/></text:h>
      <text:p text:style-name="Текст_20_абазца">Стек процесса<text:alphabetical-index-mark text:string-value="Стек процесса" text:key1="Процесс"/> – это некоторая непрерывная область оперативной памяти, используемая для хранения в ней данных процесса, а также сохранения контекста процесса и адресов возвратов из функций и прерываний.</text:p>
      <text:p text:style-name="Текст_20_абазца">В силу особенностей некоторых архитектур может быть использовано два раздельных стека – один для данных, другой для адресов возвратов. <text:span text:style-name="T18">scmRTOS</text:span> поддерживает такую возможность, позволяя <text:span text:style-name="T7">размещать в</text:span> каждом объекте-процессе две области ОЗУ – два стека, размер каждой из которых может быть указан индивидуально, исходя из требований прикладной задачи. Поддержка двух стеков включается с помощью макроса <text:alphabetical-index-mark-start text:id="IMark123792616" text:key1="Конфигурационные макросы"/><text:span text:style-name="Мнемоника"><text:span text:style-name="T28">SEPARATE</text:span></text:span><text:span text:style-name="Мнемоника"><text:span text:style-name="T31">_</text:span></text:span><text:span text:style-name="Мнемоника"><text:span text:style-name="T28">RETURN</text:span></text:span><text:span text:style-name="Мнемоника"><text:span text:style-name="T31">_</text:span></text:span><text:span text:style-name="Мнемоника"><text:span text:style-name="T28">STACK</text:span></text:span><text:alphabetical-index-mark-end text:id="IMark123792616"/>, определяемого в файле <text:alphabetical-index-mark-start text:id="IMark123789928" text:key1="Исходный код"/>OS_Target.h<text:alphabetical-index-mark-end text:id="IMark123789928"/><text:alphabetical-index-mark text:string-value="OS_Target.h" text:key1="Исходный код"/>.</text:p>
      <text:p text:style-name="Текст_20_абазца">В защищённой секции объявлена очень важная функция <text:alphabetical-index-mark text:string-value="init_stack_frame()" text:key1="Функции порта"/><text:span text:style-name="Мнемоника">init_stack_frame</text:span><text:span text:style-name="Мнемоника"><text:span text:style-name="T7">()</text:span></text:span>, которая отвечает за формирование стекового кадра (<text:alphabetical-index-mark-start text:id="IMark123789928" text:key1="Процесс"/><text:span text:style-name="T2">stack frame</text:span><text:alphabetical-index-mark-end text:id="IMark123789928"/><text:span text:style-name="T2">). </text:span><text:span text:style-name="T7">Дело в том, что старт исполняемых функций процессов происходит не так, как у обычных функций – исполняемые функции процесса не вызываются традиционным образом. Управление в них попадает тем же способом, что и при передаче управления между процессами (при переключении контекстов), поэтому старт исполняемой функции процесса происходит путём восстановления контекста данного процесса из стека с последующим переходом по адресу, содержащемуся в стеке на месте сохранённого адреса точки прерывания процесса. Для того, чтобы </text:span><text:span text:style-name="T7">такой старт стал возможным, требуется подготовить стек процесса соответствующим образом – проинициализировать ячейки памяти в стеке по заданным адресам <text:s/>необходимыми значениями </text:span><text:span text:style-name="T7">– т.е. содержимое стека процесса должно быть таким, как будто у процесса до этого отобрали управление (сохранив, естественно, контекст процесса)</text:span><text:span text:style-name="T7">. Конкретные действия по подготовке стекового кадра являются индивидуальными для каждой платформы, поэтому реализация функции </text:span><text:alphabetical-index-mark text:string-value="init_stack_frame()" text:key1="Функции порта"/><text:span text:style-name="Мнемоника">init_stack_frame</text:span><text:span text:style-name="Мнемоника"><text:span text:style-name="T7">()</text:span></text:span><text:span text:style-name="T7"> вынесена на уровень портов операционной системы.</text:span></text:p>
      <text:h text:style-name="Heading_20_3" text:outline-level="3"><text:alphabetical-index-mark-start text:id="IMark123792616" text:key1="Процесс"/>Таймауты<text:alphabetical-index-mark-end text:id="IMark123792616"/></text:h>
      <text:p text:style-name="Текст_20_абазца">Каждый процесс имеет специальную переменную <text:alphabetical-index-mark-start text:id="IMark123792616" text:key1="Процесс"/><text:span text:style-name="Мнемоника"><text:span text:style-name="T28">Timeout</text:span></text:span><text:alphabetical-index-mark-end text:id="IMark123792616"/> для контроля за поведением процесса при ожиданиях событий с таймаутами или при «спячке». По сути эта переменная является счётчиком тиков системного таймера и если её значение не равно нулю, то в обработчике прерывания системного таймера она декрементируется <text:span text:style-name="T7">и сравнивается с нулём, при равенстве которому процесс-владе</text:span><text:soft-page-break/><text:span text:style-name="T7">лец этой переменной переводится в готовые к выполнению. Таким образом, если процесс находится в «спячке» с таймаутом – т.е. переведён в неготовые к выполнению путём вызова функции </text:span><text:alphabetical-index-mark text:string-value="sleep()" text:key1="Процесс"/><text:span text:style-name="Мнемоника">sleep(timeout)</text:span><text:span text:style-name="T2"> </text:span><text:span text:style-name="T7">с аргументом, отличным от нуля, то через промежуток времени, равный количеству тиков системного таймера</text:span><text:span text:style-name="T7"><text:note text:id="ftn64" text:note-class="footnote"><text:note-citation>1</text:note-citation><text:note-body><text:p text:style-name="Footnote"><text:s/>Строго говоря, не точно равный количеству тиков системного таймера, а с точностью до доли этого периода, которая зависит от момента вызова функции <text:span text:style-name="Мнемоника"><text:span text:style-name="T40">sleep</text:span></text:span><text:span text:style-name="T2"> </text:span><text:span text:style-name="T7">по отношению к моменту возникновения прерывания системного таймера.</text:span></text:p></text:note-body></text:note></text:span><text:span text:style-name="T7">, процесс будет «разбужен»</text:span><text:span text:style-name="T7"><text:note text:id="ftn65" text:note-class="footnote"><text:note-citation>2</text:note-citation><text:note-body><text:p text:style-name="Footnote"><text:s/>Т.е. переведён в готовые к выполнению.</text:p></text:note-body></text:note></text:span><text:span text:style-name="T7"> в обработчике прерываний системного таймера.</text:span></text:p>
      <text:p text:style-name="P13">Аналогичная ситуация будет и в случае вызова функции сервиса, которая предполагает ожидание события с таймаутом. В этом случае процесс будет переведён в готовые к выполнению либо при возникновении события, которое он ожидает, вызвав функцию сервиса, либо по истечению таймаута. Значение, возвращаемое функцией сервиса, однозначно указывает на источник «пробуждения» процесса, что позволяет пользовательской программе без проблем принять решение о дальнейших действиях в сложившейся ситуации.</text:p>
      <text:h text:style-name="Heading_20_3" text:outline-level="3">Приоритеты<text:alphabetical-index-mark text:string-value="Приоритет" text:key1="Процесс"/></text:h>
      <text:p text:style-name="Текст_20_абазца">Каждый процесс имеет также поле данных, содержащее приоритет процесса. Это поле является идентификатором процесса при манипуляции с процессами и их представлением, в частности, приоритет процесса – это индекс в таблице указателей на процессы, находящейся в составе ядра, куда записывается адрес каждого процесса при регистрации, подробнее см стр. <text:bookmark-ref text:reference-format="page" text:ref-name="_Ref127546739">48</text:bookmark-ref>.</text:p>
      <text:p text:style-name="Текст_20_абазца">Приоритеты являются уникальными – т.е. не может быть двух процессов с одинаковым приоритетом. Внутреннее представление приоритета – переменная целочисленного типа. Для безопасности использования при задании приоритетов используется специальный перечислимый тип <text:span text:style-name="Мнемоника">TPriority</text:span><text:span text:style-name="T2">, </text:span><text:span text:style-name="T7">б</text:span>олее подробно о задании <text:s/>приоритетов см замечание на стр. <text:bookmark-ref text:reference-format="page" text:ref-name="Замечание про приоритеты">42</text:bookmark-ref>.</text:p>
      <text:h text:style-name="Heading_20_3" text:outline-level="3"><text:bookmark-start text:name="__RefHeading__25483_408557182"/>Функция <text:alphabetical-index-mark text:string-value="sleep()" text:key1="Процесс"/><text:span text:style-name="Мнемоника"><text:span text:style-name="T54">sleep()</text:span></text:span><text:bookmark-end text:name="__RefHeading__25483_408557182"/></text:h>
      <text:p text:style-name="P52">Эта функция служит для перевода текущего процесса из активного состояния в неактивное. При этом, если функция вызывается с аргументом, равным 0 (или без указания аргумента – функция объявлена с аргументом по умолчанию, равным 0), то процесс перейдет в «спячку» до тех пор, пока его не разбудит, например, какой-либо другой процесс с помощью функции <text:soft-page-break/><text:alphabetical-index-mark-start text:id="IMark123789928" text:key1="Процесс"/><text:span text:style-name="Мнемоника"><text:span text:style-name="T28">TBaseProcess</text:span></text:span><text:alphabetical-index-mark-end text:id="IMark123789928"/><text:span text:style-name="Мнемоника"><text:span text:style-name="T28">::</text:span></text:span><text:alphabetical-index-mark text:string-value="force_wake_up()" text:key1="Процесс"/><text:span text:style-name="Мнемоника">force_wake_up</text:span><text:span text:style-name="Мнемоника">()</text:span>. Если функция вызывается с аргументом, то процесс будет «спать» указанное количество тиков системного таймера, после чего будет «разбужен», т.е. приведен в состояние готового к выполнению. В этом случае «спячка» также может быть прервана другим процессом или обработчиком прерывания с помощью функций <text:alphabetical-index-mark-start text:id="IMark123797244" text:key1="Процесс"/><text:span text:style-name="Мнемоника"><text:span text:style-name="T28">TBaseProcess</text:span></text:span><text:alphabetical-index-mark-end text:id="IMark123797244"/><text:span text:style-name="Мнемоника"><text:span text:style-name="T31">::</text:span></text:span><text:alphabetical-index-mark text:string-value="wake_up()" text:key1="Процесс"/><text:span text:style-name="Мнемоника">w</text:span><text:span text:style-name="Мнемоника"><text:span text:style-name="T28">ake_up</text:span></text:span><text:span text:style-name="Мнемоника">()</text:span>, <text:alphabetical-index-mark-start text:id="IMark123792184" text:key1="Процесс"/><text:span text:style-name="Мнемоника"><text:span text:style-name="T28">TBaseProcess</text:span></text:span><text:alphabetical-index-mark-end text:id="IMark123792184"/><text:span text:style-name="Мнемоника"><text:span text:style-name="T31">::</text:span></text:span><text:alphabetical-index-mark text:string-value="force_wake_up()" text:key1="Процесс"/><text:span text:style-name="Мнемоника">f</text:span><text:span text:style-name="Мнемоника"><text:span text:style-name="T28">orce_wake_up</text:span></text:span><text:span text:style-name="Мнемоника">()</text:span>.</text:p>
      <text:h text:style-name="Heading_20_2" text:outline-level="2"><text:bookmark-start text:name="__RefHeading__90_1693444381"/>Создание и использование процесса<text:bookmark-end text:name="__RefHeading__90_1693444381"/></text:h>
      <text:h text:style-name="Heading_20_3" text:outline-level="3"><text:bookmark-start text:name="_Ref38804027"/>Определение типа процесса<text:bookmark-end text:name="_Ref38804027"/></text:h>
      <text:p text:style-name="P52">Для создания процесса нужно определить его тип и объявить объект этого типа.</text:p>
      <text:p text:style-name="P16">Тип конкретного процесса описывается с помощью шаблона  <text:span text:style-name="Мнемоника"><text:span text:style-name="T33">OS::</text:span></text:span><text:alphabetical-index-mark-start text:id="IMark133313156"/><text:span text:style-name="Мнемоника"><text:span text:style-name="T33">p</text:span></text:span><text:span text:style-name="Мнемоника"><text:span text:style-name="T33">rocess</text:span></text:span><text:alphabetical-index-mark-end text:id="IMark133313156"/>: см <text:span text:style-name="НазваниеОбъекта">«</text:span><text:span text:style-name="НазваниеОбъекта"><text:bookmark-ref text:reference-format="text" text:ref-name="_Ref38285734">Листинг 4.2 Определение шаблона типа процесса</text:bookmark-ref></text:span><text:span text:style-name="НазваниеОбъекта">»</text:span></text:p>
      <text:p text:style-name="Текст_20_абазца"/>
      <text:list xml:id="list38673763" text:continue-list="list38691839" text:style-name="WW8Num5">
        <text:list-item text:start-value="1">
          <text:p text:style-name="P219">template&lt;TPriority pr, size_t stack_size&gt; <text:s text:c="14"/></text:p>
        </text:list-item>
        <text:list-item>
          <text:p text:style-name="P219">class <text:alphabetical-index-mark-start text:id="IMark123792664"/>process<text:alphabetical-index-mark-end text:id="IMark123792664"/> : public <text:alphabetical-index-mark-start text:id="IMark133313156" text:key1="Процесс"/>TBaseProcess<text:alphabetical-index-mark-end text:id="IMark133313156"/> <text:s text:c="20"/></text:p>
        </text:list-item>
        <text:list-item>
          <text:p text:style-name="P219">{ <text:s text:c="54"/></text:p>
        </text:list-item>
        <text:list-item>
          <text:p text:style-name="P219">public: <text:s text:c="48"/></text:p>
        </text:list-item>
        <text:list-item>
          <text:p text:style-name="P219"><text:s text:c="4"/><text:alphabetical-index-mark-start text:id="IMark123792664" text:key1="Конфигурационные макросы" text:main-entry="true"/>INLINE_PROCESS_CTOR<text:alphabetical-index-mark-end text:id="IMark123792664"/> <text:alphabetical-index-mark-start text:id="IMark133313156"/>process<text:alphabetical-index-mark-end text:id="IMark133313156"/>(); <text:s text:c="21"/></text:p>
        </text:list-item>
        <text:list-item>
          <text:p text:style-name="P219"><text:s text:c="56"/></text:p>
        </text:list-item>
        <text:list-item>
          <text:p text:style-name="P219"><text:s text:c="4"/><text:alphabetical-index-mark-start text:id="IMark133313156" text:key1="Конфигурационные макросы" text:main-entry="true"/>OS_PROCESS<text:alphabetical-index-mark-end text:id="IMark133313156"/> static void exec(); <text:s text:c="21"/></text:p>
        </text:list-item>
        <text:list-item>
          <text:p text:style-name="P219"><text:s text:c="56"/></text:p>
        </text:list-item>
        <text:list-item>
          <text:p text:style-name="P219">#if <text:alphabetical-index-mark-start text:id="IMark133313156" text:key1="Конфигурационные макросы"/>scmRTOS_PROCESS_RESTART_ENABLE<text:alphabetical-index-mark-end text:id="IMark133313156"/> == 1 <text:s text:c="16"/></text:p>
        </text:list-item>
        <text:list-item>
          <text:p text:style-name="P219"><text:s text:c="4"/><text:alphabetical-index-mark-start text:id="IMark123792664" text:key1="Конфигурационные макросы"/>INLINE<text:alphabetical-index-mark-end text:id="IMark123792664"/> void <text:alphabetical-index-mark text:string-value="terminate()" text:key1="Процесс"/>terminate(); <text:s text:c="27"/></text:p>
        </text:list-item>
        <text:list-item>
          <text:p text:style-name="P219">#endif <text:s text:c="49"/></text:p>
        </text:list-item>
        <text:list-item>
          <text:p text:style-name="P219"><text:s text:c="56"/></text:p>
        </text:list-item>
        <text:list-item>
          <text:p text:style-name="P219">private: <text:s text:c="47"/></text:p>
        </text:list-item>
        <text:list-item>
          <text:p text:style-name="P219"><text:s text:c="4"/><text:alphabetical-index-mark-start text:id="IMark133313156" text:key1="Типы"/>stack_item_t<text:alphabetical-index-mark-end text:id="IMark133313156"/> Stack[stack_size/sizeof(<text:alphabetical-index-mark-start text:id="IMark123792664" text:key1="Типы"/>stack_item_t<text:alphabetical-index-mark-end text:id="IMark123792664"/>)];</text:p>
        </text:list-item>
        <text:list-item>
          <text:p text:style-name="P219">}; <text:s text:c="53"/></text:p>
        </text:list-item>
      </text:list>
      <text:p text:style-name="P38"><text:bookmark-start text:name="__RefHeading__156_1693444381"/><text:bookmark-start text:name="_Ref38285734"/>Листинг <text:sequence text:ref-name="refЛистинг10" text:name="Листинг" text:formula="ooow:Листинг+1" style:num-format="1">4.2</text:sequence> Определение шаблона типа процесса<text:bookmark-end text:name="__RefHeading__156_1693444381"/><text:bookmark-end text:name="_Ref38285734"/></text:p>
      <text:p text:style-name="P17">Как видно, к тому, что предоставляет базовый класс, добавлены две сущности:</text:p>
      <text:list xml:id="list38690441" text:continue-list="list38669171" text:style-name="WW8Num4">
        <text:list-item>
          <text:p text:style-name="Марк._20_список">стек процесса<text:alphabetical-index-mark text:string-value="Стек процесса" text:key1="Процесс"/> <text:span text:style-name="Мнемоника"><text:span text:style-name="T39">Stack</text:span></text:span> с размером <text:span text:style-name="Мнемоника"><text:span text:style-name="T39">stack_size</text:span></text:span>. Размер задается в байтах;</text:p>
        </text:list-item>
        <text:list-item>
          <text:p text:style-name="Марк._20_список">статическая функция <text:span text:style-name="Мнемоника"><text:span text:style-name="T39">e</text:span></text:span><text:span text:style-name="Мнемоника"><text:span text:style-name="T39">xec</text:span></text:span><text:span text:style-name="Мнемоника"><text:span text:style-name="T41">()</text:span></text:span>, являющаяся собственно той функцией, где размещается пользовательский код процесса.</text:p>
        </text:list-item>
      </text:list>
      <text:p text:style-name="Текст_20_абазца"/>
      <text:h text:style-name="Heading_20_3" text:outline-level="3"><text:soft-page-break/>Объявление объекта процесса и его использование</text:h>
      <text:p text:style-name="Текст_20_абазца">Теперь достаточно объявить объект этого типа, который и будет собственно процессом, а также определить саму процессную функцию <text:span text:style-name="Мнемоника"><text:span text:style-name="T28">e</text:span></text:span><text:span text:style-name="Мнемоника"><text:span text:style-name="T28">xec</text:span></text:span><text:span text:style-name="Мнемоника"><text:span text:style-name="T31">()</text:span></text:span>.</text:p>
      <text:p text:style-name="P19"><text:span text:style-name="Мнемоника"><text:span text:style-name="T28">typedef</text:span></text:span><text:span text:style-name="Мнемоника"><text:span text:style-name="T31"> </text:span></text:span><text:span text:style-name="Мнемоника"><text:span text:style-name="T28">OS</text:span></text:span><text:span text:style-name="Мнемоника"><text:span text:style-name="T31">::</text:span></text:span><text:alphabetical-index-mark-start text:id="IMark123792616"/><text:span text:style-name="Мнемоника"><text:span text:style-name="T28">process</text:span></text:span><text:alphabetical-index-mark-end text:id="IMark123792616"/><text:span text:style-name="Мнемоника"><text:span text:style-name="T31">&lt;</text:span></text:span><text:span text:style-name="Мнемоника"><text:span text:style-name="T28">OS</text:span></text:span><text:span text:style-name="Мнемоника"><text:span text:style-name="T31">::</text:span></text:span><text:span text:style-name="Мнемоника"><text:span text:style-name="T28">prn</text:span></text:span><text:span text:style-name="Мнемоника"><text:span text:style-name="T31">, 100&gt; </text:span></text:span><text:span text:style-name="Мнемоника"><text:span text:style-name="T28">TSlon</text:span></text:span><text:span text:style-name="Мнемоника"><text:span text:style-name="T31">;</text:span></text:span></text:p>
      <text:p text:style-name="P19"><text:span text:style-name="Мнемоника"><text:span text:style-name="T28">TSlon</text:span></text:span><text:span text:style-name="Мнемоника"><text:span text:style-name="T31"> </text:span></text:span><text:span text:style-name="Мнемоника"><text:span text:style-name="T28">Slon</text:span></text:span><text:span text:style-name="Мнемоника"><text:span text:style-name="T31">;</text:span></text:span></text:p>
      <text:p text:style-name="P19">где <text:span text:style-name="Мнемоника"><text:span text:style-name="T28">n</text:span></text:span> – номер приоритета.</text:p>
      <text:p text:style-name="Текст_20_абазца">«<text:span text:style-name="Ссылка_20_на_20_название"><text:sequence-ref text:reference-format="text" text:ref-name="refЛистинг0">Листинг 2.1 Исполняемая функция процесса</text:sequence-ref></text:span>» иллюстрирует пример типовой процессной функции.</text:p>
      <text:p text:style-name="P44">Использование процесса состоит, главным образом, в написании пользовательского кода внутри функции процесса. При этом, как уже говорилось, следует соблюдать ряд простых правил:</text:p>
      <text:list xml:id="list38684472" text:continue-numbering="true" text:style-name="WW8Num4">
        <text:list-item>
          <text:p text:style-name="Марк._20_список">необходимо позаботиться о том, чтобы поток управления программы не покидал процессной функции, в противном случае, в силу того, что эта функция не была вызвана обычным образом, при выходе из нее поток управления попадет, грубо говоря, в неопределенные адреса, что повлечет неопределенное поведение программы (хотя на практике поведение, как правило, вполне определенное – программа не работает!);</text:p>
        </text:list-item>
        <text:list-item>
          <text:p text:style-name="P197">использовать функцию <text:alphabetical-index-mark-start text:id="IMark123789928" text:key1="Процесс"/><text:span text:style-name="Мнемоника"><text:span text:style-name="T39">TBaseProcess</text:span></text:span><text:alphabetical-index-mark-end text:id="IMark123789928"/><text:span text:style-name="Мнемоника"><text:span text:style-name="T41">::</text:span></text:span><text:alphabetical-index-mark text:string-value="wake_up()" text:key1="Процесс"/><text:span text:style-name="Мнемоника">w</text:span><text:span text:style-name="Мнемоника"><text:span text:style-name="T39">ake_</text:span></text:span><text:span text:style-name="Мнемоника"><text:span text:style-name="T39">u</text:span></text:span><text:span text:style-name="Мнемоника"><text:span text:style-name="T39">p</text:span></text:span><text:span text:style-name="Мнемоника">()</text:span>нужно с осторожностью и внимательно, а <text:alphabetical-index-mark-start text:id="IMark133313156" text:key1="Процесс"/><text:span text:style-name="Мнемоника"><text:span text:style-name="T39">TBaseProcess</text:span></text:span><text:alphabetical-index-mark-end text:id="IMark133313156"/><text:span text:style-name="Мнемоника"><text:span text:style-name="T41">::</text:span></text:span><text:alphabetical-index-mark text:string-value="force_wake_up()" text:key1="Процесс"/><text:span text:style-name="Мнемоника">f</text:span><text:span text:style-name="Мнемоника"><text:span text:style-name="T39">orce_</text:span></text:span><text:span text:style-name="Мнемоника"><text:span text:style-name="T39">w</text:span></text:span><text:span text:style-name="Мнемоника"><text:span text:style-name="T39">ake_</text:span></text:span><text:span text:style-name="Мнемоника"><text:span text:style-name="T39">u</text:span></text:span><text:span text:style-name="Мнемоника"><text:span text:style-name="T39">p</text:span></text:span><text:span text:style-name="Мнемоника">()</text:span> с особой осторожностью, т.к. неаккуратное использование может привести к несвоевременной «побудке» спящего (отложенного) процесса, что может привести к коллизиям в межпроцессном взаимодействии.</text:p>
        </text:list-item>
      </text:list>
      <text:h text:style-name="Heading_20_2" text:outline-level="2"><text:bookmark-start text:name="__RefHeading__15649_1675463907"/>Перезапуск процесса<text:bookmark-end text:name="__RefHeading__15649_1675463907"/></text:h>
      <text:p text:style-name="Текст_20_абазца">Иногда возникает ситуация, когда необходимо прервать выполнение процесса извне и запустить его выполнение сначала. Например, некий процесс производит длительные вычисления, и случается так, что результаты этих вычислений оказываются в какой-то момент уже не нужны, а необходимо запустить новый цикл вычислений с новыми данными. Сделать это можно, завершив выполнение процесса с возможностью последующего его запуска с самого начала.</text:p>
      <text:p text:style-name="P44">Для реализации вышесказанного ОС предоставляет пользователю две функции:</text:p>
      <text:list xml:id="list38671866" text:continue-numbering="true" text:style-name="WW8Num4">
        <text:list-item>
          <text:p text:style-name="Марк._20_список">OS::<text:alphabetical-index-mark-start text:id="IMark133313156"/>process<text:alphabetical-index-mark-end text:id="IMark133313156"/>::<text:alphabetical-index-mark text:string-value="terminate()" text:key1="Процесс"/>terminate();</text:p>
        </text:list-item>
        <text:list-item>
          <text:p text:style-name="P178">OS::<text:alphabetical-index-mark-start text:id="IMark123789928" text:key1="Процесс"/>TBaseProcess<text:alphabetical-index-mark-end text:id="IMark123789928"/>::<text:alphabetical-index-mark text:string-value="start()" text:key1="Процесс"/>start().</text:p>
        </text:list-item>
      </text:list>
      <text:p text:style-name="P102"><text:soft-page-break/>Функция <text:alphabetical-index-mark text:string-value="terminate()" text:key1="Процесс"/><text:span text:style-name="Мнемоника">terminate()</text:span><text:span text:style-name="T2"> </text:span>предназначена для вызова извне останавливаемого процесса. Внутри неё производится приведение всех связанных с данным процессом ресурсов в исходное состояние и процесс переводится в состояние неготовых к выполнению. При этом, если процесс находился в ожидании какого-либо сервиса, тег процесса удаляется из карты ожидающих процессов этого сервиса.</text:p>
      <text:p text:style-name="P64">Запуск процесса производится раздельно – чтобы пользователь имел возможность сделать это в нужный с его точки зрения момент, и осуществляется с помощью функции <text:alphabetical-index-mark text:string-value="start()" text:key1="Процесс"/><text:span text:style-name="Мнемоника"><text:span text:style-name="T73">start()</text:span></text:span><text:span text:style-name="T2">, </text:span>которая просто переводит процесс в готовые к выполнению. Процесс начнёт работу в соответствии с очерёдностью, определяемой его приоритетом и загрузкой ОС.</text:p>
      <text:p text:style-name="P64">Для того, чтобы прерывание работы процесса и его старт работали правильно, эта функциональность должна быть разрешена при конфигурации – значение макроса <text:alphabetical-index-mark-start text:id="IMark133313156" text:key1="Конфигурационные макросы"/><text:span text:style-name="Мнемоника"><text:span text:style-name="T73">scmRTOS_PROCESS_RESTART_ENABLE</text:span></text:span><text:alphabetical-index-mark-end text:id="IMark133313156"/> должно быть установлено в <text:span text:style-name="Мнемоника"><text:span text:style-name="T73">1</text:span></text:span>.</text:p>
      <text:h text:style-name="P152" text:outline-level="1"><text:bookmark-start text:name="__RefHeading__92_1693444381"/><text:bookmark-start text:name="_Ref39860919"/><text:bookmark-start text:name="_Ref39860916"/><text:s text:c="2"/>Средства межпроцессного взаимодействия<text:bookmark-end text:name="__RefHeading__92_1693444381"/><text:bookmark-end text:name="_Ref39860919"/><text:bookmark-end text:name="_Ref39860916"/></text:h>
      <text:p text:style-name="P91">—<text:tab/>Мальчик, тебя как зовут?</text:p>
      <text:p text:style-name="P91">—<text:tab/>Чего?…</text:p>
      <text:p text:style-name="P91">—<text:tab/>Ты что – тормоз?</text:p>
      <text:p text:style-name="P91">—<text:tab/>Вася.</text:p>
      <text:p text:style-name="P91">—<text:tab/>Что «Вася»?</text:p>
      <text:p text:style-name="P91">—<text:tab/>Я не тормоз.</text:p>
      <text:p text:style-name="Эпиграф-подпись">анекдот.</text:p>
      <text:h text:style-name="Heading_20_2" text:outline-level="2"><text:bookmark-start text:name="__RefHeading__15912_682982339"/>Введение<text:bookmark-end text:name="__RefHeading__15912_682982339"/></text:h>
      <text:p text:style-name="Текст_20_абазца">В <text:alphabetical-index-mark-start text:id="IMark133313156" text:key1="Операционные системы"/><text:span text:style-name="T26">scmRTOS</text:span><text:alphabetical-index-mark-end text:id="IMark133313156"/><text:span text:style-name="T26"> </text:span><text:span text:style-name="T20">v4</text:span> разработан и применён принципиально иной нежели в предыдущих версиях механизм реализации средств межпроцессного взаимодействия. Ранее каждый класс сервиса был разработан индивидуально и никак не был связан с остальными, а для доступа к ресурсам ядра классы сервисов были объявлены как «друзья» ядра. Такой подход не позволял достичь повторного использования кода<text:note text:id="ftn66" text:note-class="footnote"><text:note-citation>1</text:note-citation><text:note-body><text:p text:style-name="Footnote"><text:s/>Поскольку средства межпроцессного взаимодействия производят сходные действия по взаимодействию с ресурсами ядра, они содержат местами почти идентичный код.</text:p></text:note-body></text:note> и не давал возможности расширять набор сервисов, по каким причинам решено было от него отказаться и спроектировать лишённый обоих недостатков вариант.</text:p>
      <text:p text:style-name="P52">В основе реализации лежит концепция расширения функциональности ОС путём определения классов-расширений на основе наследования от <text:alphabetical-index-mark-start text:id="IMark133313156" text:key1="Ядро"/><text:span text:style-name="Мнемоника">TKernelAgent</text:span><text:alphabetical-index-mark-end text:id="IMark133313156"/><text:span text:style-name="T2"> </text:span><text:span text:style-name="T7">(см «</text:span><text:span text:style-name="Ссылка_20_на_20_название"><text:span text:style-name="T7"><text:bookmark-ref text:reference-format="number" text:ref-name="__RefNumPara__15233_1483865736">3.3</text:bookmark-ref></text:span></text:span><text:span text:style-name="Ссылка_20_на_20_название"><text:span text:style-name="T7"> </text:span></text:span><text:span text:style-name="Ссылка_20_на_20_название"><text:span text:style-name="T7"><text:bookmark-ref text:reference-format="text" text:ref-name="__RefNumPara__15233_1483865736">TKernelAgent и расширения</text:bookmark-ref></text:span></text:span><text:span text:style-name="T7">»). </text:span></text:p>
      <text:p text:style-name="P16"><text:soft-page-break/><text:span text:style-name="T7">Ключевым классом для построения средств межпроцессного взаимодействия является класс </text:span><text:alphabetical-index-mark-start text:id="IMark133313156" text:key1="OS"/><text:span text:style-name="Мнемоника">TService</text:span><text:alphabetical-index-mark-end text:id="IMark133313156"/><text:span text:style-name="T2">, </text:span><text:span text:style-name="T7">в котором реализована общая функциональность всех классов-сервисов, и в</text:span><text:span text:style-name="T7">се </text:span><text:span text:style-name="T7">они</text:span><text:span text:style-name="T7"> </text:span><text:span text:style-name="T7">являются потомками </text:span><text:alphabetical-index-mark-start text:id="IMark133312580" text:key1="OS"/><text:span text:style-name="Мнемоника">TService</text:span><text:alphabetical-index-mark-end text:id="IMark133312580"/><text:span text:style-name="T2">. </text:span><text:span text:style-name="T7">Это касается как штатного набора сервисов, входящих в дистрибутив ОС, так и тех, которые разработаны</text:span><text:span text:style-name="T7"><text:note text:id="ftn67" text:note-class="footnote"><text:note-citation>1</text:note-citation><text:note-body><text:p text:style-name="Footnote"><text:s/>Или могут быть разработаны пользователем под нужды своего проекта.</text:p></text:note-body></text:note></text:span><text:span text:style-name="T7"> в качестве расширений </text:span><text:span text:style-name="T7">стандартного</text:span><text:span text:style-name="T7"> ряда сервисов.</text:span></text:p>
      <text:p text:style-name="Текст_20_абазца">К средствам межпроцессного взаимодействия, входящим в дистрибутив <text:span text:style-name="T18">scmRTOS</text:span>, относятся:</text:p>
      <text:list xml:id="list38676418" text:continue-numbering="true" text:style-name="WW8Num4">
        <text:list-item>
          <text:p text:style-name="P198"><text:span text:style-name="Мнемоника">OS::</text:span><text:alphabetical-index-mark-start text:id="IMark133312580" text:key1="OS"/><text:span text:style-name="Мнемоника"><text:span text:style-name="T73">TEventFlag</text:span></text:span><text:alphabetical-index-mark-end text:id="IMark133312580"/><text:span text:style-name="Мнемоника">;</text:span></text:p>
        </text:list-item>
        <text:list-item>
          <text:p text:style-name="Марк._20_список"><text:span text:style-name="Мнемоника">OS::</text:span><text:alphabetical-index-mark-start text:id="IMark123790696" text:key1="OS"/><text:span text:style-name="Мнемоника">TMutex</text:span><text:alphabetical-index-mark-end text:id="IMark123790696"/><text:span text:style-name="Мнемоника">;</text:span></text:p>
        </text:list-item>
        <text:list-item>
          <text:p text:style-name="Марк._20_список"><text:span text:style-name="Мнемоника">OS::</text:span><text:alphabetical-index-mark-start text:id="IMark133312580" text:key1="OS"/><text:span text:style-name="Мнемоника">TChannel</text:span><text:alphabetical-index-mark-end text:id="IMark133312580"/><text:span text:style-name="Мнемоника">;</text:span></text:p>
        </text:list-item>
        <text:list-item>
          <text:p text:style-name="Марк._20_список"><text:span text:style-name="Мнемоника">OS::</text:span><text:alphabetical-index-mark-start text:id="IMark123790696" text:key1="OS"/><text:span text:style-name="Мнемоника">message</text:span><text:alphabetical-index-mark-end text:id="IMark123790696"/><text:span text:style-name="Мнемоника"><text:span text:style-name="T2">;</text:span></text:span></text:p>
        </text:list-item>
        <text:list-item>
          <text:p text:style-name="Марк._20_список"><text:span text:style-name="Мнемоника">OS::</text:span><text:alphabetical-index-mark-start text:id="IMark133312580" text:key1="OS"/><text:span text:style-name="Мнемоника">channel</text:span><text:alphabetical-index-mark-end text:id="IMark133312580"/><text:span text:style-name="Мнемоника">;</text:span></text:p>
        </text:list-item>
      </text:list>
      <text:h text:style-name="Heading_20_2" text:outline-level="2"><text:bookmark-start text:name="__RefHeading__15914_682982339"/><text:alphabetical-index-mark-start text:id="IMark133312580" text:key1="OS"/>TService<text:bookmark-end text:name="__RefHeading__15914_682982339"/><text:alphabetical-index-mark-end text:id="IMark133312580"/></text:h>
      <text:h text:style-name="Heading_20_3" text:outline-level="3">Определение класса</text:h>
      <text:p text:style-name="P14">Код базового класса для построения сервисных типов приведён – см «<text:span text:style-name="Ссылка_20_на_20_название"><text:sequence-ref text:reference-format="text" text:ref-name="refЛистинг11">Листинг 5.1 TService</text:sequence-ref></text:span>».</text:p>
      <text:list xml:id="list38694644" text:continue-list="list38673763" text:style-name="WW8Num5">
        <text:list-item text:start-value="1">
          <text:p text:style-name="P220">class <text:alphabetical-index-mark-start text:id="IMark133312580" text:key1="OS"/>TService<text:alphabetical-index-mark-end text:id="IMark133312580"/> : public <text:alphabetical-index-mark-start text:id="IMark123790696" text:key1="Ядро"/>TKernelAgent<text:alphabetical-index-mark-end text:id="IMark123790696"/> <text:s text:c="60"/></text:p>
        </text:list-item>
        <text:list-item>
          <text:p text:style-name="P220">{ <text:s text:c="95"/></text:p>
        </text:list-item>
        <text:list-item>
          <text:p text:style-name="P220">protected: <text:s text:c="86"/></text:p>
        </text:list-item>
        <text:list-item>
          <text:p text:style-name="P220"><text:s text:c="4"/><text:alphabetical-index-mark-start text:id="IMark133312580" text:key1="OS"/>TService<text:alphabetical-index-mark-end text:id="IMark133312580"/>() : <text:alphabetical-index-mark-start text:id="IMark123790696" text:key1="Ядро"/>TKernelAgent<text:alphabetical-index-mark-end text:id="IMark123790696"/>() { } <text:s text:c="61"/></text:p>
        </text:list-item>
        <text:list-item>
          <text:p text:style-name="P220"><text:s text:c="97"/></text:p>
        </text:list-item>
        <text:list-item>
          <text:p text:style-name="P220"><text:s text:c="4"/><text:alphabetical-index-mark-start text:id="IMark123790696" text:key1="Конфигурационные макросы"/>INLINE<text:alphabetical-index-mark-end text:id="IMark123790696"/> static <text:alphabetical-index-mark-start text:id="IMark133312580" text:key1="Типы"/>TProcessMap<text:alphabetical-index-mark-end text:id="IMark133312580"/> <text:s/>cur_proc_prio_tag()<text:span text:style-name="T7">;</text:span></text:p>
        </text:list-item>
        <text:list-item>
          <text:p text:style-name="P220"><text:s text:c="4"/><text:alphabetical-index-mark-start text:id="IMark123790696" text:key1="Конфигурационные макросы"/>INLINE<text:alphabetical-index-mark-end text:id="IMark123790696"/> static <text:alphabetical-index-mark-start text:id="IMark133312580" text:key1="Типы"/>TProcessMap<text:alphabetical-index-mark-end text:id="IMark133312580"/> <text:s/>highest_prio_tag(<text:alphabetical-index-mark-start text:id="IMark123791992" text:key1="Типы"/>TProcessMap<text:alphabetical-index-mark-end text:id="IMark123791992"/> map); <text:s text:c="32"/></text:p>
        </text:list-item>
        <text:list-item>
          <text:p text:style-name="P220"><text:s text:c="97"/></text:p>
        </text:list-item>
        <text:list-item>
          <text:p text:style-name="P220"><text:s text:c="4"/>//---------------------------------------------------------------------- <text:s text:c="20"/></text:p>
        </text:list-item>
        <text:list-item>
          <text:p text:style-name="P220"><text:s text:c="4"/>// <text:s text:c="90"/></text:p>
        </text:list-item>
        <text:list-item>
          <text:p text:style-name="P220"><text:s text:c="4"/>// <text:s text:c="2"/>Base API <text:s text:c="79"/></text:p>
        </text:list-item>
        <text:list-item>
          <text:p text:style-name="P220"><text:s text:c="4"/>// <text:s text:c="90"/></text:p>
        </text:list-item>
        <text:list-item>
          <text:p text:style-name="P220"><text:s text:c="4"/><text:alphabetical-index-mark-start text:id="IMark123791992" text:key1="Конфигурационные макросы"/>INLINE<text:alphabetical-index-mark-end text:id="IMark123791992"/> <text:s text:c="7"/>void <text:alphabetical-index-mark text:string-value="suspend()" text:key1="TService"/>suspend <text:s text:c="14"/>(<text:alphabetical-index-mark-start text:id="IMark123790696" text:key1="Типы"/>TProcessMap<text:alphabetical-index-mark-end text:id="IMark123790696"/> volatile &amp; waiters_map); <text:s text:c="36"/></text:p>
        </text:list-item>
        <text:list-item>
          <text:p text:style-name="P220"><text:s text:c="4"/><text:alphabetical-index-mark-start text:id="IMark133312580" text:key1="Конфигурационные макросы"/>INLINE<text:alphabetical-index-mark-end text:id="IMark133312580"/> static bool <text:alphabetical-index-mark text:string-value="is_timeouted()" text:key1="TService"/>is_timeouted <text:s text:c="9"/>(<text:alphabetical-index-mark-start text:id="IMark123791992" text:key1="Типы"/>TProcessMap<text:alphabetical-index-mark-end text:id="IMark123791992"/> volatile &amp; waiters_map); <text:s text:c="24"/></text:p>
        </text:list-item>
        <text:list-item>
          <text:p text:style-name="P220"><text:s text:c="11"/>static bool <text:alphabetical-index-mark text:string-value="resume_all()" text:key1="TService"/>resume_all <text:s text:c="11"/>(<text:alphabetical-index-mark-start text:id="IMark123791992" text:key1="Типы"/>TProcessMap<text:alphabetical-index-mark-end text:id="IMark123791992"/> volatile &amp; waiters_map); <text:s text:c="21"/></text:p>
        </text:list-item>
        <text:list-item>
          <text:p text:style-name="P220"><text:s text:c="4"/><text:alphabetical-index-mark-start text:id="IMark123790696" text:key1="Конфигурационные макросы"/>INLINE<text:alphabetical-index-mark-end text:id="IMark123790696"/> static bool <text:alphabetical-index-mark text:string-value="resume_all()" text:key1="TService"/>resume_all_isr <text:s text:c="7"/>(<text:alphabetical-index-mark-start text:id="IMark133312580" text:key1="Типы"/>TProcessMap<text:alphabetical-index-mark-end text:id="IMark133312580"/> volatile &amp; waiters_map); <text:s text:c="21"/></text:p>
        </text:list-item>
        <text:list-item>
          <text:p text:style-name="P220"><text:s text:c="11"/>static bool <text:alphabetical-index-mark text:string-value="resume_next_ready()" text:key1="TService"/>resume_next_ready <text:s text:c="4"/>(<text:alphabetical-index-mark-start text:id="IMark133312580" text:key1="Типы"/>TProcessMap<text:alphabetical-index-mark-end text:id="IMark133312580"/> volatile &amp; waiters_map); <text:s text:c="14"/></text:p>
        </text:list-item>
        <text:list-item>
          <text:p text:style-name="P220"><text:s text:c="4"/><text:alphabetical-index-mark-start text:id="IMark123791992" text:key1="Конфигурационные макросы"/>INLINE<text:alphabetical-index-mark-end text:id="IMark123791992"/> static bool <text:alphabetical-index-mark text:string-value="resume_next_ready()" text:key1="TService"/>resume_next_ready_isr (<text:alphabetical-index-mark-start text:id="IMark123790696" text:key1="Типы"/>TProcessMap<text:alphabetical-index-mark-end text:id="IMark123790696"/> volatile &amp; waiters_map); <text:s text:c="14"/></text:p>
        </text:list-item>
        <text:list-item>
          <text:p text:style-name="P220">}; <text:s text:c="94"/></text:p>
        </text:list-item>
      </text:list>
      <text:p text:style-name="Название_20_объекта"><text:bookmark-start text:name="__RefHeading__17120_1675463907"/>Листинг <text:sequence text:ref-name="refЛистинг11" text:name="Листинг" text:formula="ooow:Листинг+1" style:num-format="1">5.1</text:sequence> <text:alphabetical-index-mark-start text:id="IMark133312580" text:key1="OS"/><text:span text:style-name="T2">TService</text:span><text:bookmark-end text:name="__RefHeading__17120_1675463907"/><text:alphabetical-index-mark-end text:id="IMark133312580"/></text:p>
      <text:p text:style-name="P12"/>
      <text:p text:style-name="P13"><text:soft-page-break/>Как и класс-предок <text:alphabetical-index-mark-start text:id="IMark133312580" text:key1="Ядро"/><text:span text:style-name="Мнемоника">TKernelAgent</text:span><text:alphabetical-index-mark-end text:id="IMark133312580"/><text:span text:style-name="T2">, </text:span>класс <text:alphabetical-index-mark-start text:id="IMark123790696" text:key1="OS"/><text:span text:style-name="Мнемоника">TService</text:span><text:alphabetical-index-mark-end text:id="IMark123790696"/><text:span text:style-name="T2"> </text:span>не позволяет создавать объекты своего типа – его назначение: предоставить базу для построения конкретных типов – средств межпроцессного взаимодействия. Интерфейс этого класса представляет собой набор функций, выражающих общие действия любого класса-сервиса в контексте передачи управления между процессами. Логически эти функции можно разделить на две части: основные и служебные. </text:p>
      <text:p text:style-name="P13">К служебным функциям относятся:</text:p>
      <text:list xml:id="list8776657307826726303" text:style-name="WW8Num7">
        <text:list-item>
          <text:p text:style-name="P254"><draw:g text:anchor-type="char" draw:z-index="17" draw:style-name="gr1"><draw:custom-shape draw:style-name="gr4" draw:text-style-name="P269" svg:width="54.65mm" svg:height="8.05mm" svg:x="4.55mm" svg:y="3.67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269" svg:width="40.98mm" svg:height="4.03mm" svg:x="9.17mm" svg:y="5.95mm"><draw:text-box><text:p text:style-name="P269"><text:span text:style-name="T97">TService::cur_proc_prio_tag()</text:span></text:p></draw:text-box></draw:frame></draw:g><text:span text:style-name="T7">Возвращает тег</text:span><text:span text:style-name="T7"><text:note text:id="ftn68" text:note-class="footnote"><text:note-citation>1</text:note-citation><text:note-body><text:p text:style-name="P70"><text:s/>Тег процесса технически является маской типа <text:span text:style-name="Мнемоника"><text:span text:style-name="T40">TProcessMap</text:span></text:span><text:span text:style-name="T2">, </text:span><text:span text:style-name="T7">в которой только один ненулевой бит. Позиция этого бита в маске соответствует приоритету процесса. Теги процессов служат для манипуляции с объектами </text:span><text:span text:style-name="Мнемоника"><text:span text:style-name="T69">TProcessMap</text:span></text:span><text:span text:style-name="T2">, </text:span><text:span text:style-name="T7">которые определяют готовность/неготовность процессов к выполнению, а также служат для фиксации тегов процессов.</text:span></text:p></text:note-body></text:note></text:span><text:span text:style-name="T7">, соответ</text:span><text:span text:style-name="T7">ствующий текущему активному процессу. </text:span><text:span text:style-name="T7">Этот тег активно используется основными функциями сервисов для фиксации идентификаторов</text:span><text:span text:style-name="T7"><text:note text:id="ftn69" text:note-class="footnote"><text:note-citation>2</text:note-citation><text:note-body><text:p text:style-name="Footnote"><text:s/>Наряду с номером приоритета процесса тег тоже может выполнять роль идентификатора процесса – между номером приоритета и тегом процесса существует однозначное соответствие. Каждый из типов идентификаторов имеет преимущества по эффективности использования в конкретной ситуации, поэтому оба типа интенсивно используются в коде ОС.</text:p></text:note-body></text:note></text:span><text:span text:style-name="T7"> процессов </text:span><text:span text:style-name="T7">при постановке текущего процесса в состояние ожидания.</text:span></text:p>
        </text:list-item>
        <text:list-item>
          <text:p text:style-name="P255"><draw:g text:anchor-type="char" draw:z-index="18" draw:style-name="gr1"><draw:custom-shape draw:style-name="gr4" draw:text-style-name="P269" svg:width="54.65mm" svg:height="8.05mm" svg:x="4.55mm" svg:y="3.67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269" svg:width="40.98mm" svg:height="4.03mm" svg:x="9.17mm" svg:y="5.95mm"><draw:text-box><text:p text:style-name="P269"><text:span text:style-name="T97">TService::highest_prio_tag()</text:span></text:p></draw:text-box></draw:frame></draw:g>Возвращает тег наиболее приоритетного процесса из карты процессов, передаваемой в качестве аргумента. Используется главным образом для получения идентификатора (процесса) из зафиксированных в карте процессов объекта-сервиса, соответствующего процессу, который следует перевести в готовы к выполнению.</text:p>
        </text:list-item>
      </text:list>
      <text:p text:style-name="P13">Основные функции:</text:p>
      <text:list xml:id="list38666172" text:continue-list="list8776657307826726303" text:style-name="WW8Num7">
        <text:list-item text:start-value="1">
          <text:p text:style-name="Описание_20_функций-членов">П<draw:g text:anchor-type="char" draw:z-index="19" draw:style-name="gr1"><draw:custom-shape draw:style-name="gr4" draw:text-style-name="P269" svg:width="54.65mm" svg:height="8.05mm" svg:x="4.55mm" svg:y="3.67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269" svg:width="40.98mm" svg:height="4.03mm" svg:x="9.17mm" svg:y="5.95mm"><draw:text-box><text:p text:style-name="P269"><text:span text:style-name="T97">TService::suspend()</text:span></text:p></draw:text-box></draw:frame></draw:g>ереводит процесс в состояние неготовых <text:s/>к выполнению с фиксацией идентификатора процесса в карте процессов сервиса и вызывает планировщик ОС. Эта функция является основой функций-членов сервисов, которые используются для ожидания события (<text:span text:style-name="T2">wait, pop, read</text:span>) или действий, способных вызвать ожидание освобождения ресурса <text:span text:style-name="T2">(lock, push, write).</text:span></text:p>
        </text:list-item>
        <text:list-item>
          <text:p text:style-name="P256"><draw:g text:anchor-type="char" draw:z-index="20" draw:style-name="gr1"><draw:custom-shape draw:style-name="gr4" draw:text-style-name="P269" svg:width="54.65mm" svg:height="8.05mm" svg:x="4.55mm" svg:y="3.67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269" svg:width="40.98mm" svg:height="4.03mm" svg:x="9.17mm" svg:y="5.95mm"><draw:text-box><text:p text:style-name="P269"><text:span text:style-name="T97">TService::is_timeouted()</text:span></text:p></draw:text-box></draw:frame></draw:g>Функция возвращает <text:span text:style-name="Мнемоника"><text:span text:style-name="T73">false</text:span></text:span><text:span text:style-name="T2">, </text:span><text:span text:style-name="T7">если процесс был переведён в готовые к выполнению путём вызова функции-члена сервиса; если же процесс был переведён в готовые к выполнению по таймауту</text:span><text:span text:style-name="T7"><text:note text:id="ftn70" text:note-class="footnote"><text:note-citation>3</text:note-citation><text:note-body><text:p text:style-name="Footnote"><text:s/>Иными словами, «разбужен» в обработчике системного таймера.</text:p></text:note-body></text:note></text:span><text:span text:style-name="T7"> или принудительно с помощью функций</text:span><text:span text:style-name="T2">-</text:span><text:span text:style-name="T7">членов класса <text:s/></text:span><text:span text:style-name="Мнемоника">TBaseProccess </text:span><text:alphabetical-index-mark text:string-value="wake_up()" text:key1="Процесс"/><text:span text:style-name="Мнемоника">wake_up()</text:span><text:span text:style-name="T2"> </text:span><text:span text:style-name="T7">и</text:span><text:span text:style-name="T2"> </text:span><text:alphabetical-index-mark text:string-value="force_wake_up()" text:key1="Процесс"/><text:span text:style-name="Мнемоника">force_wake_up()</text:span> то функция возвращает <text:span text:style-name="Мнемоника"><text:span text:style-name="T73">true</text:span></text:span><text:span text:style-name="T2">. </text:span><text:span text:style-name="T7">Результат <text:s/>этой функции используется для определения, дождался ли процесс события (освобождения ресурса), которого ждал, или нет.</text:span></text:p>
        </text:list-item>
        <text:list-item>
          <text:p text:style-name="P257"><draw:g text:anchor-type="char" draw:z-index="21" draw:style-name="gr1"><draw:custom-shape draw:style-name="gr4" draw:text-style-name="P269" svg:width="54.65mm" svg:height="8.05mm" svg:x="4.55mm" svg:y="3.67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269" svg:width="40.98mm" svg:height="4.03mm" svg:x="9.17mm" svg:y="5.95mm"><draw:text-box><text:p text:style-name="P269"><text:span text:style-name="T97">TService::resume_all()</text:span></text:p></draw:text-box></draw:frame></draw:g><text:soft-page-break/>Функция проверяет наличие процессов, «записанных» в карте процессов данного сервиса, но находящихся в состоянии неготовых к выполнению<text:note text:id="ftn71" text:note-class="footnote"><text:note-citation>1</text:note-citation><text:note-body><text:p text:style-name="P70"><text:s/>То есть процессов, состояние ожидания которых не было прервано по таймауту и/или <text:span text:style-name="T7">принудительно с помощью </text:span><text:span text:style-name="Мнемоника"><text:span text:style-name="T40">TBaseProccess</text:span></text:span><text:span text:style-name="Мнемоника"><text:span text:style-name="T42">::</text:span></text:span><text:span text:style-name="Мнемоника"><text:span text:style-name="T40">wake_up()</text:span></text:span><text:span text:style-name="T44"> </text:span><text:span text:style-name="T42">и</text:span><text:span text:style-name="T44"> </text:span><text:span text:style-name="Мнемоника"><text:span text:style-name="T69">TBaseProccess</text:span></text:span><text:span text:style-name="Мнемоника"><text:span text:style-name="T42">::</text:span></text:span><text:span text:style-name="Мнемоника"><text:span text:style-name="T69">force_wake_up</text:span></text:span><text:span text:style-name="Мнемоника">()</text:span><text:span text:style-name="T40">.</text:span></text:p></text:note-body></text:note>; если таковые имеются, то все они переводятся в состояние готовых к выполнению и вызывается планировщик. При этом функция возвращает <text:span text:style-name="Мнемоника"><text:span text:style-name="T73">true</text:span></text:span><text:span text:style-name="T2">, </text:span><text:span text:style-name="T7">в противном случае – </text:span><text:span text:style-name="Мнемоника"><text:span text:style-name="T73">false</text:span></text:span><text:span text:style-name="T2">.</text:span></text:p>
        </text:list-item>
        <text:list-item>
          <text:p text:style-name="P262"><draw:g text:anchor-type="char" draw:z-index="5" draw:style-name="gr1"><draw:custom-shape draw:style-name="gr4" draw:text-style-name="P269" svg:width="54.65mm" svg:height="8.05mm" svg:x="4.55mm" svg:y="2.65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269" svg:width="40.98mm" svg:height="4.03mm" svg:x="9.17mm" svg:y="4.93mm"><draw:text-box><text:p text:style-name="P269"><text:span text:style-name="T97">TService::resume_next_ready()</text:span></text:p></draw:text-box></draw:frame></draw:g>Эта функция производит действия, сходные с вышеописанной <text:alphabetical-index-mark text:string-value="resume_all()" text:key1="TService"/><text:span text:style-name="T2">resume_all</text:span>(), но с той разницей, что при наличии ожидающих процессов, в готовые к выполнению из них переводятся не все, а только один – самый приоритетный.</text:p>
        </text:list-item>
      </text:list>
      <text:p text:style-name="P13"/>
      <text:p text:style-name="P52">Для функций <text:alphabetical-index-mark text:string-value="resume_all()" text:key1="TService"/><text:span text:style-name="Мнемоника">resume_all()</text:span><text:span text:style-name="T2"> </text:span>и <text:alphabetical-index-mark text:string-value="resume_next_ready()" text:key1="TService"/><text:span text:style-name="Мнемоника">resume_next_ready()</text:span><text:span text:style-name="T2"> </text:span>существуют версии, оптимизированные для использования внутри обработчиков прерываний – это <text:alphabetical-index-mark text:string-value="resume_all_isr()" text:key1="TService"/><text:span text:style-name="Мнемоника">resume_all_isr()</text:span><text:span text:style-name="T2"> </text:span>и <text:alphabetical-index-mark text:string-value="resume_next_ready_isr()" text:key1="TService"/><text:span text:style-name="Мнемоника">resume_next_ready_isr()</text:span><text:span text:style-name="T2">. </text:span><text:span text:style-name="T7">П</text:span>о назначению и смыслу они похожи на основные варианты<text:note text:id="ftn72" text:note-class="footnote"><text:note-citation>2</text:note-citation><text:note-body><text:p text:style-name="P69"><text:s/>Поэтому их полноценное описание не приводится.</text:p></text:note-body></text:note>, главное отличие состоит в том, что из них не вызывается планировщик.</text:p>
      <text:h text:style-name="Heading_20_3" text:outline-level="3">Использование</text:h>
      <text:h text:style-name="Heading_20_4" text:outline-level="4"><text:span text:style-name="T81">Предварительные</text:span> замечания</text:h>
      <text:p text:style-name="P57">Любой сервисный класс создаётся из <text:alphabetical-index-mark-start text:id="IMark123792760" text:key1="OS"/><text:span text:style-name="Мнемоника">TService</text:span><text:alphabetical-index-mark-end text:id="IMark123792760"/><text:span text:style-name="T2"> </text:span>путём наследования. Для <text:s text:c="2"/>примера использования <text:alphabetical-index-mark-start text:id="IMark123792520" text:key1="OS"/><text:span text:style-name="Мнемоника"><text:span text:style-name="T73">TService</text:span></text:span><text:alphabetical-index-mark-end text:id="IMark123792520"/><text:span text:style-name="T2"> </text:span>и создания сервисного класса на его основе будет рассмотрено одно из штатных средств межпроцессного взаимодействия – <text:alphabetical-index-mark-start text:id="IMark123791992" text:key1="OS"/><text:span text:style-name="Мнемоника"><text:span text:style-name="T73">TEvent</text:span></text:span><text:span text:style-name="Мнемоника"><text:span text:style-name="T73">Flag</text:span></text:span><text:alphabetical-index-mark-end text:id="IMark123791992"/>:</text:p>
      <text:p text:style-name="P13"><text:span text:style-name="Мнемоника">class </text:span><text:alphabetical-index-mark-start text:id="IMark123791992" text:key1="OS"/><text:span text:style-name="Мнемоника">TEventFlag</text:span><text:alphabetical-index-mark-end text:id="IMark123791992"/><text:span text:style-name="Мнемоника"> : public </text:span><text:alphabetical-index-mark-start text:id="IMark123792520" text:key1="OS"/><text:span text:style-name="Мнемоника">TService</text:span><text:alphabetical-index-mark-end text:id="IMark123792520"/><text:span text:style-name="Мнемоника"> { ... }</text:span></text:p>
      <text:p text:style-name="P53">Сам сервисный класс <text:alphabetical-index-mark-start text:id="IMark123792520" text:key1="OS"/><text:span text:style-name="Мнемоника">TEventFlag</text:span><text:alphabetical-index-mark-end text:id="IMark123792520"/><text:span text:style-name="T2"> </text:span>будет подробно описан ниже, в данный момент для целостности повествования следует отметить, что это средство межпроцессного взаимодействия служит для синхронизации работы процессов в соответствии с возникающими событиями. Основная идея использования: один процесс ждёт события, используя для этого функцию-член класса <text:alphabetical-index-mark-start text:id="IMark123791992" text:key1="OS"/><text:span text:style-name="Мнемоника">TEventFlag</text:span><text:alphabetical-index-mark-end text:id="IMark123791992"/><text:span text:style-name="Мнемоника">::</text:span><text:alphabetical-index-mark-start text:id="IMark123792760" text:key1="TEventFlag"/><text:span text:style-name="Мнемоника">wait()</text:span><text:alphabetical-index-mark-end text:id="IMark123792760"/><text:span text:style-name="T2">, </text:span>другой процесс<text:note text:id="ftn73" text:note-class="footnote"><text:note-citation>3</text:note-citation><text:note-body><text:p text:style-name="Footnote"><text:s/>Или обработчик прерываний – смотря что является источником событий. Для обработчика прерываний существует специальная версия функции, которая сигналит флаг, но в контексте текущего описания это несущественно, поэтому этот нюанс опущен.</text:p></text:note-body></text:note> при <text:s/>возникновении события, которое <text:soft-page-break/>должно быть обработано в ожидающем процессе, сигналит флаг с помощью функции-члена <text:alphabetical-index-mark-start text:id="IMark123790696" text:key1="OS"/><text:span text:style-name="Мнемоника">TEventFlag</text:span><text:alphabetical-index-mark-end text:id="IMark123790696"/><text:span text:style-name="Мнемоника">::</text:span><text:alphabetical-index-mark text:string-value="signal()" text:key1="TEventFlag"/><text:span text:style-name="Мнемоника">signal()</text:span>.</text:p>
      <text:p text:style-name="P64">Учитывая вышесказанное, основное внимание при рассмотрении примера использования будет уделёно именно этим двум функциям, т.к. именно они несут основную смысловую нагрузку сервисного класса<text:note text:id="ftn74" text:note-class="footnote"><text:note-citation>1</text:note-citation><text:note-body><text:p text:style-name="Footnote"><text:s/>Остальное его представление носит вспомогательный характер и служит для придания законченности классу и улучшению его пользовательских характеристик.</text:p></text:note-body></text:note> и его разработка сводится, в основном, к разработке таких функций. </text:p>
      <text:h text:style-name="Heading_20_4" text:outline-level="4">Требования к функциям разрабатываемого класса</text:h>
      <text:p text:style-name="Текст_20_абазца">Требования к функции ожидания флага события. Функция должна проверять факт возникновения события на момент вызова функции и при отсутствии такового иметь возможность ожидать<text:note text:id="ftn75" text:note-class="footnote"><text:note-citation>2</text:note-citation><text:note-body><text:p text:style-name="Footnote"><text:s/>Т.е. отдать управление ядру системы и остаться в пассивном ожидании.</text:p></text:note-body></text:note> событие как безусловно, так и с условием до истечения таймаута. В случае возврата из функции по событию, значение возврата <text:span text:style-name="Мнемоника"><text:span text:style-name="T73">true</text:span></text:span><text:span text:style-name="T7">; в случае возврата из функции по таймауту, значение возврата – </text:span><text:span text:style-name="Мнемоника"><text:span text:style-name="T73">false</text:span></text:span><text:span text:style-name="T7">.</text:span></text:p>
      <text:p text:style-name="P66">Требования к функции посылки флага события. Функция должна перевести все процессы, ожидающие флага события в состояние готовых к выполнению и передать управление планировщику.</text:p>
      <text:h text:style-name="P157" text:outline-level="4">Реализация</text:h>
      <text:p text:style-name="P64">Внутри функции-члена <text:span text:style-name="Мнемоника">wait()</text:span>, <text:span text:style-name="T7">см «</text:span><text:span text:style-name="Ссылка_20_на_20_название"><text:span text:style-name="T7"><text:sequence-ref text:reference-format="text" text:ref-name="refЛистинг12">Листинг 5.2 Функция TEventFlag::wait()</text:sequence-ref></text:span></text:span><text:span text:style-name="T7">», </text:span>первым делом производится проверка, не просигналено ли уже событие, и если это имеет место быть, то функция возвращает <text:span text:style-name="Мнемоника">true</text:span><text:span text:style-name="T2">. </text:span>Если же событие не было просигналено (т.е. нужно его ожидать), то выполняются подготовительные действия – в частности, значение таймаута ожидания записывается в переменную <text:alphabetical-index-mark-start text:id="IMark155254308" text:key1="Процесс"/><text:span text:style-name="Мнемоника"><text:span text:style-name="T73">Timeout</text:span></text:span><text:alphabetical-index-mark-end text:id="IMark155254308"/><text:span text:style-name="T2"> </text:span>текущего процесса и вызывается функция <text:alphabetical-index-mark text:string-value="suspend()" text:key1="TService"/><text:span text:style-name="Мнемоника"><text:span text:style-name="T73">suspend()</text:span></text:span><text:span text:style-name="T2">, </text:span>определённая в базовом классе <text:alphabetical-index-mark-start text:id="IMark123792760" text:key1="OS"/><text:span text:style-name="Мнемоника"><text:span text:style-name="T73">TService</text:span></text:span><text:alphabetical-index-mark-end text:id="IMark123792760"/><text:span text:style-name="T2">, </text:span>которая записывает тег текущего процессе в карту процессов объекта-флага события, переданную функции <text:alphabetical-index-mark text:string-value="suspend()" text:key1="TService"/><text:span text:style-name="Мнемоника"><text:span text:style-name="T73">suspend()</text:span></text:span><text:span text:style-name="T7"> в качестве аргумента</text:span>, переводит данный процесс в неготовые к выполнению и отдаёт управление другим процессам путём вызова планировщика. </text:p>
      <text:p text:style-name="P64">При возврате из <text:span text:style-name="Мнемоника"><text:span text:style-name="T73">sus⁠pend()</text:span></text:span><text:span text:style-name="T2">, </text:span>что означает, что данный процесс был переведён в готовые к выполнению, производится проверка на предмет того, что явилось источником «пробуждения» данного процесса. Это выполняется с помощью вызова функции <text:alphabetical-index-mark text:string-value="is_timeouted()" text:key1="TService"/><text:span text:style-name="Мнемоника"><text:span text:style-name="T73">is_timeouted()</text:span></text:span><text:span text:style-name="T2">, </text:span>которая возвращает <text:span text:style-name="Мнемоника"><text:span text:style-name="T73">false</text:span></text:span><text:span text:style-name="T2">, </text:span>если процесс был <text:soft-page-break/>«разбужен» через вызов функции <text:alphabetical-index-mark-start text:id="IMark123792760" text:key1="OS"/><text:span text:style-name="Мнемоника"><text:span text:style-name="T73">TEventFlag</text:span></text:span><text:alphabetical-index-mark-end text:id="IMark123792760"/><text:span text:style-name="Мнемоника"><text:span text:style-name="T73">::</text:span></text:span><text:alphabetical-index-mark text:string-value="signal()" text:key1="TEventFlag"/><text:span text:style-name="Мнемоника"><text:span text:style-name="T73">signal()</text:span></text:span> <text:span text:style-name="T2">– </text:span>т.е. ожидаемое событие возникло <text:span text:style-name="T2">(</text:span><text:span text:style-name="T7">и таймаута не произошло)</text:span>, и <text:span text:style-name="Мнемоника"><text:span text:style-name="T73">true</text:span></text:span><text:span text:style-name="T2">, </text:span>если «пробуждение» процесса произошло по истечении таймаута, заданного аргументом <text:alphabetical-index-mark-start text:id="IMark155254308" text:key1="OS"/><text:span text:style-name="Мнемоника"><text:span text:style-name="T73">TEventFlag</text:span></text:span><text:alphabetical-index-mark-end text:id="IMark155254308"/><text:span text:style-name="Мнемоника"><text:span text:style-name="T73">::</text:span></text:span><text:alphabetical-index-mark text:string-value="wait()" text:key1="TEventFlag"/><text:span text:style-name="Мнемоника"><text:span text:style-name="T73">wait()</text:span></text:span><text:span text:style-name="T2">, </text:span>или принудительно. </text:p>
      <text:p text:style-name="P117">Такая логика работы функции-члена <text:alphabetical-index-mark-start text:id="IMark123792520" text:key1="OS"/><text:span text:style-name="Мнемоника">TEventFlag</text:span><text:alphabetical-index-mark-end text:id="IMark123792520"/><text:span text:style-name="Мнемоника">::wait()</text:span> позволяет эффективно использовать её в пользовательском коде при организации работы процесса, синхронизированной с возникновением требуемых событий<text:note text:id="ftn76" text:note-class="footnote"><text:note-citation>1</text:note-citation><text:note-body><text:p text:style-name="Footnote"><text:s/>В том числе и при отсутствии возникновения оных в заданный интервал времени.</text:p></text:note-body></text:note>. При этом код реализации этой функции простой и «прозрачный».</text:p>
      <text:list xml:id="list38684295" text:continue-list="list38694644" text:style-name="WW8Num5">
        <text:list-item text:start-value="1">
          <text:p text:style-name="P221">bool OS::<text:alphabetical-index-mark-start text:id="IMark123792520" text:key1="OS"/>TEventFlag<text:alphabetical-index-mark-end text:id="IMark123792520"/>::wait(timeout_t timeout) <text:s text:c="60"/></text:p>
        </text:list-item>
        <text:list-item>
          <text:p text:style-name="P221">{ <text:s text:c="103"/></text:p>
        </text:list-item>
        <text:list-item>
          <text:p text:style-name="P221"><text:s text:c="4"/><text:alphabetical-index-mark-start text:id="IMark123792520" text:key1="Типы"/>TCritSect<text:alphabetical-index-mark-end text:id="IMark123792520"/> cs; <text:s text:c="87"/></text:p>
        </text:list-item>
        <text:list-item>
          <text:p text:style-name="P221"><text:s text:c="105"/></text:p>
        </text:list-item>
        <text:list-item>
          <text:p text:style-name="P221"><text:s text:c="4"/>if(Value) <text:s text:c="24"/>// if flag already signaled <text:s text:c="21"/></text:p>
        </text:list-item>
        <text:list-item>
          <text:p text:style-name="P221"><text:s text:c="4"/>{ <text:s text:c="99"/></text:p>
        </text:list-item>
        <text:list-item>
          <text:p text:style-name="P221"><text:s text:c="8"/>Value = efOff; <text:s text:c="15"/>// clear flag <text:s text:c="35"/></text:p>
        </text:list-item>
        <text:list-item>
          <text:p text:style-name="P221"><text:s text:c="8"/>return true; <text:s text:c="84"/></text:p>
        </text:list-item>
        <text:list-item>
          <text:p text:style-name="P221"><text:s text:c="4"/>} <text:s text:c="99"/></text:p>
        </text:list-item>
        <text:list-item>
          <text:p text:style-name="P221"><text:s text:c="4"/>else <text:s text:c="96"/></text:p>
        </text:list-item>
        <text:list-item>
          <text:p text:style-name="P221"><text:s text:c="4"/>{ <text:s text:c="99"/></text:p>
        </text:list-item>
        <text:list-item>
          <text:p text:style-name="P221"><text:s text:c="8"/>cur_proc_timeout() = timeout; <text:s text:c="67"/></text:p>
        </text:list-item>
        <text:list-item>
          <text:p text:style-name="P221"><text:s text:c="105"/></text:p>
        </text:list-item>
        <text:list-item>
          <text:p text:style-name="P221"><text:s text:c="8"/><text:alphabetical-index-mark text:string-value="suspend()" text:key1="TService"/>suspend(ProcessMap); <text:s text:c="76"/></text:p>
        </text:list-item>
        <text:list-item>
          <text:p text:style-name="P221"><text:s text:c="105"/></text:p>
        </text:list-item>
        <text:list-item>
          <text:p text:style-name="P221"><text:s text:c="8"/>if(<text:alphabetical-index-mark text:string-value="is_timeouted()" text:key1="TService"/>is_timeouted(ProcessMap)) <text:s text:c="68"/></text:p>
        </text:list-item>
        <text:list-item>
          <text:p text:style-name="P221"><text:s text:c="12"/>return false; <text:s text:c="11"/>// waked up by timeout or by externals <text:s text:c="10"/></text:p>
        </text:list-item>
        <text:list-item>
          <text:p text:style-name="P221"><text:s text:c="105"/></text:p>
        </text:list-item>
        <text:list-item>
          <text:p text:style-name="P221"><text:s text:c="8"/>cur_proc_timeout() = 0; <text:s text:c="73"/></text:p>
        </text:list-item>
        <text:list-item>
          <text:p text:style-name="P221"><text:s text:c="8"/>return true; <text:s text:c="11"/>// otherwise waked up by <text:alphabetical-index-mark text:string-value="signal()" text:key1="TEventFlag"/>signal() or <text:alphabetical-index-mark text:string-value="signal_isr()" text:key1="TEventFlag"/>signal_isr()</text:p>
        </text:list-item>
        <text:list-item>
          <text:p text:style-name="P221"><text:s text:c="4"/>} <text:s text:c="99"/></text:p>
        </text:list-item>
        <text:list-item>
          <text:p text:style-name="P221">} <text:s text:c="103"/></text:p>
        </text:list-item>
      </text:list>
      <text:p text:style-name="Название_20_объекта"><text:bookmark-start text:name="__RefHeading__17122_1675463907"/>Листинг <text:sequence text:ref-name="refЛистинг12" text:name="Листинг" text:formula="ooow:Листинг+1" style:num-format="1">5.2</text:sequence> Функция <text:alphabetical-index-mark-start text:id="IMark123792520" text:key1="OS"/><text:span text:style-name="T2">TEventFlag</text:span><text:alphabetical-index-mark-end text:id="IMark123792520"/><text:span text:style-name="T2">::wait()</text:span><text:bookmark-end text:name="__RefHeading__17122_1675463907"/></text:p>
      <text:p text:style-name="P11"/>
      <text:list xml:id="list38683227" text:continue-list="list38684295" text:style-name="WW8Num5">
        <text:list-item text:start-value="1">
          <text:p text:style-name="P222">void OS::<text:alphabetical-index-mark-start text:id="IMark123792520" text:key1="OS"/>TEventFlag<text:alphabetical-index-mark-end text:id="IMark123792520"/>::<text:alphabetical-index-mark text:string-value="signal()" text:key1="TEventFlag"/>signal()</text:p>
        </text:list-item>
        <text:list-item>
          <text:p text:style-name="P222">{</text:p>
        </text:list-item>
        <text:list-item>
          <text:p text:style-name="P222"><text:s text:c="4"/><text:alphabetical-index-mark-start text:id="IMark123792760" text:key1="Типы"/>TCritSect<text:alphabetical-index-mark-end text:id="IMark123792760"/> cs;</text:p>
        </text:list-item>
        <text:list-item>
          <text:p text:style-name="P222"><text:s text:c="4"/>if(!<text:alphabetical-index-mark text:string-value="resume_all()" text:key1="TService"/>resume_all(ProcessMap)) <text:s text:c="2"/>// if no one <text:alphabetical-index-mark-start text:id="IMark123792760"/>process<text:alphabetical-index-mark-end text:id="IMark123792760"/> was waiting for flag</text:p>
        </text:list-item>
        <text:list-item>
          <text:p text:style-name="P222"><text:s text:c="8"/>Value = efOn;</text:p>
        </text:list-item>
        <text:list-item>
          <text:p text:style-name="P222">}</text:p>
        </text:list-item>
      </text:list>
      <text:p text:style-name="Название_20_объекта"><text:bookmark-start text:name="__RefHeading__17124_1675463907"/><text:span text:style-name="T2">Листинг </text:span><text:span text:style-name="T2"><text:sequence text:ref-name="refЛистинг13" text:name="Листинг" text:formula="ooow:Листинг+1" style:num-format="1">5.3</text:sequence></text:span><text:span text:style-name="T2"> Функция </text:span><text:alphabetical-index-mark-start text:id="IMark123792760" text:key1="OS"/><text:span text:style-name="T2">TEventFlag</text:span><text:alphabetical-index-mark-end text:id="IMark123792760"/><text:span text:style-name="T2">::</text:span><text:alphabetical-index-mark text:string-value="signal()" text:key1="TEventFlag"/><text:span text:style-name="T2">signal</text:span><text:span text:style-name="T2">()</text:span><text:bookmark-end text:name="__RefHeading__17124_1675463907"/></text:p>
      <text:p text:style-name="P64">Код функции <text:alphabetical-index-mark-start text:id="IMark123792520" text:key1="OS"/><text:span text:style-name="Мнемоника">TEventFlag</text:span><text:alphabetical-index-mark-end text:id="IMark123792520"/><text:span text:style-name="Мнемоника">::</text:span><text:alphabetical-index-mark text:string-value="signal()" text:key1="TEventFlag"/><text:span text:style-name="Мнемоника">signal()</text:span><text:span text:style-name="T7">, </text:span><text:span text:style-name="T7">см «</text:span><text:span text:style-name="Ссылка_20_на_20_название"><text:span text:style-name="T7"><text:sequence-ref text:reference-format="text" text:ref-name="refЛистинг13">Листинг 5.3 Функция TEventFlag::signal()</text:sequence-ref></text:span></text:span><text:span text:style-name="T7">»</text:span><text:span text:style-name="T7">, </text:span>предельно прост – внутри неё все ожидающие данного флага событий процессы переводятся в готовые к выполнению и производится перепланировка. Если таковых не оказалось, то внутренняя переменная флага событий <text:span text:style-name="Мнемоника"><text:span text:style-name="T73">efOn</text:span></text:span><text:span text:style-name="T2"> </text:span>получает значение <text:span text:style-name="Мнемоника"><text:span text:style-name="T73">true</text:span></text:span><text:span text:style-name="T2">, </text:span>что означает, что событие произошло, но его никто <text:soft-page-break/>пока не обработал. Более подробно об особенностях функционирования <text:s/>сервисного класса флага событий см «<text:span text:style-name="Ссылка_20_на_20_название"><text:bookmark-ref text:reference-format="number" text:ref-name="__RefHeading__52050_1483865736">5.3</text:bookmark-ref></text:span><text:span text:style-name="Ссылка_20_на_20_название"><text:bookmark-ref text:reference-format="text" text:ref-name="__RefHeading__52050_1483865736">OS::TEventFlag</text:bookmark-ref></text:span>».<text:span text:style-name="T2"> </text:span></text:p>
      <text:p text:style-name="P64">Подобным образом может быть спроектировано и определено любое средство межпроцессного взаимодействия. При его разработке необходимо лишь чётко представлять, что делают функции-члены класса <text:alphabetical-index-mark-start text:id="IMark123792760" text:key1="OS"/><text:span text:style-name="Мнемоника"><text:span text:style-name="T73">TService</text:span></text:span><text:alphabetical-index-mark-end text:id="IMark123792760"/><text:span text:style-name="T2">, </text:span>и использовать их к месту.</text:p>
      <text:h text:style-name="Heading_20_2" text:outline-level="2"><text:bookmark-start text:name="__RefHeading__52050_1483865736"/><text:bookmark-start text:name="_Ref39063372"/><text:span text:style-name="T2">OS</text:span>::<text:alphabetical-index-mark-start text:id="IMark123792760" text:key1="OS"/><text:span text:style-name="T2">TEventFlag</text:span><text:bookmark-end text:name="__RefHeading__52050_1483865736"/><text:bookmark-end text:name="_Ref39063372"/><text:alphabetical-index-mark-end text:id="IMark123792760"/></text:h>
      <text:p text:style-name="P63">При работе программы часто возникает необходимость в синхронизации между процессами. Т.е. например, один из процессов для выполнения своей работы должен дождаться события. При этом он может поступать разными способами: может просто в цикле опрашивать глобальный флаг или делать то же самое с некоторым периодом, т.е. <text:s/>опросил — «упал в спячку» с таймаутом — «проснулся» — опросил —, и т.д. Первый способ плох тем, что при этом все процессы с меньшим приоритетом не получат управления, т.к. в силу своих более низких приоритетов, они не смогут вытеснить процесс, опрашивающий в цикле глобальный флаг. Второй способ тоже плох – период опроса получается достаточно большим (т.е. временное разрешение невысокое), и в процессе опроса процесс будет занимать процессор на переключение контекстов, хотя неизвестно, произошло ли событие.</text:p>
      <text:p text:style-name="Текст_20_абазца">Грамотным решением в этой ситуации является перевод процесса в состояние ожидания события, и передать управление процессу только когда событие произойдёт.</text:p>
      <text:p text:style-name="Текст_20_абазца">Эта функциональность в <text:span text:style-name="T18">scmRTOS</text:span> реализуется с помощью объектов <text:span text:style-name="Мнемоника"><text:span text:style-name="T28">OS</text:span></text:span><text:span text:style-name="Мнемоника"><text:span text:style-name="T31">::</text:span></text:span><text:alphabetical-index-mark-start text:id="IMark123792760" text:key1="OS"/><text:span text:style-name="Мнемоника"><text:span text:style-name="T28">TEventFlag</text:span></text:span><text:alphabetical-index-mark-end text:id="IMark123792760"/> (флаг события). Определение класса: см <text:span text:style-name="НазваниеОбъекта">«</text:span><text:span text:style-name="НазваниеОбъекта"><text:bookmark-ref text:reference-format="text" text:ref-name="_Ref38384510">Листинг 5.4 OS::TEventFlag</text:bookmark-ref></text:span><text:span text:style-name="НазваниеОбъекта">»</text:span>.</text:p>
      <text:p text:style-name="Текст_20_абазца"/>
      <text:list xml:id="list38693914" text:continue-list="list38683227" text:style-name="WW8Num5">
        <text:list-item text:start-value="1">
          <text:p text:style-name="P223"><text:soft-page-break/>class <text:alphabetical-index-mark-start text:id="IMark123792760" text:key1="OS"/>TEventFlag<text:alphabetical-index-mark-end text:id="IMark123792760"/> : public TService <text:s text:c="43"/></text:p>
        </text:list-item>
        <text:list-item>
          <text:p text:style-name="P223">{ <text:s text:c="76"/></text:p>
        </text:list-item>
        <text:list-item>
          <text:p text:style-name="P223">public: <text:s text:c="70"/></text:p>
        </text:list-item>
        <text:list-item>
          <text:p text:style-name="P223"><text:s text:c="4"/>enum TValue { efOn = 1, efOff= 0 }; // prefix 'ef' means: "Event Flag"</text:p>
        </text:list-item>
        <text:list-item>
          <text:p text:style-name="P223"><text:s text:c="78"/></text:p>
        </text:list-item>
        <text:list-item>
          <text:p text:style-name="P223">public: <text:s text:c="70"/></text:p>
        </text:list-item>
        <text:list-item>
          <text:p text:style-name="P223"><text:s text:c="4"/>INLINE <text:alphabetical-index-mark-start text:id="IMark123792760" text:key1="OS"/>TEventFlag<text:alphabetical-index-mark-end text:id="IMark123792760"/>(TValue init_val = efOff);</text:p>
        </text:list-item>
        <text:list-item>
          <text:p text:style-name="P223"><text:s text:c="78"/></text:p>
        </text:list-item>
        <text:list-item>
          <text:p text:style-name="P223"><text:s text:c="11"/>bool <text:alphabetical-index-mark text:string-value="wait()" text:key1="TEventFlag"/>wait(timeout_t timeout = 0); <text:s text:c="33"/></text:p>
        </text:list-item>
        <text:list-item>
          <text:p text:style-name="P223"><text:s text:c="4"/>INLINE void <text:alphabetical-index-mark text:string-value="signal()" text:key1="TEventFlag"/>signal(); <text:s text:c="52"/></text:p>
        </text:list-item>
        <text:list-item>
          <text:p text:style-name="P223"><text:s text:c="4"/>INLINE void <text:alphabetical-index-mark text:string-value="clear()" text:key1="TEventFlag"/>clear() <text:s text:c="6"/>{ TCritSect cs; Value = efOff; } <text:s text:c="15"/></text:p>
        </text:list-item>
        <text:list-item>
          <text:p text:style-name="P223"><text:s text:c="4"/>INLINE void <text:alphabetical-index-mark text:string-value="signal_isr()" text:key1="TEventFlag"/>signal_isr(); <text:s text:c="48"/></text:p>
        </text:list-item>
        <text:list-item>
          <text:p text:style-name="P223"><text:s text:c="4"/>INLINE bool <text:alphabetical-index-mark text:string-value="is_signaled()" text:key1="TEventFlag"/>is_signaled() { TCritSect cs; return Value == efOn; } <text:s text:c="8"/></text:p>
        </text:list-item>
        <text:list-item>
          <text:p text:style-name="P223"><text:s text:c="78"/></text:p>
        </text:list-item>
        <text:list-item>
          <text:p text:style-name="P223">private: <text:s text:c="69"/></text:p>
        </text:list-item>
        <text:list-item>
          <text:p text:style-name="P223"><text:s text:c="4"/>volatile TProcessMap ProcessMap; <text:s text:c="41"/></text:p>
        </text:list-item>
        <text:list-item>
          <text:p text:style-name="P223"><text:s text:c="4"/>volatile TValue <text:s text:c="5"/>Value; <text:s text:c="46"/></text:p>
        </text:list-item>
        <text:list-item>
          <text:p text:style-name="P223">}; <text:s text:c="75"/></text:p>
        </text:list-item>
      </text:list>
      <text:p text:style-name="P37"><text:bookmark-start text:name="__RefHeading__162_1693444381"/><text:bookmark-start text:name="_Ref38384510"/>Листинг<text:span text:style-name="T2"> </text:span><text:span text:style-name="T2"><text:sequence text:ref-name="refЛистинг14" text:name="Листинг" text:formula="ooow:Листинг+1" style:num-format="1">5.4</text:sequence></text:span><text:span text:style-name="T2"> OS::</text:span><text:alphabetical-index-mark-start text:id="IMark123792520" text:key1="OS"/><text:span text:style-name="T2">TEventFlag</text:span><text:bookmark-end text:name="__RefHeading__162_1693444381"/><text:bookmark-end text:name="_Ref38384510"/><text:alphabetical-index-mark-end text:id="IMark123792520"/></text:p>
      <text:p text:style-name="P12"/>
      <text:p text:style-name="Текст_20_абазца">С объектами этого типа можно делать четыре действия:</text:p>
      <text:list xml:id="list38678053" text:continue-list="list38666172" text:style-name="WW8Num7">
        <text:list-item text:start-value="1">
          <text:p text:style-name="Описание_20_функций-членов"><draw:g text:anchor-type="char" draw:z-index="12" draw:style-name="gr1"><draw:custom-shape draw:style-name="gr4" draw:text-style-name="P269" svg:width="52.29mm" svg:height="8.05mm" svg:x="3.93mm" svg:y="3.77m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269" svg:width="39.62mm" svg:height="4.51mm" svg:x="9.56mm" svg:y="6.29mm"><draw:text-box><text:p text:style-name="P269"><text:span text:style-name="T97">TEventFlag::wait()</text:span></text:p></draw:text-box></draw:frame></draw:g>ждать. При вызове функции <text:span text:style-name="Мнемоника"><text:span text:style-name="T39">wait(</text:span></text:span><text:alphabetical-index-mark text:string-value="wait()" text:key1="TEventFlag"/><text:span text:style-name="Мнемоника">)</text:span> происходит <text:span text:style-name="Мнемоника"><text:span text:style-name="T47">следующее</text:span></text:span>: проверяется, установлен ли флаг и, если установлен, то флаг сбрасывается, и функция возвращает <text:span text:style-name="Мнемоника"><text:span text:style-name="T39">true</text:span></text:span>, т.е. событие на момент опроса уже произошло. Если флаг не установлен (т.е. событие еще не произошло), то процесс переводится в состояние ожидания этого флага (события) и управление отдается ядру, которое, перепланировав процессы, запустит следующий. Если вызов функции был произведен без аргументов (или с аргументом, равным 0), то процесс будет находиться в состоянии ожидания до тех пор, пока флаг события не будет «просигнален» другим процессом или обработчиком прерывания (с помощью функции <text:alphabetical-index-mark text:string-value="signal()" text:key1="TEventFlag"/><text:span text:style-name="Мнемоника"><text:span text:style-name="T39">signal</text:span></text:span><text:span text:style-name="Мнемоника"><text:span text:style-name="T41">()</text:span></text:span>) или выведен из неактивного состояния с помощью функции <text:alphabetical-index-mark-start text:id="IMark123791992" text:key1="Процесс"/><text:span text:style-name="Мнемоника"><text:span text:style-name="T39">TBaseProcess</text:span></text:span><text:alphabetical-index-mark-end text:id="IMark123791992"/><text:span text:style-name="Мнемоника"><text:span text:style-name="T41">::</text:span></text:span><text:span text:style-name="Мнемоника"><text:span text:style-name="T43">f</text:span></text:span><text:alphabetical-index-mark text:string-value="force_wake_up()" text:key1="Процесс"/><text:span text:style-name="Мнемоника">orce_wake_up()</text:span>. (В последнем случае нужно проявлять крайнюю осторожность.) Если функция <text:span text:style-name="Мнемоника"><text:span text:style-name="T39">wait</text:span></text:span><text:span text:style-name="Мнемоника"><text:span text:style-name="T41">()</text:span></text:span> была вызвана без аргумента, то она всегда возвращает <text:span text:style-name="Мнемоника"><text:span text:style-name="T39">true</text:span></text:span>. Если функция была вызвана с аргументом (целое число от 1 до <text:span text:style-name="T2">2</text:span><text:span text:style-name="T38">n</text:span><text:span text:style-name="T2">-1, </text:span><text:span text:style-name="T7">где </text:span><text:span text:style-name="T2">n </text:span><text:span text:style-name="T7">– разрядность объектов таймаутов, задаётся на уровне пользовательского проекта</text:span><text:span text:style-name="T2">)</text:span>, который обозначает таймаут на ожидание в тиках системного таймера, то процесс будет ждать события, как и в случае вызова функции <text:span text:style-name="Мнемоника"><text:span text:style-name="T39">wait</text:span></text:span><text:span text:style-name="Мнемоника"><text:span text:style-name="T41">()</text:span></text:span> без аргумента, но если в течение указанного периода флаг события не будет «просигнален», процесс будет «разбужен» таймером, и функция <text:span text:style-name="Мнемоника"><text:span text:style-name="T39">wait</text:span></text:span><text:span text:style-name="Мнемоника"><text:span text:style-name="T41">()</text:span></text:span> вернет <text:span text:style-name="Мнемоника"><text:span text:style-name="T39">false</text:span></text:span>. Таким образом реализуются ожидание безусловное и ожидание с таймаутом;</text:p>
        </text:list-item>
        <text:list-item>
          <text:p text:style-name="P258"><draw:g text:anchor-type="char" draw:z-index="13" draw:style-name="gr1"><draw:custom-shape draw:style-name="gr4" draw:text-style-name="P269" svg:width="52.29mm" svg:height="8.05mm" svg:x="-1.34mm" svg:y="2.89m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269" svg:width="39.62mm" svg:height="4.51mm" svg:x="4.29mm" svg:y="5.41mm"><draw:text-box><text:p text:style-name="P269"><text:span text:style-name="T97">TEventFlag::signal()</text:span></text:p></draw:text-box></draw:frame></draw:g><text:soft-page-break/>«сигналить<text:alphabetical-index-mark text:string-value="signal()" text:key1="TEventFlag"/>». Процесс, который желает сообщить посредством объекта <text:alphabetical-index-mark-start text:id="IMark123790072" text:key1="OS"/><text:span text:style-name="Мнемоника"><text:span text:style-name="T39">TEventFlag</text:span></text:span><text:alphabetical-index-mark-end text:id="IMark123790072"/> другим процессам о том, что то или иное событие произошло, должен вызвать функцию <text:alphabetical-index-mark text:string-value="signal()" text:key1="TEventFlag"/><text:span text:style-name="Мнемоника"><text:span text:style-name="T39">signal</text:span></text:span><text:span text:style-name="Мнемоника"><text:span text:style-name="T41">()</text:span></text:span>. При этом все процессы, ожидающие указанное событие, будут переведены в состояние готовых к выполнению, а управление получит самый приоритетный из них (остальные в порядке очередности приоритетов);</text:p>
        </text:list-item>
        <text:list-item>
          <text:p text:style-name="Описание_20_функций-членов"><draw:g text:anchor-type="char" draw:z-index="14" draw:style-name="gr1"><draw:custom-shape draw:style-name="gr4" draw:text-style-name="P269" svg:width="52.29mm" svg:height="8.05mm" svg:x="-1.34mm" svg:y="3.47m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269" svg:width="39.62mm" svg:height="4.51mm" svg:x="4.29mm" svg:y="5.99mm"><draw:text-box><text:p text:style-name="P269"><text:span text:style-name="T97">TEventFlag::signal_isr()</text:span></text:p></draw:text-box></draw:frame></draw:g>вариант вышеописанной функции, оптимизированный для использования в прерываниях. Функция является встраиваемой и использует специальную облегченную встраиваемую версию планировщика. Этот вариант нельзя использовать вне кода обработчика прерываний;</text:p>
        </text:list-item>
        <text:list-item>
          <text:p text:style-name="Описание_20_функций-членов"><draw:g text:anchor-type="char" draw:z-index="15" draw:style-name="gr1"><draw:custom-shape draw:style-name="gr4" draw:text-style-name="P269" svg:width="52.29mm" svg:height="8.05mm" svg:x="-1.34mm" svg:y="3.86m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269" svg:width="39.62mm" svg:height="4.51mm" svg:x="4.29mm" svg:y="6.38mm"><draw:text-box><text:p text:style-name="P269"><text:span text:style-name="T97">TEventFlag::clear()</text:span></text:p></draw:text-box></draw:frame></draw:g>очищать. Иногда для синхронизации нужно дождаться следующего события, а не обрабатывать уже произошедшее. В этом случае, необходимо очистить флаг события и только после этого перейти к ожиданию. Для очистки служит функция <text:span text:style-name="Мнемоника"><text:span text:style-name="T39">clear</text:span></text:span><text:alphabetical-index-mark text:string-value="clear()" text:key1="TEventFlag"/>;</text:p>
        </text:list-item>
        <text:list-item>
          <text:p text:style-name="Описание_20_функций-членов"><draw:g text:anchor-type="char" draw:z-index="16" draw:style-name="gr1"><draw:custom-shape draw:style-name="gr4" draw:text-style-name="P269" svg:width="52.29mm" svg:height="8.05mm" svg:x="-1.34mm" svg:y="2.01m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269" svg:width="39.62mm" svg:height="4.51mm" svg:x="4.29mm" svg:y="4.53mm"><draw:text-box><text:p text:style-name="P269"><text:span text:style-name="T97">TEventFlag::is_signaled()</text:span></text:p></draw:text-box></draw:frame></draw:g>проверять. Не всегда нужно ждать события, отдавая управление. Иногда по логике работы программы нужно только проверить факт его свершения. Эту задачу выполняет функция <text:span text:style-name="Мнемоника"><text:span text:style-name="T39">is_signaled</text:span></text:span><text:alphabetical-index-mark text:string-value="is_signaled()" text:key1="TEventFlag"/><text:span text:style-name="Мнемоника">()</text:span>.</text:p>
        </text:list-item>
      </text:list>
      <text:p text:style-name="Текст_20_абазца"/>
      <text:p text:style-name="Текст_20_абазца">Пример использования флага события – см <text:span text:style-name="НазваниеОбъекта">«</text:span><text:span text:style-name="НазваниеОбъекта"><text:bookmark-ref text:reference-format="text" text:ref-name="_Ref38441835">Листинг 5.5 Использование TEventFlag</text:bookmark-ref></text:span><text:span text:style-name="НазваниеОбъекта">».</text:span></text:p>
      <text:p text:style-name="Текст_20_абазца">В этом примере один процесс (<text:span text:style-name="Мнемоника"><text:span text:style-name="T28">Proc</text:span></text:span><text:span text:style-name="Мнемоника"><text:span text:style-name="T31">1</text:span></text:span>) ждет события с таймаутом, равным 10 тиков системного таймера <text:bookmark-ref text:reference-format="number" text:ref-name="__RefNumPara__54026_1483865736">{9}</text:bookmark-ref>. Второй процесс (<text:span text:style-name="Мнемоника"><text:span text:style-name="T28">Proc</text:span></text:span><text:span text:style-name="Мнемоника"><text:span text:style-name="T31">2</text:span></text:span>) при выполнении условия «сигналит» <text:bookmark-ref text:reference-format="number" text:ref-name="__RefNumPara__54028_1483865736">{27}</text:bookmark-ref>. При этом, если первый процесс был более приоритетным, то он сразу получит управление.</text:p>
      <text:p text:style-name="Заммечание"><draw:frame draw:style-name="fr2" draw:name="Врезка6" text:anchor-type="char" svg:x="-1.64mm" svg:y="10.5mm" svg:width="16.09mm" svg:height="15.08mm" draw:z-index="6"><draw:text-box><text:p text:style-name="P10"></text:p></draw:text-box></draw:frame>ЗАМЕЧАНИЕ. Когда произошло событие, и какой-то процесс «сигналит» флаг, то <text:span text:style-name="T83">все</text:span> процессы, ожидавшие этот флаг, будут переведены в состояние готовых к выполнению. Другими словами, все, кто ждал, дождались. Управление они, конечно, получат в порядке очередности их приоритетов, но событие не будет пропущено ни одним процессом, успевшим встать на ожидание, независимо от приоритета процесса. <text:span text:style-name="T7">Таким образом, флаг события обладает свойством широковещательности, что весьма полезно для организации оповещений и синхронизации многих процессов по одному событию. Конечно, ничего не мешает использовать флаг событий по схеме «точка-точка», когда есть только один ожидающий события процесс.</text:span></text:p>
      <text:p text:style-name="Текст_20_абазца"><text:soft-page-break/></text:p>
      <text:list xml:id="list38675816" text:continue-list="list38693914" text:style-name="WW8Num5">
        <text:list-item text:start-value="1">
          <text:p text:style-name="P224">OS::<text:alphabetical-index-mark-start text:id="IMark123790072" text:key1="OS"/>TEventFlag<text:alphabetical-index-mark-end text:id="IMark123790072"/> EFlag;</text:p>
        </text:list-item>
        <text:list-item>
          <text:p text:style-name="P224">...</text:p>
        </text:list-item>
        <text:list-item>
          <text:p text:style-name="P224">//----------------------------------------------------------------</text:p>
        </text:list-item>
        <text:list-item>
          <text:p text:style-name="P224">template&lt;&gt; void Proc1::exec()</text:p>
        </text:list-item>
        <text:list-item>
          <text:p text:style-name="P224">{</text:p>
        </text:list-item>
        <text:list-item>
          <text:p text:style-name="P224"><text:s text:c="4"/>for(;;)</text:p>
        </text:list-item>
        <text:list-item>
          <text:p text:style-name="P224"><text:s text:c="4"/>{</text:p>
        </text:list-item>
        <text:list-item>
          <text:p text:style-name="P224"><text:s text:c="8"/>...</text:p>
        </text:list-item>
        <text:list-item>
          <text:p text:style-name="P224"><text:bookmark-start text:name="__RefNumPara__54026_1483865736"/><text:s text:c="8"/>if( EFlag.wait(10) ) // wait event for 10 ticks<text:bookmark-end text:name="__RefNumPara__54026_1483865736"/></text:p>
        </text:list-item>
        <text:list-item>
          <text:p text:style-name="P224"><text:s text:c="8"/>{</text:p>
        </text:list-item>
        <text:list-item>
          <text:p text:style-name="P224"><text:s text:c="12"/>... <text:s text:c="2"/>// do something</text:p>
        </text:list-item>
        <text:list-item>
          <text:p text:style-name="P224"><text:s text:c="8"/>}</text:p>
        </text:list-item>
        <text:list-item>
          <text:p text:style-name="P224"><text:s text:c="8"/>else</text:p>
        </text:list-item>
        <text:list-item>
          <text:p text:style-name="P224"><text:s text:c="8"/>{</text:p>
        </text:list-item>
        <text:list-item>
          <text:p text:style-name="P224"><text:s text:c="12"/>... <text:s text:c="2"/>// do something else</text:p>
        </text:list-item>
        <text:list-item>
          <text:p text:style-name="P224"><text:s text:c="8"/>}</text:p>
        </text:list-item>
        <text:list-item>
          <text:p text:style-name="P224"><text:s text:c="8"/>...</text:p>
        </text:list-item>
        <text:list-item>
          <text:p text:style-name="P224"><text:s text:c="4"/>}</text:p>
        </text:list-item>
        <text:list-item>
          <text:p text:style-name="P224">}</text:p>
        </text:list-item>
        <text:list-item>
          <text:p text:style-name="P224">...</text:p>
        </text:list-item>
        <text:list-item>
          <text:p text:style-name="P224">//----------------------------------------------------------------</text:p>
        </text:list-item>
        <text:list-item>
          <text:p text:style-name="P224">template&lt;&gt; void Proc2::exec()</text:p>
        </text:list-item>
        <text:list-item>
          <text:p text:style-name="P224">{</text:p>
        </text:list-item>
        <text:list-item>
          <text:p text:style-name="P224"><text:s text:c="4"/>for(;;)</text:p>
        </text:list-item>
        <text:list-item>
          <text:p text:style-name="P224"><text:s text:c="4"/>{</text:p>
        </text:list-item>
        <text:list-item>
          <text:p text:style-name="P224"><text:s text:c="8"/>...</text:p>
        </text:list-item>
        <text:list-item>
          <text:p text:style-name="P224"><text:bookmark-start text:name="__RefNumPara__54028_1483865736"/><text:s text:c="8"/>if( ... ) EFlag.<text:alphabetical-index-mark text:string-value="signal()" text:key1="TEventFlag"/>signal(); <text:bookmark-end text:name="__RefNumPara__54028_1483865736"/></text:p>
        </text:list-item>
        <text:list-item>
          <text:p text:style-name="P224"><text:s text:c="8"/>...</text:p>
        </text:list-item>
        <text:list-item>
          <text:p text:style-name="P224"><text:s text:c="4"/>}</text:p>
        </text:list-item>
        <text:list-item>
          <text:p text:style-name="P224">}</text:p>
        </text:list-item>
        <text:list-item>
          <text:p text:style-name="P224">//----------------------------------------------------------------</text:p>
        </text:list-item>
      </text:list>
      <text:p text:style-name="P40"><text:bookmark-start text:name="__RefHeading__164_1693444381"/><text:bookmark-start text:name="_Ref38441835"/>Листинг<text:span text:style-name="T2"> </text:span><text:sequence text:ref-name="refЛистинг15" text:name="Листинг" text:formula="ooow:Листинг+1" style:num-format="1">5.5</text:sequence> Использование<text:span text:style-name="T2"> </text:span><text:alphabetical-index-mark-start text:id="IMark123790072" text:key1="OS"/><text:span text:style-name="T2">TEventFlag</text:span><text:bookmark-end text:name="__RefHeading__164_1693444381"/><text:bookmark-end text:name="_Ref38441835"/><text:alphabetical-index-mark-end text:id="IMark123790072"/></text:p>
      <text:h text:style-name="P154" text:outline-level="2"><text:bookmark-start text:name="__RefHeading__94_1693444381"/><text:bookmark-start text:name="_Ref39063387"/>OS::<text:alphabetical-index-mark-start text:id="IMark123790072" text:key1="OS"/>TMutex<text:bookmark-end text:name="__RefHeading__94_1693444381"/><text:bookmark-end text:name="_Ref39063387"/><text:alphabetical-index-mark-end text:id="IMark123790072"/></text:h>
      <text:p text:style-name="Текст_20_абазца">Семафор <text:span text:style-name="T2">Mutex</text:span><text:alphabetical-index-mark text:string-value="Mutex"/> (от <text:span text:style-name="T2">Mutual</text:span> <text:span text:style-name="T2">Exclusion </text:span>– взаимное исключение), как видно из названия, служит для организации взаимного исключения доступа к нему. Т.е. в каждый момент времени не может быть более одного процесса, захватившего этот семафор. Если какой-либо процесс попытается захватить <text:span text:style-name="T2">Mutex</text:span>, который уже занят другим процессом, то пытающийся процесс будет ждать, пока семафор не освободится.</text:p>
      <text:p text:style-name="Текст_20_абазца">Основное применение семафоров <text:span text:style-name="T2">Mutex</text:span><text:alphabetical-index-mark text:string-value="Mutex"/> – организация взаимного исключения при доступе к тому или иному ресурсу: например, некоторый статический массив с глобальной областью видимости<text:note text:id="ftn77" text:note-class="footnote"><text:note-citation>1</text:note-citation><text:note-body><text:p text:style-name="Footnote"><text:s/>Чтобы к нему имелся доступ различных частей программы.</text:p></text:note-body></text:note>, и два процесса обмениваются друг с другом данными через этот массив. Во избежание ошибок при обмене нужно исключить возможность иметь доступ к массиву для одного процесса на протяжении <text:soft-page-break/>промежутка времени, пока с массивом работает другой процесс. Использовать для этого критическую секцию – не лучший способ, т.к. при этом прерывания будут запрещены на все время обращения процесса к массиву, а это время может быть значительным, и в течение его система будет не способна реагировать на события. В этой ситуации как раз хорошо подходит семафор взаимоисключения: процесс, который планирует работать с совместно используемым ресурсом, должен сначала захватить семафор <text:span text:style-name="T5">Mutex.</text:span> После этого можно спокойно работать с ресурсом. По окончании работы, нужно освободить семафор, чтобы другие процессы могли получить к нему доступ. Излишне напоминать, что так вести себя должны все процессы, работающие с общим ресурсом, т.е. производить обращение через семафор. </text:p>
      <text:p text:style-name="Текст_20_абазца">Эти же самые соображения в полной мере относятся к вызову нереентерабельной<text:note text:id="ftn78" text:note-class="footnote"><text:note-citation>1</text:note-citation><text:note-body><text:p text:style-name="Footnote"><text:s/>Функция, которая использует в процессе своей работы объекты с нелокальным классом памяти, поэтому для предотвращения нарушения целостности работы программы такую функцию нельзя вызывать, если уже запущен экземпляр этой же функции.</text:p></text:note-body></text:note> функции.</text:p>
      <text:p text:style-name="Заммечание"><draw:frame draw:style-name="fr2" draw:name="Врезка5" text:anchor-type="char" svg:x="-1.53mm" svg:y="10.35mm" svg:width="16.09mm" svg:height="15.08mm" draw:z-index="8"><draw:text-box><text:p text:style-name="P10"></text:p></draw:text-box></draw:frame>ПРЕДУПРЕЖДЕНИЕ. При использовании семафоров взаимоисключения возможно возникновение ситуации, когда один процесс захватив семафор и работая с соответствующим ресурсом, пытается получить доступ к другому ресурсу, доступ к которому также производится через захват другого семафора, и этот семафор уже захвачен другим процессом, который в свою очередь пытается получить <text:s/>доступ к ресурсу, с которым уже работает первый процесс. При этом получается, что что оба процесса ждут, когда каждый из них освободит захваченный ресурс и до этого момента оба они не могут продолжить свою работу. Эта ситуация называется «смертельный замок<text:note text:id="ftn79" text:note-class="footnote"><text:note-citation>2</text:note-citation><text:note-body><text:p text:style-name="Footnote"><text:s/>Иногда встречается перевод «смертельные объятия».</text:p></text:note-body></text:note>», в англоязычной литературе она обозначается словом <text:span text:style-name="T2">”Deadlock”. </text:span><text:span text:style-name="T7">Во избежании её программист должен внимательно следить за доступом к совместно используемым ресурсам. Хорошим правилом, позволяющим избежать вышеописанной ситуации, является захват не более одного семафора взаимоисключения одновременно. В любом случае, залог успеха тут базируется на внимательности и дисциплине разработчика программы.</text:span></text:p>
      <text:p text:style-name="Текст_20_абазца">Для реализации бинарных семафоров этого типа в <text:span text:style-name="T18">scmRTOS</text:span> определен класс <text:span text:style-name="Мнемоника"><text:span text:style-name="T28">OS</text:span></text:span><text:span text:style-name="Мнемоника"><text:span text:style-name="T31">::</text:span></text:span><text:alphabetical-index-mark-start text:id="IMark123790072" text:key1="OS"/><text:span text:style-name="Мнемоника"><text:span text:style-name="T28">TMutex</text:span></text:span><text:alphabetical-index-mark-end text:id="IMark123790072"/>, см <text:span text:style-name="НазваниеОбъекта">«</text:span><text:span text:style-name="НазваниеОбъекта"><text:bookmark-ref text:reference-format="text" text:ref-name="_Ref38369519">Листинг 5.6 OS::TMutex</text:bookmark-ref></text:span><text:span text:style-name="НазваниеОбъекта">».</text:span></text:p>
      <text:list xml:id="list38688245" text:continue-list="list38675816" text:style-name="WW8Num5">
        <text:list-item text:start-value="1">
          <text:p text:style-name="P225"><text:soft-page-break/>class <text:alphabetical-index-mark-start text:id="IMark123790072" text:key1="OS"/>TMutex<text:alphabetical-index-mark-end text:id="IMark123790072"/> : public <text:alphabetical-index-mark-start text:id="IMark123791992" text:key1="OS"/>TService<text:alphabetical-index-mark-end text:id="IMark123791992"/> <text:s text:c="73"/></text:p>
        </text:list-item>
        <text:list-item>
          <text:p text:style-name="P225">{ <text:s text:c="102"/></text:p>
        </text:list-item>
        <text:list-item>
          <text:p text:style-name="P225">public: <text:s text:c="96"/></text:p>
        </text:list-item>
        <text:list-item>
          <text:p text:style-name="P225"><text:s text:c="4"/><text:alphabetical-index-mark-start text:id="IMark123790072" text:key1="Конфигурационные макросы"/>INLINE<text:alphabetical-index-mark-end text:id="IMark123790072"/> <text:alphabetical-index-mark-start text:id="IMark123791992" text:key1="OS"/>TMutex<text:alphabetical-index-mark-end text:id="IMark123791992"/>() : ProcessMap(0), ValueTag(0) { } <text:s text:c="51"/></text:p>
        </text:list-item>
        <text:list-item>
          <text:p text:style-name="P225"><text:s text:c="11"/>void <text:alphabetical-index-mark text:string-value="lock()" text:key1="TMutex"/>lock(); <text:s text:c="80"/></text:p>
        </text:list-item>
        <text:list-item>
          <text:p text:style-name="P225"><text:s text:c="11"/>void <text:alphabetical-index-mark text:string-value="unlock()" text:key1="TMutex"/>unlock(); <text:s text:c="78"/></text:p>
        </text:list-item>
        <text:list-item>
          <text:p text:style-name="P225"><text:s text:c="11"/>void <text:alphabetical-index-mark text:string-value="unlock_isr()" text:key1="TMutex"/>unlock_isr(); <text:s text:c="74"/></text:p>
        </text:list-item>
        <text:list-item>
          <text:p text:style-name="P225"><text:s text:c="104"/></text:p>
        </text:list-item>
        <text:list-item>
          <text:p text:style-name="P225"><text:s text:c="4"/><text:alphabetical-index-mark-start text:id="IMark123790072" text:key1="Конфигурационные макросы"/>INLINE<text:alphabetical-index-mark-end text:id="IMark123790072"/> bool <text:alphabetical-index-mark text:string-value="lock_softly()" text:key1="TMutex"/>lock_softly() <text:s text:c="4"/>{ <text:alphabetical-index-mark text:string-value="TCritSect" text:key1="Типы"/>TCritSect cs; if(ValueTag) return false; </text:p>
        </text:list-item>
        <text:list-item>
          <text:p text:style-name="P225"><text:s text:c="50"/>else lock(); return true; }</text:p>
        </text:list-item>
        <text:list-item>
          <text:p text:style-name="P225"><text:s text:c="4"/><text:alphabetical-index-mark-start text:id="IMark123791224" text:key1="Конфигурационные макросы"/>INLINE<text:alphabetical-index-mark-end text:id="IMark123791224"/> bool <text:alphabetical-index-mark text:string-value="is_locked()" text:key1="TMutex"/>is_locked() const { <text:alphabetical-index-mark-start text:id="IMark123790072" text:key1="Типы"/>TCritSect<text:alphabetical-index-mark-end text:id="IMark123790072"/> cs; return ValueTag != 0; } <text:s text:c="30"/></text:p>
        </text:list-item>
        <text:list-item>
          <text:p text:style-name="P225"><text:s text:c="104"/></text:p>
        </text:list-item>
        <text:list-item>
          <text:p text:style-name="P225">private: <text:s text:c="95"/></text:p>
        </text:list-item>
        <text:list-item>
          <text:p text:style-name="P225"><text:s text:c="4"/>volatile <text:alphabetical-index-mark-start text:id="IMark123791992" text:key1="Типы"/>TProcessMap<text:alphabetical-index-mark-end text:id="IMark123791992"/> ProcessMap; <text:s text:c="67"/></text:p>
        </text:list-item>
        <text:list-item>
          <text:p text:style-name="P225"><text:s text:c="4"/>volatile <text:alphabetical-index-mark-start text:id="IMark123790072" text:key1="Типы"/>TProcessMap<text:alphabetical-index-mark-end text:id="IMark123790072"/> ValueTag; <text:s text:c="69"/></text:p>
        </text:list-item>
        <text:list-item>
          <text:p text:style-name="P225"><text:s text:c="104"/></text:p>
        </text:list-item>
        <text:list-item>
          <text:p text:style-name="P225">}; <text:s text:c="101"/></text:p>
        </text:list-item>
      </text:list>
      <text:p text:style-name="P39"><text:bookmark-start text:name="__RefHeading__158_1693444381"/><text:bookmark-start text:name="_Ref38369519"/>Листинг<text:span text:style-name="T2"> </text:span><text:span text:style-name="T2"><text:sequence text:ref-name="refЛистинг16" text:name="Листинг" text:formula="ooow:Листинг+1" style:num-format="1">5.6</text:sequence></text:span><text:span text:style-name="T2"> OS::</text:span><text:alphabetical-index-mark-start text:id="IMark123790072" text:key1="OS"/><text:span text:style-name="T2">TMutex</text:span><text:bookmark-end text:name="__RefHeading__158_1693444381"/><text:bookmark-end text:name="_Ref38369519"/><text:alphabetical-index-mark-end text:id="IMark123790072"/></text:p>
      <text:p text:style-name="Текст_20_абазца">Очевидно, что перед тем, как использовать, семафор нужно создать. В силу специфики применения семафор должен иметь класс памяти и область видимости такую же, как и обслуживаемый им ресурс, т.е. должен быть статическим объектом с глобальной областью видимости<text:note text:id="ftn80" text:note-class="footnote"><text:note-citation>1</text:note-citation><text:note-body><text:p text:style-name="Footnote"><text:s/>Хотя ничего не мешает размещать <text:span text:style-name="T2">Mutex </text:span><text:span text:style-name="T7">вне области видимости кода процесса и</text:span> использовать указатель или ссылку как напрямую, так и через классы-«обёртки», позволяющие автоматизировать процесс разблокировки ресурса через автоматический вызов деструктора класса-«обёртки».</text:p></text:note-body></text:note>.</text:p>
      <text:p text:style-name="P44">Как видно из интерфейса класса, с объектами этого типа можно производить следующие действия:</text:p>
      <text:list xml:id="list38688282" text:continue-list="list38678053" text:style-name="WW8Num7">
        <text:list-item text:start-value="1">
          <text:p text:style-name="Описание_20_функций-членов"><draw:g text:anchor-type="char" draw:z-index="0" draw:style-name="gr1"><draw:custom-shape draw:style-name="gr2" draw:text-style-name="P269" svg:width="48.27mm" svg:height="8.05mm" svg:x="5.03mm" svg:y="3.76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270" svg:width="36.2mm" svg:height="4.03mm" svg:x="8.01mm" svg:y="5.81mm"><draw:text-box><text:p text:style-name="P269"><text:span text:style-name="T96">TMutex::lock()</text:span></text:p></draw:text-box></draw:frame></draw:g>захватывать. Функция <text:span text:style-name="Мнемоника"><text:span text:style-name="T39">lock</text:span></text:span><text:alphabetical-index-mark text:string-value="lock()" text:key1="TMutex"/><text:span text:style-name="Мнемоника">()</text:span> выполняет эту задачу. Если до этого семафор не был захвачен другим процессом, то внутреннее значение будет переведено в состояние, соответствующее захваченному, и поток управления вернется обратно <text:span text:style-name="T2"><text:s/></text:span><text:span text:style-name="T7">в</text:span> <text:s/>вызываемую функцию. Если семафор был захвачен, то процесс будет переведён в ожидание, пока семафор не будет освобожден, а управление отдано ядру;</text:p>
        </text:list-item>
        <text:list-item>
          <text:p text:style-name="Описание_20_функций-членов"><draw:custom-shape text:anchor-type="char" draw:z-index="11" draw:style-name="gr6" draw:text-style-name="P270" svg:width="48.27mm" svg:height="8.05mm" svg:x="5.79mm" svg:y="4.78mm"><text:p text:style-name="P269"><text:span text:style-name="T96">TMutex::unlock()</text:span></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освобождать. Это выполняет функция <text:span text:style-name="Мнемоника"><text:span text:style-name="T39">unlock</text:span></text:span><text:alphabetical-index-mark text:string-value="unlock()" text:key1="TMutex"/><text:span text:style-name="Мнемоника">()</text:span>. Она переводит внутреннее значение в состояние, соответствующее освобожденному семафору, и проверяет, не ждёт ли какой-либо другой процесс этого семафора. Если ждёт, то управление будет отдано ядру, которое произведет перепланирование процессов так, что если ожидающий процесс был более приоритетным, он тут же получит управление. Если семафора ожидали несколько процессов, то управление получит самый приоритетный из них. Снять блокировку семафора может только тот процесс, который его заблокировал – т.е. если выполнить описываемую функцию в процессе, который не заблокировал объект-мутекс, то никакого эффекта это не произведет, объект останется в том же состоянии;</text:p>
        </text:list-item>
        <text:list-item>
          <text:p text:style-name="P255"><draw:g text:anchor-type="char" draw:z-index="22" draw:style-name="gr1"><draw:custom-shape draw:style-name="gr2" draw:text-style-name="P269" svg:width="48.27mm" svg:height="8.05mm" svg:x="5.03mm" svg:y="3.76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270" svg:width="36.2mm" svg:height="4.03mm" svg:x="8.01mm" svg:y="5.81mm"><draw:text-box><text:p text:style-name="P269"><text:span text:style-name="T96">TMutex::unlock_isr()</text:span></text:p></draw:text-box></draw:frame></draw:g><text:soft-page-break/>иногда возникает ситуация, когда мутекс блокируется в процессе, но работа с соответствующим защищаемым ресурсом производится в обработчике прерываний (при этом и запуск этой работы производится в процессе одновременно с захватом мутекса). В этом случае удобно делать разблокировку прямо в обработчике прерываний по окончанию работы с ресурсом. Для этого в состав <text:alphabetical-index-mark-start text:id="IMark123790072" text:key1="OS"/><text:span text:style-name="Мнемоника">TMutex</text:span><text:alphabetical-index-mark-end text:id="IMark123790072"/><text:span text:style-name="T2"> </text:span>введена функция <text:alphabetical-index-mark-start text:id="IMark123791224" text:key1="TMutex"/><text:span text:style-name="Мнемоника"><text:span text:style-name="T40">unlock_isr()</text:span></text:span><text:alphabetical-index-mark-end text:id="IMark123791224"/> разблокировки семафора непосредственно в прерывании;</text:p>
        </text:list-item>
        <text:list-item>
          <text:p text:style-name="Описание_20_функций-членов"><draw:g text:anchor-type="char" draw:z-index="23" draw:style-name="gr1"><draw:custom-shape draw:style-name="gr7" draw:text-style-name="P271" svg:width="48.27mm" svg:height="8.05mm" svg:x="5.03mm" svg:y="3.76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8" draw:text-style-name="P273" svg:width="36.2mm" svg:height="4.03mm" svg:x="8.01mm" svg:y="5.81mm"><draw:text-box><text:p text:style-name="P272"><text:span text:style-name="T98">TMutex::lock_softly()</text:span></text:p></draw:text-box></draw:frame></draw:g>«мягко» захватывать. Функция <text:span text:style-name="Мнемоника"><text:span text:style-name="T39">lock_softly</text:span></text:span><text:alphabetical-index-mark text:string-value="lock_softly()" text:key1="TMutex"/><text:span text:style-name="Мнемоника">()</text:span>. Разница с обычным захватом семафора состоит в том, что захват будет иметь место только в случае, если семафор свободен. Например, требуется поработать с ресурсом, но кроме этого у процесса ещё есть много другой работы. Пытаясь захватить «жёстко», можно встать на ожидание и стоять там, пока семафор не освободится, хотя можно это время потратить на другую работу, если таковая имеется, а работу с совместно используемым ресурсом производить только тогда, когда доступ к нему не заблокирован. Такой подход может быть актуален в высокоприоритетном процессе: если семафор захвачен низкоприоритетным процессом, то при наличии работы в высокоприоритетном, разумно не отдавать управление низкоприоритетному. И только когда уже делать будет больше нечего, имеет смысл пытаться захватить семафор обычным способом – с отдачей управления (ведь низкоприоритетный процесс тоже должен рано или поздно получить управление для того чтобы закончить свои дела и освободить семафор). Учитывая вышеизложенное, пользоваться этой функцией нужно с осторожностью, т.к. это может привести к тому, что низкоприоритетный процесс вообще не получит управления из-за того, что его (управление) не отдаёт высокоприоритетный;</text:p>
        </text:list-item>
        <text:list-item>
          <text:p text:style-name="Описание_20_функций-членов"><draw:g text:anchor-type="char" draw:z-index="24" draw:style-name="gr1"><draw:custom-shape draw:style-name="gr2" draw:text-style-name="P269" svg:width="48.27mm" svg:height="8.05mm" svg:x="5.03mm" svg:y="3.76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270" svg:width="36.2mm" svg:height="4.03mm" svg:x="8.01mm" svg:y="5.81mm"><draw:text-box><text:p text:style-name="P269"><text:span text:style-name="T96">TMutex::is_locked()</text:span></text:p></draw:text-box></draw:frame></draw:g>проверять. Для этого предназначена функция <text:alphabetical-index-mark text:string-value="is_locked()" text:key1="TMutex"/><text:span text:style-name="Мнемоника"><text:span text:style-name="T43">is_locked()</text:span></text:span>. Функция просто проверяет значение и возвращает <text:span text:style-name="Мнемоника"><text:span text:style-name="T39">true</text:span></text:span>, если семафор захвачен, и <text:span text:style-name="Мнемоника"><text:span text:style-name="T39">false</text:span></text:span> в противном случае. Иногда бывает удобно использовать семафор с качестве флага состояния, когда один процесс выставляет этот флаг (захватив семафор), а другие процессы проверяют его и выполняют действия в соответствии с состоянием того процесса.</text:p>
        </text:list-item>
      </text:list>
      <text:p text:style-name="Текст_20_абазца"/>
      <text:p text:style-name="Текст_20_абазца">Пример использования – см <text:span text:style-name="НазваниеОбъекта">«</text:span><text:span text:style-name="НазваниеОбъекта"><text:bookmark-ref text:reference-format="text" text:ref-name="_Ref38372169">Листинг 5.7 Пример использования OS::TMutex</text:bookmark-ref></text:span><text:span text:style-name="НазваниеОбъекта">»</text:span></text:p>
      <text:list xml:id="list38691400" text:continue-list="list38688245" text:style-name="WW8Num5">
        <text:list-item text:start-value="1">
          <text:p text:style-name="P226"><text:soft-page-break/>OS::<text:alphabetical-index-mark-start text:id="IMark123791224" text:key1="OS"/>TMutex<text:alphabetical-index-mark-end text:id="IMark123791224"/> Mutex;</text:p>
        </text:list-item>
        <text:list-item>
          <text:p text:style-name="P226">byte buf[16];</text:p>
        </text:list-item>
        <text:list-item>
          <text:p text:style-name="P226">...</text:p>
        </text:list-item>
        <text:list-item>
          <text:p text:style-name="P226">template&lt;&gt; void TSlon::exec()</text:p>
        </text:list-item>
        <text:list-item>
          <text:p text:style-name="P226">{</text:p>
        </text:list-item>
        <text:list-item>
          <text:p text:style-name="P226"><text:s text:c="4"/>for(;;)</text:p>
        </text:list-item>
        <text:list-item>
          <text:p text:style-name="P226"><text:s text:c="4"/>{</text:p>
        </text:list-item>
        <text:list-item>
          <text:p text:style-name="P228"><text:s text:c="8"/>... <text:s text:c="26"/>// some code</text:p>
        </text:list-item>
        <text:list-item>
          <text:p text:style-name="P226"><text:s text:c="38"/>//</text:p>
        </text:list-item>
        <text:list-item>
          <text:p text:style-name="P226"><text:s text:c="8"/>Mutex.lock(); <text:s text:c="16"/>// resource access lock</text:p>
        </text:list-item>
        <text:list-item>
          <text:p text:style-name="P226"><text:s text:c="8"/>for(byte i = 0; i &lt; 16; i++) <text:s/>// <text:s text:c="2"/></text:p>
        </text:list-item>
        <text:list-item>
          <text:p text:style-name="P226"><text:s text:c="8"/>{ <text:s text:c="28"/>//</text:p>
        </text:list-item>
        <text:list-item>
          <text:p text:style-name="P226"><text:s text:c="12"/>... <text:s text:c="22"/>// do something with buf</text:p>
        </text:list-item>
        <text:list-item>
          <text:p text:style-name="P226"><text:s text:c="8"/>} <text:s text:c="28"/>//</text:p>
        </text:list-item>
        <text:list-item>
          <text:p text:style-name="P226"><text:s text:c="8"/>Mutex.unlock(); <text:s text:c="14"/>// resource access unlock</text:p>
        </text:list-item>
        <text:list-item>
          <text:p text:style-name="P226"><text:s text:c="38"/><text:span text:style-name="T7">//</text:span></text:p>
        </text:list-item>
        <text:list-item>
          <text:p text:style-name="P226"><text:span text:style-name="T7"><text:s text:c="8"/>... <text:s text:c="26"/>// </text:span>some<text:span text:style-name="T7"> </text:span>code</text:p>
        </text:list-item>
        <text:list-item>
          <text:p text:style-name="P227"><text:s text:c="4"/>}</text:p>
        </text:list-item>
        <text:list-item>
          <text:p text:style-name="P227">}</text:p>
        </text:list-item>
      </text:list>
      <text:p text:style-name="P130"><text:bookmark-start text:name="__RefHeading__160_1693444381"/><text:bookmark-start text:name="_Ref38372169"/>Листинг<text:span text:style-name="T2"> </text:span><text:span text:style-name="T2"><text:sequence text:ref-name="refЛистинг17" text:name="Листинг" text:formula="ooow:Листинг+1" style:num-format="1">5.7</text:sequence></text:span><text:span text:style-name="T2"> </text:span>Пример использования <text:span text:style-name="T2">OS</text:span>::<text:alphabetical-index-mark-start text:id="IMark123791224" text:key1="OS"/><text:span text:style-name="T2">TMutex</text:span><text:bookmark-end text:name="__RefHeading__160_1693444381"/><text:bookmark-end text:name="_Ref38372169"/><text:alphabetical-index-mark-end text:id="IMark123791224"/></text:p>
      <text:p text:style-name="P13">Для удобства использования семафора взаимоисключения можно применить уже не раз упоминавшуюся технику классов-«обёрток», которая в данном случае реализуется с помощью класса <text:alphabetical-index-mark-start text:id="IMark123791224" text:key1="TMutex"/><text:span text:style-name="Мнемоника">TMutexLocker</text:span><text:alphabetical-index-mark-end text:id="IMark123791224"/><text:span text:style-name="T2">, </text:span>см «<text:span text:style-name="Ссылка_20_на_20_название"><text:sequence-ref text:reference-format="text" text:ref-name="refЛистинг18">Листинг 5.8 Класс-«обёртка» OS::TMutexLocker</text:sequence-ref></text:span>», входящего в дистрибутив ОС.</text:p>
      <text:list xml:id="list38670887" text:continue-list="list38691400" text:style-name="WW8Num5">
        <text:list-item text:start-value="1">
          <text:p text:style-name="P229">class TMutexLocker <text:s text:c="51"/></text:p>
        </text:list-item>
        <text:list-item>
          <text:p text:style-name="P229">{ <text:s text:c="68"/></text:p>
        </text:list-item>
        <text:list-item>
          <text:p text:style-name="P229">public: <text:s text:c="62"/></text:p>
        </text:list-item>
        <text:list-item>
          <text:p text:style-name="P229"><text:s text:c="4"/>TMutexLocker(OS::<text:alphabetical-index-mark-start text:id="IMark123790456" text:key1="OS"/>TMutex<text:alphabetical-index-mark-end text:id="IMark123790456"/> &amp; mutex) : Mutex(mutex) { Mutex.lock(); } </text:p>
        </text:list-item>
        <text:list-item>
          <text:p text:style-name="P229"><text:s text:c="4"/>~TMutexLocker() { Mutex.unlock(); } <text:s text:c="30"/></text:p>
        </text:list-item>
        <text:list-item>
          <text:p text:style-name="P229">private: <text:s text:c="61"/></text:p>
        </text:list-item>
        <text:list-item>
          <text:p text:style-name="P229"><text:s text:c="4"/><text:alphabetical-index-mark-start text:id="IMark123791224" text:key1="OS"/>TMutex<text:alphabetical-index-mark-end text:id="IMark123791224"/> &amp; Mutex; <text:s text:c="50"/></text:p>
        </text:list-item>
        <text:list-item>
          <text:p text:style-name="P229">}; <text:s text:c="67"/></text:p>
        </text:list-item>
      </text:list>
      <text:p text:style-name="P131"><text:bookmark-start text:name="__RefHeading__13740_1897713975"/>Листинг<text:span text:style-name="T2"> </text:span><text:span text:style-name="T2"><text:sequence text:ref-name="refЛистинг18" text:name="Листинг" text:formula="ooow:Листинг+1" style:num-format="1">5.8</text:sequence></text:span><text:span text:style-name="T2"> </text:span>Класс-«обёртка» <text:span text:style-name="T2">OS</text:span>::<text:span text:style-name="T2">TMutexLocker</text:span><text:bookmark-end text:name="__RefHeading__13740_1897713975"/></text:p>
      <text:p text:style-name="P13">Методология использования объектов этого класса ничем не отличается от методологии использования других классов-«обёрток» – <text:alphabetical-index-mark-start text:id="IMark123790456" text:key1="Типы"/><text:span text:style-name="Мнемоника">TCritSect</text:span><text:alphabetical-index-mark-end text:id="IMark123790456"/><text:span text:style-name="T2">, </text:span><text:alphabetical-index-mark-start text:id="IMark123791224" text:key1="Типы"/><text:span text:style-name="Мнемоника">TISRW</text:span><text:alphabetical-index-mark-end text:id="IMark123791224"/><text:span text:style-name="T2">.</text:span></text:p>
      <text:p text:style-name="Разделитель_20__22_звездочки_22_">* * *</text:p>
      <text:p text:style-name="P109"><text:bookmark text:name="Мутекс_инверсия_приоритетов"/>Следует сказать несколько слов о таком, связанном с семафорами взаимоисключения, механизме, как инверсия приоритетов.</text:p>
      <text:p text:style-name="P13">Сама идея инверсии приоритетов возникает из следующей ситуации. Например, в системе есть несколько процессов, и процессы с приоритетами <text:span text:style-name="T2">N</text:span><text:span text:style-name="T2"><text:note text:id="ftn81" text:note-class="footnote"><text:note-citation>1</text:note-citation><text:note-body><text:p text:style-name="Footnote"><text:s/>Предполагается, что приоритетность выполнения процессов связана с номерами приоритетов в обратной зависимости – т.е. процесс с приоритетом 0 является самым приоритетным, по мере возрастания номеров приоритетов приоритетность процессов уменьшается.</text:p></text:note-body></text:note></text:span><text:span text:style-name="T2"> </text:span>и <text:span text:style-name="T2">N+n, </text:span>где <text:span text:style-name="T2">n&gt;1, </text:span>используют один и тот же ресурс, разделяя работу посредством семафора взаимоисключения. В какой-то момент процесс с приоритетом <text:span text:style-name="T2">N+n </text:span>захва<text:soft-page-break/>тил семафор и производит работу с общим ресурсом. Во время этого происходит событие, активизирующее процесс с приоритетом <text:span text:style-name="T2">N, </text:span>который пытается получить доступ к общему ресурсу, и, в попытке захватить семафор, переходит в состояние ожидания, в котором он будет находиться до тех пор, пока процесс с приоритетом <text:span text:style-name="T2">N+n </text:span>не разблокирует семафор. Задержка более приоритетного процесса в этой ситуации является вынужденной, т.к. невозможно отобрать управление у процесса с приоритетом <text:span text:style-name="T2">N+n, </text:span>не нарушив логики его работы и целостности доступа к общему ресурсу. Зная об этом, разработчик, как правило, старается минимизировать время работы с ресурсом, чтобы низкоприоритетный процесс не блокировал работу высокоприоритетного.</text:p>
      <text:p text:style-name="P13">Но в этой ситуации существует неприятность, состоящая в том, если в вышеописанный момент вдруг активизируется процесс с приоритетом, например, <text:span text:style-name="T2">N+1, </text:span>то он вытеснит процесс с приоритетом <text:span text:style-name="T2">N+n </text:span>(т.к. <text:span text:style-name="T2">n&gt;1), </text:span>и тем самым внесёт дополнительную задержку в ожидание более приоритетного процесса с приоритетом <text:span text:style-name="T2">N. </text:span>Ситуация усугубляется тем, что разработчик программы, обычно, не связывает работу процесса с приоритетом <text:span text:style-name="T2">N+1 </text:span>и манипуляции процессами с приоритетами <text:span text:style-name="T2">N </text:span>и <text:span text:style-name="T2">N+n </text:span>над общим ресурсом, поэтому может не ставить задачу оптимизации работы процесса с приоритетом <text:span text:style-name="T2">N+1 </text:span>в связи с этим, что может вообще блокировать работу процесса с приоритетом <text:span text:style-name="T2">N </text:span>на непредсказуемое время. Это является весьма нежелательной ситуацией.</text:p>
      <text:p text:style-name="P13">Чтобы избежать этого, применяется приём под названием инверсия приоритетов. Суть его состоит в том, что при попытке захвата семафора взаимоисключения высокоприоритетным процессом, если семафор уже был захвачен низкоприоритетным процессом, то производится временный обмен приоритетами до разблокировки семафора. При этом по факту получается, что низкоприоритетный процесс работает с приоритетом процесса, который пытался захватить семафор. В этом случае ситуация, описанная выше, когда низкоприоритетный процесс блокирует работу высокоприоритетного, оказывается невозможной.</text:p>
      <text:p text:style-name="P63"><text:span text:style-name="T7">При всей стройности и элегантности метода инверсии приоритетов он не лишён недостатков. </text:span><text:span text:style-name="T7">Главный – <text:s/>е</text:span><text:span text:style-name="T7">го техническая реализация порождает накладные </text:span><text:span text:style-name="T7">расходы, которые сравнимы или превышают затраты на реализацию функциональности собственно семафора взаимоисключения, </text:span><text:span text:style-name="T7">и может получиться так, что переключение приоритетов процессов и всё связанное с этим – нужно учесть все элементы ОС, связанные с приоритетами процессов, задействованных при инверсии приоритетов, – замедлит работу системы до неприемлемого уровня. </text:span></text:p>
      <text:p text:style-name="P63"><text:soft-page-break/><text:span text:style-name="T7">В связи с этим механизм инверсии приоритетов в текущей версии </text:span><text:span text:style-name="T26">scmRTOS</text:span> не используется, а для решения вышеописанной проблемы с блокировкой работы высокоприоритетного процесса низкоприоритетным предлагается механизм делегирования заданий, подробно рассмотренный в «<text:bookmark-ref text:reference-format="number" text:ref-name="__RefNumPara__23400_1403788832">Приложение A</text:bookmark-ref> <text:bookmark-ref text:reference-format="text" text:ref-name="__RefNumPara__23400_1403788832">​   Примеры использования</text:bookmark-ref>, <text:bookmark-ref text:reference-format="number" text:ref-name="__RefNumPara__23398_1403788832">A.1</text:bookmark-ref> <text:bookmark-ref text:reference-format="text" text:ref-name="__RefNumPara__23398_1403788832">Очередь заданий</text:bookmark-ref>», который представляет собой унифицированный метод перераспределения выполнения связанного по контексту программного кода в процессах с разными приоритетами.</text:p>
      <text:h text:style-name="P154" text:outline-level="2"><text:bookmark-start text:name="__RefHeading__98_1693444381"/><text:bookmark-start text:name="_Ref38708896"/>OS::<text:alphabetical-index-mark text:string-value="scmRTOS" text:key1="OS"/>TChannel<text:bookmark-end text:name="__RefHeading__98_1693444381"/><text:bookmark-end text:name="_Ref38708896"/></text:h>
      <text:p text:style-name="Текст_20_абазца">Объект <text:span text:style-name="Мнемоника"><text:span text:style-name="T28">OS</text:span></text:span><text:span text:style-name="Мнемоника"><text:span text:style-name="T31">::</text:span></text:span><text:alphabetical-index-mark-start text:id="IMark123790456" text:key1="OS"/><text:span text:style-name="Мнемоника"><text:span text:style-name="T28">TChannel</text:span></text:span><text:alphabetical-index-mark-end text:id="IMark123790456"/><text:span text:style-name="T55"> </text:span>представляет собой кольцевой буфер, позволяющий безопасно с точки зрения межпроцессного взаимодействия записывать в него и считывать из него байты<text:span text:style-name="T16"><text:note text:id="ftn82" text:note-class="footnote"><text:note-citation>1</text:note-citation><text:note-body><text:p text:style-name="Footnote"><text:s/><text:span text:style-name="T7">Точнее объекты типа </text:span><text:span text:style-name="Мнемоника"><text:span text:style-name="T40">uint8_t</text:span></text:span><text:span text:style-name="Мнемоника"><text:span text:style-name="T44">.</text:span></text:span></text:p></text:note-body></text:note></text:span>. Следует отметить, что в <text:span text:style-name="T18">scmRTOS</text:span> <text:span text:style-name="T7">существует</text:span> другое средство с аналогичным назначением – шаблон <text:span text:style-name="Мнемоника"><text:span text:style-name="T28">OS</text:span></text:span><text:span text:style-name="Мнемоника"><text:span text:style-name="T31">::</text:span></text:span><text:alphabetical-index-mark text:string-value="scmRTOS" text:key1="OS"/><text:span text:style-name="Мнемоника">channel</text:span>, на основе которого можно создать канал для объектов произвольного типа и, к тому же, обладающий большей функциональностью. <text:span text:style-name="Мнемоника"><text:span text:style-name="T28">OS</text:span></text:span><text:span text:style-name="Мнемоника"><text:span text:style-name="T31">::</text:span></text:span><text:alphabetical-index-mark-start text:id="IMark123789976" text:key1="OS"/><text:span text:style-name="Мнемоника"><text:span text:style-name="T28">TChannel</text:span></text:span><text:alphabetical-index-mark-end text:id="IMark123789976"/> оставлен в составе ОС по соображениям совместимости с кодом, работавшим с прежними версиями. Определение класса <text:span text:style-name="Мнемоника"><text:span text:style-name="T28">OS</text:span></text:span><text:span text:style-name="Мнемоника"><text:span text:style-name="T31">::</text:span></text:span><text:alphabetical-index-mark-start text:id="IMark123791272" text:key1="OS"/><text:span text:style-name="Мнемоника"><text:span text:style-name="T28">TChannel</text:span></text:span><text:alphabetical-index-mark-end text:id="IMark123791272"/><text:span text:style-name="Мнемоника"> </text:span>– см <text:span text:style-name="НазваниеОбъекта">«</text:span><text:span text:style-name="НазваниеОбъекта"><text:bookmark-ref text:reference-format="text" text:ref-name="_Ref38443704">Листинг 5.9 OS::TChannel</text:bookmark-ref></text:span><text:span text:style-name="НазваниеОбъекта">»</text:span>.</text:p>
      <text:p text:style-name="Текст_20_абазца">Класс<text:span text:style-name="Мнемоника"><text:span text:style-name="T31"> </text:span></text:span><text:alphabetical-index-mark-start text:id="IMark123791272" text:key1="OS"/><text:span text:style-name="Мнемоника"><text:span text:style-name="T28">TChannel</text:span></text:span><text:alphabetical-index-mark-end text:id="IMark123791272"/> не является законченным типом канала: в его определении не выделена память под собственно массив буфера. Таким образом, при создании объекта-канала, нужно выделить память под буфер и передать адрес этой памяти, а также ее размер в качестве аргументов конструктору канала. Чтобы эта память не была внешним по отношению к<text:span text:style-name="T2"> </text:span><text:span text:style-name="T7">каналу объектом</text:span>, удобно поступить так: создать производный от <text:alphabetical-index-mark-start text:id="IMark123789976" text:key1="OS"/><text:span text:style-name="Мнемоника"><text:span text:style-name="T28">TChannel</text:span></text:span><text:alphabetical-index-mark-end text:id="IMark123789976"/> класс, в котором и выделить память под буфер. </text:p>
      <text:p text:style-name="P93">Для упрощения создания типа канала и предотвращения ошибок удобно использовать макрос <text:span text:style-name="Мнемоника"><text:span text:style-name="T28">DefineChannel</text:span></text:span><text:alphabetical-index-mark text:string-value="DefineChannel" text:key1="TChannel"/><text:span text:style-name="Мнемоника">(</text:span><text:span text:style-name="Мнемоника"><text:span text:style-name="T28">Name</text:span></text:span><text:span text:style-name="Мнемоника"><text:span text:style-name="T31">, </text:span></text:span><text:span text:style-name="Мнемоника"><text:span text:style-name="T28">Capacity</text:span></text:span>), где нужно указать имя типа канала и его ёмкость в байтах. После этого нужно объявить объект этого типа. </text:p>
      <text:list xml:id="list38688463" text:continue-list="list38670887" text:style-name="WW8Num5">
        <text:list-item text:start-value="1">
          <text:p text:style-name="P230"><text:soft-page-break/>class <text:alphabetical-index-mark-start text:id="IMark123789976" text:key1="OS"/>TChannel<text:alphabetical-index-mark-end text:id="IMark123789976"/> : public <text:alphabetical-index-mark-start text:id="IMark123791224" text:key1="OS"/>TService<text:alphabetical-index-mark-end text:id="IMark123791224"/> <text:s text:c="47"/></text:p>
        </text:list-item>
        <text:list-item>
          <text:p text:style-name="P230">{ <text:s text:c="78"/></text:p>
        </text:list-item>
        <text:list-item>
          <text:p text:style-name="P230">public: <text:s text:c="72"/></text:p>
        </text:list-item>
        <text:list-item>
          <text:p text:style-name="P230"><text:s text:c="4"/><text:alphabetical-index-mark-start text:id="IMark123789976" text:key1="Конфигурационные макросы"/>INLINE<text:alphabetical-index-mark-end text:id="IMark123789976"/> <text:alphabetical-index-mark-start text:id="IMark123791224" text:key1="OS"/>TChannel<text:alphabetical-index-mark-end text:id="IMark123791224"/>(uint8_t* buf, uint8_t size) : Cbuf(buf, size) { } <text:s text:c="10"/></text:p>
        </text:list-item>
        <text:list-item>
          <text:p text:style-name="P230"><text:s text:c="80"/></text:p>
        </text:list-item>
        <text:list-item>
          <text:p text:style-name="P230"><text:s text:c="4"/>void <text:s text:c="3"/>push(uint8_t x); <text:s text:c="54"/></text:p>
        </text:list-item>
        <text:list-item>
          <text:p text:style-name="P230"><text:s text:c="4"/>uint8_t pop(); <text:s text:c="61"/></text:p>
        </text:list-item>
        <text:list-item>
          <text:p text:style-name="P230"><text:s text:c="80"/></text:p>
        </text:list-item>
        <text:list-item>
          <text:p text:style-name="P230"><text:s text:c="4"/>void write(const uint8_t* data, const uint8_t count); <text:s text:c="22"/></text:p>
        </text:list-item>
        <text:list-item>
          <text:p text:style-name="P230"><text:s text:c="4"/>void read (uint8_t* const data, const uint8_t count); <text:s text:c="23"/></text:p>
        </text:list-item>
        <text:list-item>
          <text:p text:style-name="P230"><text:s text:c="80"/></text:p>
        </text:list-item>
        <text:list-item>
          <text:p text:style-name="P230"><text:s text:c="4"/><text:alphabetical-index-mark-start text:id="IMark123791224" text:key1="Конфигурационные макросы"/>INLINE<text:alphabetical-index-mark-end text:id="IMark123791224"/> uint8_t get_count() const { <text:alphabetical-index-mark-start text:id="IMark123789976" text:key1="Типы"/>TCritSect<text:alphabetical-index-mark-end text:id="IMark123789976"/> cs; return Cbuf.get_count(); } </text:p>
        </text:list-item>
        <text:list-item>
          <text:p text:style-name="P230"><text:s text:c="80"/></text:p>
        </text:list-item>
        <text:list-item>
          <text:p text:style-name="P230">private: <text:s text:c="71"/></text:p>
        </text:list-item>
        <text:list-item>
          <text:p text:style-name="P230"><text:s text:c="4"/>volatile <text:alphabetical-index-mark-start text:id="IMark123791224" text:key1="Типы"/>TProcessMap<text:alphabetical-index-mark-end text:id="IMark123791224"/> ProducersProcessMap; <text:s text:c="34"/></text:p>
        </text:list-item>
        <text:list-item>
          <text:p text:style-name="P230"><text:s text:c="4"/>volatile <text:alphabetical-index-mark-start text:id="IMark123789976" text:key1="Типы"/>TProcessMap<text:alphabetical-index-mark-end text:id="IMark123789976"/> ConsumersProcessMap; <text:s text:c="34"/></text:p>
        </text:list-item>
        <text:list-item>
          <text:p text:style-name="P230"><text:s text:c="13"/>usr::TCbuf <text:s/>Cbuf;</text:p>
        </text:list-item>
        <text:list-item>
          <text:p text:style-name="P230">} <text:s text:c="59"/></text:p>
        </text:list-item>
      </text:list>
      <text:p text:style-name="P41"><text:bookmark-start text:name="__RefHeading__166_1693444381"/><text:bookmark-start text:name="_Ref38443704"/>Листинг<text:span text:style-name="T2"> </text:span><text:span text:style-name="T2"><text:sequence text:ref-name="refЛистинг19" text:name="Листинг" text:formula="ooow:Листинг+1" style:num-format="1">5.9</text:sequence></text:span><text:span text:style-name="T2"> OS</text:span>::<text:alphabetical-index-mark-start text:id="IMark123789976" text:key1="OS"/><text:span text:style-name="T2">TChannel</text:span><text:bookmark-end text:name="__RefHeading__166_1693444381"/><text:bookmark-end text:name="_Ref38443704"/><text:alphabetical-index-mark-end text:id="IMark123789976"/></text:p>
      <text:p text:style-name="Текст_20_абазца"/>
      <text:p text:style-name="Текст_20_абазца">Использование объектов класса <text:span text:style-name="Мнемоника"><text:span text:style-name="T28">OS</text:span></text:span><text:span text:style-name="Мнемоника"><text:span text:style-name="T31">::</text:span></text:span><text:alphabetical-index-mark-start text:id="IMark123789976" text:key1="OS"/><text:span text:style-name="Мнемоника"><text:span text:style-name="T31">TChannel</text:span></text:span><text:alphabetical-index-mark-end text:id="IMark123789976"/> сводится к следующим действиям:</text:p>
      <text:list xml:id="list38688721" text:continue-list="list38688282" text:style-name="WW8Num7">
        <text:list-item text:start-value="1">
          <text:p text:style-name="Описание_20_функций-членов"><draw:g text:anchor-type="char" draw:z-index="25" draw:style-name="gr1"><draw:custom-shape draw:style-name="gr2" draw:text-style-name="P269" svg:width="48.27mm" svg:height="8.05mm" svg:x="4.02mm" svg:y="2.86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270" svg:width="36.2mm" svg:height="4.03mm" svg:x="7mm" svg:y="4.91mm"><draw:text-box><text:p text:style-name="P269"><text:span text:style-name="T96">TChannel::push()</text:span></text:p></draw:text-box></draw:frame></draw:g>записать байт. Функция <text:span text:style-name="Мнемоника"><text:span text:style-name="T39">push</text:span></text:span><text:alphabetical-index-mark text:string-value="push()" text:key1="TChannel"/><text:span text:style-name="Мнемоника">()</text:span> записывает один байт в канал, если там было для этого место. Если места не было, то процесс переходит в состояние ожидания до тех пор, пока в канале не появится место. Когда место появится, байт будет записан. После этого делается проверка, не ждет ли какой-нибудь процесс данных в канале;</text:p>
        </text:list-item>
        <text:list-item>
          <text:p text:style-name="Описание_20_функций-членов"><draw:g text:anchor-type="char" draw:z-index="26" draw:style-name="gr1"><draw:custom-shape draw:style-name="gr2" draw:text-style-name="P269" svg:width="48.27mm" svg:height="8.05mm" svg:x="4.02mm" svg:y="2.86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270" svg:width="36.2mm" svg:height="4.03mm" svg:x="7mm" svg:y="4.91mm"><draw:text-box><text:p text:style-name="P269"><text:span text:style-name="T96">TChannel::pop()</text:span></text:p></draw:text-box></draw:frame></draw:g>извлечь байт. Функция <text:span text:style-name="Мнемоника"><text:span text:style-name="T39">pop</text:span></text:span><text:alphabetical-index-mark text:string-value="pop()" text:key1="TChannel"/><text:span text:style-name="Мнемоника">()</text:span> извлекает один байт из канала, если канал не был пуст. Если канал был пуст, то процесс переходит в состояние ожидания до тех пор, пока в нем не появятся данные. Когда данные появляются, байт извлекается, и делается проверка, не ждет ли какой-нибудь процесс с целью записать в канал;</text:p>
        </text:list-item>
        <text:list-item>
          <text:p text:style-name="Описание_20_функций-членов"><draw:g text:anchor-type="char" draw:z-index="27" draw:style-name="gr1"><draw:custom-shape draw:style-name="gr2" draw:text-style-name="P269" svg:width="48.27mm" svg:height="8.05mm" svg:x="4.02mm" svg:y="3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270" svg:width="36.2mm" svg:height="4.03mm" svg:x="7mm" svg:y="5.05mm"><draw:text-box><text:p text:style-name="P269"><text:span text:style-name="T96">TChannel::write()</text:span></text:p></draw:text-box></draw:frame></draw:g>записать<text:alphabetical-index-mark text:string-value="write()" text:key1="TChannel"/> несколько байт из памяти по адресу. То же самое, что и записать байт, только ожидание продолжается до тех пор, пока в канале не появится достаточно места. Остальная логика работы такая же;</text:p>
        </text:list-item>
        <text:list-item>
          <text:p text:style-name="Описание_20_функций-членов"><draw:g text:anchor-type="char" draw:z-index="28" draw:style-name="gr1"><draw:custom-shape draw:style-name="gr2" draw:text-style-name="P269" svg:width="48.27mm" svg:height="8.05mm" svg:x="4.02mm" svg:y="2.86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270" svg:width="36.2mm" svg:height="4.03mm" svg:x="7mm" svg:y="4.91mm"><draw:text-box><text:p text:style-name="P269"><text:span text:style-name="T96">TChannel::read()</text:span></text:p></draw:text-box></draw:frame></draw:g>извлечь<text:alphabetical-index-mark text:string-value="read()" text:key1="TChannel"/> из канала несколько байт и поместить их в память по адресу. То же самое, что и извлечь байт, только ожидание продолжается до тех пор, пока в канале не окажется нужное количество байт.</text:p>
        </text:list-item>
      </text:list>
      <text:p text:style-name="P49"><draw:frame draw:style-name="fr2" draw:name="Врезка7" text:anchor-type="char" svg:x="-1.53mm" svg:y="1.57mm" svg:width="16.09mm" svg:height="15.08mm" draw:z-index="3"><draw:text-box><text:p text:style-name="P10"></text:p></draw:text-box></draw:frame><text:soft-page-break/>ЗАМЕЧАНИЕ. Если обмен через канал производится не парой процессов, а большим количеством одновременно, то нужно проявлять осторожность, т.к. запись в канал и чтение из него разными процессами одновременно приведет к чередованию байтов, и это может вызвать ошибки при чтении – читающий процесс может получить «неожиданные» данные. То же самое и при чтении – например, если один читающий процесс вытеснен более приоритетным, который тоже читает из этого же канала, то вытесняющий процесс просто «украдет» байты, предназначенные для первого процесса, из канала. Т.е. одновременно писать (и/или читать) в один канал двум и более процессам можно, но это не очень хорошая идея. Лучше либо разносить это по времени, либо использовать канал только для работы пары процессов. Это, в общем, и есть основное применение каналов. </text:p>
      <text:h text:style-name="Heading_20_2" text:outline-level="2"><text:bookmark-start text:name="__RefHeading__100_1693444381"/><text:bookmark-start text:name="_Ref99031238"/>OS::<text:alphabetical-index-mark-start text:id="IMark123792472" text:key1="OS"/><text:span text:style-name="T2">message</text:span><text:bookmark-end text:name="_Ref99031238"/><text:alphabetical-index-mark-end text:id="IMark123792472"/><text:alphabetical-index-mark text:string-value="message" text:key1="OS"/><text:bookmark-end text:name="__RefHeading__100_1693444381"/></text:h>
      <text:p text:style-name="Текст_20_абазца"><text:span text:style-name="Мнемоника"><text:span text:style-name="T28">OS</text:span></text:span><text:span text:style-name="Мнемоника"><text:span text:style-name="T31">::</text:span></text:span><text:alphabetical-index-mark-start text:id="IMark123789976" text:key1="OS"/><text:span text:style-name="Мнемоника"><text:span text:style-name="T28">message</text:span></text:span><text:alphabetical-index-mark-end text:id="IMark123789976"/> представляет собой <text:alphabetical-index-mark-start text:id="IMark123792472" text:main-entry="true"/>С++<text:alphabetical-index-mark-end text:id="IMark123792472"/> шаблон для создания объектов, реализующих обмен между процессами путем передачи структурированных данных. <text:span text:style-name="Мнемоника"><text:span text:style-name="T28">OS</text:span></text:span><text:span text:style-name="Мнемоника"><text:span text:style-name="T31">::</text:span></text:span><text:alphabetical-index-mark-start text:id="IMark123790456" text:key1="OS"/><text:span text:style-name="Мнемоника"><text:span text:style-name="T28">message</text:span></text:span><text:alphabetical-index-mark-end text:id="IMark123790456"/> похож на <text:span text:style-name="Мнемоника"><text:span text:style-name="T28">OS</text:span></text:span><text:span text:style-name="Мнемоника"><text:span text:style-name="T31">::</text:span></text:span><text:alphabetical-index-mark-start text:id="IMark123789784" text:key1="OS"/><text:span text:style-name="Мнемоника"><text:span text:style-name="T28">TEventFlag</text:span></text:span><text:alphabetical-index-mark-end text:id="IMark123789784"/><text:span text:style-name="Мнемоника"><text:span text:style-name="T31"> </text:span></text:span>и отличается главным образом тем, что кроме самого флага содержит еще и объект произвольного типа, составляющий собственно тело сообщения.</text:p>
      <text:p text:style-name="Текст_20_абазца">Определение шаблона – см «<text:span text:style-name="Ссылка_20_на_20_название"><text:bookmark-ref text:reference-format="text" text:ref-name="_Ref98691851">Листинг 5.10 OS::message</text:bookmark-ref></text:span>».</text:p>
      <text:p text:style-name="Текст_20_абазца">Как видно из листинга, <text:span text:style-name="T7">шаблон сообщения построен на основе класса </text:span><text:span text:style-name="Мнемоника">TBaseMessage</text:span><text:span text:style-name="T2">. </text:span><text:span text:style-name="T7">Это сделано из соображений эффективности, чтобы общий код не дублировался в экземплярах шаблона – общий для всех сообщений код вынесен на уровень базового класса</text:span><text:span text:style-name="T7"><text:note text:id="ftn83" text:note-class="footnote"><text:note-citation>1</text:note-citation><text:note-body><text:p text:style-name="P50"><text:s/>Этот же приём применён и при построении шаблона процесса: связка <text:span text:style-name="Мнемоника"><text:span text:style-name="T40">class TBaseProcess – template process&lt;&gt;</text:span></text:span><text:span text:style-name="T2">.</text:span></text:p></text:note-body></text:note></text:span><text:span text:style-name="T7">.</text:span></text:p>
      <text:list xml:id="list38683879" text:continue-list="list38688463" text:style-name="WW8Num5">
        <text:list-item text:start-value="1">
          <text:p text:style-name="Исходный_20_код"><text:soft-page-break/>class TBaseMessage : public <text:alphabetical-index-mark-start text:id="IMark123789784" text:key1="OS"/>TService<text:alphabetical-index-mark-end text:id="IMark123789784"/> <text:s text:c="90"/></text:p>
        </text:list-item>
        <text:list-item>
          <text:p text:style-name="Исходный_20_код">{ <text:s text:c="125"/></text:p>
        </text:list-item>
        <text:list-item>
          <text:p text:style-name="Исходный_20_код">public: <text:s text:c="119"/></text:p>
        </text:list-item>
        <text:list-item>
          <text:p text:style-name="Исходный_20_код"><text:s text:c="4"/><text:alphabetical-index-mark-start text:id="IMark123792472" text:key1="Конфигурационные макросы"/>INLINE<text:alphabetical-index-mark-end text:id="IMark123792472"/> TBaseMessage() : ProcessMap(0), NonEmpty(false) { } <text:s text:c="64"/></text:p>
        </text:list-item>
        <text:list-item>
          <text:p text:style-name="Исходный_20_код"><text:s text:c="127"/></text:p>
        </text:list-item>
        <text:list-item>
          <text:p text:style-name="Исходный_20_код"><text:s text:c="4"/>bool wait <text:s/>(timeout_t timeout = 0); <text:s text:c="87"/></text:p>
        </text:list-item>
        <text:list-item>
          <text:p text:style-name="Исходный_20_код"><text:s text:c="4"/><text:alphabetical-index-mark-start text:id="IMark123789784" text:key1="Конфигурационные макросы"/>INLINE<text:alphabetical-index-mark-end text:id="IMark123789784"/> void send(); <text:s text:c="103"/></text:p>
        </text:list-item>
        <text:list-item>
          <text:p text:style-name="Исходный_20_код"><text:s text:c="4"/><text:alphabetical-index-mark-start text:id="IMark123792472" text:key1="Конфигурационные макросы"/>INLINE<text:alphabetical-index-mark-end text:id="IMark123792472"/> void send_isr(); <text:s text:c="99"/></text:p>
        </text:list-item>
        <text:list-item>
          <text:p text:style-name="Исходный_20_код"><text:s text:c="4"/><text:alphabetical-index-mark-start text:id="IMark123789784" text:key1="Конфигурационные макросы"/>INLINE<text:alphabetical-index-mark-end text:id="IMark123789784"/> bool is_non_empty() const { <text:alphabetical-index-mark-start text:id="IMark123792472" text:key1="Типы"/>TCritSect<text:alphabetical-index-mark-end text:id="IMark123792472"/> cs; return NonEmpty; <text:s/>} <text:s text:c="54"/></text:p>
        </text:list-item>
        <text:list-item>
          <text:p text:style-name="Исходный_20_код"><text:s text:c="4"/><text:alphabetical-index-mark-start text:id="IMark123789784" text:key1="Конфигурационные макросы"/>INLINE<text:alphabetical-index-mark-end text:id="IMark123789784"/> void reset <text:s text:c="6"/>() <text:s text:c="6"/>{ <text:alphabetical-index-mark-start text:id="IMark123792472" text:key1="Типы"/>TCritSect<text:alphabetical-index-mark-end text:id="IMark123792472"/> cs; NonEmpty = false; } <text:s text:c="54"/></text:p>
        </text:list-item>
        <text:list-item>
          <text:p text:style-name="Исходный_20_код"/>
        </text:list-item>
        <text:list-item>
          <text:p text:style-name="Исходный_20_код">private: <text:s text:c="118"/></text:p>
        </text:list-item>
        <text:list-item>
          <text:p text:style-name="Исходный_20_код"><text:s text:c="4"/>volatile <text:alphabetical-index-mark-start text:id="IMark123789784" text:key1="Типы"/>TProcessMap<text:alphabetical-index-mark-end text:id="IMark123789784"/> ProcessMap; <text:s text:c="90"/></text:p>
        </text:list-item>
        <text:list-item>
          <text:p text:style-name="Исходный_20_код"><text:s text:c="4"/>volatile bool NonEmpty; <text:s text:c="99"/></text:p>
        </text:list-item>
        <text:list-item>
          <text:p text:style-name="Исходный_20_код">};</text:p>
        </text:list-item>
        <text:list-item>
          <text:p text:style-name="Исходный_20_код"><text:s text:c="125"/></text:p>
        </text:list-item>
        <text:list-item>
          <text:p text:style-name="Исходный_20_код">template&lt;typename T&gt; <text:s text:c="106"/></text:p>
        </text:list-item>
        <text:list-item>
          <text:p text:style-name="Исходный_20_код">class <text:alphabetical-index-mark-start text:id="IMark123792472" text:key1="OS"/>message<text:alphabetical-index-mark-end text:id="IMark123792472"/> : public TBaseMessage <text:s text:c="91"/></text:p>
        </text:list-item>
        <text:list-item>
          <text:p text:style-name="Исходный_20_код">{ <text:s text:c="125"/></text:p>
        </text:list-item>
        <text:list-item>
          <text:p text:style-name="Исходный_20_код">public: <text:s text:c="119"/></text:p>
        </text:list-item>
        <text:list-item>
          <text:p text:style-name="Исходный_20_код"><text:s text:c="4"/><text:alphabetical-index-mark-start text:id="IMark123789784" text:key1="Конфигурационные макросы"/>INLINE<text:alphabetical-index-mark-end text:id="IMark123789784"/> <text:alphabetical-index-mark-start text:id="IMark123792472" text:key1="OS"/>message<text:alphabetical-index-mark-end text:id="IMark123792472"/>() : TBaseMessage() <text:s text:c="2"/>{ } <text:s text:c="83"/></text:p>
        </text:list-item>
        <text:list-item>
          <text:p text:style-name="Исходный_20_код"><text:s text:c="4"/><text:alphabetical-index-mark-start text:id="IMark123789784" text:key1="Конфигурационные макросы"/>INLINE<text:alphabetical-index-mark-end text:id="IMark123789784"/> const T&amp; operator= (const T&amp; msg) </text:p>
        </text:list-item>
        <text:list-item>
          <text:p text:style-name="Исходный_20_код"><text:s text:c="4"/>{ </text:p>
        </text:list-item>
        <text:list-item>
          <text:p text:style-name="Исходный_20_код"><text:s text:c="8"/><text:alphabetical-index-mark-start text:id="IMark123789784" text:key1="Типы"/>TCritSect<text:alphabetical-index-mark-end text:id="IMark123789784"/> cs; </text:p>
        </text:list-item>
        <text:list-item>
          <text:p text:style-name="Исходный_20_код"><text:s text:c="8"/>*(const_cast&lt;T*&gt;(&amp;Msg)) = msg; return const_cast&lt;const T&amp;&gt;(Msg); </text:p>
        </text:list-item>
        <text:list-item>
          <text:p text:style-name="Исходный_20_код"><text:s text:c="4"/>}</text:p>
        </text:list-item>
        <text:list-item>
          <text:p text:style-name="Исходный_20_код"><text:s text:c="4"/><text:alphabetical-index-mark-start text:id="IMark123792472" text:key1="Конфигурационные макросы"/>INLINE<text:alphabetical-index-mark-end text:id="IMark123792472"/> operator T() const </text:p>
        </text:list-item>
        <text:list-item>
          <text:p text:style-name="Исходный_20_код"><text:s text:c="4"/>{</text:p>
        </text:list-item>
        <text:list-item>
          <text:p text:style-name="Исходный_20_код"><text:s text:c="8"/><text:alphabetical-index-mark-start text:id="IMark123792472" text:key1="Типы"/>TCritSect<text:alphabetical-index-mark-end text:id="IMark123792472"/> cs; </text:p>
        </text:list-item>
        <text:list-item>
          <text:p text:style-name="Исходный_20_код"><text:s text:c="8"/>return const_cast&lt;const T&amp;&gt;(Msg); </text:p>
        </text:list-item>
        <text:list-item>
          <text:p text:style-name="Исходный_20_код"><text:s text:c="4"/>}</text:p>
        </text:list-item>
        <text:list-item>
          <text:p text:style-name="Исходный_20_код"><text:s text:c="4"/><text:alphabetical-index-mark-start text:id="IMark123789784" text:key1="Конфигурационные макросы"/>INLINE<text:alphabetical-index-mark-end text:id="IMark123789784"/> void out(T&amp; msg) { <text:alphabetical-index-mark-start text:id="IMark123792472" text:key1="Типы"/>TCritSect<text:alphabetical-index-mark-end text:id="IMark123792472"/> cs; msg = const_cast&lt;T&amp;&gt;(Msg); } <text:s text:c="37"/></text:p>
        </text:list-item>
        <text:list-item>
          <text:p text:style-name="Исходный_20_код"><text:s text:c="127"/></text:p>
        </text:list-item>
        <text:list-item>
          <text:p text:style-name="Исходный_20_код">private: <text:s text:c="118"/></text:p>
        </text:list-item>
        <text:list-item>
          <text:p text:style-name="Исходный_20_код"><text:s text:c="4"/>volatile T Msg; <text:s text:c="107"/></text:p>
        </text:list-item>
        <text:list-item>
          <text:p text:style-name="Исходный_20_код">}; <text:s text:c="124"/></text:p>
        </text:list-item>
      </text:list>
      <text:p text:style-name="P76"><text:bookmark-start text:name="__RefHeading__168_1693444381"/><text:bookmark-start text:name="_Ref98691851"/>Листинг<text:span text:style-name="T2"> </text:span><text:span text:style-name="T2"><text:sequence text:ref-name="refЛистинг20" text:name="Листинг" text:formula="ooow:Листинг+1" style:num-format="1">5.10</text:sequence></text:span><text:span text:style-name="T2"> </text:span><text:span text:style-name="T24">OS::</text:span><text:alphabetical-index-mark-start text:id="IMark123792472" text:key1="OS"/><text:span text:style-name="T24">message</text:span><text:bookmark-end text:name="__RefHeading__168_1693444381"/><text:bookmark-end text:name="_Ref98691851"/><text:alphabetical-index-mark-end text:id="IMark123792472"/></text:p>
      <text:p text:style-name="Текст_20_абазца">Реализация шаблона достаточна проста. Над объектами, созданными по шаблону, можно производить следующие действия:</text:p>
      <text:list xml:id="list38688399" text:continue-list="list38688721" text:style-name="WW8Num7">
        <text:list-item text:start-value="1">
          <text:p text:style-name="Описание_20_функций-членов"><draw:g text:anchor-type="char" draw:z-index="29" draw:style-name="gr1"><draw:custom-shape draw:style-name="gr2" draw:text-style-name="P269" svg:width="55.18mm" svg:height="8.05mm" svg:x="4.02mm" svg:y="3.7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270" svg:width="41.39mm" svg:height="4.03mm" svg:x="7.42mm" svg:y="5.75mm"><draw:text-box><text:p text:style-name="P269"><text:span text:style-name="T96">TBaseMessage::send()</text:span></text:p></draw:text-box></draw:frame></draw:g>посылать сообщение<text:span text:style-name="Footnote_20_Symbol"><text:note text:id="ftn84" text:note-class="footnote"><text:note-citation>1</text:note-citation><text:note-body><text:p text:style-name="Footnote"><text:span text:style-name="T2"><text:s/></text:span>Аналог<text:span text:style-name="T2"> </text:span>функции<text:span text:style-name="T2"> </text:span><text:span text:style-name="Мнемоника"><text:span text:style-name="T39">OS::TEventFlag::signal()</text:span></text:span><text:span text:style-name="T2">.</text:span></text:p></text:note-body></text:note></text:span>. Функция <text:span text:style-name="Мнемоника"><text:span text:style-name="T39">void send</text:span></text:span><text:alphabetical-index-mark text:string-value="send()" text:key1="message"/><text:span text:style-name="Мнемоника">()</text:span> выполняет эту операцию, которая сводится к переводу процессов, ожидающих сообщение, в состояние готовых к выполнению и вызову планировщика;</text:p>
        </text:list-item>
        <text:list-item>
          <text:p text:style-name="Описание_20_функций-членов"><draw:g text:anchor-type="char" draw:z-index="30" draw:style-name="gr1"><draw:custom-shape draw:style-name="gr2" draw:text-style-name="P269" svg:width="55.18mm" svg:height="8.05mm" svg:x="4.02mm" svg:y="3.7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270" svg:width="41.39mm" svg:height="4.03mm" svg:x="7.42mm" svg:y="5.75mm"><draw:text-box><text:p text:style-name="P269"><text:span text:style-name="T96">TBaseMessage::send_isr()</text:span></text:p></draw:text-box></draw:frame></draw:g>вариант вышеописанной функции, оптимизированный для использования в прерываниях. Функция является встраиваемой и использует специальную облегченную встраиваемую версию планировщика. Этот вариант нельзя использовать вне кода обработчика прерываний;</text:p>
        </text:list-item>
        <text:list-item>
          <text:p text:style-name="P260"><draw:g text:anchor-type="char" draw:z-index="31" draw:style-name="gr1"><draw:custom-shape draw:style-name="gr2" draw:text-style-name="P269" svg:width="55.18mm" svg:height="8.05mm" svg:x="4.02mm" svg:y="3.7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270" svg:width="41.39mm" svg:height="4.03mm" svg:x="7.42mm" svg:y="5.75mm"><draw:text-box><text:p text:style-name="P269"><text:span text:style-name="T96">TBaseMessage::wait()</text:span></text:p></draw:text-box></draw:frame></draw:g>ждать сообщение<text:span text:style-name="Footnote_20_Symbol"><text:note text:id="ftn85" text:note-class="footnote"><text:note-citation>2</text:note-citation><text:note-body><text:p text:style-name="Footnote"><text:span text:style-name="T2"><text:s/></text:span>Аналог<text:span text:style-name="T2"> </text:span>функции<text:span text:style-name="T2"> </text:span><text:span text:style-name="Мнемоника"><text:span text:style-name="T39">OS::TEventFlag::</text:span></text:span><text:span text:style-name="Мнемоника"><text:span text:style-name="T39">w</text:span></text:span><text:span text:style-name="Мнемоника"><text:span text:style-name="T39">ait()</text:span></text:span><text:span text:style-name="T2">.</text:span></text:p></text:note-body></text:note></text:span>. Для этого предназначена <text:s/>функция <text:span text:style-name="Мнемоника"><text:span text:style-name="T39">void wait </text:span></text:span><text:alphabetical-index-mark text:string-value="wait()" text:key1="message"/><text:span text:style-name="Мнемоника">(timeout_t</text:span><text:span text:style-name="Мнемоника"><text:span text:style-name="T39"> </text:span></text:span><text:span text:style-name="Мнемоника"><text:span text:style-name="T41">timeout</text:span></text:span><text:span text:style-name="Мнемоника"><text:span text:style-name="T39"> </text:span></text:span><text:span text:style-name="Мнемоника"><text:span text:style-name="T41">=</text:span></text:span><text:span text:style-name="Мнемоника"><text:span text:style-name="T39"> </text:span></text:span><text:span text:style-name="Мнемоника"><text:span text:style-name="T41">0)</text:span></text:span>, которая проверяет, не пустое ли сообщение и если не пустое, то возвращает <text:span text:style-name="Мнемоника"><text:span text:style-name="T39">true</text:span></text:span>, если пустое, <text:soft-page-break/>то переводит текущий процесс из состояния готовых к выполнению в состояние ожидания этого сообщения. Если при вызове не было указано аргумента либо аргумент был равен 0, то ожидание будет продолжаться до тех пор, пока какой-нибудь процесс не пошлёт сообщение или текущий процесс не будет «разбужен» с помощью функции <text:alphabetical-index-mark-start text:id="IMark123789976" text:key1="Процесс"/><text:span text:style-name="Мнемоника"><text:span text:style-name="T43">TBaseProcess</text:span></text:span><text:alphabetical-index-mark-end text:id="IMark123789976"/><text:span text:style-name="Мнемоника"><text:span text:style-name="T41">::</text:span></text:span><text:alphabetical-index-mark text:string-value="force_wake_up()" text:key1="Процесс"/><text:span text:style-name="Мнемоника">force_wake_up</text:span><text:span text:style-name="Мнемоника">()</text:span><text:span text:style-name="Footnote_20_Symbol"><text:span text:style-name="T25"><text:note text:id="ftn86" text:note-class="footnote"><text:note-citation>3</text:note-citation><text:note-body><text:p text:style-name="Footnote"><text:s/>В последнем случае нужно проявлять крайнюю осторожность.</text:p></text:note-body></text:note></text:span></text:span>. Если в качестве аргумента было указано целое число в диапазоне от 1 до <text:span text:style-name="T2">2</text:span><text:span text:style-name="T38">n</text:span><text:span text:style-name="T2">-1 </text:span><text:span text:style-name="T7">(где </text:span><text:span text:style-name="T2">n – </text:span><text:span text:style-name="T7">разрядность типа </text:span><text:span text:style-name="Мнемоника">timeout_t</text:span><text:span text:style-name="T2">)</text:span>, которое является значением величины таймаута, выраженное в тиках системного таймера, то ожидание сообщения будет происходить с таймаутом, т.е. процесс будет «разбужен» в любом случае. Если это произойдет до истечения таймаута, что означает приход сообщения до того, как таймаут истек, то функция вернет <text:span text:style-name="Мнемоника"><text:span text:style-name="T39">true</text:span></text:span>. В противном случае, т.е. если таймаут истечет до того, как сообщение будет послано, функция вернет <text:span text:style-name="Мнемоника"><text:span text:style-name="T39">false</text:span></text:span>;</text:p>
        </text:list-item>
        <text:list-item>
          <text:p text:style-name="Описание_20_функций-членов"><draw:g text:anchor-type="char" draw:z-index="32" draw:style-name="gr1"><draw:custom-shape draw:style-name="gr2" draw:text-style-name="P269" svg:width="55.18mm" svg:height="8.05mm" svg:x="4.02mm" svg:y="3.7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270" svg:width="41.39mm" svg:height="4.03mm" svg:x="7.42mm" svg:y="5.75mm"><draw:text-box><text:p text:style-name="P269"><text:span text:style-name="T96">TBaseMessage::is_non_empty()</text:span></text:p></draw:text-box></draw:frame></draw:g>проверить сообщение. Функция <text:span text:style-name="Мнемоника"><text:span text:style-name="T39">bool</text:span></text:span><text:span text:style-name="Мнемоника"><text:span text:style-name="T41"> </text:span></text:span><text:span text:style-name="Мнемоника"><text:span text:style-name="T39">is</text:span></text:span><text:span text:style-name="Мнемоника"><text:span text:style-name="T41">_</text:span></text:span><text:span text:style-name="Мнемоника"><text:span text:style-name="T39">non</text:span></text:span><text:span text:style-name="Мнемоника"><text:span text:style-name="T41">_</text:span></text:span><text:span text:style-name="Мнемоника"><text:span text:style-name="T39">empty</text:span></text:span><text:alphabetical-index-mark text:string-value="is_empty()" text:key1="message"/><text:span text:style-name="Мнемоника">()</text:span> возвращает <text:span text:style-name="Мнемоника"><text:span text:style-name="T39">true</text:span></text:span>, если сообщение было послано, и в <text:span text:style-name="Мнемоника"><text:span text:style-name="T39">false</text:span></text:span> противном случае;</text:p>
        </text:list-item>
        <text:list-item>
          <text:p text:style-name="Описание_20_функций-членов"><draw:g text:anchor-type="char" draw:z-index="33" draw:style-name="gr1"><draw:custom-shape draw:style-name="gr2" draw:text-style-name="P269" svg:width="55.18mm" svg:height="8.05mm" svg:x="4.02mm" svg:y="3.7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270" svg:width="41.39mm" svg:height="4.03mm" svg:x="7.42mm" svg:y="5.75mm"><draw:text-box><text:p text:style-name="P269"><text:span text:style-name="T96">TBaseMessage::reset()</text:span></text:p></draw:text-box></draw:frame></draw:g>сбросить сообщение. Функция <text:span text:style-name="Мнемоника"><text:span text:style-name="T39">void</text:span></text:span><text:span text:style-name="Мнемоника"><text:span text:style-name="T41"> </text:span></text:span><text:span text:style-name="Мнемоника"><text:span text:style-name="T39">reset</text:span></text:span><text:alphabetical-index-mark text:string-value="reset()" text:key1="message"/><text:span text:style-name="Мнемоника">()</text:span> сбрасывает сообщение, т.е. переводит <text:s/>сообщение в состояние <text:span text:style-name="T2">empty. </text:span><text:span text:style-name="T7">При этом тело сообщения остаётся без изменений</text:span>;</text:p>
        </text:list-item>
        <text:list-item>
          <text:p text:style-name="P261"><draw:g text:anchor-type="char" draw:z-index="34" draw:style-name="gr1"><draw:custom-shape draw:style-name="gr2" draw:text-style-name="P269" svg:width="55.18mm" svg:height="8.05mm" svg:x="4.02mm" svg:y="3.7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270" svg:width="41.39mm" svg:height="4.03mm" svg:x="7.42mm" svg:y="5.75mm"><draw:text-box><text:p text:style-name="P269"><text:span text:style-name="T96">message::operator=()</text:span></text:p></draw:text-box></draw:frame></draw:g>записать в тело объекта-сообщения содержимое собственно сообщения. Штатный способ использования <text:span text:style-name="Мнемоника">OS::</text:span><text:alphabetical-index-mark-start text:id="IMark123789352" text:key1="OS"/><text:span text:style-name="Мнемоника">message</text:span><text:alphabetical-index-mark-end text:id="IMark123789352"/><text:span text:style-name="T2"> </text:span>– это запись тела сообщения и посылка сообщения с помощью функции <text:span text:style-name="Мнемоника">TBaseMessage::send()</text:span><text:span text:style-name="T2"> </text:span>– см «<text:span text:style-name="Ссылка_20_на_20_название"><text:sequence-ref text:reference-format="text" text:ref-name="refЛистинг21">Листинг 5.11 Использование OS::message</text:sequence-ref></text:span>»;</text:p>
        </text:list-item>
        <text:list-item>
          <text:p text:style-name="Описание_20_функций-членов"><draw:g text:anchor-type="char" draw:z-index="35" draw:style-name="gr1"><draw:custom-shape draw:style-name="gr2" draw:text-style-name="P269" svg:width="55.18mm" svg:height="8.05mm" svg:x="4.02mm" svg:y="3.7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270" svg:width="41.39mm" svg:height="4.03mm" svg:x="7.42mm" svg:y="5.75mm"><draw:text-box><text:p text:style-name="P269"><text:span text:style-name="T96">message::operator T()</text:span></text:p></draw:text-box></draw:frame></draw:g>возвращает константную ссылку на тело сообщения. Пользоваться этим средством следует с осторожностью, отдавая себе отчёт в том, что во время доступа к телу сообщения по ссылке, оно может быть изменено в другом процессе (или обработчике прерывания). Поэтому рекомендуется для чтения тела сообщения использовать функцию <text:alphabetical-index-mark-start text:id="IMark123789976" text:key1="OS"/><text:span text:style-name="Мнемоника"><text:span text:style-name="T73">message</text:span></text:span><text:alphabetical-index-mark-end text:id="IMark123789976"/><text:span text:style-name="Мнемоника"><text:span text:style-name="T73">::</text:span></text:span><text:alphabetical-index-mark-start text:id="IMark123789352" text:key1="message"/><text:span text:style-name="Мнемоника"><text:span text:style-name="T73">out()</text:span></text:span><text:alphabetical-index-mark-end text:id="IMark123789352"/><text:span text:style-name="T2">;</text:span></text:p>
        </text:list-item>
        <text:list-item>
          <text:p text:style-name="P255"><draw:g text:anchor-type="char" draw:z-index="36" draw:style-name="gr1"><draw:custom-shape draw:style-name="gr2" draw:text-style-name="P269" svg:width="55.18mm" svg:height="8.05mm" svg:x="4.02mm" svg:y="3.7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270" svg:width="41.39mm" svg:height="4.03mm" svg:x="7.42mm" svg:y="5.75mm"><draw:text-box><text:p text:style-name="P269"><text:span text:style-name="T96">message::out()</text:span></text:p></draw:text-box></draw:frame></draw:g>предназначена для чтения тела сообщения. Для достижения эффективности, чтобы не возникало лишнего копирования тела сообщения, в функцию передаётся ссылка внешний объект-тело сообщения, в который внутри функции <text:alphabetical-index-mark-start text:id="IMark123789976" text:key1="OS"/><text:span text:style-name="T2">mes⁠sage</text:span><text:alphabetical-index-mark-end text:id="IMark123789976"/><text:span text:style-name="T2">::out() </text:span>копируется содержимое сообщения.</text:p>
        </text:list-item>
      </text:list>
      <text:p text:style-name="Текст_20_абазца"/>
      <text:list xml:id="list38689625" text:continue-list="list38683879" text:style-name="WW8Num5">
        <text:list-item text:start-value="1">
          <text:p text:style-name="P231"><text:soft-page-break/>struct TMamont { ... } <text:s text:c="10"/>// <text:s/>data type for sending by message</text:p>
        </text:list-item>
        <text:list-item>
          <text:p text:style-name="P231"/>
        </text:list-item>
        <text:list-item>
          <text:p text:style-name="P231">OS::<text:alphabetical-index-mark-start text:id="IMark123789976" text:key1="OS"/>message<text:alphabetical-index-mark-end text:id="IMark123789976"/>&lt;TMamont&gt; MamontMsg; <text:s/>// OS::message object</text:p>
        </text:list-item>
        <text:list-item>
          <text:p text:style-name="P231"/>
        </text:list-item>
        <text:list-item>
          <text:p text:style-name="P231">template&lt;&gt; void TProc1::exec()</text:p>
        </text:list-item>
        <text:list-item>
          <text:p text:style-name="P231">{</text:p>
        </text:list-item>
        <text:list-item>
          <text:p text:style-name="P231"><text:s text:c="4"/>for(;;)</text:p>
        </text:list-item>
        <text:list-item>
          <text:p text:style-name="P231"><text:s text:c="4"/>{</text:p>
        </text:list-item>
        <text:list-item>
          <text:p text:style-name="P231"><text:s text:c="8"/>TMamont Mamont;</text:p>
        </text:list-item>
        <text:list-item>
          <text:p text:style-name="P231"><text:s text:c="8"/>MamontMsg.wait(); <text:s text:c="5"/>// wait for message</text:p>
        </text:list-item>
        <text:list-item>
          <text:p text:style-name="P231"><text:s text:c="8"/>MamontMsg.out(Mamont); // read message contents to the external object </text:p>
        </text:list-item>
        <text:list-item>
          <text:p text:style-name="P231"><text:s text:c="8"/>... <text:s text:c="19"/>// usage of the contents of Mamont</text:p>
        </text:list-item>
        <text:list-item>
          <text:p text:style-name="P231"><text:s text:c="4"/>} <text:s text:c="4"/></text:p>
        </text:list-item>
        <text:list-item>
          <text:p text:style-name="P231">}</text:p>
        </text:list-item>
        <text:list-item>
          <text:p text:style-name="P231"/>
        </text:list-item>
        <text:list-item>
          <text:p text:style-name="P231">template&lt;&gt; void TProc2::exec()</text:p>
        </text:list-item>
        <text:list-item>
          <text:p text:style-name="P231">{</text:p>
        </text:list-item>
        <text:list-item>
          <text:p text:style-name="P231"><text:s text:c="4"/>for(;;)</text:p>
        </text:list-item>
        <text:list-item>
          <text:p text:style-name="P231"><text:s text:c="4"/>{</text:p>
        </text:list-item>
        <text:list-item>
          <text:p text:style-name="P231"><text:s text:c="8"/>...</text:p>
        </text:list-item>
        <text:list-item>
          <text:p text:style-name="P231"><text:s text:c="8"/>TMamont m; <text:s text:c="8"/>// create message content</text:p>
        </text:list-item>
        <text:list-item>
          <text:p text:style-name="P231"/>
        </text:list-item>
        <text:list-item>
          <text:p text:style-name="P231"><text:s text:c="8"/>m... <text:s/>= <text:s text:c="11"/>// message body filling</text:p>
        </text:list-item>
        <text:list-item>
          <text:p text:style-name="P231"><text:s text:c="8"/>MamontMsg = m; <text:s text:c="4"/>// put the content to the OS::message object</text:p>
        </text:list-item>
        <text:list-item>
          <text:p text:style-name="P231"><text:s text:c="8"/>MamontMsg.send(); <text:s/>// send the message</text:p>
        </text:list-item>
        <text:list-item>
          <text:p text:style-name="P231"><text:s text:c="8"/>...</text:p>
        </text:list-item>
        <text:list-item>
          <text:p text:style-name="P231"><text:s text:c="4"/>}</text:p>
        </text:list-item>
        <text:list-item>
          <text:p text:style-name="P231">}</text:p>
        </text:list-item>
      </text:list>
      <text:p text:style-name="P76"><text:bookmark-start text:name="__RefHeading__17126_1675463907"/>Листинг<text:span text:style-name="T2"> </text:span><text:span text:style-name="T2"><text:sequence text:ref-name="refЛистинг21" text:name="Листинг" text:formula="ooow:Листинг+1" style:num-format="1">5.11</text:sequence></text:span><text:span text:style-name="T2"> </text:span><text:span text:style-name="T7">Использование</text:span><text:span text:style-name="T2"> </text:span><text:span text:style-name="T24">OS::</text:span><text:alphabetical-index-mark-start text:id="IMark123792472" text:key1="OS"/><text:span text:style-name="T24">message</text:span><text:bookmark-end text:name="__RefHeading__17126_1675463907"/><text:alphabetical-index-mark-end text:id="IMark123792472"/></text:p>
      <text:h text:style-name="Heading_20_2" text:outline-level="2"><text:bookmark-start text:name="__RefHeading__102_1693444381"/><text:bookmark-start text:name="_Ref99031277"/><text:span text:style-name="T2">OS</text:span>::<text:alphabetical-index-mark-start text:id="IMark123792472" text:key1="OS"/><text:span text:style-name="T2">channel</text:span><text:bookmark-end text:name="__RefHeading__102_1693444381"/><text:bookmark-end text:name="_Ref99031277"/><text:alphabetical-index-mark-end text:id="IMark123792472"/></text:h>
      <text:p text:style-name="P52"><text:span text:style-name="Мнемоника"><text:span text:style-name="T28">OS</text:span></text:span><text:span text:style-name="Мнемоника"><text:span text:style-name="T31">::</text:span></text:span><text:alphabetical-index-mark-start text:id="IMark123792472" text:key1="OS"/><text:span text:style-name="Мнемоника"><text:span text:style-name="T28">channel</text:span></text:span><text:alphabetical-index-mark-end text:id="IMark123792472"/> представляет собой <text:alphabetical-index-mark-start text:id="IMark123789976" text:main-entry="true"/>С++<text:alphabetical-index-mark-end text:id="IMark123789976"/> шаблон для создания объектов, реализующих кольцевые буфера<text:span text:style-name="Footnote_20_Symbol"><text:note text:id="ftn87" text:note-class="footnote"><text:note-citation>1</text:note-citation><text:note-body><text:p text:style-name="Footnote"><text:s/>Функционально это <text:span text:style-name="T2">FIFO, </text:span><text:span text:style-name="T7">т.е. объект-очередь для передачи данных по схеме </text:span><text:span text:style-name="T2">First Input – First Output</text:span>.</text:p></text:note-body></text:note></text:span> для безопасной с точки зрения вытесняющей ОС передачи данных произвольного типа. <text:span text:style-name="Мнемоника"><text:span text:style-name="T28">OS</text:span></text:span><text:span text:style-name="Мнемоника"><text:span text:style-name="T31">::</text:span></text:span><text:alphabetical-index-mark-start text:id="IMark154983704" text:key1="OS"/><text:span text:style-name="Мнемоника"><text:span text:style-name="T28">channel</text:span></text:span><text:alphabetical-index-mark-end text:id="IMark154983704"/> также, как и любое другое средство межпроцессного взаимодействия, решает задачи синхронизации. Тип конкретного буфера задается на этапе инстанцирования<text:note text:id="ftn88" text:note-class="footnote"><text:note-citation>2</text:note-citation><text:note-body><text:p text:style-name="Footnote"><text:s/><text:span text:style-name="T7">Создания экземпляра.</text:span></text:p></text:note-body></text:note> шаблона в пользовательском коде. Шаблон канала <text:span text:style-name="Мнемоника"><text:span text:style-name="T28">OS</text:span></text:span><text:span text:style-name="Мнемоника"><text:span text:style-name="T31">::</text:span></text:span><text:alphabetical-index-mark-start text:id="IMark123792568" text:key1="OS"/><text:span text:style-name="Мнемоника"><text:span text:style-name="T28">channel</text:span></text:span><text:alphabetical-index-mark-end text:id="IMark123792568"/> основан на шаблоне кольцевого буфера <text:span text:style-name="Мнемоника"><text:span text:style-name="T28">usr</text:span></text:span><text:span text:style-name="Мнемоника"><text:span text:style-name="T31">::</text:span></text:span><text:span text:style-name="Мнемоника"><text:span text:style-name="T28">ring</text:span></text:span><text:span text:style-name="Мнемоника"><text:span text:style-name="T31">_</text:span></text:span><text:span text:style-name="Мнемоника"><text:span text:style-name="T28">buffer</text:span></text:span><text:span text:style-name="Мнемоника"><text:span text:style-name="T31">&lt;</text:span></text:span><text:span text:style-name="Мнемоника"><text:span text:style-name="T28">class</text:span></text:span><text:span text:style-name="Мнемоника"><text:span text:style-name="T31"> </text:span></text:span><text:span text:style-name="Мнемоника"><text:span text:style-name="T28">T</text:span></text:span><text:span text:style-name="Мнемоника"><text:span text:style-name="T31">, </text:span></text:span><text:span text:style-name="Мнемоника"><text:span text:style-name="T28">uint16_t</text:span></text:span><text:span text:style-name="Мнемоника"><text:span text:style-name="T31"> </text:span></text:span><text:span text:style-name="Мнемоника"><text:span text:style-name="T28">size</text:span></text:span><text:span text:style-name="Мнемоника"><text:span text:style-name="T31">, </text:span></text:span><text:span text:style-name="Мнемоника"><text:span text:style-name="T28">class</text:span></text:span><text:span text:style-name="Мнемоника"><text:span text:style-name="T31"> </text:span></text:span><text:span text:style-name="Мнемоника"><text:span text:style-name="T28">S </text:span></text:span><text:span text:style-name="Мнемоника"><text:span text:style-name="T31">= </text:span></text:span><text:span text:style-name="Мнемоника"><text:span text:style-name="T28">uint8_t</text:span></text:span><text:span text:style-name="Мнемоника"><text:span text:style-name="T31">&gt;</text:span></text:span>, определенного в библиотеке, входящей в <text:span text:style-name="T7">дистрибутив</text:span> поставки <text:span text:style-name="T18">scmRTOS</text:span><text:span text:style-name="T17"> </text:span>.</text:p>
      <text:p text:style-name="P45"><text:soft-page-break/>Использование каналов на основе <text:span text:style-name="Мнемоника"><text:span text:style-name="T28">OS</text:span></text:span><text:span text:style-name="Мнемоника"><text:span text:style-name="T31">::</text:span></text:span><text:alphabetical-index-mark text:string-value="scmRTOS" text:key1="OS"/><text:span text:style-name="Мнемоника">channel</text:span> по сравнению с <text:span text:style-name="Мнемоника"><text:span text:style-name="T28">OS</text:span></text:span><text:span text:style-name="Мнемоника"><text:span text:style-name="T31">::</text:span></text:span><text:alphabetical-index-mark-start text:id="IMark123792568" text:key1="OS"/><text:span text:style-name="Мнемоника"><text:span text:style-name="T28">TChannel</text:span></text:span><text:alphabetical-index-mark-end text:id="IMark123792568"/> имеет следующие преимущества: </text:p>
      <text:list xml:id="list38670977" text:continue-list="list38676418" text:style-name="WW8Num4">
        <text:list-item>
          <text:p text:style-name="Марк._20_список">данные канала могут иметь произвольный тип;</text:p>
        </text:list-item>
        <text:list-item>
          <text:p text:style-name="Марк._20_список">безопасность – компилятор производит полный контроль типов при инстанцировании шаблона;</text:p>
        </text:list-item>
        <text:list-item>
          <text:p text:style-name="Марк._20_список">при шаблонной реализации нет необходимости вручную выделять память под буфер;</text:p>
        </text:list-item>
        <text:list-item>
          <text:p text:style-name="Марк._20_список">функциональность расширена – можно записывать данные не только в конец буфера, но и в начало, равно, как и читать не только из начала буфера, но и из конца;</text:p>
        </text:list-item>
        <text:list-item>
          <text:p text:style-name="Марк._20_список">при чтении данных можно указать величину таймаута, т.е. ждать данные не безусловно, а с ограничением по времени, что иногда оказывается очень полезным;</text:p>
        </text:list-item>
        <text:list-item>
          <text:p text:style-name="P199">т.к. элементами канала являются объекты, а не просто байты, то проблема, возникающая с <text:alphabetical-index-mark-start text:id="IMark123792472" text:key1="OS"/><text:span text:style-name="Мнемоника">TChannel</text:span><text:alphabetical-index-mark-end text:id="IMark123792472"/><text:span text:style-name="T2"> </text:span><text:span text:style-name="T7">при чередовании записи/чтения, с каналом на основе </text:span><text:span text:style-name="Мнемоника">OS::</text:span><text:alphabetical-index-mark-start text:id="IMark123792568" text:key1="OS"/><text:span text:style-name="Мнемоника">channel</text:span><text:alphabetical-index-mark-end text:id="IMark123792568"/><text:span text:style-name="Мнемоника">&lt;&gt;</text:span><text:span text:style-name="T2"> </text:span><text:span text:style-name="T7">не </text:span><text:span text:style-name="T7">является фатальной</text:span><text:span text:style-name="T7">, что позволяет, например, нескольким процессам одновременно записывать данные в канал – это применяется для организации очередей заданий, см «</text:span><text:span text:style-name="Ссылка_20_на_20_название"><text:span text:style-name="T7">Приложение</text:span></text:span><text:span text:style-name="Ссылка_20_на_20_название"><text:span text:style-name="T7"> </text:span></text:span><text:span text:style-name="Ссылка_20_на_20_название"><text:span text:style-name="T7"><text:bookmark-ref text:reference-format="chapter" text:ref-name="_Ref99025034">A</text:bookmark-ref></text:span></text:span><text:span text:style-name="Ссылка_20_на_20_название"><text:span text:style-name="T7">  </text:span></text:span><text:span text:style-name="Ссылка_20_на_20_название"><text:span text:style-name="T7"><text:bookmark-ref text:reference-format="text" text:ref-name="_Ref99025034">Примеры использования</text:bookmark-ref></text:span></text:span><text:span text:style-name="T7">».</text:span></text:p>
        </text:list-item>
      </text:list>
      <text:p text:style-name="P105">Новые возможности каналов дают эффективное средство для построения очередей сообщений. Причём в отличие от опасного, не наглядного и не гибкого способа организации очередей сообщений на основе указателя <text:span text:style-name="Мнемоника"><text:span text:style-name="T28">void</text:span></text:span><text:span text:style-name="Мнемоника"><text:span text:style-name="T31">*,</text:span></text:span> очередь <text:span text:style-name="Мнемоника"><text:span text:style-name="T28">OS</text:span></text:span><text:span text:style-name="Мнемоника"><text:span text:style-name="T31">::</text:span></text:span><text:alphabetical-index-mark-start text:id="IMark123792568" text:key1="OS"/><text:span text:style-name="Мнемоника"><text:span text:style-name="T28">channel</text:span></text:span><text:alphabetical-index-mark-end text:id="IMark123792568"/> предоставляет:</text:p>
      <text:list xml:id="list38667411" text:continue-numbering="true" text:style-name="WW8Num4">
        <text:list-item>
          <text:p text:style-name="Марк._20_список">безопасность на основе статического контроля типов как при создании очереди-канала, так и при записи в нее данных и чтении их оттуда;</text:p>
        </text:list-item>
        <text:list-item>
          <text:p text:style-name="Марк._20_список">простоту использования – не нужно выполнять ручное преобразование типов, сопряженное с необходимостью держать в голове лишнюю информацию о реальных типах данных, передаваемых через канал с целью правильного их использования;</text:p>
        </text:list-item>
        <text:list-item>
          <text:p text:style-name="Марк._20_список">значительно большую гибкость использования - объектами очереди могут быть любые типы, а не только указатели. </text:p>
        </text:list-item>
      </text:list>
      <text:p text:style-name="Текст_20_абазца">По поводу последнего пункта следует сказать несколько слов: недостаток указателей<text:span text:style-name="Мнемоника"><text:span text:style-name="T31"> </text:span></text:span><text:span text:style-name="Мнемоника"><text:span text:style-name="T28">void</text:span></text:span><text:span text:style-name="Мнемоника"><text:span text:style-name="T31">*</text:span></text:span> в качестве основы для передачи сообщений состоит, в частности, в том, что пользователь должен где-то выделить память под сами сообщения. Это дополнительная работа, и целевой объект получается распределённым – очередь в одном месте, а собственно содержимое элементов очереди в другом. Главными достоинствами механизма сообщений на указателях является высокая эффективность работы при больших размерах тел сообщений и возможность передачи разноформатных сообщений. Но если, например, сообщения небольшого размера – в пределах нескольких байт – и все имеют одинаковый формат, то нет никакой необходимости в указателях, гораздо проще создать очередь из требуемого количества таких сообщений и все. При этом, как уже говорилось, не нужно выде<text:soft-page-break/>лять память под сами тела сообщений – поскольку сообщения целиком помещаются в очередь-канал, память под них в этом случае будет автоматически выделена непосредственно при создании канала компилятором.</text:p>
      <text:p text:style-name="P63">Что касается сообщений на основе указателей, то и тут существует значительно более безопасное, удобное и гибкое решение на основе механизмов <text:alphabetical-index-mark-start text:id="IMark123792472" text:main-entry="true"/>С++<text:alphabetical-index-mark-end text:id="IMark123792472"/>. Об <text:s/>этом будет сказано ниже – см «<text:span text:style-name="Ссылка_20_на_20_название">Приложение</text:span><text:span text:style-name="Ссылка_20_на_20_название"> </text:span><text:span text:style-name="Ссылка_20_на_20_название"><text:bookmark-ref text:reference-format="chapter" text:ref-name="_Ref99025034">A</text:bookmark-ref></text:span><text:span text:style-name="Ссылка_20_на_20_название">  </text:span><text:span text:style-name="Ссылка_20_на_20_название"><text:bookmark-ref text:reference-format="text" text:ref-name="_Ref99025034">Примеры использования</text:bookmark-ref></text:span>».</text:p>
      <text:p text:style-name="Текст_20_абазца"><text:bookmark-start text:name="__RefHeading__170_1693444381"/><text:span text:style-name="Текст_20_абазца_20_Знак"><text:span text:style-name="T46">Определение шаблона </text:span></text:span><text:span text:style-name="Текст_20_абазца_20_Знак"><text:span text:style-name="T46">канала</text:span></text:span><text:span text:style-name="Текст_20_абазца_20_Знак"><text:span text:style-name="T46"> – см «</text:span></text:span><text:span text:style-name="Ссылка_20_на_20_название"><text:bookmark-ref text:reference-format="text" text:ref-name="_Ref98429776">Листинг 5.12 Определение шаблона OS::channel</text:bookmark-ref></text:span><text:span text:style-name="T46">».</text:span><text:bookmark-end text:name="__RefHeading__170_1693444381"/></text:p>
      <text:p text:style-name="Standard"/>
      <text:list xml:id="list38694916" text:continue-list="list38689625" text:style-name="WW8Num5">
        <text:list-item text:start-value="1">
          <text:p text:style-name="P232">template&lt;typename T, uint16_t Size, typename S = uint8_t&gt; <text:s text:c="24"/></text:p>
        </text:list-item>
        <text:list-item>
          <text:p text:style-name="P232">class <text:alphabetical-index-mark-start text:id="IMark154984376" text:key1="OS"/>channel<text:alphabetical-index-mark-end text:id="IMark154984376"/> : public <text:alphabetical-index-mark-start text:id="IMark123792472" text:key1="OS"/>TService<text:alphabetical-index-mark-end text:id="IMark123792472"/> <text:s text:c="50"/></text:p>
        </text:list-item>
        <text:list-item>
          <text:p text:style-name="P232">{ <text:s text:c="80"/></text:p>
        </text:list-item>
        <text:list-item>
          <text:p text:style-name="P232">public: <text:s text:c="74"/></text:p>
        </text:list-item>
        <text:list-item>
          <text:p text:style-name="P232"><text:s text:c="4"/><text:alphabetical-index-mark-start text:id="IMark154984376" text:key1="Конфигурационные макросы"/>INLINE<text:alphabetical-index-mark-end text:id="IMark154984376"/> <text:alphabetical-index-mark-start text:id="IMark123792472" text:key1="OS"/>channel<text:alphabetical-index-mark-end text:id="IMark123792472"/>() : ProducersProcessMap(0) <text:s text:c="36"/></text:p>
        </text:list-item>
        <text:list-item>
          <text:p text:style-name="P232"><text:s text:c="21"/>, ConsumersProcessMap(0) <text:s text:c="36"/></text:p>
        </text:list-item>
        <text:list-item>
          <text:p text:style-name="P232"><text:s text:c="21"/>, pool() <text:s text:c="52"/></text:p>
        </text:list-item>
        <text:list-item>
          <text:p text:style-name="P232"><text:s text:c="4"/>{ <text:s text:c="76"/></text:p>
        </text:list-item>
        <text:list-item>
          <text:p text:style-name="P232"><text:s text:c="4"/>} <text:s text:c="76"/></text:p>
        </text:list-item>
        <text:list-item>
          <text:p text:style-name="P232"><text:s text:c="82"/></text:p>
        </text:list-item>
        <text:list-item>
          <text:p text:style-name="P232"><text:s text:c="4"/>//---------------------------------------------------------------- <text:s text:c="11"/></text:p>
        </text:list-item>
        <text:list-item>
          <text:p text:style-name="P232"><text:s text:c="4"/>// <text:s text:c="75"/></text:p>
        </text:list-item>
        <text:list-item>
          <text:p text:style-name="P232"><text:s text:c="4"/>// <text:s text:c="3"/>Data transfer functions <text:s text:c="48"/></text:p>
        </text:list-item>
        <text:list-item>
          <text:p text:style-name="P232"><text:s text:c="4"/>// <text:s text:c="75"/></text:p>
        </text:list-item>
        <text:list-item>
          <text:p text:style-name="P232"><text:s text:c="4"/>void write(const T* data, const S cnt); <text:s text:c="38"/></text:p>
        </text:list-item>
        <text:list-item>
          <text:p text:style-name="P232"><text:s text:c="4"/>bool read (T* const data, const S cnt, timeout_t timeout = 0); <text:s text:c="15"/></text:p>
        </text:list-item>
        <text:list-item>
          <text:p text:style-name="P232"><text:s text:c="82"/></text:p>
        </text:list-item>
        <text:list-item>
          <text:p text:style-name="P232"><text:s text:c="4"/>void push <text:s text:c="5"/>(const T&amp; item); <text:s text:c="46"/></text:p>
        </text:list-item>
        <text:list-item>
          <text:p text:style-name="P232"><text:s text:c="4"/>void push_front(const T&amp; item); <text:s text:c="46"/></text:p>
        </text:list-item>
        <text:list-item>
          <text:p text:style-name="P232"><text:s text:c="82"/></text:p>
        </text:list-item>
        <text:list-item>
          <text:p text:style-name="P232"><text:s text:c="4"/>bool pop <text:s text:c="4"/>(T&amp; item, timeout_t timeout = 0); <text:s text:c="31"/></text:p>
        </text:list-item>
        <text:list-item>
          <text:p text:style-name="P232"><text:s text:c="4"/>bool pop_back(T&amp; item, timeout_t timeout = 0); <text:s text:c="31"/></text:p>
        </text:list-item>
        <text:list-item>
          <text:p text:style-name="P232"><text:s text:c="83"/></text:p>
        </text:list-item>
        <text:list-item>
          <text:p text:style-name="P232"><text:s text:c="4"/>//---------------------------------------------------------------- <text:s text:c="11"/></text:p>
        </text:list-item>
        <text:list-item>
          <text:p text:style-name="P232"><text:s text:c="4"/>// <text:s text:c="75"/></text:p>
        </text:list-item>
        <text:list-item>
          <text:p text:style-name="P232"><text:s text:c="4"/>// <text:s text:c="3"/>Service functions <text:s text:c="54"/></text:p>
        </text:list-item>
        <text:list-item>
          <text:p text:style-name="P232"><text:s text:c="4"/>// <text:s text:c="75"/></text:p>
        </text:list-item>
        <text:list-item>
          <text:p text:style-name="P232"><text:s text:c="4"/><text:alphabetical-index-mark-start text:id="IMark154984376" text:key1="Конфигурационные макросы"/>INLINE<text:alphabetical-index-mark-end text:id="IMark154984376"/> S get_count() <text:s text:c="4"/>const; </text:p>
        </text:list-item>
        <text:list-item>
          <text:p text:style-name="P232"><text:s text:c="4"/><text:alphabetical-index-mark-start text:id="IMark123792472" text:key1="Конфигурационные макросы"/>INLINE<text:alphabetical-index-mark-end text:id="IMark123792472"/> S get_free_size() const;</text:p>
        </text:list-item>
        <text:list-item>
          <text:p text:style-name="P232"><text:s text:c="4"/>void flush(); <text:s text:c="64"/></text:p>
        </text:list-item>
        <text:list-item>
          <text:p text:style-name="P232"><text:s text:c="82"/></text:p>
        </text:list-item>
        <text:list-item>
          <text:p text:style-name="P232">private: <text:s text:c="73"/></text:p>
        </text:list-item>
        <text:list-item>
          <text:p text:style-name="P232"><text:s text:c="4"/>volatile <text:alphabetical-index-mark-start text:id="IMark123792472" text:key1="Типы"/>TProcessMap<text:alphabetical-index-mark-end text:id="IMark123792472"/> ProducersProcessMap; <text:s text:c="36"/></text:p>
        </text:list-item>
        <text:list-item>
          <text:p text:style-name="P232"><text:s text:c="4"/>volatile <text:alphabetical-index-mark-start text:id="IMark154984376" text:key1="Типы"/>TProcessMap<text:alphabetical-index-mark-end text:id="IMark154984376"/> ConsumersProcessMap; <text:s text:c="36"/></text:p>
        </text:list-item>
        <text:list-item>
          <text:p text:style-name="P232"><text:s text:c="4"/>usr::ring_buffer&lt;T, Size, S&gt; pool; <text:s text:c="43"/></text:p>
        </text:list-item>
        <text:list-item>
          <text:p text:style-name="P232">}; <text:s text:c="79"/></text:p>
        </text:list-item>
      </text:list>
      <text:p text:style-name="P42"><text:bookmark-start text:name="__RefHeading__172_1693444381"/><text:bookmark-start text:name="_Ref98429776"/>Листинг <text:sequence text:ref-name="refЛистинг22" text:name="Листинг" text:formula="ooow:Листинг+1" style:num-format="1">5.12</text:sequence><text:span text:style-name="T2"> </text:span>Определение шаблона <text:span text:style-name="T24">OS</text:span><text:span text:style-name="T23">::</text:span><text:alphabetical-index-mark-start text:id="IMark154984376" text:key1="OS"/><text:span text:style-name="T24">channel</text:span><text:bookmark-end text:name="__RefHeading__172_1693444381"/><text:bookmark-end text:name="_Ref98429776"/><text:alphabetical-index-mark-end text:id="IMark154984376"/></text:p>
      <text:p text:style-name="Текст_20_абазца">Использование <text:span text:style-name="Мнемоника"><text:span text:style-name="T28">OS</text:span></text:span><text:span text:style-name="Мнемоника"><text:span text:style-name="T31">::</text:span></text:span><text:alphabetical-index-mark-start text:id="IMark154984376" text:key1="OS"/><text:span text:style-name="Мнемоника"><text:span text:style-name="T28">channel</text:span></text:span><text:alphabetical-index-mark-end text:id="IMark154984376"/> очень простое: сначала нужно определить тип объектов, которые будут передаваться через канал, затем определить тип канала либо создать объект-канал. Например, пусть данные, передаваемые через канал, представляют собой структуру:</text:p>
      <text:p text:style-name="P20"><text:soft-page-break/><text:span text:style-name="Мнемоника"><text:span text:style-name="T28">struct</text:span></text:span><text:span text:style-name="Мнемоника"><text:span text:style-name="T31"> </text:span></text:span><text:span text:style-name="Мнемоника"><text:span text:style-name="T28">TData</text:span></text:span></text:p>
      <text:p text:style-name="P20"><text:span text:style-name="Мнемоника"><text:span text:style-name="T31">{</text:span></text:span></text:p>
      <text:p text:style-name="P20"><text:span text:style-name="Мнемоника"><text:span text:style-name="T31"><text:s text:c="4"/></text:span></text:span><text:span text:style-name="Мнемоника"><text:span text:style-name="T28">int</text:span></text:span><text:span text:style-name="Мнемоника"><text:span text:style-name="T31"> <text:s text:c="2"/></text:span></text:span><text:span text:style-name="Мнемоника"><text:span text:style-name="T28">A</text:span></text:span><text:span text:style-name="Мнемоника"><text:span text:style-name="T31">;</text:span></text:span></text:p>
      <text:p text:style-name="P20"><text:span text:style-name="Мнемоника"><text:span text:style-name="T31"><text:s text:c="4"/></text:span></text:span><text:span text:style-name="Мнемоника"><text:span text:style-name="T28">char</text:span></text:span><text:span text:style-name="Мнемоника"><text:span text:style-name="T31">* </text:span></text:span><text:span text:style-name="Мнемоника"><text:span text:style-name="T28">p</text:span></text:span><text:span text:style-name="Мнемоника"><text:span text:style-name="T31">;</text:span></text:span></text:p>
      <text:p text:style-name="P19"><text:span text:style-name="Мнемоника"><text:span text:style-name="T31">};</text:span></text:span></text:p>
      <text:p text:style-name="Текст_20_абазца">Теперь можно создать объект-канал путем инстанцирования шаблона <text:span text:style-name="Мнемоника"><text:span text:style-name="T28">OS</text:span></text:span><text:span text:style-name="Мнемоника"><text:span text:style-name="T31">::</text:span></text:span><text:alphabetical-index-mark-start text:id="IMark154984376" text:key1="OS"/><text:span text:style-name="Мнемоника"><text:span text:style-name="T28">channel</text:span></text:span><text:alphabetical-index-mark-end text:id="IMark154984376"/>:</text:p>
      <text:p text:style-name="Текст_20_абазца"><text:span text:style-name="Мнемоника"><text:span text:style-name="T28">OS</text:span></text:span><text:span text:style-name="Мнемоника"><text:span text:style-name="T31">::</text:span></text:span><text:alphabetical-index-mark-start text:id="IMark154984376" text:key1="OS"/><text:span text:style-name="Мнемоника"><text:span text:style-name="T28">channel</text:span></text:span><text:alphabetical-index-mark-end text:id="IMark154984376"/><text:span text:style-name="Мнемоника"><text:span text:style-name="T31">&lt;</text:span></text:span><text:span text:style-name="Мнемоника"><text:span text:style-name="T28">TData</text:span></text:span><text:span text:style-name="Мнемоника"><text:span text:style-name="T31">, 8&gt; </text:span></text:span><text:span text:style-name="Мнемоника"><text:span text:style-name="T28">DataQueue</text:span></text:span><text:span text:style-name="Мнемоника"><text:span text:style-name="T31">;</text:span></text:span></text:p>
      <text:p text:style-name="Текст_20_абазца">Этот код объявляет объект-канал <text:span text:style-name="Мнемоника"><text:span text:style-name="T28">DataQueue</text:span></text:span> для передачи объектов типа <text:span text:style-name="Мнемоника"><text:span text:style-name="T28">TData</text:span></text:span>, емкость канала – 8 объектов. Теперь можно использовать канал для передачи.</text:p>
      <text:p text:style-name="Текст_20_абазца">Как уже говорилось, помимо возможности работать с объектами произвольного типа <text:span text:style-name="Мнемоника"><text:span text:style-name="T28">OS</text:span></text:span><text:span text:style-name="Мнемоника"><text:span text:style-name="T31">::</text:span></text:span><text:alphabetical-index-mark-start text:id="IMark154984376" text:key1="OS"/><text:span text:style-name="Мнемоника"><text:span text:style-name="T28">channel</text:span></text:span><text:alphabetical-index-mark-end text:id="IMark154984376"/> предоставляет расширенную функциональность по сравнению с <text:span text:style-name="Мнемоника"><text:span text:style-name="T28">OS</text:span></text:span><text:span text:style-name="Мнемоника"><text:span text:style-name="T31">::</text:span></text:span><text:alphabetical-index-mark-start text:id="IMark154983416" text:key1="OS"/><text:span text:style-name="Мнемоника"><text:span text:style-name="T28">TChannel</text:span></text:span><text:alphabetical-index-mark-end text:id="IMark154983416"/>, а именно – возможность записывать данные не только в конец очереди, но и начало; читать данные не только из начала очереди, но и из конца. При чтении, также, имеется возможность указать величину таймаута. Обо всем об этом чуть ниже.</text:p>
      <text:p text:style-name="Текст_20_абазца">Для действий над объектом-каналом предоставляется следующий интерфейс:</text:p>
      <text:list xml:id="list38670392" text:continue-list="list38688399" text:style-name="WW8Num7">
        <text:list-item text:start-value="1">
          <text:p text:style-name="Описание_20_функций-членов"><draw:g text:anchor-type="char" draw:z-index="37" draw:style-name="gr1"><draw:custom-shape draw:style-name="gr2" draw:text-style-name="P269" svg:width="55.18mm" svg:height="8.05mm" svg:x="4.02mm" svg:y="3.7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270" svg:width="41.39mm" svg:height="4.03mm" svg:x="7.42mm" svg:y="5.75mm"><draw:text-box><text:p text:style-name="P269"><text:span text:style-name="T96">channel::push()</text:span></text:p></draw:text-box></draw:frame></draw:g>записать элемент в конец очереди<text:span text:style-name="Footnote_20_Symbol"><text:note text:id="ftn89" text:note-class="footnote"><text:note-citation>1</text:note-citation><text:note-body><text:p text:style-name="Footnote"><text:s/>Имеется в виду очередь канала. Т.к. функционально канал представляет собой <text:span text:style-name="T2">FIFO</text:span>, то конец очереди соответствует входу <text:span text:style-name="T2">FIFO</text:span>, начало канала – выходу <text:span text:style-name="T2">FIFO</text:span>.</text:p></text:note-body></text:note></text:span>. Функция <text:span text:style-name="Мнемоника"><text:span text:style-name="T39">void push</text:span></text:span><text:alphabetical-index-mark text:string-value="push()" text:key1="channel"/><text:span text:style-name="Мнемоника">(const T&amp; item)</text:span> записывает один элемент в канал, если там было для этого место. Если места не было, то процесс переходит в состояние ожидания до тех пор, пока в канале не появится место. Когда место появится, элемент будет записан. После этого делается проверка, не ждет ли какой-нибудь процесс данных из канала;</text:p>
        </text:list-item>
        <text:list-item>
          <text:p text:style-name="Описание_20_функций-членов"><draw:g text:anchor-type="char" draw:z-index="38" draw:style-name="gr1"><draw:custom-shape draw:style-name="gr2" draw:text-style-name="P269" svg:width="55.18mm" svg:height="8.05mm" svg:x="4.02mm" svg:y="2.59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270" svg:width="41.39mm" svg:height="4.03mm" svg:x="7.42mm" svg:y="4.64mm"><draw:text-box><text:p text:style-name="P269"><text:span text:style-name="T96">channel::push_front()</text:span></text:p></draw:text-box></draw:frame></draw:g>записать элемент в начало очереди. Функция <text:span text:style-name="Мнемоника"><text:span text:style-name="T39">void push</text:span></text:span><text:span text:style-name="Мнемоника"><text:span text:style-name="T41">_</text:span></text:span><text:span text:style-name="Мнемоника"><text:span text:style-name="T39">front</text:span></text:span><text:alphabetical-index-mark text:string-value="push_front()" text:key1="channel"/><text:span text:style-name="Мнемоника">(const T&amp; item)</text:span> записывает один элемент в канал, если там было для этого место. Если места не было, то процесс переходит в состояние ожидания до тех пор, пока в канале не появится место. Когда место появится, элемент будет записан. После этого делается проверка, не ждет ли какой-нибудь процесс данных из канала;</text:p>
        </text:list-item>
        <text:list-item>
          <text:p text:style-name="Описание_20_функций-членов"><draw:g text:anchor-type="char" draw:z-index="39" draw:style-name="gr1"><draw:custom-shape draw:style-name="gr2" draw:text-style-name="P269" svg:width="55.18mm" svg:height="8.05mm" svg:x="4.02mm" svg:y="2.59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270" svg:width="41.39mm" svg:height="4.03mm" svg:x="7.42mm" svg:y="4.64mm"><draw:text-box><text:p text:style-name="P269"><text:span text:style-name="T96">channel::pop()</text:span></text:p></draw:text-box></draw:frame></draw:g>извлечь элемент из начала очереди. Функция <text:span text:style-name="Мнемоника"><text:span text:style-name="T45">bool pop</text:span></text:span><text:alphabetical-index-mark text:string-value="pop()" text:key1="channel"/><text:span text:style-name="Мнемоника"><text:span text:style-name="T84">(T&amp; item, </text:span></text:span><text:span text:style-name="Мнемоника"><text:span text:style-name="T85">timeout_t</text:span></text:span><text:span text:style-name="Мнемоника"><text:span text:style-name="T84"> timeout = 0)</text:span></text:span> извлекает один элемент из канала, если канал не был пуст. Если канал был пуст, то процесс переходит в состояние ожидания до тех пор, пока в нем не появятся данные либо до истечения <text:soft-page-break/>таймаута, если таймаут был указан<text:span text:style-name="Footnote_20_Symbol"><text:note text:id="ftn90" text:note-class="footnote"><text:note-citation>1</text:note-citation><text:note-body><text:p text:style-name="Footnote"><text:s/>Т.е. вызов был с передачей вторым аргументом целого числа в диапазоне 1..<text:span text:style-name="T2">2</text:span><text:span text:style-name="T38">n</text:span><text:span text:style-name="T2">-1 </text:span><text:span text:style-name="T7">(где </text:span><text:span text:style-name="T2">n </text:span><text:span text:style-name="T7">– разрядность типа </text:span><text:span text:style-name="Мнемоника"><text:span text:style-name="T40">timeout_t</text:span></text:span><text:span text:style-name="T7">)</text:span><text:span text:style-name="T7">,</text:span> которое и задает величину таймаута в тиках системного <text:s/>таймера.</text:p></text:note-body></text:note></text:span>. В случае вызова с таймаутом, если данные поступили до истечения таймаута, функция возвращает <text:span text:style-name="Мнемоника"><text:span text:style-name="T39">true</text:span></text:span>, в противном случае <text:span text:style-name="Мнемоника"><text:span text:style-name="T39">false</text:span></text:span>. Если вызов был без таймаута, функция всегда возвращает <text:span text:style-name="Мнемоника"><text:span text:style-name="T39">true</text:span></text:span>, за исключением пробуждения по <text:alphabetical-index-mark-start text:id="IMark123792472" text:key1="Процесс"/><text:span text:style-name="Мнемоника"><text:span text:style-name="T71">wake_up()</text:span></text:span><text:alphabetical-index-mark-end text:id="IMark123792472"/><text:span text:style-name="T2">, </text:span><text:alphabetical-index-mark-start text:id="IMark123791512" text:key1="Процесс"/><text:span text:style-name="Мнемоника"><text:span text:style-name="T71">force_wake_up()</text:span></text:span><text:alphabetical-index-mark-end text:id="IMark123791512"/>. Когда данные появляются, элемент извлекается и делается проверка, не ждет ли какой-нибудь процесс с целью записать в канал. Следует обратить внимание на тот факт, что при вызове этой функции данные, извлеченные из канала, передаются не путем копирования при возврате функции, а через передачу объекта по ссылке. Это обусловлено тем, что значение возврата занято для передачи результата таймаута;</text:p>
        </text:list-item>
        <text:list-item>
          <text:p text:style-name="Описание_20_функций-членов"><text:alphabetical-index-mark text:string-value="pop_back()" text:key1="channel"/><draw:g text:anchor-type="char" draw:z-index="40" draw:style-name="gr1"><draw:custom-shape draw:style-name="gr2" draw:text-style-name="P269" svg:width="55.18mm" svg:height="8.05mm" svg:x="4.02mm" svg:y="2.59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270" svg:width="41.39mm" svg:height="4.03mm" svg:x="7.42mm" svg:y="4.64mm"><draw:text-box><text:p text:style-name="P269"><text:span text:style-name="T96">channel::pop_back()</text:span></text:p></draw:text-box></draw:frame></draw:g>извлечь элемент из конца очереди. Функция <text:span text:style-name="Мнемоника"><text:span text:style-name="T39">bool pop</text:span></text:span><text:span text:style-name="Мнемоника"><text:span text:style-name="T41">_</text:span></text:span><text:span text:style-name="Мнемоника"><text:span text:style-name="T39">back </text:span></text:span><text:span text:style-name="Мнемоника">(T&amp; item, </text:span><text:span text:style-name="Мнемоника">timeout_t</text:span><text:span text:style-name="Мнемоника"> timeout)</text:span> извлекает один элемент из канала, если канал не был пуст. Вся функциональность ровно такая же, как и в случае с <text:span text:style-name="Мнемоника"><text:span text:style-name="T39">OS</text:span></text:span><text:span text:style-name="Мнемоника"><text:span text:style-name="T41">::</text:span></text:span><text:alphabetical-index-mark-start text:id="IMark123791512" text:key1="OS"/><text:span text:style-name="Мнемоника"><text:span text:style-name="T39">channel</text:span></text:span><text:alphabetical-index-mark-end text:id="IMark123791512"/><text:span text:style-name="Мнемоника"><text:span text:style-name="T41">::</text:span></text:span><text:span text:style-name="Мнемоника"><text:span text:style-name="T39">pop</text:span></text:span><text:span text:style-name="Мнемоника"><text:span text:style-name="T41">()</text:span></text:span> за исключением того, что элементы данных считываются из конца канала;</text:p>
        </text:list-item>
        <text:list-item>
          <text:p text:style-name="Описание_20_функций-членов"><draw:g text:anchor-type="char" draw:z-index="41" draw:style-name="gr1"><draw:custom-shape draw:style-name="gr2" draw:text-style-name="P269" svg:width="55.18mm" svg:height="8.05mm" svg:x="4.02mm" svg:y="3.7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270" svg:width="41.39mm" svg:height="4.03mm" svg:x="7.42mm" svg:y="5.75mm"><draw:text-box><text:p text:style-name="P269"><text:span text:style-name="T96">channel::write()</text:span></text:p></draw:text-box></draw:frame></draw:g>записать в конец очереди несколько элементов из памяти по адресу. Функция<text:span text:style-name="T2"> </text:span><text:span text:style-name="Мнемоника"><text:span text:style-name="T39">void write(const T* data, const S cnt) </text:span></text:span><text:alphabetical-index-mark text:string-value="write()" text:key1="channel"/><text:span text:style-name="T2"><text:s/></text:span>реализует<text:span text:style-name="T2"> </text:span>эту<text:span text:style-name="T2"> </text:span>операцию<text:span text:style-name="T2">. </text:span>Фактически это то же самое, что и записать один элемент в конец очереди (<text:span text:style-name="Мнемоника"><text:span text:style-name="T39">push</text:span></text:span>), только ожидание продолжается до тех пор, пока в канале не появится достаточно места. Остальная логика работы такая же;</text:p>
        </text:list-item>
        <text:list-item>
          <text:p text:style-name="Описание_20_функций-членов"><draw:g text:anchor-type="char" draw:z-index="42" draw:style-name="gr1"><draw:custom-shape draw:style-name="gr2" draw:text-style-name="P269" svg:width="55.18mm" svg:height="8.05mm" svg:x="4.02mm" svg:y="3.7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270" svg:width="41.39mm" svg:height="4.03mm" svg:x="7.42mm" svg:y="5.75mm"><draw:text-box><text:p text:style-name="P269"><text:span text:style-name="T96">channel::read()</text:span></text:p></draw:text-box></draw:frame></draw:g>извлечь<text:alphabetical-index-mark text:string-value="read()" text:key1="channel"/> из канала несколько элементов и поместить их в память по адресу. Эту<text:span text:style-name="T2"> </text:span>операцию<text:span text:style-name="T2"> </text:span>выполняет<text:span text:style-name="T2"> </text:span>функция<text:span text:style-name="T2"> </text:span><text:span text:style-name="Мнемоника"><text:span text:style-name="T39">bool read (T* const data, const S cnt, </text:span></text:span><text:span text:style-name="Мнемоника"><text:span text:style-name="T39">timeout_t</text:span></text:span><text:span text:style-name="Мнемоника"><text:span text:style-name="T39"> timeout = 0)</text:span></text:span><text:span text:style-name="T2">. </text:span>То же самое, что и извлечь элемент из начала очереди, только ожидание продолжается до тех пор, пока в канале не окажется нужное количество байт или не сработает таймаут, если он был задействован.</text:p>
        </text:list-item>
        <text:list-item>
          <text:p text:style-name="Описание_20_функций-членов"><draw:g text:anchor-type="char" draw:z-index="43" draw:style-name="gr1"><draw:custom-shape draw:style-name="gr2" draw:text-style-name="P269" svg:width="55.18mm" svg:height="8.05mm" svg:x="4.02mm" svg:y="1.69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270" svg:width="41.39mm" svg:height="4.03mm" svg:x="7.42mm" svg:y="3.74mm"><draw:text-box><text:p text:style-name="P269"><text:span text:style-name="T96">channel::get_count()</text:span></text:p></draw:text-box></draw:frame></draw:g>получить величину количества элементов в канале. Функция <text:span text:style-name="Мнемоника"><text:span text:style-name="T39">S get</text:span></text:span><text:span text:style-name="Мнемоника"><text:span text:style-name="T41">_</text:span></text:span><text:span text:style-name="Мнемоника"><text:span text:style-name="T39">count</text:span></text:span><text:span text:style-name="Мнемоника"><text:span text:style-name="T41">()</text:span></text:span><text:span text:style-name="Мнемоника"><text:span text:style-name="T39"> const</text:span></text:span> <text:alphabetical-index-mark text:string-value="get_count()" text:key1="channel"/><text:s/>является встраиваемой, поэтому эффективность ее работы максимально высока;</text:p>
        </text:list-item>
        <text:list-item>
          <text:p text:style-name="Описание_20_функций-членов"><draw:g text:anchor-type="char" draw:z-index="44" draw:style-name="gr1"><draw:custom-shape draw:style-name="gr2" draw:text-style-name="P269" svg:width="55.18mm" svg:height="8.05mm" svg:x="4.02mm" svg:y="1.99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270" svg:width="41.39mm" svg:height="4.03mm" svg:x="7.42mm" svg:y="4.04mm"><draw:text-box><text:p text:style-name="P269"><text:span text:style-name="T96">channel::get_free_size()</text:span></text:p></draw:text-box></draw:frame></draw:g>получить величину количества элементов, которые можно записать в канал, т.е. под них есть свободное место. Функция <text:span text:style-name="Мнемоника"><text:span text:style-name="T39">S get</text:span></text:span><text:span text:style-name="Мнемоника"><text:span text:style-name="T41">_</text:span></text:span><text:span text:style-name="Мнемоника"><text:span text:style-name="T39">free</text:span></text:span><text:span text:style-name="Мнемоника"><text:span text:style-name="T41">_</text:span></text:span><text:span text:style-name="Мнемоника"><text:span text:style-name="T39">size</text:span></text:span><text:span text:style-name="Мнемоника"><text:span text:style-name="T41">()</text:span></text:span><text:span text:style-name="Мнемоника"><text:span text:style-name="T39"> const</text:span></text:span> <text:alphabetical-index-mark text:string-value="get_free_size()" text:key1="channel"/><text:s/>является встраиваемой, поэтому эффективность ее работы максимально высока;</text:p>
        </text:list-item>
        <text:list-item>
          <text:p text:style-name="P259"><draw:g text:anchor-type="char" draw:z-index="45" draw:style-name="gr1"><draw:custom-shape draw:style-name="gr2" draw:text-style-name="P269" svg:width="55.18mm" svg:height="8.05mm" svg:x="4.02mm" svg:y="2.38m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270" svg:width="41.39mm" svg:height="4.03mm" svg:x="7.42mm" svg:y="4.43mm"><draw:text-box><text:p text:style-name="P269"><text:span text:style-name="T96">channel::flush()</text:span></text:p></draw:text-box></draw:frame></draw:g>произвести очистку канала. Функция <text:span text:style-name="Мнемоника"><text:span text:style-name="T39">void flush</text:span></text:span><text:span text:style-name="Мнемоника"><text:span text:style-name="T41">()</text:span></text:span> очищает буфер путем вызова<text:span text:style-name="Мнемоника"><text:span text:style-name="T41"> </text:span></text:span><text:span text:style-name="Мнемоника"><text:span text:style-name="T39">usr</text:span></text:span><text:span text:style-name="Мнемоника"><text:span text:style-name="T41">::</text:span></text:span><text:span text:style-name="Мнемоника"><text:span text:style-name="T39">ring</text:span></text:span><text:span text:style-name="Мнемоника"><text:span text:style-name="T41">_</text:span></text:span><text:span text:style-name="Мнемоника"><text:span text:style-name="T39">buffer</text:span></text:span><text:span text:style-name="Мнемоника"><text:span text:style-name="T41">&lt;</text:span></text:span><text:span text:style-name="Мнемоника"><text:span text:style-name="T41">&gt;::</text:span></text:span><text:span text:style-name="Мнемоника"><text:span text:style-name="T39">flush</text:span></text:span><text:span text:style-name="Мнемоника"><text:span text:style-name="T41">()</text:span></text:span><text:alphabetical-index-mark text:string-value="flush()" text:key1="channel"/> и проверяет, не <text:soft-page-break/>ждет ли какой-либо процесс пока в канале не появится свободное месте. После вызова этой функции в канале нет ни одного элемента.</text:p>
        </text:list-item>
      </text:list>
      <text:p text:style-name="Текст_20_абазца"/>
      <text:p text:style-name="Текст_20_абазца">Простой пример использования – см «<text:span text:style-name="Ссылка_20_на_20_название"><text:bookmark-ref text:reference-format="text" text:ref-name="_Ref98489219">Листинг 5.13 Пример использования очереди на основе канала.</text:bookmark-ref></text:span>»</text:p>
      <text:list xml:id="list38687170" text:continue-list="list38694916" text:style-name="WW8Num5">
        <text:list-item text:start-value="1">
          <text:p text:style-name="P233">//---------------------------------------------------------------------</text:p>
        </text:list-item>
        <text:list-item>
          <text:p text:style-name="P234">struct<text:span text:style-name="T7"> </text:span>TCmd</text:p>
        </text:list-item>
        <text:list-item>
          <text:p text:style-name="P233">{</text:p>
        </text:list-item>
        <text:list-item>
          <text:p text:style-name="P234"><text:span text:style-name="T7"><text:s text:c="4"/></text:span>enum<text:span text:style-name="T7"> </text:span>TCmdName<text:span text:style-name="T7"> { </text:span>cmdSetCoeff<text:span text:style-name="T7">1, </text:span>cmdSetCoeff<text:span text:style-name="T7">2, </text:span>cmdCheck<text:span text:style-name="T7"> } </text:span>CmdName<text:span text:style-name="T7">;</text:span></text:p>
        </text:list-item>
        <text:list-item>
          <text:p text:style-name="P234"><text:span text:style-name="T7"><text:s text:c="4"/></text:span>int Value;</text:p>
        </text:list-item>
        <text:list-item>
          <text:p text:style-name="P234">};</text:p>
        </text:list-item>
        <text:list-item>
          <text:p text:style-name="P234"/>
        </text:list-item>
        <text:list-item>
          <text:p text:style-name="P234">OS::<text:alphabetical-index-mark-start text:id="IMark154983416" text:key1="OS"/><text:span text:style-name="Мнемоника"><text:span text:style-name="T46">channel</text:span></text:span><text:alphabetical-index-mark-end text:id="IMark154983416"/>&lt;TCmd, 10&gt; CmdQueue; // Queue for Commands with 10 items depth</text:p>
        </text:list-item>
        <text:list-item>
          <text:p text:style-name="P234">//---------------------------------------------------------------------</text:p>
        </text:list-item>
        <text:list-item>
          <text:p text:style-name="P234">template&lt;&gt; void <text:span text:style-name="T7">TProc1::</text:span><text:span text:style-name="T2">e</text:span><text:span text:style-name="T7">xec()</text:span></text:p>
        </text:list-item>
        <text:list-item>
          <text:p text:style-name="P234">{</text:p>
        </text:list-item>
        <text:list-item>
          <text:p text:style-name="P234"><text:s text:c="4"/>...</text:p>
        </text:list-item>
        <text:list-item>
          <text:p text:style-name="P234"><text:bookmark-start text:name="__RefNumPara__48437_1472659829"/><text:s text:c="4"/>TCmd cmd = { cmdSetCoeff2, 12 };<text:bookmark-end text:name="__RefNumPara__48437_1472659829"/></text:p>
        </text:list-item>
        <text:list-item>
          <text:p text:style-name="P234"><text:bookmark-start text:name="__RefNumPara__48439_1472659829"/><text:s text:c="4"/>CmdQueue.push(cmd);<text:bookmark-end text:name="__RefNumPara__48439_1472659829"/></text:p>
        </text:list-item>
        <text:list-item>
          <text:p text:style-name="P234"><text:s text:c="4"/>...</text:p>
        </text:list-item>
        <text:list-item>
          <text:p text:style-name="P234">}</text:p>
        </text:list-item>
        <text:list-item>
          <text:p text:style-name="P234">//---------------------------------------------------------------------</text:p>
        </text:list-item>
        <text:list-item>
          <text:p text:style-name="P234">template&lt;&gt; void TProc2::exec()</text:p>
        </text:list-item>
        <text:list-item>
          <text:p text:style-name="P234">{</text:p>
        </text:list-item>
        <text:list-item>
          <text:p text:style-name="P234"><text:s text:c="4"/>...</text:p>
        </text:list-item>
        <text:list-item>
          <text:p text:style-name="P234"><text:s text:c="4"/>TCmd cmd;</text:p>
        </text:list-item>
        <text:list-item>
          <text:p text:style-name="P234"><text:bookmark-start text:name="__RefNumPara__48443_1472659829"/><text:s text:c="4"/>if( CmdQueue.pop(cmd, 10) ) // wait for data, timeout 10 system ticks<text:bookmark-end text:name="__RefNumPara__48443_1472659829"/></text:p>
        </text:list-item>
        <text:list-item>
          <text:p text:style-name="P234"><text:bookmark-start text:name="__RefNumPara__48445_1472659829"/><text:s text:c="4"/>{<text:bookmark-end text:name="__RefNumPara__48445_1472659829"/></text:p>
        </text:list-item>
        <text:list-item>
          <text:p text:style-name="P234"><text:s text:c="8"/>... // data incoming, do something</text:p>
        </text:list-item>
        <text:list-item>
          <text:p text:style-name="P234"><text:bookmark-start text:name="__RefNumPara__48447_1472659829"/><text:s text:c="4"/>}<text:bookmark-end text:name="__RefNumPara__48447_1472659829"/></text:p>
        </text:list-item>
        <text:list-item>
          <text:p text:style-name="P234"><text:s text:c="4"/>else</text:p>
        </text:list-item>
        <text:list-item>
          <text:p text:style-name="P234"><text:bookmark-start text:name="__RefNumPara__48441_1472659829"/><text:s text:c="4"/>{<text:bookmark-end text:name="__RefNumPara__48441_1472659829"/></text:p>
        </text:list-item>
        <text:list-item>
          <text:p text:style-name="P234"><text:s text:c="8"/>... // timeout expires, do something else</text:p>
        </text:list-item>
        <text:list-item>
          <text:p text:style-name="P234"><text:bookmark-start text:name="__RefNumPara__48449_1472659829"/><text:s text:c="4"/><text:span text:style-name="T7">}</text:span><text:bookmark-end text:name="__RefNumPara__48449_1472659829"/></text:p>
        </text:list-item>
        <text:list-item>
          <text:p text:style-name="P233"><text:s text:c="4"/>...</text:p>
        </text:list-item>
        <text:list-item>
          <text:p text:style-name="P233">}</text:p>
        </text:list-item>
        <text:list-item>
          <text:p text:style-name="P233">//---------------------------------------------------------------------</text:p>
        </text:list-item>
      </text:list>
      <text:p text:style-name="Название_20_объекта"><text:bookmark-start text:name="__RefHeading__174_1693444381"/><text:bookmark-start text:name="_Ref98489219"/>Листинг<text:span text:style-name="T2"> </text:span><text:span text:style-name="T2"><text:sequence text:ref-name="refЛистинг23" text:name="Листинг" text:formula="ooow:Листинг+1" style:num-format="1">5.13</text:sequence></text:span><text:span text:style-name="T2"> </text:span>Пример использования очереди на основе канала.<text:bookmark-end text:name="__RefHeading__174_1693444381"/><text:bookmark-end text:name="_Ref98489219"/></text:p>
      <text:p text:style-name="Текст_20_абазца">Как видно, использование достаточно простое и прозрачное. В одном процессе (<text:span text:style-name="Мнемоника">Proc1</text:span>) создается сообщение-команда <text:span text:style-name="Мнемоника">cmd</text:span> <text:bookmark-ref text:reference-format="number" text:ref-name="__RefNumPara__48437_1472659829">{13}</text:bookmark-ref>, инициализируется требуемыми значениями <text:bookmark-ref text:reference-format="number" text:ref-name="__RefNumPara__48437_1472659829">{13}</text:bookmark-ref> и записывается в очередь-канал <text:bookmark-ref text:reference-format="number" text:ref-name="__RefNumPara__48439_1472659829">{14}</text:bookmark-ref>. В другом процессе <text:span text:style-name="T7">(</text:span><text:span text:style-name="Мнемоника">Proc2</text:span><text:span text:style-name="T7">)</text:span> происходит ожидание данных из очереди <text:bookmark-ref text:reference-format="number" text:ref-name="__RefNumPara__48443_1472659829">{22}</text:bookmark-ref>, при приходе данных выполняется соответствующий код <text:bookmark-ref text:reference-format="number" text:ref-name="__RefNumPara__48445_1472659829">{23}</text:bookmark-ref>-<text:bookmark-ref text:reference-format="number" text:ref-name="__RefNumPara__48447_1472659829">{25}</text:bookmark-ref>, при истечении таймаута, выполняется другой код <text:bookmark-ref text:reference-format="number" text:ref-name="__RefNumPara__48441_1472659829">{27}</text:bookmark-ref>- <text:bookmark-ref text:reference-format="number" text:ref-name="__RefNumPara__48449_1472659829">{29}</text:bookmark-ref>.</text:p>
      <text:h text:style-name="Heading_20_2" text:outline-level="2"><text:bookmark-start text:name="__RefHeading__104_1693444381"/><text:soft-page-break/>Заключительные замечания<text:bookmark-end text:name="__RefHeading__104_1693444381"/></text:h>
      <text:p text:style-name="Текст_20_абазца">Существует некий инвариант между различными средствами межпроцессного взаимодействия. Т.е. с помощью одних средств (или, что чаще, их совокупности) можно выполнить ту же задачу, что и с помощью других. Например, вместо использования канала можно создать статический массив и обмениваться данными через него, используя семафоры взаимоисключения для предотвращения совместного доступа и флаги события для уведомления ожидающего процесса, что данные для него готовы. В ряде случаев такая реализация может оказаться более эффективной, хотя и менее удобной. </text:p>
      <text:p text:style-name="Текст_20_абазца">Каналы <text:span text:style-name="T22">OS</text:span><text:span text:style-name="T21">::</text:span><text:alphabetical-index-mark-start text:id="IMark154983416" text:key1="OS"/><text:span text:style-name="T22">TChannel</text:span><text:alphabetical-index-mark-end text:id="IMark154983416"/> <text:s/>также можно использовать для передачи сообщений<text:span text:style-name="T2"> </text:span>– достаточно придумать формат сообщений. Недостатком такого подхода является отсутствие статического контроля типов. Как уже было сказано, это средство межпроцессного взаимодействия в текущей версии является устаревшим и оставлено, главным образом, только для уменьшения количества проблем при переносе рабочих проектов на новую версию. Вместо них рекомендуется использовать каналы произвольных типов данных <text:span text:style-name="T22">OS</text:span><text:span text:style-name="T21">::</text:span><text:alphabetical-index-mark-start text:id="IMark123792472" text:key1="OS"/><text:span text:style-name="T22">channel</text:span><text:alphabetical-index-mark-end text:id="IMark123792472"/>.</text:p>
      <text:p text:style-name="Текст_20_абазца">Можно использовать сообщения для синхронизации по событиям вместо флагов событий – такой поход имеет смысл в случае, если вместе с флагом нужно еще передать какую-то информацию. Собственно, <text:span text:style-name="T22">OS</text:span><text:span text:style-name="T21">::</text:span><text:alphabetical-index-mark-start text:id="IMark123792472" text:key1="OS"/><text:span text:style-name="T22">message</text:span><text:alphabetical-index-mark-end text:id="IMark123792472"/> именно для этого и предназначен.</text:p>
      <text:p text:style-name="Текст_20_абазца">Словом, разнообразие использования велико, и какой вариант подходит наилучшим образом в той или иной ситуации, определяется, в первую очередь, самой ситуацией.</text:p>
      <text:p text:style-name="Заммечание"><draw:frame draw:style-name="fr2" draw:name="Врезка8" text:anchor-type="char" svg:x="-1.01mm" svg:y="9.56mm" svg:width="16.09mm" svg:height="15.08mm" draw:z-index="4"><draw:text-box><text:p text:style-name="P10"></text:p></draw:text-box></draw:frame>СОВЕТ. Необходимо понимать и помнить, что любое средство межпроцессного взаимодействия при выполнении своих функций делает это в критической секции, т.е. при запрещенных прерываниях. Исходя из этого, не следует злоупотреблять средствами межпроцессного взаимодействия там, где можно обойтись без них. Например, при обращении к статической переменной встроенного типа использовать семафор взаимоисключения не является хорошей идеей по сравнению с простым использованием критической секции, т.к. семафор при захвате и освобождении тоже использует критические секции, пребывание в которых дольше, чем при простом обращении к переменной.</text:p>
      <text:p text:style-name="Текст_20_абазца"><text:soft-page-break/>При использовании сервисов в прерываниях есть определенные особенности. Например, очевидно, что использовать <text:alphabetical-index-mark-start text:id="IMark123792472" text:key1="OS"/><text:span text:style-name="Мнемоника"><text:span text:style-name="T28">TMutex</text:span></text:span><text:alphabetical-index-mark-end text:id="IMark123792472"/><text:span text:style-name="Мнемоника"><text:span text:style-name="T31">::</text:span></text:span><text:alphabetical-index-mark-start text:id="IMark154983416" text:key1="TMutex"/><text:span text:style-name="Мнемоника"><text:span text:style-name="T28">lock</text:span></text:span><text:span text:style-name="Мнемоника"><text:span text:style-name="T31">()</text:span></text:span><text:alphabetical-index-mark-end text:id="IMark154983416"/> внутри обработчика прерывания является достаточно плохой идеей, т.к., во-первых, мутексы предназначены для разделения доступа к ресурсам на уровне процессов, а не на уровне прерываний, и, во-вторых, ожидать освобождения ресурса, если он был занят, внутри обработчика прерывания все равно не удастся и это приведет только к тому, что процесс, прерванный данным прерыванием, просто будет переведен состояние ожидания в неподходящей и непредсказуемой точке. Фактически процесс будет переведен в неактивное состояние, из которого его вывести можно будет только с помощью функции <text:alphabetical-index-mark-start text:id="IMark125982752" text:key1="Процесс"/><text:span text:style-name="Мнемоника"><text:span text:style-name="T33">TBaseProcess</text:span></text:span><text:alphabetical-index-mark-end text:id="IMark125982752"/><text:span text:style-name="Мнемоника"><text:span text:style-name="T33">::</text:span></text:span><text:alphabetical-index-mark text:string-value="force_wake_up()" text:key1="Процесс"/><text:span text:style-name="Мнемоника">f</text:span><text:span text:style-name="Мнемоника"><text:span text:style-name="T33">orce_</text:span></text:span><text:span text:style-name="Мнемоника"><text:span text:style-name="T33">w</text:span></text:span><text:span text:style-name="Мнемоника"><text:span text:style-name="T33">ake_</text:span></text:span><text:span text:style-name="Мнемоника"><text:span text:style-name="T33">u</text:span></text:span><text:span text:style-name="Мнемоника"><text:span text:style-name="T33">p</text:span></text:span><text:span text:style-name="Мнемоника"><text:span text:style-name="T33">()</text:span></text:span><text:span text:style-name="T2">.</text:span> В любом случае ничего хорошего из этого не получится.</text:p>
      <text:p text:style-name="Текст_20_абазца">Аналогичная в некотором роде ситуация может получиться при использовании объектов-каналов в обработчике прерываний. Ждать данных из канала внутри <text:span text:style-name="T2">ISR</text:span> не получится и последствия будут аналогичны вышеописанным, а записывать данные в канал тоже не вполне безопасно. Если, к примеру, при записи в канал в нем не окажется достаточно места, то поведение программы окажется далеко не таким, как ожидает пользователь.</text:p>
      <text:p text:style-name="P52">И только два типа из всех средств межпроцессного взаимодействия позволяют безопасное и полезное их использование. Это <text:span text:style-name="Мнемоника"><text:span text:style-name="T28">OS</text:span></text:span><text:span text:style-name="Мнемоника"><text:span text:style-name="T31">::</text:span></text:span><text:alphabetical-index-mark-start text:id="IMark123791560" text:key1="OS"/><text:span text:style-name="Мнемоника"><text:span text:style-name="T28">TEventFlag</text:span></text:span><text:alphabetical-index-mark-end text:id="IMark123791560"/> и <text:span text:style-name="Мнемоника"><text:span text:style-name="T28">OS</text:span></text:span><text:span text:style-name="Мнемоника"><text:span text:style-name="T31">::</text:span></text:span><text:alphabetical-index-mark-start text:id="IMark125982752" text:key1="OS"/><text:span text:style-name="Мнемоника"><text:span text:style-name="T28">message</text:span></text:span><text:alphabetical-index-mark-end text:id="IMark125982752"/>. Естественно, безопасность и полезность относятся не к любому их использованию, а только лишь к вызову функций <text:alphabetical-index-mark-start text:id="IMark154983416" text:key1="OS"/><text:span text:style-name="Мнемоника"><text:span text:style-name="T28">TEventFlag</text:span></text:span><text:alphabetical-index-mark-end text:id="IMark154983416"/><text:span text:style-name="Мнемоника"><text:span text:style-name="T31">::</text:span></text:span><text:alphabetical-index-mark text:string-value="signal()" text:key1="TEventFlag"/><text:span text:style-name="Мнемоника">signal()</text:span>, <text:alphabetical-index-mark-start text:id="IMark154980440" text:key1="OS"/><text:span text:style-name="Мнемоника"><text:span text:style-name="T28">TEventFlag</text:span></text:span><text:alphabetical-index-mark-end text:id="IMark154980440"/><text:span text:style-name="Мнемоника"><text:span text:style-name="T31">::</text:span></text:span><text:alphabetical-index-mark text:string-value="signal_isr()" text:key1="TEventFlag"/><text:span text:style-name="Мнемоника">signal_isr()</text:span>, <text:alphabetical-index-mark-start text:id="IMark123792376" text:key1="OS"/><text:span text:style-name="Мнемоника"><text:span text:style-name="T28">message</text:span></text:span><text:alphabetical-index-mark-end text:id="IMark123792376"/><text:span text:style-name="Мнемоника"><text:span text:style-name="T31">&lt;</text:span></text:span><text:span text:style-name="Мнемоника"><text:span text:style-name="T28">T</text:span></text:span><text:span text:style-name="Мнемоника"><text:span text:style-name="T31">&gt;::</text:span></text:span><text:alphabetical-index-mark text:string-value="send()" text:key1="message"/><text:span text:style-name="Мнемоника">send()</text:span>, <text:alphabetical-index-mark-start text:id="IMark123792280" text:key1="OS"/><text:span text:style-name="Мнемоника"><text:span text:style-name="T28">message</text:span></text:span><text:alphabetical-index-mark-end text:id="IMark123792280"/><text:span text:style-name="Мнемоника"><text:span text:style-name="T31">&lt;</text:span></text:span><text:span text:style-name="Мнемоника"><text:span text:style-name="T28">T</text:span></text:span><text:span text:style-name="Мнемоника"><text:span text:style-name="T31">&gt;::</text:span></text:span><text:alphabetical-index-mark text:string-value="send_isr()" text:key1="message"/><text:span text:style-name="Мнемоника">send_isr()</text:span>, и обуславливаются тем обстоятельством, что внутри этих функций ни при каких условиях не производится попыток встать на ожидание и никаких вопросов по поводу достаточного количества памяти (как в случае с каналами) нет. Кроме того, указанные функции сами по себе заметно компактнее и быстрее, чем, к примеру, любая из функций <text:s/><text:span text:style-name="Мнемоника">push</text:span><text:span text:style-name="Мнемоника">()</text:span> объектов-каналов. </text:p>
      <text:p text:style-name="P52">Исходя из вышесказанного, внутри <text:span text:style-name="T2">ISR</text:span> рекомендуется по возможности использовать только <text:s text:c="2"/><text:alphabetical-index-mark-start text:id="IMark154983320" text:key1="OS"/><text:span text:style-name="Мнемоника"><text:span text:style-name="T31">TEventFlag</text:span></text:span><text:alphabetical-index-mark-end text:id="IMark154983320"/><text:span text:style-name="Мнемоника"><text:span text:style-name="T31">::</text:span></text:span><text:alphabetical-index-mark text:string-value="signal_isr()" text:key1="TEventFlag"/><text:span text:style-name="Мнемоника">signal</text:span><text:span text:style-name="Мнемоника"><text:span text:style-name="T31">_</text:span></text:span><text:span text:style-name="Мнемоника"><text:span text:style-name="T31">isr</text:span></text:span><text:span text:style-name="Мнемоника"><text:span text:style-name="T31">()</text:span></text:span> и <text:alphabetical-index-mark-start text:id="IMark154984280" text:key1="OS"/><text:span text:style-name="Мнемоника"><text:span text:style-name="T28">message</text:span></text:span><text:alphabetical-index-mark-end text:id="IMark154984280"/><text:span text:style-name="Мнемоника"><text:span text:style-name="T31">&lt;</text:span></text:span><text:span text:style-name="Мнемоника"><text:span text:style-name="T28">T</text:span></text:span><text:span text:style-name="Мнемоника"><text:span text:style-name="T31">&gt;::</text:span></text:span><text:alphabetical-index-mark text:string-value="send_isr()" text:key1="message"/><text:span text:style-name="Мнемоника">send_isr</text:span><text:span text:style-name="Мнемоника"><text:span text:style-name="T31">()</text:span></text:span>. И не рекомендуется использовать все остальные средства межпроцессного взаимодействия – они предназначены для использования на уровне процессов. Если все-таки возникает желание (необходимость) использовать внутри обработчика прерываний, например, объект канала, то следует употребить внимательность, осмотрительность и аккуратность, и, конечно, все действия выполнять на основе глубокого понимания, ни в коем случае не формально.</text:p>
      <text:p text:style-name="P57"><text:soft-page-break/>Ну, и конечно же, в случае, если имеющийся набор средств межпроцессного взаимодействия по каким-то причинам не удовлетворяет потребностей того или иного проекта, всегда есть возможность спроектировать сервисный класс под собственные нужды, опираясь на предоставленную базу в виде <text:alphabetical-index-mark-start text:id="IMark123792376" text:key1="OS"/><text:span text:style-name="Мнемоника"><text:span text:style-name="T74">TService</text:span></text:span><text:alphabetical-index-mark-end text:id="IMark123792376"/><text:span text:style-name="T2">. </text:span><text:span text:style-name="T7">При этом</text:span><text:span text:style-name="T2"> </text:span><text:span text:style-name="T7">штатный набор сервисов можно использовать в качестве примеров для проектирования.</text:span></text:p>
      <text:p text:style-name="Текст_20_абазца"/>
      <text:h text:style-name="P165" text:outline-level="1" text:is-list-header="true"/>
      <text:h text:style-name="P152" text:outline-level="1"><text:bookmark-start text:name="__RefHeading__15651_1675463907"/>  Отладка<text:bookmark-end text:name="__RefHeading__15651_1675463907"/></text:h>
      <text:h text:style-name="Heading_20_2" text:outline-level="2"><text:bookmark-start text:name="__RefHeading__15653_1675463907"/>Измерение потребления стека процессов<text:bookmark-end text:name="__RefHeading__15653_1675463907"/></text:h>
      <text:p text:style-name="Текст_20_абазца">Существует вопрос, дать однозначный ответ на который в большинстве случаев оказывается довольно сложно: какой необходим объем оперативной памяти, выделенной под стек, чтобы её хватило для всех нужд программы и обеспечило правильную и безопасную её работу?</text:p>
      <text:p text:style-name="Текст_20_абазца">В случае программ, работающих без использования ОС, когда весь код выполняется с использованием одного единственного стека, существуют средства оценки объёма памяти, выделенной под стек, необходимого для обеспечения правильной работы. Они основаны на построении дерева вызовов функций и известной информации о том, какой объём стека потребляет каждая функция. Эту работу может выполнить сам компилятор, поместив результаты в файл листинга после компиляции исходного файла. </text:p>
      <text:p text:style-name="Текст_20_абазца">Для получения окончательного результата остаётся к результату самой потребляющей функции прибавить потребности в стеке самого потребляющего<text:span text:style-name="T2"> </text:span><text:span text:style-name="T7">обработчика прерываний.</text:span></text:p>
      <text:p text:style-name="P13">К сожалению, описанный метод даёт только приблизительную оценку, т.к. <text:s/>компилятор не в состоянии точно построить дерево вызовов функций, возникающих на практике – в частности, косвенные вызовы функций, к которым относятся вызовы функций по указателю или вызовы виртуальных функций, не дают возможности учесть их вызов, т.к. на этапе компиляции ничего не известно о том, какая именно функция будет вызвана. В частных случаях, когда программист знает, какие функции могут быть вызваны косвенно, вычисление потребления стека может быть произведено вручную. Но этот способ неудобен – ведь это нужно делать при каждом сколько-нибудь значительном изменении программы, и он чреват ошибками.</text:p>
      <text:p text:style-name="P13"><text:soft-page-break/>В общем случае компилятор не обязан предоставлять такую информацию, а сторонние инструменты, выполняющие эту работу, также не способны обойти вышеописанные трудности, по какой причине не снискали себе популярности.</text:p>
      <text:p text:style-name="Текст_20_абазца"><text:span text:style-name="T7">Всё это предъявляет разработчику программы выбор, какой указать размер стека. С одной стороны есть желание сэкономить ОЗУ, с другой необходимо указать достаточный размер, чтобы не получить ошибки работы программы на этапе её выполнения, тем более, что ошибки, возникающие из-за неправильной работы с памятью, являются, как правило, </text:span><text:span text:style-name="T7">весьма трудноуловимыми, т.к. их проявление всегда индивидуально и слабопредсказуемо. </text:span><text:span text:style-name="T7">Поэтому на практике приходится указывать размер стека с некоторым запасом, что позволяет учесть ошибки в недооценке его размера. </text:span></text:p>
      <text:p text:style-name="P13">В случае использования операционной системы ситуация усугубляется в силу того, что стек в программе не один, а их количество равно количеству процессов, указанному при конфигурации ОС, что порождает больший дефицит ОЗУ и вынуждает разработчика ещё больше экономить память и указывать размеры стеков с меньшим запасом. </text:p>
      <text:p text:style-name="Текст_20_абазца"><text:span text:style-name="T7">Для </text:span><text:span text:style-name="T7">решения вышеописанных проблем можно применить способ практического измерения объёмов потребления стека процессами. </text:span><text:span text:style-name="T7">Эта возможность, </text:span><text:span text:style-name="T7">как и другие возможности по отладке работы системы,</text:span><text:span text:style-name="T7"> включается в </text:span><text:span text:style-name="T26">scmRTOS</text:span> при конфигурации с помощью указания значения макроса <text:alphabetical-index-mark text:string-value="scmRTOS" text:key1="Конфигурационные макросы"/><text:span text:style-name="Мнемоника">scmRTOS_DEGUG_</text:span><text:span text:style-name="Мнемоника">ENABLE</text:span><text:span text:style-name="T2"> </text:span><text:span text:style-name="T7">равным </text:span><text:span text:style-name="Мнемоника">1</text:span><text:span text:style-name="T7">.</text:span></text:p>
      <text:p text:style-name="Текст_20_абазца"><text:span text:style-name="T7">Суть метода состоит в том, чтобы на этапе подготовки стекового кадра заполнить пространство стека каким-либо заранее известным значением (паттерном), а при проверке результата просканировать область памяти, выделенную под стек процесса, начиная с конца, противоположного вершине стека (</text:span><text:span text:style-name="T2">TOS</text:span><text:span text:style-name="T7">)</text:span><text:span text:style-name="T2">,</text:span><text:span text:style-name="T7"> и найти место, где заканчивается заполнение паттерном. Количество ячеек, в которых паттерн не был перезаписан в процессе работы программы, показывает реальный запас по размеру стека процесса.</text:span></text:p>
      <text:p text:style-name="P58"><text:span text:style-name="T7">Заполнение стека паттерном производится в платформеннозависимой функции </text:span><text:alphabetical-index-mark text:string-value="init_stack_frame()" text:key1="Функции порта"/><text:span text:style-name="Мнемоника"><text:span text:style-name="T73">init_stack_frame</text:span></text:span><text:span text:style-name="Мнемоника"><text:span text:style-name="T73">()</text:span></text:span><text:span text:style-name="T2"> </text:span><text:span text:style-name="T7">при разрешённом режиме отладки. Получить информацию о запасе по стеку</text:span><text:span text:style-name="T7"><text:note text:id="ftn91" text:note-class="footnote"><text:note-citation>1</text:note-citation><text:note-body><text:p text:style-name="Footnote"><text:s/>Т.е. сколько осталось в стеке ячеек, ни разу не использованных в программе.</text:p></text:note-body></text:note></text:span><text:span text:style-name="T7"> процесса можно в любой момент, вызвав для объекта процесса функцию </text:span><text:alphabetical-index-mark text:string-value="stack_slack()" text:key1="Процесс"/><text:span text:style-name="Мнемоника"><text:span text:style-name="T73">stack_slack()</text:span></text:span><text:span text:style-name="T2">, </text:span><text:span text:style-name="T7">возвращающую целое число, указывающее ис</text:span><text:soft-page-break/><text:span text:style-name="T7">комую величину. Исходя из этого, разработчик программы может откорректировать размеры стеков и тем самым исключить ошибки, возникающие из-за переполнения стеков.</text:span></text:p>
      <text:h text:style-name="Heading_20_2" text:outline-level="2"><text:bookmark-start text:name="__RefHeading__15655_1675463907"/>Работа с зависшими процессами<text:bookmark-end text:name="__RefHeading__15655_1675463907"/></text:h>
      <text:p text:style-name="Текст_20_абазца">В процессе разработки нередко возникает характерная ситуация, когда по каким-то не ясным причинам программа работает неверно, и по косвенным признакам легко определить, что не работает тот или иной процесс. Обычно это случается, если процесс находится в ожидании какого-то сервиса, и чтобы найти причину зависания, нужно определить, какой именно сервис стал причиной ожидания. </text:p>
      <text:p text:style-name="P64">Для определения сервиса, которого ждёт процесс, в режиме отладки <text:alphabetical-index-mark-start text:id="IMark123792280" text:key1="Операционные системы"/><text:span text:style-name="T18">scmRTOS</text:span><text:alphabetical-index-mark-end text:id="IMark123792280"/> включаются специальные средства – в частности, при переходе процесса в режим ожидания <text:s/>запоминается адрес сервиса, который вызывал переход к ожиданию. При необходимости пользователь может вызвать функцию процесса <text:alphabetical-index-mark text:string-value="waiting_for()" text:key1="Процесс"/><text:span text:style-name="Мнемоника"><text:span text:style-name="T73">waiting_for()</text:span></text:span><text:span text:style-name="T2">, </text:span><text:span text:style-name="T7">которая возвращает указатель на сервис, а зная этот адрес всегда можно по файлу отчёта линкера определить имя объекта сервиса.</text:span></text:p>
      <text:h text:style-name="Heading_20_2" text:outline-level="2"><text:bookmark-start text:name="__RefHeading__14121_1338769819"/>Профилировка работы процессов<text:bookmark-end text:name="__RefHeading__14121_1338769819"/></text:h>
      <text:p text:style-name="Текст_20_абазца">Иногда бывает очень полезно узнать распределение нагрузки на процессы в программе. Эта информация позволяет оценить правильность работы алгоритмов программы и выявить ряд трудноуловимых логических ошибок. Для получения информации о загрузке процессов существует ряд методов определения относительного времени их активной работы, это называется профилировкой работы процессов.</text:p>
      <text:p text:style-name="P44"><text:soft-page-break/>В <text:span text:style-name="T18">scmRTOS</text:span> профилировка реализована в виде расширени<text:span text:style-name="T7">я</text:span> и не входит в дистрибутив самой ОС. <text:alphabetical-index-mark text:string-value="scmRTOS" text:main-entry="true"/>Профилировщик представляет собой класс-расширение, реализующий базовые функции по сбору информации об относительном времени работы и её обработку. Сбор этой информации может быть реализован двумя способами, имеющими свои достоинства и недостатки:</text:p>
      <text:list xml:id="list38668748" text:continue-list="list38667411" text:style-name="WW8Num4">
        <text:list-item>
          <text:p text:style-name="Марк._20_список">статистический;</text:p>
        </text:list-item>
        <text:list-item>
          <text:p text:style-name="P178">измерительный.</text:p>
        </text:list-item>
      </text:list>
      <text:h text:style-name="Heading_20_3" text:outline-level="3">Статистический метод</text:h>
      <text:p text:style-name="Текст_20_абазца">Статистический метод не требует для своей работы никаких дополнительных ресурсов, кроме тех, которые предоставляет операционная система. Принцип его работы основан на сэмплировании через равные интервалы времени переменной ядра <text:span text:style-name="Мнемоника">CurProcPriority</text:span><text:span text:style-name="T2">, </text:span><text:span text:style-name="T7">которая указывает, какой процесс является активным в данный момент времени</text:span><text:span text:style-name="T2">. </text:span><text:span text:style-name="T7">Сэмплирование удобно организовать, например, </text:span>в обработчике системного таймера – чем больше процессорного времени занимает процесс, тем чаще он будет активным при сэмплировании. Недостатком такого метода является низкая точность, позволяющая получить лишь качественную картину происходящего. </text:p>
      <text:h text:style-name="Heading_20_3" text:outline-level="3">Измерительный метод</text:h>
      <text:p text:style-name="Текст_20_абазца">Этот метод лишён главного недостатка профилировки статистическим методом – низкой точности определения времени загрузки процессов. Принцип работы измерительного метода основан на измерении времени работы процессов (отсюда и название). Для этого пользователь должен предоставить средства для измерения времени работы – это <text:s/>может быть один из аппаратных таймеров МК или какие-либо другие средства – например, счётчик тактов процессора, если таковой имеется. Это цена за использование этого метода.</text:p>
      <text:h text:style-name="Heading_20_3" text:outline-level="3">Использование</text:h>
      <text:p text:style-name="P63">Для использования профилировщика в пользовательском проекте, необходимо определить функцию <text:span text:style-name="T7">измерения времени и подключить </text:span><text:alphabetical-index-mark-start text:id="IMark154984280" text:main-entry="true"/><text:span text:style-name="T7">профилировщик</text:span><text:alphabetical-index-mark-end text:id="IMark154984280"/><text:span text:style-name="T7"> к проекту. Подробнее об этом см пример в приложении «</text:span><text:span text:style-name="Ссылка_20_на_20_название"><text:span text:style-name="T7"><text:bookmark-ref text:reference-format="number" text:ref-name="__RefNumPara__13893_1675463907">A.2</text:bookmark-ref></text:span></text:span><text:span text:style-name="Ссылка_20_на_20_название"><text:span text:style-name="T7"> </text:span></text:span><text:span text:style-name="Ссылка_20_на_20_название"><text:span text:style-name="T7"><text:bookmark-ref text:reference-format="text" text:ref-name="__RefNumPara__13893_1675463907">Разработка расширения: профилировщик работы процессов</text:bookmark-ref></text:span></text:span><text:span text:style-name="T7">». </text:span></text:p>
      <text:h text:style-name="P152" text:outline-level="1"><text:bookmark-start text:name="__RefHeading__106_1693444381"/><text:s/><text:bookmark-start text:name="закладкаПорты"/><text:s/>Порты<text:bookmark-end text:name="__RefHeading__106_1693444381"/><text:bookmark-end text:name="закладкаПорты"/></text:h>
      <text:h text:style-name="Heading_20_2" text:outline-level="2"><text:bookmark-start text:name="__RefHeading__108_1693444381"/>Общие замечания<text:bookmark-end text:name="__RefHeading__108_1693444381"/></text:h>
      <text:p text:style-name="Текст_20_абазца">Ввиду больших отличий как аппаратных архитектур, так и средств разработки под них, возникает необходимость в специальной адаптации кода ОС<text:span text:style-name="Footnote_20_Symbol"><text:note text:id="ftn92" text:note-class="footnote"><text:note-citation>1</text:note-citation><text:note-body><text:p text:style-name="Footnote"><text:s/>Это касается не только ОС, но и других многоплатформенных программ.</text:p></text:note-body></text:note></text:span><text:span text:style-name="Footnote_20_Symbol"> </text:span>под них. Результатом этой работы является платформеннозависимая часть, которая в совокупности с общей частью и составляет порт под ту или иную платформу. Процесс подготовки платформеннозависимой части называется портированием.</text:p>
      <text:p text:style-name="Текст_20_абазца">В настоящей главе будут рассмотрены, главным образом, платформеннозависимые части, их содержимое и особенности, <text:s/>также дана краткая инструкция по портированию ОС, т.е. что нужно сделать, чтобы создать порт.</text:p>
      <text:p text:style-name="Текст_20_абазца">Платформеннозависимая часть каждой целевой платформы содержится в отдельной директории и минимально содержит три файла:</text:p>
      <text:list xml:id="list38667031" text:continue-numbering="true" text:style-name="WW8Num4">
        <text:list-item>
          <text:p text:style-name="P184"><text:alphabetical-index-mark-start text:id="IMark123792376" text:key1="Исходный код"/>OS_Target.h<text:alphabetical-index-mark-end text:id="IMark123792376"/><text:alphabetical-index-mark text:string-value="OS_Target.h" text:key1="Исходный код"/> – платформеннозависимые объявления и макросы.</text:p>
        </text:list-item>
        <text:list-item>
          <text:p text:style-name="P200">OS_Target_asm.ext<text:alphabetical-index-mark text:string-value="OS_Target_asm.ext" text:key1="Исходный код"/><text:span text:style-name="Footnote_20_Symbol"><text:note text:id="ftn93" text:note-class="footnote"><text:note-citation>2</text:note-citation><text:note-body><text:p text:style-name="Footnote"><text:s/>Расширение ассемблерного файла для целевого процессора.</text:p></text:note-body></text:note></text:span> – низкоуровневый код, функции переключения контекста, старта ОС.</text:p>
        </text:list-item>
        <text:list-item>
          <text:p text:style-name="Марк._20_список">OS_Target_cpp.cpp<text:alphabetical-index-mark text:string-value="OS_Target_cpp.cpp" text:key1="Исходный код"/> – определения функции инициализации стекового кадра процесса и функции обработчика прерывания от таймера, используемого в качестве системного.</text:p>
        </text:list-item>
      </text:list>
      <text:p text:style-name="P101">Настройка кода ОС на целевую платформу осуществляется путём:</text:p>
      <text:list xml:id="list38677907" text:continue-numbering="true" text:style-name="WW8Num4">
        <text:list-item>
          <text:p text:style-name="Марк._20_список">определения специальных макросов препроцессора;</text:p>
        </text:list-item>
        <text:list-item>
          <text:p text:style-name="Марк._20_список">директивами условной трансляции;</text:p>
        </text:list-item>
        <text:list-item>
          <text:p text:style-name="Марк._20_список">определением типов, определяемых пользователем, реализация которых зависит от целевой платформы;</text:p>
        </text:list-item>
        <text:list-item>
          <text:p text:style-name="Марк._20_список">заданием псевдонимов некоторых типов;</text:p>
        </text:list-item>
        <text:list-item>
          <text:p text:style-name="Марк._20_список">определением функций, код которых вынесен на уровень порта.</text:p>
        </text:list-item>
      </text:list>
      <text:p text:style-name="P105">Важной и «тонкой» частью кода порта является определение ассемблерных подпрограмм, осуществляющих старт системы, сохранение контекста преры<text:soft-page-break/>ваемого процесса, переключение указателей стека и восстановление контекста процесса, получившего управление, в том числе и обработчик программного прерывания, в теле которого производится переключение контекстов процессов. Чтобы реализовать этот код от разработчика порта требуются глубокие знания целевой аппаратной архитектуры на низком уровне, а также умение использовать программный пакет (компилятор, ассемблер, линкер) для работы со «смешанными»<text:note text:id="ftn94" text:note-class="footnote"><text:note-citation>1</text:note-citation><text:note-body><text:p text:style-name="Footnote"><text:s/>Т.е. содержащими исходные файлы на разным языках программирования – в нашем случае С++ и ассемблер целевой аппаратной платформы.</text:p></text:note-body></text:note> проектами. </text:p>
      <text:p text:style-name="Текст_20_абазца">Процесс портирования сводится, главным образом, к определению объектов портирования и написанию платформеннозависимого кода.</text:p>
      <text:h text:style-name="Heading_20_2" text:outline-level="2"><text:bookmark-start text:name="__RefHeading__15916_682982339"/>Объекты портирования<text:bookmark-end text:name="__RefHeading__15916_682982339"/></text:h>
      <text:h text:style-name="P156" text:outline-level="3">Макросы</text:h>
      <text:p text:style-name="Текст_20_абазца">Существует ряд платформеннозависимых макросов, которые должны быть определены. Если значение макроса в том или ином порте не требуется, то макрос должен быть определён пустым. Перечень макросов и их описания приведены ниже:</text:p>
      <table:table table:name="Таблица3" table:style-name="Таблица3">
        <table:table-column table:style-name="Таблица3.A"/>
        <table:table-column table:style-name="Таблица3.B"/>
        <table:table-row>
          <table:table-cell table:style-name="Таблица3.A1" office:value-type="string">
            <text:p text:style-name="P127"><text:alphabetical-index-mark-start text:id="IMark154981496" text:key1="Конфигурационные макросы"/><text:span text:style-name="Мнемоника">INLINE</text:span><text:alphabetical-index-mark-end text:id="IMark154981496"/></text:p>
          </table:table-cell>
          <table:table-cell table:style-name="Таблица3.A1" office:value-type="string">
            <text:p text:style-name="Текст_20_таблицы"><text:span text:style-name="T49">Задаёт</text:span> поведение функций при встраивании. Обычно состоит из платформеннозависимой директивы безусловного встраивания и ключевого слова <text:span text:style-name="Мнемоника">in</text:span><text:span text:style-name="Мнемоника">⁠</text:span><text:span text:style-name="Мнемоника">line.</text:span></text:p>
          </table:table-cell>
        </table:table-row>
        <table:table-row table:style-name="Таблица3.2">
          <table:table-cell table:style-name="Таблица3.A1" office:value-type="string">
            <text:p text:style-name="P129"><text:alphabetical-index-mark-start text:id="IMark154981496" text:key1="Конфигурационные макросы" text:main-entry="true"/><text:span text:style-name="Мнемоника">OS_PROCESS</text:span><text:alphabetical-index-mark-end text:id="IMark154981496"/></text:p>
          </table:table-cell>
          <table:table-cell table:style-name="Таблица3.A1" office:value-type="string">
            <text:p text:style-name="Текст_20_таблицы">Квалифицирует исполняемую функцию процесса. Содержит платформеннозависимый атрибут, указывающий компилятору, что функция <text:span text:style-name="T7">не</text:span> имеет возврата, поэтому <text:span text:style-name="T2">preserved</text:span><text:span text:style-name="T2"><text:note text:id="ftn95" text:note-class="footnote"><text:note-citation>2</text:note-citation><text:note-body><text:p text:style-name="Footnote"><text:s/>Те, значение которых перед использованием должно быть сохранено, а после использования восстановлено, чтобы вызывающая функция не получила искажения контекста при вызове другой функции.</text:p></text:note-body></text:note></text:span><text:span text:style-name="T2"> </text:span><text:span text:style-name="T7">регистры процессора можно использовать без сохранения. Это экономит код и пространство в стеке.</text:span></text:p>
          </table:table-cell>
        </table:table-row>
        <table:table-row table:style-name="Таблица3.2">
          <table:table-cell table:style-name="Таблица3.A1" office:value-type="string">
            <text:p text:style-name="P129"><text:alphabetical-index-mark-start text:id="IMark154981496" text:key1="Конфигурационные макросы" text:main-entry="true"/><text:span text:style-name="Мнемоника">OS_INTERRUPT</text:span><text:alphabetical-index-mark-end text:id="IMark154981496"/></text:p>
          </table:table-cell>
          <table:table-cell table:style-name="Таблица3.A1" office:value-type="string">
            <text:p text:style-name="Текст_20_таблицы">Содержит платформеннозависимое расширение, используемое для квалификации обработчиков прерываний на целевой платформе.</text:p>
          </table:table-cell>
        </table:table-row>
        <table:table-row table:style-name="Таблица3.2">
          <table:table-cell table:style-name="Таблица3.A1" office:value-type="string">
            <text:p text:style-name="P129"><text:alphabetical-index-mark-start text:id="IMark154981496" text:key1="Конфигурационные макросы"/><text:span text:style-name="Мнемоника">DUMMY_INSTR</text:span><text:alphabetical-index-mark-end text:id="IMark154981496"/><text:span text:style-name="Мнемоника">()</text:span></text:p>
          </table:table-cell>
          <table:table-cell table:style-name="Таблица3.A1" office:value-type="string">
            <text:p text:style-name="Текст_20_таблицы">Макрос, определяющий пустую инструкцию целевого процессора (как правило, это инструкция «<text:span text:style-name="T2">NOP»).</text:span> Используется в цикле ожидания переключения контекстов в планировщике (в варианте с программным прерыванием переключения контекстов.</text:p>
          </table:table-cell>
        </table:table-row>
        <table:table-row>
          <table:table-cell table:style-name="Таблица3.A1" office:value-type="string">
            <text:p text:style-name="P129"><text:alphabetical-index-mark-start text:id="IMark154981496" text:key1="Конфигурационные макросы"/><text:span text:style-name="Мнемоника">INLINE_PROCESS_CTOR</text:span><text:alphabetical-index-mark-end text:id="IMark154981496"/></text:p>
          </table:table-cell>
          <table:table-cell table:style-name="Таблица3.A1" office:value-type="string">
            <text:p text:style-name="Текст_20_таблицы">Определяет поведение встраивания конструкторов процессов. Если нужно встраивание, то значение <text:soft-page-break/>этого макроса должно <text:span text:style-name="Мнемоника">INLINE</text:span><text:span text:style-name="T2">, </text:span><text:span text:style-name="T7">если <text:s/>встраивание не нужно, то значение макроса должно быть оставлено пустым.</text:span></text:p>
          </table:table-cell>
        </table:table-row>
        <table:table-row>
          <table:table-cell table:style-name="Таблица3.A1" office:value-type="string">
            <text:p text:style-name="P129"><text:alphabetical-index-mark-start text:id="IMark154981496" text:key1="Конфигурационные макросы"/><text:span text:style-name="Мнемоника">SYS_TIMER_CRIT_SECT</text:span><text:alphabetical-index-mark-end text:id="IMark154981496"/><text:span text:style-name="Мнемоника">()</text:span></text:p>
          </table:table-cell>
          <table:table-cell table:style-name="Таблица3.A1" office:value-type="string">
            <text:p text:style-name="Текст_20_таблицы">Используется в обработчике прерываний системного таймера и задаёт, будет ли использоваться в нё<text:span text:style-name="T7">м</text:span> критическая секция, которая актуальна в случае, если целевой процессор имеет приоритетный многоуровневый контроллер прерываний, что может привести к тому, что обработчик прерываний от системного таймера может быть прерван в непредсказуемый момент другим, более высокоуровневым, обработчиком прерываний, который может производить доступ к тем же ресурсам ОС, что и обработчик прерываний от системного таймера.</text:p>
          </table:table-cell>
        </table:table-row>
        <table:table-row>
          <table:table-cell table:style-name="Таблица3.A1" office:value-type="string">
            <text:p text:style-name="P128"><text:alphabetical-index-mark-start text:id="IMark154981496" text:key1="Конфигурационные макросы"/><text:span text:style-name="Мнемоника"><text:span text:style-name="T79">CONTEXT_SWITCH_HOOK_CRIT_SECT</text:span></text:span><text:alphabetical-index-mark-end text:id="IMark154981496"/></text:p>
          </table:table-cell>
          <table:table-cell table:style-name="Таблица3.A1" office:value-type="string">
            <text:p text:style-name="Текст_20_таблицы">Определяет, будет ли хук переключателя контекстов выполняться в критической секции или нет. Очень важно, чтобы хук переключателя контекстов выполнялся целостно по отношению к манипуляциям с переменными ядра (<text:span text:style-name="Мнемоника"><text:span text:style-name="T2">SchedProcPriority</text:span></text:span><text:span text:style-name="T2">, </text:span>в частности), а это означает, что во время выполнения хука не должен вызываться планировщик. Вызов планировщика может произойти из обработчика прерываний, в случае, если процессор имеет аппаратный приоритетный контроллер прерываний и программное прерывание переключения контекстов имеет более низкий приоритет по сравнению с другими прерываниями. В этом случае код хука переключателя контекстов должен выполняться в критической секции, и значение макроса должно быть <text:span text:style-name="Мнемоника"><text:span text:style-name="T2">TCrit⁠Sect cs; </text:span></text:span><text:span text:style-name="T7">Это очень важный момент, если его не соблюсти, то в процессе работы системы будут возникать трудноуловимые ошибки, поэтому при портировании тут нужно проявить внимательность и аккуратность.</text:span></text:p>
          </table:table-cell>
        </table:table-row>
        <table:table-row>
          <table:table-cell table:style-name="Таблица3.A1" office:value-type="string">
            <text:p text:style-name="P129"><text:alphabetical-index-mark-start text:id="IMark154981496" text:key1="Конфигурационные макросы"/><text:span text:style-name="Мнемоника">SEPARATE_RETURN_STACK</text:span><text:alphabetical-index-mark-end text:id="IMark154981496"/></text:p>
          </table:table-cell>
          <table:table-cell table:style-name="Таблица3.A1" office:value-type="string">
            <text:p text:style-name="Текст_20_таблицы">Для платформ, имеющих отдельный стек возвратов, значение этого макроса должно быть равно 1. Для остальных платформ – 0.</text:p>
          </table:table-cell>
        </table:table-row>
      </table:table>
      <text:h text:style-name="Heading_20_3" text:outline-level="3">Типы</text:h>
      <table:table table:name="Таблица4" table:style-name="Таблица4">
        <table:table-column table:style-name="Таблица4.A"/>
        <table:table-column table:style-name="Таблица4.B"/>
        <table:table-row>
          <table:table-cell table:style-name="Таблица4.A1" office:value-type="string">
            <text:p text:style-name="P95"><text:alphabetical-index-mark-start text:id="IMark154981496" text:key1="Типы"/><text:span text:style-name="Мнемоника">stack_item_t</text:span><text:alphabetical-index-mark-end text:id="IMark154981496"/></text:p>
          </table:table-cell>
          <table:table-cell table:style-name="Таблица4.B5" office:value-type="string">
            <text:p text:style-name="P18">Псевдоним встроенного типа, задаёт тип элемента стека целевого процессора.</text:p>
          </table:table-cell>
        </table:table-row>
        <table:table-row table:style-name="Таблица4.2">
          <table:table-cell table:style-name="Таблица4.A1" office:value-type="string">
            <text:p text:style-name="P96"><text:alphabetical-index-mark-start text:id="IMark154981496" text:key1="Типы"/><text:span text:style-name="Мнемоника"><text:span text:style-name="T73">status_reg_t</text:span></text:span><text:alphabetical-index-mark-end text:id="IMark154981496"/></text:p>
          </table:table-cell>
          <table:table-cell table:style-name="Таблица4.B5" office:value-type="string">
            <text:p text:style-name="Текст_20_таблицы">Псевдоним встроенного типа, <text:span text:style-name="T7">соответствующий разрядности статусного регистра </text:span>целевого процессора.</text:p>
          </table:table-cell>
        </table:table-row>
        <table:table-row>
          <table:table-cell table:style-name="Таблица4.A1" office:value-type="string">
            <text:p text:style-name="P96"><text:alphabetical-index-mark-start text:id="IMark154981496" text:key1="Типы"/><text:span text:style-name="Мнемоника"><text:span text:style-name="T60">TCritSect</text:span></text:span><text:alphabetical-index-mark-end text:id="IMark154981496"/></text:p>
          </table:table-cell>
          <table:table-cell table:style-name="Таблица4.B5" office:value-type="string">
            <text:p text:style-name="Текст_20_таблицы">Класс-«обёртка» для организации критической секции.</text:p>
          </table:table-cell>
        </table:table-row>
        <table:table-row>
          <table:table-cell table:style-name="Таблица4.A1" office:value-type="string">
            <text:p text:style-name="P96"><text:alphabetical-index-mark-start text:id="IMark154981496" text:key1="Типы"/><text:span text:style-name="Мнемоника"><text:span text:style-name="T73">TPrioMaskTable</text:span></text:span><text:alphabetical-index-mark-end text:id="IMark154981496"/></text:p>
          </table:table-cell>
          <table:table-cell table:style-name="Таблица4.B5" office:value-type="string">
            <text:p text:style-name="Текст_20_таблицы">Класс, содержащий таблицу масок (тегов) приоритетов. Служит для повышения эффективности работы системы. Может отсутствовать на некоторых платформах, на таких, где есть аппаратные средства для вычисления тегов по значению приоритета – например аппаратный <text:span text:style-name="T2">shifter</text:span>.</text:p>
          </table:table-cell>
        </table:table-row>
        <text:soft-page-break/>
        <table:table-row>
          <table:table-cell table:style-name="Таблица4.A1" office:value-type="string">
            <text:p text:style-name="P96"><text:alphabetical-index-mark-start text:id="IMark154981496" text:key1="Типы"/><text:span text:style-name="Мнемоника"><text:span text:style-name="T73">TISRW</text:span></text:span><text:alphabetical-index-mark-end text:id="IMark154981496"/></text:p>
          </table:table-cell>
          <table:table-cell table:style-name="Таблица4.B5" office:value-type="string">
            <text:p text:style-name="Текст_20_таблицы">Класс-«обёртка» для обработчиков прерываний, в которых используются сервисы ОС.</text:p>
          </table:table-cell>
        </table:table-row>
      </table:table>
      <text:p text:style-name="Standard"/>
      <text:h text:style-name="Heading_20_3" text:outline-level="3">Функции</text:h>
      <table:table table:name="Таблица5" table:style-name="Таблица5">
        <table:table-column table:style-name="Таблица5.A"/>
        <table:table-column table:style-name="Таблица5.B"/>
        <table:table-row>
          <table:table-cell table:style-name="Таблица5.A1" office:value-type="string">
            <text:p text:style-name="P96"><text:alphabetical-index-mark text:string-value="get_prio_tag()" text:key1="Функции порта"/><text:span text:style-name="Мнемоника"><text:span text:style-name="T73">get_prio_tag</text:span></text:span><text:span text:style-name="Мнемоника"><text:span text:style-name="T57">()</text:span></text:span></text:p>
          </table:table-cell>
          <table:table-cell table:style-name="Таблица5.A1" office:value-type="string">
            <text:p text:style-name="Текст_20_таблицы">Преобразует номер приоритета в соответствующий тег. Функционально это сдвиг единицы в двоичном слове на количество позиций, равное номеру приоритета.</text:p>
          </table:table-cell>
        </table:table-row>
        <table:table-row>
          <table:table-cell table:style-name="Таблица5.A1" office:value-type="string">
            <text:p text:style-name="P96"><text:alphabetical-index-mark text:string-value="highest_priority()" text:key1="Функции порта"/><text:span text:style-name="Мнемоника"><text:span text:style-name="T73">highest_priority</text:span></text:span><text:span text:style-name="Мнемоника"><text:span text:style-name="T57">()</text:span></text:span></text:p>
          </table:table-cell>
          <table:table-cell table:style-name="Таблица5.A1" office:value-type="string">
            <text:p text:style-name="Текст_20_таблицы">Возвращает номер приоритета, соответствующего тегу наиболее приоритетного процесса в карте процессов, переданной функции в качестве аргумента.</text:p>
          </table:table-cell>
        </table:table-row>
        <table:table-row table:style-name="Таблица5.3">
          <table:table-cell table:style-name="Таблица5.A1" office:value-type="string">
            <text:p text:style-name="P96"><text:alphabetical-index-mark text:string-value="disable_context_switch()" text:key1="Функции порта"/><text:span text:style-name="Мнемоника"><text:span text:style-name="T73">disable_context_switch</text:span></text:span><text:span text:style-name="Мнемоника"><text:span text:style-name="T57">()</text:span></text:span></text:p>
          </table:table-cell>
          <table:table-cell table:style-name="Таблица5.A1" office:value-type="string">
            <text:p text:style-name="Текст_20_таблицы">Запрещает переключение контекстов. В настоящее время реализуется путём запрещения прерываний.</text:p>
          </table:table-cell>
        </table:table-row>
        <table:table-row>
          <table:table-cell table:style-name="Таблица5.A1" office:value-type="string">
            <text:p text:style-name="P96"><text:alphabetical-index-mark text:string-value="enable_context_switch()" text:key1="Функции порта"/><text:span text:style-name="Мнемоника"><text:span text:style-name="T73">enable_context_switch</text:span></text:span><text:span text:style-name="Мнемоника"><text:span text:style-name="T57">()</text:span></text:span></text:p>
          </table:table-cell>
          <table:table-cell table:style-name="Таблица5.A1" office:value-type="string">
            <text:p text:style-name="Текст_20_таблицы">Разрешает переключение контекстов. В настоящее время реализуется через разрешение прерываний.</text:p>
          </table:table-cell>
        </table:table-row>
        <table:table-row>
          <table:table-cell table:style-name="Таблица5.A1" office:value-type="string">
            <text:p text:style-name="P96"><text:alphabetical-index-mark text:string-value="os_start()" text:key1="Функции порта"/><text:alphabetical-index-mark text:string-value="os_context_switcher()" text:key1="Функции порта"/><text:span text:style-name="Мнемоника"><text:span text:style-name="T73">os_start()</text:span></text:span></text:p>
          </table:table-cell>
          <table:table-cell table:style-name="Таблица5.A1" office:value-type="string">
            <text:p text:style-name="Текст_20_таблицы">Производит старт операционной системы. Сама функция реализована на ассемблере. Получает в качестве аргумента указатель стека самого приоритетного процесса и осуществляет передачу ему управления путём восстановления <text:s/>контекста из его стека.</text:p>
          </table:table-cell>
        </table:table-row>
        <table:table-row>
          <table:table-cell table:style-name="Таблица5.A1" office:value-type="string">
            <text:p text:style-name="P96"><text:alphabetical-index-mark text:string-value="os_context_switcher()" text:key1="Функции порта"/><text:alphabetical-index-mark text:string-value="context_switcher_isr()" text:key1="Функции порта"/><text:span text:style-name="Мнемоника"><text:span text:style-name="T73">os_context_switcher</text:span></text:span><text:span text:style-name="Мнемоника"><text:span text:style-name="T73">()</text:span></text:span></text:p>
          </table:table-cell>
          <table:table-cell table:style-name="Таблица5.A1" office:value-type="string">
            <text:p text:style-name="Текст_20_таблицы">Функция, реализованная на ассемблере, производит переключение контекстов процессов в варианте с прямой передачей управления.</text:p>
          </table:table-cell>
        </table:table-row>
        <table:table-row>
          <table:table-cell table:style-name="Таблица5.A1" office:value-type="string">
            <text:p text:style-name="P96"><text:alphabetical-index-mark text:string-value="context_switcher_isr()" text:key1="Функции порта"/><text:span text:style-name="Мнемоника"><text:span text:style-name="T73">context_switcher_isr</text:span></text:span></text:p>
          </table:table-cell>
          <table:table-cell table:style-name="Таблица5.A1" office:value-type="string">
            <text:p text:style-name="Текст_20_таблицы">Обработчик прерываний переключения контекстов. Реализуется на ассемблере. Производит сохранение контекста прерываемого процесса, переключение указателей стеков процессов путём вызова <text:alphabetical-index-mark-start text:id="IMark154981496" text:key1="Ядро"/><text:span text:style-name="Мнемоника"><text:span text:style-name="T73">context_switch_hook()</text:span></text:span><text:alphabetical-index-mark-end text:id="IMark154981496"/><text:span text:style-name="Мнемоника"><text:span text:style-name="T73"><text:note text:id="ftn96" text:note-class="footnote"><text:note-citation>1</text:note-citation><text:note-body><text:p text:style-name="P70"><text:s/><text:span text:style-name="T7">Через функцию-«обёртку» </text:span><text:span text:style-name="Мнемоника"><text:span text:style-name="T40">os_context_switch_hook()</text:span></text:span><text:span text:style-name="T2">, </text:span><text:span text:style-name="T7">имеющую спецификацию связывания </text:span><text:span text:style-name="Мнемоника"><text:span text:style-name="T69">“extern C”</text:span></text:span><text:span text:style-name="T2">.</text:span></text:p></text:note-body></text:note></text:span></text:span>, и восстановление контекста активируемого процесса.</text:p>
          </table:table-cell>
        </table:table-row>
        <table:table-row table:style-name="Таблица5.3">
          <table:table-cell table:style-name="Таблица5.A1" office:value-type="string">
            <text:p text:style-name="P97"><text:span text:style-name="Мнемоника"><text:span text:style-name="T60">TBaseProcess::</text:span></text:span></text:p>
            <text:p text:style-name="P100"><text:alphabetical-index-mark text:string-value="init_stack_frame()" text:key1="Функции порта"/><text:span text:style-name="Мнемоника"><text:span text:style-name="T60">init_stack_frame</text:span></text:span><text:span text:style-name="Мнемоника"><text:span text:style-name="T60">()</text:span></text:span></text:p>
          </table:table-cell>
          <table:table-cell table:style-name="Таблица5.A1" office:value-type="string">
            <text:p text:style-name="Текст_20_таблицы">Функция подготовки стекового кадра, которая формирует значения ячеек памяти в стеке таким образом, чтобы состояние стека было таким, как будто процесс, которому принадлежит стек, прерван и контекст процесса сохранён в стеке. Функция используется конструктором процесса и при рестарте процесса.</text:p>
          </table:table-cell>
        </table:table-row>
        <table:table-row>
          <table:table-cell table:style-name="Таблица5.A1" office:value-type="string">
            <text:p text:style-name="P97"><text:alphabetical-index-mark text:string-value="system_timer_isr()" text:key1="Функции порта"/><text:alphabetical-index-mark text:string-value="system_timer()" text:key1="Ядро"/><text:span text:style-name="Мнемоника">system_timer_isr</text:span><text:span text:style-name="Мнемоника">()</text:span></text:p>
          </table:table-cell>
          <table:table-cell table:style-name="Таблица5.A1" office:value-type="string">
            <text:p text:style-name="Текст_20_таблицы">Обработчик прерываний системного таймера. Вызывает функцию <text:span text:style-name="Мнемоника">TKernel::system_timer()</text:span><text:span text:style-name="T2">.</text:span></text:p>
          </table:table-cell>
        </table:table-row>
      </table:table>
      <text:p text:style-name="Standard"/>
      <text:h text:style-name="Heading_20_2" text:outline-level="2"><text:bookmark-start text:name="__RefHeading__15918_682982339"/><text:soft-page-break/>Портирование<text:bookmark-end text:name="__RefHeading__15918_682982339"/></text:h>
      <text:p text:style-name="Текст_20_абазца">Для портирования, как правило, достаточно определить для целевой платформы все вышеперечисленные макросы, типы и функции.</text:p>
      <text:p text:style-name="Текст_20_абазца">Наиболее «тонкая» и ответственная работа при портировании выпадает на реализацию ассемблерного кода и на функцию подготовки стекового кадра. Ряд моментов, на которые следует обратить особое внимание:</text:p>
      <text:list xml:id="list38681535" text:continue-numbering="true" text:style-name="WW8Num4">
        <text:list-item>
          <text:p text:style-name="Марк._20_список">выяснить, какие используются соглашения о вызове функций у используемого компилятора, чтобы знать, какие регистры (или область стека) используются для передачи аргументов тех или иных типов;</text:p>
        </text:list-item>
        <text:list-item>
          <text:p text:style-name="Марк._20_список">определить особенности работы процессора в части сохранения адресов возвратов и статусных регистров при возникновении прерывания – это необходимо для понимания, как формируется стековый кадр на целевой аппаратной платформе, что, в свою очередь, важно для реализации функции (и обработчика прерываний) переключения контекстов, и функции формирования стекового кадра;</text:p>
        </text:list-item>
        <text:list-item>
          <text:p text:style-name="P180">проверить схему кодирования экспортируемых/импортируемых имён ассемблера. В простейшем случае имена объектов и функций на С <text:span text:style-name="T2">(</text:span><text:span text:style-name="T7">и </text:span><text:span text:style-name="T2">”extern C”</text:span><text:span text:style-name="T2"><text:note text:id="ftn97" text:note-class="footnote"><text:note-citation>1</text:note-citation><text:note-body><text:p text:style-name="P69"><text:s/>Имена в С++ подвергаются специальному кодированию в целях поддержки перегрузки имён функций, а также для типобезопасного связывания, по какой причине получить к ним доступ на ассемблере задача трудновыполнимая. Поэтому имена функций, описанных в файлах, компилируемых С++ компилятором, и к которым необходим доступ из ассемблерного кода, должны быть объявлены в исходных файлах как <text:span text:style-name="T2">”</text:span><text:span text:style-name="T5">extern</text:span><text:span text:style-name="T2"> C”.</text:span></text:p></text:note-body></text:note></text:span><text:span text:style-name="T2"> </text:span><text:span text:style-name="T7">на </text:span><text:alphabetical-index-mark-start text:id="IMark154984280" text:main-entry="true"/><text:span text:style-name="T7">С++</text:span><text:alphabetical-index-mark-end text:id="IMark154984280"/><text:span text:style-name="T7">) на ассемблере видны без изменений, но на некоторых платформах</text:span><text:span text:style-name="T7"><text:note text:id="ftn98" text:note-class="footnote"><text:note-citation>2</text:note-citation><text:note-body><text:p text:style-name="Footnote"><text:s/>В частности, на <text:span text:style-name="T2">Blackfin.</text:span></text:p></text:note-body></text:note></text:span><text:span text:style-name="T7"> к самому имени могут добавляться префиксы и/или суффиксы, что потребует ассемблерные функции именовать в соответствии с этой схемой, иначе линкер не сможет правильно выполнить связи.</text:span></text:p>
        </text:list-item>
      </text:list>
      <text:p text:style-name="P98">Весь ассемблерный код должен быть помещён в файл <text:alphabetical-index-mark-start text:id="IMark154984280" text:key1="Исходный код"/>OS_Target_asm.ext<text:alphabetical-index-mark-end text:id="IMark154984280"/>, упомянутый выше. Определения макросов и типов, а также встраиваемых функций – в файл <text:alphabetical-index-mark-start text:id="IMark123792376" text:key1="Исходный код"/><text:alphabetical-index-mark-start text:id="IMark125982752" text:key1="Исходный код"/><text:span text:style-name="T2">OS_Target.h</text:span><text:alphabetical-index-mark-end text:id="IMark125982752"/><text:alphabetical-index-mark-end text:id="IMark123792376"/><text:span text:style-name="T2">. </text:span><text:span text:style-name="T7">В файле </text:span><text:alphabetical-index-mark-start text:id="IMark123791560" text:key1="Исходный код"/><text:span text:style-name="T2">OS_Target_cpp.cpp</text:span><text:alphabetical-index-mark-end text:id="IMark123791560"/><text:span text:style-name="T2"> </text:span><text:span text:style-name="T7">объявляются объекты типов, если необходимо </text:span><text:span text:style-name="T7">– например:</text:span></text:p>
      <text:p text:style-name="P99"><text:span text:style-name="Мнемоника">OS::</text:span><text:alphabetical-index-mark-start text:id="IMark123791560" text:key1="Типы"/><text:span text:style-name="Мнемоника">TPrioMaskTable</text:span><text:alphabetical-index-mark-end text:id="IMark123791560"/><text:span text:style-name="Мнемоника"> OS::PrioMaskTable;</text:span>,</text:p>
      <text:p text:style-name="Текст_20_абзаца_20_Продолжение"><text:span text:style-name="T7">а также, определяются функция </text:span><text:alphabetical-index-mark-start text:id="IMark123791560" text:key1="Процесс"/><text:span text:style-name="Мнемоника">TBaseProcess</text:span><text:alphabetical-index-mark-end text:id="IMark123791560"/><text:span text:style-name="Мнемоника">::</text:span><text:alphabetical-index-mark text:string-value="init_stack_frame()" text:key1="Функции порта"/><text:span text:style-name="Мнемоника">init_stack_frame</text:span><text:span text:style-name="Мнемоника">()</text:span><text:span text:style-name="T2"> </text:span><text:span text:style-name="T7">и обработчик прерывания системного таймера </text:span><text:alphabetical-index-mark text:string-value="system_timer_isr()" text:key1="Функции порта"/><text:span text:style-name="Мнемоника">system_timer_isr</text:span><text:span text:style-name="Мнемоника">()</text:span><text:span text:style-name="T7">.</text:span></text:p>
      <text:p text:style-name="Текст_20_абазца">Вышеописанное является лишь общими сведениями, относящимися к порту ОС, при портировании возникает достаточно много нюансов, описание которых является весьма частным и выходит за рамки настоящего документа.</text:p>
      <text:p text:style-name="Заммечание"><draw:frame draw:style-name="fr2" draw:name="Врезка2" text:anchor-type="char" svg:x="-2.26mm" svg:y="1.41mm" svg:width="16.09mm" svg:height="15.08mm" draw:z-index="46"><draw:text-box><text:p text:style-name="P10"></text:p></draw:text-box></draw:frame><text:soft-page-break/>СОВЕТ. При создании нового порта имеет смысл взять за основу или в качестве примера один из существующих – это значительно облегчает процесс портирования. Какой именно выбрать из имеющихся портов, зависит от близости аппаратной и программной частей платформы, на которую осуществляется портирование.</text:p>
      <text:p text:style-name="Текст_20_абазца">Подробности, присущие портам под конкретные платформы, описаны в отдельных документах, посвященных этим портам.</text:p>
      <text:h text:style-name="Heading_20_2" text:outline-level="2"><text:bookmark-start text:name="__RefHeading__15920_682982339"/>Запуск в составе рабочего проекта<text:bookmark-end text:name="__RefHeading__15920_682982339"/></text:h>
      <text:p text:style-name="Текст_20_абазца">Для повышения гибкости и эффективности использования часть платформеннозависимого кода, зависящая от частных особенностей того или иного проекта и конкретно используемого микроконтроллера, вынесена на уровень проекта. Сюда, как правило, относится выбор аппаратного таймера процессора, используемого в качестве системного, а также выбор прерывания переключения контекстов, если процессор не имеет специализированного программного прерывания.</text:p>
      <text:p text:style-name="Текст_20_абазца">Для конфигурирования порта проект должен содержать файлы:</text:p>
      <text:list xml:id="list38680161" text:continue-numbering="true" text:style-name="WW8Num4">
        <text:list-item>
          <text:p text:style-name="Марк._20_список"><text:alphabetical-index-mark-start text:id="IMark123792376" text:key1="Исходный код"/>scmRTOS_config.h<text:alphabetical-index-mark-end text:id="IMark123792376"/>;</text:p>
        </text:list-item>
        <text:list-item>
          <text:p text:style-name="Марк._20_список"><text:alphabetical-index-mark-start text:id="IMark154984280" text:key1="Исходный код"/>scmRTOS_target_cfg.h<text:alphabetical-index-mark-end text:id="IMark154984280"/>;</text:p>
        </text:list-item>
      </text:list>
      <text:p text:style-name="P107"><text:alphabetical-index-mark-start text:id="IMark154984280" text:key1="Исходный код"/>scmRTOS_config.h<text:alphabetical-index-mark-end text:id="IMark154984280"/> <text:span text:style-name="T7">содержит большинство конфигурационных макросов, задающих такие параметры, как количество процессов в программе, способ пере</text:span><text:span text:style-name="T7">дачи управления, включение функции системного времени, разрешение использования пользовательских хуков, порядок нумерации значений приоритетов и т.д.</text:span></text:p>
      <text:p text:style-name="P108"><text:span text:style-name="T7">В </text:span><text:alphabetical-index-mark-start text:id="IMark154984280" text:key1="Исходный код"/>scmRTOS_target_cfg.h<text:alphabetical-index-mark-end text:id="IMark154984280"/> <text:span text:style-name="T7">размещён код управления ресурсами целевого процессора, </text:span><text:span text:style-name="T7">выбранными для реализации системных функций – всё тот же системный таймер, прерывание переключения контекстов.</text:span></text:p>
      <text:p text:style-name="P109">Содержимое обоих конфигурационных файлов подробно описано в документах, посвящённых конкретным портам.</text:p>
      <text:p text:style-name="Текст_20_абазца"/>
      <text:p text:style-name="Текст_20_абазца"/>
      <text:p text:style-name="P162"><text:bookmark-start text:name="__RefHeading__116_1693444381"/>Заключение<text:bookmark-end text:name="__RefHeading__116_1693444381"/></text:p>
      <text:p text:style-name="Текст_20_абазца">Использование операционных систем реального времени с вытесняющим планированием в небольших однокристальных микроконтроллерах на сегодняшний день не является чем-то сверхъестественным. При наличии достаточного минимума ресурсов использование ОСРВ<text:alphabetical-index-mark text:string-value="ОСРВ"/> становится предпочтительным, т.к. имеет ряд ключевых преимуществ перед вариантом, когда ОС не используется: </text:p>
      <text:list xml:id="list38677839" text:continue-numbering="true" text:style-name="WW8Num4">
        <text:list-item>
          <text:p text:style-name="Марк._20_список">во-первых, ОС предоставляет формализованный набор средств для распределения задач по процессам и по организации потока управления, что качественно меняет процесс разработки ПО в сторону упрощения, формализации логики работы программы как в пределах одного процесса, так и в пределах всей программы в целом;</text:p>
        </text:list-item>
        <text:list-item>
          <text:p text:style-name="Марк._20_список">во-вторых, механизмы приоритетного планирования процессов (в т.ч. и при выходе из прерываний) ОСРВ дают возможность значительно улучшить поведение программы в смысле реакции на события;</text:p>
        </text:list-item>
        <text:list-item>
          <text:p text:style-name="Марк._20_список">ну, и в-третьих, в силу более формализованного похода к разработке программ возникает тенденция к появлению типовых решений, что упрощает повторное использование кода в других проектах, а также упрощает переносимость между платформами хотя бы в рамках одной ОС.</text:p>
        </text:list-item>
      </text:list>
      <text:p text:style-name="P119">Следует помнить, что применение ОС накладывает некоторые ограничения на применение процессора. Например, если нужно при возникновении прерывания максимально быстро на него среагировать, чтобы внутри обработчика прерывания, к примеру, «дернуть» ножкой МК, то ОС тут только помеха. Причина кроется в том, что переключение контекстов, а также работа средств межпроцессного взаимодействия выполняются в критических секциях, которые могут длиться десятки и сотни тактов процессора, и во время них прерывания заблокированы. Т.е. решение задач вроде формирования временных диаграмм при использовании ОСРВ<text:alphabetical-index-mark text:string-value="ОСРВ"/> становится крайне затруднительным (если не невозможным).</text:p>
      <text:p text:style-name="Текст_20_абазца">Процессор – он для осуществления процессов в предположении, что процесс – длительный (по отношению к длительности выполнения команд процессора) промежуток времени. И требования ко времени реакции/формировании времён, сравнимых со временем выполнения команд, плохо совместимы с возможностями процессора, если только он не имеет «на борту» специальных периферийных устройств, которые делают работу аппаратно.</text:p>
      <text:p text:style-name="Текст_20_абазца">Можно, конечно, и при использовании ОС формировать жесткие, выверенные по тактам, временные диаграммы, но при этом придется заблокировать <text:soft-page-break/>основные механизмы ОС, т.е. ОС будет в течение известного промежутка времени неработоспособной. </text:p>
      <text:p text:style-name="Разделитель_20__22_звездочки_22_">* <text:s text:c="2"/>* <text:s text:c="2"/>*</text:p>
      <text:p text:style-name="Текст_20_абазца">Развитие <text:span text:style-name="T18">scmRTOS</text:span> на текущий момент продолжается, в дальнейшем возможно добавление новых средств, расширение функциональности существующих портов, появление их под другие МК и прочие изменения.</text:p>
      <text:p text:style-name="Текст_20_абазца"/>
      <text:p text:style-name="Текст_20_абазца"><text:bookmark-start text:name="__RefHeading__120_1693444381"/><text:bookmark-end text:name="__RefHeading__120_1693444381"/></text:p>
      <text:list xml:id="list2945418278162496807" text:style-name="WW8Num3">
        <text:list-item>
          <text:h text:style-name="P263" text:outline-level="1"><text:bookmark-start text:name="__RefHeading__122_1693444381"/><text:bookmark-start text:name="__RefNumPara__23400_1403788832"/>​ <text:s text:c="2"/><text:bookmark-start text:name="_Ref98998072"/><text:bookmark-start text:name="_Ref99025034"/>Примеры использования<text:bookmark-end text:name="__RefHeading__122_1693444381"/><text:bookmark-end text:name="__RefNumPara__23400_1403788832"/><text:bookmark-end text:name="_Ref99025034"/></text:h>
          <text:list>
            <text:list-item>
              <text:h text:style-name="P265" text:outline-level="2"><text:bookmark-end text:name="_Ref98998072"/><text:bookmark-start text:name="__RefHeading__124_1693444381"/><text:bookmark-start text:name="__RefNumPara__23398_1403788832"/>Очередь заданий<text:bookmark-end text:name="__RefHeading__124_1693444381"/><text:bookmark-end text:name="__RefNumPara__23398_1403788832"/></text:h>
              <text:list>
                <text:list-item>
                  <text:h text:style-name="Прил.Заг3" text:outline-level="3">Введение </text:h>
                </text:list-item>
              </text:list>
            </text:list-item>
          </text:list>
        </text:list-item>
      </text:list>
      <text:p text:style-name="Текст_20_абазца">Очередь заданий, которая будет рассмотрена в данном примере, представляет собой очередь сообщений на основе указателей на объекты-задания. Традиционно в ОС, написанных на языке программирования С, для реализации очередей сообщений используются указатели <text:span text:style-name="Мнемоника"><text:span text:style-name="T28">void</text:span></text:span><text:span text:style-name="Мнемоника"><text:span text:style-name="T31">*</text:span></text:span> совместно с ручным преобразованием типов. Этот подход обусловлен имеющимися в наличие средствами языка С. Как уже было сказано, <text:s/>такой подход признан неудовлетворительным по соображениям удобства и безопасности. Поэтому вместо него будет применён другой способ, который доступен благодаря использованию языка <text:alphabetical-index-mark text:string-value="scmRTOS" text:main-entry="true"/>С++ и предоставляет ряд преимуществ. </text:p>
      <text:p text:style-name="Текст_20_абазца">Во-первых, нет никакой необходимости в нетипизированных указателях – механизм шаблонов позволяет эффективно и безопасно использовать указатели на конкретные типы, что устраняет необходимость в ручном преобразовании типов. </text:p>
      <text:p text:style-name="Текст_20_абазца">Во-вторых, имеется возможность еще более повысить гибкость сообщений на указателях, введя возможность передавать не только данные, но и в некотором смысле «экспортировать» действия – т.е. сообщение не только служит для передачи данных, но и позволяют производить определенные действия на приемном конце очереди. Это достаточно легко реализуется на основе иерархии поли<text:soft-page-break/>морфных классов<text:span text:style-name="Footnote_20_Symbol"><text:note text:id="ftn99" text:note-class="footnote"><text:note-citation>1</text:note-citation><text:note-body><text:p text:style-name="Footnote"><text:s/>Для новичков в С++, но хорошо знакомых с языком С, можно привести аналогию по технической реализации. Суть полиморфизма состоит в выполнении разных действий при одном и том же описании. С++ поддерживает два вида полиморфизма – статический и динамический. Статический полиморфизм реализуется с помощью шаблонов (<text:span text:style-name="T2">templates</text:span><text:span text:style-name="T7">). Динамический – на основе виртуальных функций. Иерархия полиморфных классов строится </text:span><text:span text:style-name="T7">с использованием</text:span><text:span text:style-name="T7"> динамического полиморфизма. </text:span></text:p><text:p text:style-name="Footnote"><text:span text:style-name="T7">Технически механизм виртуальных функций реализуются на базе таблиц указателей на функции. Поэтому на языке С тоже можно было бы реализовать аналогичный механизм – например, на основе структур с указателями на массивы указателей на функции. Но</text:span> в случае с С придется много делать руками, что чревато ошибками, не очень наглядно и, вследствие этого, трудоёмко и неудобно. С+⁠+ здесь просто перекладывает всю рутинную работу на компилятор, избавляя пользователя от необходимости писать низкоуровневый код с таблицами указателей на функции, их правильной инициализацией и использованием.</text:p></text:note-body></text:note></text:span> сообщений. В данном примере и будет реализован упомянутый подход.</text:p>
      <text:p text:style-name="Текст_20_абазца">Поскольку в очередь передаются только указатели, сами тела сообщений размещаются где-то в памяти. Способ размещения может быть различным – от статического, до динамического, в данном примере этот момент опущен, т.к. в контексте рассмотрения он не важен, и на практике пользователь сам решает, как ему поступить, исходя из требований задачи, имеющихся ресурсов, личных предпочтений и т.п.</text:p>
      <text:p text:style-name="Текст_20_абазца">В данном примере будет продемонстрирован метод делегирования выполнения заданий, реализованный на основе очереди сообщений.</text:p>
      <text:list xml:id="list38687108" text:continue-numbering="true" text:style-name="WW8Num3">
        <text:list-item>
          <text:list>
            <text:list-item>
              <text:list>
                <text:list-item>
                  <text:h text:style-name="Прил.Заг3" text:outline-level="3">Постановка задачи</text:h>
                </text:list-item>
              </text:list>
            </text:list-item>
          </text:list>
        </text:list-item>
      </text:list>
      <text:p text:style-name="Текст_20_абазца">Разработка практически любой программы сводится к выполнению тех или иных действий, и эти действия по важности и приоритетности выполнения в общем случае различны, что и мотивирует использование операционных систем с приоритетными планировщиками. Нередко случается так, что в том или ином процессе при обработке событий возникает необходимость в выполнении некоего действия, требующего значительного процессорного времени<text:note text:id="ftn100" text:note-class="footnote"><text:note-citation>2</text:note-citation><text:note-body><text:p text:style-name="Footnote"><text:s/>Например, обширные вычисления или обновление контекста экрана в программе с <text:span text:style-name="T7">графическим интерфейсом пользователя.</text:span></text:p></text:note-body></text:note> при отсутствии какой-то срочности в этом, т.е. это действие вполне может быть выполнено и в процессе с низким приоритетом. В этом случае разумно не тормозить текущий процесс выполнением этого действия, а перепоручить его выполнение другому процессу, имеющему низкий приоритет.</text:p>
      <text:p text:style-name="Текст_20_абазца">К тому же, в программе вышеописанные ситуации могут иметь место неоднократно, и для решения этой проблемы логично создать специальный низкоприоритетный процесс, которому и перепоручать (делегировать) выполнение зада<text:soft-page-break/>ний из других процессов, выполнение которых не хочется или нельзя по условиям задачи производить в самих высокоприоритетных процессах. Механизм передачи заданий для выполнения удобно выполнить на основе полиморфных классов-заданий и сервиса <text:span text:style-name="Мнемоника">OS::</text:span><text:alphabetical-index-mark-start text:id="IMark125982752" text:key1="OS"/><text:span text:style-name="Мнемоника">channel</text:span><text:alphabetical-index-mark-end text:id="IMark125982752"/><text:span text:style-name="T2">, </text:span><text:span text:style-name="T7">используемого в качестве транспорта для передачи объектов-заданий.</text:span></text:p>
      <text:list xml:id="list38687133" text:continue-numbering="true" text:style-name="WW8Num3">
        <text:list-item>
          <text:list>
            <text:list-item>
              <text:list>
                <text:list-item>
                  <text:h text:style-name="Прил.Заг3" text:outline-level="3">Реализация</text:h>
                </text:list-item>
              </text:list>
            </text:list-item>
          </text:list>
        </text:list-item>
      </text:list>
      <text:p text:style-name="Текст_20_абазца">Все задания, безотносительно к тому, какой процесс породил задание, что именно нужно сделать по заданию, имеют общее свойство – все они должны выполнятся. Это позволяет использовать механизм, при котором <text:span text:style-name="T7">запуск выполнения задания может быть произведён унифицированным способом, а реализация собственно задания сделана </text:span>с помощью виртуальных функций. Для этого нужно определить абстрактный базовый класс, который задаёт интерфейс объектов-заданий:</text:p>
      <text:p text:style-name="P20"><text:span text:style-name="Мнемоника"><text:span text:style-name="T39">class T</text:span></text:span><text:span text:style-name="Мнемоника"><text:span text:style-name="T43">Job</text:span></text:span></text:p>
      <text:p text:style-name="P20"><text:span text:style-name="Мнемоника"><text:span text:style-name="T39">{</text:span></text:span></text:p>
      <text:p text:style-name="P20"><text:span text:style-name="Мнемоника"><text:span text:style-name="T39">public:</text:span></text:span></text:p>
      <text:p text:style-name="P20"><text:span text:style-name="Мнемоника"><text:span text:style-name="T39"><text:s text:c="4"/>virtual void </text:span></text:span><text:span text:style-name="Мнемоника"><text:span text:style-name="T39">execute</text:span></text:span><text:span text:style-name="Мнемоника"><text:span text:style-name="T39">() = 0;</text:span></text:span></text:p>
      <text:p text:style-name="P20"><text:span text:style-name="Мнемоника"><text:span text:style-name="T41">};</text:span></text:span></text:p>
      <text:p text:style-name="P13">Т.е. есть объект-задание, у которого определено его главное общее свойство – он может выполняться.</text:p>
      <text:p text:style-name="P13">Для краткости изложения будет рассмотрено два разных типа заданий<text:note text:id="ftn101" text:note-class="footnote"><text:note-citation>1</text:note-citation><text:note-body><text:p text:style-name="Footnote"><text:s/>О<text:span text:style-name="T7">чевидно, что при необходимости </text:span><text:span text:style-name="T7">это количество можно</text:span><text:span text:style-name="T7"> можно </text:span><text:span text:style-name="T7">легко увеличить.</text:span></text:p></text:note-body></text:note>, ресурсоёмких в смысле времени выполнения: </text:p>
      <text:list xml:id="list38679587" text:continue-list="list38677839" text:style-name="WW8Num4">
        <text:list-item>
          <text:p text:style-name="Марк._20_список">вычислительное – например, вычисление полинома;</text:p>
        </text:list-item>
        <text:list-item>
          <text:p text:style-name="Марк._20_список">пересылка значительно объёма данных – обновление экранного буфера.</text:p>
        </text:list-item>
      </text:list>
      <text:p text:style-name="P106">Для этого нужно определить два класса:</text:p>
      <text:p text:style-name="P20"><text:span text:style-name="Мнемоника"><text:span text:style-name="T39">class T</text:span></text:span><text:span text:style-name="Мнемоника"><text:span text:style-name="T43">PolyVal</text:span></text:span><text:span text:style-name="Мнемоника"><text:span text:style-name="T39"> : public T</text:span></text:span><text:span text:style-name="Мнемоника"><text:span text:style-name="T39">Job</text:span></text:span></text:p>
      <text:p text:style-name="P20"><text:span text:style-name="Мнемоника"><text:span text:style-name="T39">{</text:span></text:span></text:p>
      <text:p text:style-name="P20"><text:span text:style-name="Мнемоника"><text:span text:style-name="T39">public:</text:span></text:span></text:p>
      <text:p text:style-name="P21"><text:span text:style-name="Мнемоника"><text:span text:style-name="T39"><text:s text:c="4"/>virtual void </text:span></text:span><text:span text:style-name="Мнемоника"><text:span text:style-name="T39">execute</text:span></text:span><text:span text:style-name="Мнемоника"><text:span text:style-name="T39">();</text:span></text:span></text:p>
      <text:p text:style-name="P20"><text:span text:style-name="Мнемоника"><text:span text:style-name="T39">};</text:span></text:span></text:p>
      <text:p text:style-name="P20"><text:span text:style-name="Мнемоника"><text:span text:style-name="T39">class TUpdateScreen : public TJob</text:span></text:span></text:p>
      <text:p text:style-name="P20"><text:span text:style-name="Мнемоника"><text:span text:style-name="T39">{</text:span></text:span></text:p>
      <text:p text:style-name="P20"><text:span text:style-name="Мнемоника"><text:span text:style-name="T39">public:</text:span></text:span></text:p>
      <text:p text:style-name="P20"><text:span text:style-name="Мнемоника"><text:span text:style-name="T39"><text:s text:c="4"/>virtual void </text:span></text:span><text:span text:style-name="Мнемоника"><text:span text:style-name="T39">execute</text:span></text:span><text:span text:style-name="Мнемоника"><text:span text:style-name="T39">();</text:span></text:span></text:p>
      <text:p text:style-name="P20"><text:span text:style-name="Мнемоника"><text:span text:style-name="T39">};</text:span></text:span></text:p>
      <text:p text:style-name="Текст_20_абазца">Объекты этих классов и будут представлять собой задания, выполнение которых передаётся в низкоприоритетный процесс. Подробнее см «<text:span text:style-name="Ссылка_20_на_20_название"><text:sequence-ref text:reference-format="text" text:ref-name="refЛистинг24">Листинг A.1 Типы и объекты примера делегирования заданий</text:sequence-ref></text:span>».</text:p>
      <text:p text:style-name="P13"><text:soft-page-break/></text:p>
      <text:list xml:id="list38676819" text:continue-list="list38687170" text:style-name="WW8Num5">
        <text:list-item text:start-value="1">
          <text:p text:style-name="P235">//---------------------------------------------------------------------</text:p>
        </text:list-item>
        <text:list-item>
          <text:p text:style-name="P236">class<text:span text:style-name="T7"> </text:span>T<text:span text:style-name="T2">Job</text:span><text:span text:style-name="T7"> <text:s text:c="12"/>// абстрактный класс-</text:span><text:span text:style-name="T7">задание</text:span></text:p>
        </text:list-item>
        <text:list-item>
          <text:p text:style-name="P236">{</text:p>
        </text:list-item>
        <text:list-item>
          <text:p text:style-name="P236">public:</text:p>
        </text:list-item>
        <text:list-item>
          <text:p text:style-name="P236"><text:s text:c="4"/>virtual void execute() = 0;</text:p>
        </text:list-item>
        <text:list-item>
          <text:p text:style-name="P236">};</text:p>
        </text:list-item>
        <text:list-item>
          <text:p text:style-name="P236">//---------------------------------------------------------------------</text:p>
        </text:list-item>
        <text:list-item>
          <text:p text:style-name="P236">class TPolyval : public TJob </text:p>
        </text:list-item>
        <text:list-item>
          <text:p text:style-name="P236">{</text:p>
        </text:list-item>
        <text:list-item>
          <text:p text:style-name="P236">public:</text:p>
        </text:list-item>
        <text:list-item>
          <text:p text:style-name="P237"><text:s text:c="4"/><text:span text:style-name="T7">... <text:s text:c="20"/>// </text:span><text:span text:style-name="T7">конструкторы и</text:span><text:span text:style-name="T7"> остальной интерфейс</text:span></text:p>
        </text:list-item>
        <text:list-item>
          <text:p text:style-name="P236"><text:s text:c="4"/>virtual void execute();</text:p>
        </text:list-item>
        <text:list-item>
          <text:p text:style-name="P235"/>
        </text:list-item>
        <text:list-item>
          <text:p text:style-name="P236">private<text:span text:style-name="T7">:</text:span></text:p>
        </text:list-item>
        <text:list-item>
          <text:p text:style-name="P237"><text:span text:style-name="T7"><text:s text:c="4"/></text:span><text:span text:style-name="T2">... <text:s text:c="20"/>// </text:span><text:span text:style-name="T7">представление: коэффициенты</text:span></text:p>
        </text:list-item>
        <text:list-item>
          <text:p text:style-name="P236"><text:span text:style-name="T2"><text:s text:c="4"/>... <text:s text:c="20"/>// </text:span><text:span text:style-name="T7">полинома, аргументы, </text:span></text:p>
        </text:list-item>
        <text:list-item>
          <text:p text:style-name="P236"><text:span text:style-name="T2"><text:s text:c="4"/>... <text:s text:c="20"/>// </text:span><text:span text:style-name="T7">результат и т.д.</text:span><text:span text:style-name="T2"> <text:s text:c="22"/></text:span></text:p>
        </text:list-item>
        <text:list-item>
          <text:p text:style-name="P236">};</text:p>
        </text:list-item>
        <text:list-item>
          <text:p text:style-name="P236"/>
        </text:list-item>
        <text:list-item>
          <text:p text:style-name="P236">//---------------------------------------------------------------------</text:p>
        </text:list-item>
        <text:list-item>
          <text:p text:style-name="P236">class T<text:span text:style-name="T2">UpdateScreen</text:span> : public TJob // </text:p>
        </text:list-item>
        <text:list-item>
          <text:p text:style-name="P236">{</text:p>
        </text:list-item>
        <text:list-item>
          <text:p text:style-name="P236">public:</text:p>
        </text:list-item>
        <text:list-item>
          <text:p text:style-name="P237"><text:s text:c="4"/><text:span text:style-name="T7">... <text:s text:c="20"/>// </text:span><text:span text:style-name="T7">конструкторы и</text:span><text:span text:style-name="T7"> остальной интерфейс</text:span></text:p>
        </text:list-item>
        <text:list-item>
          <text:p text:style-name="P237"><text:span text:style-name="T7"><text:s text:c="4"/></text:span><text:span text:style-name="T2">virtual void execute();</text:span></text:p>
        </text:list-item>
        <text:list-item>
          <text:p text:style-name="P238"><text:s text:c="4"/></text:p>
        </text:list-item>
        <text:list-item>
          <text:p text:style-name="P236">private:</text:p>
        </text:list-item>
        <text:list-item>
          <text:p text:style-name="P236"><text:s text:c="4"/>... <text:s text:c="20"/>// <text:span text:style-name="T7">представление</text:span></text:p>
        </text:list-item>
        <text:list-item>
          <text:p text:style-name="P236">};</text:p>
        </text:list-item>
        <text:list-item>
          <text:p text:style-name="P237">//---------------------------------------------------------------------</text:p>
        </text:list-item>
        <text:list-item>
          <text:p text:style-name="P238">typedef OS::<text:alphabetical-index-mark-start text:id="IMark123791464"/>process<text:alphabetical-index-mark-end text:id="IMark123791464"/>&lt;OS::pr1, 200&gt; THighPriorityProc1;</text:p>
        </text:list-item>
        <text:list-item>
          <text:p text:style-name="P238">...</text:p>
        </text:list-item>
        <text:list-item>
          <text:p text:style-name="P238">typedef OS::<text:alphabetical-index-mark-start text:id="IMark123791464"/>process<text:alphabetical-index-mark-end text:id="IMark123791464"/>&lt;OS::pr3, 200&gt; THighPriorityProc2;</text:p>
        </text:list-item>
        <text:list-item>
          <text:p text:style-name="P238">...</text:p>
        </text:list-item>
        <text:list-item>
          <text:p text:style-name="P238">typedef OS::<text:alphabetical-index-mark-start text:id="IMark123791464"/>process<text:alphabetical-index-mark-end text:id="IMark123791464"/>&lt;OS::pr7, 200&gt; TBackgroundProc;</text:p>
        </text:list-item>
        <text:list-item>
          <text:p text:style-name="P238"/>
        </text:list-item>
        <text:list-item>
          <text:p text:style-name="P237">OS::<text:alphabetical-index-mark-start text:id="IMark123791464" text:key1="OS"/><text:span text:style-name="Мнемоника"><text:span text:style-name="T46">channel</text:span></text:span><text:alphabetical-index-mark-end text:id="IMark123791464"/>&lt;TJob*, 4&gt; JobQueue; // <text:span text:style-name="T7">о</text:span><text:span text:style-name="T7">чередь</text:span> <text:span text:style-name="T7">заданий </text:span><text:span text:style-name="T7">на 4 элемента</text:span></text:p>
        </text:list-item>
        <text:list-item>
          <text:p text:style-name="P238">TPolyval <text:s text:c="5"/>Polyval; <text:s text:c="10"/>// <text:span text:style-name="T7">объект-задание</text:span></text:p>
        </text:list-item>
        <text:list-item>
          <text:p text:style-name="P238">TUpdateScreen UpdateScreen; <text:s text:c="5"/>// <text:span text:style-name="T7">объект-задание</text:span></text:p>
        </text:list-item>
        <text:list-item>
          <text:p text:style-name="P237">...</text:p>
        </text:list-item>
        <text:list-item>
          <text:p text:style-name="P237">THighPriorityProc1 HighPriorityProc1;</text:p>
        </text:list-item>
        <text:list-item>
          <text:p text:style-name="P237">THighPriorityProc<text:span text:style-name="T7">2</text:span> HighPriorityProc<text:span text:style-name="T7">2</text:span>;</text:p>
        </text:list-item>
        <text:list-item>
          <text:p text:style-name="P237">...</text:p>
        </text:list-item>
        <text:list-item>
          <text:p text:style-name="P237">TBackgroundProc <text:s text:c="3"/>BackgroundProc;</text:p>
        </text:list-item>
        <text:list-item>
          <text:p text:style-name="P237">//----------------------------------------------––-----------------------</text:p>
          <text:p text:style-name="P247"><text:bookmark-start text:name="__RefHeading__17128_1675463907"/>Листинг <text:sequence text:ref-name="refЛистинг24" text:name="Листинг" text:formula="ooow:Листинг+1" style:num-format="1">A.1</text:sequence> Типы и объекты примера делегирования заданий<text:bookmark-end text:name="__RefHeading__17128_1675463907"/></text:p>
        </text:list-item>
      </text:list>
      <text:p text:style-name="Текст_20_абазца">Абстрактный базовый класс <text:span text:style-name="Мнемоника">TJob</text:span><text:span text:style-name="T2"> </text:span><text:span text:style-name="T7">задаёт интерфейс объектов-заданий, и объектов этого класса в программе быть не может. В данном случае интерфейс ограничен всего одной функцией </text:span><text:span text:style-name="Мнемоника">execute()</text:span><text:span text:style-name="T7">, что позволяет заданию выполняться</text:span><text:span text:style-name="T7"><text:note text:id="ftn102" text:note-class="footnote"><text:note-citation>1</text:note-citation><text:note-body><text:p text:style-name="Footnote"><text:s text:c="2"/><text:span text:style-name="T7">При необходимости можно расширить интерфейс с помощью других чистых виртуальных функций.</text:span></text:p></text:note-body></text:note></text:span><text:span text:style-name="T7">. </text:span><text:span text:style-name="T7">Далее определены два конкретных класса-задания </text:span><text:span text:style-name="Мнемоника">TPolyval</text:span><text:span text:style-name="T2"> </text:span><text:span text:style-name="T7">и </text:span><text:span text:style-name="Мнемоника">TUpdateScreen</text:span><text:span text:style-name="T7">, которые уже нацелены на вполне чёткие цели: первый производит вычисление значения некоего полинома, второй обновляет экранный буфер.</text:span></text:p>
      <text:p text:style-name="Текст_20_абазца"><text:soft-page-break/><text:span text:style-name="T7">Дальнейший код не являет собой ничего необычного – это штатный способ определения типов и объектов, принятый в языке программирования </text:span><text:alphabetical-index-mark-start text:id="IMark154981496" text:main-entry="true"/><text:span text:style-name="T7">С++</text:span><text:alphabetical-index-mark-end text:id="IMark154981496"/><text:span text:style-name="T7"> и рекомендованный для использования совместно с </text:span><text:span text:style-name="T26">scmRTOS</text:span>. Следует заметить, что определения типов и объявления объектов могут быть размещены в разных файлах (заголовочных и исходных) так, как их удобнее использовать с точки зрения проекта. Конечно, для предотвращения возникновения ошибок при компиляции определения типов должны быть размещены так, чтобы быть доступными в точках объявления объектов – это обыкновенное требование языков С/<text:alphabetical-index-mark text:string-value="scmRTOS" text:main-entry="true"/>С++.</text:p>
      <text:p text:style-name="Текст_20_абазца">Ниже показан собственно код реализации делегирования заданий на основе очереди.</text:p>
      <text:list xml:id="list38691828" text:continue-list="list38676819" text:style-name="WW8Num5">
        <text:list-item text:start-value="1">
          <text:p text:style-name="P240">//---------------------------------------------------------------------</text:p>
        </text:list-item>
        <text:list-item>
          <text:p text:style-name="P241">template&lt;&gt; void THighPriorityProc1::exec()</text:p>
        </text:list-item>
        <text:list-item>
          <text:p text:style-name="P241">{</text:p>
        </text:list-item>
        <text:list-item>
          <text:p text:style-name="P241"><text:s text:c="4"/>const timeout_t DATA_UPDATE_PERIOD = 10;</text:p>
        </text:list-item>
        <text:list-item>
          <text:p text:style-name="P241"><text:s text:c="4"/>for(;;)</text:p>
        </text:list-item>
        <text:list-item>
          <text:p text:style-name="P241"><text:s text:c="4"/>{</text:p>
        </text:list-item>
        <text:list-item>
          <text:p text:style-name="P241"><text:s text:c="8"/>...</text:p>
        </text:list-item>
        <text:list-item>
          <text:p text:style-name="P241"><text:s text:c="8"/><text:alphabetical-index-mark text:string-value="sleep()" text:key1="Процесс"/>sleep(DATA_UPDATE_PERIOD);</text:p>
        </text:list-item>
        <text:list-item>
          <text:p text:style-name="P241"><text:s text:c="8"/>... <text:s text:c="21"/>// <text:span text:style-name="T7">загрузка данных в объект-задание</text:span><text:span text:style-name="T7"><text:note text:id="ftn103" text:note-class="footnote"><text:note-citation>1</text:note-citation><text:note-body><text:p text:style-name="Footnote"><text:s/><text:span text:style-name="T7">Опционально. Нужна какая-либо загрузка окружения задания или нет, определяется целями приложения.</text:span></text:p></text:note-body></text:note></text:span></text:p>
        </text:list-item>
        <text:list-item>
          <text:p text:style-name="P240"><text:span text:style-name="T2"><text:s text:c="8"/>JobQueue.push(&amp;Polyval); // </text:span><text:span text:style-name="T7">постановка задания в очередь</text:span><text:span text:style-name="T2"> <text:s text:c="11"/></text:span></text:p>
        </text:list-item>
        <text:list-item>
          <text:p text:style-name="P241"><text:s text:c="4"/>}</text:p>
        </text:list-item>
        <text:list-item>
          <text:p text:style-name="P241">}</text:p>
        </text:list-item>
        <text:list-item>
          <text:p text:style-name="P240">//---------------------------------------------------------------------</text:p>
        </text:list-item>
        <text:list-item>
          <text:p text:style-name="P241">template&lt;&gt; void <text:span text:style-name="T7">THighPriorityProc2::exec()</text:span></text:p>
        </text:list-item>
        <text:list-item>
          <text:p text:style-name="P241">{</text:p>
        </text:list-item>
        <text:list-item>
          <text:p text:style-name="P241"><text:s text:c="4"/>for(;;)</text:p>
        </text:list-item>
        <text:list-item>
          <text:p text:style-name="P241"><text:s text:c="4"/>{</text:p>
        </text:list-item>
        <text:list-item>
          <text:p text:style-name="P241"><text:s text:c="8"/>...</text:p>
        </text:list-item>
        <text:list-item>
          <text:p text:style-name="P241"><text:s text:c="8"/></text:p>
        </text:list-item>
        <text:list-item>
          <text:p text:style-name="P241"><text:s text:c="8"/>if(...) <text:s text:c="26"/>// <text:span text:style-name="T7">элемент экрана изменён</text:span></text:p>
        </text:list-item>
        <text:list-item>
          <text:p text:style-name="P241"><text:s text:c="8"/>{</text:p>
        </text:list-item>
        <text:list-item>
          <text:p text:style-name="P240"><text:span text:style-name="T2"><text:s text:c="12"/>JobQueue.push(&amp;UpdateScreen); // </text:span><text:span text:style-name="T7">постановка задания в очередь</text:span><text:span text:style-name="T2"> <text:s text:c="11"/></text:span></text:p>
        </text:list-item>
        <text:list-item>
          <text:p text:style-name="P241"><text:s text:c="8"/>}</text:p>
        </text:list-item>
        <text:list-item>
          <text:p text:style-name="P241"><text:s text:c="4"/>}</text:p>
        </text:list-item>
        <text:list-item>
          <text:p text:style-name="P240"><text:span text:style-name="T2">}</text:span> </text:p>
        </text:list-item>
        <text:list-item>
          <text:p text:style-name="P239">//---------------------------------------------------------------------</text:p>
        </text:list-item>
        <text:list-item>
          <text:p text:style-name="P239">template&lt;&gt; void TBackgroudProc::exec()</text:p>
        </text:list-item>
        <text:list-item>
          <text:p text:style-name="P239">{</text:p>
        </text:list-item>
        <text:list-item>
          <text:p text:style-name="P239"><text:s text:c="4"/>for(;;)</text:p>
        </text:list-item>
        <text:list-item>
          <text:p text:style-name="P239"><text:s text:c="4"/>{</text:p>
        </text:list-item>
        <text:list-item>
          <text:p text:style-name="P239"><text:span text:style-name="T7"><text:s text:c="8"/>TJob *</text:span><text:span text:style-name="T2">J</text:span><text:span text:style-name="T7">ob;</text:span></text:p>
        </text:list-item>
        <text:list-item>
          <text:p text:style-name="P239"><text:span text:style-name="T7"><text:s text:c="8"/></text:span><text:span text:style-name="T2">JobQueue.pop</text:span><text:span text:style-name="T7">(</text:span><text:span text:style-name="T2">J</text:span><text:span text:style-name="T7">ob); <text:s text:c="9"/>// извлечение задания из очереди</text:span></text:p>
        </text:list-item>
        <text:list-item>
          <text:p text:style-name="P239"><text:span text:style-name="T7"><text:s text:c="8"/></text:span><text:span text:style-name="T2">J</text:span><text:span text:style-name="T7">ob-&gt;</text:span><text:span text:style-name="T2">execute</text:span><text:span text:style-name="T7">();</text:span><text:span text:style-name="T7"> <text:s text:c="12"/>// </text:span><text:span text:style-name="T7">выполнение задания</text:span></text:p>
        </text:list-item>
        <text:list-item>
          <text:p text:style-name="P239"><text:s text:c="4"/>}</text:p>
        </text:list-item>
        <text:list-item>
          <text:p text:style-name="P239">}</text:p>
        </text:list-item>
        <text:list-item>
          <text:p text:style-name="P239">//---------------------------------------------------------------------</text:p>
        </text:list-item>
      </text:list>
      <text:p text:style-name="P43"><text:bookmark-start text:name="__RefHeading__190_1693444381"/><text:bookmark-start text:name="_Ref98510402"/>Листинг <text:sequence text:ref-name="refЛистинг25" text:name="Листинг" text:formula="ooow:Листинг+1" style:num-format="1">A.2</text:sequence> <text:bookmark-end text:name="_Ref98510402"/>Исполняемые функции процессов<text:bookmark-end text:name="__RefHeading__190_1693444381"/></text:p>
      <text:p text:style-name="Текст_20_абазца">В этом примере два высокоприоритетных процесса часть работы, относящейся к их области ответственности, перепоручают (делегируют) другому, низко<text:soft-page-break/>приоритетному процессу путём постановки заданий в очередь, которую он обрабатывает. Сам этот низкоприоритетный (фоновый) процесс ничего не «знает» о том, что нужно делать по заданиям – в его компетенции только запустить указанное задание, которое само имеет достаточно информации о том, что и как необходимо сделать. Важно то, что выполняться делегированное задание будет с нужным (низким в данном случае) приоритетом, не тормозя высокоприоритетные процессы<text:note text:id="ftn104" text:note-class="footnote"><text:note-citation>1</text:note-citation><text:note-body><text:p text:style-name="Footnote"><text:s/>Не только сами процессы, которые перепоручают выполнение задание низкоприоритетному процессу, но и другие процессы, выполнение которых может блокироваться длительным выполнением заданий в высокоприоритетных процессах.</text:p></text:note-body></text:note>.</text:p>
      <text:p text:style-name="Текст_20_абазца">Очевидно, что в процессе-обработчике заданий можно легко организовать реализацию каких-либо действий, которые требуют периодического выполнения в фоне остальной программы. Для этого достаточно вызывать функцию <text:span text:style-name="Мнемоника">pop()</text:span><text:span text:style-name="T2"> </text:span><text:span text:style-name="T7">с таймаутом. По истечении таймаута, процесс получит управление и требуемые действия могут быть выполнены в этот момент. Как согласовать выполнение этих действий с выполнением заданий – это зависит от требований проекта и от решения, принимаемого пользователем.</text:span></text:p>
      <text:p text:style-name="Текст_20_абазца">Технические аспекты, на которые следует обратить внимание:</text:p>
      <text:list xml:id="list38687813" text:continue-list="list38679587" text:style-name="WW8Num4">
        <text:list-item>
          <text:p text:style-name="Марк._20_список">несмотря на то, что тип элементов очереди – это указатель на базовый класс <text:span text:style-name="Мнемоника">TJob</text:span><text:span text:style-name="T2">, </text:span><text:span text:style-name="T7">в очередь помещаются </text:span>адреса объектов-заданий, которые являются производными от<text:span text:style-name="T2"> </text:span><text:span text:style-name="Мнемоника">TJob</text:span><text:span text:style-name="T2">.</text:span> <text:s/>Это ключевой момент – на этом основан механизм работы виртуальных функций, являющийся центральным при реализации полиморфного поведения. При вызове <text:span text:style-name="Мнемоника">Job-&gt;execute()</text:span><text:span text:style-name="T2"> </text:span><text:span text:style-name="T7">будет реально будет вызвана функция, принадлежащая классу, адрес объекта которого помещён в очередь;</text:span></text:p>
        </text:list-item>
        <text:list-item>
          <text:p text:style-name="Марк._20_список">сами объекты-задания в примере созданы статически. Это сделано для простоты – в данном случае способ создания этих объектов не важен, они могут быть размещены статически, они могут быть размещены в свободной памяти, важно, чтобы они имели нелокальное время жизни, т.е. могли существовать между вызовами функций. А факт существования активного задания состоит не в физическом существовании самого объекта-задания, а в помещении указателя с адресом объекта-задания в очередь.</text:p>
        </text:list-item>
      </text:list>
      <text:p text:style-name="P120">В целом сам вышеописанный механизм достаточно прост, имеет низкие накладные расходы и позволяет гибко распределять программную нагрузку по приоритетам выполнения.</text:p>
      <text:p text:style-name="P49"><draw:frame draw:style-name="fr2" draw:name="Врезка10" text:anchor-type="char" svg:x="0.42mm" svg:y="3.55mm" svg:width="16.09mm" svg:height="15.08mm" draw:z-index="9"><draw:text-box><text:p text:style-name="P10"></text:p></draw:text-box></draw:frame><text:soft-page-break/>ЗАМЕЧАНИЕ. Продемонстрированный выше механизм может быть применён не только для организации выполнения заданий с низким приоритетом, но и наоборот для выполнения их с высоким приоритетом – это актуально, если задание требует срочности выполнения, которую не обеспечивает приоритет того или иного процесса. Технически организация передачи заданий на выполнение точно такая же, как описано выше, с той лишь разницей, что процесс-обработчик заданий является не <text:span text:style-name="T2">Background, </text:span><text:span text:style-name="T7">а </text:span><text:span text:style-name="T2">Foreground</text:span><text:span text:style-name="T2"><text:note text:id="ftn105" text:note-class="footnote"><text:note-citation>2</text:note-citation><text:note-body><text:p text:style-name="Footnote"><text:s/>По отношению к процессам, которые ставят задания в очередь.</text:p></text:note-body></text:note></text:span><text:span text:style-name="T2"> </text:span><text:span text:style-name="T7">процессом.</text:span></text:p>
      <text:list xml:id="list38672069" text:continue-list="list38687133" text:style-name="WW8Num3">
        <text:list-item>
          <text:list>
            <text:list-item>
              <text:list>
                <text:list-item>
                  <text:h text:style-name="P266" text:outline-level="3">Мутексы и проблема блокировки высокоприоритетных процессов</text:h>
                </text:list-item>
              </text:list>
            </text:list-item>
          </text:list>
        </text:list-item>
      </text:list>
      <text:p text:style-name="Текст_20_абазца">При рассмотрении особенностей доступа к совместно используемым ресурсам из разных процессов через семафоры взаимоисключения была описана ситуация, решаемая методом инверсии приоритетов (стр <text:bookmark-ref text:reference-format="page" text:ref-name="Мутекс_инверсия_приоритетов">90</text:bookmark-ref>). Суть её сводилась к тому, что при определённых обстоятельствах низкоприоритетный процесс может опосредованно блокировать выполнение высокоприоритетного процесса. Для решения это проблемы часто используют приём под названием «инверсия приоритетов», существо которого сводится к тому, что высокоприоритетный процесс, пытаясь захватить семафор взаимоисключения, в случае, если семафор уже захвачен низкоприоритетным процессом, не просто переходит в состояние ожидания обычным образом, а меняется приоритетами с тем низкоприоритетным процессом, который захватил семафор, до момента освобождения семафора. Как уже было сказано ранее, этот метод не используется в <text:alphabetical-index-mark-start text:id="IMark123791032" text:key1="Операционные системы"/><text:span text:style-name="T18">scmRTOS</text:span><text:alphabetical-index-mark-end text:id="IMark123791032"/> ввиду наличия накладных расходов, сравнимых (или больших) с реализацией самого <text:alphabetical-index-mark-start text:id="IMark123791464" text:key1="OS"/><text:span text:style-name="Мнемоника">TMutex</text:span><text:alphabetical-index-mark-end text:id="IMark123791464"/><text:span text:style-name="T2">.</text:span></text:p>
      <text:p text:style-name="P13">Для решения проблемы, упомянутой выше, можно предложить приём, описанный в данном примере. Только в качестве обработчика заданий использовать не низкоприоритетный процесс, а наоборот – высокоприоритетный. И программу организовать так, чтобы процессы, которые имеют доступ к совместно используемым ресурсам, эту работу не выполняли сами, а делегировали её в виде заданий высокоприоритетному процессу-обработчику. В этой ситуации никаких коллизий с приоритетностью выполнения не возникает, а накладные расходы на передачу заданий в виде указателей на объекты незначительны.</text:p>
      <text:list xml:id="list38697267" text:continue-numbering="true" text:style-name="WW8Num3">
        <text:list-item>
          <text:list>
            <text:list-item>
              <text:h text:style-name="Прил.Заг2" text:outline-level="2"><text:bookmark-start text:name="__RefNumPara__13893_1675463907"/><text:bookmark-start text:name="__RefHeading__15657_1675463907"/><text:soft-page-break/>Разработка расширения: <text:alphabetical-index-mark-start text:id="IMark123791464" text:main-entry="true"/>профилировщик<text:alphabetical-index-mark-end text:id="IMark123791464"/> работы процессов<text:bookmark-end text:name="__RefNumPara__13893_1675463907"/><text:bookmark-end text:name="__RefHeading__15657_1675463907"/></text:h>
              <text:list>
                <text:list-item>
                  <text:h text:style-name="Прил.Заг3" text:outline-level="3">Постановка задачи</text:h>
                </text:list-item>
              </text:list>
            </text:list-item>
          </text:list>
        </text:list-item>
      </text:list>
      <text:p text:style-name="Текст_20_абазца"><text:alphabetical-index-mark-start text:id="IMark123790600" text:main-entry="true"/>Профилировщик<text:alphabetical-index-mark-end text:id="IMark123790600"/> работы процессов – это объект, выполняющий действия по сбору информации об относительном времени активной работы процессов системы, её обработку и имеющий интерфейс, через который пользовательская программа может получить доступ к результатам профилировки.</text:p>
      <text:p text:style-name="Текст_20_абазца">Как было отмечено в «<text:span text:style-name="Ссылка_20_на_20_название"><text:bookmark-ref text:reference-format="number" text:ref-name="__RefHeading__14121_1338769819">6.3</text:bookmark-ref></text:span><text:span text:style-name="Ссылка_20_на_20_название"> </text:span><text:span text:style-name="Ссылка_20_на_20_название"><text:bookmark-ref text:reference-format="text" text:ref-name="__RefHeading__14121_1338769819">Профилировка работы процессов</text:bookmark-ref></text:span>», сбор информации об относительном времени работы процессов можно выполнить разными способами – в частности, методом сэмплирования текущего активного процесса и путём измерения времени работы процессов. В сущности, сам класс профилировщика может быть одним и тем же, а выбор реализации обоих методов выполнен с помощью организации способов взаимодействия профилировщика с объектами ОС и использования аппаратных ресурсов процессора.</text:p>
      <text:p text:style-name="Текст_20_абазца">Реализация самого класса профилировщика требует доступа к внутренностям ОС, но все эти потребности могут быть удовлетворены штатными средствами операционной системы, которые предоставляются пользователю для подобных целей. Таким образом, <text:alphabetical-index-mark-start text:id="IMark123790600" text:main-entry="true"/>профилировщик<text:alphabetical-index-mark-end text:id="IMark123790600"/> времени активной работы процессов может быть выполнен в виде расширения ОС.</text:p>
      <text:p text:style-name="P44">Цель данного примера – показать, как можно создать полезное средство, расширяющее функциональные возможности операционной системы, не изменяя исходный код ОС. Дополнительные требования: </text:p>
      <text:list xml:id="list38692750" text:continue-list="list38687813" text:style-name="WW8Num4">
        <text:list-item>
          <text:p text:style-name="Марк._20_список">разрабатываемый класс не должен накладывать ограничений на способы использования профилировщика – т.е. период сбора информации и место использования должны полностью определяться пользователем;</text:p>
        </text:list-item>
        <text:list-item>
          <text:p text:style-name="P179">реализация должна быть как можно менее ресурсоёмкой, как по размеру исполняемого кода, так и по быстродействию, т.е., в частности, использование вычислений с плавающей точкой должно быть исключено.</text:p>
        </text:list-item>
      </text:list>
      <text:list xml:id="list38691130" text:continue-list="list38697267" text:style-name="WW8Num3">
        <text:list-item>
          <text:list>
            <text:list-item>
              <text:list>
                <text:list-item>
                  <text:h text:style-name="P267" text:outline-level="3"><text:soft-page-break/>Реализация</text:h>
                </text:list-item>
              </text:list>
            </text:list-item>
          </text:list>
        </text:list-item>
      </text:list>
      <text:p text:style-name="P118"><text:alphabetical-index-mark-start text:id="IMark154984040" text:main-entry="true"/>Профилировщик<text:alphabetical-index-mark-end text:id="IMark154984040"/> сам по себе выполняет две основные функции – это сбор информации об относительном времени активной работы процессов и обработка этой информации с целью получения результатов. Оценка времени работы процесса может быть реализована на основе счётчика, который накапливает информацию об этом. Соответственно, для всех процессов системы потребуется массив таких счётчиков. Также потребуется массив переменных, хранящих результаты профилировки. Итого, <text:alphabetical-index-mark-start text:id="IMark123791464" text:main-entry="true"/>профилировщик<text:alphabetical-index-mark-end text:id="IMark123791464"/> должен содержать два массива переменных, функцию обновления счётчиков в соответствии с активностью процессов, функцию обработки значений счётчиков и сохранения результатов и функцию доступа к результатам профилировки. Для повышения гибкости использования основа профилировщика выполнена в виде шаблона – см «<text:span text:style-name="Ссылка_20_на_20_название"><text:sequence-ref text:reference-format="text" text:ref-name="refЛистинг26">Листинг A.3 Профилировщик</text:sequence-ref></text:span>».</text:p>
      <text:list xml:id="list38687978" text:continue-list="list38691828" text:style-name="WW8Num5">
        <text:list-item text:start-value="1">
          <text:p text:style-name="Исходный_20_код">template &lt; uint_fast8_t sum_shift_bits = 0 &gt;</text:p>
        </text:list-item>
        <text:list-item>
          <text:p text:style-name="Исходный_20_код">class TProfiler : public OS::TKernelAgent</text:p>
        </text:list-item>
        <text:list-item>
          <text:p text:style-name="Исходный_20_код">{</text:p>
        </text:list-item>
        <text:list-item>
          <text:p text:style-name="Исходный_20_код"><text:bookmark-start text:name="__RefNumPara__58873_708537678"/><text:s text:c="4"/>uint32_t time_interval();<text:bookmark-end text:name="__RefNumPara__58873_708537678"/></text:p>
        </text:list-item>
        <text:list-item>
          <text:p text:style-name="Исходный_20_код">public:</text:p>
        </text:list-item>
        <text:list-item>
          <text:p text:style-name="Исходный_20_код"><text:s text:c="4"/>INLINE TProfiler();</text:p>
        </text:list-item>
        <text:list-item>
          <text:p text:style-name="Исходный_20_код"/>
        </text:list-item>
        <text:list-item>
          <text:p text:style-name="Исходный_20_код"><text:s text:c="4"/>INLINE void advance_counters()</text:p>
        </text:list-item>
        <text:list-item>
          <text:p text:style-name="Исходный_20_код"><text:s text:c="4"/>{</text:p>
        </text:list-item>
        <text:list-item>
          <text:p text:style-name="Исходный_20_код"><text:s text:c="8"/>uint32_t Elapsed = time_interval();</text:p>
        </text:list-item>
        <text:list-item>
          <text:p text:style-name="Исходный_20_код"><text:s text:c="8"/>Counter[ cur_proc_priority() ] += Elapsed;</text:p>
        </text:list-item>
        <text:list-item>
          <text:p text:style-name="Исходный_20_код"><text:s text:c="4"/>}</text:p>
        </text:list-item>
        <text:list-item>
          <text:p text:style-name="Исходный_20_код"/>
        </text:list-item>
        <text:list-item>
          <text:p text:style-name="Исходный_20_код"><text:s text:c="4"/>INLINE uint16_t get_result(uint_fast8_t index) { return Result[index]; }</text:p>
        </text:list-item>
        <text:list-item>
          <text:p text:style-name="Исходный_20_код"><text:s text:c="4"/>INLINE void <text:s text:c="4"/>process_data();</text:p>
        </text:list-item>
        <text:list-item>
          <text:p text:style-name="Исходный_20_код"/>
        </text:list-item>
        <text:list-item>
          <text:p text:style-name="Исходный_20_код">protected:</text:p>
        </text:list-item>
        <text:list-item>
          <text:p text:style-name="Исходный_20_код"><text:s text:c="4"/>volatile uint32_t <text:s/>Counter[OS::PROCESS_COUNT];</text:p>
        </text:list-item>
        <text:list-item>
          <text:p text:style-name="Исходный_20_код"><text:s text:c="13"/>uint16_t <text:s/>Result [OS::PROCESS_COUNT];</text:p>
        </text:list-item>
        <text:list-item>
          <text:p text:style-name="Исходный_20_код">};</text:p>
          <text:p text:style-name="P247"><text:bookmark-start text:name="__RefHeading__17130_1675463907"/>Листинг <text:sequence text:ref-name="refЛистинг26" text:name="Листинг" text:formula="ooow:Листинг+1" style:num-format="1">A.3</text:sequence> <text:alphabetical-index-mark-start text:id="IMark123791464" text:main-entry="true"/>Профилировщик<text:bookmark-end text:name="__RefHeading__17130_1675463907"/><text:alphabetical-index-mark-end text:id="IMark123791464"/></text:p>
        </text:list-item>
      </text:list>
      <text:p text:style-name="P64">Помимо перечисленного выше присутствует <text:span text:style-name="T7">очень важная функция </text:span><text:span text:style-name="Мнемоника">time_in⁠ter⁠v⁠al()</text:span><text:span text:style-name="T2"> </text:span><text:span text:style-name="T2"><text:bookmark-ref text:reference-format="number" text:ref-name="__RefNumPara__58873_708537678">{4}</text:bookmark-ref></text:span><text:span text:style-name="T2">. </text:span><text:span text:style-name="T7">Функция </text:span><text:alphabetical-index-mark text:string-value="time_interval()" text:key1="Профилировщик"/><text:span text:style-name="Мнемоника">time_interval()</text:span><text:span text:style-name="T7"> определяется пользователем, исходя из имеющихся у него ресурсов и выбранного способа сбора информации о времени работы процессов.</text:span></text:p>
      <text:p text:style-name="P54">Вызов функции <text:alphabetical-index-mark text:string-value="advance_counters()" text:key1="Профилировщик"/><text:span text:style-name="Мнемоника">advance_counters()</text:span> должен быть организован пользователем, и место вызова определяется выбранным методом профилировки – статистический или измерительный.</text:p>
      <text:p text:style-name="P67"><text:soft-page-break/>Алгоритм обработки результатов сбора информации сводится к нормированию значений счётчиков, накопленных за период измерения – см «<text:span text:style-name="Ссылка_20_на_20_название"><text:sequence-ref text:reference-format="text" text:ref-name="refЛистинг27">Листинг A.4 Обработка результатов профилировки</text:sequence-ref></text:span>».</text:p>
      <text:list xml:id="list38669041" text:continue-list="list38687978" text:style-name="WW8Num5">
        <text:list-item text:start-value="1">
          <text:p text:style-name="P242">template &lt; uint_fast8_t sum_shift_bits &gt;</text:p>
        </text:list-item>
        <text:list-item>
          <text:p text:style-name="P242">void TProfiler&lt;sum_shift_bits&gt;::process_data()</text:p>
        </text:list-item>
        <text:list-item>
          <text:p text:style-name="P242">{</text:p>
        </text:list-item>
        <text:list-item>
          <text:p text:style-name="P242"><text:s text:c="4"/>// Use cache to make critical section as fast as possible</text:p>
        </text:list-item>
        <text:list-item>
          <text:p text:style-name="P242"><text:s text:c="4"/>uint32_t CounterCache[OS::PROCESS_COUNT];</text:p>
        </text:list-item>
        <text:list-item>
          <text:p text:style-name="P242"><text:s text:c="4"/>{</text:p>
        </text:list-item>
        <text:list-item>
          <text:p text:style-name="P242"><text:s text:c="8"/>TCritSect cs;</text:p>
        </text:list-item>
        <text:list-item>
          <text:p text:style-name="P242"><text:s text:c="8"/>for(uint_fast8_t i = 0; i &lt; OS::PROCESS_COUNT; ++i)</text:p>
        </text:list-item>
        <text:list-item>
          <text:p text:style-name="P242"><text:s text:c="8"/>{</text:p>
        </text:list-item>
        <text:list-item>
          <text:p text:style-name="P242"><text:s text:c="12"/>CounterCache[i] = Counter[i];</text:p>
        </text:list-item>
        <text:list-item>
          <text:p text:style-name="P242"><text:s text:c="12"/>Counter[i] <text:s text:c="6"/>= 0;</text:p>
        </text:list-item>
        <text:list-item>
          <text:p text:style-name="P242"><text:s text:c="8"/>}</text:p>
        </text:list-item>
        <text:list-item>
          <text:p text:style-name="P242"><text:s text:c="4"/>}</text:p>
        </text:list-item>
        <text:list-item>
          <text:p text:style-name="P242"/>
        </text:list-item>
        <text:list-item>
          <text:p text:style-name="P242"><text:s text:c="4"/>uint32_t Sum = 0;</text:p>
        </text:list-item>
        <text:list-item>
          <text:p text:style-name="P242"><text:s text:c="4"/>for(uint_fast8_t i = 0; i &lt; OS::PROCESS_COUNT; ++i)</text:p>
        </text:list-item>
        <text:list-item>
          <text:p text:style-name="P242"><text:s text:c="4"/>{</text:p>
        </text:list-item>
        <text:list-item>
          <text:p text:style-name="P242"><text:s text:c="8"/>Sum += CounterCache[i];</text:p>
        </text:list-item>
        <text:list-item>
          <text:p text:style-name="P242"><text:s text:c="4"/>}</text:p>
        </text:list-item>
        <text:list-item>
          <text:p text:style-name="P242"><text:s text:c="4"/>Sum &gt;&gt;= <text:s/>sum_shift_bits;</text:p>
        </text:list-item>
        <text:list-item>
          <text:p text:style-name="P242"/>
        </text:list-item>
        <text:list-item>
          <text:p text:style-name="P242"><text:s text:c="4"/>const uint32_t K = 10000;</text:p>
        </text:list-item>
        <text:list-item>
          <text:p text:style-name="P242"><text:s text:c="4"/>for(uint_fast8_t i = 0; i &lt; OS::PROCESS_COUNT; ++i)</text:p>
        </text:list-item>
        <text:list-item>
          <text:p text:style-name="P242"><text:s text:c="4"/>{</text:p>
        </text:list-item>
        <text:list-item>
          <text:p text:style-name="P242"><text:s text:c="8"/>Result[i] <text:s/>= (CounterCache[i] &gt;&gt; sum_shift_bits) * K / Sum;</text:p>
        </text:list-item>
        <text:list-item>
          <text:p text:style-name="P242"><text:s text:c="4"/>}</text:p>
        </text:list-item>
        <text:list-item>
          <text:p text:style-name="P242">}</text:p>
          <text:p text:style-name="P247"><text:bookmark-start text:name="__RefHeading__17132_1675463907"/>Листинг <text:sequence text:ref-name="refЛистинг27" text:name="Листинг" text:formula="ooow:Листинг+1" style:num-format="1">A.4</text:sequence> Обработка результатов профилировки<text:bookmark-end text:name="__RefHeading__17132_1675463907"/></text:p>
        </text:list-item>
      </text:list>
      <text:p text:style-name="Текст_20_абазца">Как видно, все вычисления производятся в целых числах, а чтобы не блокировать работу прерываний на значительное время при обращении к массиву счётчиков<text:note text:id="ftn106" text:note-class="footnote"><text:note-citation>1</text:note-citation><text:note-body><text:p text:style-name="Footnote"><text:s/>А это обращение необходимо сделать атомарным, дабы не нарушить целостность алгоритма из-за возможности асинхронного изменения значений счётчиков при вызове функции <text:span text:style-name="Мнемоника"><text:span text:style-name="T29">advance_coun⁠ters()</text:span></text:span><text:span text:style-name="T2">.</text:span></text:p></text:note-body></text:note>, производится копирование этого массива во временный массив, который и используется при дальнейшей обработке данных.</text:p>
      <text:p text:style-name="Текст_20_абазца">Принятое разрешение результата профилировки составляет одну сотую долю процента, и конечные результаты хранятся в сотых долях процента. Реализуется это путём нормирования величины каждого счётчика, предварительно умноженного на коэффициент, задающий разрешение результата<text:note text:id="ftn107" text:note-class="footnote"><text:note-citation>2</text:note-citation><text:note-body><text:p text:style-name="P70"><text:s/>В данном случае этот коэффициент равен 10000 (константа <text:span text:style-name="Мнемоника"><text:span text:style-name="T73">K</text:span></text:span><text:span text:style-name="T7">), что и задаёт значение разрешения в 1/10000, которое соответствует 0.01%.</text:span></text:p></text:note-body></text:note>, к значению суммы величин всех счётчиков. </text:p>
      <text:p text:style-name="Текст_20_абазца">Из этих обстоятельств вытекает естественное ограничение на максимальную величину значения счётчика, которая используется при вычислениях. Тип переменной, выполняющих функции счётчиков профилировщика, является <text:soft-page-break/>32‑разрядным беззнаковым целым, <text:span text:style-name="T7">что позволяет представлять числа в диапазоне 0..2</text:span><text:span text:style-name="T37">32</text:span><text:span text:style-name="T7">-1 = 0..4294967295. При вычислениях производится умножение на коэффициент </text:span><text:span text:style-name="T2">K, </text:span><text:span text:style-name="T7">равный 10000, поэтому для предотвращения переполнения при вычислениях, величина счётчика не должна превышать величину:</text:span></text:p>
      <text:p text:style-name="P13"><draw:frame draw:style-name="fr3" draw:name="Объект2" text:anchor-type="paragraph" svg:x="40.83mm" svg:y="0.83mm" svg:width="65.83mm" svg:height="8.31mm" draw:z-index="10"><draw:object xlink:href="./Object 1" xlink:type="simple" xlink:show="embed" xlink:actuate="onLoad"/><draw:image xlink:href="./ObjectReplacements/Object 1" xlink:type="simple" xlink:show="embed" xlink:actuate="onLoad"/><svg:desc>формула</svg:desc></draw:frame></text:p>
      <text:p text:style-name="P13"/>
      <text:p text:style-name="P13">Таким образом, величина каждого счётчика должна быть отмасштабирована (поделена) так, чтобы результат этой операции не превышал вычисленный выше предел. Самым эффективным способом достичь этого является деление значения счётчика на делитель, кратный 2, что при реализации сводится к обычному битовому сдвигу. Конкретная величина сдвига определяется требованиями проекта, и задаётся пользователем в качестве аргумента шаблона.</text:p>
      <text:p text:style-name="Текст_20_абазца"><text:span text:style-name="T7">Также, пользователь должен позаботиться о том, чтобы за период профилировки не происходило переполнения счётчиков, т.е. накопленная любым счётчиком величина не превышала значения <text:s/>2</text:span><text:span text:style-name="T37">32</text:span><text:span text:style-name="T7">-1. </text:span>Удовлетворение этого требования достигается путём согласования периода профилировки и величины разрешения возвращаемого функцией <text:span text:style-name="Мнемоника">time_in⁠ter⁠v⁠al()</text:span> значения.</text:p>
      <text:p text:style-name="P61">Подключение профилировщика к проекту осуществляется путём включения заголовочного файла <text:alphabetical-index-mark-start text:id="IMark154982552" text:key1="Исходный код"/><text:span text:style-name="T2">profiler.h</text:span><text:alphabetical-index-mark-end text:id="IMark154982552"/><text:span text:style-name="T2"> </text:span>в конфигурационный файл проекта <text:alphabetical-index-mark-start text:id="IMark123791464" text:key1="Исходный код"/><text:span text:style-name="T2">scmR⁠⁠TOS_extensions.h</text:span><text:alphabetical-index-mark-end text:id="IMark123791464"/><text:span text:style-name="T2">.</text:span></text:p>
      <text:list xml:id="list38689804" text:continue-list="list38691130" text:style-name="WW8Num3">
        <text:list-item>
          <text:list>
            <text:list-item>
              <text:list>
                <text:list-item>
                  <text:h text:style-name="Прил.Заг3" text:outline-level="3">Использование</text:h>
                  <text:list>
                    <text:list-item>
                      <text:h text:style-name="Прил.Заг4" text:outline-level="3">Статистический метод</text:h>
                    </text:list-item>
                  </text:list>
                </text:list-item>
              </text:list>
            </text:list-item>
          </text:list>
        </text:list-item>
      </text:list>
      <text:p text:style-name="P60">В случае статистического метода вызов функции <text:alphabetical-index-mark text:string-value="advance_counters()" text:key1="Профилировщик"/><text:span text:style-name="Мнемоника">advance_counters()</text:span> следует поместить в код, который периодически получает управление с равными интервалами времени – например, в обработчик прерывания какого-либо таймера, – в случае <text:span text:style-name="T18">scmRTOS</text:span> для этих целей хорошо подходит обработчик прерываний системного таймера, в этом случае вызов функции <text:alphabetical-index-mark text:string-value="advance_counters()" text:key1="Профилировщик"/><text:span text:style-name="Мнемоника">advance_counters()</text:span> помещается в пользовательский хук системного таймера, вызов которого требуется разрешить при конфигурации. Функция <text:alphabetical-index-mark text:string-value="time_interval()" text:key1="Профилировщик"/><text:span text:style-name="Мнемоника">time_interval()</text:span> в этом случае всегда должна возвращать 1. </text:p>
      <text:list xml:id="list38689775" text:continue-numbering="true" text:style-name="WW8Num3">
        <text:list-item>
          <text:list>
            <text:list-item>
              <text:list>
                <text:list-item>
                  <text:list>
                    <text:list-item>
                      <text:h text:style-name="P268" text:outline-level="3"><text:soft-page-break/>Измерительный метод</text:h>
                    </text:list-item>
                  </text:list>
                </text:list-item>
              </text:list>
            </text:list-item>
          </text:list>
        </text:list-item>
      </text:list>
      <text:p text:style-name="P15">При выборе измерительного метода профилировки вызов функции <text:span text:style-name="Мнемоника">ad</text:span><text:span text:style-name="Мнемоника">⁠</text:span><text:span text:style-name="Мнемоника">vance_coun</text:span><text:span text:style-name="Мнемоника">⁠</text:span><text:span text:style-name="Мнемоника">ters()</text:span> должен производиться при переключении контекстов, что может быть достигнуто путём помещения её вызова в пользовательский хук прерывания переключения контекстов. Реализация функции <text:alphabetical-index-mark text:string-value="time_interval()" text:key1="Профилировщик"/><text:span text:style-name="Мнемоника">time_interval()</text:span> в этом случае получается несколько сложнее – функция должна возвращать значение, пропорциональное временному интервалу между предыдущим и текущим вызовами функции этой функции. Измерение этого временного интервала требует задействования тех или иных аппаратных ресурсов целевого процессора, и в большинстве случаев для этого подходит любой аппаратный таймер<text:note text:id="ftn108" text:note-class="footnote"><text:note-citation>1</text:note-citation><text:note-body><text:p text:style-name="P70"><text:s/>Некоторые процессоры, например, <text:span text:style-name="Имя_20_собственное"><text:span text:style-name="T70">Blackfin</text:span></text:span><text:span text:style-name="T2">, </text:span><text:span text:style-name="T7">имеют в своём составе специальный </text:span><text:span text:style-name="T7">аппаратный</text:span><text:span text:style-name="T7"> счётчик тактов процессора, который инкрементируется на каждом такте, что позволяет очень просто организовать процесс измерения временных интервалов.</text:span></text:p></text:note-body></text:note>, позволяющий получать величину таймерного регистра<text:note text:id="ftn109" text:note-class="footnote"><text:note-citation>2</text:note-citation><text:note-body><text:p text:style-name="P70"><text:s/>Например, <text:span text:style-name="Имя_20_собственное"><text:span text:style-name="T40">WatchDog Timer</text:span></text:span><text:span text:style-name="T2"> </text:span><text:span text:style-name="T7">МК </text:span><text:span text:style-name="Имя_20_собственное"><text:span text:style-name="T70">MSP430</text:span></text:span><text:span text:style-name="T2">, </text:span><text:span text:style-name="T7">который вполне подходит для использования его в качестве системного таймера, не годится для целей измерения временных интервалов, т.к. не позволяет программе получить доступ к своему счётному регистру.</text:span></text:p></text:note-body></text:note>.</text:p>
      <text:p text:style-name="P144">Масштаб возвращаемого значения функции <text:alphabetical-index-mark text:string-value="time_interval()" text:key1="Профилировщик"/><text:span text:style-name="Мнемоника">time_interval()</text:span> должен быть согласован с периодом профилировки так, чтобы сумма всех возвращённых за период профилировки значений этой функции <text:span text:style-name="T17">для любого процесса</text:span> не превысила 2<text:span text:style-name="T36">32</text:span>-1.  – см «<text:span text:style-name="Ссылка_20_на_20_название"><text:sequence-ref text:reference-format="text" text:ref-name="refЛистинг28">Листинг A.5 Пример функции измерения временных интервалов</text:sequence-ref></text:span>».</text:p>
      <text:list xml:id="list38689966" text:continue-list="list38669041" text:style-name="WW8Num5">
        <text:list-item text:start-value="1">
          <text:p text:style-name="P243">template&lt;uint_fast8_t sum_shift&gt; </text:p>
        </text:list-item>
        <text:list-item>
          <text:p text:style-name="P243">uint32_t TProfiler&lt;sum_shift&gt; TProfiler::<text:alphabetical-index-mark text:string-value="time_interval()" text:key1="Профилировщик"/>time_interval()</text:p>
        </text:list-item>
        <text:list-item>
          <text:p text:style-name="P243">{</text:p>
        </text:list-item>
        <text:list-item>
          <text:p text:style-name="P243"><text:s text:c="4"/>static uint32_t Cycles;</text:p>
        </text:list-item>
        <text:list-item>
          <text:p text:style-name="P243"/>
        </text:list-item>
        <text:list-item>
          <text:p text:style-name="P243"><text:s text:c="4"/>uint32_t Cyc = sysreg_read(reg_CYCLES);</text:p>
        </text:list-item>
        <text:list-item>
          <text:p text:style-name="P243"><text:s text:c="4"/>uint32_t Res = Cyc - Cycles;</text:p>
        </text:list-item>
        <text:list-item>
          <text:p text:style-name="P243"><text:s text:c="4"/>Cycles <text:s text:c="6"/>= Cyc;</text:p>
        </text:list-item>
        <text:list-item>
          <text:p text:style-name="P243"/>
        </text:list-item>
        <text:list-item>
          <text:p text:style-name="P243"><text:bookmark-start text:name="__RefNumPara__22877_1338769819"/><text:s text:c="4"/>return Res;<text:bookmark-end text:name="__RefNumPara__22877_1338769819"/></text:p>
        </text:list-item>
        <text:list-item>
          <text:p text:style-name="P243">}</text:p>
          <text:p text:style-name="P248"><text:bookmark-start text:name="__RefHeading__17134_1675463907"/>Листинг <text:sequence text:ref-name="refЛистинг28" text:name="Листинг" text:formula="ooow:Листинг+1" style:num-format="1">A.5</text:sequence> Пример функции измерения временных интервалов<text:bookmark-end text:name="__RefHeading__17134_1675463907"/></text:p>
        </text:list-item>
      </text:list>
      <text:p text:style-name="Текст_20_абазца">На листинге <text:sequence-ref text:reference-format="value" text:ref-name="refЛистинг28">A.5</text:sequence-ref> представлен пример функции измерения временных интервалов. В данном примере для измерения временных интервалов используется аппаратный счётчик тактов процессора, работающего на частоте 200 МГц, что соответствует периоду следования тактов 5 нс. Период профилировки выбран равным 2 с. Отношение периодов таково, что счётчик успевает за период профилировки достичь величины в 2 с/5 нс = 400 000 000, что является величиной, меньше, чем <text:span text:style-name="T7">2</text:span><text:span text:style-name="T37">32</text:span><text:span text:style-name="T7">-1, поэтому никаких дополнительных действий производить не надо</text:span>. </text:p>
      <text:p text:style-name="P63"><text:soft-page-break/>В противном случае возвращаемое возникла бы необходимость изменить код функции так, чтобы указанное условие соблюдалось.</text:p>
      <text:p text:style-name="P65">Организация периода сбора информации об относительном времени активной работы процессов и способ отображения результатов профилировки находятся в ведении пользователя. Типовые схемы использования – определить класс-наследник от шаблона <text:span text:style-name="Мнемоника">TProfiler</text:span><text:span text:style-name="Мнемоника"><text:note text:id="ftn110" text:note-class="footnote"><text:note-citation>1</text:note-citation><text:note-body><text:p text:style-name="Footnote"><text:s text:c="2"/>У<text:span text:style-name="T7">казав аргумент шаблона, если необходимо масштабирование значений счётчиков. </text:span></text:p></text:note-body></text:note></text:span><text:span text:style-name="T2">, </text:span>в котором добавить требуемую функциональность, или просто создать объект типа, напрямую инстанцированного из шаблона <text:span text:style-name="Мнемоника">TProfiler</text:span><text:span text:style-name="T2">, </text:span>и использовать его возможности обычным образом.</text:p>
      <text:list xml:id="list38669165" text:continue-list="list38689775" text:style-name="WW8Num3">
        <text:list-item>
          <text:list>
            <text:list-item>
              <text:list>
                <text:list-item>
                  <text:h text:style-name="Прил.Заг3" text:outline-level="3">Выводы</text:h>
                </text:list-item>
              </text:list>
            </text:list-item>
          </text:list>
        </text:list-item>
      </text:list>
      <text:p text:style-name="Текст_20_абазца">Приведённый пример показывает, что разработка подобного расширения не является очень сложной задачей, хотя требует хорошего понимания механизмов работы ОС.</text:p>
      <text:p text:style-name="Текст_20_абазца">При желании и/или необходимости пользователь может разработать свой собственный вариант профилировщика, который будет лучше удовлетворять потребностям пользовательского проекта и предпочтениям его разработчика.</text:p>
      <text:p text:style-name="P64">Вышесказанное в полной мере относится и к любому другому расширению, которое может быть разработано для нужд прикладных проектов. Общий подход остаётся тем же самым – создаётся класс-наследник класса-интерфейса ядра <text:alphabetical-index-mark-start text:id="IMark154980776" text:key1="Ядро"/><text:span text:style-name="Мнемоника"><text:span text:style-name="T73">TKernelAgent</text:span></text:span><text:alphabetical-index-mark-end text:id="IMark154980776"/><text:span text:style-name="T2">, </text:span><text:span text:style-name="T7">и добавляется всё необходимое представление и интерфейс.</text:span></text:p>
      <text:p text:style-name="P90">* * *</text:p>
      <text:p text:style-name="P66"><text:alphabetical-index-mark-start text:id="IMark154980776" text:main-entry="true"/>Профилировщик<text:alphabetical-index-mark-end text:id="IMark154980776"/>, который показан в данном примере, является работоспособным и годным к использованию. Его исходный код можно найти в директории, предназначенной для расширений ОС.</text:p>
      <text:p text:style-name="P66"/>
      <text:p text:style-name="Текст_20_абазца"/>
      <text:p text:style-name="P167"><text:bookmark-start text:name="__RefHeading__22936_535369440"/><text:s text:c="3"/><text:bookmark-end text:name="__RefHeading__22936_535369440"/></text:p>
      <text:list xml:id="list38671794" text:continue-numbering="true" text:style-name="WW8Num3">
        <text:list-item>
          <text:h text:style-name="P264" text:outline-level="1"><text:bookmark-start text:name="__RefHeading__25922_1471527375"/>​ <text:s text:c="2"/>Вспомогательные средства<text:bookmark-end text:name="__RefHeading__25922_1471527375"/></text:h>
          <text:list>
            <text:list-item>
              <text:h text:style-name="Прил.Заг2" text:outline-level="2"><text:bookmark-start text:name="__RefHeading__12858_1897713975"/>Утилита проверки целостности конфигурации системы<text:bookmark-end text:name="__RefHeading__12858_1897713975"/></text:h>
            </text:list-item>
          </text:list>
        </text:list-item>
      </text:list>
      <text:p text:style-name="P66">Как было сказано ранее, для корректной работы операционной системы, она должны быть правильно сконфигурирована – подробнее об этом см <text:span text:style-name="Текст_20_замечания"><text:bookmark-ref text:reference-format="text" text:ref-name="Замечание по конфигурации">ЗАМЕЧАНИЕ</text:bookmark-ref></text:span><text:span text:style-name="Текст_20_замечания">⁠⁠</text:span> на стр <text:bookmark-ref text:reference-format="page" text:ref-name="Замечание по конфигурации">42</text:bookmark-ref>, в параграфе <text:bookmark-ref text:reference-format="chapter" text:ref-name="Замечание по конфигурации">2.3.5</text:bookmark-ref>.</text:p>
      <text:p text:style-name="P66">Т.к. средствами программного пакета (компилятором, линкером) нет возможности проверить целостность (правильность и достаточность) конфигурации, для этой цели предоставляется инструментальное средство – специальная утилита <text:span text:style-name="Имя_20_собственное">scmIC</text:span><text:span text:style-name="Имя_20_собственное"><text:note text:id="ftn111" text:note-class="footnote"><text:note-citation>1</text:note-citation><text:note-body><text:p text:style-name="Footnote"><text:s/><text:span text:style-name="T2">IC </text:span><text:span text:style-name="T7">означает </text:span><text:span text:style-name="T2">Integrity Checker.</text:span></text:p></text:note-body></text:note></text:span><text:span text:style-name="T2">. </text:span></text:p>
      <text:p text:style-name="P66">Сама по себе утилита реализована в виде скрипта на языке <text:alphabetical-index-mark-start text:id="IMark154983272"/><text:span text:style-name="T2">Python</text:span><text:alphabetical-index-mark-end text:id="IMark154983272"/><text:span text:style-name="T2"> </text:span>и может использоваться как обычная утилита командной строки при наличии установленного интерпретатора языка <text:alphabetical-index-mark-start text:id="IMark154980776"/><text:span text:style-name="T2">Python</text:span><text:alphabetical-index-mark-end text:id="IMark154980776"/><text:span text:style-name="T2">. </text:span>Формат запуска:</text:p>
      <text:p text:style-name="P132">scmic.<text:span text:style-name="T2">py</text:span> src_folder1 [src_folder2...src_folderN] [options]</text:p>
      <text:p text:style-name="P133">где <text:span text:style-name="T4">src_folder1..src_folderN</text:span><text:span text:style-name="T2"> – </text:span>директории с исходными файлами проекта<text:span text:style-name="T2">, </text:span>а options:</text:p>
      <text:list xml:id="list38696731" text:continue-list="list38692750" text:style-name="WW8Num4">
        <text:list-item>
          <text:p text:style-name="P171">-q - suppress output, подавляет вывод любых сообщений, кроме сообщений об ошибках и информации, выдаваемой по опции <text:span text:style-name="T2">'s';</text:span></text:p>
        </text:list-item>
        <text:list-item>
          <text:p text:style-name="P171">-s - show summary, выводит информацию о процессах в виде таблицы, с указанием имён типов процессов, объектов процессов и их приоритетов;</text:p>
        </text:list-item>
        <text:list-item>
          <text:p text:style-name="P171">-r - recursive folder processing, включает рекурсивную обработку директорий, т.е. указанные в аргументах командной строки и все их вложенные.</text:p>
        </text:list-item>
      </text:list>
      <text:p text:style-name="P103">При сканировании директорий ищутся файлы с расширениями <text:span text:style-name="T2">'h', 'c', 'cpp', </text:span>которые и подвергаются анализу.</text:p>
      <text:p text:style-name="P66"><text:soft-page-break/><text:span text:style-name="Имя_20_собственное">scmIC</text:span> не производит проверку исходных файлов на соответствие их правилам языка С++, потому для минимизации ошибок рекомендуется запускать утилиту после успешной компиляции исходных файлов – например, перед запуском линкера или после него.</text:p>
      <text:p text:style-name="P66">Пользователи, которые не имеют установленного интерпретатора языка <text:alphabetical-index-mark-start text:id="IMark154983272"/><text:span text:style-name="T2">Python</text:span><text:alphabetical-index-mark-end text:id="IMark154983272"/><text:span text:style-name="T2">, </text:span>могут воспользоваться вариантом утилиты в виде исполняемого файла ОС <text:span text:style-name="Имя_20_собственное">Windows </text:span>– <text:span text:style-name="T2">scmic.exe. </text:span>Этот файл является не отдельно написанным вариантом утилиты, а упаковкой скрипта, библиотек и интерпретатора в один самостоятельный исполняемый<text:note text:id="ftn112" text:note-class="footnote"><text:note-citation>1</text:note-citation><text:note-body><text:p text:style-name="Footnote"><text:s/>Что отражается в достаточно большом размере этого файла.</text:p></text:note-body></text:note> файл.</text:p>
      <text:p text:style-name="P66">Способ использования исполняемого файла точно такой же, как и в случае со скриптом.</text:p>
      <text:p text:style-name="P66">Скрипт может, также, использоваться не только в виде отдельно запускаемой утилиты, но и из других скриптов языка <text:span text:style-name="T2">Python </text:span>– в частности, из скрипта сборки <text:span text:style-name="T2">SConsturct</text:span> системы управления сборкой проектов <text:span text:style-name="Имя_20_собственное">SCons</text:span><text:span text:style-name="T2">. </text:span>Формат вызова этой функции несколько отличается от использования в случае отдельного запуска и выглядит так:</text:p>
      <text:list xml:id="list38684457" text:continue-list="list38689966" text:style-name="WW8Num5">
        <text:list-item text:start-value="1">
          <text:p text:style-name="P244">def checker(fld, Quiet = False, Summary = False, Recursive = False):</text:p>
        </text:list-item>
        <text:list-item>
          <text:p text:style-name="P244"><text:s text:c="4"/>...</text:p>
        </text:list-item>
      </text:list>
      <text:p text:style-name="P77"><text:bookmark-start text:name="__RefHeading__13742_1897713975"/>Листинг <text:sequence text:ref-name="refЛистинг29" text:name="Листинг" text:formula="ooow:Листинг+1" style:num-format="1">B.1</text:sequence> Прототип функции проверки конфигурации<text:bookmark-end text:name="__RefHeading__13742_1897713975"/></text:p>
      <text:list xml:id="list38689629" text:continue-list="list38684457" text:style-name="WW8Num5">
        <text:list-item text:start-value="1">
          <text:p text:style-name="P245">import scmIC</text:p>
        </text:list-item>
        <text:list-item>
          <text:p text:style-name="P245">...</text:p>
        </text:list-item>
        <text:list-item>
          <text:p text:style-name="P246">rcode = scmIC.checker<text:span text:style-name="T2">(dir_list, ...)</text:span></text:p>
        </text:list-item>
      </text:list>
      <text:p text:style-name="P77"><text:bookmark-start text:name="__RefHeading__13744_1897713975"/>Листинг <text:sequence text:ref-name="refЛистинг30" text:name="Листинг" text:formula="ooow:Листинг+1" style:num-format="1">B.2</text:sequence> Использование функции проверки конфигурации<text:bookmark-end text:name="__RefHeading__13744_1897713975"/></text:p>
      <text:p text:style-name="P66">где <text:span text:style-name="Мнемоника">dir_list</text:span><text:span text:style-name="T2"> – </text:span>список директорий, содержащих файлы проекта, <text:span text:style-name="Мнемоника">rcode</text:span><text:span text:style-name="T2"> </text:span>– код возврата, если проверка конфигурации завершилась успешно, этот код равен 0, иначе ненулевое целое значение.</text:p>
      <text:p text:style-name="P163"><text:bookmark-start text:name="__RefHeading__126_1693444381"/>Предметный указатель<text:bookmark-end text:name="__RefHeading__126_1693444381"/></text:p>
      <text:alphabetical-index text:style-name="Sect1" text:name="Алфавитный указатель1">
        <text:alphabetical-index-source text:combine-entries-with-pp="false" text:sort-algorithm="alphanumeric" fo:language="ru" fo:country="RU">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52">Исходный код<text:tab/></text:p>
          <text:p text:style-name="P253">OS_Kernel.cpp<text:tab/>36</text:p>
          <text:p text:style-name="P253">OS_Kernel.h<text:tab/>36, 67</text:p>
          <text:p text:style-name="P253">OS_Services.cpp<text:tab/>36</text:p>
          <text:p text:style-name="P253">OS_Services.h<text:tab/>36</text:p>
          <text:p text:style-name="P253">OS_Target_asm.ext<text:tab/>36, 111, 115</text:p>
          <text:p text:style-name="P253">OS_Target_cpp.cpp<text:tab/>36, 111, 115</text:p>
          <text:p text:style-name="P253">OS_Target.h<text:tab/>36, 39, 72, 111, 115</text:p>
          <text:p text:style-name="P253">profiler.h<text:tab/>129</text:p>
          <text:p text:style-name="P253">scmRTOS_config.h<text:tab/>43, 116</text:p>
          <text:p text:style-name="P253">scmRTOS_defs.h<text:tab/>36</text:p>
          <text:p text:style-name="P253">scmR⁠⁠TOS_extensions.h<text:tab/>36, 67, 129</text:p>
          <text:p text:style-name="P253">scmRTOS_target_cfg.h<text:tab/>36, 116</text:p>
          <text:p text:style-name="P253">scmRTOS.h<text:tab/>36</text:p>
          <text:p text:style-name="P252">Конфигурационные макросы<text:tab/></text:p>
          <text:p text:style-name="P253">CONTEXT_SWITCH_HOOK_CRIT_SECT<text:tab/>113</text:p>
          <text:p text:style-name="P253">DUMMY_INSTR<text:tab/>52, 112</text:p>
          <text:p text:style-name="P253">INLINE<text:tab/>49, 51, 66, 70, 74, 78, 88, 93, 95, 99, 112</text:p>
          <text:p text:style-name="P253">INLINE_PROCESS_CTOR<text:tab/>74, 112</text:p>
          <text:p text:style-name="P253">OS_INTERRUPT<text:tab/>112</text:p>
          <text:p text:style-name="P253">OS_PROCESS<text:tab/>74, 112</text:p>
          <text:p text:style-name="P253">scmRTOS<text:tab/>108</text:p>
          <text:p text:style-name="P253">scmRTOS_CONTEXT_SWITCH_SCHEME<text:tab/>44, 50, 52</text:p>
          <text:p text:style-name="P253">scmRTOS_DEBUG_ENABLE<text:tab/>45, 66, 70</text:p>
          <text:p text:style-name="P253">scmRTOS_IDLE_HOOK_ENABLE<text:tab/>44</text:p>
          <text:p text:style-name="P253">scmRTOS_ISRW_TYPE<text:tab/>44</text:p>
          <text:p text:style-name="P253">scmRTOS_PRIORITY_ORDER<text:tab/>44, 64</text:p>
          <text:p text:style-name="P253">scmRTOS_PROCESS_COUNT<text:tab/>44</text:p>
          <text:p text:style-name="P253">scmRTOS_PROCESS_RESTART_ENABLE<text:tab/>45, 66, 70, 74, 76</text:p>
          <text:p text:style-name="P253">scmRTOS_START_HOOK_ENABLE<text:tab/>44</text:p>
          <text:p text:style-name="P253">scmRTOS_SYSTEM_TICKS_ENABLE<text:tab/>44</text:p>
          <text:p text:style-name="P253">scmRTOS_SYSTIMER_HOOK_ENABLE<text:tab/>44</text:p>
          <text:p text:style-name="P253">scmRTOS_SYSTIMER_NEST_INTS_ENABLE<text:tab/>44</text:p>
          <text:p text:style-name="P253">SEPARATE_RETURN_STACK<text:tab/>72, 113</text:p>
          <text:p text:style-name="P253">SYS_TIMER_CRIT_SECT<text:tab/>64, 113</text:p>
          <text:p text:style-name="P252">Обработчик прерываний<text:tab/></text:p>
          <text:p text:style-name="P253">isr_enter()<text:tab/>59</text:p>
          <text:p text:style-name="P253">isr_exit()<text:tab/>59</text:p>
          <text:p text:style-name="P252">операционная система<text:tab/>21</text:p>
          <text:p text:style-name="P252">Операционные системы<text:tab/></text:p>
          <text:p text:style-name="P253">Ядро<text:tab/>15</text:p>
          <text:p text:style-name="P253">FSMOS<text:tab/>23</text:p>
          <text:p text:style-name="P253"><text:soft-page-break/>proc<text:tab/>22</text:p>
          <text:p text:style-name="P253">Salvo<text:tab/>22</text:p>
          <text:p text:style-name="P253">scmRTOS<text:tab/>17, 19, 20, 27, 28, 29, 31, 35, 47, 50, 60, 65, 69, 77, 109, 125</text:p>
          <text:p text:style-name="P253">uC/OC-II<text:tab/>22</text:p>
          <text:p text:style-name="P252">ОСРВ<text:tab/>22, 24, 117</text:p>
          <text:p text:style-name="P252">Передача управления на основе программного прерывания<text:tab/>57</text:p>
          <text:p text:style-name="P252">планировщик<text:tab/>22</text:p>
          <text:p text:style-name="P252">Поддержка межпроцессного взаимодействия<text:tab/>59</text:p>
          <text:p text:style-name="P252">Прерывания<text:tab/>59</text:p>
          <text:p text:style-name="P252">профилировщик<text:tab/>110, 126, 127</text:p>
          <text:p text:style-name="P252">Профилировщик<text:tab/>126, 127, 131</text:p>
          <text:p text:style-name="P253">advance_counters()<text:tab/>127, 129</text:p>
          <text:p text:style-name="P253">time_interval()<text:tab/>127, 129, 130</text:p>
          <text:p text:style-name="P252">Процесс<text:tab/></text:p>
          <text:p text:style-name="P253">Приоритет<text:tab/>73</text:p>
          <text:p text:style-name="P253">Стек процесса<text:tab/>72, 74</text:p>
          <text:p text:style-name="P253">Таймауты<text:tab/>72</text:p>
          <text:p text:style-name="P253">force_wake_up()<text:tab/>70, 71, 74, 75, 79, 84, 96, 101, 104</text:p>
          <text:p text:style-name="P253">IdleProc<text:tab/>44</text:p>
          <text:p text:style-name="P253">is_sleeping()<text:tab/>70, 71</text:p>
          <text:p text:style-name="P253">is_suspended()<text:tab/>70, 71</text:p>
          <text:p text:style-name="P253">sleep()<text:tab/>33, 70, 71, 73, 123</text:p>
          <text:p text:style-name="P253">stack frame<text:tab/>35, 72</text:p>
          <text:p text:style-name="P253">stack_slack()<text:tab/>108</text:p>
          <text:p text:style-name="P253">start()<text:tab/>75, 76</text:p>
          <text:p text:style-name="P253">TBaseProcess<text:tab/>37, 40, 48, 49, 64, 66, 69, 70, 71, 74, 75, 84, 96, 104, 115</text:p>
          <text:p text:style-name="P253">terminate()<text:tab/>74, 75, 76</text:p>
          <text:p text:style-name="P253">Timeout<text:tab/>64, 70, 72, 81</text:p>
          <text:p text:style-name="P253">waiting_for()<text:tab/>109</text:p>
          <text:p text:style-name="P253">wake_up()<text:tab/>70, 71, 74, 75, 79, 101</text:p>
          <text:p text:style-name="P252">Процессы<text:tab/>33, 69</text:p>
          <text:p text:style-name="P252">Прямая передача управления<text:tab/>57</text:p>
          <text:p text:style-name="P252">С++<text:tab/>15, 16, 19, 27, 28, 41, 47, 69, 94, 97, 99, 115, 123</text:p>
          <text:p text:style-name="P252">Семафоры взаимоисключения<text:tab/>34</text:p>
          <text:p text:style-name="P252">Типы<text:tab/></text:p>
          <text:p text:style-name="P253">stack_item_t<text:tab/>40, 49, 52, 70, 74, 113</text:p>
          <text:p text:style-name="P253">status_reg_t<text:tab/>113</text:p>
          <text:p text:style-name="P253">TCritSect<text:tab/>39, 40, 82, 88, 90, 93, 95, 113</text:p>
          <text:p text:style-name="P253">TISRW<text:tab/>37, 44, 59, 70, 90, 114</text:p>
          <text:p text:style-name="P253">TISRW_SS<text:tab/>44, 70</text:p>
          <text:p text:style-name="P253">TPrioMaskTable<text:tab/>113, 115</text:p>
          <text:p text:style-name="P253">TProcessMap<text:tab/>40, 66, 70, 78, 88, 93, 95, 99</text:p>
          <text:p text:style-name="P252">Флаги событий<text:tab/>34</text:p>
          <text:p text:style-name="P252">Функции порта<text:tab/></text:p>
          <text:p text:style-name="P253">context_switcher_isr()<text:tab/>114</text:p>
          <text:p text:style-name="P253">disable_context_switch()<text:tab/>52, 114</text:p>
          <text:p text:style-name="P253">enable_context_switch()<text:tab/>52, 114</text:p>
          <text:p text:style-name="P253">get_prio_tag()<text:tab/>114</text:p>
          <text:p text:style-name="P253"><text:soft-page-break/>highest_priority()<text:tab/>52, 56, 114</text:p>
          <text:p text:style-name="P253">init_stack_frame()<text:tab/>70, 72, 108, 114, 115</text:p>
          <text:p text:style-name="P253">os_context_switcher()<text:tab/>52, 53, 55, 114</text:p>
          <text:p text:style-name="P253">os_start()<text:tab/>49, 114</text:p>
          <text:p text:style-name="P253">system_timer_isr()<text:tab/>114, 115</text:p>
          <text:p text:style-name="P252">ядро<text:tab/>15, 27, 32, 37, 47, 58</text:p>
          <text:p text:style-name="P252">Ядро<text:tab/></text:p>
          <text:p text:style-name="P253">Передача управления с помощью программного прерывания<text:tab/>53</text:p>
          <text:p text:style-name="P253">Планировщик<text:tab/>50</text:p>
          <text:p text:style-name="P253">Прямая передача управления<text:tab/>50</text:p>
          <text:p text:style-name="P253">Системный таймер<text:tab/>63</text:p>
          <text:p text:style-name="P253">context_switch_hook()<text:tab/>114</text:p>
          <text:p text:style-name="P253">CurProcPriority<text:tab/>48, 52, 55, 56</text:p>
          <text:p text:style-name="P253">ISR_NestCount<text:tab/>48, 51, 59</text:p>
          <text:p text:style-name="P253">Kernel<text:tab/>32, 49, 70</text:p>
          <text:p text:style-name="P253">os_context_switch_hook()<text:tab/>55, 56, 57</text:p>
          <text:p text:style-name="P253">ProcessTable<text:tab/>48, 49, 52</text:p>
          <text:p text:style-name="P253">ReadyProcessMap<text:tab/>48, 52, 56</text:p>
          <text:p text:style-name="P253">register_process()<text:tab/>48, 49</text:p>
          <text:p text:style-name="P253">SchedProcPriority<text:tab/>48, 52, 54, 55, 56</text:p>
          <text:p text:style-name="P253">Scheduler<text:tab/>50</text:p>
          <text:p text:style-name="P253">system_timer()<text:tab/>63, 64, 114</text:p>
          <text:p text:style-name="P253">SysTickCount<text:tab/>48</text:p>
          <text:p text:style-name="P253">TKernelAgent<text:tab/>37, 47, 65, 66, 67, 70, 77, 78, 79, 131</text:p>
          <text:p text:style-name="P252">AVR<text:tab/>16, 27, 40</text:p>
          <text:p text:style-name="P252">Blackfin<text:tab/>28</text:p>
          <text:p text:style-name="P252">channel<text:tab/></text:p>
          <text:p text:style-name="P253">flush()<text:tab/>101</text:p>
          <text:p text:style-name="P253">get_count()<text:tab/>101</text:p>
          <text:p text:style-name="P253">get_free_size()<text:tab/>101</text:p>
          <text:p text:style-name="P253">pop_back()<text:tab/>101</text:p>
          <text:p text:style-name="P253">pop()<text:tab/>100</text:p>
          <text:p text:style-name="P253">push_front()<text:tab/>100</text:p>
          <text:p text:style-name="P253">push()<text:tab/>100</text:p>
          <text:p text:style-name="P253">read()<text:tab/>101</text:p>
          <text:p text:style-name="P253">write()<text:tab/>101</text:p>
          <text:p text:style-name="P252">IAR Systems<text:tab/>15</text:p>
          <text:p text:style-name="P252">message<text:tab/></text:p>
          <text:p text:style-name="P253">is_empty()<text:tab/>96</text:p>
          <text:p text:style-name="P253">out()<text:tab/>96</text:p>
          <text:p text:style-name="P253">reset()<text:tab/>96</text:p>
          <text:p text:style-name="P253">send_isr()<text:tab/>104</text:p>
          <text:p text:style-name="P253">send()<text:tab/>95, 104</text:p>
          <text:p text:style-name="P253">wait()<text:tab/>95</text:p>
          <text:p text:style-name="P252">MSP430<text:tab/>16, 24, 27, 40</text:p>
          <text:p text:style-name="P252">Mutex<text:tab/>86</text:p>
          <text:p text:style-name="P252">OS<text:tab/></text:p>
          <text:p text:style-name="P253">Критические секции<text:tab/>39</text:p>
          <text:p text:style-name="P253"><text:soft-page-break/>channel<text:tab/>34, 38, 78, 97, 98, 99, 100, 101, 102, 103, 121, 122</text:p>
          <text:p text:style-name="P253">get_proc()<text:tab/>39</text:p>
          <text:p text:style-name="P253">get_tick_count()<text:tab/>39</text:p>
          <text:p text:style-name="P253">idle_process_user_hook<text:tab/>44</text:p>
          <text:p text:style-name="P253">IdleProc<text:tab/>31</text:p>
          <text:p text:style-name="P253">Kernel<text:tab/>37</text:p>
          <text:p text:style-name="P253">lock_system_timer()<text:tab/>39</text:p>
          <text:p text:style-name="P253">message<text:tab/>34, 38, 78, 94, 95, 96, 97, 103, 104</text:p>
          <text:p text:style-name="P253">run()<text:tab/>39, 49, 70</text:p>
          <text:p text:style-name="P253">Scheduling<text:tab/>32, 47</text:p>
          <text:p text:style-name="P253">scmRTOS<text:tab/>92, 98</text:p>
          <text:p text:style-name="P253">system_timer_user_hook()<text:tab/>44</text:p>
          <text:p text:style-name="P253">TChannel<text:tab/>38, 78, 92, 93, 98, 100, 103</text:p>
          <text:p text:style-name="P253">TEventFlag<text:tab/>34, 38, 50, 78, 80, 81, 82, 83, 84, 85, 86, 94, 104</text:p>
          <text:p text:style-name="P253">TMutex<text:tab/>34, 38, 50, 78, 86, 87, 88, 89, 90, 104, 125</text:p>
          <text:p text:style-name="P253">TService<text:tab/>34, 37, 38, 66, 70, 78, 79, 80, 81, 83, 88, 93, 95, 99, 105</text:p>
          <text:p text:style-name="P253">unlock_system_timer()<text:tab/>39</text:p>
          <text:p text:style-name="P252">preemptive<text:tab/>22</text:p>
          <text:p text:style-name="P252">process<text:tab/>29, 37, 40, 41, 49, 70, 71, 74, 75, 82, 122</text:p>
          <text:p text:style-name="P252">Python<text:tab/>133, 134</text:p>
          <text:p text:style-name="P252">RTOS<text:tab/>22</text:p>
          <text:p text:style-name="P252">Scheduler<text:tab/>22</text:p>
          <text:p text:style-name="P252">Scheduling<text:tab/>22</text:p>
          <text:p text:style-name="P253">Cooperative<text:tab/>22</text:p>
          <text:p text:style-name="P253">round-robin<text:tab/>22, 23, 25</text:p>
          <text:p text:style-name="P252">scmRTOS<text:tab/>110, 119, 123</text:p>
          <text:p text:style-name="P252">TChannel<text:tab/></text:p>
          <text:p text:style-name="P253">DefineChannel<text:tab/>92</text:p>
          <text:p text:style-name="P253">pop()<text:tab/>93</text:p>
          <text:p text:style-name="P253">push()<text:tab/>93</text:p>
          <text:p text:style-name="P253">read()<text:tab/>93</text:p>
          <text:p text:style-name="P253">write()<text:tab/>93</text:p>
          <text:p text:style-name="P252">TEventFlag<text:tab/></text:p>
          <text:p text:style-name="P253">clear()<text:tab/>84, 85</text:p>
          <text:p text:style-name="P253">is_signaled()<text:tab/>84, 85</text:p>
          <text:p text:style-name="P253">signal_isr()<text:tab/>51, 82, 84, 104</text:p>
          <text:p text:style-name="P253">signal()<text:tab/>51, 81, 82, 84, 85, 86, 104</text:p>
          <text:p text:style-name="P253">wait()<text:tab/>80, 82, 84</text:p>
          <text:p text:style-name="P252">TMutex<text:tab/></text:p>
          <text:p text:style-name="P253">is_locked()<text:tab/>88, 89</text:p>
          <text:p text:style-name="P253">lock_softly()<text:tab/>88, 89</text:p>
          <text:p text:style-name="P253">lock()<text:tab/>88, 104</text:p>
          <text:p text:style-name="P253">TMutexLocker<text:tab/>90</text:p>
          <text:p text:style-name="P253">unlock_isr()<text:tab/>88, 89</text:p>
          <text:p text:style-name="P253">unlock()<text:tab/>88</text:p>
          <text:p text:style-name="P252">TService<text:tab/></text:p>
          <text:p text:style-name="P253">is_timeouted()<text:tab/>78, 81, 82</text:p>
          <text:p text:style-name="P253">resume_all_isr()<text:tab/>80</text:p>
          <text:p text:style-name="P253"><text:soft-page-break/>resume_all()<text:tab/>78, 80, 82</text:p>
          <text:p text:style-name="P253">resume_next_ready_isr()<text:tab/>80</text:p>
          <text:p text:style-name="P253">resume_next_ready()<text:tab/>78, 80</text:p>
          <text:p text:style-name="P253">suspend()<text:tab/>78, 81, 82</text:p>
        </text:index-body>
      </text:alphabetical-index>
      <text:p text:style-name="P168"><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Mangal2" svg:font-family="Mangal"/>
    <style:font-face style:name="OpenSymbol" svg:font-family="OpenSymbol"/>
    <style:font-face style:name="Courier New" svg:font-family="'Courier New'" style:font-family-generic="modern"/>
    <style:font-face style:name="Arial4" svg:font-family="Arial" style:font-family-generic="roman"/>
    <style:font-face style:name="Tahoma2" svg:font-family="Tahoma" style:font-family-generic="roman"/>
    <style:font-face style:name="Times New Roman1" svg:font-family="'Times New Roman'" style:font-family-generic="roman"/>
    <style:font-face style:name="Courier New1" svg:font-family="'Courier New'" style:font-family-generic="modern" style:font-pitch="fixed"/>
    <style:font-face style:name="Georgia" svg:font-family="Georgia" style:font-family-generic="roman" style:font-pitch="variable"/>
    <style:font-face style:name="Lucida Sans Unicode1" svg:font-family="'Lucida Sans Unicode'" style:font-family-generic="roman" style:font-pitch="variable"/>
    <style:font-face style:name="Mangal1" svg:font-family="Manga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Обычный" style:font-family-generic="swiss" style:font-pitch="variable"/>
    <style:font-face style:name="Arial3" svg:font-family="Arial" style:font-adornments="Полужирный"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draw:gradient draw:name="Gradient_20_7" draw:display-name="Gradient 7" draw:style="rectangular" draw:cx="50%" draw:cy="50%" draw:start-color="#99ccff" draw:end-color="#465e75"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2mm" draw:rotation="0"/>
    <draw:stroke-dash draw:name="Dash_20_1" draw:display-name="Dash 1" draw:style="rect" draw:dots1="1" draw:dots1-length="0.2mm" draw:dots2="1" draw:dots2-length="0.2mm" draw:distance="0.2mm"/>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0pt" fo:language="ru" fo:country="RU"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text-align="center" style:justify-single-word="false"/>
      <style:text-properties fo:font-size="36pt" fo:font-weight="bold" style:font-size-asian="36pt" style:font-weight-asian="bold" style:font-weight-complex="bold"/>
    </style:style>
    <style:style style:name="Title" style:family="paragraph" style:parent-style-name="Standard" style:next-style-name="Text_20_body" style:class="chapter">
      <style:paragraph-properties fo:margin-top="4.23mm" fo:margin-bottom="2.12mm" style:contextual-spacing="false" fo:keep-with-next="always"/>
      <style:text-properties style:font-name="Arial1" fo:font-size="14pt" style:font-name-asian="Lucida Sans Unicode"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Mangal2"/>
    </style:style>
    <style:style style:name="Caption" style:family="paragraph" style:parent-style-name="Standard" style:class="extra">
      <style:paragraph-properties fo:margin-top="2.12mm" fo:margin-bottom="2.12mm" style:contextual-spacing="false" text:number-lines="false" text:line-number="0"/>
      <style:text-properties style:font-name="Arial" fo:font-size="10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2"/>
    </style:style>
    <style:style style:name="Heading_20_1" style:display-name="Heading 1" style:family="paragraph" style:parent-style-name="Standard" style:next-style-name="Текст_20_абазца" style:default-outline-level="1" style:class="text">
      <style:paragraph-properties fo:margin-left="0mm" fo:margin-right="0mm" fo:margin-top="16.93mm" fo:margin-bottom="8.47mm" style:contextual-spacing="false" fo:text-align="end" style:justify-single-word="false" fo:hyphenation-ladder-count="no-limit" fo:text-indent="0mm" style:auto-text-indent="false" fo:padding-left="0mm" fo:padding-right="0mm" fo:padding-top="0mm" fo:padding-bottom="0.35mm" fo:border="none" fo:keep-with-next="always" text:number-lines="false" text:line-number="0">
        <style:tab-stops>
          <style:tab-stop style:position="149.81mm"/>
        </style:tab-stops>
      </style:paragraph-properties>
      <style:text-properties fo:font-size="36pt" fo:font-style="italic" fo:font-weight="bold" style:letter-kerning="true" style:font-size-asian="36pt" style:font-style-asian="italic" style:font-weight-asian="bold" style:font-size-complex="16pt" style:font-style-complex="italic" style:font-weight-complex="bold" fo:hyphenate="false" fo:hyphenation-remain-char-count="2" fo:hyphenation-push-char-count="2"/>
    </style:style>
    <style:style style:name="Heading_20_2" style:display-name="Heading 2" style:family="paragraph" style:parent-style-name="Standard" style:next-style-name="Текст_20_абазца" style:default-outline-level="2" style:class="text">
      <style:paragraph-properties fo:margin-left="22.12mm" fo:margin-right="0mm" fo:margin-top="12.7mm" fo:margin-bottom="10.58mm" style:contextual-spacing="false" fo:hyphenation-ladder-count="no-limit" fo:text-indent="-15.77mm" style:auto-text-indent="false" style:border-line-width-bottom="0.02mm 0.35mm 0.02mm" fo:padding-left="0mm" fo:padding-right="0mm" fo:padding-top="0mm" fo:padding-bottom="0.35mm" fo:border-left="none" fo:border-right="none" fo:border-top="none" fo:border-bottom="1.11pt double #000000" fo:keep-with-next="always">
        <style:tab-stops>
          <style:tab-stop style:position="22.12mm"/>
        </style:tab-stops>
      </style:paragraph-properties>
      <style:text-properties style:font-name="Arial1" fo:font-size="20pt" fo:font-weight="bold" style:font-size-asian="20pt" style:font-weight-asian="bold" style:font-name-complex="Arial1" style:font-size-complex="14pt" style:font-weight-complex="bold" fo:hyphenate="false" fo:hyphenation-remain-char-count="2" fo:hyphenation-push-char-count="2"/>
    </style:style>
    <style:style style:name="Heading_20_3" style:display-name="Heading 3" style:family="paragraph" style:parent-style-name="Standard" style:next-style-name="Текст_20_абазца" style:default-outline-level="3" style:class="text">
      <style:paragraph-properties fo:margin-left="28.15mm" fo:margin-right="20mm" fo:margin-top="8.47mm" fo:margin-bottom="6.35mm" style:contextual-spacing="false" fo:hyphenation-ladder-count="no-limit" fo:text-indent="-15.45mm" style:auto-text-indent="false" fo:keep-with-next="always">
        <style:tab-stops>
          <style:tab-stop style:position="28.15mm"/>
        </style:tab-stops>
      </style:paragraph-properties>
      <style:text-properties style:font-name="Arial1" fo:font-size="14pt" fo:font-weight="bold" style:font-size-asian="13pt" style:font-weight-asian="bold" style:font-name-complex="Arial1"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style:master-page-name="">
      <style:paragraph-properties fo:margin-left="35.19mm" fo:margin-right="0mm" fo:margin-top="8.2mm" fo:margin-bottom="4.09mm" style:contextual-spacing="false" fo:hyphenation-ladder-count="no-limit" fo:text-indent="-16.14mm" style:auto-text-indent="false" style:page-number="auto" fo:background-color="transparent" fo:keep-with-next="always">
        <style:tab-stops>
          <style:tab-stop style:position="35.19mm"/>
        </style:tab-stops>
        <style:background-image/>
      </style:paragraph-properties>
      <style:text-properties fo:font-size="14pt" fo:font-style="italic" style:text-underline-style="none" fo:font-weight="bold" style:font-weight-asian="bold" style:font-size-complex="14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4.23mm" fo:margin-bottom="1.06m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4.23mm" fo:margin-bottom="1.06m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4.23mm" fo:margin-bottom="1.06mm" style:contextual-spacing="false"/>
    </style:style>
    <style:style style:name="Heading_20_8" style:display-name="Heading 8" style:family="paragraph" style:parent-style-name="Standard" style:next-style-name="Standard" style:class="text">
      <style:paragraph-properties fo:margin-top="4.23mm" fo:margin-bottom="1.06mm" style: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4.23mm" fo:margin-bottom="1.06mm" style:contextual-spacing="false"/>
      <style:text-properties style:font-name="Arial1" fo:font-size="11pt" style:font-size-asian="11pt" style:font-name-complex="Arial1" style:font-size-complex="11pt"/>
    </style:style>
    <style:style style:name="Предисловие" style:family="paragraph" style:parent-style-name="Standard" style:master-page-name="Right_20_Page">
      <style:paragraph-properties fo:margin-top="8.47mm" fo:margin-bottom="6.35mm" style:contextual-spacing="false" style:page-number="auto" fo:break-before="auto" fo:break-after="auto" fo:padding-left="0mm" fo:padding-right="0mm" fo:padding-top="0mm" fo:padding-bottom="0.35mm" fo:border="none" style:shadow="none">
        <style:tab-stops>
          <style:tab-stop style:position="72.39mm"/>
        </style:tab-stops>
      </style:paragraph-properties>
      <style:text-properties fo:font-size="36pt" fo:font-style="italic" fo:font-weight="bold" style:font-size-asian="36pt" style:font-style-asian="italic" style:font-weight-asian="bold" style:font-size-complex="36pt"/>
    </style:style>
    <style:style style:name="Header" style:family="paragraph" style:parent-style-name="Standard" style:class="extra">
      <style:paragraph-properties fo:text-align="center" style:justify-single-word="false" fo:padding-left="0mm" fo:padding-right="0mm" fo:padding-top="0mm" fo:padding-bottom="0.35mm" fo:border-left="none" fo:border-right="none" fo:border-top="none" fo:border-bottom="0.51pt solid #000000">
        <style:tab-stops>
          <style:tab-stop style:position="82.5mm" style:type="center"/>
          <style:tab-stop style:position="165.01mm" style:type="right"/>
        </style:tab-stops>
      </style:paragraph-properties>
      <style:text-properties style:font-name="Arial1" fo:font-size="10pt" style:font-size-asian="10pt" style:font-name-complex="Arial1"/>
    </style:style>
    <style:style style:name="Footer" style:family="paragraph" style:parent-style-name="Standard" style:class="extra">
      <style:paragraph-properties fo:margin-left="0mm" fo:margin-right="0.09mm" fo:margin-top="4.23mm" fo:margin-bottom="0mm" style:contextual-spacing="false" fo:text-align="center" style:justify-single-word="false" fo:text-indent="0mm" style:auto-text-indent="false" fo:padding-left="0mm" fo:padding-right="0mm" fo:padding-top="0.35mm" fo:padding-bottom="0mm" fo:border-left="none" fo:border-right="none" fo:border-top="0.51pt solid #000000" fo:border-bottom="none">
        <style:tab-stops>
          <style:tab-stop style:position="82.5mm" style:type="center"/>
          <style:tab-stop style:position="165.01mm" style:type="right"/>
        </style:tab-stops>
      </style:paragraph-properties>
      <style:text-properties style:font-name="Arial1" fo:font-size="10pt" style:font-size-asian="10pt" style:font-name-complex="Arial1"/>
    </style:style>
    <style:style style:name="Текст_20_абазца" style:display-name="Текст абазца" style:family="paragraph" style:parent-style-name="Standard" style:master-page-name="">
      <style:paragraph-properties fo:margin-left="0mm" fo:margin-right="0mm" fo:margin-top="2.12mm" fo:margin-bottom="2.12mm" style:contextual-spacing="false" fo:line-height="130%" fo:text-align="justify" style:justify-single-word="false" fo:text-indent="15.01mm" style:auto-text-indent="false" style:page-number="auto"/>
    </style:style>
    <style:style style:name="Название_20_главы" style:display-name="Название главы" style:family="paragraph" style:parent-style-name="Heading_20_1" style:default-outline-level="" style:list-style-name="">
      <style:paragraph-properties fo:margin-left="50.27mm" fo:margin-right="0mm" fo:text-indent="0mm" style:auto-text-indent="false"/>
      <style:text-properties style:font-name="Times New Roman" fo:font-size="36pt" fo:font-style="normal" style:font-size-asian="36pt" style:font-style-asian="normal" style:font-name-complex="Times New Roman" style:font-style-complex="normal"/>
    </style:style>
    <style:style style:name="Марк._20_список" style:display-name="Марк. список" style:family="paragraph" style:parent-style-name="Текст_20_абазца" style:list-style-name="WW8Num4" style:master-page-name="">
      <style:paragraph-properties fo:margin-left="27.15mm" fo:margin-right="0mm" fo:margin-top="1.06mm" fo:margin-bottom="1.06mm" style:contextual-spacing="false" fo:line-height="100%" fo:text-indent="-7.25mm" style:auto-text-indent="false" style:page-number="auto" fo:keep-with-next="always">
        <style:tab-stops>
          <style:tab-stop style:position="27.15mm"/>
        </style:tab-stops>
      </style:paragraph-properties>
      <style:text-properties style:font-name="Arial1" fo:font-size="10pt" style:font-size-asian="10pt" style:font-name-complex="Arial1"/>
    </style:style>
    <style:style style:name="Footnote" style:family="paragraph" style:parent-style-name="Standard" style:class="extra">
      <style:text-properties fo:font-size="10pt" style:font-size-asian="10pt" style:font-size-complex="10pt"/>
    </style:style>
    <style:style style:name="Разделитель" style:family="paragraph" style:parent-style-name="Текст_20_абазца">
      <style:paragraph-properties fo:margin-left="0mm" fo:margin-right="0mm" fo:margin-top="12.7mm" fo:margin-bottom="4.23mm" style:contextual-spacing="false" fo:text-align="center" style:justify-single-word="false" fo:text-indent="0mm" style:auto-text-indent="false" fo:keep-with-next="always"/>
    </style:style>
    <style:style style:name="Эпиграф" style:family="paragraph" style:parent-style-name="Текст_20_абазца">
      <style:paragraph-properties fo:margin-left="71.38mm" fo:margin-right="15.2mm" fo:line-height="100%" fo:text-indent="0mm" style:auto-text-indent="false">
        <style:tab-stops>
          <style:tab-stop style:position="71.38mm"/>
        </style:tab-stops>
      </style:paragraph-properties>
      <style:text-properties fo:font-size="11pt" fo:font-style="italic" style:font-size-asian="11pt" style:font-style-asian="italic" style:font-style-complex="italic"/>
    </style:style>
    <style:style style:name="Исходный_20_код" style:display-name="Исходный код" style:family="paragraph" style:parent-style-name="Standard" style:list-style-name="WW8Num5">
      <style:paragraph-properties fo:margin-left="-8.82mm" fo:margin-right="-9.08mm" fo:hyphenation-ladder-count="no-limit" fo:text-indent="0mm" style:auto-text-indent="false" fo:background-color="#f3f3f3" style:border-line-width-left="0.02mm 0.35mm 0.02mm" style:border-line-width-right="0.02mm 0.35mm 0.02mm" fo:padding-left="3.53mm" fo:padding-right="3.53mm" fo:padding-top="0mm" fo:padding-bottom="0mm" fo:border-left="1.11pt double #000000" fo:border-right="1.11pt double #000000" fo:border-top="none" fo:border-bottom="none" style:shadow="none" fo:keep-with-next="always">
        <style:tab-stops>
          <style:tab-stop style:position="5.29mm"/>
        </style:tab-stops>
        <style:background-image/>
      </style:paragraph-properties>
      <style:text-properties style:font-name="Courier New" fo:font-size="9pt" fo:language="en" fo:country="US" style:font-size-asian="9pt" style:font-name-complex="Courier New" fo:hyphenate="false" fo:hyphenation-remain-char-count="2" fo:hyphenation-push-char-count="2"/>
    </style:style>
    <style:style style:name="Название_20_объекта" style:display-name="Название объекта" style:family="paragraph" style:parent-style-name="Standard" style:next-style-name="Standard">
      <style:paragraph-properties fo:margin-left="0.18mm" fo:margin-right="0mm" fo:margin-top="2.1mm" fo:margin-bottom="6.1mm" style:contextual-spacing="false" fo:text-align="center" style:justify-single-word="false" fo:text-indent="0mm" style:auto-text-indent="false"/>
      <style:text-properties fo:font-size="10pt" fo:font-weight="bold" style:font-size-asian="10pt" style:font-weight-asian="bold" style:font-size-complex="10pt" style:font-weight-complex="bold"/>
    </style:style>
    <style:style style:name="Текст_20_таблицы" style:display-name="Текст таблицы" style:family="paragraph" style:parent-style-name="Текст_20_абазца">
      <style:paragraph-properties fo:margin-left="0.05mm" fo:margin-right="0mm" fo:margin-top="0mm" fo:margin-bottom="0mm" style:contextual-spacing="false" fo:line-height="100%" fo:text-align="justify" style:justify-single-word="false" fo:text-indent="0mm" style:auto-text-indent="false"/>
      <style:text-properties style:font-name="Arial2" fo:font-size="10pt" fo:language="ru" fo:country="RU" style:font-size-asian="10pt"/>
    </style:style>
    <style:style style:name="Замечание_20_Текст" style:display-name="Замечание Текст" style:family="paragraph" style:parent-style-name="Текст_20_абазца">
      <style:paragraph-properties fo:margin-left="20.11mm" fo:margin-right="9.24mm" fo:line-height="120%" fo:text-indent="0mm" style:auto-text-indent="false" fo:padding="0mm" fo:border="none" style:shadow="none"/>
      <style:text-properties style:font-name="Arial1" fo:font-size="10pt" fo:font-weight="bold" style:font-size-asian="10pt" style:font-weight-asian="bold" style:font-name-complex="Arial1" style:font-weight-complex="bold"/>
    </style:style>
    <style:style style:name="Нум._20_список" style:display-name="Нум. список" style:family="paragraph" style:parent-style-name="Текст_20_абазца" style:list-style-name="WW8Num8">
      <style:paragraph-properties fo:line-height="100%"/>
      <style:text-properties style:font-name="Arial1" fo:font-size="10pt" style:font-size-asian="10pt" style:font-name-complex="Arial1"/>
    </style:style>
    <style:style style:name="Contents_20_2" style:display-name="Contents 2" style:family="paragraph" style:parent-style-name="Standard" style:next-style-name="Standard" style:auto-update="true" style:class="index">
      <style:paragraph-properties fo:margin-left="4.23mm" fo:margin-right="0mm" fo:text-indent="0mm" style:auto-text-indent="false" fo:background-color="transparent">
        <style:background-image/>
      </style:paragraph-properties>
      <style:text-properties fo:font-variant="normal" fo:text-transform="none" fo:color="#000000" fo:font-size="10pt" style:font-size-asian="10pt" style:font-size-complex="10pt"/>
    </style:style>
    <style:style style:name="Contents_20_1" style:display-name="Contents 1" style:family="paragraph" style:parent-style-name="Standard" style:next-style-name="Standard" style:class="index">
      <style:paragraph-properties fo:margin-top="2.12mm" fo:margin-bottom="2.12mm" style:contextual-spacing="false"/>
      <style:text-properties fo:text-transform="uppercase" fo:color="#000000"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8.47mm" fo:margin-right="0mm" fo:text-indent="0mm" style:auto-text-indent="false"/>
      <style:text-properties fo:color="#000000"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mm" fo:margin-right="0mm" fo:text-indent="0mm" style:auto-text-indent="false"/>
      <style:text-properties fo:color="#000000" fo:font-size="9pt" style:font-size-asian="9pt" style:font-size-complex="9pt"/>
    </style:style>
    <style:style style:name="Contents_20_5" style:display-name="Contents 5" style:family="paragraph" style:parent-style-name="Standard" style:next-style-name="Standard" style:class="index">
      <style:paragraph-properties fo:margin-left="16.93mm" fo:margin-right="0mm" fo:text-indent="0m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mm" fo:margin-right="0mm" fo:text-indent="0m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mm" fo:margin-right="0mm" fo:text-indent="0m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mm" fo:margin-right="0mm" fo:text-indent="0m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mm" fo:margin-right="0mm" fo:text-indent="0mm" style:auto-text-indent="false"/>
      <style:text-properties fo:font-size="9pt" style:font-size-asian="9pt" style:font-size-complex="9pt"/>
    </style:style>
    <style:style style:name="Перечень_20_рисунков" style:display-name="Перечень рисунков" style:family="paragraph" style:parent-style-name="Standard" style:next-style-name="Standard">
      <style:paragraph-properties fo:margin-left="8.5mm" fo:margin-right="0mm" fo:margin-top="2.12mm" fo:margin-bottom="2.12mm" style:contextual-spacing="false" fo:text-indent="-8.5mm" style:auto-text-indent="false">
        <style:tab-stops>
          <style:tab-stop style:position="159.83mm" style:type="right" style:leader-style="dotted" style:leader-text="."/>
        </style:tab-stops>
      </style:paragraph-properties>
      <style:text-properties fo:language="zxx" fo:country="none" fo:font-weight="bold" style:language-asian="zxx" style:country-asian="none" style:font-weight-asian="bold" style:font-weight-complex="bold"/>
    </style:style>
    <style:style style:name="Index_20_1" style:display-name="Index 1" style:family="paragraph" style:parent-style-name="Standard" style:next-style-name="Standard" style:class="index">
      <style:paragraph-properties fo:margin-left="4.23mm" fo:margin-right="0mm" fo:text-indent="-4.23mm" style:auto-text-indent="false"/>
    </style:style>
    <style:style style:name="Index_20_2" style:display-name="Index 2" style:family="paragraph" style:parent-style-name="Standard" style:next-style-name="Standard" style:class="index">
      <style:paragraph-properties fo:margin-left="8.47mm" fo:margin-right="0mm" fo:text-indent="-4.23mm" style:auto-text-indent="false"/>
    </style:style>
    <style:style style:name="Index_20_3" style:display-name="Index 3" style:family="paragraph" style:parent-style-name="Standard" style:next-style-name="Standard" style:class="index">
      <style:paragraph-properties fo:margin-left="12.7mm" fo:margin-right="0mm" fo:text-indent="-4.23mm" style:auto-text-indent="false"/>
    </style:style>
    <style:style style:name="Указатель_20_4" style:display-name="Указатель 4" style:family="paragraph" style:parent-style-name="Standard" style:next-style-name="Standard">
      <style:paragraph-properties fo:margin-left="16.93mm" fo:margin-right="0mm" fo:text-indent="-4.23mm" style:auto-text-indent="false"/>
    </style:style>
    <style:style style:name="Указатель_20_5" style:display-name="Указатель 5" style:family="paragraph" style:parent-style-name="Standard" style:next-style-name="Standard">
      <style:paragraph-properties fo:margin-left="21.17mm" fo:margin-right="0mm" fo:text-indent="-4.23mm" style:auto-text-indent="false"/>
    </style:style>
    <style:style style:name="Указатель_20_6" style:display-name="Указатель 6" style:family="paragraph" style:parent-style-name="Standard" style:next-style-name="Standard">
      <style:paragraph-properties fo:margin-left="25.4mm" fo:margin-right="0mm" fo:text-indent="-4.23mm" style:auto-text-indent="false"/>
    </style:style>
    <style:style style:name="Указатель_20_7" style:display-name="Указатель 7" style:family="paragraph" style:parent-style-name="Standard" style:next-style-name="Standard">
      <style:paragraph-properties fo:margin-left="29.63mm" fo:margin-right="0mm" fo:text-indent="-4.23mm" style:auto-text-indent="false"/>
    </style:style>
    <style:style style:name="Указатель_20_8" style:display-name="Указатель 8" style:family="paragraph" style:parent-style-name="Standard" style:next-style-name="Standard">
      <style:paragraph-properties fo:margin-left="33.87mm" fo:margin-right="0mm" fo:text-indent="-4.23mm" style:auto-text-indent="false"/>
    </style:style>
    <style:style style:name="Указатель_20_9" style:display-name="Указатель 9" style:family="paragraph" style:parent-style-name="Standard" style:next-style-name="Standard">
      <style:paragraph-properties fo:margin-left="38.1mm" fo:margin-right="0mm" fo:text-indent="-4.23mm" style:auto-text-indent="false"/>
    </style:style>
    <style:style style:name="Index_20_Heading" style:display-name="Index Heading" style:family="paragraph" style:parent-style-name="Standard" style:next-style-name="Index_20_1" style:class="index"/>
    <style:style style:name="Обычный_20__28_веб_29_" style:display-name="Обычный (веб)" style:family="paragraph" style:parent-style-name="Standard">
      <style:paragraph-properties fo:margin-top="1.06mm" fo:margin-bottom="1.06mm" style:contextual-spacing="false"/>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Эпиграф-подпись" style:family="paragraph" style:parent-style-name="Эпиграф">
      <style:paragraph-properties fo:text-align="end" style:justify-single-word="false"/>
      <style:text-properties style:font-size-complex="10pt"/>
    </style:style>
    <style:style style:name="Описание_20_функций-членов" style:display-name="Описание функций-членов" style:family="paragraph" style:parent-style-name="Нум._20_список" style:list-style-name="WW8Num7"/>
    <style:style style:name="Нум.Список_20_таблицы" style:display-name="Нум.Список таблицы" style:family="paragraph" style:parent-style-name="Текст_20_абазца" style:list-style-name="WW8Num6">
      <style:paragraph-properties fo:margin-left="6.84mm" fo:margin-right="0mm" fo:text-indent="15.01mm" style:auto-text-indent="false">
        <style:tab-stops>
          <style:tab-stop style:position="6.84mm"/>
        </style:tab-stops>
      </style:paragraph-properties>
      <style:text-properties style:font-name="Arial1" fo:font-size="10pt" style:font-size-asian="10pt" style:font-name-complex="Arial1" style:font-size-complex="10pt"/>
    </style:style>
    <style:style style:name="Разделитель_20__22_звездочки_22_" style:display-name="Разделитель &quot;звездочки&quot;" style:family="paragraph" style:parent-style-name="Текст_20_абазца" style:auto-update="true">
      <style:paragraph-properties fo:margin-left="0mm" fo:margin-right="0mm" fo:margin-top="8.47mm" fo:margin-bottom="2.12mm" style:contextual-spacing="false" fo:text-align="center" style:justify-single-word="false" fo:text-indent="0mm" style:auto-text-indent="false" fo:keep-with-next="always"/>
    </style:style>
    <style:style style:name="Приложение" style:family="paragraph" style:parent-style-name="Предисловие" style:next-style-name="Текст_20_абазца" style:default-outline-level="1" style:list-style-name="WW8Num3">
      <style:paragraph-properties fo:text-align="end" style:justify-single-word="false" fo:hyphenation-ladder-count="no-limit" fo:keep-with-next="always">
        <style:tab-stops>
          <style:tab-stop style:position="149.81mm"/>
        </style:tab-stops>
      </style:paragraph-properties>
      <style:text-properties fo:hyphenate="false" fo:hyphenation-remain-char-count="2" fo:hyphenation-push-char-count="2"/>
    </style:style>
    <style:style style:name="Прил-е" style:family="paragraph" style:parent-style-name="Приложение" style:next-style-name="Текст_20_абазца" style:list-style-name="WW8Num1"/>
    <style:style style:name="Продолжение_20_списка_20_2" style:display-name="Продолжение списка 2" style:family="paragraph" style:parent-style-name="Standard">
      <style:paragraph-properties fo:margin-left="9.98mm" fo:margin-right="0mm" fo:margin-top="0mm" fo:margin-bottom="2.12mm" style:contextual-spacing="false" fo:text-indent="0mm" style:auto-text-indent="false"/>
    </style:style>
    <style:style style:name="Продолжение_20_списка_20_3" style:display-name="Продолжение списка 3" style:family="paragraph" style:parent-style-name="Standard">
      <style:paragraph-properties fo:margin-left="14.98mm" fo:margin-right="0mm" fo:margin-top="0mm" fo:margin-bottom="2.12mm" style:contextual-spacing="false" fo:text-indent="0mm" style:auto-text-indent="false"/>
    </style:style>
    <style:style style:name="Прил.Заг2" style:family="paragraph" style:parent-style-name="Standard" style:next-style-name="Прил.Заг3" style:default-outline-level="2" style:list-style-name="WW8Num3" style:master-page-name="">
      <style:paragraph-properties fo:margin-left="32.17mm" fo:margin-right="0mm" fo:margin-top="6mm" fo:margin-bottom="6mm" style:contextual-spacing="false" fo:hyphenation-ladder-count="no-limit" fo:text-indent="-19.47mm" style:auto-text-indent="false" style:page-number="auto" fo:keep-with-next="always"/>
      <style:text-properties style:font-name="Arial1" fo:font-size="20pt" fo:font-weight="bold" style:font-size-asian="20pt" style:font-weight-asian="bold" style:font-name-complex="Arial1" style:font-size-complex="20pt" fo:hyphenate="false" fo:hyphenation-remain-char-count="2" fo:hyphenation-push-char-count="2"/>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Header_20_left" style:display-name="Header left" style:family="paragraph" style:parent-style-name="Standard" style:class="extra">
      <style:paragraph-properties text:number-lines="false" text:line-number="0">
        <style:tab-stops>
          <style:tab-stop style:position="75mm" style:type="center"/>
          <style:tab-stop style:position="150mm" style:type="right"/>
        </style:tab-stops>
      </style:paragraph-properties>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35mm 0.02mm" fo:padding="0mm" fo:border-left="none" fo:border-right="none" fo:border-top="none" fo:border-bottom="1.11pt double #808080" text:number-lines="false" text:line-number="0" style:join-border="false"/>
      <style:text-properties fo:font-size="6pt" style:font-size-asian="6pt" style:font-size-complex="6pt"/>
    </style:style>
    <style:style style:name="Листинг" style:family="paragraph" style:parent-style-name="Текст_20_абазца" style:class="text">
      <style:text-properties style:font-name="Courier New1" fo:font-weight="bold" style:font-weight-asian="bold" style:font-weight-complex="bold"/>
    </style:style>
    <style:style style:name="Замечание_20_Top" style:display-name="Замечание Top" style:family="paragraph" style:parent-style-name="Замечание_20_Текст" style:next-style-name="Замечание_20_Текст" style:master-page-name="">
      <style:paragraph-properties fo:margin-top="7.11mm" fo:margin-bottom="2.1mm" style:contextual-spacing="false" fo:orphans="4" fo:widows="4" style:page-number="auto" fo:padding="0mm" fo:border-left="none" fo:border-right="none" fo:border-top="0.99pt solid #000000" fo:border-bottom="none"/>
    </style:style>
    <style:style style:name="Замечание_20_Bottom" style:display-name="Замечание Bottom" style:family="paragraph" style:parent-style-name="Замечание_20_Текст" style:next-style-name="Текст_20_абазца">
      <style:paragraph-properties fo:margin-top="2.1mm" fo:margin-bottom="7.11mm" style:contextual-spacing="false" fo:padding="0mm" fo:border-left="none" fo:border-right="none" fo:border-top="none" fo:border-bottom="0.99pt solid #000000"/>
    </style:style>
    <style:style style:name="Заммечание" style:family="paragraph" style:parent-style-name="Замечание_20_Текст" style:next-style-name="Текст_20_абазца">
      <style:paragraph-properties fo:margin-top="11.09mm" fo:margin-bottom="11.09mm" style:contextual-spacing="false" fo:padding="0.49mm" fo:border-left="none" fo:border-right="none" fo:border-top="0.99pt solid #000000" fo:border-bottom="0.99pt solid #000000"/>
    </style:style>
    <style:style style:name="Текст_20_абзаца_20_Продолжение" style:display-name="Текст абзаца Продолжение" style:family="paragraph" style:parent-style-name="Текст_20_абазца" style:next-style-name="Текст_20_абазца">
      <style:paragraph-properties fo:margin-left="0mm" fo:margin-right="0mm" fo:margin-top="5.1mm" fo:margin-bottom="2.1mm" style:contextual-spacing="false" fo:text-indent="0mm" style:auto-text-indent="false"/>
    </style:style>
    <style:style style:name="Numbering_20_1" style:display-name="Numbering 1" style:family="paragraph" style:parent-style-name="List" style:class="list">
      <style:paragraph-properties fo:margin-left="6.35mm" fo:margin-right="0mm" fo:margin-top="0mm" fo:margin-bottom="2.12mm" style:contextual-spacing="false" fo:text-indent="-6.35mm" style:auto-text-indent="false"/>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List_20_1_20_Start" style:display-name="List 1 Start" style:family="paragraph" style:parent-style-name="List" style:class="list">
      <style:paragraph-properties fo:margin-left="6.35mm" fo:margin-right="0mm" fo:margin-top="4.23mm" fo:margin-bottom="2.12mm" style:contextual-spacing="false" fo:text-indent="-6.35mm" style:auto-text-indent="false"/>
    </style:style>
    <style:style style:name="List_20_1" style:display-name="List 1" style:family="paragraph" style:parent-style-name="List" style:class="list">
      <style:paragraph-properties fo:margin-left="6.35mm" fo:margin-right="0mm" fo:margin-top="0mm" fo:margin-bottom="2.12mm" style:contextual-spacing="false" fo:text-indent="-6.35mm" style:auto-text-indent="false"/>
    </style:style>
    <style:style style:name="Текст_20_глоссария" style:display-name="Текст глоссария" style:family="paragraph" style:parent-style-name="Текст_20_абазца" style:master-page-name="">
      <style:paragraph-properties fo:margin-left="14.85mm" fo:margin-right="0mm" fo:widows="3" fo:text-indent="0mm" style:auto-text-indent="false" style:page-number="auto"/>
    </style:style>
    <style:style style:name="Имя_20_элемента_20_глоссария" style:display-name="Имя элемента глоссария" style:family="paragraph" style:parent-style-name="Текст_20_абазца" style:next-style-name="Текст_20_глоссария" style:class="text" style:master-page-name="">
      <style:paragraph-properties fo:margin-left="0mm" fo:margin-right="0mm" fo:margin-top="4.09mm" fo:margin-bottom="2.1mm" style:contextual-spacing="false" fo:text-indent="0mm" style:auto-text-indent="false" style:page-number="auto" fo:keep-with-next="always"/>
      <style:text-properties style:font-name="Arial3" fo:font-weight="bold"/>
    </style:style>
    <style:style style:name="Preformatted_20_Text" style:display-name="Preformatted Text" style:family="paragraph" style:parent-style-name="Standard" style:class="html">
      <style:paragraph-properties fo:margin-top="0mm" fo:margin-bottom="0mm" style:contextual-spacing="false"/>
      <style:text-properties style:font-name="Courier New1" fo:font-size="10pt" style:font-name-asian="Courier New1" style:font-size-asian="10pt" style:font-name-complex="Courier New1" style:font-size-complex="10pt"/>
    </style:style>
    <style:style style:name="Прил.Заг3" style:family="paragraph" style:parent-style-name="Heading_20_3" style:next-style-name="Текст_20_абазца" style:default-outline-level="3" style:list-style-name="WW8Num3">
      <style:paragraph-properties>
        <style:tab-stops>
          <style:tab-stop style:position="10mm"/>
          <style:tab-stop style:position="28.15mm"/>
          <style:tab-stop style:position="35.72mm"/>
        </style:tab-stops>
      </style:paragraph-properties>
    </style:style>
    <style:style style:name="Прил.Заг4" style:family="paragraph" style:parent-style-name="Прил.Заг3" style:next-style-name="Текст_20_абазца">
      <style:paragraph-properties>
        <style:tab-stops>
          <style:tab-stop style:position="10mm"/>
          <style:tab-stop style:position="28.15mm"/>
          <style:tab-stop style:position="34.64mm"/>
          <style:tab-stop style:position="45.95mm"/>
        </style:tab-stops>
      </style:paragraph-properties>
      <style:text-properties style:font-name="Times New Roman" style:text-underline-style="solid" style:text-underline-width="auto" style:text-underline-color="font-color"/>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WW8Num4z0" style:family="text">
      <style:text-properties style:font-name="Symbol"/>
    </style:style>
    <style:style style:name="WW8Num4z5" style:family="text">
      <style:text-properties style:font-name="Wingdings"/>
    </style:style>
    <style:style style:name="WW8Num4z7" style:family="text">
      <style:text-properties style:font-name="Courier New"/>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Footnote_20_Symbol" style:display-name="Footnote Symbol" style:family="text" style:parent-style-name="Основной_20_шрифт_20_абзаца">
      <style:text-properties style:text-position="super 58%"/>
    </style:style>
    <style:style style:name="Internet_20_link" style:display-name="Internet link" style:family="text" style:parent-style-name="Основной_20_шрифт_20_абзаца">
      <style:text-properties style:use-window-font-color="true" style:text-underline-style="solid" style:text-underline-width="auto" style:text-underline-color="font-color" style:font-size-asian="10.5pt"/>
    </style:style>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Мнемоника" style:family="text" style:parent-style-name="Основной_20_шрифт_20_абзаца">
      <style:text-properties style:font-name="Courier New" fo:font-size="10pt" fo:language="en" fo:country="US" fo:font-weight="bold" style:font-size-asian="10.5pt" style:font-weight-asian="bold" style:font-name-complex="Courier New" style:font-size-complex="10pt" style:font-weight-complex="bold"/>
    </style:style>
    <style:style style:name="НазваниеОбъекта" style:family="text" style:parent-style-name="Основной_20_шрифт_20_абзаца">
      <style:text-properties style:font-name="Times New Roman" fo:font-size="10pt" fo:font-weight="bold" style:font-size-asian="10pt" style:font-weight-asian="bold"/>
    </style:style>
    <style:style style:name="Элемент_20_предметного_20_указателя" style:display-name="Элемент предметного указателя" style:family="text" style:parent-style-name="Основной_20_шрифт_20_абзаца">
      <style:text-properties style:font-name="Times New Roman" fo:font-size="12pt" style:font-size-asian="12pt"/>
    </style:style>
    <style:style style:name="Мнемоника_20_в_20_эл-тах_20_предметного_20_указателя" style:display-name="Мнемоника в эл-тах предметного указателя" style:family="text" style:parent-style-name="Основной_20_шрифт_20_абзаца">
      <style:text-properties style:font-name="Courier New" fo:font-size="8pt" style:font-size-asian="8pt"/>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абазца_20_Знак" style:display-name="Текст абазца Знак" style:family="text" style:parent-style-name="Основной_20_шрифт_20_абзаца">
      <style:text-properties fo:font-size="12pt" fo:language="ru" fo:country="RU" style:font-size-asian="12pt" style:font-size-complex="12pt" style:language-complex="ar" style:country-complex="SA"/>
    </style:style>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Ссылка_20_на_20_название" style:display-name="Ссылка на название" style:family="text">
      <style:text-properties style:use-window-font-color="true" style:font-name="Times New Roman" fo:font-size="10pt" fo:font-weight="bold" style:font-name-asian="Times New Roman" style:font-size-asian="10pt" style:font-weight-asian="bold" style:font-name-complex="Times New Roman" style:font-size-complex="10pt" style:language-complex="ar" style:country-complex="SA" style:font-weight-complex="bold"/>
    </style:style>
    <style:style style:name="Index_20_Link" style:display-name="Index Link" style:family="text"/>
    <style:style style:name="Имя_20_собственное" style:display-name="Имя собственное" style:family="text">
      <style:text-properties style:font-name="Arial1" fo:font-size="11pt" fo:language="en" fo:country="US" fo:font-weight="bold" style:font-size-asian="11pt" style:font-weight-asian="bold" style:font-size-complex="11pt" style:font-weight-complex="bold"/>
    </style:style>
    <style:style style:name="Bullet_20_Symbols" style:display-name="Bullet Symbols" style:family="text">
      <style:text-properties style:font-name="OpenSymbol" style:font-name-asian="OpenSymbol" style:font-name-complex="OpenSymbol"/>
    </style:style>
    <style:style style:name="Текст_20_замечания" style:display-name="Текст замечания" style:family="text">
      <style:text-properties style:use-window-font-color="true" style:font-name="Arial1" fo:font-size="10pt" fo:language="ru" fo:country="RU" fo:font-weight="bold" style:font-name-asian="Times New Roman" style:font-size-asian="10pt" style:font-weight-asian="bold" style:font-name-complex="Times New Roman" style:font-size-complex="10pt" style:language-complex="ar" style:country-complex="SA" style:font-weight-complex="bold"/>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prefix="Глава " style:num-format="1">
        <style:list-level-properties text:list-level-position-and-space-mode="label-alignment">
          <style:list-level-label-alignment text:label-followed-by="listtab" text:list-tab-stop-position="44.45mm" fo:text-indent="-6.35mm" fo:margin-left="6.35m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25.4mm" fo:text-indent="-7.62mm" fo:margin-left="13.97m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44.45mm" fo:text-indent="-8.89mm" fo:margin-left="21.59m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57.15mm" fo:text-indent="-11.43mm" fo:margin-left="30.48m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76.2mm" fo:text-indent="-13.97mm" fo:margin-left="39.37m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mm" fo:text-indent="-16.51mm" fo:margin-left="48.26m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mm" fo:text-indent="-19.05mm" fo:margin-left="57.15m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mm" fo:text-indent="-21.59mm" fo:margin-left="66.04m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139.7mm" fo:text-indent="-25.4mm" fo:margin-left="76.2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8Num1">
      <text:list-level-style-number text:level="1" style:num-prefix="Приложение " style:num-format="1">
        <style:list-level-properties text:list-level-position-and-space-mode="label-alignment">
          <style:list-level-label-alignment text:label-followed-by="listtab" text:list-tab-stop-position="44.45mm" fo:text-indent="-6.35mm" fo:margin-left="6.35m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mm" fo:text-indent="-7.62mm" fo:margin-left="13.97m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4.45mm" fo:text-indent="-8.89mm" fo:margin-left="21.59m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mm" fo:text-indent="-11.43mm" fo:margin-left="30.48m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76.2mm" fo:text-indent="-13.97mm" fo:margin-left="39.37m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mm" fo:text-indent="-16.51mm" fo:margin-left="48.26m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mm" fo:text-indent="-19.05mm" fo:margin-left="57.15m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mm" fo:text-indent="-21.59mm" fo:margin-left="66.04m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9.7mm" fo:text-indent="-25.4mm" fo:margin-left="76.2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list-level-style-number text:level="1" style:num-prefix="Глава " style:num-format="1">
        <style:list-level-properties text:list-level-position-and-space-mode="label-alignment">
          <style:list-level-label-alignment text:label-followed-by="listtab" text:list-tab-stop-position="44.45mm" fo:text-indent="-6.35mm" fo:margin-left="6.35m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mm" fo:text-indent="-7.62mm" fo:margin-left="13.97m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4.45mm" fo:text-indent="-8.89mm" fo:margin-left="21.59m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mm" fo:text-indent="-11.43mm" fo:margin-left="30.48m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76.2mm" fo:text-indent="-13.97mm" fo:margin-left="39.37m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mm" fo:text-indent="-16.51mm" fo:margin-left="48.26m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mm" fo:text-indent="-19.05mm" fo:margin-left="57.15m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mm" fo:text-indent="-21.59mm" fo:margin-left="66.04m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9.7mm" fo:text-indent="-25.4mm" fo:margin-left="76.2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list-level-style-number text:level="1" style:num-prefix="Приложение " style:num-format="A" style:num-letter-sync="true">
        <style:list-level-properties text:list-level-position-and-space-mode="label-alignment">
          <style:list-level-label-alignment text:label-followed-by="listtab" text:list-tab-stop-position="95.25mm" fo:text-indent="-6.35mm" fo:margin-left="12.7m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1.75mm" fo:text-indent="-7.62mm" fo:margin-left="20.32m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50.8mm" fo:text-indent="-8.89mm" fo:margin-left="27.94m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3.5mm" fo:text-indent="-11.43mm" fo:margin-left="36.83m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82.55mm" fo:text-indent="-13.97mm" fo:margin-left="45.72m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mm" fo:text-indent="-16.51mm" fo:margin-left="54.61m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mm" fo:text-indent="-19.05mm" fo:margin-left="63.5m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mm" fo:text-indent="-21.59mm" fo:margin-left="72.39m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46.05mm" fo:text-indent="-25.4mm" fo:margin-left="82.5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 text:consecutive-numbering="true">
      <text:list-level-style-bullet text:level="1" text:style-name="Bullet_20_Symbols" text:bullet-char="">
        <style:list-level-properties text:list-level-position-and-space-mode="label-alignment">
          <style:list-level-label-alignment text:label-followed-by="listtab" text:list-tab-stop-position="69mm" fo:text-indent="-6.35mm" fo:margin-left="69mm"/>
        </style:list-level-properties>
        <style:text-properties style:font-name="StarSymbol"/>
      </text:list-level-style-bullet>
      <text:list-level-style-bullet text:level="2" text:style-name="Bullet_20_Symbols" style:num-prefix="{" text:bullet-char="">
        <style:list-level-properties text:list-level-position-and-space-mode="label-alignment">
          <style:list-level-label-alignment text:label-followed-by="listtab" text:list-tab-stop-position="94.4mm" fo:margin-left="75.3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94.4mm" fo:text-indent="-6.35mm" fo:margin-left="94.4mm"/>
        </style:list-level-properties>
        <style:text-properties style:font-name="StarSymbol"/>
      </text:list-level-style-bullet>
      <text:list-level-style-bullet text:level="4" text:style-name="Bullet_20_Symbols" style:num-prefix="{" text:bullet-char="">
        <style:list-level-properties text:list-level-position-and-space-mode="label-alignment">
          <style:list-level-label-alignment text:label-followed-by="listtab" text:list-tab-stop-position="29.1mm" fo:margin-left="10.0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19.8mm" fo:text-indent="-6.35mm" fo:margin-left="119.8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32.5mm" fo:text-indent="-6.35mm" fo:margin-left="132.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5.2mm" fo:text-indent="-6.35mm" fo:margin-left="145.2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9mm" fo:text-indent="-6.35mm" fo:margin-left="157.9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0.6mm" fo:text-indent="-6.35mm" fo:margin-left="170.6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WW8Num5" text:consecutive-numbering="true">
      <text:list-level-style-number text:level="1" style:num-prefix="{" style:num-suffix="}" style:num-format="1">
        <style:list-level-properties text:list-level-position-and-space-mode="label-alignment">
          <style:list-level-label-alignment text:label-followed-by="listtab" text:list-tab-stop-position="33.13mm" fo:margin-left="14.08m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9.1mm" fo:text-indent="-6.35mm" fo:margin-left="29.1m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1.8mm" fo:text-indent="-3.18mm" fo:margin-left="41.8mm"/>
        </style:list-level-properties>
      </text:list-level-style-number>
      <text:list-level-style-number text:level="4" style:num-suffix="." style:num-format="1">
        <style:list-level-properties text:list-level-position-and-space-mode="label-alignment">
          <style:list-level-label-alignment text:label-followed-by="listtab" text:list-tab-stop-position="54.5mm" fo:text-indent="-6.35mm" fo:margin-left="54.5m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7.2mm" fo:text-indent="-6.35mm" fo:margin-left="67.2m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9.9mm" fo:text-indent="-3.18mm" fo:margin-left="79.9mm"/>
        </style:list-level-properties>
      </text:list-level-style-number>
      <text:list-level-style-number text:level="7" style:num-suffix="." style:num-format="1">
        <style:list-level-properties text:list-level-position-and-space-mode="label-alignment">
          <style:list-level-label-alignment text:label-followed-by="listtab" text:list-tab-stop-position="92.6mm" fo:text-indent="-6.35mm" fo:margin-left="92.6m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5.3mm" fo:text-indent="-6.35mm" fo:margin-left="105.3m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8mm" fo:text-indent="-3.18mm" fo:margin-left="118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42.23mm" fo:text-indent="-6.35mm" fo:margin-left="42.23m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mm"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mm"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mm"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67.36mm" fo:text-indent="-6.35mm" fo:margin-left="67.36m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25.4mm" fo:margin-left="19.05m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mm"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mm"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mm"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42.23mm" fo:text-indent="-6.35mm" fo:margin-left="42.23m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mm"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mm"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mm"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mm" fo:margin-right="6.35mm" fo:text-indent="6.35mm" style:auto-text-indent="false"/>
    </style:style>
    <style:style style:name="MP3" style:family="paragraph" style:parent-style-name="Footer">
      <style:paragraph-properties fo:margin-left="0mm" fo:margin-right="0mm" fo:margin-top="0mm" fo:margin-bottom="0mm" style:contextual-spacing="false" fo:text-align="start" style:justify-single-word="false" fo:text-indent="0mm" style:auto-text-indent="false" fo:padding="0mm" fo:border="none"/>
      <style:text-properties fo:language="en" fo:country="US"/>
    </style:style>
    <style:style style:name="MP4" style:family="paragraph" style:parent-style-name="Footer">
      <style:paragraph-properties fo:text-align="start" style:justify-single-word="false"/>
    </style:style>
    <style:style style:name="MP5" style:family="paragraph" style:parent-style-name="Header">
      <style:text-properties fo:language="en" fo:country="US"/>
    </style:style>
    <style:style style:name="MP6" style:family="paragraph" style:parent-style-name="Header">
      <style:text-properties fo:language="ru" fo:country="RU"/>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Mpm1" style:page-usage="mirrored">
      <style:page-layout-properties fo:page-width="210.01mm" fo:page-height="297mm" style:num-format="1" style:print-orientation="portrait" fo:margin-top="18.01mm" fo:margin-bottom="18.01mm" fo:margin-left="40.01mm" fo:margin-right="20mm" style:writing-mode="lr-tb" style:layout-grid-color="#c0c0c0" style:layout-grid-lines="41" style:layout-grid-base-height="6.35mm" style:layout-grid-ruby-height="0mm" style:layout-grid-mode="none" style:layout-grid-ruby-below="false" style:layout-grid-print="false" style:layout-grid-display="false" style:layout-grid-base-width="4.23mm" style:layout-grid-snap-to="true" style:layout-grid-snap-to-characters="true" style:footnote-max-height="0mm">
        <style:footnote-sep style:width="0.18mm" style:distance-before-sep="1.01mm" style:distance-after-sep="1.01mm" style:line-style="none" style:adjustment="left" style:rel-width="25%" style:color="#000000"/>
      </style:page-layout-properties>
      <style:header-style>
        <style:header-footer-properties fo:min-height="11.99mm" fo:margin-left="0mm" fo:margin-right="0mm" fo:margin-bottom="11.01mm" style:dynamic-spacing="true"/>
      </style:header-style>
      <style:footer-style>
        <style:header-footer-properties fo:min-height="11.99mm" fo:margin-left="0mm" fo:margin-right="0mm" fo:margin-top="11.01mm" style:dynamic-spacing="true"/>
      </style:footer-style>
    </style:page-layout>
    <style:page-layout style:name="Mpm2" style:page-usage="mirrored">
      <style:page-layout-properties fo:page-width="210.01mm" fo:page-height="297mm" style:num-format="1" style:print-orientation="portrait" fo:margin-top="17.99mm" fo:margin-bottom="18.01mm" fo:margin-left="26.76mm" fo:margin-right="20mm" style:writing-mode="lr-tb" style:layout-grid-color="#c0c0c0" style:layout-grid-lines="39" style:layout-grid-base-height="6.35mm" style:layout-grid-ruby-height="0mm" style:layout-grid-mode="none" style:layout-grid-ruby-below="false" style:layout-grid-print="false" style:layout-grid-display="false" style:layout-grid-base-width="4.23mm" style:layout-grid-snap-to="true" style:layout-grid-snap-to-characters="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4" style:page-usage="mirrored">
      <style:page-layout-properties fo:page-width="210.01mm" fo:page-height="297mm" style:num-format="1" style:print-orientation="portrait" fo:margin-top="17.99mm" fo:margin-bottom="17.99mm" fo:margin-left="40.01mm" fo:margin-right="20mm" fo:border="none" fo:padding="0mm" style:shadow="none"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9.98mm" fo:margin-left="0mm" fo:margin-right="0mm" fo:margin-bottom="4.99mm" style:dynamic-spacing="false"/>
      </style:header-style>
      <style:footer-style>
        <style:header-footer-properties fo:min-height="9.98mm" fo:margin-left="0mm" fo:margin-right="0mm" fo:margin-top="4.99mm" style:dynamic-spacing="false"/>
      </style:footer-style>
    </style:page-layout>
    <style:page-layout style:name="Mpm5" style:page-usage="mirrored">
      <style:page-layout-properties fo:page-width="210.01mm" fo:page-height="297mm" style:num-format="1" style:print-orientation="portrait" fo:margin-top="17.99mm" fo:margin-bottom="17.99mm" fo:margin-left="40.01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9.98mm" fo:margin-left="0mm" fo:margin-right="0mm" fo:margin-bottom="4.99mm" style:dynamic-spacing="false"/>
      </style:header-style>
      <style:footer-style>
        <style:header-footer-properties fo:min-height="9.98mm" fo:margin-left="0mm" fo:margin-right="0mm" fo:margin-top="4.99mm" style:dynamic-spacing="false"/>
      </style:footer-style>
    </style:page-layout>
    <style:page-layout style:name="Mpm6">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usage="mirrored">
      <style:page-layout-properties fo:page-width="210.01mm" fo:page-height="297mm" style:num-format="1" style:print-orientation="portrait" fo:margin-top="17.99mm" fo:margin-bottom="17.99mm" fo:margin-left="40.01mm" fo:margin-right="20mm" fo:border="none" fo:padding="0mm" style:shadow="none" style:writing-mode="lr-tb" style:footnote-max-height="0mm">
        <style:columns fo:column-count="1" fo:column-gap="0mm"/>
        <style:footnote-sep style:width="0.18mm" style:distance-before-sep="1.01mm" style:distance-after-sep="1.01mm" style:line-style="none" style:adjustment="left" style:rel-width="25%" style:color="#000000"/>
      </style:page-layout-properties>
      <style:header-style>
        <style:header-footer-properties fo:min-height="9.98mm" fo:margin-left="0mm" fo:margin-right="0mm" fo:margin-bottom="4.99mm" style:dynamic-spacing="false"/>
      </style:header-style>
      <style:footer-style>
        <style:header-footer-properties fo:min-height="9.98mm" fo:margin-left="0mm" fo:margin-right="0mm" fo:margin-top="4.99m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title>Операционная система реального времени для однокристальных микроконтроллеров</text:title></text:p>
      </style:header>
      <style:header-left style:display="false">
        <text:p text:style-name="Header_20_left"/>
      </style:header-left>
      <style:footer>
        <text:p text:style-name="Footer"/>
        <text:p text:style-name="MP1"><text:page-number text:select-page="current">1</text:page-number></text:p>
      </style:footer>
      <style:footer-left style:display="false">
        <text:p text:style-name="MP2"><draw:frame draw:style-name="Mfr1" draw:name="Врезка9" text:anchor-type="paragraph" svg:x="20.02mm" svg:y="5.13mm" draw:z-index="47"><draw:text-box fo:min-height="3.7mm" fo:min-width="0.41mm"><text:p text:style-name="MP3"/></draw:text-box></draw:frame></text:p>
      </style:footer-left>
    </style:master-page>
    <style:master-page style:name="First_20_Page" style:display-name="First Page" style:page-layout-name="Mpm2" style:next-style-name="Standard"/>
    <style:master-page style:name="HTML" style:page-layout-name="Mpm3"/>
    <style:master-page style:name="Left_20_Page" style:display-name="Left Page" style:page-layout-name="Mpm4" style:next-style-name="Right_20_Page">
      <style:header>
        <text:p text:style-name="Header"><text:chapter text:display="number-and-name" text:outline-level="2"/></text:p>
      </style:header>
      <style:footer>
        <text:p text:style-name="Footer"/>
      </style:footer>
      <style:footer-left style:display="false">
        <text:p text:style-name="MP4"><text:page-number text:select-page="current">116</text:page-number> <text:tab/>29.03.2003 – <text:date style:data-style-name="N36" text:date-value="2015-04-17T18:51:44.91">17.04.2015</text:date></text:p>
      </style:footer-left>
    </style:master-page>
    <style:master-page style:name="Right_20_Page" style:display-name="Right Page" style:page-layout-name="Mpm5" style:next-style-name="Left_20_Page">
      <style:header>
        <text:p text:style-name="Header"><text:chapter text:display="number-and-name" text:outline-level="1"/></text:p>
      </style:header>
      <style:header-left style:display="false">
        <text:p text:style-name="Header_20_left"/>
      </style:header-left>
      <style:footer>
        <text:p text:style-name="MP1">Версия 4 <text:tab/><text:page-number text:select-page="current">115</text:page-number></text:p>
      </style:footer>
      <style:footer-left style:display="false">
        <text:p text:style-name="Footer"/>
      </style:footer-left>
    </style:master-page>
    <style:master-page style:name="Index" style:page-layout-name="Mpm6"/>
    <style:master-page style:name="Правая_20_страница_20_Прил" style:display-name="Правая страница Прил" style:page-layout-name="Mpm5" style:next-style-name="Левая_20_страница_20_Прил">
      <style:header>
        <text:p text:style-name="MP5"><text:chapter text:display="number-and-name" text:outline-level="1">Приложение B​   Вспомогательные средства</text:chapter></text:p>
      </style:header>
      <style:header-left style:display="false">
        <text:p text:style-name="Header_20_left"/>
      </style:header-left>
      <style:footer>
        <text:p text:style-name="MP1">Версия 4 <text:tab/><text:page-number text:select-page="current">133</text:page-number></text:p>
      </style:footer>
      <style:footer-left style:display="false">
        <text:p text:style-name="Footer"/>
      </style:footer-left>
    </style:master-page>
    <style:master-page style:name="Левая_20_страница_20_Прил" style:display-name="Левая страница Прил" style:page-layout-name="Mpm7" style:next-style-name="Правая_20_страница_20_Прил">
      <style:header>
        <text:p text:style-name="MP5"><text:chapter text:display="number-and-name" text:outline-level="2">B.1.Утилита проверки целостности конфигурации системы</text:chapter></text:p>
      </style:header>
      <style:footer>
        <text:p text:style-name="MP1">Версия 4 <text:tab/><text:page-number text:select-page="current">133</text:page-number></text:p>
      </style:footer>
      <style:footer-left style:display="false">
        <text:p text:style-name="MP4"><text:page-number text:select-page="current">134</text:page-number><text:tab/>29.03.2003 – <text:date style:data-style-name="N36" text:date-value="2015-04-17T18:51:44.92">17.04.2015</text:date></text:p>
      </style:footer-left>
    </style:master-page>
    <style:master-page style:name="Правая_20_страница_20_Закл" style:display-name="Правая страница Закл" style:page-layout-name="Mpm5" style:next-style-name="Левая_20_страница_20_Закл">
      <style:header>
        <text:p text:style-name="Header">Заключение</text:p>
      </style:header>
      <style:header-left style:display="false">
        <text:p text:style-name="Header_20_left"/>
      </style:header-left>
      <style:footer>
        <text:p text:style-name="MP1">Версия 4 <text:tab/><text:page-number text:select-page="current">117</text:page-number></text:p>
      </style:footer>
      <style:footer-left style:display="false">
        <text:p text:style-name="Footer"/>
      </style:footer-left>
    </style:master-page>
    <style:master-page style:name="Левая_20_страница_20_Закл" style:display-name="Левая страница Закл" style:page-layout-name="Mpm4" style:next-style-name="Правая_20_страница_20_Закл">
      <style:header>
        <text:p text:style-name="Header">Заключение</text:p>
      </style:header>
      <style:footer>
        <text:p text:style-name="Footer"/>
      </style:footer>
      <style:footer-left style:display="false">
        <text:p text:style-name="MP4"><text:page-number text:select-page="current">118</text:page-number> <text:tab/>29.03.2003 – <text:date style:data-style-name="N36" text:date-value="2015-04-17T18:51:44.92">17.04.2015</text:date></text:p>
      </style:footer-left>
    </style:master-page>
    <style:master-page style:name="Правая_20_страница_20_ПредмУк" style:display-name="Правая страница ПредмУк" style:page-layout-name="Mpm5" style:next-style-name="Левая_20_страница_20_ПредмУк">
      <style:header>
        <text:p text:style-name="Header">Предметный указатель</text:p>
      </style:header>
      <style:header-left style:display="false">
        <text:p text:style-name="Header_20_left"/>
      </style:header-left>
      <style:footer>
        <text:p text:style-name="MP1"><text:tab/><text:page-number text:select-page="current">139</text:page-number></text:p>
      </style:footer>
      <style:footer-left style:display="false">
        <text:p text:style-name="Footer"/>
      </style:footer-left>
    </style:master-page>
    <style:master-page style:name="Левая_20_страница_20_ПредмУк" style:display-name="Левая страница ПредмУк" style:page-layout-name="Mpm7" style:next-style-name="Правая_20_страница_20_ПредмУк">
      <style:header>
        <text:p text:style-name="MP6">Предметный указатель</text:p>
      </style:header>
      <style:footer>
        <text:p text:style-name="MP1">Версия 4 <text:tab/><text:page-number text:select-page="current"/></text:p>
      </style:footer>
      <style:footer-left style:display="false">
        <text:p text:style-name="MP4"><text:page-number text:select-page="current">138</text:page-number><text:tab/>29.03.2003 – <text:date style:data-style-name="N36" text:date-value="2015-04-17T18:51:44.92">17.04.2015</text:dat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Операционная система реального времени для однокристальных микроконтроллеров</dc:title>
    <meta:initial-creator>Harry E. Zhurov</meta:initial-creator>
    <meta:creation-date>2003-03-29T23:14:00</meta:creation-date>
    <dc:date>2015-04-17T18:51:44.86</dc:date>
    <meta:print-date>2011-04-07T19:39:57.20</meta:print-date>
    <meta:editing-cycles>963</meta:editing-cycles>
    <meta:editing-duration>P72DT3H35M22S</meta:editing-duration>
    <meta:generator>LibreOffice/4.0.2.2$Windows_x86 LibreOffice_project/4c82dcdd6efcd48b1d8bba66bfe1989deee49c3</meta:generator>
    <dc:description>Версия 4</dc:description>
    <meta:document-statistic meta:table-count="4" meta:image-count="0" meta:object-count="1" meta:page-count="140" meta:paragraph-count="1961" meta:word-count="30305" meta:character-count="252485" meta:non-whitespace-character-count="205574"/>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row>
        <mrow>
          <mi>N</mi>
          <mi mathvariant="normal">=</mi>
          <mfrac>
            <mrow>
              <msup>
                <mn>2</mn>
                <mn>32</mn>
              </msup>
              <mi mathvariant="normal">−</mi>
              <mn>1</mn>
            </mrow>
            <mn>10000</mn>
          </mfrac>
        </mrow>
        <mi mathvariant="normal">=</mi>
        <mfrac>
          <mn>4294967295</mn>
          <mn>10000</mn>
        </mfrac>
      </mrow>
      <mi mathvariant="normal">=</mi>
      <mn>429496</mn>
    </mrow>
    <annotation encoding="StarMath 5.0">N = {2^32 - 1} over 10000 = 4294967295 over 10000 = 429496
</annotation>
  </semantics>
</math>
</file>